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cking_record_1_20250331_1355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Marker ID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Y (mm)</text:p>
          </table:table-cell>
          <table:table-cell office:value-type="string" calcext:value-type="string">
            <text:p>Z (mm)</text:p>
          </table:table-cell>
          <table:table-cell office:value-type="string" calcext:value-type="string">
            <text:p>Yaw (deg)</text:p>
          </table:table-cell>
          <table:table-cell office:value-type="string" calcext:value-type="string">
            <text:p>Pitch (deg)</text:p>
          </table:table-cell>
          <table:table-cell office:value-type="string" calcext:value-type="string">
            <text:p>Roll (deg)</text:p>
          </table:table-cell>
          <table:table-cell office:value-type="string" calcext:value-type="string">
            <text:p>Marker No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Y 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/>
          <table:table-cell office:value-type="float" office:value="-37.18" calcext:value-type="float">
            <text:p>-37.18</text:p>
          </table:table-cell>
          <table:table-cell office:value-type="float" office:value="85.04" calcext:value-type="float">
            <text:p>85.04</text:p>
          </table:table-cell>
          <table:table-cell office:value-type="float" office:value="636.14" calcext:value-type="float">
            <text:p>636.14</text:p>
          </table:table-cell>
          <table:table-cell office:value-type="float" office:value="-3.63" calcext:value-type="float">
            <text:p>-3.63</text:p>
          </table:table-cell>
          <table:table-cell office:value-type="float" office:value="28.83" calcext:value-type="float">
            <text:p>28.83</text:p>
          </table:table-cell>
          <table:table-cell office:value-type="float" office:value="167.41" calcext:value-type="float">
            <text:p>167.4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/>
          <table:table-cell office:value-type="float" office:value="-36.24" calcext:value-type="float">
            <text:p>-36.24</text:p>
          </table:table-cell>
          <table:table-cell office:value-type="float" office:value="85.08" calcext:value-type="float">
            <text:p>85.08</text:p>
          </table:table-cell>
          <table:table-cell office:value-type="float" office:value="638.64" calcext:value-type="float">
            <text:p>638.64</text:p>
          </table:table-cell>
          <table:table-cell office:value-type="float" office:value="-4.01" calcext:value-type="float">
            <text:p>-4.01</text:p>
          </table:table-cell>
          <table:table-cell office:value-type="float" office:value="29.83" calcext:value-type="float">
            <text:p>29.83</text:p>
          </table:table-cell>
          <table:table-cell office:value-type="float" office:value="167.43" calcext:value-type="float">
            <text:p>167.4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/>
          <table:table-cell office:value-type="float" office:value="-36.85" calcext:value-type="float">
            <text:p>-36.85</text:p>
          </table:table-cell>
          <table:table-cell office:value-type="float" office:value="84.44" calcext:value-type="float">
            <text:p>84.44</text:p>
          </table:table-cell>
          <table:table-cell office:value-type="float" office:value="642.87" calcext:value-type="float">
            <text:p>642.87</text:p>
          </table:table-cell>
          <table:table-cell office:value-type="float" office:value="-4.19" calcext:value-type="float">
            <text:p>-4.19</text:p>
          </table:table-cell>
          <table:table-cell office:value-type="float" office:value="28.35" calcext:value-type="float">
            <text:p>28.35</text:p>
          </table:table-cell>
          <table:table-cell office:value-type="float" office:value="166.59" calcext:value-type="float">
            <text:p>166.5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/>
          <table:table-cell office:value-type="float" office:value="-37.1" calcext:value-type="float">
            <text:p>-37.1</text:p>
          </table:table-cell>
          <table:table-cell office:value-type="float" office:value="82.99" calcext:value-type="float">
            <text:p>82.99</text:p>
          </table:table-cell>
          <table:table-cell office:value-type="float" office:value="643.77" calcext:value-type="float">
            <text:p>643.77</text:p>
          </table:table-cell>
          <table:table-cell office:value-type="float" office:value="-4.25" calcext:value-type="float">
            <text:p>-4.25</text:p>
          </table:table-cell>
          <table:table-cell office:value-type="float" office:value="29.05" calcext:value-type="float">
            <text:p>29.05</text:p>
          </table:table-cell>
          <table:table-cell office:value-type="float" office:value="167.56" calcext:value-type="float">
            <text:p>167.5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/>
          <table:table-cell office:value-type="float" office:value="-36.57" calcext:value-type="float">
            <text:p>-36.57</text:p>
          </table:table-cell>
          <table:table-cell office:value-type="float" office:value="82.63" calcext:value-type="float">
            <text:p>82.63</text:p>
          </table:table-cell>
          <table:table-cell office:value-type="float" office:value="648.83" calcext:value-type="float">
            <text:p>648.83</text:p>
          </table:table-cell>
          <table:table-cell office:value-type="float" office:value="-4.1" calcext:value-type="float">
            <text:p>-4.1</text:p>
          </table:table-cell>
          <table:table-cell office:value-type="float" office:value="28.44" calcext:value-type="float">
            <text:p>28.44</text:p>
          </table:table-cell>
          <table:table-cell office:value-type="float" office:value="167.6" calcext:value-type="float">
            <text:p>167.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/>
          <table:table-cell office:value-type="float" office:value="-35.61" calcext:value-type="float">
            <text:p>-35.61</text:p>
          </table:table-cell>
          <table:table-cell office:value-type="float" office:value="83.06" calcext:value-type="float">
            <text:p>83.06</text:p>
          </table:table-cell>
          <table:table-cell office:value-type="float" office:value="647.69" calcext:value-type="float">
            <text:p>647.69</text:p>
          </table:table-cell>
          <table:table-cell office:value-type="float" office:value="-4.59" calcext:value-type="float">
            <text:p>-4.59</text:p>
          </table:table-cell>
          <table:table-cell office:value-type="float" office:value="28.19" calcext:value-type="float">
            <text:p>28.19</text:p>
          </table:table-cell>
          <table:table-cell office:value-type="float" office:value="166.15" calcext:value-type="float">
            <text:p>166.1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/>
          <table:table-cell office:value-type="float" office:value="-34.26" calcext:value-type="float">
            <text:p>-34.26</text:p>
          </table:table-cell>
          <table:table-cell office:value-type="float" office:value="82.96" calcext:value-type="float">
            <text:p>82.96</text:p>
          </table:table-cell>
          <table:table-cell office:value-type="float" office:value="648.45" calcext:value-type="float">
            <text:p>648.45</text:p>
          </table:table-cell>
          <table:table-cell office:value-type="float" office:value="-4.1" calcext:value-type="float">
            <text:p>-4.1</text:p>
          </table:table-cell>
          <table:table-cell office:value-type="float" office:value="28.27" calcext:value-type="float">
            <text:p>28.27</text:p>
          </table:table-cell>
          <table:table-cell office:value-type="float" office:value="167.04" calcext:value-type="float">
            <text:p>167.0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/>
          <table:table-cell office:value-type="float" office:value="-32.29" calcext:value-type="float">
            <text:p>-32.29</text:p>
          </table:table-cell>
          <table:table-cell office:value-type="float" office:value="82" calcext:value-type="float">
            <text:p>82</text:p>
          </table:table-cell>
          <table:table-cell office:value-type="float" office:value="651.28" calcext:value-type="float">
            <text:p>651.28</text:p>
          </table:table-cell>
          <table:table-cell office:value-type="float" office:value="-4.18" calcext:value-type="float">
            <text:p>-4.18</text:p>
          </table:table-cell>
          <table:table-cell office:value-type="float" office:value="27.58" calcext:value-type="float">
            <text:p>27.58</text:p>
          </table:table-cell>
          <table:table-cell office:value-type="float" office:value="166.98" calcext:value-type="float">
            <text:p>166.9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/>
          <table:table-cell office:value-type="float" office:value="-31.41" calcext:value-type="float">
            <text:p>-31.41</text:p>
          </table:table-cell>
          <table:table-cell office:value-type="float" office:value="82.06" calcext:value-type="float">
            <text:p>82.06</text:p>
          </table:table-cell>
          <table:table-cell office:value-type="float" office:value="651.68" calcext:value-type="float">
            <text:p>651.68</text:p>
          </table:table-cell>
          <table:table-cell office:value-type="float" office:value="-4.07" calcext:value-type="float">
            <text:p>-4.07</text:p>
          </table:table-cell>
          <table:table-cell office:value-type="float" office:value="27.19" calcext:value-type="float">
            <text:p>27.19</text:p>
          </table:table-cell>
          <table:table-cell office:value-type="float" office:value="167.53" calcext:value-type="float">
            <text:p>167.5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/>
          <table:table-cell office:value-type="float" office:value="-28.68" calcext:value-type="float">
            <text:p>-28.68</text:p>
          </table:table-cell>
          <table:table-cell office:value-type="float" office:value="82.35" calcext:value-type="float">
            <text:p>82.35</text:p>
          </table:table-cell>
          <table:table-cell office:value-type="float" office:value="653.44" calcext:value-type="float">
            <text:p>653.44</text:p>
          </table:table-cell>
          <table:table-cell office:value-type="float" office:value="-3.3" calcext:value-type="float">
            <text:p>-3.3</text:p>
          </table:table-cell>
          <table:table-cell office:value-type="float" office:value="27.32" calcext:value-type="float">
            <text:p>27.32</text:p>
          </table:table-cell>
          <table:table-cell office:value-type="float" office:value="167.16" calcext:value-type="float">
            <text:p>167.1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/>
          <table:table-cell office:value-type="float" office:value="-28.34" calcext:value-type="float">
            <text:p>-28.34</text:p>
          </table:table-cell>
          <table:table-cell office:value-type="float" office:value="82.47" calcext:value-type="float">
            <text:p>82.47</text:p>
          </table:table-cell>
          <table:table-cell office:value-type="float" office:value="657.71" calcext:value-type="float">
            <text:p>657.71</text:p>
          </table:table-cell>
          <table:table-cell office:value-type="float" office:value="-2.62" calcext:value-type="float">
            <text:p>-2.62</text:p>
          </table:table-cell>
          <table:table-cell office:value-type="float" office:value="26.3" calcext:value-type="float">
            <text:p>26.3</text:p>
          </table:table-cell>
          <table:table-cell office:value-type="float" office:value="166.63" calcext:value-type="float">
            <text:p>166.6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/>
          <table:table-cell office:value-type="float" office:value="-33.04" calcext:value-type="float">
            <text:p>-33.04</text:p>
          </table:table-cell>
          <table:table-cell office:value-type="float" office:value="79.44" calcext:value-type="float">
            <text:p>79.44</text:p>
          </table:table-cell>
          <table:table-cell office:value-type="float" office:value="655.09" calcext:value-type="float">
            <text:p>655.09</text:p>
          </table:table-cell>
          <table:table-cell office:value-type="float" office:value="-3.61" calcext:value-type="float">
            <text:p>-3.61</text:p>
          </table:table-cell>
          <table:table-cell office:value-type="float" office:value="25.18" calcext:value-type="float">
            <text:p>25.18</text:p>
          </table:table-cell>
          <table:table-cell office:value-type="float" office:value="166.27" calcext:value-type="float">
            <text:p>166.2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/>
          <table:table-cell office:value-type="float" office:value="-43.84" calcext:value-type="float">
            <text:p>-43.84</text:p>
          </table:table-cell>
          <table:table-cell office:value-type="float" office:value="79.04" calcext:value-type="float">
            <text:p>79.04</text:p>
          </table:table-cell>
          <table:table-cell office:value-type="float" office:value="653.5" calcext:value-type="float">
            <text:p>653.5</text:p>
          </table:table-cell>
          <table:table-cell office:value-type="float" office:value="-5.02" calcext:value-type="float">
            <text:p>-5.02</text:p>
          </table:table-cell>
          <table:table-cell office:value-type="float" office:value="28.74" calcext:value-type="float">
            <text:p>28.74</text:p>
          </table:table-cell>
          <table:table-cell office:value-type="float" office:value="167.03" calcext:value-type="float">
            <text:p>167.0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/>
          <table:table-cell office:value-type="float" office:value="-49.77" calcext:value-type="float">
            <text:p>-49.77</text:p>
          </table:table-cell>
          <table:table-cell office:value-type="float" office:value="79.49" calcext:value-type="float">
            <text:p>79.49</text:p>
          </table:table-cell>
          <table:table-cell office:value-type="float" office:value="656.09" calcext:value-type="float">
            <text:p>656.09</text:p>
          </table:table-cell>
          <table:table-cell office:value-type="float" office:value="-4.7" calcext:value-type="float">
            <text:p>-4.7</text:p>
          </table:table-cell>
          <table:table-cell office:value-type="float" office:value="28.3" calcext:value-type="float">
            <text:p>28.3</text:p>
          </table:table-cell>
          <table:table-cell office:value-type="float" office:value="167.16" calcext:value-type="float">
            <text:p>167.1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/>
          <table:table-cell office:value-type="float" office:value="-54.55" calcext:value-type="float">
            <text:p>-54.55</text:p>
          </table:table-cell>
          <table:table-cell office:value-type="float" office:value="80.56" calcext:value-type="float">
            <text:p>80.56</text:p>
          </table:table-cell>
          <table:table-cell office:value-type="float" office:value="658.76" calcext:value-type="float">
            <text:p>658.76</text:p>
          </table:table-cell>
          <table:table-cell office:value-type="float" office:value="-4.96" calcext:value-type="float">
            <text:p>-4.96</text:p>
          </table:table-cell>
          <table:table-cell office:value-type="float" office:value="27.86" calcext:value-type="float">
            <text:p>27.86</text:p>
          </table:table-cell>
          <table:table-cell office:value-type="float" office:value="167.04" calcext:value-type="float">
            <text:p>167.0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/>
          <table:table-cell office:value-type="float" office:value="-57.44" calcext:value-type="float">
            <text:p>-57.44</text:p>
          </table:table-cell>
          <table:table-cell office:value-type="float" office:value="81.29" calcext:value-type="float">
            <text:p>81.29</text:p>
          </table:table-cell>
          <table:table-cell office:value-type="float" office:value="660.45" calcext:value-type="float">
            <text:p>660.45</text:p>
          </table:table-cell>
          <table:table-cell office:value-type="float" office:value="-5.38" calcext:value-type="float">
            <text:p>-5.38</text:p>
          </table:table-cell>
          <table:table-cell office:value-type="float" office:value="28.62" calcext:value-type="float">
            <text:p>28.62</text:p>
          </table:table-cell>
          <table:table-cell office:value-type="float" office:value="166.2" calcext:value-type="float">
            <text:p>166.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/>
          <table:table-cell office:value-type="float" office:value="-69.94" calcext:value-type="float">
            <text:p>-69.94</text:p>
          </table:table-cell>
          <table:table-cell office:value-type="float" office:value="81.43" calcext:value-type="float">
            <text:p>81.43</text:p>
          </table:table-cell>
          <table:table-cell office:value-type="float" office:value="670.87" calcext:value-type="float">
            <text:p>670.87</text:p>
          </table:table-cell>
          <table:table-cell office:value-type="float" office:value="-5.27" calcext:value-type="float">
            <text:p>-5.27</text:p>
          </table:table-cell>
          <table:table-cell office:value-type="float" office:value="27.94" calcext:value-type="float">
            <text:p>27.94</text:p>
          </table:table-cell>
          <table:table-cell office:value-type="float" office:value="166.39" calcext:value-type="float">
            <text:p>166.3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/>
          <table:table-cell office:value-type="float" office:value="-76.76" calcext:value-type="float">
            <text:p>-76.76</text:p>
          </table:table-cell>
          <table:table-cell office:value-type="float" office:value="81.5" calcext:value-type="float">
            <text:p>81.5</text:p>
          </table:table-cell>
          <table:table-cell office:value-type="float" office:value="676.16" calcext:value-type="float">
            <text:p>676.16</text:p>
          </table:table-cell>
          <table:table-cell office:value-type="float" office:value="-5.23" calcext:value-type="float">
            <text:p>-5.23</text:p>
          </table:table-cell>
          <table:table-cell office:value-type="float" office:value="27.56" calcext:value-type="float">
            <text:p>27.56</text:p>
          </table:table-cell>
          <table:table-cell office:value-type="float" office:value="166.42" calcext:value-type="float">
            <text:p>166.4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/>
          <table:table-cell office:value-type="float" office:value="-82.92" calcext:value-type="float">
            <text:p>-82.92</text:p>
          </table:table-cell>
          <table:table-cell office:value-type="float" office:value="82.26" calcext:value-type="float">
            <text:p>82.26</text:p>
          </table:table-cell>
          <table:table-cell office:value-type="float" office:value="680.38" calcext:value-type="float">
            <text:p>680.38</text:p>
          </table:table-cell>
          <table:table-cell office:value-type="float" office:value="-5.1" calcext:value-type="float">
            <text:p>-5.1</text:p>
          </table:table-cell>
          <table:table-cell office:value-type="float" office:value="26.54" calcext:value-type="float">
            <text:p>26.54</text:p>
          </table:table-cell>
          <table:table-cell office:value-type="float" office:value="165.54" calcext:value-type="float">
            <text:p>165.5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/>
          <table:table-cell office:value-type="float" office:value="-91.35" calcext:value-type="float">
            <text:p>-91.35</text:p>
          </table:table-cell>
          <table:table-cell office:value-type="float" office:value="83.47" calcext:value-type="float">
            <text:p>83.47</text:p>
          </table:table-cell>
          <table:table-cell office:value-type="float" office:value="680.89" calcext:value-type="float">
            <text:p>680.89</text:p>
          </table:table-cell>
          <table:table-cell office:value-type="float" office:value="-5.77" calcext:value-type="float">
            <text:p>-5.77</text:p>
          </table:table-cell>
          <table:table-cell office:value-type="float" office:value="26.94" calcext:value-type="float">
            <text:p>26.94</text:p>
          </table:table-cell>
          <table:table-cell office:value-type="float" office:value="166.03" calcext:value-type="float">
            <text:p>166.0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/>
          <table:table-cell office:value-type="float" office:value="-99.42" calcext:value-type="float">
            <text:p>-99.42</text:p>
          </table:table-cell>
          <table:table-cell office:value-type="float" office:value="85.17" calcext:value-type="float">
            <text:p>85.17</text:p>
          </table:table-cell>
          <table:table-cell office:value-type="float" office:value="684.55" calcext:value-type="float">
            <text:p>684.55</text:p>
          </table:table-cell>
          <table:table-cell office:value-type="float" office:value="-6.18" calcext:value-type="float">
            <text:p>-6.18</text:p>
          </table:table-cell>
          <table:table-cell office:value-type="float" office:value="27.01" calcext:value-type="float">
            <text:p>27.01</text:p>
          </table:table-cell>
          <table:table-cell office:value-type="float" office:value="166.75" calcext:value-type="float">
            <text:p>166.7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212" calcext:value-type="float">
            <text:p>1.212</text:p>
          </table:table-cell>
          <table:table-cell/>
          <table:table-cell office:value-type="float" office:value="-105.35" calcext:value-type="float">
            <text:p>-105.35</text:p>
          </table:table-cell>
          <table:table-cell office:value-type="float" office:value="86.46" calcext:value-type="float">
            <text:p>86.46</text:p>
          </table:table-cell>
          <table:table-cell office:value-type="float" office:value="684.15" calcext:value-type="float">
            <text:p>684.15</text:p>
          </table:table-cell>
          <table:table-cell office:value-type="float" office:value="-5.9" calcext:value-type="float">
            <text:p>-5.9</text:p>
          </table:table-cell>
          <table:table-cell office:value-type="float" office:value="28.3" calcext:value-type="float">
            <text:p>28.3</text:p>
          </table:table-cell>
          <table:table-cell office:value-type="float" office:value="166.93" calcext:value-type="float">
            <text:p>166.9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/>
          <table:table-cell office:value-type="float" office:value="-110.1" calcext:value-type="float">
            <text:p>-110.1</text:p>
          </table:table-cell>
          <table:table-cell office:value-type="float" office:value="88.52" calcext:value-type="float">
            <text:p>88.52</text:p>
          </table:table-cell>
          <table:table-cell office:value-type="float" office:value="692.55" calcext:value-type="float">
            <text:p>692.55</text:p>
          </table:table-cell>
          <table:table-cell office:value-type="float" office:value="-6.15" calcext:value-type="float">
            <text:p>-6.15</text:p>
          </table:table-cell>
          <table:table-cell office:value-type="float" office:value="27.85" calcext:value-type="float">
            <text:p>27.85</text:p>
          </table:table-cell>
          <table:table-cell office:value-type="float" office:value="166.46" calcext:value-type="float">
            <text:p>166.4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331" calcext:value-type="float">
            <text:p>1.331</text:p>
          </table:table-cell>
          <table:table-cell/>
          <table:table-cell office:value-type="float" office:value="-113.59" calcext:value-type="float">
            <text:p>-113.59</text:p>
          </table:table-cell>
          <table:table-cell office:value-type="float" office:value="88.84" calcext:value-type="float">
            <text:p>88.84</text:p>
          </table:table-cell>
          <table:table-cell office:value-type="float" office:value="691.45" calcext:value-type="float">
            <text:p>691.45</text:p>
          </table:table-cell>
          <table:table-cell office:value-type="float" office:value="-5.99" calcext:value-type="float">
            <text:p>-5.99</text:p>
          </table:table-cell>
          <table:table-cell office:value-type="float" office:value="26.9" calcext:value-type="float">
            <text:p>26.9</text:p>
          </table:table-cell>
          <table:table-cell office:value-type="float" office:value="165.71" calcext:value-type="float">
            <text:p>165.7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/>
          <table:table-cell office:value-type="float" office:value="-114.26" calcext:value-type="float">
            <text:p>-114.26</text:p>
          </table:table-cell>
          <table:table-cell office:value-type="float" office:value="89.87" calcext:value-type="float">
            <text:p>89.87</text:p>
          </table:table-cell>
          <table:table-cell office:value-type="float" office:value="690.08" calcext:value-type="float">
            <text:p>690.08</text:p>
          </table:table-cell>
          <table:table-cell office:value-type="float" office:value="-5.92" calcext:value-type="float">
            <text:p>-5.92</text:p>
          </table:table-cell>
          <table:table-cell office:value-type="float" office:value="27.78" calcext:value-type="float">
            <text:p>27.78</text:p>
          </table:table-cell>
          <table:table-cell office:value-type="float" office:value="166.92" calcext:value-type="float">
            <text:p>166.9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/>
          <table:table-cell office:value-type="float" office:value="-115.03" calcext:value-type="float">
            <text:p>-115.03</text:p>
          </table:table-cell>
          <table:table-cell office:value-type="float" office:value="90.1" calcext:value-type="float">
            <text:p>90.1</text:p>
          </table:table-cell>
          <table:table-cell office:value-type="float" office:value="690.14" calcext:value-type="float">
            <text:p>690.14</text:p>
          </table:table-cell>
          <table:table-cell office:value-type="float" office:value="-6.31" calcext:value-type="float">
            <text:p>-6.31</text:p>
          </table:table-cell>
          <table:table-cell office:value-type="float" office:value="29.66" calcext:value-type="float">
            <text:p>29.66</text:p>
          </table:table-cell>
          <table:table-cell office:value-type="float" office:value="167.23" calcext:value-type="float">
            <text:p>167.2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/>
          <table:table-cell office:value-type="float" office:value="-114.62" calcext:value-type="float">
            <text:p>-114.62</text:p>
          </table:table-cell>
          <table:table-cell office:value-type="float" office:value="90.67" calcext:value-type="float">
            <text:p>90.67</text:p>
          </table:table-cell>
          <table:table-cell office:value-type="float" office:value="696.24" calcext:value-type="float">
            <text:p>696.24</text:p>
          </table:table-cell>
          <table:table-cell office:value-type="float" office:value="-6.16" calcext:value-type="float">
            <text:p>-6.16</text:p>
          </table:table-cell>
          <table:table-cell office:value-type="float" office:value="28.77" calcext:value-type="float">
            <text:p>28.77</text:p>
          </table:table-cell>
          <table:table-cell office:value-type="float" office:value="167.56" calcext:value-type="float">
            <text:p>167.5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/>
          <table:table-cell office:value-type="float" office:value="-111.92" calcext:value-type="float">
            <text:p>-111.92</text:p>
          </table:table-cell>
          <table:table-cell office:value-type="float" office:value="91.01" calcext:value-type="float">
            <text:p>91.01</text:p>
          </table:table-cell>
          <table:table-cell office:value-type="float" office:value="698.41" calcext:value-type="float">
            <text:p>698.41</text:p>
          </table:table-cell>
          <table:table-cell office:value-type="float" office:value="-5.72" calcext:value-type="float">
            <text:p>-5.72</text:p>
          </table:table-cell>
          <table:table-cell office:value-type="float" office:value="28.03" calcext:value-type="float">
            <text:p>28.03</text:p>
          </table:table-cell>
          <table:table-cell office:value-type="float" office:value="166.38" calcext:value-type="float">
            <text:p>166.3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/>
          <table:table-cell office:value-type="float" office:value="-109.07" calcext:value-type="float">
            <text:p>-109.07</text:p>
          </table:table-cell>
          <table:table-cell office:value-type="float" office:value="91.26" calcext:value-type="float">
            <text:p>91.26</text:p>
          </table:table-cell>
          <table:table-cell office:value-type="float" office:value="694.81" calcext:value-type="float">
            <text:p>694.81</text:p>
          </table:table-cell>
          <table:table-cell office:value-type="float" office:value="-5.51" calcext:value-type="float">
            <text:p>-5.51</text:p>
          </table:table-cell>
          <table:table-cell office:value-type="float" office:value="28.2" calcext:value-type="float">
            <text:p>28.2</text:p>
          </table:table-cell>
          <table:table-cell office:value-type="float" office:value="165.51" calcext:value-type="float">
            <text:p>165.5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/>
          <table:table-cell office:value-type="float" office:value="-109.55" calcext:value-type="float">
            <text:p>-109.55</text:p>
          </table:table-cell>
          <table:table-cell office:value-type="float" office:value="91.99" calcext:value-type="float">
            <text:p>91.99</text:p>
          </table:table-cell>
          <table:table-cell office:value-type="float" office:value="697.88" calcext:value-type="float">
            <text:p>697.88</text:p>
          </table:table-cell>
          <table:table-cell office:value-type="float" office:value="-5.2" calcext:value-type="float">
            <text:p>-5.2</text:p>
          </table:table-cell>
          <table:table-cell office:value-type="float" office:value="27.93" calcext:value-type="float">
            <text:p>27.93</text:p>
          </table:table-cell>
          <table:table-cell office:value-type="float" office:value="165.89" calcext:value-type="float">
            <text:p>165.8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/>
          <table:table-cell office:value-type="float" office:value="-110.37" calcext:value-type="float">
            <text:p>-110.37</text:p>
          </table:table-cell>
          <table:table-cell office:value-type="float" office:value="95.03" calcext:value-type="float">
            <text:p>95.03</text:p>
          </table:table-cell>
          <table:table-cell office:value-type="float" office:value="693.05" calcext:value-type="float">
            <text:p>693.05</text:p>
          </table:table-cell>
          <table:table-cell office:value-type="float" office:value="-5.72" calcext:value-type="float">
            <text:p>-5.72</text:p>
          </table:table-cell>
          <table:table-cell office:value-type="float" office:value="29.84" calcext:value-type="float">
            <text:p>29.84</text:p>
          </table:table-cell>
          <table:table-cell office:value-type="float" office:value="166.5" calcext:value-type="float">
            <text:p>166.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733" calcext:value-type="float">
            <text:p>1.733</text:p>
          </table:table-cell>
          <table:table-cell/>
          <table:table-cell office:value-type="float" office:value="-111.2" calcext:value-type="float">
            <text:p>-111.2</text:p>
          </table:table-cell>
          <table:table-cell office:value-type="float" office:value="96.55" calcext:value-type="float">
            <text:p>96.55</text:p>
          </table:table-cell>
          <table:table-cell office:value-type="float" office:value="696.89" calcext:value-type="float">
            <text:p>696.89</text:p>
          </table:table-cell>
          <table:table-cell office:value-type="float" office:value="-5.13" calcext:value-type="float">
            <text:p>-5.13</text:p>
          </table:table-cell>
          <table:table-cell office:value-type="float" office:value="27.87" calcext:value-type="float">
            <text:p>27.87</text:p>
          </table:table-cell>
          <table:table-cell office:value-type="float" office:value="167.64" calcext:value-type="float">
            <text:p>167.6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/>
          <table:table-cell office:value-type="float" office:value="-110.33" calcext:value-type="float">
            <text:p>-110.33</text:p>
          </table:table-cell>
          <table:table-cell office:value-type="float" office:value="97.03" calcext:value-type="float">
            <text:p>97.03</text:p>
          </table:table-cell>
          <table:table-cell office:value-type="float" office:value="693.39" calcext:value-type="float">
            <text:p>693.39</text:p>
          </table:table-cell>
          <table:table-cell office:value-type="float" office:value="-5.61" calcext:value-type="float">
            <text:p>-5.61</text:p>
          </table:table-cell>
          <table:table-cell office:value-type="float" office:value="28.67" calcext:value-type="float">
            <text:p>28.67</text:p>
          </table:table-cell>
          <table:table-cell office:value-type="float" office:value="167.49" calcext:value-type="float">
            <text:p>167.4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/>
          <table:table-cell office:value-type="float" office:value="-107.44" calcext:value-type="float">
            <text:p>-107.44</text:p>
          </table:table-cell>
          <table:table-cell office:value-type="float" office:value="97.9" calcext:value-type="float">
            <text:p>97.9</text:p>
          </table:table-cell>
          <table:table-cell office:value-type="float" office:value="691.37" calcext:value-type="float">
            <text:p>691.37</text:p>
          </table:table-cell>
          <table:table-cell office:value-type="float" office:value="-4.88" calcext:value-type="float">
            <text:p>-4.88</text:p>
          </table:table-cell>
          <table:table-cell office:value-type="float" office:value="29.14" calcext:value-type="float">
            <text:p>29.14</text:p>
          </table:table-cell>
          <table:table-cell office:value-type="float" office:value="167.95" calcext:value-type="float">
            <text:p>167.9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/>
          <table:table-cell office:value-type="float" office:value="-106.15" calcext:value-type="float">
            <text:p>-106.15</text:p>
          </table:table-cell>
          <table:table-cell office:value-type="float" office:value="97.86" calcext:value-type="float">
            <text:p>97.86</text:p>
          </table:table-cell>
          <table:table-cell office:value-type="float" office:value="693.57" calcext:value-type="float">
            <text:p>693.57</text:p>
          </table:table-cell>
          <table:table-cell office:value-type="float" office:value="-5.06" calcext:value-type="float">
            <text:p>-5.06</text:p>
          </table:table-cell>
          <table:table-cell office:value-type="float" office:value="28.63" calcext:value-type="float">
            <text:p>28.63</text:p>
          </table:table-cell>
          <table:table-cell office:value-type="float" office:value="167.07" calcext:value-type="float">
            <text:p>167.0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942" calcext:value-type="float">
            <text:p>1.942</text:p>
          </table:table-cell>
          <table:table-cell/>
          <table:table-cell office:value-type="float" office:value="-102.54" calcext:value-type="float">
            <text:p>-102.54</text:p>
          </table:table-cell>
          <table:table-cell office:value-type="float" office:value="96.95" calcext:value-type="float">
            <text:p>96.95</text:p>
          </table:table-cell>
          <table:table-cell office:value-type="float" office:value="691.17" calcext:value-type="float">
            <text:p>691.17</text:p>
          </table:table-cell>
          <table:table-cell office:value-type="float" office:value="-4.7" calcext:value-type="float">
            <text:p>-4.7</text:p>
          </table:table-cell>
          <table:table-cell office:value-type="float" office:value="28.37" calcext:value-type="float">
            <text:p>28.37</text:p>
          </table:table-cell>
          <table:table-cell office:value-type="float" office:value="167.52" calcext:value-type="float">
            <text:p>167.5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001" calcext:value-type="float">
            <text:p>2.001</text:p>
          </table:table-cell>
          <table:table-cell/>
          <table:table-cell office:value-type="float" office:value="-99.17" calcext:value-type="float">
            <text:p>-99.17</text:p>
          </table:table-cell>
          <table:table-cell office:value-type="float" office:value="98.38" calcext:value-type="float">
            <text:p>98.38</text:p>
          </table:table-cell>
          <table:table-cell office:value-type="float" office:value="697.05" calcext:value-type="float">
            <text:p>697.05</text:p>
          </table:table-cell>
          <table:table-cell office:value-type="float" office:value="-3.48" calcext:value-type="float">
            <text:p>-3.48</text:p>
          </table:table-cell>
          <table:table-cell office:value-type="float" office:value="27.79" calcext:value-type="float">
            <text:p>27.79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/>
          <table:table-cell office:value-type="float" office:value="-96.55" calcext:value-type="float">
            <text:p>-96.55</text:p>
          </table:table-cell>
          <table:table-cell office:value-type="float" office:value="97.78" calcext:value-type="float">
            <text:p>97.78</text:p>
          </table:table-cell>
          <table:table-cell office:value-type="float" office:value="693.77" calcext:value-type="float">
            <text:p>693.77</text:p>
          </table:table-cell>
          <table:table-cell office:value-type="float" office:value="-3.84" calcext:value-type="float">
            <text:p>-3.84</text:p>
          </table:table-cell>
          <table:table-cell office:value-type="float" office:value="28.32" calcext:value-type="float">
            <text:p>28.32</text:p>
          </table:table-cell>
          <table:table-cell office:value-type="float" office:value="167.53" calcext:value-type="float">
            <text:p>167.5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/>
          <table:table-cell office:value-type="float" office:value="-95.98" calcext:value-type="float">
            <text:p>-95.98</text:p>
          </table:table-cell>
          <table:table-cell office:value-type="float" office:value="97.1" calcext:value-type="float">
            <text:p>97.1</text:p>
          </table:table-cell>
          <table:table-cell office:value-type="float" office:value="693.6" calcext:value-type="float">
            <text:p>693.6</text:p>
          </table:table-cell>
          <table:table-cell office:value-type="float" office:value="-4.31" calcext:value-type="float">
            <text:p>-4.31</text:p>
          </table:table-cell>
          <table:table-cell office:value-type="float" office:value="27.91" calcext:value-type="float">
            <text:p>27.91</text:p>
          </table:table-cell>
          <table:table-cell office:value-type="float" office:value="167.03" calcext:value-type="float">
            <text:p>167.0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149" calcext:value-type="float">
            <text:p>2.149</text:p>
          </table:table-cell>
          <table:table-cell/>
          <table:table-cell office:value-type="float" office:value="-98.55" calcext:value-type="float">
            <text:p>-98.55</text:p>
          </table:table-cell>
          <table:table-cell office:value-type="float" office:value="97.87" calcext:value-type="float">
            <text:p>97.87</text:p>
          </table:table-cell>
          <table:table-cell office:value-type="float" office:value="702.86" calcext:value-type="float">
            <text:p>702.86</text:p>
          </table:table-cell>
          <table:table-cell office:value-type="float" office:value="-3.81" calcext:value-type="float">
            <text:p>-3.81</text:p>
          </table:table-cell>
          <table:table-cell office:value-type="float" office:value="26.77" calcext:value-type="float">
            <text:p>26.77</text:p>
          </table:table-cell>
          <table:table-cell office:value-type="float" office:value="167.49" calcext:value-type="float">
            <text:p>167.4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float" office:value="-100.2" calcext:value-type="float">
            <text:p>-100.2</text:p>
          </table:table-cell>
          <table:table-cell office:value-type="float" office:value="97.8" calcext:value-type="float">
            <text:p>97.8</text:p>
          </table:table-cell>
          <table:table-cell office:value-type="float" office:value="703.68" calcext:value-type="float">
            <text:p>703.68</text:p>
          </table:table-cell>
          <table:table-cell office:value-type="float" office:value="-4.46" calcext:value-type="float">
            <text:p>-4.46</text:p>
          </table:table-cell>
          <table:table-cell office:value-type="float" office:value="27.34" calcext:value-type="float">
            <text:p>27.34</text:p>
          </table:table-cell>
          <table:table-cell office:value-type="float" office:value="168.31" calcext:value-type="float">
            <text:p>168.3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/>
          <table:table-cell office:value-type="float" office:value="-102.44" calcext:value-type="float">
            <text:p>-102.44</text:p>
          </table:table-cell>
          <table:table-cell office:value-type="float" office:value="98.26" calcext:value-type="float">
            <text:p>98.26</text:p>
          </table:table-cell>
          <table:table-cell office:value-type="float" office:value="711.05" calcext:value-type="float">
            <text:p>711.05</text:p>
          </table:table-cell>
          <table:table-cell office:value-type="float" office:value="-4.5" calcext:value-type="float">
            <text:p>-4.5</text:p>
          </table:table-cell>
          <table:table-cell office:value-type="float" office:value="25.95" calcext:value-type="float">
            <text:p>25.95</text:p>
          </table:table-cell>
          <table:table-cell office:value-type="float" office:value="166.48" calcext:value-type="float">
            <text:p>166.4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301" calcext:value-type="float">
            <text:p>2.301</text:p>
          </table:table-cell>
          <table:table-cell/>
          <table:table-cell office:value-type="float" office:value="-102.15" calcext:value-type="float">
            <text:p>-102.15</text:p>
          </table:table-cell>
          <table:table-cell office:value-type="float" office:value="97.33" calcext:value-type="float">
            <text:p>97.33</text:p>
          </table:table-cell>
          <table:table-cell office:value-type="float" office:value="708.26" calcext:value-type="float">
            <text:p>708.26</text:p>
          </table:table-cell>
          <table:table-cell office:value-type="float" office:value="-4.31" calcext:value-type="float">
            <text:p>-4.31</text:p>
          </table:table-cell>
          <table:table-cell office:value-type="float" office:value="26.73" calcext:value-type="float">
            <text:p>26.73</text:p>
          </table:table-cell>
          <table:table-cell office:value-type="float" office:value="166.66" calcext:value-type="float">
            <text:p>166.6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349" calcext:value-type="float">
            <text:p>2.349</text:p>
          </table:table-cell>
          <table:table-cell/>
          <table:table-cell office:value-type="float" office:value="-105.59" calcext:value-type="float">
            <text:p>-105.59</text:p>
          </table:table-cell>
          <table:table-cell office:value-type="float" office:value="97.71" calcext:value-type="float">
            <text:p>97.71</text:p>
          </table:table-cell>
          <table:table-cell office:value-type="float" office:value="719.11" calcext:value-type="float">
            <text:p>719.11</text:p>
          </table:table-cell>
          <table:table-cell office:value-type="float" office:value="-4.65" calcext:value-type="float">
            <text:p>-4.65</text:p>
          </table:table-cell>
          <table:table-cell office:value-type="float" office:value="25.72" calcext:value-type="float">
            <text:p>25.72</text:p>
          </table:table-cell>
          <table:table-cell office:value-type="float" office:value="165.27" calcext:value-type="float">
            <text:p>165.2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/>
          <table:table-cell office:value-type="float" office:value="-109.4" calcext:value-type="float">
            <text:p>-109.4</text:p>
          </table:table-cell>
          <table:table-cell office:value-type="float" office:value="96.38" calcext:value-type="float">
            <text:p>96.38</text:p>
          </table:table-cell>
          <table:table-cell office:value-type="float" office:value="722.95" calcext:value-type="float">
            <text:p>722.95</text:p>
          </table:table-cell>
          <table:table-cell office:value-type="float" office:value="-4.28" calcext:value-type="float">
            <text:p>-4.28</text:p>
          </table:table-cell>
          <table:table-cell office:value-type="float" office:value="25.55" calcext:value-type="float">
            <text:p>25.55</text:p>
          </table:table-cell>
          <table:table-cell office:value-type="float" office:value="166.34" calcext:value-type="float">
            <text:p>166.3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/>
          <table:table-cell office:value-type="float" office:value="-112.68" calcext:value-type="float">
            <text:p>-112.68</text:p>
          </table:table-cell>
          <table:table-cell office:value-type="float" office:value="95.98" calcext:value-type="float">
            <text:p>95.98</text:p>
          </table:table-cell>
          <table:table-cell office:value-type="float" office:value="728.28" calcext:value-type="float">
            <text:p>728.28</text:p>
          </table:table-cell>
          <table:table-cell office:value-type="float" office:value="-5.23" calcext:value-type="float">
            <text:p>-5.23</text:p>
          </table:table-cell>
          <table:table-cell office:value-type="float" office:value="24.59" calcext:value-type="float">
            <text:p>24.59</text:p>
          </table:table-cell>
          <table:table-cell office:value-type="float" office:value="165.31" calcext:value-type="float">
            <text:p>165.3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498" calcext:value-type="float">
            <text:p>2.498</text:p>
          </table:table-cell>
          <table:table-cell/>
          <table:table-cell office:value-type="float" office:value="-115.79" calcext:value-type="float">
            <text:p>-115.79</text:p>
          </table:table-cell>
          <table:table-cell office:value-type="float" office:value="94.76" calcext:value-type="float">
            <text:p>94.76</text:p>
          </table:table-cell>
          <table:table-cell office:value-type="float" office:value="726.33" calcext:value-type="float">
            <text:p>726.33</text:p>
          </table:table-cell>
          <table:table-cell office:value-type="float" office:value="-5.35" calcext:value-type="float">
            <text:p>-5.35</text:p>
          </table:table-cell>
          <table:table-cell office:value-type="float" office:value="27.22" calcext:value-type="float">
            <text:p>27.22</text:p>
          </table:table-cell>
          <table:table-cell office:value-type="float" office:value="166.14" calcext:value-type="float">
            <text:p>166.1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/>
          <table:table-cell office:value-type="float" office:value="-120.67" calcext:value-type="float">
            <text:p>-120.67</text:p>
          </table:table-cell>
          <table:table-cell office:value-type="float" office:value="95.41" calcext:value-type="float">
            <text:p>95.41</text:p>
          </table:table-cell>
          <table:table-cell office:value-type="float" office:value="735.43" calcext:value-type="float">
            <text:p>735.43</text:p>
          </table:table-cell>
          <table:table-cell office:value-type="float" office:value="-5.74" calcext:value-type="float">
            <text:p>-5.74</text:p>
          </table:table-cell>
          <table:table-cell office:value-type="float" office:value="27.69" calcext:value-type="float">
            <text:p>27.69</text:p>
          </table:table-cell>
          <table:table-cell office:value-type="float" office:value="165.67" calcext:value-type="float">
            <text:p>165.6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596" calcext:value-type="float">
            <text:p>2.596</text:p>
          </table:table-cell>
          <table:table-cell/>
          <table:table-cell office:value-type="float" office:value="-121.47" calcext:value-type="float">
            <text:p>-121.47</text:p>
          </table:table-cell>
          <table:table-cell office:value-type="float" office:value="95.76" calcext:value-type="float">
            <text:p>95.76</text:p>
          </table:table-cell>
          <table:table-cell office:value-type="float" office:value="738.93" calcext:value-type="float">
            <text:p>738.93</text:p>
          </table:table-cell>
          <table:table-cell office:value-type="float" office:value="-5.37" calcext:value-type="float">
            <text:p>-5.37</text:p>
          </table:table-cell>
          <table:table-cell office:value-type="float" office:value="27.4" calcext:value-type="float">
            <text:p>27.4</text:p>
          </table:table-cell>
          <table:table-cell office:value-type="float" office:value="166.17" calcext:value-type="float">
            <text:p>166.1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644" calcext:value-type="float">
            <text:p>2.644</text:p>
          </table:table-cell>
          <table:table-cell/>
          <table:table-cell office:value-type="float" office:value="-121.15" calcext:value-type="float">
            <text:p>-121.15</text:p>
          </table:table-cell>
          <table:table-cell office:value-type="float" office:value="95.61" calcext:value-type="float">
            <text:p>95.61</text:p>
          </table:table-cell>
          <table:table-cell office:value-type="float" office:value="743.4" calcext:value-type="float">
            <text:p>743.4</text:p>
          </table:table-cell>
          <table:table-cell office:value-type="float" office:value="-5.04" calcext:value-type="float">
            <text:p>-5.04</text:p>
          </table:table-cell>
          <table:table-cell office:value-type="float" office:value="29.2" calcext:value-type="float">
            <text:p>29.2</text:p>
          </table:table-cell>
          <table:table-cell office:value-type="float" office:value="164.25" calcext:value-type="float">
            <text:p>164.2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696" calcext:value-type="float">
            <text:p>2.696</text:p>
          </table:table-cell>
          <table:table-cell/>
          <table:table-cell office:value-type="float" office:value="-124.41" calcext:value-type="float">
            <text:p>-124.41</text:p>
          </table:table-cell>
          <table:table-cell office:value-type="float" office:value="97.07" calcext:value-type="float">
            <text:p>97.07</text:p>
          </table:table-cell>
          <table:table-cell office:value-type="float" office:value="759.26" calcext:value-type="float">
            <text:p>759.26</text:p>
          </table:table-cell>
          <table:table-cell office:value-type="float" office:value="-4.91" calcext:value-type="float">
            <text:p>-4.91</text:p>
          </table:table-cell>
          <table:table-cell office:value-type="float" office:value="26.68" calcext:value-type="float">
            <text:p>26.68</text:p>
          </table:table-cell>
          <table:table-cell office:value-type="float" office:value="163.42" calcext:value-type="float">
            <text:p>163.4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743" calcext:value-type="float">
            <text:p>2.743</text:p>
          </table:table-cell>
          <table:table-cell/>
          <table:table-cell office:value-type="float" office:value="-127.52" calcext:value-type="float">
            <text:p>-127.52</text:p>
          </table:table-cell>
          <table:table-cell office:value-type="float" office:value="97.41" calcext:value-type="float">
            <text:p>97.41</text:p>
          </table:table-cell>
          <table:table-cell office:value-type="float" office:value="767.32" calcext:value-type="float">
            <text:p>767.32</text:p>
          </table:table-cell>
          <table:table-cell office:value-type="float" office:value="-4.97" calcext:value-type="float">
            <text:p>-4.97</text:p>
          </table:table-cell>
          <table:table-cell office:value-type="float" office:value="27.09" calcext:value-type="float">
            <text:p>27.09</text:p>
          </table:table-cell>
          <table:table-cell office:value-type="float" office:value="163.9" calcext:value-type="float">
            <text:p>163.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793" calcext:value-type="float">
            <text:p>2.793</text:p>
          </table:table-cell>
          <table:table-cell/>
          <table:table-cell office:value-type="float" office:value="-129.2" calcext:value-type="float">
            <text:p>-129.2</text:p>
          </table:table-cell>
          <table:table-cell office:value-type="float" office:value="97.9" calcext:value-type="float">
            <text:p>97.9</text:p>
          </table:table-cell>
          <table:table-cell office:value-type="float" office:value="770.17" calcext:value-type="float">
            <text:p>770.17</text:p>
          </table:table-cell>
          <table:table-cell office:value-type="float" office:value="-5.37" calcext:value-type="float">
            <text:p>-5.37</text:p>
          </table:table-cell>
          <table:table-cell office:value-type="float" office:value="27.59" calcext:value-type="float">
            <text:p>27.59</text:p>
          </table:table-cell>
          <table:table-cell office:value-type="float" office:value="163.45" calcext:value-type="float">
            <text:p>163.4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/>
          <table:table-cell office:value-type="float" office:value="-130" calcext:value-type="float">
            <text:p>-130</text:p>
          </table:table-cell>
          <table:table-cell office:value-type="float" office:value="96.85" calcext:value-type="float">
            <text:p>96.85</text:p>
          </table:table-cell>
          <table:table-cell office:value-type="float" office:value="763.51" calcext:value-type="float">
            <text:p>763.51</text:p>
          </table:table-cell>
          <table:table-cell office:value-type="float" office:value="-5.61" calcext:value-type="float">
            <text:p>-5.61</text:p>
          </table:table-cell>
          <table:table-cell office:value-type="float" office:value="28.93" calcext:value-type="float">
            <text:p>28.93</text:p>
          </table:table-cell>
          <table:table-cell office:value-type="float" office:value="163.66" calcext:value-type="float">
            <text:p>163.6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894" calcext:value-type="float">
            <text:p>2.894</text:p>
          </table:table-cell>
          <table:table-cell/>
          <table:table-cell office:value-type="float" office:value="-132.08" calcext:value-type="float">
            <text:p>-132.08</text:p>
          </table:table-cell>
          <table:table-cell office:value-type="float" office:value="97.88" calcext:value-type="float">
            <text:p>97.88</text:p>
          </table:table-cell>
          <table:table-cell office:value-type="float" office:value="768.67" calcext:value-type="float">
            <text:p>768.67</text:p>
          </table:table-cell>
          <table:table-cell office:value-type="float" office:value="-5.23" calcext:value-type="float">
            <text:p>-5.23</text:p>
          </table:table-cell>
          <table:table-cell office:value-type="float" office:value="28.43" calcext:value-type="float">
            <text:p>28.43</text:p>
          </table:table-cell>
          <table:table-cell office:value-type="float" office:value="164.91" calcext:value-type="float">
            <text:p>164.9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945" calcext:value-type="float">
            <text:p>2.945</text:p>
          </table:table-cell>
          <table:table-cell/>
          <table:table-cell office:value-type="float" office:value="-133.82" calcext:value-type="float">
            <text:p>-133.82</text:p>
          </table:table-cell>
          <table:table-cell office:value-type="float" office:value="99.93" calcext:value-type="float">
            <text:p>99.93</text:p>
          </table:table-cell>
          <table:table-cell office:value-type="float" office:value="772.41" calcext:value-type="float">
            <text:p>772.41</text:p>
          </table:table-cell>
          <table:table-cell office:value-type="float" office:value="-4.99" calcext:value-type="float">
            <text:p>-4.99</text:p>
          </table:table-cell>
          <table:table-cell office:value-type="float" office:value="28.46" calcext:value-type="float">
            <text:p>28.46</text:p>
          </table:table-cell>
          <table:table-cell office:value-type="float" office:value="164.86" calcext:value-type="float">
            <text:p>164.8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001" calcext:value-type="float">
            <text:p>3.001</text:p>
          </table:table-cell>
          <table:table-cell/>
          <table:table-cell office:value-type="float" office:value="-136.57" calcext:value-type="float">
            <text:p>-136.57</text:p>
          </table:table-cell>
          <table:table-cell office:value-type="float" office:value="102.59" calcext:value-type="float">
            <text:p>102.59</text:p>
          </table:table-cell>
          <table:table-cell office:value-type="float" office:value="782.61" calcext:value-type="float">
            <text:p>782.61</text:p>
          </table:table-cell>
          <table:table-cell office:value-type="float" office:value="-5.32" calcext:value-type="float">
            <text:p>-5.32</text:p>
          </table:table-cell>
          <table:table-cell office:value-type="float" office:value="28.31" calcext:value-type="float">
            <text:p>28.31</text:p>
          </table:table-cell>
          <table:table-cell office:value-type="float" office:value="164.24" calcext:value-type="float">
            <text:p>164.2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051" calcext:value-type="float">
            <text:p>3.051</text:p>
          </table:table-cell>
          <table:table-cell/>
          <table:table-cell office:value-type="float" office:value="-134.64" calcext:value-type="float">
            <text:p>-134.64</text:p>
          </table:table-cell>
          <table:table-cell office:value-type="float" office:value="102.58" calcext:value-type="float">
            <text:p>102.58</text:p>
          </table:table-cell>
          <table:table-cell office:value-type="float" office:value="779.84" calcext:value-type="float">
            <text:p>779.84</text:p>
          </table:table-cell>
          <table:table-cell office:value-type="float" office:value="-5.08" calcext:value-type="float">
            <text:p>-5.08</text:p>
          </table:table-cell>
          <table:table-cell office:value-type="float" office:value="28.69" calcext:value-type="float">
            <text:p>28.69</text:p>
          </table:table-cell>
          <table:table-cell office:value-type="float" office:value="164.73" calcext:value-type="float">
            <text:p>164.7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107" calcext:value-type="float">
            <text:p>3.107</text:p>
          </table:table-cell>
          <table:table-cell/>
          <table:table-cell office:value-type="float" office:value="-133.61" calcext:value-type="float">
            <text:p>-133.61</text:p>
          </table:table-cell>
          <table:table-cell office:value-type="float" office:value="103.26" calcext:value-type="float">
            <text:p>103.26</text:p>
          </table:table-cell>
          <table:table-cell office:value-type="float" office:value="782.41" calcext:value-type="float">
            <text:p>782.41</text:p>
          </table:table-cell>
          <table:table-cell office:value-type="float" office:value="-4.78" calcext:value-type="float">
            <text:p>-4.78</text:p>
          </table:table-cell>
          <table:table-cell office:value-type="float" office:value="28.6" calcext:value-type="float">
            <text:p>28.6</text:p>
          </table:table-cell>
          <table:table-cell office:value-type="float" office:value="164.19" calcext:value-type="float">
            <text:p>164.1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156" calcext:value-type="float">
            <text:p>3.156</text:p>
          </table:table-cell>
          <table:table-cell/>
          <table:table-cell office:value-type="float" office:value="-133.32" calcext:value-type="float">
            <text:p>-133.32</text:p>
          </table:table-cell>
          <table:table-cell office:value-type="float" office:value="104.65" calcext:value-type="float">
            <text:p>104.65</text:p>
          </table:table-cell>
          <table:table-cell office:value-type="float" office:value="789.4" calcext:value-type="float">
            <text:p>789.4</text:p>
          </table:table-cell>
          <table:table-cell office:value-type="float" office:value="-4.06" calcext:value-type="float">
            <text:p>-4.06</text:p>
          </table:table-cell>
          <table:table-cell office:value-type="float" office:value="28.15" calcext:value-type="float">
            <text:p>28.15</text:p>
          </table:table-cell>
          <table:table-cell office:value-type="float" office:value="164.16" calcext:value-type="float">
            <text:p>164.1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209" calcext:value-type="float">
            <text:p>3.209</text:p>
          </table:table-cell>
          <table:table-cell/>
          <table:table-cell office:value-type="float" office:value="-133.98" calcext:value-type="float">
            <text:p>-133.98</text:p>
          </table:table-cell>
          <table:table-cell office:value-type="float" office:value="105.88" calcext:value-type="float">
            <text:p>105.88</text:p>
          </table:table-cell>
          <table:table-cell office:value-type="float" office:value="794.02" calcext:value-type="float">
            <text:p>794.02</text:p>
          </table:table-cell>
          <table:table-cell office:value-type="float" office:value="-5.04" calcext:value-type="float">
            <text:p>-5.04</text:p>
          </table:table-cell>
          <table:table-cell office:value-type="float" office:value="28.03" calcext:value-type="float">
            <text:p>28.03</text:p>
          </table:table-cell>
          <table:table-cell office:value-type="float" office:value="163.91" calcext:value-type="float">
            <text:p>163.9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258" calcext:value-type="float">
            <text:p>3.258</text:p>
          </table:table-cell>
          <table:table-cell/>
          <table:table-cell office:value-type="float" office:value="-135.27" calcext:value-type="float">
            <text:p>-135.27</text:p>
          </table:table-cell>
          <table:table-cell office:value-type="float" office:value="106.43" calcext:value-type="float">
            <text:p>106.43</text:p>
          </table:table-cell>
          <table:table-cell office:value-type="float" office:value="794.28" calcext:value-type="float">
            <text:p>794.28</text:p>
          </table:table-cell>
          <table:table-cell office:value-type="float" office:value="-5.2" calcext:value-type="float">
            <text:p>-5.2</text:p>
          </table:table-cell>
          <table:table-cell office:value-type="float" office:value="28.81" calcext:value-type="float">
            <text:p>28.81</text:p>
          </table:table-cell>
          <table:table-cell office:value-type="float" office:value="163.96" calcext:value-type="float">
            <text:p>163.9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311" calcext:value-type="float">
            <text:p>3.311</text:p>
          </table:table-cell>
          <table:table-cell/>
          <table:table-cell office:value-type="float" office:value="-138.39" calcext:value-type="float">
            <text:p>-138.39</text:p>
          </table:table-cell>
          <table:table-cell office:value-type="float" office:value="107.75" calcext:value-type="float">
            <text:p>107.75</text:p>
          </table:table-cell>
          <table:table-cell office:value-type="float" office:value="799.3" calcext:value-type="float">
            <text:p>799.3</text:p>
          </table:table-cell>
          <table:table-cell office:value-type="float" office:value="-5.1" calcext:value-type="float">
            <text:p>-5.1</text:p>
          </table:table-cell>
          <table:table-cell office:value-type="float" office:value="30.02" calcext:value-type="float">
            <text:p>30.02</text:p>
          </table:table-cell>
          <table:table-cell office:value-type="float" office:value="164.54" calcext:value-type="float">
            <text:p>164.5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/>
          <table:table-cell office:value-type="float" office:value="-144.12" calcext:value-type="float">
            <text:p>-144.12</text:p>
          </table:table-cell>
          <table:table-cell office:value-type="float" office:value="109.93" calcext:value-type="float">
            <text:p>109.93</text:p>
          </table:table-cell>
          <table:table-cell office:value-type="float" office:value="810.44" calcext:value-type="float">
            <text:p>810.44</text:p>
          </table:table-cell>
          <table:table-cell office:value-type="float" office:value="-6.07" calcext:value-type="float">
            <text:p>-6.07</text:p>
          </table:table-cell>
          <table:table-cell office:value-type="float" office:value="29.56" calcext:value-type="float">
            <text:p>29.56</text:p>
          </table:table-cell>
          <table:table-cell office:value-type="float" office:value="163.8" calcext:value-type="float">
            <text:p>163.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414" calcext:value-type="float">
            <text:p>3.414</text:p>
          </table:table-cell>
          <table:table-cell/>
          <table:table-cell office:value-type="float" office:value="-145.3" calcext:value-type="float">
            <text:p>-145.3</text:p>
          </table:table-cell>
          <table:table-cell office:value-type="float" office:value="109.62" calcext:value-type="float">
            <text:p>109.62</text:p>
          </table:table-cell>
          <table:table-cell office:value-type="float" office:value="807.06" calcext:value-type="float">
            <text:p>807.06</text:p>
          </table:table-cell>
          <table:table-cell office:value-type="float" office:value="-5.94" calcext:value-type="float">
            <text:p>-5.94</text:p>
          </table:table-cell>
          <table:table-cell office:value-type="float" office:value="30.65" calcext:value-type="float">
            <text:p>30.65</text:p>
          </table:table-cell>
          <table:table-cell office:value-type="float" office:value="164.39" calcext:value-type="float">
            <text:p>164.3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462" calcext:value-type="float">
            <text:p>3.462</text:p>
          </table:table-cell>
          <table:table-cell/>
          <table:table-cell office:value-type="float" office:value="-148.4" calcext:value-type="float">
            <text:p>-148.4</text:p>
          </table:table-cell>
          <table:table-cell office:value-type="float" office:value="111.74" calcext:value-type="float">
            <text:p>111.74</text:p>
          </table:table-cell>
          <table:table-cell office:value-type="float" office:value="817.9" calcext:value-type="float">
            <text:p>817.9</text:p>
          </table:table-cell>
          <table:table-cell office:value-type="float" office:value="-6.2" calcext:value-type="float">
            <text:p>-6.2</text:p>
          </table:table-cell>
          <table:table-cell office:value-type="float" office:value="30.08" calcext:value-type="float">
            <text:p>30.08</text:p>
          </table:table-cell>
          <table:table-cell office:value-type="float" office:value="163.34" calcext:value-type="float">
            <text:p>163.3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519" calcext:value-type="float">
            <text:p>3.519</text:p>
          </table:table-cell>
          <table:table-cell/>
          <table:table-cell office:value-type="float" office:value="-148.38" calcext:value-type="float">
            <text:p>-148.38</text:p>
          </table:table-cell>
          <table:table-cell office:value-type="float" office:value="111.62" calcext:value-type="float">
            <text:p>111.62</text:p>
          </table:table-cell>
          <table:table-cell office:value-type="float" office:value="814.19" calcext:value-type="float">
            <text:p>814.19</text:p>
          </table:table-cell>
          <table:table-cell office:value-type="float" office:value="-6.84" calcext:value-type="float">
            <text:p>-6.84</text:p>
          </table:table-cell>
          <table:table-cell office:value-type="float" office:value="31.58" calcext:value-type="float">
            <text:p>31.58</text:p>
          </table:table-cell>
          <table:table-cell office:value-type="float" office:value="163.38" calcext:value-type="float">
            <text:p>163.3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569" calcext:value-type="float">
            <text:p>3.569</text:p>
          </table:table-cell>
          <table:table-cell/>
          <table:table-cell office:value-type="float" office:value="-149.78" calcext:value-type="float">
            <text:p>-149.78</text:p>
          </table:table-cell>
          <table:table-cell office:value-type="float" office:value="111.68" calcext:value-type="float">
            <text:p>111.68</text:p>
          </table:table-cell>
          <table:table-cell office:value-type="float" office:value="819.15" calcext:value-type="float">
            <text:p>819.15</text:p>
          </table:table-cell>
          <table:table-cell office:value-type="float" office:value="-7.08" calcext:value-type="float">
            <text:p>-7.08</text:p>
          </table:table-cell>
          <table:table-cell office:value-type="float" office:value="31.09" calcext:value-type="float">
            <text:p>31.09</text:p>
          </table:table-cell>
          <table:table-cell office:value-type="float" office:value="163.72" calcext:value-type="float">
            <text:p>163.7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/>
          <table:table-cell office:value-type="float" office:value="-150.59" calcext:value-type="float">
            <text:p>-150.59</text:p>
          </table:table-cell>
          <table:table-cell office:value-type="float" office:value="112.45" calcext:value-type="float">
            <text:p>112.45</text:p>
          </table:table-cell>
          <table:table-cell office:value-type="float" office:value="831.56" calcext:value-type="float">
            <text:p>831.56</text:p>
          </table:table-cell>
          <table:table-cell office:value-type="float" office:value="-7.13" calcext:value-type="float">
            <text:p>-7.13</text:p>
          </table:table-cell>
          <table:table-cell office:value-type="float" office:value="29.71" calcext:value-type="float">
            <text:p>29.71</text:p>
          </table:table-cell>
          <table:table-cell office:value-type="float" office:value="163.57" calcext:value-type="float">
            <text:p>163.5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677" calcext:value-type="float">
            <text:p>3.677</text:p>
          </table:table-cell>
          <table:table-cell/>
          <table:table-cell office:value-type="float" office:value="-147.39" calcext:value-type="float">
            <text:p>-147.39</text:p>
          </table:table-cell>
          <table:table-cell office:value-type="float" office:value="112.46" calcext:value-type="float">
            <text:p>112.46</text:p>
          </table:table-cell>
          <table:table-cell office:value-type="float" office:value="831.88" calcext:value-type="float">
            <text:p>831.88</text:p>
          </table:table-cell>
          <table:table-cell office:value-type="float" office:value="-6.6" calcext:value-type="float">
            <text:p>-6.6</text:p>
          </table:table-cell>
          <table:table-cell office:value-type="float" office:value="30.48" calcext:value-type="float">
            <text:p>30.48</text:p>
          </table:table-cell>
          <table:table-cell office:value-type="float" office:value="164.06" calcext:value-type="float">
            <text:p>164.0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/>
          <table:table-cell office:value-type="float" office:value="-144.88" calcext:value-type="float">
            <text:p>-144.88</text:p>
          </table:table-cell>
          <table:table-cell office:value-type="float" office:value="112.15" calcext:value-type="float">
            <text:p>112.15</text:p>
          </table:table-cell>
          <table:table-cell office:value-type="float" office:value="834.76" calcext:value-type="float">
            <text:p>834.76</text:p>
          </table:table-cell>
          <table:table-cell office:value-type="float" office:value="-6.82" calcext:value-type="float">
            <text:p>-6.82</text:p>
          </table:table-cell>
          <table:table-cell office:value-type="float" office:value="29.92" calcext:value-type="float">
            <text:p>29.92</text:p>
          </table:table-cell>
          <table:table-cell office:value-type="float" office:value="163.02" calcext:value-type="float">
            <text:p>163.0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/>
          <table:table-cell office:value-type="float" office:value="-144.15" calcext:value-type="float">
            <text:p>-144.15</text:p>
          </table:table-cell>
          <table:table-cell office:value-type="float" office:value="113.48" calcext:value-type="float">
            <text:p>113.48</text:p>
          </table:table-cell>
          <table:table-cell office:value-type="float" office:value="845.89" calcext:value-type="float">
            <text:p>845.89</text:p>
          </table:table-cell>
          <table:table-cell office:value-type="float" office:value="-6.83" calcext:value-type="float">
            <text:p>-6.83</text:p>
          </table:table-cell>
          <table:table-cell office:value-type="float" office:value="28.23" calcext:value-type="float">
            <text:p>28.23</text:p>
          </table:table-cell>
          <table:table-cell office:value-type="float" office:value="162.25" calcext:value-type="float">
            <text:p>162.2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836" calcext:value-type="float">
            <text:p>3.836</text:p>
          </table:table-cell>
          <table:table-cell/>
          <table:table-cell office:value-type="float" office:value="-145.39" calcext:value-type="float">
            <text:p>-145.39</text:p>
          </table:table-cell>
          <table:table-cell office:value-type="float" office:value="113.88" calcext:value-type="float">
            <text:p>113.88</text:p>
          </table:table-cell>
          <table:table-cell office:value-type="float" office:value="854.79" calcext:value-type="float">
            <text:p>854.79</text:p>
          </table:table-cell>
          <table:table-cell office:value-type="float" office:value="-6.86" calcext:value-type="float">
            <text:p>-6.86</text:p>
          </table:table-cell>
          <table:table-cell office:value-type="float" office:value="28.46" calcext:value-type="float">
            <text:p>28.46</text:p>
          </table:table-cell>
          <table:table-cell office:value-type="float" office:value="162.23" calcext:value-type="float">
            <text:p>162.2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/>
          <table:table-cell office:value-type="float" office:value="-145.21" calcext:value-type="float">
            <text:p>-145.21</text:p>
          </table:table-cell>
          <table:table-cell office:value-type="float" office:value="113.62" calcext:value-type="float">
            <text:p>113.62</text:p>
          </table:table-cell>
          <table:table-cell office:value-type="float" office:value="853.7" calcext:value-type="float">
            <text:p>853.7</text:p>
          </table:table-cell>
          <table:table-cell office:value-type="float" office:value="-6.71" calcext:value-type="float">
            <text:p>-6.71</text:p>
          </table:table-cell>
          <table:table-cell office:value-type="float" office:value="29.54" calcext:value-type="float">
            <text:p>29.54</text:p>
          </table:table-cell>
          <table:table-cell office:value-type="float" office:value="163.81" calcext:value-type="float">
            <text:p>163.8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941" calcext:value-type="float">
            <text:p>3.941</text:p>
          </table:table-cell>
          <table:table-cell/>
          <table:table-cell office:value-type="float" office:value="-147.54" calcext:value-type="float">
            <text:p>-147.54</text:p>
          </table:table-cell>
          <table:table-cell office:value-type="float" office:value="114.03" calcext:value-type="float">
            <text:p>114.03</text:p>
          </table:table-cell>
          <table:table-cell office:value-type="float" office:value="862.72" calcext:value-type="float">
            <text:p>862.72</text:p>
          </table:table-cell>
          <table:table-cell office:value-type="float" office:value="-6.73" calcext:value-type="float">
            <text:p>-6.73</text:p>
          </table:table-cell>
          <table:table-cell office:value-type="float" office:value="29.71" calcext:value-type="float">
            <text:p>29.71</text:p>
          </table:table-cell>
          <table:table-cell office:value-type="float" office:value="163.81" calcext:value-type="float">
            <text:p>163.8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.989" calcext:value-type="float">
            <text:p>3.989</text:p>
          </table:table-cell>
          <table:table-cell/>
          <table:table-cell office:value-type="float" office:value="-147.93" calcext:value-type="float">
            <text:p>-147.93</text:p>
          </table:table-cell>
          <table:table-cell office:value-type="float" office:value="113.17" calcext:value-type="float">
            <text:p>113.17</text:p>
          </table:table-cell>
          <table:table-cell office:value-type="float" office:value="867.51" calcext:value-type="float">
            <text:p>867.51</text:p>
          </table:table-cell>
          <table:table-cell office:value-type="float" office:value="-6.35" calcext:value-type="float">
            <text:p>-6.35</text:p>
          </table:table-cell>
          <table:table-cell office:value-type="float" office:value="29.9" calcext:value-type="float">
            <text:p>29.9</text:p>
          </table:table-cell>
          <table:table-cell office:value-type="float" office:value="163.95" calcext:value-type="float">
            <text:p>163.9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048" calcext:value-type="float">
            <text:p>4.048</text:p>
          </table:table-cell>
          <table:table-cell/>
          <table:table-cell office:value-type="float" office:value="-151.24" calcext:value-type="float">
            <text:p>-151.24</text:p>
          </table:table-cell>
          <table:table-cell office:value-type="float" office:value="114.31" calcext:value-type="float">
            <text:p>114.31</text:p>
          </table:table-cell>
          <table:table-cell office:value-type="float" office:value="881.39" calcext:value-type="float">
            <text:p>881.39</text:p>
          </table:table-cell>
          <table:table-cell office:value-type="float" office:value="-5.88" calcext:value-type="float">
            <text:p>-5.88</text:p>
          </table:table-cell>
          <table:table-cell office:value-type="float" office:value="29.27" calcext:value-type="float">
            <text:p>29.27</text:p>
          </table:table-cell>
          <table:table-cell office:value-type="float" office:value="163.89" calcext:value-type="float">
            <text:p>163.8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107" calcext:value-type="float">
            <text:p>4.107</text:p>
          </table:table-cell>
          <table:table-cell/>
          <table:table-cell office:value-type="float" office:value="-153.66" calcext:value-type="float">
            <text:p>-153.66</text:p>
          </table:table-cell>
          <table:table-cell office:value-type="float" office:value="112.88" calcext:value-type="float">
            <text:p>112.88</text:p>
          </table:table-cell>
          <table:table-cell office:value-type="float" office:value="882.72" calcext:value-type="float">
            <text:p>882.72</text:p>
          </table:table-cell>
          <table:table-cell office:value-type="float" office:value="-5.41" calcext:value-type="float">
            <text:p>-5.41</text:p>
          </table:table-cell>
          <table:table-cell office:value-type="float" office:value="31.09" calcext:value-type="float">
            <text:p>31.09</text:p>
          </table:table-cell>
          <table:table-cell office:value-type="float" office:value="165.19" calcext:value-type="float">
            <text:p>165.1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/>
          <table:table-cell office:value-type="float" office:value="-156.14" calcext:value-type="float">
            <text:p>-156.14</text:p>
          </table:table-cell>
          <table:table-cell office:value-type="float" office:value="111.7" calcext:value-type="float">
            <text:p>111.7</text:p>
          </table:table-cell>
          <table:table-cell office:value-type="float" office:value="890.72" calcext:value-type="float">
            <text:p>890.72</text:p>
          </table:table-cell>
          <table:table-cell office:value-type="float" office:value="-5.93" calcext:value-type="float">
            <text:p>-5.93</text:p>
          </table:table-cell>
          <table:table-cell office:value-type="float" office:value="30.35" calcext:value-type="float">
            <text:p>30.35</text:p>
          </table:table-cell>
          <table:table-cell office:value-type="float" office:value="164.18" calcext:value-type="float">
            <text:p>164.1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208" calcext:value-type="float">
            <text:p>4.208</text:p>
          </table:table-cell>
          <table:table-cell/>
          <table:table-cell office:value-type="float" office:value="-160.42" calcext:value-type="float">
            <text:p>-160.42</text:p>
          </table:table-cell>
          <table:table-cell office:value-type="float" office:value="111.57" calcext:value-type="float">
            <text:p>111.57</text:p>
          </table:table-cell>
          <table:table-cell office:value-type="float" office:value="904.08" calcext:value-type="float">
            <text:p>904.08</text:p>
          </table:table-cell>
          <table:table-cell office:value-type="float" office:value="-5.33" calcext:value-type="float">
            <text:p>-5.33</text:p>
          </table:table-cell>
          <table:table-cell office:value-type="float" office:value="29.28" calcext:value-type="float">
            <text:p>29.28</text:p>
          </table:table-cell>
          <table:table-cell office:value-type="float" office:value="163.7" calcext:value-type="float">
            <text:p>163.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/>
          <table:table-cell office:value-type="float" office:value="-165.06" calcext:value-type="float">
            <text:p>-165.06</text:p>
          </table:table-cell>
          <table:table-cell office:value-type="float" office:value="111.45" calcext:value-type="float">
            <text:p>111.45</text:p>
          </table:table-cell>
          <table:table-cell office:value-type="float" office:value="899.21" calcext:value-type="float">
            <text:p>899.21</text:p>
          </table:table-cell>
          <table:table-cell office:value-type="float" office:value="-5.79" calcext:value-type="float">
            <text:p>-5.79</text:p>
          </table:table-cell>
          <table:table-cell office:value-type="float" office:value="29.78" calcext:value-type="float">
            <text:p>29.78</text:p>
          </table:table-cell>
          <table:table-cell office:value-type="float" office:value="163.81" calcext:value-type="float">
            <text:p>163.8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307" calcext:value-type="float">
            <text:p>4.307</text:p>
          </table:table-cell>
          <table:table-cell/>
          <table:table-cell office:value-type="float" office:value="-171.61" calcext:value-type="float">
            <text:p>-171.61</text:p>
          </table:table-cell>
          <table:table-cell office:value-type="float" office:value="112.17" calcext:value-type="float">
            <text:p>112.17</text:p>
          </table:table-cell>
          <table:table-cell office:value-type="float" office:value="905.52" calcext:value-type="float">
            <text:p>905.52</text:p>
          </table:table-cell>
          <table:table-cell office:value-type="float" office:value="-6.21" calcext:value-type="float">
            <text:p>-6.21</text:p>
          </table:table-cell>
          <table:table-cell office:value-type="float" office:value="29.88" calcext:value-type="float">
            <text:p>29.88</text:p>
          </table:table-cell>
          <table:table-cell office:value-type="float" office:value="164.26" calcext:value-type="float">
            <text:p>164.2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359" calcext:value-type="float">
            <text:p>4.359</text:p>
          </table:table-cell>
          <table:table-cell/>
          <table:table-cell office:value-type="float" office:value="-175.54" calcext:value-type="float">
            <text:p>-175.54</text:p>
          </table:table-cell>
          <table:table-cell office:value-type="float" office:value="113.73" calcext:value-type="float">
            <text:p>113.73</text:p>
          </table:table-cell>
          <table:table-cell office:value-type="float" office:value="915.65" calcext:value-type="float">
            <text:p>915.65</text:p>
          </table:table-cell>
          <table:table-cell office:value-type="float" office:value="-6.27" calcext:value-type="float">
            <text:p>-6.27</text:p>
          </table:table-cell>
          <table:table-cell office:value-type="float" office:value="30.01" calcext:value-type="float">
            <text:p>30.01</text:p>
          </table:table-cell>
          <table:table-cell office:value-type="float" office:value="164.2" calcext:value-type="float">
            <text:p>164.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406" calcext:value-type="float">
            <text:p>4.406</text:p>
          </table:table-cell>
          <table:table-cell/>
          <table:table-cell office:value-type="float" office:value="-177.39" calcext:value-type="float">
            <text:p>-177.39</text:p>
          </table:table-cell>
          <table:table-cell office:value-type="float" office:value="114.72" calcext:value-type="float">
            <text:p>114.72</text:p>
          </table:table-cell>
          <table:table-cell office:value-type="float" office:value="920.07" calcext:value-type="float">
            <text:p>920.07</text:p>
          </table:table-cell>
          <table:table-cell office:value-type="float" office:value="-5.76" calcext:value-type="float">
            <text:p>-5.76</text:p>
          </table:table-cell>
          <table:table-cell office:value-type="float" office:value="29.23" calcext:value-type="float">
            <text:p>29.23</text:p>
          </table:table-cell>
          <table:table-cell office:value-type="float" office:value="164.18" calcext:value-type="float">
            <text:p>164.1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458" calcext:value-type="float">
            <text:p>4.458</text:p>
          </table:table-cell>
          <table:table-cell/>
          <table:table-cell office:value-type="float" office:value="-182.14" calcext:value-type="float">
            <text:p>-182.14</text:p>
          </table:table-cell>
          <table:table-cell office:value-type="float" office:value="117.14" calcext:value-type="float">
            <text:p>117.14</text:p>
          </table:table-cell>
          <table:table-cell office:value-type="float" office:value="939.47" calcext:value-type="float">
            <text:p>939.47</text:p>
          </table:table-cell>
          <table:table-cell office:value-type="float" office:value="-5.99" calcext:value-type="float">
            <text:p>-5.99</text:p>
          </table:table-cell>
          <table:table-cell office:value-type="float" office:value="26.02" calcext:value-type="float">
            <text:p>26.02</text:p>
          </table:table-cell>
          <table:table-cell office:value-type="float" office:value="163.15" calcext:value-type="float">
            <text:p>163.1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505" calcext:value-type="float">
            <text:p>4.505</text:p>
          </table:table-cell>
          <table:table-cell/>
          <table:table-cell office:value-type="float" office:value="-180.93" calcext:value-type="float">
            <text:p>-180.93</text:p>
          </table:table-cell>
          <table:table-cell office:value-type="float" office:value="115.3" calcext:value-type="float">
            <text:p>115.3</text:p>
          </table:table-cell>
          <table:table-cell office:value-type="float" office:value="925.61" calcext:value-type="float">
            <text:p>925.61</text:p>
          </table:table-cell>
          <table:table-cell office:value-type="float" office:value="-6.14" calcext:value-type="float">
            <text:p>-6.14</text:p>
          </table:table-cell>
          <table:table-cell office:value-type="float" office:value="29.11" calcext:value-type="float">
            <text:p>29.11</text:p>
          </table:table-cell>
          <table:table-cell office:value-type="float" office:value="164.11" calcext:value-type="float">
            <text:p>164.1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559" calcext:value-type="float">
            <text:p>4.559</text:p>
          </table:table-cell>
          <table:table-cell/>
          <table:table-cell office:value-type="float" office:value="-185.96" calcext:value-type="float">
            <text:p>-185.96</text:p>
          </table:table-cell>
          <table:table-cell office:value-type="float" office:value="118.31" calcext:value-type="float">
            <text:p>118.31</text:p>
          </table:table-cell>
          <table:table-cell office:value-type="float" office:value="937.76" calcext:value-type="float">
            <text:p>937.76</text:p>
          </table:table-cell>
          <table:table-cell office:value-type="float" office:value="-6.03" calcext:value-type="float">
            <text:p>-6.03</text:p>
          </table:table-cell>
          <table:table-cell office:value-type="float" office:value="28.07" calcext:value-type="float">
            <text:p>28.07</text:p>
          </table:table-cell>
          <table:table-cell office:value-type="float" office:value="164.93" calcext:value-type="float">
            <text:p>164.9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607" calcext:value-type="float">
            <text:p>4.607</text:p>
          </table:table-cell>
          <table:table-cell/>
          <table:table-cell office:value-type="float" office:value="-186.87" calcext:value-type="float">
            <text:p>-186.87</text:p>
          </table:table-cell>
          <table:table-cell office:value-type="float" office:value="120.74" calcext:value-type="float">
            <text:p>120.74</text:p>
          </table:table-cell>
          <table:table-cell office:value-type="float" office:value="938.49" calcext:value-type="float">
            <text:p>938.49</text:p>
          </table:table-cell>
          <table:table-cell office:value-type="float" office:value="-6" calcext:value-type="float">
            <text:p>-6</text:p>
          </table:table-cell>
          <table:table-cell office:value-type="float" office:value="27.45" calcext:value-type="float">
            <text:p>27.45</text:p>
          </table:table-cell>
          <table:table-cell office:value-type="float" office:value="165.32" calcext:value-type="float">
            <text:p>165.3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657" calcext:value-type="float">
            <text:p>4.657</text:p>
          </table:table-cell>
          <table:table-cell/>
          <table:table-cell office:value-type="float" office:value="-189.28" calcext:value-type="float">
            <text:p>-189.28</text:p>
          </table:table-cell>
          <table:table-cell office:value-type="float" office:value="122.29" calcext:value-type="float">
            <text:p>122.29</text:p>
          </table:table-cell>
          <table:table-cell office:value-type="float" office:value="944.6" calcext:value-type="float">
            <text:p>944.6</text:p>
          </table:table-cell>
          <table:table-cell office:value-type="float" office:value="-6.5" calcext:value-type="float">
            <text:p>-6.5</text:p>
          </table:table-cell>
          <table:table-cell office:value-type="float" office:value="27.93" calcext:value-type="float">
            <text:p>27.93</text:p>
          </table:table-cell>
          <table:table-cell office:value-type="float" office:value="165.74" calcext:value-type="float">
            <text:p>165.7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706" calcext:value-type="float">
            <text:p>4.706</text:p>
          </table:table-cell>
          <table:table-cell/>
          <table:table-cell office:value-type="float" office:value="-192.79" calcext:value-type="float">
            <text:p>-192.79</text:p>
          </table:table-cell>
          <table:table-cell office:value-type="float" office:value="123.39" calcext:value-type="float">
            <text:p>123.39</text:p>
          </table:table-cell>
          <table:table-cell office:value-type="float" office:value="949.46" calcext:value-type="float">
            <text:p>949.46</text:p>
          </table:table-cell>
          <table:table-cell office:value-type="float" office:value="-5.99" calcext:value-type="float">
            <text:p>-5.99</text:p>
          </table:table-cell>
          <table:table-cell office:value-type="float" office:value="26.99" calcext:value-type="float">
            <text:p>26.99</text:p>
          </table:table-cell>
          <table:table-cell office:value-type="float" office:value="165.72" calcext:value-type="float">
            <text:p>165.7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757" calcext:value-type="float">
            <text:p>4.757</text:p>
          </table:table-cell>
          <table:table-cell/>
          <table:table-cell office:value-type="float" office:value="-193.98" calcext:value-type="float">
            <text:p>-193.98</text:p>
          </table:table-cell>
          <table:table-cell office:value-type="float" office:value="122.71" calcext:value-type="float">
            <text:p>122.71</text:p>
          </table:table-cell>
          <table:table-cell office:value-type="float" office:value="948.72" calcext:value-type="float">
            <text:p>948.72</text:p>
          </table:table-cell>
          <table:table-cell office:value-type="float" office:value="-6.05" calcext:value-type="float">
            <text:p>-6.05</text:p>
          </table:table-cell>
          <table:table-cell office:value-type="float" office:value="27.5" calcext:value-type="float">
            <text:p>27.5</text:p>
          </table:table-cell>
          <table:table-cell office:value-type="float" office:value="165.29" calcext:value-type="float">
            <text:p>165.2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807" calcext:value-type="float">
            <text:p>4.807</text:p>
          </table:table-cell>
          <table:table-cell/>
          <table:table-cell office:value-type="float" office:value="-195.78" calcext:value-type="float">
            <text:p>-195.78</text:p>
          </table:table-cell>
          <table:table-cell office:value-type="float" office:value="124.33" calcext:value-type="float">
            <text:p>124.33</text:p>
          </table:table-cell>
          <table:table-cell office:value-type="float" office:value="961.28" calcext:value-type="float">
            <text:p>961.28</text:p>
          </table:table-cell>
          <table:table-cell office:value-type="float" office:value="-5.99" calcext:value-type="float">
            <text:p>-5.99</text:p>
          </table:table-cell>
          <table:table-cell office:value-type="float" office:value="27.13" calcext:value-type="float">
            <text:p>27.13</text:p>
          </table:table-cell>
          <table:table-cell office:value-type="float" office:value="165.74" calcext:value-type="float">
            <text:p>165.7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858" calcext:value-type="float">
            <text:p>4.858</text:p>
          </table:table-cell>
          <table:table-cell/>
          <table:table-cell office:value-type="float" office:value="-195.48" calcext:value-type="float">
            <text:p>-195.48</text:p>
          </table:table-cell>
          <table:table-cell office:value-type="float" office:value="125.05" calcext:value-type="float">
            <text:p>125.05</text:p>
          </table:table-cell>
          <table:table-cell office:value-type="float" office:value="965.77" calcext:value-type="float">
            <text:p>965.77</text:p>
          </table:table-cell>
          <table:table-cell office:value-type="float" office:value="-6.34" calcext:value-type="float">
            <text:p>-6.34</text:p>
          </table:table-cell>
          <table:table-cell office:value-type="float" office:value="26.82" calcext:value-type="float">
            <text:p>26.82</text:p>
          </table:table-cell>
          <table:table-cell office:value-type="float" office:value="165.08" calcext:value-type="float">
            <text:p>165.0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907" calcext:value-type="float">
            <text:p>4.907</text:p>
          </table:table-cell>
          <table:table-cell/>
          <table:table-cell office:value-type="float" office:value="-191.78" calcext:value-type="float">
            <text:p>-191.78</text:p>
          </table:table-cell>
          <table:table-cell office:value-type="float" office:value="124.43" calcext:value-type="float">
            <text:p>124.43</text:p>
          </table:table-cell>
          <table:table-cell office:value-type="float" office:value="960.15" calcext:value-type="float">
            <text:p>960.15</text:p>
          </table:table-cell>
          <table:table-cell office:value-type="float" office:value="-5.21" calcext:value-type="float">
            <text:p>-5.21</text:p>
          </table:table-cell>
          <table:table-cell office:value-type="float" office:value="26.98" calcext:value-type="float">
            <text:p>26.98</text:p>
          </table:table-cell>
          <table:table-cell office:value-type="float" office:value="165.19" calcext:value-type="float">
            <text:p>165.1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959" calcext:value-type="float">
            <text:p>4.959</text:p>
          </table:table-cell>
          <table:table-cell/>
          <table:table-cell office:value-type="float" office:value="-189.39" calcext:value-type="float">
            <text:p>-189.39</text:p>
          </table:table-cell>
          <table:table-cell office:value-type="float" office:value="124.41" calcext:value-type="float">
            <text:p>124.41</text:p>
          </table:table-cell>
          <table:table-cell office:value-type="float" office:value="960.23" calcext:value-type="float">
            <text:p>960.23</text:p>
          </table:table-cell>
          <table:table-cell office:value-type="float" office:value="-5.23" calcext:value-type="float">
            <text:p>-5.23</text:p>
          </table:table-cell>
          <table:table-cell office:value-type="float" office:value="27.11" calcext:value-type="float">
            <text:p>27.11</text:p>
          </table:table-cell>
          <table:table-cell office:value-type="float" office:value="165.16" calcext:value-type="float">
            <text:p>165.1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007" calcext:value-type="float">
            <text:p>5.007</text:p>
          </table:table-cell>
          <table:table-cell/>
          <table:table-cell office:value-type="float" office:value="-189.72" calcext:value-type="float">
            <text:p>-189.72</text:p>
          </table:table-cell>
          <table:table-cell office:value-type="float" office:value="124.78" calcext:value-type="float">
            <text:p>124.78</text:p>
          </table:table-cell>
          <table:table-cell office:value-type="float" office:value="966.59" calcext:value-type="float">
            <text:p>966.59</text:p>
          </table:table-cell>
          <table:table-cell office:value-type="float" office:value="-5.53" calcext:value-type="float">
            <text:p>-5.53</text:p>
          </table:table-cell>
          <table:table-cell office:value-type="float" office:value="26.65" calcext:value-type="float">
            <text:p>26.65</text:p>
          </table:table-cell>
          <table:table-cell office:value-type="float" office:value="165.6" calcext:value-type="float">
            <text:p>165.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059" calcext:value-type="float">
            <text:p>5.059</text:p>
          </table:table-cell>
          <table:table-cell/>
          <table:table-cell office:value-type="float" office:value="-189.72" calcext:value-type="float">
            <text:p>-189.72</text:p>
          </table:table-cell>
          <table:table-cell office:value-type="float" office:value="124.58" calcext:value-type="float">
            <text:p>124.58</text:p>
          </table:table-cell>
          <table:table-cell office:value-type="float" office:value="967.36" calcext:value-type="float">
            <text:p>967.36</text:p>
          </table:table-cell>
          <table:table-cell office:value-type="float" office:value="-4.86" calcext:value-type="float">
            <text:p>-4.86</text:p>
          </table:table-cell>
          <table:table-cell office:value-type="float" office:value="27.25" calcext:value-type="float">
            <text:p>27.25</text:p>
          </table:table-cell>
          <table:table-cell office:value-type="float" office:value="166.26" calcext:value-type="float">
            <text:p>166.2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106" calcext:value-type="float">
            <text:p>5.106</text:p>
          </table:table-cell>
          <table:table-cell/>
          <table:table-cell office:value-type="float" office:value="-188.52" calcext:value-type="float">
            <text:p>-188.52</text:p>
          </table:table-cell>
          <table:table-cell office:value-type="float" office:value="125.37" calcext:value-type="float">
            <text:p>125.37</text:p>
          </table:table-cell>
          <table:table-cell office:value-type="float" office:value="966.64" calcext:value-type="float">
            <text:p>966.64</text:p>
          </table:table-cell>
          <table:table-cell office:value-type="float" office:value="-5.56" calcext:value-type="float">
            <text:p>-5.56</text:p>
          </table:table-cell>
          <table:table-cell office:value-type="float" office:value="26.7" calcext:value-type="float">
            <text:p>26.7</text:p>
          </table:table-cell>
          <table:table-cell office:value-type="float" office:value="165.55" calcext:value-type="float">
            <text:p>165.5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155" calcext:value-type="float">
            <text:p>5.155</text:p>
          </table:table-cell>
          <table:table-cell/>
          <table:table-cell office:value-type="float" office:value="-188.55" calcext:value-type="float">
            <text:p>-188.55</text:p>
          </table:table-cell>
          <table:table-cell office:value-type="float" office:value="126.74" calcext:value-type="float">
            <text:p>126.74</text:p>
          </table:table-cell>
          <table:table-cell office:value-type="float" office:value="971.48" calcext:value-type="float">
            <text:p>971.48</text:p>
          </table:table-cell>
          <table:table-cell office:value-type="float" office:value="-5.15" calcext:value-type="float">
            <text:p>-5.15</text:p>
          </table:table-cell>
          <table:table-cell office:value-type="float" office:value="26.42" calcext:value-type="float">
            <text:p>26.42</text:p>
          </table:table-cell>
          <table:table-cell office:value-type="float" office:value="164.93" calcext:value-type="float">
            <text:p>164.9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203" calcext:value-type="float">
            <text:p>5.203</text:p>
          </table:table-cell>
          <table:table-cell/>
          <table:table-cell office:value-type="float" office:value="-189.87" calcext:value-type="float">
            <text:p>-189.87</text:p>
          </table:table-cell>
          <table:table-cell office:value-type="float" office:value="129.25" calcext:value-type="float">
            <text:p>129.25</text:p>
          </table:table-cell>
          <table:table-cell office:value-type="float" office:value="983.8" calcext:value-type="float">
            <text:p>983.8</text:p>
          </table:table-cell>
          <table:table-cell office:value-type="float" office:value="-4.93" calcext:value-type="float">
            <text:p>-4.93</text:p>
          </table:table-cell>
          <table:table-cell office:value-type="float" office:value="24.97" calcext:value-type="float">
            <text:p>24.97</text:p>
          </table:table-cell>
          <table:table-cell office:value-type="float" office:value="165.27" calcext:value-type="float">
            <text:p>165.2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254" calcext:value-type="float">
            <text:p>5.254</text:p>
          </table:table-cell>
          <table:table-cell/>
          <table:table-cell office:value-type="float" office:value="-189.01" calcext:value-type="float">
            <text:p>-189.01</text:p>
          </table:table-cell>
          <table:table-cell office:value-type="float" office:value="128.79" calcext:value-type="float">
            <text:p>128.79</text:p>
          </table:table-cell>
          <table:table-cell office:value-type="float" office:value="985" calcext:value-type="float">
            <text:p>985</text:p>
          </table:table-cell>
          <table:table-cell office:value-type="float" office:value="-5.02" calcext:value-type="float">
            <text:p>-5.02</text:p>
          </table:table-cell>
          <table:table-cell office:value-type="float" office:value="25.5" calcext:value-type="float">
            <text:p>25.5</text:p>
          </table:table-cell>
          <table:table-cell office:value-type="float" office:value="165.87" calcext:value-type="float">
            <text:p>165.8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303" calcext:value-type="float">
            <text:p>5.303</text:p>
          </table:table-cell>
          <table:table-cell/>
          <table:table-cell office:value-type="float" office:value="-187.77" calcext:value-type="float">
            <text:p>-187.77</text:p>
          </table:table-cell>
          <table:table-cell office:value-type="float" office:value="128.17" calcext:value-type="float">
            <text:p>128.17</text:p>
          </table:table-cell>
          <table:table-cell office:value-type="float" office:value="985.04" calcext:value-type="float">
            <text:p>985.04</text:p>
          </table:table-cell>
          <table:table-cell office:value-type="float" office:value="-5.01" calcext:value-type="float">
            <text:p>-5.01</text:p>
          </table:table-cell>
          <table:table-cell office:value-type="float" office:value="25.57" calcext:value-type="float">
            <text:p>25.57</text:p>
          </table:table-cell>
          <table:table-cell office:value-type="float" office:value="165.89" calcext:value-type="float">
            <text:p>165.8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353" calcext:value-type="float">
            <text:p>5.353</text:p>
          </table:table-cell>
          <table:table-cell/>
          <table:table-cell office:value-type="float" office:value="-187.41" calcext:value-type="float">
            <text:p>-187.41</text:p>
          </table:table-cell>
          <table:table-cell office:value-type="float" office:value="128.29" calcext:value-type="float">
            <text:p>128.29</text:p>
          </table:table-cell>
          <table:table-cell office:value-type="float" office:value="989.69" calcext:value-type="float">
            <text:p>989.69</text:p>
          </table:table-cell>
          <table:table-cell office:value-type="float" office:value="-5.33" calcext:value-type="float">
            <text:p>-5.33</text:p>
          </table:table-cell>
          <table:table-cell office:value-type="float" office:value="25.24" calcext:value-type="float">
            <text:p>25.24</text:p>
          </table:table-cell>
          <table:table-cell office:value-type="float" office:value="165.21" calcext:value-type="float">
            <text:p>165.21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403" calcext:value-type="float">
            <text:p>5.403</text:p>
          </table:table-cell>
          <table:table-cell/>
          <table:table-cell office:value-type="float" office:value="-184.77" calcext:value-type="float">
            <text:p>-184.77</text:p>
          </table:table-cell>
          <table:table-cell office:value-type="float" office:value="129.2" calcext:value-type="float">
            <text:p>129.2</text:p>
          </table:table-cell>
          <table:table-cell office:value-type="float" office:value="992.19" calcext:value-type="float">
            <text:p>992.19</text:p>
          </table:table-cell>
          <table:table-cell office:value-type="float" office:value="-4.57" calcext:value-type="float">
            <text:p>-4.57</text:p>
          </table:table-cell>
          <table:table-cell office:value-type="float" office:value="25.27" calcext:value-type="float">
            <text:p>25.27</text:p>
          </table:table-cell>
          <table:table-cell office:value-type="float" office:value="166.39" calcext:value-type="float">
            <text:p>166.3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454" calcext:value-type="float">
            <text:p>5.454</text:p>
          </table:table-cell>
          <table:table-cell/>
          <table:table-cell office:value-type="float" office:value="-184.88" calcext:value-type="float">
            <text:p>-184.88</text:p>
          </table:table-cell>
          <table:table-cell office:value-type="float" office:value="130.05" calcext:value-type="float">
            <text:p>130.05</text:p>
          </table:table-cell>
          <table:table-cell office:value-type="float" office:value="995.3" calcext:value-type="float">
            <text:p>995.3</text:p>
          </table:table-cell>
          <table:table-cell office:value-type="float" office:value="-4.07" calcext:value-type="float">
            <text:p>-4.07</text:p>
          </table:table-cell>
          <table:table-cell office:value-type="float" office:value="24.54" calcext:value-type="float">
            <text:p>24.54</text:p>
          </table:table-cell>
          <table:table-cell office:value-type="float" office:value="165.14" calcext:value-type="float">
            <text:p>165.1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502" calcext:value-type="float">
            <text:p>5.502</text:p>
          </table:table-cell>
          <table:table-cell/>
          <table:table-cell office:value-type="float" office:value="-183.47" calcext:value-type="float">
            <text:p>-183.47</text:p>
          </table:table-cell>
          <table:table-cell office:value-type="float" office:value="129.33" calcext:value-type="float">
            <text:p>129.33</text:p>
          </table:table-cell>
          <table:table-cell office:value-type="float" office:value="990.99" calcext:value-type="float">
            <text:p>990.99</text:p>
          </table:table-cell>
          <table:table-cell office:value-type="float" office:value="-3.94" calcext:value-type="float">
            <text:p>-3.94</text:p>
          </table:table-cell>
          <table:table-cell office:value-type="float" office:value="26.1" calcext:value-type="float">
            <text:p>26.1</text:p>
          </table:table-cell>
          <table:table-cell office:value-type="float" office:value="165.89" calcext:value-type="float">
            <text:p>165.8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554" calcext:value-type="float">
            <text:p>5.554</text:p>
          </table:table-cell>
          <table:table-cell/>
          <table:table-cell office:value-type="float" office:value="-184.91" calcext:value-type="float">
            <text:p>-184.91</text:p>
          </table:table-cell>
          <table:table-cell office:value-type="float" office:value="129.46" calcext:value-type="float">
            <text:p>129.46</text:p>
          </table:table-cell>
          <table:table-cell office:value-type="float" office:value="995.47" calcext:value-type="float">
            <text:p>995.47</text:p>
          </table:table-cell>
          <table:table-cell office:value-type="float" office:value="-5.01" calcext:value-type="float">
            <text:p>-5.01</text:p>
          </table:table-cell>
          <table:table-cell office:value-type="float" office:value="25.65" calcext:value-type="float">
            <text:p>25.65</text:p>
          </table:table-cell>
          <table:table-cell office:value-type="float" office:value="165.18" calcext:value-type="float">
            <text:p>165.18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604" calcext:value-type="float">
            <text:p>5.604</text:p>
          </table:table-cell>
          <table:table-cell/>
          <table:table-cell office:value-type="float" office:value="-185.24" calcext:value-type="float">
            <text:p>-185.24</text:p>
          </table:table-cell>
          <table:table-cell office:value-type="float" office:value="128.67" calcext:value-type="float">
            <text:p>128.67</text:p>
          </table:table-cell>
          <table:table-cell office:value-type="float" office:value="996.46" calcext:value-type="float">
            <text:p>996.46</text:p>
          </table:table-cell>
          <table:table-cell office:value-type="float" office:value="-3.52" calcext:value-type="float">
            <text:p>-3.52</text:p>
          </table:table-cell>
          <table:table-cell office:value-type="float" office:value="26.3" calcext:value-type="float">
            <text:p>26.3</text:p>
          </table:table-cell>
          <table:table-cell office:value-type="float" office:value="166.03" calcext:value-type="float">
            <text:p>166.0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655" calcext:value-type="float">
            <text:p>5.655</text:p>
          </table:table-cell>
          <table:table-cell/>
          <table:table-cell office:value-type="float" office:value="-186.52" calcext:value-type="float">
            <text:p>-186.52</text:p>
          </table:table-cell>
          <table:table-cell office:value-type="float" office:value="128.57" calcext:value-type="float">
            <text:p>128.57</text:p>
          </table:table-cell>
          <table:table-cell office:value-type="float" office:value="1001.7" calcext:value-type="float">
            <text:p>1001.7</text:p>
          </table:table-cell>
          <table:table-cell office:value-type="float" office:value="-4.6" calcext:value-type="float">
            <text:p>-4.6</text:p>
          </table:table-cell>
          <table:table-cell office:value-type="float" office:value="25.77" calcext:value-type="float">
            <text:p>25.77</text:p>
          </table:table-cell>
          <table:table-cell office:value-type="float" office:value="165.27" calcext:value-type="float">
            <text:p>165.2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703" calcext:value-type="float">
            <text:p>5.703</text:p>
          </table:table-cell>
          <table:table-cell/>
          <table:table-cell office:value-type="float" office:value="-186.87" calcext:value-type="float">
            <text:p>-186.87</text:p>
          </table:table-cell>
          <table:table-cell office:value-type="float" office:value="129.21" calcext:value-type="float">
            <text:p>129.21</text:p>
          </table:table-cell>
          <table:table-cell office:value-type="float" office:value="1001.85" calcext:value-type="float">
            <text:p>1001.85</text:p>
          </table:table-cell>
          <table:table-cell office:value-type="float" office:value="-3.83" calcext:value-type="float">
            <text:p>-3.83</text:p>
          </table:table-cell>
          <table:table-cell office:value-type="float" office:value="25.79" calcext:value-type="float">
            <text:p>25.79</text:p>
          </table:table-cell>
          <table:table-cell office:value-type="float" office:value="165.34" calcext:value-type="float">
            <text:p>165.3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755" calcext:value-type="float">
            <text:p>5.755</text:p>
          </table:table-cell>
          <table:table-cell/>
          <table:table-cell office:value-type="float" office:value="-187.16" calcext:value-type="float">
            <text:p>-187.16</text:p>
          </table:table-cell>
          <table:table-cell office:value-type="float" office:value="129.53" calcext:value-type="float">
            <text:p>129.53</text:p>
          </table:table-cell>
          <table:table-cell office:value-type="float" office:value="995.78" calcext:value-type="float">
            <text:p>995.78</text:p>
          </table:table-cell>
          <table:table-cell office:value-type="float" office:value="-5.18" calcext:value-type="float">
            <text:p>-5.18</text:p>
          </table:table-cell>
          <table:table-cell office:value-type="float" office:value="26.66" calcext:value-type="float">
            <text:p>26.66</text:p>
          </table:table-cell>
          <table:table-cell office:value-type="float" office:value="165.29" calcext:value-type="float">
            <text:p>165.2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804" calcext:value-type="float">
            <text:p>5.804</text:p>
          </table:table-cell>
          <table:table-cell/>
          <table:table-cell office:value-type="float" office:value="-187.31" calcext:value-type="float">
            <text:p>-187.31</text:p>
          </table:table-cell>
          <table:table-cell office:value-type="float" office:value="129.15" calcext:value-type="float">
            <text:p>129.15</text:p>
          </table:table-cell>
          <table:table-cell office:value-type="float" office:value="991.56" calcext:value-type="float">
            <text:p>991.56</text:p>
          </table:table-cell>
          <table:table-cell office:value-type="float" office:value="-4.85" calcext:value-type="float">
            <text:p>-4.85</text:p>
          </table:table-cell>
          <table:table-cell office:value-type="float" office:value="26.9" calcext:value-type="float">
            <text:p>26.9</text:p>
          </table:table-cell>
          <table:table-cell office:value-type="float" office:value="165.92" calcext:value-type="float">
            <text:p>165.9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857" calcext:value-type="float">
            <text:p>5.857</text:p>
          </table:table-cell>
          <table:table-cell/>
          <table:table-cell office:value-type="float" office:value="-189.96" calcext:value-type="float">
            <text:p>-189.96</text:p>
          </table:table-cell>
          <table:table-cell office:value-type="float" office:value="128.89" calcext:value-type="float">
            <text:p>128.89</text:p>
          </table:table-cell>
          <table:table-cell office:value-type="float" office:value="991.65" calcext:value-type="float">
            <text:p>991.65</text:p>
          </table:table-cell>
          <table:table-cell office:value-type="float" office:value="-4.73" calcext:value-type="float">
            <text:p>-4.73</text:p>
          </table:table-cell>
          <table:table-cell office:value-type="float" office:value="26.24" calcext:value-type="float">
            <text:p>26.24</text:p>
          </table:table-cell>
          <table:table-cell office:value-type="float" office:value="166.54" calcext:value-type="float">
            <text:p>166.5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907" calcext:value-type="float">
            <text:p>5.907</text:p>
          </table:table-cell>
          <table:table-cell/>
          <table:table-cell office:value-type="float" office:value="-192.87" calcext:value-type="float">
            <text:p>-192.87</text:p>
          </table:table-cell>
          <table:table-cell office:value-type="float" office:value="130.14" calcext:value-type="float">
            <text:p>130.14</text:p>
          </table:table-cell>
          <table:table-cell office:value-type="float" office:value="1003.6" calcext:value-type="float">
            <text:p>1003.6</text:p>
          </table:table-cell>
          <table:table-cell office:value-type="float" office:value="-4.57" calcext:value-type="float">
            <text:p>-4.57</text:p>
          </table:table-cell>
          <table:table-cell office:value-type="float" office:value="25.31" calcext:value-type="float">
            <text:p>25.31</text:p>
          </table:table-cell>
          <table:table-cell office:value-type="float" office:value="166.45" calcext:value-type="float">
            <text:p>166.45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962" calcext:value-type="float">
            <text:p>5.962</text:p>
          </table:table-cell>
          <table:table-cell/>
          <table:table-cell office:value-type="float" office:value="-189.04" calcext:value-type="float">
            <text:p>-189.04</text:p>
          </table:table-cell>
          <table:table-cell office:value-type="float" office:value="128.01" calcext:value-type="float">
            <text:p>128.01</text:p>
          </table:table-cell>
          <table:table-cell office:value-type="float" office:value="986.02" calcext:value-type="float">
            <text:p>986.02</text:p>
          </table:table-cell>
          <table:table-cell office:value-type="float" office:value="-4.48" calcext:value-type="float">
            <text:p>-4.48</text:p>
          </table:table-cell>
          <table:table-cell office:value-type="float" office:value="27.25" calcext:value-type="float">
            <text:p>27.25</text:p>
          </table:table-cell>
          <table:table-cell office:value-type="float" office:value="166.7" calcext:value-type="float">
            <text:p>166.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.011" calcext:value-type="float">
            <text:p>6.011</text:p>
          </table:table-cell>
          <table:table-cell/>
          <table:table-cell office:value-type="float" office:value="-190.01" calcext:value-type="float">
            <text:p>-190.01</text:p>
          </table:table-cell>
          <table:table-cell office:value-type="float" office:value="129.7" calcext:value-type="float">
            <text:p>129.7</text:p>
          </table:table-cell>
          <table:table-cell office:value-type="float" office:value="996.8" calcext:value-type="float">
            <text:p>996.8</text:p>
          </table:table-cell>
          <table:table-cell office:value-type="float" office:value="-4.29" calcext:value-type="float">
            <text:p>-4.29</text:p>
          </table:table-cell>
          <table:table-cell office:value-type="float" office:value="25.93" calcext:value-type="float">
            <text:p>25.93</text:p>
          </table:table-cell>
          <table:table-cell office:value-type="float" office:value="165.93" calcext:value-type="float">
            <text:p>165.9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.061" calcext:value-type="float">
            <text:p>6.061</text:p>
          </table:table-cell>
          <table:table-cell/>
          <table:table-cell office:value-type="float" office:value="-187.37" calcext:value-type="float">
            <text:p>-187.37</text:p>
          </table:table-cell>
          <table:table-cell office:value-type="float" office:value="128.59" calcext:value-type="float">
            <text:p>128.59</text:p>
          </table:table-cell>
          <table:table-cell office:value-type="float" office:value="983.68" calcext:value-type="float">
            <text:p>983.68</text:p>
          </table:table-cell>
          <table:table-cell office:value-type="float" office:value="-3.77" calcext:value-type="float">
            <text:p>-3.77</text:p>
          </table:table-cell>
          <table:table-cell office:value-type="float" office:value="27.57" calcext:value-type="float">
            <text:p>27.57</text:p>
          </table:table-cell>
          <table:table-cell office:value-type="float" office:value="165.64" calcext:value-type="float">
            <text:p>165.64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/>
          <table:table-cell office:value-type="float" office:value="-191.25" calcext:value-type="float">
            <text:p>-191.25</text:p>
          </table:table-cell>
          <table:table-cell office:value-type="float" office:value="129.44" calcext:value-type="float">
            <text:p>129.44</text:p>
          </table:table-cell>
          <table:table-cell office:value-type="float" office:value="991.02" calcext:value-type="float">
            <text:p>991.02</text:p>
          </table:table-cell>
          <table:table-cell office:value-type="float" office:value="-4.06" calcext:value-type="float">
            <text:p>-4.06</text:p>
          </table:table-cell>
          <table:table-cell office:value-type="float" office:value="26.83" calcext:value-type="float">
            <text:p>26.83</text:p>
          </table:table-cell>
          <table:table-cell office:value-type="float" office:value="166.06" calcext:value-type="float">
            <text:p>166.0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.176" calcext:value-type="float">
            <text:p>6.176</text:p>
          </table:table-cell>
          <table:table-cell/>
          <table:table-cell office:value-type="float" office:value="-194.11" calcext:value-type="float">
            <text:p>-194.11</text:p>
          </table:table-cell>
          <table:table-cell office:value-type="float" office:value="129.97" calcext:value-type="float">
            <text:p>129.97</text:p>
          </table:table-cell>
          <table:table-cell office:value-type="float" office:value="996.16" calcext:value-type="float">
            <text:p>996.16</text:p>
          </table:table-cell>
          <table:table-cell office:value-type="float" office:value="-5.13" calcext:value-type="float">
            <text:p>-5.13</text:p>
          </table:table-cell>
          <table:table-cell office:value-type="float" office:value="26.23" calcext:value-type="float">
            <text:p>26.23</text:p>
          </table:table-cell>
          <table:table-cell office:value-type="float" office:value="165.36" calcext:value-type="float">
            <text:p>165.36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72" calcext:value-type="float">
            <text:p>5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.209" calcext:value-type="float">
            <text:p>6.209</text:p>
          </table:table-cell>
          <table:table-cell/>
          <table:table-cell office:value-type="float" office:value="-192.8" calcext:value-type="float">
            <text:p>-192.8</text:p>
          </table:table-cell>
          <table:table-cell office:value-type="float" office:value="128.28" calcext:value-type="float">
            <text:p>128.28</text:p>
          </table:table-cell>
          <table:table-cell office:value-type="float" office:value="985.43" calcext:value-type="float">
            <text:p>985.43</text:p>
          </table:table-cell>
          <table:table-cell office:value-type="float" office:value="-5.34" calcext:value-type="float">
            <text:p>-5.34</text:p>
          </table:table-cell>
          <table:table-cell office:value-type="float" office:value="27.52" calcext:value-type="float">
            <text:p>27.52</text:p>
          </table:table-cell>
          <table:table-cell office:value-type="float" office:value="166.07" calcext:value-type="float">
            <text:p>166.0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258" calcext:value-type="float">
            <text:p>6.258</text:p>
          </table:table-cell>
          <table:table-cell/>
          <table:table-cell office:value-type="float" office:value="-197.12" calcext:value-type="float">
            <text:p>-197.12</text:p>
          </table:table-cell>
          <table:table-cell office:value-type="float" office:value="128.36" calcext:value-type="float">
            <text:p>128.36</text:p>
          </table:table-cell>
          <table:table-cell office:value-type="float" office:value="991.62" calcext:value-type="float">
            <text:p>991.62</text:p>
          </table:table-cell>
          <table:table-cell office:value-type="float" office:value="-4.84" calcext:value-type="float">
            <text:p>-4.84</text:p>
          </table:table-cell>
          <table:table-cell office:value-type="float" office:value="27" calcext:value-type="float">
            <text:p>27</text:p>
          </table:table-cell>
          <table:table-cell office:value-type="float" office:value="166.7" calcext:value-type="float">
            <text:p>166.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303" calcext:value-type="float">
            <text:p>6.303</text:p>
          </table:table-cell>
          <table:table-cell/>
          <table:table-cell office:value-type="float" office:value="-199.46" calcext:value-type="float">
            <text:p>-199.46</text:p>
          </table:table-cell>
          <table:table-cell office:value-type="float" office:value="129.55" calcext:value-type="float">
            <text:p>129.55</text:p>
          </table:table-cell>
          <table:table-cell office:value-type="float" office:value="997.1" calcext:value-type="float">
            <text:p>997.1</text:p>
          </table:table-cell>
          <table:table-cell office:value-type="float" office:value="-5.17" calcext:value-type="float">
            <text:p>-5.17</text:p>
          </table:table-cell>
          <table:table-cell office:value-type="float" office:value="26.46" calcext:value-type="float">
            <text:p>26.46</text:p>
          </table:table-cell>
          <table:table-cell office:value-type="float" office:value="166.03" calcext:value-type="float">
            <text:p>166.0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359" calcext:value-type="float">
            <text:p>6.359</text:p>
          </table:table-cell>
          <table:table-cell/>
          <table:table-cell office:value-type="float" office:value="-198.69" calcext:value-type="float">
            <text:p>-198.69</text:p>
          </table:table-cell>
          <table:table-cell office:value-type="float" office:value="128.36" calcext:value-type="float">
            <text:p>128.36</text:p>
          </table:table-cell>
          <table:table-cell office:value-type="float" office:value="985.45" calcext:value-type="float">
            <text:p>985.45</text:p>
          </table:table-cell>
          <table:table-cell office:value-type="float" office:value="-5.48" calcext:value-type="float">
            <text:p>-5.48</text:p>
          </table:table-cell>
          <table:table-cell office:value-type="float" office:value="28.3" calcext:value-type="float">
            <text:p>28.3</text:p>
          </table:table-cell>
          <table:table-cell office:value-type="float" office:value="166.17" calcext:value-type="float">
            <text:p>166.1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/>
          <table:table-cell office:value-type="float" office:value="-202.77" calcext:value-type="float">
            <text:p>-202.77</text:p>
          </table:table-cell>
          <table:table-cell office:value-type="float" office:value="128.77" calcext:value-type="float">
            <text:p>128.77</text:p>
          </table:table-cell>
          <table:table-cell office:value-type="float" office:value="991.82" calcext:value-type="float">
            <text:p>991.82</text:p>
          </table:table-cell>
          <table:table-cell office:value-type="float" office:value="-5.77" calcext:value-type="float">
            <text:p>-5.77</text:p>
          </table:table-cell>
          <table:table-cell office:value-type="float" office:value="27.68" calcext:value-type="float">
            <text:p>27.68</text:p>
          </table:table-cell>
          <table:table-cell office:value-type="float" office:value="166.68" calcext:value-type="float">
            <text:p>166.6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458" calcext:value-type="float">
            <text:p>6.458</text:p>
          </table:table-cell>
          <table:table-cell/>
          <table:table-cell office:value-type="float" office:value="-204.28" calcext:value-type="float">
            <text:p>-204.28</text:p>
          </table:table-cell>
          <table:table-cell office:value-type="float" office:value="128.05" calcext:value-type="float">
            <text:p>128.05</text:p>
          </table:table-cell>
          <table:table-cell office:value-type="float" office:value="990.86" calcext:value-type="float">
            <text:p>990.86</text:p>
          </table:table-cell>
          <table:table-cell office:value-type="float" office:value="-5.64" calcext:value-type="float">
            <text:p>-5.64</text:p>
          </table:table-cell>
          <table:table-cell office:value-type="float" office:value="27.13" calcext:value-type="float">
            <text:p>27.13</text:p>
          </table:table-cell>
          <table:table-cell office:value-type="float" office:value="166.2" calcext:value-type="float">
            <text:p>166.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506" calcext:value-type="float">
            <text:p>6.506</text:p>
          </table:table-cell>
          <table:table-cell/>
          <table:table-cell office:value-type="float" office:value="-205.94" calcext:value-type="float">
            <text:p>-205.94</text:p>
          </table:table-cell>
          <table:table-cell office:value-type="float" office:value="127.82" calcext:value-type="float">
            <text:p>127.82</text:p>
          </table:table-cell>
          <table:table-cell office:value-type="float" office:value="991.36" calcext:value-type="float">
            <text:p>991.36</text:p>
          </table:table-cell>
          <table:table-cell office:value-type="float" office:value="-5.63" calcext:value-type="float">
            <text:p>-5.63</text:p>
          </table:table-cell>
          <table:table-cell office:value-type="float" office:value="26.96" calcext:value-type="float">
            <text:p>26.96</text:p>
          </table:table-cell>
          <table:table-cell office:value-type="float" office:value="166.18" calcext:value-type="float">
            <text:p>166.1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556" calcext:value-type="float">
            <text:p>6.556</text:p>
          </table:table-cell>
          <table:table-cell/>
          <table:table-cell office:value-type="float" office:value="-206.69" calcext:value-type="float">
            <text:p>-206.69</text:p>
          </table:table-cell>
          <table:table-cell office:value-type="float" office:value="126.91" calcext:value-type="float">
            <text:p>126.91</text:p>
          </table:table-cell>
          <table:table-cell office:value-type="float" office:value="985.25" calcext:value-type="float">
            <text:p>985.25</text:p>
          </table:table-cell>
          <table:table-cell office:value-type="float" office:value="-6.17" calcext:value-type="float">
            <text:p>-6.17</text:p>
          </table:table-cell>
          <table:table-cell office:value-type="float" office:value="27.78" calcext:value-type="float">
            <text:p>27.78</text:p>
          </table:table-cell>
          <table:table-cell office:value-type="float" office:value="166.21" calcext:value-type="float">
            <text:p>166.2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606" calcext:value-type="float">
            <text:p>6.606</text:p>
          </table:table-cell>
          <table:table-cell/>
          <table:table-cell office:value-type="float" office:value="-206.75" calcext:value-type="float">
            <text:p>-206.75</text:p>
          </table:table-cell>
          <table:table-cell office:value-type="float" office:value="127.55" calcext:value-type="float">
            <text:p>127.55</text:p>
          </table:table-cell>
          <table:table-cell office:value-type="float" office:value="985.5" calcext:value-type="float">
            <text:p>985.5</text:p>
          </table:table-cell>
          <table:table-cell office:value-type="float" office:value="-6.35" calcext:value-type="float">
            <text:p>-6.35</text:p>
          </table:table-cell>
          <table:table-cell office:value-type="float" office:value="28.82" calcext:value-type="float">
            <text:p>28.82</text:p>
          </table:table-cell>
          <table:table-cell office:value-type="float" office:value="166.23" calcext:value-type="float">
            <text:p>166.2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658" calcext:value-type="float">
            <text:p>6.658</text:p>
          </table:table-cell>
          <table:table-cell/>
          <table:table-cell office:value-type="float" office:value="-207.38" calcext:value-type="float">
            <text:p>-207.38</text:p>
          </table:table-cell>
          <table:table-cell office:value-type="float" office:value="128.69" calcext:value-type="float">
            <text:p>128.69</text:p>
          </table:table-cell>
          <table:table-cell office:value-type="float" office:value="990.75" calcext:value-type="float">
            <text:p>990.75</text:p>
          </table:table-cell>
          <table:table-cell office:value-type="float" office:value="-5.64" calcext:value-type="float">
            <text:p>-5.64</text:p>
          </table:table-cell>
          <table:table-cell office:value-type="float" office:value="26.97" calcext:value-type="float">
            <text:p>26.97</text:p>
          </table:table-cell>
          <table:table-cell office:value-type="float" office:value="166.2" calcext:value-type="float">
            <text:p>166.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706" calcext:value-type="float">
            <text:p>6.706</text:p>
          </table:table-cell>
          <table:table-cell/>
          <table:table-cell office:value-type="float" office:value="-207.68" calcext:value-type="float">
            <text:p>-207.68</text:p>
          </table:table-cell>
          <table:table-cell office:value-type="float" office:value="128.07" calcext:value-type="float">
            <text:p>128.07</text:p>
          </table:table-cell>
          <table:table-cell office:value-type="float" office:value="990.7" calcext:value-type="float">
            <text:p>990.7</text:p>
          </table:table-cell>
          <table:table-cell office:value-type="float" office:value="-5.64" calcext:value-type="float">
            <text:p>-5.64</text:p>
          </table:table-cell>
          <table:table-cell office:value-type="float" office:value="26.95" calcext:value-type="float">
            <text:p>26.95</text:p>
          </table:table-cell>
          <table:table-cell office:value-type="float" office:value="166.19" calcext:value-type="float">
            <text:p>166.1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758" calcext:value-type="float">
            <text:p>6.758</text:p>
          </table:table-cell>
          <table:table-cell/>
          <table:table-cell office:value-type="float" office:value="-207.32" calcext:value-type="float">
            <text:p>-207.32</text:p>
          </table:table-cell>
          <table:table-cell office:value-type="float" office:value="126.82" calcext:value-type="float">
            <text:p>126.82</text:p>
          </table:table-cell>
          <table:table-cell office:value-type="float" office:value="984.55" calcext:value-type="float">
            <text:p>984.55</text:p>
          </table:table-cell>
          <table:table-cell office:value-type="float" office:value="-6.25" calcext:value-type="float">
            <text:p>-6.25</text:p>
          </table:table-cell>
          <table:table-cell office:value-type="float" office:value="28.32" calcext:value-type="float">
            <text:p>28.32</text:p>
          </table:table-cell>
          <table:table-cell office:value-type="float" office:value="165.72" calcext:value-type="float">
            <text:p>165.7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807" calcext:value-type="float">
            <text:p>6.807</text:p>
          </table:table-cell>
          <table:table-cell/>
          <table:table-cell office:value-type="float" office:value="-207.65" calcext:value-type="float">
            <text:p>-207.65</text:p>
          </table:table-cell>
          <table:table-cell office:value-type="float" office:value="127.64" calcext:value-type="float">
            <text:p>127.64</text:p>
          </table:table-cell>
          <table:table-cell office:value-type="float" office:value="986.09" calcext:value-type="float">
            <text:p>986.09</text:p>
          </table:table-cell>
          <table:table-cell office:value-type="float" office:value="-6.24" calcext:value-type="float">
            <text:p>-6.24</text:p>
          </table:table-cell>
          <table:table-cell office:value-type="float" office:value="28.23" calcext:value-type="float">
            <text:p>28.23</text:p>
          </table:table-cell>
          <table:table-cell office:value-type="float" office:value="166.79" calcext:value-type="float">
            <text:p>166.7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/>
          <table:table-cell office:value-type="float" office:value="-207.59" calcext:value-type="float">
            <text:p>-207.59</text:p>
          </table:table-cell>
          <table:table-cell office:value-type="float" office:value="130.25" calcext:value-type="float">
            <text:p>130.25</text:p>
          </table:table-cell>
          <table:table-cell office:value-type="float" office:value="996.94" calcext:value-type="float">
            <text:p>996.94</text:p>
          </table:table-cell>
          <table:table-cell office:value-type="float" office:value="-6.67" calcext:value-type="float">
            <text:p>-6.67</text:p>
          </table:table-cell>
          <table:table-cell office:value-type="float" office:value="25.8" calcext:value-type="float">
            <text:p>25.8</text:p>
          </table:table-cell>
          <table:table-cell office:value-type="float" office:value="165.91" calcext:value-type="float">
            <text:p>165.9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/>
          <table:table-cell office:value-type="float" office:value="-202.35" calcext:value-type="float">
            <text:p>-202.35</text:p>
          </table:table-cell>
          <table:table-cell office:value-type="float" office:value="130.29" calcext:value-type="float">
            <text:p>130.29</text:p>
          </table:table-cell>
          <table:table-cell office:value-type="float" office:value="985.82" calcext:value-type="float">
            <text:p>985.82</text:p>
          </table:table-cell>
          <table:table-cell office:value-type="float" office:value="-5.22" calcext:value-type="float">
            <text:p>-5.22</text:p>
          </table:table-cell>
          <table:table-cell office:value-type="float" office:value="26.45" calcext:value-type="float">
            <text:p>26.45</text:p>
          </table:table-cell>
          <table:table-cell office:value-type="float" office:value="166.64" calcext:value-type="float">
            <text:p>166.6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.959" calcext:value-type="float">
            <text:p>6.959</text:p>
          </table:table-cell>
          <table:table-cell/>
          <table:table-cell office:value-type="float" office:value="-198.75" calcext:value-type="float">
            <text:p>-198.75</text:p>
          </table:table-cell>
          <table:table-cell office:value-type="float" office:value="131.91" calcext:value-type="float">
            <text:p>131.91</text:p>
          </table:table-cell>
          <table:table-cell office:value-type="float" office:value="980.93" calcext:value-type="float">
            <text:p>980.93</text:p>
          </table:table-cell>
          <table:table-cell office:value-type="float" office:value="-5.47" calcext:value-type="float">
            <text:p>-5.47</text:p>
          </table:table-cell>
          <table:table-cell office:value-type="float" office:value="25.21" calcext:value-type="float">
            <text:p>25.21</text:p>
          </table:table-cell>
          <table:table-cell office:value-type="float" office:value="167.55" calcext:value-type="float">
            <text:p>167.5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006" calcext:value-type="float">
            <text:p>7.006</text:p>
          </table:table-cell>
          <table:table-cell/>
          <table:table-cell office:value-type="float" office:value="-190.38" calcext:value-type="float">
            <text:p>-190.38</text:p>
          </table:table-cell>
          <table:table-cell office:value-type="float" office:value="133.83" calcext:value-type="float">
            <text:p>133.83</text:p>
          </table:table-cell>
          <table:table-cell office:value-type="float" office:value="971.01" calcext:value-type="float">
            <text:p>971.01</text:p>
          </table:table-cell>
          <table:table-cell office:value-type="float" office:value="-3.89" calcext:value-type="float">
            <text:p>-3.89</text:p>
          </table:table-cell>
          <table:table-cell office:value-type="float" office:value="24.21" calcext:value-type="float">
            <text:p>24.21</text:p>
          </table:table-cell>
          <table:table-cell office:value-type="float" office:value="169.76" calcext:value-type="float">
            <text:p>169.7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057" calcext:value-type="float">
            <text:p>7.057</text:p>
          </table:table-cell>
          <table:table-cell/>
          <table:table-cell office:value-type="float" office:value="-180.12" calcext:value-type="float">
            <text:p>-180.12</text:p>
          </table:table-cell>
          <table:table-cell office:value-type="float" office:value="136.15" calcext:value-type="float">
            <text:p>136.15</text:p>
          </table:table-cell>
          <table:table-cell office:value-type="float" office:value="955.05" calcext:value-type="float">
            <text:p>955.05</text:p>
          </table:table-cell>
          <table:table-cell office:value-type="float" office:value="-2.05" calcext:value-type="float">
            <text:p>-2.05</text:p>
          </table:table-cell>
          <table:table-cell office:value-type="float" office:value="23.69" calcext:value-type="float">
            <text:p>23.69</text:p>
          </table:table-cell>
          <table:table-cell office:value-type="float" office:value="171.54" calcext:value-type="float">
            <text:p>171.5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106" calcext:value-type="float">
            <text:p>7.106</text:p>
          </table:table-cell>
          <table:table-cell/>
          <table:table-cell office:value-type="float" office:value="-170.49" calcext:value-type="float">
            <text:p>-170.49</text:p>
          </table:table-cell>
          <table:table-cell office:value-type="float" office:value="138.06" calcext:value-type="float">
            <text:p>138.06</text:p>
          </table:table-cell>
          <table:table-cell office:value-type="float" office:value="949.59" calcext:value-type="float">
            <text:p>949.59</text:p>
          </table:table-cell>
          <table:table-cell office:value-type="float" office:value="-2.46" calcext:value-type="float">
            <text:p>-2.46</text:p>
          </table:table-cell>
          <table:table-cell office:value-type="float" office:value="23.44" calcext:value-type="float">
            <text:p>23.44</text:p>
          </table:table-cell>
          <table:table-cell office:value-type="float" office:value="170.67" calcext:value-type="float">
            <text:p>170.6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155" calcext:value-type="float">
            <text:p>7.155</text:p>
          </table:table-cell>
          <table:table-cell/>
          <table:table-cell office:value-type="float" office:value="-157.77" calcext:value-type="float">
            <text:p>-157.77</text:p>
          </table:table-cell>
          <table:table-cell office:value-type="float" office:value="143.52" calcext:value-type="float">
            <text:p>143.52</text:p>
          </table:table-cell>
          <table:table-cell office:value-type="float" office:value="942.55" calcext:value-type="float">
            <text:p>942.55</text:p>
          </table:table-cell>
          <table:table-cell office:value-type="float" office:value="-0.07" calcext:value-type="float">
            <text:p>-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173.99" calcext:value-type="float">
            <text:p>173.9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203" calcext:value-type="float">
            <text:p>7.203</text:p>
          </table:table-cell>
          <table:table-cell/>
          <table:table-cell office:value-type="float" office:value="-143.91" calcext:value-type="float">
            <text:p>-143.91</text:p>
          </table:table-cell>
          <table:table-cell office:value-type="float" office:value="146.74" calcext:value-type="float">
            <text:p>146.74</text:p>
          </table:table-cell>
          <table:table-cell office:value-type="float" office:value="927.68" calcext:value-type="float">
            <text:p>927.68</text:p>
          </table:table-cell>
          <table:table-cell office:value-type="float" office:value="-0.81" calcext:value-type="float">
            <text:p>-0.81</text:p>
          </table:table-cell>
          <table:table-cell office:value-type="float" office:value="20" calcext:value-type="float">
            <text:p>20</text:p>
          </table:table-cell>
          <table:table-cell office:value-type="float" office:value="173.44" calcext:value-type="float">
            <text:p>173.4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254" calcext:value-type="float">
            <text:p>7.254</text:p>
          </table:table-cell>
          <table:table-cell/>
          <table:table-cell office:value-type="float" office:value="-133.3" calcext:value-type="float">
            <text:p>-133.3</text:p>
          </table:table-cell>
          <table:table-cell office:value-type="float" office:value="149.49" calcext:value-type="float">
            <text:p>149.49</text:p>
          </table:table-cell>
          <table:table-cell office:value-type="float" office:value="915.05" calcext:value-type="float">
            <text:p>915.05</text:p>
          </table:table-cell>
          <table:table-cell office:value-type="float" office:value="0.42" calcext:value-type="float">
            <text:p>0.42</text:p>
          </table:table-cell>
          <table:table-cell office:value-type="float" office:value="19.95" calcext:value-type="float">
            <text:p>19.95</text:p>
          </table:table-cell>
          <table:table-cell office:value-type="float" office:value="175.25" calcext:value-type="float">
            <text:p>175.2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303" calcext:value-type="float">
            <text:p>7.303</text:p>
          </table:table-cell>
          <table:table-cell/>
          <table:table-cell office:value-type="float" office:value="-122.19" calcext:value-type="float">
            <text:p>-122.19</text:p>
          </table:table-cell>
          <table:table-cell office:value-type="float" office:value="153.79" calcext:value-type="float">
            <text:p>153.79</text:p>
          </table:table-cell>
          <table:table-cell office:value-type="float" office:value="908.3" calcext:value-type="float">
            <text:p>908.3</text:p>
          </table:table-cell>
          <table:table-cell office:value-type="float" office:value="1.3" calcext:value-type="float">
            <text:p>1.3</text:p>
          </table:table-cell>
          <table:table-cell office:value-type="float" office:value="20.02" calcext:value-type="float">
            <text:p>20.02</text:p>
          </table:table-cell>
          <table:table-cell office:value-type="float" office:value="175.72" calcext:value-type="float">
            <text:p>175.7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353" calcext:value-type="float">
            <text:p>7.353</text:p>
          </table:table-cell>
          <table:table-cell/>
          <table:table-cell office:value-type="float" office:value="-99.31" calcext:value-type="float">
            <text:p>-99.31</text:p>
          </table:table-cell>
          <table:table-cell office:value-type="float" office:value="160.74" calcext:value-type="float">
            <text:p>160.74</text:p>
          </table:table-cell>
          <table:table-cell office:value-type="float" office:value="896.25" calcext:value-type="float">
            <text:p>896.25</text:p>
          </table:table-cell>
          <table:table-cell office:value-type="float" office:value="2.39" calcext:value-type="float">
            <text:p>2.39</text:p>
          </table:table-cell>
          <table:table-cell office:value-type="float" office:value="16.05" calcext:value-type="float">
            <text:p>16.0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401" calcext:value-type="float">
            <text:p>7.401</text:p>
          </table:table-cell>
          <table:table-cell/>
          <table:table-cell office:value-type="float" office:value="-89.55" calcext:value-type="float">
            <text:p>-89.55</text:p>
          </table:table-cell>
          <table:table-cell office:value-type="float" office:value="163.94" calcext:value-type="float">
            <text:p>163.94</text:p>
          </table:table-cell>
          <table:table-cell office:value-type="float" office:value="888.45" calcext:value-type="float">
            <text:p>888.45</text:p>
          </table:table-cell>
          <table:table-cell office:value-type="float" office:value="2.14" calcext:value-type="float">
            <text:p>2.14</text:p>
          </table:table-cell>
          <table:table-cell office:value-type="float" office:value="17.01" calcext:value-type="float">
            <text:p>17.01</text:p>
          </table:table-cell>
          <table:table-cell office:value-type="float" office:value="175.73" calcext:value-type="float">
            <text:p>175.7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453" calcext:value-type="float">
            <text:p>7.453</text:p>
          </table:table-cell>
          <table:table-cell/>
          <table:table-cell office:value-type="float" office:value="-86.44" calcext:value-type="float">
            <text:p>-86.44</text:p>
          </table:table-cell>
          <table:table-cell office:value-type="float" office:value="165.35" calcext:value-type="float">
            <text:p>165.35</text:p>
          </table:table-cell>
          <table:table-cell office:value-type="float" office:value="890.39" calcext:value-type="float">
            <text:p>890.39</text:p>
          </table:table-cell>
          <table:table-cell office:value-type="float" office:value="1.47" calcext:value-type="float">
            <text:p>1.47</text:p>
          </table:table-cell>
          <table:table-cell office:value-type="float" office:value="17.07" calcext:value-type="float">
            <text:p>17.07</text:p>
          </table:table-cell>
          <table:table-cell office:value-type="float" office:value="173.99" calcext:value-type="float">
            <text:p>173.9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/>
          <table:table-cell office:value-type="float" office:value="-66.13" calcext:value-type="float">
            <text:p>-66.13</text:p>
          </table:table-cell>
          <table:table-cell office:value-type="float" office:value="169.91" calcext:value-type="float">
            <text:p>169.91</text:p>
          </table:table-cell>
          <table:table-cell office:value-type="float" office:value="863.33" calcext:value-type="float">
            <text:p>863.33</text:p>
          </table:table-cell>
          <table:table-cell office:value-type="float" office:value="0.58" calcext:value-type="float">
            <text:p>0.58</text:p>
          </table:table-cell>
          <table:table-cell office:value-type="float" office:value="16.73" calcext:value-type="float">
            <text:p>16.73</text:p>
          </table:table-cell>
          <table:table-cell office:value-type="float" office:value="179.21" calcext:value-type="float">
            <text:p>179.2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553" calcext:value-type="float">
            <text:p>7.553</text:p>
          </table:table-cell>
          <table:table-cell/>
          <table:table-cell office:value-type="float" office:value="-60.63" calcext:value-type="float">
            <text:p>-60.63</text:p>
          </table:table-cell>
          <table:table-cell office:value-type="float" office:value="173.89" calcext:value-type="float">
            <text:p>173.89</text:p>
          </table:table-cell>
          <table:table-cell office:value-type="float" office:value="870.22" calcext:value-type="float">
            <text:p>870.22</text:p>
          </table:table-cell>
          <table:table-cell office:value-type="float" office:value="0.22" calcext:value-type="float">
            <text:p>0.22</text:p>
          </table:table-cell>
          <table:table-cell office:value-type="float" office:value="18.5" calcext:value-type="float">
            <text:p>18.5</text:p>
          </table:table-cell>
          <table:table-cell office:value-type="float" office:value="175.92" calcext:value-type="float">
            <text:p>175.9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602" calcext:value-type="float">
            <text:p>7.602</text:p>
          </table:table-cell>
          <table:table-cell/>
          <table:table-cell office:value-type="float" office:value="-40.62" calcext:value-type="float">
            <text:p>-40.62</text:p>
          </table:table-cell>
          <table:table-cell office:value-type="float" office:value="180.12" calcext:value-type="float">
            <text:p>180.12</text:p>
          </table:table-cell>
          <table:table-cell office:value-type="float" office:value="861.64" calcext:value-type="float">
            <text:p>861.64</text:p>
          </table:table-cell>
          <table:table-cell office:value-type="float" office:value="0.93" calcext:value-type="float">
            <text:p>0.93</text:p>
          </table:table-cell>
          <table:table-cell office:value-type="float" office:value="14.18" calcext:value-type="float">
            <text:p>14.18</text:p>
          </table:table-cell>
          <table:table-cell office:value-type="float" office:value="179.42" calcext:value-type="float">
            <text:p>179.4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653" calcext:value-type="float">
            <text:p>7.653</text:p>
          </table:table-cell>
          <table:table-cell/>
          <table:table-cell office:value-type="float" office:value="-37.45" calcext:value-type="float">
            <text:p>-37.45</text:p>
          </table:table-cell>
          <table:table-cell office:value-type="float" office:value="181.23" calcext:value-type="float">
            <text:p>181.23</text:p>
          </table:table-cell>
          <table:table-cell office:value-type="float" office:value="861.9" calcext:value-type="float">
            <text:p>861.9</text:p>
          </table:table-cell>
          <table:table-cell office:value-type="float" office:value="0.89" calcext:value-type="float">
            <text:p>0.89</text:p>
          </table:table-cell>
          <table:table-cell office:value-type="float" office:value="14.36" calcext:value-type="float">
            <text:p>14.36</text:p>
          </table:table-cell>
          <table:table-cell office:value-type="float" office:value="179.31" calcext:value-type="float">
            <text:p>179.3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701" calcext:value-type="float">
            <text:p>7.701</text:p>
          </table:table-cell>
          <table:table-cell/>
          <table:table-cell office:value-type="float" office:value="-31.64" calcext:value-type="float">
            <text:p>-31.64</text:p>
          </table:table-cell>
          <table:table-cell office:value-type="float" office:value="181.94" calcext:value-type="float">
            <text:p>181.94</text:p>
          </table:table-cell>
          <table:table-cell office:value-type="float" office:value="862.43" calcext:value-type="float">
            <text:p>862.43</text:p>
          </table:table-cell>
          <table:table-cell office:value-type="float" office:value="0.75" calcext:value-type="float">
            <text:p>0.75</text:p>
          </table:table-cell>
          <table:table-cell office:value-type="float" office:value="16.74" calcext:value-type="float">
            <text:p>16.74</text:p>
          </table:table-cell>
          <table:table-cell office:value-type="float" office:value="177.17" calcext:value-type="float">
            <text:p>177.1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754" calcext:value-type="float">
            <text:p>7.754</text:p>
          </table:table-cell>
          <table:table-cell/>
          <table:table-cell office:value-type="float" office:value="-19.44" calcext:value-type="float">
            <text:p>-19.44</text:p>
          </table:table-cell>
          <table:table-cell office:value-type="float" office:value="185.62" calcext:value-type="float">
            <text:p>185.62</text:p>
          </table:table-cell>
          <table:table-cell office:value-type="float" office:value="862.44" calcext:value-type="float">
            <text:p>862.44</text:p>
          </table:table-cell>
          <table:table-cell office:value-type="float" office:value="1.12" calcext:value-type="float">
            <text:p>1.12</text:p>
          </table:table-cell>
          <table:table-cell office:value-type="float" office:value="17.82" calcext:value-type="float">
            <text:p>17.82</text:p>
          </table:table-cell>
          <table:table-cell office:value-type="float" office:value="176.54" calcext:value-type="float">
            <text:p>176.5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801" calcext:value-type="float">
            <text:p>7.801</text:p>
          </table:table-cell>
          <table:table-cell/>
          <table:table-cell office:value-type="float" office:value="-11.03" calcext:value-type="float">
            <text:p>-11.03</text:p>
          </table:table-cell>
          <table:table-cell office:value-type="float" office:value="187.61" calcext:value-type="float">
            <text:p>187.61</text:p>
          </table:table-cell>
          <table:table-cell office:value-type="float" office:value="870.84" calcext:value-type="float">
            <text:p>870.84</text:p>
          </table:table-cell>
          <table:table-cell office:value-type="float" office:value="9.23" calcext:value-type="float">
            <text:p>9.23</text:p>
          </table:table-cell>
          <table:table-cell office:value-type="float" office:value="-16.66" calcext:value-type="float">
            <text:p>-16.66</text:p>
          </table:table-cell>
          <table:table-cell office:value-type="float" office:value="159.4" calcext:value-type="float">
            <text:p>159.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851" calcext:value-type="float">
            <text:p>7.851</text:p>
          </table:table-cell>
          <table:table-cell/>
          <table:table-cell office:value-type="float" office:value="-5.71" calcext:value-type="float">
            <text:p>-5.71</text:p>
          </table:table-cell>
          <table:table-cell office:value-type="float" office:value="189.63" calcext:value-type="float">
            <text:p>189.63</text:p>
          </table:table-cell>
          <table:table-cell office:value-type="float" office:value="875.27" calcext:value-type="float">
            <text:p>875.27</text:p>
          </table:table-cell>
          <table:table-cell office:value-type="float" office:value="1.87" calcext:value-type="float">
            <text:p>1.87</text:p>
          </table:table-cell>
          <table:table-cell office:value-type="float" office:value="18.07" calcext:value-type="float">
            <text:p>18.07</text:p>
          </table:table-cell>
          <table:table-cell office:value-type="float" office:value="175.04" calcext:value-type="float">
            <text:p>175.0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899" calcext:value-type="float">
            <text:p>7.899</text:p>
          </table:table-cell>
          <table:table-cell/>
          <table:table-cell office:value-type="float" office:value="-2.18" calcext:value-type="float">
            <text:p>-2.18</text:p>
          </table:table-cell>
          <table:table-cell office:value-type="float" office:value="190.18" calcext:value-type="float">
            <text:p>190.18</text:p>
          </table:table-cell>
          <table:table-cell office:value-type="float" office:value="885.54" calcext:value-type="float">
            <text:p>885.54</text:p>
          </table:table-cell>
          <table:table-cell office:value-type="float" office:value="2.2" calcext:value-type="float">
            <text:p>2.2</text:p>
          </table:table-cell>
          <table:table-cell office:value-type="float" office:value="13.82" calcext:value-type="float">
            <text:p>13.82</text:p>
          </table:table-cell>
          <table:table-cell office:value-type="float" office:value="174.78" calcext:value-type="float">
            <text:p>174.7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949" calcext:value-type="float">
            <text:p>7.949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191.45" calcext:value-type="float">
            <text:p>191.45</text:p>
          </table:table-cell>
          <table:table-cell office:value-type="float" office:value="890.96" calcext:value-type="float">
            <text:p>890.96</text:p>
          </table:table-cell>
          <table:table-cell office:value-type="float" office:value="2.98" calcext:value-type="float">
            <text:p>2.98</text:p>
          </table:table-cell>
          <table:table-cell office:value-type="float" office:value="15.12" calcext:value-type="float">
            <text:p>15.12</text:p>
          </table:table-cell>
          <table:table-cell office:value-type="float" office:value="173.27" calcext:value-type="float">
            <text:p>173.2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.997" calcext:value-type="float">
            <text:p>7.997</text:p>
          </table:table-cell>
          <table:table-cell/>
          <table:table-cell office:value-type="float" office:value="-2.03" calcext:value-type="float">
            <text:p>-2.03</text:p>
          </table:table-cell>
          <table:table-cell office:value-type="float" office:value="191.51" calcext:value-type="float">
            <text:p>191.51</text:p>
          </table:table-cell>
          <table:table-cell office:value-type="float" office:value="899.78" calcext:value-type="float">
            <text:p>899.78</text:p>
          </table:table-cell>
          <table:table-cell office:value-type="float" office:value="2.15" calcext:value-type="float">
            <text:p>2.15</text:p>
          </table:table-cell>
          <table:table-cell office:value-type="float" office:value="11.27" calcext:value-type="float">
            <text:p>11.27</text:p>
          </table:table-cell>
          <table:table-cell office:value-type="float" office:value="171.28" calcext:value-type="float">
            <text:p>171.2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048" calcext:value-type="float">
            <text:p>8.048</text:p>
          </table:table-cell>
          <table:table-cell/>
          <table:table-cell office:value-type="float" office:value="-3.01" calcext:value-type="float">
            <text:p>-3.01</text:p>
          </table:table-cell>
          <table:table-cell office:value-type="float" office:value="191" calcext:value-type="float">
            <text:p>191</text:p>
          </table:table-cell>
          <table:table-cell office:value-type="float" office:value="900.49" calcext:value-type="float">
            <text:p>900.49</text:p>
          </table:table-cell>
          <table:table-cell office:value-type="float" office:value="2.26" calcext:value-type="float">
            <text:p>2.26</text:p>
          </table:table-cell>
          <table:table-cell office:value-type="float" office:value="12.62" calcext:value-type="float">
            <text:p>12.62</text:p>
          </table:table-cell>
          <table:table-cell office:value-type="float" office:value="174.39" calcext:value-type="float">
            <text:p>174.3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096" calcext:value-type="float">
            <text:p>8.096</text:p>
          </table:table-cell>
          <table:table-cell/>
          <table:table-cell office:value-type="float" office:value="-3.32" calcext:value-type="float">
            <text:p>-3.32</text:p>
          </table:table-cell>
          <table:table-cell office:value-type="float" office:value="191.93" calcext:value-type="float">
            <text:p>191.93</text:p>
          </table:table-cell>
          <table:table-cell office:value-type="float" office:value="910.85" calcext:value-type="float">
            <text:p>910.85</text:p>
          </table:table-cell>
          <table:table-cell office:value-type="float" office:value="7.31" calcext:value-type="float">
            <text:p>7.31</text:p>
          </table:table-cell>
          <table:table-cell office:value-type="float" office:value="-10.7" calcext:value-type="float">
            <text:p>-10.7</text:p>
          </table:table-cell>
          <table:table-cell office:value-type="float" office:value="160.94" calcext:value-type="float">
            <text:p>160.9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146" calcext:value-type="float">
            <text:p>8.146</text:p>
          </table:table-cell>
          <table:table-cell/>
          <table:table-cell office:value-type="float" office:value="-2.77" calcext:value-type="float">
            <text:p>-2.77</text:p>
          </table:table-cell>
          <table:table-cell office:value-type="float" office:value="191.69" calcext:value-type="float">
            <text:p>191.69</text:p>
          </table:table-cell>
          <table:table-cell office:value-type="float" office:value="913.17" calcext:value-type="float">
            <text:p>913.17</text:p>
          </table:table-cell>
          <table:table-cell office:value-type="float" office:value="6.89" calcext:value-type="float">
            <text:p>6.89</text:p>
          </table:table-cell>
          <table:table-cell office:value-type="float" office:value="-10.56" calcext:value-type="float">
            <text:p>-10.56</text:p>
          </table:table-cell>
          <table:table-cell office:value-type="float" office:value="159.83" calcext:value-type="float">
            <text:p>159.8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193" calcext:value-type="float">
            <text:p>8.193</text:p>
          </table:table-cell>
          <table:table-cell/>
          <table:table-cell office:value-type="float" office:value="-1.65" calcext:value-type="float">
            <text:p>-1.65</text:p>
          </table:table-cell>
          <table:table-cell office:value-type="float" office:value="191.98" calcext:value-type="float">
            <text:p>191.98</text:p>
          </table:table-cell>
          <table:table-cell office:value-type="float" office:value="919.44" calcext:value-type="float">
            <text:p>919.44</text:p>
          </table:table-cell>
          <table:table-cell office:value-type="float" office:value="1.26" calcext:value-type="float">
            <text:p>1.26</text:p>
          </table:table-cell>
          <table:table-cell office:value-type="float" office:value="13.28" calcext:value-type="float">
            <text:p>13.28</text:p>
          </table:table-cell>
          <table:table-cell office:value-type="float" office:value="172.86" calcext:value-type="float">
            <text:p>172.8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249" calcext:value-type="float">
            <text:p>8.249</text:p>
          </table:table-cell>
          <table:table-cell/>
          <table:table-cell office:value-type="float" office:value="-0.47" calcext:value-type="float">
            <text:p>-0.47</text:p>
          </table:table-cell>
          <table:table-cell office:value-type="float" office:value="193.4" calcext:value-type="float">
            <text:p>193.4</text:p>
          </table:table-cell>
          <table:table-cell office:value-type="float" office:value="931.95" calcext:value-type="float">
            <text:p>931.95</text:p>
          </table:table-cell>
          <table:table-cell office:value-type="float" office:value="1.42" calcext:value-type="float">
            <text:p>1.42</text:p>
          </table:table-cell>
          <table:table-cell office:value-type="float" office:value="9.61" calcext:value-type="float">
            <text:p>9.61</text:p>
          </table:table-cell>
          <table:table-cell office:value-type="float" office:value="170.92" calcext:value-type="float">
            <text:p>170.9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311" calcext:value-type="float">
            <text:p>8.31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4.15" calcext:value-type="float">
            <text:p>194.15</text:p>
          </table:table-cell>
          <table:table-cell office:value-type="float" office:value="939.65" calcext:value-type="float">
            <text:p>939.65</text:p>
          </table:table-cell>
          <table:table-cell office:value-type="float" office:value="1.68" calcext:value-type="float">
            <text:p>1.68</text:p>
          </table:table-cell>
          <table:table-cell office:value-type="float" office:value="8.73" calcext:value-type="float">
            <text:p>8.73</text:p>
          </table:table-cell>
          <table:table-cell office:value-type="float" office:value="174.04" calcext:value-type="float">
            <text:p>174.0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362" calcext:value-type="float">
            <text:p>8.362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195.28" calcext:value-type="float">
            <text:p>195.28</text:p>
          </table:table-cell>
          <table:table-cell office:value-type="float" office:value="955.51" calcext:value-type="float">
            <text:p>955.51</text:p>
          </table:table-cell>
          <table:table-cell office:value-type="float" office:value="-0.22" calcext:value-type="float">
            <text:p>-0.22</text:p>
          </table:table-cell>
          <table:table-cell office:value-type="float" office:value="11.34" calcext:value-type="float">
            <text:p>11.34</text:p>
          </table:table-cell>
          <table:table-cell office:value-type="float" office:value="168.55" calcext:value-type="float">
            <text:p>168.5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409" calcext:value-type="float">
            <text:p>8.409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194.97" calcext:value-type="float">
            <text:p>194.97</text:p>
          </table:table-cell>
          <table:table-cell office:value-type="float" office:value="955.57" calcext:value-type="float">
            <text:p>955.57</text:p>
          </table:table-cell>
          <table:table-cell office:value-type="float" office:value="-1.24" calcext:value-type="float">
            <text:p>-1.24</text:p>
          </table:table-cell>
          <table:table-cell office:value-type="float" office:value="12.76" calcext:value-type="float">
            <text:p>12.76</text:p>
          </table:table-cell>
          <table:table-cell office:value-type="float" office:value="166.68" calcext:value-type="float">
            <text:p>166.6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8.55" calcext:value-type="float">
            <text:p>198.55</text:p>
          </table:table-cell>
          <table:table-cell office:value-type="float" office:value="970.44" calcext:value-type="float">
            <text:p>970.44</text:p>
          </table:table-cell>
          <table:table-cell office:value-type="float" office:value="1.07" calcext:value-type="float">
            <text:p>1.07</text:p>
          </table:table-cell>
          <table:table-cell office:value-type="float" office:value="-3.5" calcext:value-type="float">
            <text:p>-3.5</text:p>
          </table:table-cell>
          <table:table-cell office:value-type="float" office:value="173.69" calcext:value-type="float">
            <text:p>173.6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508" calcext:value-type="float">
            <text:p>8.508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201.81" calcext:value-type="float">
            <text:p>201.81</text:p>
          </table:table-cell>
          <table:table-cell office:value-type="float" office:value="978.3" calcext:value-type="float">
            <text:p>978.3</text:p>
          </table:table-cell>
          <table:table-cell office:value-type="float" office:value="-0.55" calcext:value-type="float">
            <text:p>-0.55</text:p>
          </table:table-cell>
          <table:table-cell office:value-type="float" office:value="6.77" calcext:value-type="float">
            <text:p>6.77</text:p>
          </table:table-cell>
          <table:table-cell office:value-type="float" office:value="170.7" calcext:value-type="float">
            <text:p>170.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558" calcext:value-type="float">
            <text:p>8.558</text:p>
          </table:table-cell>
          <table:table-cell/>
          <table:table-cell office:value-type="float" office:value="-3.79" calcext:value-type="float">
            <text:p>-3.79</text:p>
          </table:table-cell>
          <table:table-cell office:value-type="float" office:value="202.64" calcext:value-type="float">
            <text:p>202.64</text:p>
          </table:table-cell>
          <table:table-cell office:value-type="float" office:value="975.28" calcext:value-type="float">
            <text:p>975.28</text:p>
          </table:table-cell>
          <table:table-cell office:value-type="float" office:value="-2.03" calcext:value-type="float">
            <text:p>-2.03</text:p>
          </table:table-cell>
          <table:table-cell office:value-type="float" office:value="9.99" calcext:value-type="float">
            <text:p>9.99</text:p>
          </table:table-cell>
          <table:table-cell office:value-type="float" office:value="163.26" calcext:value-type="float">
            <text:p>163.2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608" calcext:value-type="float">
            <text:p>8.608</text:p>
          </table:table-cell>
          <table:table-cell/>
          <table:table-cell office:value-type="float" office:value="-5.6" calcext:value-type="float">
            <text:p>-5.6</text:p>
          </table:table-cell>
          <table:table-cell office:value-type="float" office:value="203.87" calcext:value-type="float">
            <text:p>203.87</text:p>
          </table:table-cell>
          <table:table-cell office:value-type="float" office:value="975.27" calcext:value-type="float">
            <text:p>975.27</text:p>
          </table:table-cell>
          <table:table-cell office:value-type="float" office:value="-2.02" calcext:value-type="float">
            <text:p>-2.02</text:p>
          </table:table-cell>
          <table:table-cell office:value-type="float" office:value="9.82" calcext:value-type="float">
            <text:p>9.82</text:p>
          </table:table-cell>
          <table:table-cell office:value-type="float" office:value="163.19" calcext:value-type="float">
            <text:p>163.1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678" calcext:value-type="float">
            <text:p>8.678</text:p>
          </table:table-cell>
          <table:table-cell/>
          <table:table-cell office:value-type="float" office:value="-10.2" calcext:value-type="float">
            <text:p>-10.2</text:p>
          </table:table-cell>
          <table:table-cell office:value-type="float" office:value="206.1" calcext:value-type="float">
            <text:p>206.1</text:p>
          </table:table-cell>
          <table:table-cell office:value-type="float" office:value="964.22" calcext:value-type="float">
            <text:p>964.22</text:p>
          </table:table-cell>
          <table:table-cell office:value-type="float" office:value="-4.32" calcext:value-type="float">
            <text:p>-4.32</text:p>
          </table:table-cell>
          <table:table-cell office:value-type="float" office:value="13.3" calcext:value-type="float">
            <text:p>13.3</text:p>
          </table:table-cell>
          <table:table-cell office:value-type="float" office:value="162.49" calcext:value-type="float">
            <text:p>162.4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729" calcext:value-type="float">
            <text:p>8.729</text:p>
          </table:table-cell>
          <table:table-cell/>
          <table:table-cell office:value-type="float" office:value="-11.39" calcext:value-type="float">
            <text:p>-11.39</text:p>
          </table:table-cell>
          <table:table-cell office:value-type="float" office:value="208.99" calcext:value-type="float">
            <text:p>208.99</text:p>
          </table:table-cell>
          <table:table-cell office:value-type="float" office:value="966.29" calcext:value-type="float">
            <text:p>966.29</text:p>
          </table:table-cell>
          <table:table-cell office:value-type="float" office:value="-3.53" calcext:value-type="float">
            <text:p>-3.53</text:p>
          </table:table-cell>
          <table:table-cell office:value-type="float" office:value="9.63" calcext:value-type="float">
            <text:p>9.63</text:p>
          </table:table-cell>
          <table:table-cell office:value-type="float" office:value="164.43" calcext:value-type="float">
            <text:p>164.4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781" calcext:value-type="float">
            <text:p>8.781</text:p>
          </table:table-cell>
          <table:table-cell/>
          <table:table-cell office:value-type="float" office:value="-13.42" calcext:value-type="float">
            <text:p>-13.42</text:p>
          </table:table-cell>
          <table:table-cell office:value-type="float" office:value="210.97" calcext:value-type="float">
            <text:p>210.97</text:p>
          </table:table-cell>
          <table:table-cell office:value-type="float" office:value="964.3" calcext:value-type="float">
            <text:p>964.3</text:p>
          </table:table-cell>
          <table:table-cell office:value-type="float" office:value="-2.74" calcext:value-type="float">
            <text:p>-2.74</text:p>
          </table:table-cell>
          <table:table-cell office:value-type="float" office:value="5.96" calcext:value-type="float">
            <text:p>5.96</text:p>
          </table:table-cell>
          <table:table-cell office:value-type="float" office:value="162.86" calcext:value-type="float">
            <text:p>162.8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/>
          <table:table-cell office:value-type="float" office:value="-18.48" calcext:value-type="float">
            <text:p>-18.48</text:p>
          </table:table-cell>
          <table:table-cell office:value-type="float" office:value="211.42" calcext:value-type="float">
            <text:p>211.42</text:p>
          </table:table-cell>
          <table:table-cell office:value-type="float" office:value="950.23" calcext:value-type="float">
            <text:p>950.23</text:p>
          </table:table-cell>
          <table:table-cell office:value-type="float" office:value="0.68" calcext:value-type="float">
            <text:p>0.68</text:p>
          </table:table-cell>
          <table:table-cell office:value-type="float" office:value="-11.01" calcext:value-type="float">
            <text:p>-11.01</text:p>
          </table:table-cell>
          <table:table-cell office:value-type="float" office:value="170.59" calcext:value-type="float">
            <text:p>170.5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882" calcext:value-type="float">
            <text:p>8.882</text:p>
          </table:table-cell>
          <table:table-cell/>
          <table:table-cell office:value-type="float" office:value="-24.94" calcext:value-type="float">
            <text:p>-24.94</text:p>
          </table:table-cell>
          <table:table-cell office:value-type="float" office:value="209.75" calcext:value-type="float">
            <text:p>209.75</text:p>
          </table:table-cell>
          <table:table-cell office:value-type="float" office:value="934.19" calcext:value-type="float">
            <text:p>934.19</text:p>
          </table:table-cell>
          <table:table-cell office:value-type="float" office:value="-5.2" calcext:value-type="float">
            <text:p>-5.2</text:p>
          </table:table-cell>
          <table:table-cell office:value-type="float" office:value="13.31" calcext:value-type="float">
            <text:p>13.31</text:p>
          </table:table-cell>
          <table:table-cell office:value-type="float" office:value="164.92" calcext:value-type="float">
            <text:p>164.9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933" calcext:value-type="float">
            <text:p>8.933</text:p>
          </table:table-cell>
          <table:table-cell/>
          <table:table-cell office:value-type="float" office:value="-28.41" calcext:value-type="float">
            <text:p>-28.41</text:p>
          </table:table-cell>
          <table:table-cell office:value-type="float" office:value="208.66" calcext:value-type="float">
            <text:p>208.66</text:p>
          </table:table-cell>
          <table:table-cell office:value-type="float" office:value="924.06" calcext:value-type="float">
            <text:p>924.06</text:p>
          </table:table-cell>
          <table:table-cell office:value-type="float" office:value="-5.02" calcext:value-type="float">
            <text:p>-5.02</text:p>
          </table:table-cell>
          <table:table-cell office:value-type="float" office:value="15.26" calcext:value-type="float">
            <text:p>15.26</text:p>
          </table:table-cell>
          <table:table-cell office:value-type="float" office:value="165.04" calcext:value-type="float">
            <text:p>165.0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.988" calcext:value-type="float">
            <text:p>8.988</text:p>
          </table:table-cell>
          <table:table-cell/>
          <table:table-cell office:value-type="float" office:value="-33.91" calcext:value-type="float">
            <text:p>-33.91</text:p>
          </table:table-cell>
          <table:table-cell office:value-type="float" office:value="209.05" calcext:value-type="float">
            <text:p>209.05</text:p>
          </table:table-cell>
          <table:table-cell office:value-type="float" office:value="918.68" calcext:value-type="float">
            <text:p>918.68</text:p>
          </table:table-cell>
          <table:table-cell office:value-type="float" office:value="-4.34" calcext:value-type="float">
            <text:p>-4.34</text:p>
          </table:table-cell>
          <table:table-cell office:value-type="float" office:value="13.73" calcext:value-type="float">
            <text:p>13.73</text:p>
          </table:table-cell>
          <table:table-cell office:value-type="float" office:value="163.96" calcext:value-type="float">
            <text:p>163.9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037" calcext:value-type="float">
            <text:p>9.037</text:p>
          </table:table-cell>
          <table:table-cell/>
          <table:table-cell office:value-type="float" office:value="-38.97" calcext:value-type="float">
            <text:p>-38.97</text:p>
          </table:table-cell>
          <table:table-cell office:value-type="float" office:value="208.75" calcext:value-type="float">
            <text:p>208.75</text:p>
          </table:table-cell>
          <table:table-cell office:value-type="float" office:value="913.89" calcext:value-type="float">
            <text:p>913.89</text:p>
          </table:table-cell>
          <table:table-cell office:value-type="float" office:value="-2.65" calcext:value-type="float">
            <text:p>-2.65</text:p>
          </table:table-cell>
          <table:table-cell office:value-type="float" office:value="13.71" calcext:value-type="float">
            <text:p>13.71</text:p>
          </table:table-cell>
          <table:table-cell office:value-type="float" office:value="166.56" calcext:value-type="float">
            <text:p>166.5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092" calcext:value-type="float">
            <text:p>9.092</text:p>
          </table:table-cell>
          <table:table-cell/>
          <table:table-cell office:value-type="float" office:value="-41.25" calcext:value-type="float">
            <text:p>-41.25</text:p>
          </table:table-cell>
          <table:table-cell office:value-type="float" office:value="205.06" calcext:value-type="float">
            <text:p>205.06</text:p>
          </table:table-cell>
          <table:table-cell office:value-type="float" office:value="898.19" calcext:value-type="float">
            <text:p>898.19</text:p>
          </table:table-cell>
          <table:table-cell office:value-type="float" office:value="-3.28" calcext:value-type="float">
            <text:p>-3.28</text:p>
          </table:table-cell>
          <table:table-cell office:value-type="float" office:value="17.51" calcext:value-type="float">
            <text:p>17.51</text:p>
          </table:table-cell>
          <table:table-cell office:value-type="float" office:value="168.15" calcext:value-type="float">
            <text:p>168.1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/>
          <table:table-cell office:value-type="float" office:value="-44.5" calcext:value-type="float">
            <text:p>-44.5</text:p>
          </table:table-cell>
          <table:table-cell office:value-type="float" office:value="202.07" calcext:value-type="float">
            <text:p>202.07</text:p>
          </table:table-cell>
          <table:table-cell office:value-type="float" office:value="882.18" calcext:value-type="float">
            <text:p>882.18</text:p>
          </table:table-cell>
          <table:table-cell office:value-type="float" office:value="-3.33" calcext:value-type="float">
            <text:p>-3.33</text:p>
          </table:table-cell>
          <table:table-cell office:value-type="float" office:value="18.97" calcext:value-type="float">
            <text:p>18.97</text:p>
          </table:table-cell>
          <table:table-cell office:value-type="float" office:value="163.09" calcext:value-type="float">
            <text:p>163.0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194" calcext:value-type="float">
            <text:p>9.194</text:p>
          </table:table-cell>
          <table:table-cell/>
          <table:table-cell office:value-type="float" office:value="-48.8" calcext:value-type="float">
            <text:p>-48.8</text:p>
          </table:table-cell>
          <table:table-cell office:value-type="float" office:value="201.86" calcext:value-type="float">
            <text:p>201.86</text:p>
          </table:table-cell>
          <table:table-cell office:value-type="float" office:value="873.43" calcext:value-type="float">
            <text:p>873.43</text:p>
          </table:table-cell>
          <table:table-cell office:value-type="float" office:value="-4.41" calcext:value-type="float">
            <text:p>-4.41</text:p>
          </table:table-cell>
          <table:table-cell office:value-type="float" office:value="19.06" calcext:value-type="float">
            <text:p>19.06</text:p>
          </table:table-cell>
          <table:table-cell office:value-type="float" office:value="159.9" calcext:value-type="float">
            <text:p>159.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244" calcext:value-type="float">
            <text:p>9.244</text:p>
          </table:table-cell>
          <table:table-cell/>
          <table:table-cell office:value-type="float" office:value="-54.29" calcext:value-type="float">
            <text:p>-54.29</text:p>
          </table:table-cell>
          <table:table-cell office:value-type="float" office:value="203.61" calcext:value-type="float">
            <text:p>203.61</text:p>
          </table:table-cell>
          <table:table-cell office:value-type="float" office:value="867.94" calcext:value-type="float">
            <text:p>867.94</text:p>
          </table:table-cell>
          <table:table-cell office:value-type="float" office:value="-5.86" calcext:value-type="float">
            <text:p>-5.86</text:p>
          </table:table-cell>
          <table:table-cell office:value-type="float" office:value="16.59" calcext:value-type="float">
            <text:p>16.59</text:p>
          </table:table-cell>
          <table:table-cell office:value-type="float" office:value="156.74" calcext:value-type="float">
            <text:p>156.7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296" calcext:value-type="float">
            <text:p>9.296</text:p>
          </table:table-cell>
          <table:table-cell/>
          <table:table-cell office:value-type="float" office:value="-60.19" calcext:value-type="float">
            <text:p>-60.19</text:p>
          </table:table-cell>
          <table:table-cell office:value-type="float" office:value="205.83" calcext:value-type="float">
            <text:p>205.83</text:p>
          </table:table-cell>
          <table:table-cell office:value-type="float" office:value="867.19" calcext:value-type="float">
            <text:p>867.19</text:p>
          </table:table-cell>
          <table:table-cell office:value-type="float" office:value="-7.76" calcext:value-type="float">
            <text:p>-7.76</text:p>
          </table:table-cell>
          <table:table-cell office:value-type="float" office:value="17.28" calcext:value-type="float">
            <text:p>17.28</text:p>
          </table:table-cell>
          <table:table-cell office:value-type="float" office:value="157.96" calcext:value-type="float">
            <text:p>157.9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345" calcext:value-type="float">
            <text:p>9.345</text:p>
          </table:table-cell>
          <table:table-cell/>
          <table:table-cell office:value-type="float" office:value="-82.6" calcext:value-type="float">
            <text:p>-82.6</text:p>
          </table:table-cell>
          <table:table-cell office:value-type="float" office:value="212.39" calcext:value-type="float">
            <text:p>212.39</text:p>
          </table:table-cell>
          <table:table-cell office:value-type="float" office:value="865.75" calcext:value-type="float">
            <text:p>865.75</text:p>
          </table:table-cell>
          <table:table-cell office:value-type="float" office:value="-11.95" calcext:value-type="float">
            <text:p>-11.95</text:p>
          </table:table-cell>
          <table:table-cell office:value-type="float" office:value="12.64" calcext:value-type="float">
            <text:p>12.64</text:p>
          </table:table-cell>
          <table:table-cell office:value-type="float" office:value="166.98" calcext:value-type="float">
            <text:p>166.9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397" calcext:value-type="float">
            <text:p>9.397</text:p>
          </table:table-cell>
          <table:table-cell/>
          <table:table-cell office:value-type="float" office:value="-90.17" calcext:value-type="float">
            <text:p>-90.17</text:p>
          </table:table-cell>
          <table:table-cell office:value-type="float" office:value="213.17" calcext:value-type="float">
            <text:p>213.17</text:p>
          </table:table-cell>
          <table:table-cell office:value-type="float" office:value="861.83" calcext:value-type="float">
            <text:p>861.83</text:p>
          </table:table-cell>
          <table:table-cell office:value-type="float" office:value="-13.31" calcext:value-type="float">
            <text:p>-13.31</text:p>
          </table:table-cell>
          <table:table-cell office:value-type="float" office:value="12.82" calcext:value-type="float">
            <text:p>12.82</text:p>
          </table:table-cell>
          <table:table-cell office:value-type="float" office:value="167.95" calcext:value-type="float">
            <text:p>167.9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445" calcext:value-type="float">
            <text:p>9.445</text:p>
          </table:table-cell>
          <table:table-cell/>
          <table:table-cell office:value-type="float" office:value="-105.62" calcext:value-type="float">
            <text:p>-105.62</text:p>
          </table:table-cell>
          <table:table-cell office:value-type="float" office:value="217.91" calcext:value-type="float">
            <text:p>217.91</text:p>
          </table:table-cell>
          <table:table-cell office:value-type="float" office:value="860.7" calcext:value-type="float">
            <text:p>860.7</text:p>
          </table:table-cell>
          <table:table-cell office:value-type="float" office:value="-15.62" calcext:value-type="float">
            <text:p>-15.62</text:p>
          </table:table-cell>
          <table:table-cell office:value-type="float" office:value="4.85" calcext:value-type="float">
            <text:p>4.85</text:p>
          </table:table-cell>
          <table:table-cell office:value-type="float" office:value="163.66" calcext:value-type="float">
            <text:p>163.6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497" calcext:value-type="float">
            <text:p>9.497</text:p>
          </table:table-cell>
          <table:table-cell/>
          <table:table-cell office:value-type="float" office:value="-111.62" calcext:value-type="float">
            <text:p>-111.62</text:p>
          </table:table-cell>
          <table:table-cell office:value-type="float" office:value="220.99" calcext:value-type="float">
            <text:p>220.99</text:p>
          </table:table-cell>
          <table:table-cell office:value-type="float" office:value="860.19" calcext:value-type="float">
            <text:p>860.19</text:p>
          </table:table-cell>
          <table:table-cell office:value-type="float" office:value="-16.31" calcext:value-type="float">
            <text:p>-16.31</text:p>
          </table:table-cell>
          <table:table-cell office:value-type="float" office:value="1.47" calcext:value-type="float">
            <text:p>1.47</text:p>
          </table:table-cell>
          <table:table-cell office:value-type="float" office:value="164.15" calcext:value-type="float">
            <text:p>164.1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544" calcext:value-type="float">
            <text:p>9.544</text:p>
          </table:table-cell>
          <table:table-cell/>
          <table:table-cell office:value-type="float" office:value="-113.44" calcext:value-type="float">
            <text:p>-113.44</text:p>
          </table:table-cell>
          <table:table-cell office:value-type="float" office:value="224.8" calcext:value-type="float">
            <text:p>224.8</text:p>
          </table:table-cell>
          <table:table-cell office:value-type="float" office:value="864.39" calcext:value-type="float">
            <text:p>864.39</text:p>
          </table:table-cell>
          <table:table-cell office:value-type="float" office:value="-12.01" calcext:value-type="float">
            <text:p>-12.01</text:p>
          </table:table-cell>
          <table:table-cell office:value-type="float" office:value="-15.67" calcext:value-type="float">
            <text:p>-15.67</text:p>
          </table:table-cell>
          <table:table-cell office:value-type="float" office:value="177.84" calcext:value-type="float">
            <text:p>177.8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596" calcext:value-type="float">
            <text:p>9.596</text:p>
          </table:table-cell>
          <table:table-cell/>
          <table:table-cell office:value-type="float" office:value="-112.65" calcext:value-type="float">
            <text:p>-112.65</text:p>
          </table:table-cell>
          <table:table-cell office:value-type="float" office:value="227.38" calcext:value-type="float">
            <text:p>227.38</text:p>
          </table:table-cell>
          <table:table-cell office:value-type="float" office:value="871.58" calcext:value-type="float">
            <text:p>871.58</text:p>
          </table:table-cell>
          <table:table-cell office:value-type="float" office:value="-12.56" calcext:value-type="float">
            <text:p>-12.56</text:p>
          </table:table-cell>
          <table:table-cell office:value-type="float" office:value="-6.58" calcext:value-type="float">
            <text:p>-6.58</text:p>
          </table:table-cell>
          <table:table-cell office:value-type="float" office:value="156.32" calcext:value-type="float">
            <text:p>156.3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646" calcext:value-type="float">
            <text:p>9.646</text:p>
          </table:table-cell>
          <table:table-cell/>
          <table:table-cell office:value-type="float" office:value="-111.05" calcext:value-type="float">
            <text:p>-111.05</text:p>
          </table:table-cell>
          <table:table-cell office:value-type="float" office:value="229.56" calcext:value-type="float">
            <text:p>229.56</text:p>
          </table:table-cell>
          <table:table-cell office:value-type="float" office:value="879.05" calcext:value-type="float">
            <text:p>879.05</text:p>
          </table:table-cell>
          <table:table-cell office:value-type="float" office:value="-9.98" calcext:value-type="float">
            <text:p>-9.98</text:p>
          </table:table-cell>
          <table:table-cell office:value-type="float" office:value="-9.43" calcext:value-type="float">
            <text:p>-9.43</text:p>
          </table:table-cell>
          <table:table-cell office:value-type="float" office:value="179.85" calcext:value-type="float">
            <text:p>179.8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698" calcext:value-type="float">
            <text:p>9.698</text:p>
          </table:table-cell>
          <table:table-cell/>
          <table:table-cell office:value-type="float" office:value="-110.21" calcext:value-type="float">
            <text:p>-110.21</text:p>
          </table:table-cell>
          <table:table-cell office:value-type="float" office:value="240.62" calcext:value-type="float">
            <text:p>240.62</text:p>
          </table:table-cell>
          <table:table-cell office:value-type="float" office:value="912.38" calcext:value-type="float">
            <text:p>912.38</text:p>
          </table:table-cell>
          <table:table-cell office:value-type="float" office:value="-8.52" calcext:value-type="float">
            <text:p>-8.52</text:p>
          </table:table-cell>
          <table:table-cell office:value-type="float" office:value="-10.21" calcext:value-type="float">
            <text:p>-10.21</text:p>
          </table:table-cell>
          <table:table-cell office:value-type="float" office:value="152.02" calcext:value-type="float">
            <text:p>152.0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/>
          <table:table-cell office:value-type="float" office:value="-110.68" calcext:value-type="float">
            <text:p>-110.68</text:p>
          </table:table-cell>
          <table:table-cell office:value-type="float" office:value="252.71" calcext:value-type="float">
            <text:p>252.71</text:p>
          </table:table-cell>
          <table:table-cell office:value-type="float" office:value="922.95" calcext:value-type="float">
            <text:p>922.95</text:p>
          </table:table-cell>
          <table:table-cell office:value-type="float" office:value="-6.86" calcext:value-type="float">
            <text:p>-6.86</text:p>
          </table:table-cell>
          <table:table-cell office:value-type="float" office:value="-17.26" calcext:value-type="float">
            <text:p>-17.26</text:p>
          </table:table-cell>
          <table:table-cell office:value-type="float" office:value="149.8" calcext:value-type="float">
            <text:p>149.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795" calcext:value-type="float">
            <text:p>9.795</text:p>
          </table:table-cell>
          <table:table-cell/>
          <table:table-cell office:value-type="float" office:value="-105.48" calcext:value-type="float">
            <text:p>-105.48</text:p>
          </table:table-cell>
          <table:table-cell office:value-type="float" office:value="271.68" calcext:value-type="float">
            <text:p>271.68</text:p>
          </table:table-cell>
          <table:table-cell office:value-type="float" office:value="952.3" calcext:value-type="float">
            <text:p>952.3</text:p>
          </table:table-cell>
          <table:table-cell office:value-type="float" office:value="-3.21" calcext:value-type="float">
            <text:p>-3.21</text:p>
          </table:table-cell>
          <table:table-cell office:value-type="float" office:value="-27.47" calcext:value-type="float">
            <text:p>-27.47</text:p>
          </table:table-cell>
          <table:table-cell office:value-type="float" office:value="154.39" calcext:value-type="float">
            <text:p>154.3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844" calcext:value-type="float">
            <text:p>9.844</text:p>
          </table:table-cell>
          <table:table-cell/>
          <table:table-cell office:value-type="float" office:value="-97.15" calcext:value-type="float">
            <text:p>-97.15</text:p>
          </table:table-cell>
          <table:table-cell office:value-type="float" office:value="282.61" calcext:value-type="float">
            <text:p>282.61</text:p>
          </table:table-cell>
          <table:table-cell office:value-type="float" office:value="970.18" calcext:value-type="float">
            <text:p>970.18</text:p>
          </table:table-cell>
          <table:table-cell office:value-type="float" office:value="-10.62" calcext:value-type="float">
            <text:p>-10.62</text:p>
          </table:table-cell>
          <table:table-cell office:value-type="float" office:value="-19.34" calcext:value-type="float">
            <text:p>-19.34</text:p>
          </table:table-cell>
          <table:table-cell office:value-type="float" office:value="167.51" calcext:value-type="float">
            <text:p>167.5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894" calcext:value-type="float">
            <text:p>9.894</text:p>
          </table:table-cell>
          <table:table-cell/>
          <table:table-cell office:value-type="float" office:value="-87.6" calcext:value-type="float">
            <text:p>-87.6</text:p>
          </table:table-cell>
          <table:table-cell office:value-type="float" office:value="283.59" calcext:value-type="float">
            <text:p>283.59</text:p>
          </table:table-cell>
          <table:table-cell office:value-type="float" office:value="974.62" calcext:value-type="float">
            <text:p>974.62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2.34" calcext:value-type="float">
            <text:p>-12.34</text:p>
          </table:table-cell>
          <table:table-cell office:value-type="float" office:value="178.75" calcext:value-type="float">
            <text:p>178.7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943" calcext:value-type="float">
            <text:p>9.943</text:p>
          </table:table-cell>
          <table:table-cell/>
          <table:table-cell office:value-type="float" office:value="-80.4" calcext:value-type="float">
            <text:p>-80.4</text:p>
          </table:table-cell>
          <table:table-cell office:value-type="float" office:value="286.24" calcext:value-type="float">
            <text:p>286.24</text:p>
          </table:table-cell>
          <table:table-cell office:value-type="float" office:value="1000.42" calcext:value-type="float">
            <text:p>1000.42</text:p>
          </table:table-cell>
          <table:table-cell office:value-type="float" office:value="-17.11" calcext:value-type="float">
            <text:p>-17.11</text:p>
          </table:table-cell>
          <table:table-cell office:value-type="float" office:value="-7.15" calcext:value-type="float">
            <text:p>-7.15</text:p>
          </table:table-cell>
          <table:table-cell office:value-type="float" office:value="179.53" calcext:value-type="float">
            <text:p>179.5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.995" calcext:value-type="float">
            <text:p>9.995</text:p>
          </table:table-cell>
          <table:table-cell/>
          <table:table-cell office:value-type="float" office:value="-79.56" calcext:value-type="float">
            <text:p>-79.5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022.65" calcext:value-type="float">
            <text:p>1022.65</text:p>
          </table:table-cell>
          <table:table-cell office:value-type="float" office:value="-20.7" calcext:value-type="float">
            <text:p>-20.7</text:p>
          </table:table-cell>
          <table:table-cell office:value-type="float" office:value="1.3" calcext:value-type="float">
            <text:p>1.3</text:p>
          </table:table-cell>
          <table:table-cell office:value-type="float" office:value="162.48" calcext:value-type="float">
            <text:p>162.4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044" calcext:value-type="float">
            <text:p>10.044</text:p>
          </table:table-cell>
          <table:table-cell/>
          <table:table-cell office:value-type="float" office:value="-79.51" calcext:value-type="float">
            <text:p>-79.51</text:p>
          </table:table-cell>
          <table:table-cell office:value-type="float" office:value="282.09" calcext:value-type="float">
            <text:p>282.09</text:p>
          </table:table-cell>
          <table:table-cell office:value-type="float" office:value="1024.26" calcext:value-type="float">
            <text:p>1024.26</text:p>
          </table:table-cell>
          <table:table-cell office:value-type="float" office:value="-15.02" calcext:value-type="float">
            <text:p>-15.02</text:p>
          </table:table-cell>
          <table:table-cell office:value-type="float" office:value="-21.29" calcext:value-type="float">
            <text:p>-21.29</text:p>
          </table:table-cell>
          <table:table-cell office:value-type="float" office:value="176.65" calcext:value-type="float">
            <text:p>176.6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095" calcext:value-type="float">
            <text:p>10.095</text:p>
          </table:table-cell>
          <table:table-cell/>
          <table:table-cell office:value-type="float" office:value="-81.44" calcext:value-type="float">
            <text:p>-81.44</text:p>
          </table:table-cell>
          <table:table-cell office:value-type="float" office:value="274.89" calcext:value-type="float">
            <text:p>274.89</text:p>
          </table:table-cell>
          <table:table-cell office:value-type="float" office:value="1032.09" calcext:value-type="float">
            <text:p>1032.09</text:p>
          </table:table-cell>
          <table:table-cell office:value-type="float" office:value="-12.05" calcext:value-type="float">
            <text:p>-12.05</text:p>
          </table:table-cell>
          <table:table-cell office:value-type="float" office:value="-21.19" calcext:value-type="float">
            <text:p>-21.19</text:p>
          </table:table-cell>
          <table:table-cell office:value-type="float" office:value="-177.11" calcext:value-type="float">
            <text:p>-177.1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144" calcext:value-type="float">
            <text:p>10.144</text:p>
          </table:table-cell>
          <table:table-cell/>
          <table:table-cell office:value-type="float" office:value="-86.71" calcext:value-type="float">
            <text:p>-86.71</text:p>
          </table:table-cell>
          <table:table-cell office:value-type="float" office:value="270.13" calcext:value-type="float">
            <text:p>270.13</text:p>
          </table:table-cell>
          <table:table-cell office:value-type="float" office:value="1045.81" calcext:value-type="float">
            <text:p>1045.81</text:p>
          </table:table-cell>
          <table:table-cell office:value-type="float" office:value="-19.49" calcext:value-type="float">
            <text:p>-19.49</text:p>
          </table:table-cell>
          <table:table-cell office:value-type="float" office:value="12.95" calcext:value-type="float">
            <text:p>12.95</text:p>
          </table:table-cell>
          <table:table-cell office:value-type="float" office:value="150.27" calcext:value-type="float">
            <text:p>150.2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193" calcext:value-type="float">
            <text:p>10.193</text:p>
          </table:table-cell>
          <table:table-cell/>
          <table:table-cell office:value-type="float" office:value="-92.9" calcext:value-type="float">
            <text:p>-92.9</text:p>
          </table:table-cell>
          <table:table-cell office:value-type="float" office:value="267.42" calcext:value-type="float">
            <text:p>267.42</text:p>
          </table:table-cell>
          <table:table-cell office:value-type="float" office:value="1073.69" calcext:value-type="float">
            <text:p>1073.69</text:p>
          </table:table-cell>
          <table:table-cell office:value-type="float" office:value="-15.14" calcext:value-type="float">
            <text:p>-15.14</text:p>
          </table:table-cell>
          <table:table-cell office:value-type="float" office:value="15.1" calcext:value-type="float">
            <text:p>15.1</text:p>
          </table:table-cell>
          <table:table-cell office:value-type="float" office:value="153.05" calcext:value-type="float">
            <text:p>153.0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242" calcext:value-type="float">
            <text:p>10.242</text:p>
          </table:table-cell>
          <table:table-cell/>
          <table:table-cell office:value-type="float" office:value="-98.12" calcext:value-type="float">
            <text:p>-98.12</text:p>
          </table:table-cell>
          <table:table-cell office:value-type="float" office:value="256.92" calcext:value-type="float">
            <text:p>256.92</text:p>
          </table:table-cell>
          <table:table-cell office:value-type="float" office:value="1097.13" calcext:value-type="float">
            <text:p>1097.13</text:p>
          </table:table-cell>
          <table:table-cell office:value-type="float" office:value="-12.49" calcext:value-type="float">
            <text:p>-12.49</text:p>
          </table:table-cell>
          <table:table-cell office:value-type="float" office:value="13.33" calcext:value-type="float">
            <text:p>13.33</text:p>
          </table:table-cell>
          <table:table-cell office:value-type="float" office:value="153.77" calcext:value-type="float">
            <text:p>153.7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295" calcext:value-type="float">
            <text:p>10.295</text:p>
          </table:table-cell>
          <table:table-cell/>
          <table:table-cell office:value-type="float" office:value="-102.33" calcext:value-type="float">
            <text:p>-102.33</text:p>
          </table:table-cell>
          <table:table-cell office:value-type="float" office:value="250.59" calcext:value-type="float">
            <text:p>250.59</text:p>
          </table:table-cell>
          <table:table-cell office:value-type="float" office:value="1107.22" calcext:value-type="float">
            <text:p>1107.22</text:p>
          </table:table-cell>
          <table:table-cell office:value-type="float" office:value="-10.05" calcext:value-type="float">
            <text:p>-10.05</text:p>
          </table:table-cell>
          <table:table-cell office:value-type="float" office:value="10.57" calcext:value-type="float">
            <text:p>10.57</text:p>
          </table:table-cell>
          <table:table-cell office:value-type="float" office:value="149.97" calcext:value-type="float">
            <text:p>149.9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346" calcext:value-type="float">
            <text:p>10.346</text:p>
          </table:table-cell>
          <table:table-cell/>
          <table:table-cell office:value-type="float" office:value="-113.98" calcext:value-type="float">
            <text:p>-113.98</text:p>
          </table:table-cell>
          <table:table-cell office:value-type="float" office:value="243.2" calcext:value-type="float">
            <text:p>243.2</text:p>
          </table:table-cell>
          <table:table-cell office:value-type="float" office:value="1132.14" calcext:value-type="float">
            <text:p>1132.14</text:p>
          </table:table-cell>
          <table:table-cell office:value-type="float" office:value="-10.28" calcext:value-type="float">
            <text:p>-10.28</text:p>
          </table:table-cell>
          <table:table-cell office:value-type="float" office:value="11.49" calcext:value-type="float">
            <text:p>11.49</text:p>
          </table:table-cell>
          <table:table-cell office:value-type="float" office:value="146.86" calcext:value-type="float">
            <text:p>146.8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406" calcext:value-type="float">
            <text:p>10.406</text:p>
          </table:table-cell>
          <table:table-cell/>
          <table:table-cell office:value-type="float" office:value="-116.08" calcext:value-type="float">
            <text:p>-116.08</text:p>
          </table:table-cell>
          <table:table-cell office:value-type="float" office:value="243.11" calcext:value-type="float">
            <text:p>243.11</text:p>
          </table:table-cell>
          <table:table-cell office:value-type="float" office:value="1139.04" calcext:value-type="float">
            <text:p>1139.04</text:p>
          </table:table-cell>
          <table:table-cell office:value-type="float" office:value="-10.25" calcext:value-type="float">
            <text:p>-10.25</text:p>
          </table:table-cell>
          <table:table-cell office:value-type="float" office:value="12.88" calcext:value-type="float">
            <text:p>12.88</text:p>
          </table:table-cell>
          <table:table-cell office:value-type="float" office:value="148.93" calcext:value-type="float">
            <text:p>148.9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455" calcext:value-type="float">
            <text:p>10.455</text:p>
          </table:table-cell>
          <table:table-cell/>
          <table:table-cell office:value-type="float" office:value="-122.89" calcext:value-type="float">
            <text:p>-122.89</text:p>
          </table:table-cell>
          <table:table-cell office:value-type="float" office:value="238.8" calcext:value-type="float">
            <text:p>238.8</text:p>
          </table:table-cell>
          <table:table-cell office:value-type="float" office:value="1140.3" calcext:value-type="float">
            <text:p>1140.3</text:p>
          </table:table-cell>
          <table:table-cell office:value-type="float" office:value="-10.1" calcext:value-type="float">
            <text:p>-10.1</text:p>
          </table:table-cell>
          <table:table-cell office:value-type="float" office:value="12.45" calcext:value-type="float">
            <text:p>12.45</text:p>
          </table:table-cell>
          <table:table-cell office:value-type="float" office:value="146.93" calcext:value-type="float">
            <text:p>146.9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507" calcext:value-type="float">
            <text:p>10.507</text:p>
          </table:table-cell>
          <table:table-cell/>
          <table:table-cell office:value-type="float" office:value="-137.8" calcext:value-type="float">
            <text:p>-137.8</text:p>
          </table:table-cell>
          <table:table-cell office:value-type="float" office:value="240.73" calcext:value-type="float">
            <text:p>240.73</text:p>
          </table:table-cell>
          <table:table-cell office:value-type="float" office:value="1166.04" calcext:value-type="float">
            <text:p>1166.04</text:p>
          </table:table-cell>
          <table:table-cell office:value-type="float" office:value="-11.18" calcext:value-type="float">
            <text:p>-11.18</text:p>
          </table:table-cell>
          <table:table-cell office:value-type="float" office:value="16.1" calcext:value-type="float">
            <text:p>16.1</text:p>
          </table:table-cell>
          <table:table-cell office:value-type="float" office:value="150.63" calcext:value-type="float">
            <text:p>150.6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554" calcext:value-type="float">
            <text:p>10.554</text:p>
          </table:table-cell>
          <table:table-cell/>
          <table:table-cell office:value-type="float" office:value="-150.17" calcext:value-type="float">
            <text:p>-150.17</text:p>
          </table:table-cell>
          <table:table-cell office:value-type="float" office:value="246.06" calcext:value-type="float">
            <text:p>246.06</text:p>
          </table:table-cell>
          <table:table-cell office:value-type="float" office:value="1183.1" calcext:value-type="float">
            <text:p>1183.1</text:p>
          </table:table-cell>
          <table:table-cell office:value-type="float" office:value="-10.99" calcext:value-type="float">
            <text:p>-10.99</text:p>
          </table:table-cell>
          <table:table-cell office:value-type="float" office:value="19.99" calcext:value-type="float">
            <text:p>19.99</text:p>
          </table:table-cell>
          <table:table-cell office:value-type="float" office:value="151.43" calcext:value-type="float">
            <text:p>151.4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604" calcext:value-type="float">
            <text:p>10.604</text:p>
          </table:table-cell>
          <table:table-cell/>
          <table:table-cell office:value-type="float" office:value="-149.7" calcext:value-type="float">
            <text:p>-149.7</text:p>
          </table:table-cell>
          <table:table-cell office:value-type="float" office:value="245.16" calcext:value-type="float">
            <text:p>245.16</text:p>
          </table:table-cell>
          <table:table-cell office:value-type="float" office:value="1168.91" calcext:value-type="float">
            <text:p>1168.91</text:p>
          </table:table-cell>
          <table:table-cell office:value-type="float" office:value="-12.8" calcext:value-type="float">
            <text:p>-12.8</text:p>
          </table:table-cell>
          <table:table-cell office:value-type="float" office:value="24.69" calcext:value-type="float">
            <text:p>24.69</text:p>
          </table:table-cell>
          <table:table-cell office:value-type="float" office:value="152.82" calcext:value-type="float">
            <text:p>152.8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653" calcext:value-type="float">
            <text:p>10.653</text:p>
          </table:table-cell>
          <table:table-cell/>
          <table:table-cell office:value-type="float" office:value="-151.17" calcext:value-type="float">
            <text:p>-151.17</text:p>
          </table:table-cell>
          <table:table-cell office:value-type="float" office:value="254.71" calcext:value-type="float">
            <text:p>254.71</text:p>
          </table:table-cell>
          <table:table-cell office:value-type="float" office:value="1178.15" calcext:value-type="float">
            <text:p>1178.15</text:p>
          </table:table-cell>
          <table:table-cell office:value-type="float" office:value="-13.45" calcext:value-type="float">
            <text:p>-13.45</text:p>
          </table:table-cell>
          <table:table-cell office:value-type="float" office:value="24.44" calcext:value-type="float">
            <text:p>24.44</text:p>
          </table:table-cell>
          <table:table-cell office:value-type="float" office:value="158.21" calcext:value-type="float">
            <text:p>158.2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/>
          <table:table-cell office:value-type="float" office:value="-150.89" calcext:value-type="float">
            <text:p>-150.89</text:p>
          </table:table-cell>
          <table:table-cell office:value-type="float" office:value="256.28" calcext:value-type="float">
            <text:p>256.28</text:p>
          </table:table-cell>
          <table:table-cell office:value-type="float" office:value="1174.22" calcext:value-type="float">
            <text:p>1174.22</text:p>
          </table:table-cell>
          <table:table-cell office:value-type="float" office:value="-12.93" calcext:value-type="float">
            <text:p>-12.93</text:p>
          </table:table-cell>
          <table:table-cell office:value-type="float" office:value="24.16" calcext:value-type="float">
            <text:p>24.16</text:p>
          </table:table-cell>
          <table:table-cell office:value-type="float" office:value="161.13" calcext:value-type="float">
            <text:p>161.1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753" calcext:value-type="float">
            <text:p>10.753</text:p>
          </table:table-cell>
          <table:table-cell/>
          <table:table-cell office:value-type="float" office:value="-150.71" calcext:value-type="float">
            <text:p>-150.71</text:p>
          </table:table-cell>
          <table:table-cell office:value-type="float" office:value="266.67" calcext:value-type="float">
            <text:p>266.67</text:p>
          </table:table-cell>
          <table:table-cell office:value-type="float" office:value="1171.89" calcext:value-type="float">
            <text:p>1171.89</text:p>
          </table:table-cell>
          <table:table-cell office:value-type="float" office:value="-15.31" calcext:value-type="float">
            <text:p>-15.31</text:p>
          </table:table-cell>
          <table:table-cell office:value-type="float" office:value="17.67" calcext:value-type="float">
            <text:p>17.67</text:p>
          </table:table-cell>
          <table:table-cell office:value-type="float" office:value="166.66" calcext:value-type="float">
            <text:p>166.6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805" calcext:value-type="float">
            <text:p>10.805</text:p>
          </table:table-cell>
          <table:table-cell/>
          <table:table-cell office:value-type="float" office:value="-151.56" calcext:value-type="float">
            <text:p>-151.56</text:p>
          </table:table-cell>
          <table:table-cell office:value-type="float" office:value="273.78" calcext:value-type="float">
            <text:p>273.78</text:p>
          </table:table-cell>
          <table:table-cell office:value-type="float" office:value="1163.5" calcext:value-type="float">
            <text:p>1163.5</text:p>
          </table:table-cell>
          <table:table-cell office:value-type="float" office:value="-18.11" calcext:value-type="float">
            <text:p>-18.11</text:p>
          </table:table-cell>
          <table:table-cell office:value-type="float" office:value="16.35" calcext:value-type="float">
            <text:p>16.35</text:p>
          </table:table-cell>
          <table:table-cell office:value-type="float" office:value="169.39" calcext:value-type="float">
            <text:p>169.3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853" calcext:value-type="float">
            <text:p>10.853</text:p>
          </table:table-cell>
          <table:table-cell/>
          <table:table-cell office:value-type="float" office:value="-158.53" calcext:value-type="float">
            <text:p>-158.53</text:p>
          </table:table-cell>
          <table:table-cell office:value-type="float" office:value="284.9" calcext:value-type="float">
            <text:p>284.9</text:p>
          </table:table-cell>
          <table:table-cell office:value-type="float" office:value="1141.27" calcext:value-type="float">
            <text:p>1141.27</text:p>
          </table:table-cell>
          <table:table-cell office:value-type="float" office:value="-22.05" calcext:value-type="float">
            <text:p>-22.05</text:p>
          </table:table-cell>
          <table:table-cell office:value-type="float" office:value="16.91" calcext:value-type="float">
            <text:p>16.91</text:p>
          </table:table-cell>
          <table:table-cell office:value-type="float" office:value="173.64" calcext:value-type="float">
            <text:p>173.6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906" calcext:value-type="float">
            <text:p>10.906</text:p>
          </table:table-cell>
          <table:table-cell/>
          <table:table-cell office:value-type="float" office:value="-166.89" calcext:value-type="float">
            <text:p>-166.89</text:p>
          </table:table-cell>
          <table:table-cell office:value-type="float" office:value="298.51" calcext:value-type="float">
            <text:p>298.51</text:p>
          </table:table-cell>
          <table:table-cell office:value-type="float" office:value="1155.13" calcext:value-type="float">
            <text:p>1155.13</text:p>
          </table:table-cell>
          <table:table-cell office:value-type="float" office:value="-22.47" calcext:value-type="float">
            <text:p>-22.47</text:p>
          </table:table-cell>
          <table:table-cell office:value-type="float" office:value="13.35" calcext:value-type="float">
            <text:p>13.35</text:p>
          </table:table-cell>
          <table:table-cell office:value-type="float" office:value="177.99" calcext:value-type="float">
            <text:p>177.9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.956" calcext:value-type="float">
            <text:p>10.956</text:p>
          </table:table-cell>
          <table:table-cell/>
          <table:table-cell office:value-type="float" office:value="-177.92" calcext:value-type="float">
            <text:p>-177.92</text:p>
          </table:table-cell>
          <table:table-cell office:value-type="float" office:value="311.88" calcext:value-type="float">
            <text:p>311.88</text:p>
          </table:table-cell>
          <table:table-cell office:value-type="float" office:value="1116.05" calcext:value-type="float">
            <text:p>1116.05</text:p>
          </table:table-cell>
          <table:table-cell office:value-type="float" office:value="-23.81" calcext:value-type="float">
            <text:p>-23.81</text:p>
          </table:table-cell>
          <table:table-cell office:value-type="float" office:value="20.12" calcext:value-type="float">
            <text:p>20.12</text:p>
          </table:table-cell>
          <table:table-cell office:value-type="float" office:value="-174.25" calcext:value-type="float">
            <text:p>-174.2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.006" calcext:value-type="float">
            <text:p>11.006</text:p>
          </table:table-cell>
          <table:table-cell/>
          <table:table-cell office:value-type="float" office:value="-188.69" calcext:value-type="float">
            <text:p>-188.69</text:p>
          </table:table-cell>
          <table:table-cell office:value-type="float" office:value="325.33" calcext:value-type="float">
            <text:p>325.33</text:p>
          </table:table-cell>
          <table:table-cell office:value-type="float" office:value="1089.67" calcext:value-type="float">
            <text:p>1089.67</text:p>
          </table:table-cell>
          <table:table-cell office:value-type="float" office:value="-3.76" calcext:value-type="float">
            <text:p>-3.76</text:p>
          </table:table-cell>
          <table:table-cell office:value-type="float" office:value="-50.47" calcext:value-type="float">
            <text:p>-50.47</text:p>
          </table:table-cell>
          <table:table-cell office:value-type="float" office:value="134.85" calcext:value-type="float">
            <text:p>134.8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.058" calcext:value-type="float">
            <text:p>11.058</text:p>
          </table:table-cell>
          <table:table-cell/>
          <table:table-cell office:value-type="float" office:value="-199.72" calcext:value-type="float">
            <text:p>-199.72</text:p>
          </table:table-cell>
          <table:table-cell office:value-type="float" office:value="337.93" calcext:value-type="float">
            <text:p>337.93</text:p>
          </table:table-cell>
          <table:table-cell office:value-type="float" office:value="1059.64" calcext:value-type="float">
            <text:p>1059.64</text:p>
          </table:table-cell>
          <table:table-cell office:value-type="float" office:value="3.11" calcext:value-type="float">
            <text:p>3.11</text:p>
          </table:table-cell>
          <table:table-cell office:value-type="float" office:value="-56.21" calcext:value-type="float">
            <text:p>-56.21</text:p>
          </table:table-cell>
          <table:table-cell office:value-type="float" office:value="124.55" calcext:value-type="float">
            <text:p>124.5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.108" calcext:value-type="float">
            <text:p>11.108</text:p>
          </table:table-cell>
          <table:table-cell/>
          <table:table-cell office:value-type="float" office:value="-206.05" calcext:value-type="float">
            <text:p>-206.05</text:p>
          </table:table-cell>
          <table:table-cell office:value-type="float" office:value="345.05" calcext:value-type="float">
            <text:p>345.05</text:p>
          </table:table-cell>
          <table:table-cell office:value-type="float" office:value="1046.77" calcext:value-type="float">
            <text:p>1046.77</text:p>
          </table:table-cell>
          <table:table-cell office:value-type="float" office:value="7.85" calcext:value-type="float">
            <text:p>7.85</text:p>
          </table:table-cell>
          <table:table-cell office:value-type="float" office:value="-59.46" calcext:value-type="float">
            <text:p>-59.46</text:p>
          </table:table-cell>
          <table:table-cell office:value-type="float" office:value="120.59" calcext:value-type="float">
            <text:p>120.5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.542" calcext:value-type="float">
            <text:p>11.542</text:p>
          </table:table-cell>
          <table:table-cell/>
          <table:table-cell office:value-type="float" office:value="445.82" calcext:value-type="float">
            <text:p>445.82</text:p>
          </table:table-cell>
          <table:table-cell office:value-type="float" office:value="705.13" calcext:value-type="float">
            <text:p>705.13</text:p>
          </table:table-cell>
          <table:table-cell office:value-type="float" office:value="2728.76" calcext:value-type="float">
            <text:p>2728.76</text:p>
          </table:table-cell>
          <table:table-cell office:value-type="float" office:value="5.45" calcext:value-type="float">
            <text:p>5.45</text:p>
          </table:table-cell>
          <table:table-cell office:value-type="float" office:value="6.38" calcext:value-type="float">
            <text:p>6.38</text:p>
          </table:table-cell>
          <table:table-cell office:value-type="float" office:value="-128.42" calcext:value-type="float">
            <text:p>-128.4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.687" calcext:value-type="float">
            <text:p>11.687</text:p>
          </table:table-cell>
          <table:table-cell/>
          <table:table-cell office:value-type="float" office:value="432.14" calcext:value-type="float">
            <text:p>432.14</text:p>
          </table:table-cell>
          <table:table-cell office:value-type="float" office:value="683.08" calcext:value-type="float">
            <text:p>683.08</text:p>
          </table:table-cell>
          <table:table-cell office:value-type="float" office:value="2645.01" calcext:value-type="float">
            <text:p>2645.01</text:p>
          </table:table-cell>
          <table:table-cell office:value-type="float" office:value="4.41" calcext:value-type="float">
            <text:p>4.41</text:p>
          </table:table-cell>
          <table:table-cell office:value-type="float" office:value="5.79" calcext:value-type="float">
            <text:p>5.79</text:p>
          </table:table-cell>
          <table:table-cell office:value-type="float" office:value="-128.72" calcext:value-type="float">
            <text:p>-128.7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.978" calcext:value-type="float">
            <text:p>11.978</text:p>
          </table:table-cell>
          <table:table-cell/>
          <table:table-cell office:value-type="float" office:value="426.34" calcext:value-type="float">
            <text:p>426.34</text:p>
          </table:table-cell>
          <table:table-cell office:value-type="float" office:value="673.28" calcext:value-type="float">
            <text:p>673.28</text:p>
          </table:table-cell>
          <table:table-cell office:value-type="float" office:value="2607.08" calcext:value-type="float">
            <text:p>2607.08</text:p>
          </table:table-cell>
          <table:table-cell office:value-type="float" office:value="4.11" calcext:value-type="float">
            <text:p>4.11</text:p>
          </table:table-cell>
          <table:table-cell office:value-type="float" office:value="6.72" calcext:value-type="float">
            <text:p>6.72</text:p>
          </table:table-cell>
          <table:table-cell office:value-type="float" office:value="-126.31" calcext:value-type="float">
            <text:p>-126.3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.926" calcext:value-type="float">
            <text:p>12.926</text:p>
          </table:table-cell>
          <table:table-cell/>
          <table:table-cell office:value-type="float" office:value="-281.26" calcext:value-type="float">
            <text:p>-281.26</text:p>
          </table:table-cell>
          <table:table-cell office:value-type="float" office:value="36.84" calcext:value-type="float">
            <text:p>36.84</text:p>
          </table:table-cell>
          <table:table-cell office:value-type="float" office:value="802.66" calcext:value-type="float">
            <text:p>802.66</text:p>
          </table:table-cell>
          <table:table-cell office:value-type="float" office:value="-3.65" calcext:value-type="float">
            <text:p>-3.65</text:p>
          </table:table-cell>
          <table:table-cell office:value-type="float" office:value="2.54" calcext:value-type="float">
            <text:p>2.54</text:p>
          </table:table-cell>
          <table:table-cell office:value-type="float" office:value="160.85" calcext:value-type="float">
            <text:p>160.8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.973" calcext:value-type="float">
            <text:p>12.973</text:p>
          </table:table-cell>
          <table:table-cell/>
          <table:table-cell office:value-type="float" office:value="-269.71" calcext:value-type="float">
            <text:p>-269.71</text:p>
          </table:table-cell>
          <table:table-cell office:value-type="float" office:value="36.85" calcext:value-type="float">
            <text:p>36.85</text:p>
          </table:table-cell>
          <table:table-cell office:value-type="float" office:value="827.33" calcext:value-type="float">
            <text:p>827.33</text:p>
          </table:table-cell>
          <table:table-cell office:value-type="float" office:value="-2.58" calcext:value-type="float">
            <text:p>-2.58</text:p>
          </table:table-cell>
          <table:table-cell office:value-type="float" office:value="-1.43" calcext:value-type="float">
            <text:p>-1.43</text:p>
          </table:table-cell>
          <table:table-cell office:value-type="float" office:value="161.54" calcext:value-type="float">
            <text:p>161.5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025" calcext:value-type="float">
            <text:p>13.025</text:p>
          </table:table-cell>
          <table:table-cell/>
          <table:table-cell office:value-type="float" office:value="-241.19" calcext:value-type="float">
            <text:p>-241.19</text:p>
          </table:table-cell>
          <table:table-cell office:value-type="float" office:value="40.73" calcext:value-type="float">
            <text:p>40.73</text:p>
          </table:table-cell>
          <table:table-cell office:value-type="float" office:value="843.13" calcext:value-type="float">
            <text:p>843.13</text:p>
          </table:table-cell>
          <table:table-cell office:value-type="float" office:value="0.51" calcext:value-type="float">
            <text:p>0.51</text:p>
          </table:table-cell>
          <table:table-cell office:value-type="float" office:value="-27.82" calcext:value-type="float">
            <text:p>-27.82</text:p>
          </table:table-cell>
          <table:table-cell office:value-type="float" office:value="-165.31" calcext:value-type="float">
            <text:p>-165.3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071" calcext:value-type="float">
            <text:p>13.071</text:p>
          </table:table-cell>
          <table:table-cell/>
          <table:table-cell office:value-type="float" office:value="-200.83" calcext:value-type="float">
            <text:p>-200.83</text:p>
          </table:table-cell>
          <table:table-cell office:value-type="float" office:value="50.17" calcext:value-type="float">
            <text:p>50.17</text:p>
          </table:table-cell>
          <table:table-cell office:value-type="float" office:value="852.53" calcext:value-type="float">
            <text:p>852.53</text:p>
          </table:table-cell>
          <table:table-cell office:value-type="float" office:value="0.73" calcext:value-type="float">
            <text:p>0.73</text:p>
          </table:table-cell>
          <table:table-cell office:value-type="float" office:value="-11.72" calcext:value-type="float">
            <text:p>-11.72</text:p>
          </table:table-cell>
          <table:table-cell office:value-type="float" office:value="-162.78" calcext:value-type="float">
            <text:p>-162.7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/>
          <table:table-cell office:value-type="float" office:value="-193.77" calcext:value-type="float">
            <text:p>-193.77</text:p>
          </table:table-cell>
          <table:table-cell office:value-type="float" office:value="54.29" calcext:value-type="float">
            <text:p>54.29</text:p>
          </table:table-cell>
          <table:table-cell office:value-type="float" office:value="876.62" calcext:value-type="float">
            <text:p>876.62</text:p>
          </table:table-cell>
          <table:table-cell office:value-type="float" office:value="3.05" calcext:value-type="float">
            <text:p>3.05</text:p>
          </table:table-cell>
          <table:table-cell office:value-type="float" office:value="-16.38" calcext:value-type="float">
            <text:p>-16.38</text:p>
          </table:table-cell>
          <table:table-cell office:value-type="float" office:value="159.87" calcext:value-type="float">
            <text:p>159.8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166" calcext:value-type="float">
            <text:p>13.166</text:p>
          </table:table-cell>
          <table:table-cell/>
          <table:table-cell office:value-type="float" office:value="-164.34" calcext:value-type="float">
            <text:p>-164.34</text:p>
          </table:table-cell>
          <table:table-cell office:value-type="float" office:value="58.97" calcext:value-type="float">
            <text:p>58.97</text:p>
          </table:table-cell>
          <table:table-cell office:value-type="float" office:value="902.38" calcext:value-type="float">
            <text:p>902.38</text:p>
          </table:table-cell>
          <table:table-cell office:value-type="float" office:value="1.37" calcext:value-type="float">
            <text:p>1.37</text:p>
          </table:table-cell>
          <table:table-cell office:value-type="float" office:value="-8.7" calcext:value-type="float">
            <text:p>-8.7</text:p>
          </table:table-cell>
          <table:table-cell office:value-type="float" office:value="-171.56" calcext:value-type="float">
            <text:p>-171.5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215" calcext:value-type="float">
            <text:p>13.215</text:p>
          </table:table-cell>
          <table:table-cell/>
          <table:table-cell office:value-type="float" office:value="-161.26" calcext:value-type="float">
            <text:p>-161.26</text:p>
          </table:table-cell>
          <table:table-cell office:value-type="float" office:value="60.01" calcext:value-type="float">
            <text:p>60.01</text:p>
          </table:table-cell>
          <table:table-cell office:value-type="float" office:value="908.71" calcext:value-type="float">
            <text:p>908.71</text:p>
          </table:table-cell>
          <table:table-cell office:value-type="float" office:value="-0.42" calcext:value-type="float">
            <text:p>-0.42</text:p>
          </table:table-cell>
          <table:table-cell office:value-type="float" office:value="-6.09" calcext:value-type="float">
            <text:p>-6.09</text:p>
          </table:table-cell>
          <table:table-cell office:value-type="float" office:value="-174.41" calcext:value-type="float">
            <text:p>-174.4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215" calcext:value-type="float">
            <text:p>13.215</text:p>
          </table:table-cell>
          <table:table-cell/>
          <table:table-cell office:value-type="float" office:value="430.77" calcext:value-type="float">
            <text:p>430.77</text:p>
          </table:table-cell>
          <table:table-cell office:value-type="float" office:value="681.33" calcext:value-type="float">
            <text:p>681.33</text:p>
          </table:table-cell>
          <table:table-cell office:value-type="float" office:value="2636.65" calcext:value-type="float">
            <text:p>2636.65</text:p>
          </table:table-cell>
          <table:table-cell office:value-type="float" office:value="5.69" calcext:value-type="float">
            <text:p>5.69</text:p>
          </table:table-cell>
          <table:table-cell office:value-type="float" office:value="4.45" calcext:value-type="float">
            <text:p>4.45</text:p>
          </table:table-cell>
          <table:table-cell office:value-type="float" office:value="-127.75" calcext:value-type="float">
            <text:p>-127.7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262" calcext:value-type="float">
            <text:p>13.262</text:p>
          </table:table-cell>
          <table:table-cell/>
          <table:table-cell office:value-type="float" office:value="-150.8" calcext:value-type="float">
            <text:p>-150.8</text:p>
          </table:table-cell>
          <table:table-cell office:value-type="float" office:value="63.01" calcext:value-type="float">
            <text:p>63.01</text:p>
          </table:table-cell>
          <table:table-cell office:value-type="float" office:value="930.42" calcext:value-type="float">
            <text:p>930.42</text:p>
          </table:table-cell>
          <table:table-cell office:value-type="float" office:value="-1.49" calcext:value-type="float">
            <text:p>-1.49</text:p>
          </table:table-cell>
          <table:table-cell office:value-type="float" office:value="-14.19" calcext:value-type="float">
            <text:p>-14.19</text:p>
          </table:table-cell>
          <table:table-cell office:value-type="float" office:value="171.34" calcext:value-type="float">
            <text:p>171.3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314" calcext:value-type="float">
            <text:p>13.314</text:p>
          </table:table-cell>
          <table:table-cell/>
          <table:table-cell office:value-type="float" office:value="-128.73" calcext:value-type="float">
            <text:p>-128.73</text:p>
          </table:table-cell>
          <table:table-cell office:value-type="float" office:value="70.66" calcext:value-type="float">
            <text:p>70.66</text:p>
          </table:table-cell>
          <table:table-cell office:value-type="float" office:value="947.32" calcext:value-type="float">
            <text:p>947.32</text:p>
          </table:table-cell>
          <table:table-cell office:value-type="float" office:value="-1" calcext:value-type="float">
            <text:p>-1</text:p>
          </table:table-cell>
          <table:table-cell office:value-type="float" office:value="3.33" calcext:value-type="float">
            <text:p>3.33</text:p>
          </table:table-cell>
          <table:table-cell office:value-type="float" office:value="-176.92" calcext:value-type="float">
            <text:p>-176.9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314" calcext:value-type="float">
            <text:p>13.314</text:p>
          </table:table-cell>
          <table:table-cell/>
          <table:table-cell office:value-type="float" office:value="420.83" calcext:value-type="float">
            <text:p>420.83</text:p>
          </table:table-cell>
          <table:table-cell office:value-type="float" office:value="664.36" calcext:value-type="float">
            <text:p>664.36</text:p>
          </table:table-cell>
          <table:table-cell office:value-type="float" office:value="2570.98" calcext:value-type="float">
            <text:p>2570.98</text:p>
          </table:table-cell>
          <table:table-cell office:value-type="float" office:value="3" calcext:value-type="float">
            <text:p>3</text:p>
          </table:table-cell>
          <table:table-cell office:value-type="float" office:value="7.07" calcext:value-type="float">
            <text:p>7.07</text:p>
          </table:table-cell>
          <table:table-cell office:value-type="float" office:value="-125.08" calcext:value-type="float">
            <text:p>-125.0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/>
          <table:table-cell office:value-type="float" office:value="-119.48" calcext:value-type="float">
            <text:p>-119.48</text:p>
          </table:table-cell>
          <table:table-cell office:value-type="float" office:value="75.33" calcext:value-type="float">
            <text:p>75.33</text:p>
          </table:table-cell>
          <table:table-cell office:value-type="float" office:value="967.11" calcext:value-type="float">
            <text:p>967.11</text:p>
          </table:table-cell>
          <table:table-cell office:value-type="float" office:value="-0.36" calcext:value-type="float">
            <text:p>-0.36</text:p>
          </table:table-cell>
          <table:table-cell office:value-type="float" office:value="-19.84" calcext:value-type="float">
            <text:p>-19.84</text:p>
          </table:table-cell>
          <table:table-cell office:value-type="float" office:value="171.47" calcext:value-type="float">
            <text:p>171.4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/>
          <table:table-cell office:value-type="float" office:value="-105.73" calcext:value-type="float">
            <text:p>-105.73</text:p>
          </table:table-cell>
          <table:table-cell office:value-type="float" office:value="80.38" calcext:value-type="float">
            <text:p>80.38</text:p>
          </table:table-cell>
          <table:table-cell office:value-type="float" office:value="971.04" calcext:value-type="float">
            <text:p>971.04</text:p>
          </table:table-cell>
          <table:table-cell office:value-type="float" office:value="-1.87" calcext:value-type="float">
            <text:p>-1.87</text:p>
          </table:table-cell>
          <table:table-cell office:value-type="float" office:value="9.48" calcext:value-type="float">
            <text:p>9.48</text:p>
          </table:table-cell>
          <table:table-cell office:value-type="float" office:value="178.03" calcext:value-type="float">
            <text:p>178.0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/>
          <table:table-cell office:value-type="float" office:value="445.23" calcext:value-type="float">
            <text:p>445.23</text:p>
          </table:table-cell>
          <table:table-cell office:value-type="float" office:value="706.36" calcext:value-type="float">
            <text:p>706.36</text:p>
          </table:table-cell>
          <table:table-cell office:value-type="float" office:value="2730.23" calcext:value-type="float">
            <text:p>2730.23</text:p>
          </table:table-cell>
          <table:table-cell office:value-type="float" office:value="5.44" calcext:value-type="float">
            <text:p>5.44</text:p>
          </table:table-cell>
          <table:table-cell office:value-type="float" office:value="6.36" calcext:value-type="float">
            <text:p>6.36</text:p>
          </table:table-cell>
          <table:table-cell office:value-type="float" office:value="-128.47" calcext:value-type="float">
            <text:p>-128.4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455" calcext:value-type="float">
            <text:p>13.455</text:p>
          </table:table-cell>
          <table:table-cell/>
          <table:table-cell office:value-type="float" office:value="-97.12" calcext:value-type="float">
            <text:p>-97.12</text:p>
          </table:table-cell>
          <table:table-cell office:value-type="float" office:value="82.87" calcext:value-type="float">
            <text:p>82.87</text:p>
          </table:table-cell>
          <table:table-cell office:value-type="float" office:value="979.75" calcext:value-type="float">
            <text:p>979.75</text:p>
          </table:table-cell>
          <table:table-cell office:value-type="float" office:value="0.55" calcext:value-type="float">
            <text:p>0.55</text:p>
          </table:table-cell>
          <table:table-cell office:value-type="float" office:value="6.65" calcext:value-type="float">
            <text:p>6.65</text:p>
          </table:table-cell>
          <table:table-cell office:value-type="float" office:value="-178.81" calcext:value-type="float">
            <text:p>-178.8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505" calcext:value-type="float">
            <text:p>13.505</text:p>
          </table:table-cell>
          <table:table-cell/>
          <table:table-cell office:value-type="float" office:value="-90.97" calcext:value-type="float">
            <text:p>-90.97</text:p>
          </table:table-cell>
          <table:table-cell office:value-type="float" office:value="83.1" calcext:value-type="float">
            <text:p>83.1</text:p>
          </table:table-cell>
          <table:table-cell office:value-type="float" office:value="994.75" calcext:value-type="float">
            <text:p>994.75</text:p>
          </table:table-cell>
          <table:table-cell office:value-type="float" office:value="3.2" calcext:value-type="float">
            <text:p>3.2</text:p>
          </table:table-cell>
          <table:table-cell office:value-type="float" office:value="-17.16" calcext:value-type="float">
            <text:p>-17.16</text:p>
          </table:table-cell>
          <table:table-cell office:value-type="float" office:value="173.66" calcext:value-type="float">
            <text:p>173.6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551" calcext:value-type="float">
            <text:p>13.551</text:p>
          </table:table-cell>
          <table:table-cell/>
          <table:table-cell office:value-type="float" office:value="-78.61" calcext:value-type="float">
            <text:p>-78.61</text:p>
          </table:table-cell>
          <table:table-cell office:value-type="float" office:value="84.13" calcext:value-type="float">
            <text:p>84.13</text:p>
          </table:table-cell>
          <table:table-cell office:value-type="float" office:value="997.25" calcext:value-type="float">
            <text:p>997.25</text:p>
          </table:table-cell>
          <table:table-cell office:value-type="float" office:value="0.52" calcext:value-type="float">
            <text:p>0.52</text:p>
          </table:table-cell>
          <table:table-cell office:value-type="float" office:value="-2.67" calcext:value-type="float">
            <text:p>-2.67</text:p>
          </table:table-cell>
          <table:table-cell office:value-type="float" office:value="172.69" calcext:value-type="float">
            <text:p>172.6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602" calcext:value-type="float">
            <text:p>13.602</text:p>
          </table:table-cell>
          <table:table-cell/>
          <table:table-cell office:value-type="float" office:value="-72.01" calcext:value-type="float">
            <text:p>-72.01</text:p>
          </table:table-cell>
          <table:table-cell office:value-type="float" office:value="88.83" calcext:value-type="float">
            <text:p>88.83</text:p>
          </table:table-cell>
          <table:table-cell office:value-type="float" office:value="994.73" calcext:value-type="float">
            <text:p>994.73</text:p>
          </table:table-cell>
          <table:table-cell office:value-type="float" office:value="-3.62" calcext:value-type="float">
            <text:p>-3.62</text:p>
          </table:table-cell>
          <table:table-cell office:value-type="float" office:value="-2.06" calcext:value-type="float">
            <text:p>-2.06</text:p>
          </table:table-cell>
          <table:table-cell office:value-type="float" office:value="178.62" calcext:value-type="float">
            <text:p>178.6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648" calcext:value-type="float">
            <text:p>13.648</text:p>
          </table:table-cell>
          <table:table-cell/>
          <table:table-cell office:value-type="float" office:value="-64.49" calcext:value-type="float">
            <text:p>-64.49</text:p>
          </table:table-cell>
          <table:table-cell office:value-type="float" office:value="96.32" calcext:value-type="float">
            <text:p>96.32</text:p>
          </table:table-cell>
          <table:table-cell office:value-type="float" office:value="1000.09" calcext:value-type="float">
            <text:p>1000.09</text:p>
          </table:table-cell>
          <table:table-cell office:value-type="float" office:value="-7.8" calcext:value-type="float">
            <text:p>-7.8</text:p>
          </table:table-cell>
          <table:table-cell office:value-type="float" office:value="0.2" calcext:value-type="float">
            <text:p>0.2</text:p>
          </table:table-cell>
          <table:table-cell office:value-type="float" office:value="163.38" calcext:value-type="float">
            <text:p>163.3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696" calcext:value-type="float">
            <text:p>13.696</text:p>
          </table:table-cell>
          <table:table-cell/>
          <table:table-cell office:value-type="float" office:value="-56.78" calcext:value-type="float">
            <text:p>-56.78</text:p>
          </table:table-cell>
          <table:table-cell office:value-type="float" office:value="107.49" calcext:value-type="float">
            <text:p>107.49</text:p>
          </table:table-cell>
          <table:table-cell office:value-type="float" office:value="1010.17" calcext:value-type="float">
            <text:p>1010.17</text:p>
          </table:table-cell>
          <table:table-cell office:value-type="float" office:value="-10.24" calcext:value-type="float">
            <text:p>-10.24</text:p>
          </table:table-cell>
          <table:table-cell office:value-type="float" office:value="-13.68" calcext:value-type="float">
            <text:p>-13.68</text:p>
          </table:table-cell>
          <table:table-cell office:value-type="float" office:value="-163.38" calcext:value-type="float">
            <text:p>-163.3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744" calcext:value-type="float">
            <text:p>13.744</text:p>
          </table:table-cell>
          <table:table-cell/>
          <table:table-cell office:value-type="float" office:value="-53.38" calcext:value-type="float">
            <text:p>-53.38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17.37" calcext:value-type="float">
            <text:p>1017.37</text:p>
          </table:table-cell>
          <table:table-cell office:value-type="float" office:value="-12.05" calcext:value-type="float">
            <text:p>-12.05</text:p>
          </table:table-cell>
          <table:table-cell office:value-type="float" office:value="7.2" calcext:value-type="float">
            <text:p>7.2</text:p>
          </table:table-cell>
          <table:table-cell office:value-type="float" office:value="150.12" calcext:value-type="float">
            <text:p>150.1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794" calcext:value-type="float">
            <text:p>13.794</text:p>
          </table:table-cell>
          <table:table-cell/>
          <table:table-cell office:value-type="float" office:value="-48.71" calcext:value-type="float">
            <text:p>-48.71</text:p>
          </table:table-cell>
          <table:table-cell office:value-type="float" office:value="103.47" calcext:value-type="float">
            <text:p>103.47</text:p>
          </table:table-cell>
          <table:table-cell office:value-type="float" office:value="1011.66" calcext:value-type="float">
            <text:p>1011.66</text:p>
          </table:table-cell>
          <table:table-cell office:value-type="float" office:value="-10.79" calcext:value-type="float">
            <text:p>-10.79</text:p>
          </table:table-cell>
          <table:table-cell office:value-type="float" office:value="6.79" calcext:value-type="float">
            <text:p>6.79</text:p>
          </table:table-cell>
          <table:table-cell office:value-type="float" office:value="150.2" calcext:value-type="float">
            <text:p>150.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841" calcext:value-type="float">
            <text:p>13.841</text:p>
          </table:table-cell>
          <table:table-cell/>
          <table:table-cell office:value-type="float" office:value="-44.62" calcext:value-type="float">
            <text:p>-44.62</text:p>
          </table:table-cell>
          <table:table-cell office:value-type="float" office:value="103.09" calcext:value-type="float">
            <text:p>103.09</text:p>
          </table:table-cell>
          <table:table-cell office:value-type="float" office:value="1004.17" calcext:value-type="float">
            <text:p>1004.17</text:p>
          </table:table-cell>
          <table:table-cell office:value-type="float" office:value="-7.46" calcext:value-type="float">
            <text:p>-7.46</text:p>
          </table:table-cell>
          <table:table-cell office:value-type="float" office:value="3.7" calcext:value-type="float">
            <text:p>3.7</text:p>
          </table:table-cell>
          <table:table-cell office:value-type="float" office:value="163.11" calcext:value-type="float">
            <text:p>163.1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889" calcext:value-type="float">
            <text:p>13.889</text:p>
          </table:table-cell>
          <table:table-cell/>
          <table:table-cell office:value-type="float" office:value="-44.14" calcext:value-type="float">
            <text:p>-44.14</text:p>
          </table:table-cell>
          <table:table-cell office:value-type="float" office:value="106.43" calcext:value-type="float">
            <text:p>106.43</text:p>
          </table:table-cell>
          <table:table-cell office:value-type="float" office:value="1010.42" calcext:value-type="float">
            <text:p>1010.42</text:p>
          </table:table-cell>
          <table:table-cell office:value-type="float" office:value="-7.27" calcext:value-type="float">
            <text:p>-7.27</text:p>
          </table:table-cell>
          <table:table-cell office:value-type="float" office:value="4.6" calcext:value-type="float">
            <text:p>4.6</text:p>
          </table:table-cell>
          <table:table-cell office:value-type="float" office:value="168.48" calcext:value-type="float">
            <text:p>168.4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935" calcext:value-type="float">
            <text:p>13.935</text:p>
          </table:table-cell>
          <table:table-cell/>
          <table:table-cell office:value-type="float" office:value="-43.87" calcext:value-type="float">
            <text:p>-43.87</text:p>
          </table:table-cell>
          <table:table-cell office:value-type="float" office:value="105.85" calcext:value-type="float">
            <text:p>105.85</text:p>
          </table:table-cell>
          <table:table-cell office:value-type="float" office:value="1005.3" calcext:value-type="float">
            <text:p>1005.3</text:p>
          </table:table-cell>
          <table:table-cell office:value-type="float" office:value="-6.04" calcext:value-type="float">
            <text:p>-6.04</text:p>
          </table:table-cell>
          <table:table-cell office:value-type="float" office:value="0.7" calcext:value-type="float">
            <text:p>0.7</text:p>
          </table:table-cell>
          <table:table-cell office:value-type="float" office:value="165.17" calcext:value-type="float">
            <text:p>165.1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985" calcext:value-type="float">
            <text:p>13.985</text:p>
          </table:table-cell>
          <table:table-cell/>
          <table:table-cell office:value-type="float" office:value="-45.47" calcext:value-type="float">
            <text:p>-45.47</text:p>
          </table:table-cell>
          <table:table-cell office:value-type="float" office:value="103.22" calcext:value-type="float">
            <text:p>103.22</text:p>
          </table:table-cell>
          <table:table-cell office:value-type="float" office:value="1012.53" calcext:value-type="float">
            <text:p>1012.53</text:p>
          </table:table-cell>
          <table:table-cell office:value-type="float" office:value="-4.95" calcext:value-type="float">
            <text:p>-4.95</text:p>
          </table:table-cell>
          <table:table-cell office:value-type="float" office:value="-7.34" calcext:value-type="float">
            <text:p>-7.34</text:p>
          </table:table-cell>
          <table:table-cell office:value-type="float" office:value="-176.89" calcext:value-type="float">
            <text:p>-176.8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032" calcext:value-type="float">
            <text:p>14.032</text:p>
          </table:table-cell>
          <table:table-cell/>
          <table:table-cell office:value-type="float" office:value="-49.02" calcext:value-type="float">
            <text:p>-49.02</text:p>
          </table:table-cell>
          <table:table-cell office:value-type="float" office:value="101.54" calcext:value-type="float">
            <text:p>101.54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-3.62" calcext:value-type="float">
            <text:p>-3.62</text:p>
          </table:table-cell>
          <table:table-cell office:value-type="float" office:value="-9.66" calcext:value-type="float">
            <text:p>-9.66</text:p>
          </table:table-cell>
          <table:table-cell office:value-type="float" office:value="-177.24" calcext:value-type="float">
            <text:p>-177.2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081" calcext:value-type="float">
            <text:p>14.081</text:p>
          </table:table-cell>
          <table:table-cell/>
          <table:table-cell office:value-type="float" office:value="-54.48" calcext:value-type="float">
            <text:p>-54.48</text:p>
          </table:table-cell>
          <table:table-cell office:value-type="float" office:value="104.52" calcext:value-type="float">
            <text:p>104.52</text:p>
          </table:table-cell>
          <table:table-cell office:value-type="float" office:value="1015.66" calcext:value-type="float">
            <text:p>1015.66</text:p>
          </table:table-cell>
          <table:table-cell office:value-type="float" office:value="-3.3" calcext:value-type="float">
            <text:p>-3.3</text:p>
          </table:table-cell>
          <table:table-cell office:value-type="float" office:value="-9.5" calcext:value-type="float">
            <text:p>-9.5</text:p>
          </table:table-cell>
          <table:table-cell office:value-type="float" office:value="-176.82" calcext:value-type="float">
            <text:p>-176.8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126" calcext:value-type="float">
            <text:p>14.126</text:p>
          </table:table-cell>
          <table:table-cell/>
          <table:table-cell office:value-type="float" office:value="-57.37" calcext:value-type="float">
            <text:p>-57.37</text:p>
          </table:table-cell>
          <table:table-cell office:value-type="float" office:value="105.16" calcext:value-type="float">
            <text:p>105.16</text:p>
          </table:table-cell>
          <table:table-cell office:value-type="float" office:value="1013.65" calcext:value-type="float">
            <text:p>1013.65</text:p>
          </table:table-cell>
          <table:table-cell office:value-type="float" office:value="-3.78" calcext:value-type="float">
            <text:p>-3.78</text:p>
          </table:table-cell>
          <table:table-cell office:value-type="float" office:value="8.61" calcext:value-type="float">
            <text:p>8.61</text:p>
          </table:table-cell>
          <table:table-cell office:value-type="float" office:value="172.17" calcext:value-type="float">
            <text:p>172.1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177" calcext:value-type="float">
            <text:p>14.177</text:p>
          </table:table-cell>
          <table:table-cell/>
          <table:table-cell office:value-type="float" office:value="-60.46" calcext:value-type="float">
            <text:p>-60.46</text:p>
          </table:table-cell>
          <table:table-cell office:value-type="float" office:value="108.5" calcext:value-type="float">
            <text:p>108.5</text:p>
          </table:table-cell>
          <table:table-cell office:value-type="float" office:value="1016.31" calcext:value-type="float">
            <text:p>1016.31</text:p>
          </table:table-cell>
          <table:table-cell office:value-type="float" office:value="-0.72" calcext:value-type="float">
            <text:p>-0.72</text:p>
          </table:table-cell>
          <table:table-cell office:value-type="float" office:value="-10.21" calcext:value-type="float">
            <text:p>-10.21</text:p>
          </table:table-cell>
          <table:table-cell office:value-type="float" office:value="-179.98" calcext:value-type="float">
            <text:p>-179.9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223" calcext:value-type="float">
            <text:p>14.223</text:p>
          </table:table-cell>
          <table:table-cell/>
          <table:table-cell office:value-type="float" office:value="-61.71" calcext:value-type="float">
            <text:p>-61.71</text:p>
          </table:table-cell>
          <table:table-cell office:value-type="float" office:value="112.5" calcext:value-type="float">
            <text:p>112.5</text:p>
          </table:table-cell>
          <table:table-cell office:value-type="float" office:value="1018.79" calcext:value-type="float">
            <text:p>1018.79</text:p>
          </table:table-cell>
          <table:table-cell office:value-type="float" office:value="1.76" calcext:value-type="float">
            <text:p>1.76</text:p>
          </table:table-cell>
          <table:table-cell office:value-type="float" office:value="-12.52" calcext:value-type="float">
            <text:p>-12.52</text:p>
          </table:table-cell>
          <table:table-cell office:value-type="float" office:value="175.82" calcext:value-type="float">
            <text:p>175.8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223" calcext:value-type="float">
            <text:p>14.223</text:p>
          </table:table-cell>
          <table:table-cell/>
          <table:table-cell office:value-type="float" office:value="461.27" calcext:value-type="float">
            <text:p>461.27</text:p>
          </table:table-cell>
          <table:table-cell office:value-type="float" office:value="730.44" calcext:value-type="float">
            <text:p>730.44</text:p>
          </table:table-cell>
          <table:table-cell office:value-type="float" office:value="2823.32" calcext:value-type="float">
            <text:p>2823.32</text:p>
          </table:table-cell>
          <table:table-cell office:value-type="float" office:value="5.67" calcext:value-type="float">
            <text:p>5.67</text:p>
          </table:table-cell>
          <table:table-cell office:value-type="float" office:value="6.37" calcext:value-type="float">
            <text:p>6.37</text:p>
          </table:table-cell>
          <table:table-cell office:value-type="float" office:value="-129.36" calcext:value-type="float">
            <text:p>-129.3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273" calcext:value-type="float">
            <text:p>14.273</text:p>
          </table:table-cell>
          <table:table-cell/>
          <table:table-cell office:value-type="float" office:value="-61.53" calcext:value-type="float">
            <text:p>-61.53</text:p>
          </table:table-cell>
          <table:table-cell office:value-type="float" office:value="117" calcext:value-type="float">
            <text:p>117</text:p>
          </table:table-cell>
          <table:table-cell office:value-type="float" office:value="1019.96" calcext:value-type="float">
            <text:p>1019.96</text:p>
          </table:table-cell>
          <table:table-cell office:value-type="float" office:value="1.81" calcext:value-type="float">
            <text:p>1.81</text:p>
          </table:table-cell>
          <table:table-cell office:value-type="float" office:value="6.8" calcext:value-type="float">
            <text:p>6.8</text:p>
          </table:table-cell>
          <table:table-cell office:value-type="float" office:value="174.24" calcext:value-type="float">
            <text:p>174.2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319" calcext:value-type="float">
            <text:p>14.319</text:p>
          </table:table-cell>
          <table:table-cell/>
          <table:table-cell office:value-type="float" office:value="-60.89" calcext:value-type="float">
            <text:p>-60.89</text:p>
          </table:table-cell>
          <table:table-cell office:value-type="float" office:value="122.14" calcext:value-type="float">
            <text:p>122.14</text:p>
          </table:table-cell>
          <table:table-cell office:value-type="float" office:value="1020.18" calcext:value-type="float">
            <text:p>1020.18</text:p>
          </table:table-cell>
          <table:table-cell office:value-type="float" office:value="1.93" calcext:value-type="float">
            <text:p>1.93</text:p>
          </table:table-cell>
          <table:table-cell office:value-type="float" office:value="1.38" calcext:value-type="float">
            <text:p>1.38</text:p>
          </table:table-cell>
          <table:table-cell office:value-type="float" office:value="167.2" calcext:value-type="float">
            <text:p>167.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319" calcext:value-type="float">
            <text:p>14.319</text:p>
          </table:table-cell>
          <table:table-cell/>
          <table:table-cell office:value-type="float" office:value="439.05" calcext:value-type="float">
            <text:p>439.05</text:p>
          </table:table-cell>
          <table:table-cell office:value-type="float" office:value="695.91" calcext:value-type="float">
            <text:p>695.91</text:p>
          </table:table-cell>
          <table:table-cell office:value-type="float" office:value="2689.83" calcext:value-type="float">
            <text:p>2689.83</text:p>
          </table:table-cell>
          <table:table-cell office:value-type="float" office:value="5.09" calcext:value-type="float">
            <text:p>5.09</text:p>
          </table:table-cell>
          <table:table-cell office:value-type="float" office:value="7.36" calcext:value-type="float">
            <text:p>7.36</text:p>
          </table:table-cell>
          <table:table-cell office:value-type="float" office:value="-128" calcext:value-type="float">
            <text:p>-12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368" calcext:value-type="float">
            <text:p>14.368</text:p>
          </table:table-cell>
          <table:table-cell/>
          <table:table-cell office:value-type="float" office:value="-60.39" calcext:value-type="float">
            <text:p>-60.39</text:p>
          </table:table-cell>
          <table:table-cell office:value-type="float" office:value="127.45" calcext:value-type="float">
            <text:p>127.45</text:p>
          </table:table-cell>
          <table:table-cell office:value-type="float" office:value="1022.45" calcext:value-type="float">
            <text:p>1022.45</text:p>
          </table:table-cell>
          <table:table-cell office:value-type="float" office:value="2.18" calcext:value-type="float">
            <text:p>2.18</text:p>
          </table:table-cell>
          <table:table-cell office:value-type="float" office:value="-3.05" calcext:value-type="float">
            <text:p>-3.05</text:p>
          </table:table-cell>
          <table:table-cell office:value-type="float" office:value="-178.91" calcext:value-type="float">
            <text:p>-178.9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415" calcext:value-type="float">
            <text:p>14.415</text:p>
          </table:table-cell>
          <table:table-cell/>
          <table:table-cell office:value-type="float" office:value="-52.01" calcext:value-type="float">
            <text:p>-52.01</text:p>
          </table:table-cell>
          <table:table-cell office:value-type="float" office:value="141.32" calcext:value-type="float">
            <text:p>141.32</text:p>
          </table:table-cell>
          <table:table-cell office:value-type="float" office:value="1021.92" calcext:value-type="float">
            <text:p>1021.92</text:p>
          </table:table-cell>
          <table:table-cell office:value-type="float" office:value="-0.97" calcext:value-type="float">
            <text:p>-0.97</text:p>
          </table:table-cell>
          <table:table-cell office:value-type="float" office:value="1.57" calcext:value-type="float">
            <text:p>1.57</text:p>
          </table:table-cell>
          <table:table-cell office:value-type="float" office:value="176.38" calcext:value-type="float">
            <text:p>176.3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415" calcext:value-type="float">
            <text:p>14.415</text:p>
          </table:table-cell>
          <table:table-cell/>
          <table:table-cell office:value-type="float" office:value="431.49" calcext:value-type="float">
            <text:p>431.49</text:p>
          </table:table-cell>
          <table:table-cell office:value-type="float" office:value="682.89" calcext:value-type="float">
            <text:p>682.89</text:p>
          </table:table-cell>
          <table:table-cell office:value-type="float" office:value="2641.1" calcext:value-type="float">
            <text:p>2641.1</text:p>
          </table:table-cell>
          <table:table-cell office:value-type="float" office:value="6" calcext:value-type="float">
            <text:p>6</text:p>
          </table:table-cell>
          <table:table-cell office:value-type="float" office:value="7.07" calcext:value-type="float">
            <text:p>7.07</text:p>
          </table:table-cell>
          <table:table-cell office:value-type="float" office:value="-128.52" calcext:value-type="float">
            <text:p>-128.5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464" calcext:value-type="float">
            <text:p>14.464</text:p>
          </table:table-cell>
          <table:table-cell/>
          <table:table-cell office:value-type="float" office:value="-47.89" calcext:value-type="float">
            <text:p>-47.89</text:p>
          </table:table-cell>
          <table:table-cell office:value-type="float" office:value="144.7" calcext:value-type="float">
            <text:p>144.7</text:p>
          </table:table-cell>
          <table:table-cell office:value-type="float" office:value="1021.25" calcext:value-type="float">
            <text:p>1021.25</text:p>
          </table:table-cell>
          <table:table-cell office:value-type="float" office:value="-0.7" calcext:value-type="float">
            <text:p>-0.7</text:p>
          </table:table-cell>
          <table:table-cell office:value-type="float" office:value="-0.62" calcext:value-type="float">
            <text:p>-0.62</text:p>
          </table:table-cell>
          <table:table-cell office:value-type="float" office:value="178.54" calcext:value-type="float">
            <text:p>178.5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511" calcext:value-type="float">
            <text:p>14.511</text:p>
          </table:table-cell>
          <table:table-cell/>
          <table:table-cell office:value-type="float" office:value="-44.42" calcext:value-type="float">
            <text:p>-44.42</text:p>
          </table:table-cell>
          <table:table-cell office:value-type="float" office:value="147.65" calcext:value-type="float">
            <text:p>147.65</text:p>
          </table:table-cell>
          <table:table-cell office:value-type="float" office:value="1019.98" calcext:value-type="float">
            <text:p>1019.98</text:p>
          </table:table-cell>
          <table:table-cell office:value-type="float" office:value="-1.62" calcext:value-type="float">
            <text:p>-1.62</text:p>
          </table:table-cell>
          <table:table-cell office:value-type="float" office:value="1.63" calcext:value-type="float">
            <text:p>1.63</text:p>
          </table:table-cell>
          <table:table-cell office:value-type="float" office:value="178.38" calcext:value-type="float">
            <text:p>178.3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564" calcext:value-type="float">
            <text:p>14.564</text:p>
          </table:table-cell>
          <table:table-cell/>
          <table:table-cell office:value-type="float" office:value="-33.09" calcext:value-type="float">
            <text:p>-33.09</text:p>
          </table:table-cell>
          <table:table-cell office:value-type="float" office:value="153.32" calcext:value-type="float">
            <text:p>153.32</text:p>
          </table:table-cell>
          <table:table-cell office:value-type="float" office:value="1003.24" calcext:value-type="float">
            <text:p>1003.24</text:p>
          </table:table-cell>
          <table:table-cell office:value-type="float" office:value="-2.23" calcext:value-type="float">
            <text:p>-2.23</text:p>
          </table:table-cell>
          <table:table-cell office:value-type="float" office:value="0.85" calcext:value-type="float">
            <text:p>0.85</text:p>
          </table:table-cell>
          <table:table-cell office:value-type="float" office:value="-173.65" calcext:value-type="float">
            <text:p>-173.6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619" calcext:value-type="float">
            <text:p>14.619</text:p>
          </table:table-cell>
          <table:table-cell/>
          <table:table-cell office:value-type="float" office:value="-26.27" calcext:value-type="float">
            <text:p>-26.27</text:p>
          </table:table-cell>
          <table:table-cell office:value-type="float" office:value="157.04" calcext:value-type="float">
            <text:p>157.04</text:p>
          </table:table-cell>
          <table:table-cell office:value-type="float" office:value="1005.66" calcext:value-type="float">
            <text:p>1005.66</text:p>
          </table:table-cell>
          <table:table-cell office:value-type="float" office:value="-2.67" calcext:value-type="float">
            <text:p>-2.67</text:p>
          </table:table-cell>
          <table:table-cell office:value-type="float" office:value="3.73" calcext:value-type="float">
            <text:p>3.73</text:p>
          </table:table-cell>
          <table:table-cell office:value-type="float" office:value="-177.39" calcext:value-type="float">
            <text:p>-177.3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/>
          <table:table-cell office:value-type="float" office:value="-14.72" calcext:value-type="float">
            <text:p>-14.72</text:p>
          </table:table-cell>
          <table:table-cell office:value-type="float" office:value="167.23" calcext:value-type="float">
            <text:p>167.23</text:p>
          </table:table-cell>
          <table:table-cell office:value-type="float" office:value="994.98" calcext:value-type="float">
            <text:p>994.98</text:p>
          </table:table-cell>
          <table:table-cell office:value-type="float" office:value="-4.08" calcext:value-type="float">
            <text:p>-4.08</text:p>
          </table:table-cell>
          <table:table-cell office:value-type="float" office:value="1.74" calcext:value-type="float">
            <text:p>1.74</text:p>
          </table:table-cell>
          <table:table-cell office:value-type="float" office:value="-174.29" calcext:value-type="float">
            <text:p>-174.2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671" calcext:value-type="float">
            <text:p>14.671</text:p>
          </table:table-cell>
          <table:table-cell/>
          <table:table-cell office:value-type="float" office:value="427.12" calcext:value-type="float">
            <text:p>427.12</text:p>
          </table:table-cell>
          <table:table-cell office:value-type="float" office:value="673.66" calcext:value-type="float">
            <text:p>673.66</text:p>
          </table:table-cell>
          <table:table-cell office:value-type="float" office:value="2606.97" calcext:value-type="float">
            <text:p>2606.97</text:p>
          </table:table-cell>
          <table:table-cell office:value-type="float" office:value="4.89" calcext:value-type="float">
            <text:p>4.89</text:p>
          </table:table-cell>
          <table:table-cell office:value-type="float" office:value="7.37" calcext:value-type="float">
            <text:p>7.37</text:p>
          </table:table-cell>
          <table:table-cell office:value-type="float" office:value="-127.21" calcext:value-type="float">
            <text:p>-127.2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718" calcext:value-type="float">
            <text:p>14.718</text:p>
          </table:table-cell>
          <table:table-cell/>
          <table:table-cell office:value-type="float" office:value="-7.79" calcext:value-type="float">
            <text:p>-7.79</text:p>
          </table:table-cell>
          <table:table-cell office:value-type="float" office:value="175.53" calcext:value-type="float">
            <text:p>175.53</text:p>
          </table:table-cell>
          <table:table-cell office:value-type="float" office:value="986.2" calcext:value-type="float">
            <text:p>986.2</text:p>
          </table:table-cell>
          <table:table-cell office:value-type="float" office:value="-6.24" calcext:value-type="float">
            <text:p>-6.24</text:p>
          </table:table-cell>
          <table:table-cell office:value-type="float" office:value="-1.85" calcext:value-type="float">
            <text:p>-1.85</text:p>
          </table:table-cell>
          <table:table-cell office:value-type="float" office:value="-173.6" calcext:value-type="float">
            <text:p>-173.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769" calcext:value-type="float">
            <text:p>14.769</text:p>
          </table:table-cell>
          <table:table-cell/>
          <table:table-cell office:value-type="float" office:value="-2.46" calcext:value-type="float">
            <text:p>-2.46</text:p>
          </table:table-cell>
          <table:table-cell office:value-type="float" office:value="182.93" calcext:value-type="float">
            <text:p>182.93</text:p>
          </table:table-cell>
          <table:table-cell office:value-type="float" office:value="980.85" calcext:value-type="float">
            <text:p>980.85</text:p>
          </table:table-cell>
          <table:table-cell office:value-type="float" office:value="-7.75" calcext:value-type="float">
            <text:p>-7.75</text:p>
          </table:table-cell>
          <table:table-cell office:value-type="float" office:value="-7.2" calcext:value-type="float">
            <text:p>-7.2</text:p>
          </table:table-cell>
          <table:table-cell office:value-type="float" office:value="-174.41" calcext:value-type="float">
            <text:p>-174.4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817" calcext:value-type="float">
            <text:p>14.817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189.29" calcext:value-type="float">
            <text:p>189.29</text:p>
          </table:table-cell>
          <table:table-cell office:value-type="float" office:value="975.92" calcext:value-type="float">
            <text:p>975.92</text:p>
          </table:table-cell>
          <table:table-cell office:value-type="float" office:value="-8.5" calcext:value-type="float">
            <text:p>-8.5</text:p>
          </table:table-cell>
          <table:table-cell office:value-type="float" office:value="-10.48" calcext:value-type="float">
            <text:p>-10.48</text:p>
          </table:table-cell>
          <table:table-cell office:value-type="float" office:value="-173.93" calcext:value-type="float">
            <text:p>-173.9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867" calcext:value-type="float">
            <text:p>14.867</text:p>
          </table:table-cell>
          <table:table-cell/>
          <table:table-cell office:value-type="float" office:value="-2.13" calcext:value-type="float">
            <text:p>-2.13</text:p>
          </table:table-cell>
          <table:table-cell office:value-type="float" office:value="201.31" calcext:value-type="float">
            <text:p>201.31</text:p>
          </table:table-cell>
          <table:table-cell office:value-type="float" office:value="964.3" calcext:value-type="float">
            <text:p>964.3</text:p>
          </table:table-cell>
          <table:table-cell office:value-type="float" office:value="-10.55" calcext:value-type="float">
            <text:p>-10.55</text:p>
          </table:table-cell>
          <table:table-cell office:value-type="float" office:value="-16.32" calcext:value-type="float">
            <text:p>-16.32</text:p>
          </table:table-cell>
          <table:table-cell office:value-type="float" office:value="-174.27" calcext:value-type="float">
            <text:p>-174.2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913" calcext:value-type="float">
            <text:p>14.913</text:p>
          </table:table-cell>
          <table:table-cell/>
          <table:table-cell office:value-type="float" office:value="-4.48" calcext:value-type="float">
            <text:p>-4.48</text:p>
          </table:table-cell>
          <table:table-cell office:value-type="float" office:value="207.87" calcext:value-type="float">
            <text:p>207.87</text:p>
          </table:table-cell>
          <table:table-cell office:value-type="float" office:value="952.1" calcext:value-type="float">
            <text:p>952.1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7.08" calcext:value-type="float">
            <text:p>-17.08</text:p>
          </table:table-cell>
          <table:table-cell office:value-type="float" office:value="-171.82" calcext:value-type="float">
            <text:p>-171.8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.962" calcext:value-type="float">
            <text:p>14.962</text:p>
          </table:table-cell>
          <table:table-cell/>
          <table:table-cell office:value-type="float" office:value="-11.84" calcext:value-type="float">
            <text:p>-11.84</text:p>
          </table:table-cell>
          <table:table-cell office:value-type="float" office:value="222.39" calcext:value-type="float">
            <text:p>222.39</text:p>
          </table:table-cell>
          <table:table-cell office:value-type="float" office:value="934.65" calcext:value-type="float">
            <text:p>934.65</text:p>
          </table:table-cell>
          <table:table-cell office:value-type="float" office:value="-16.58" calcext:value-type="float">
            <text:p>-16.58</text:p>
          </table:table-cell>
          <table:table-cell office:value-type="float" office:value="-18.54" calcext:value-type="float">
            <text:p>-18.54</text:p>
          </table:table-cell>
          <table:table-cell office:value-type="float" office:value="-170.98" calcext:value-type="float">
            <text:p>-170.9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007" calcext:value-type="float">
            <text:p>15.007</text:p>
          </table:table-cell>
          <table:table-cell/>
          <table:table-cell office:value-type="float" office:value="-18.76" calcext:value-type="float">
            <text:p>-18.76</text:p>
          </table:table-cell>
          <table:table-cell office:value-type="float" office:value="232.68" calcext:value-type="float">
            <text:p>232.68</text:p>
          </table:table-cell>
          <table:table-cell office:value-type="float" office:value="923.53" calcext:value-type="float">
            <text:p>923.53</text:p>
          </table:table-cell>
          <table:table-cell office:value-type="float" office:value="-18.53" calcext:value-type="float">
            <text:p>-18.53</text:p>
          </table:table-cell>
          <table:table-cell office:value-type="float" office:value="-19.87" calcext:value-type="float">
            <text:p>-19.87</text:p>
          </table:table-cell>
          <table:table-cell office:value-type="float" office:value="-172.02" calcext:value-type="float">
            <text:p>-172.0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058" calcext:value-type="float">
            <text:p>15.058</text:p>
          </table:table-cell>
          <table:table-cell/>
          <table:table-cell office:value-type="float" office:value="-25.02" calcext:value-type="float">
            <text:p>-25.02</text:p>
          </table:table-cell>
          <table:table-cell office:value-type="float" office:value="242.67" calcext:value-type="float">
            <text:p>242.67</text:p>
          </table:table-cell>
          <table:table-cell office:value-type="float" office:value="926.62" calcext:value-type="float">
            <text:p>926.62</text:p>
          </table:table-cell>
          <table:table-cell office:value-type="float" office:value="-24.68" calcext:value-type="float">
            <text:p>-24.68</text:p>
          </table:table-cell>
          <table:table-cell office:value-type="float" office:value="5.16" calcext:value-type="float">
            <text:p>5.16</text:p>
          </table:table-cell>
          <table:table-cell office:value-type="float" office:value="145.9" calcext:value-type="float">
            <text:p>145.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105" calcext:value-type="float">
            <text:p>15.105</text:p>
          </table:table-cell>
          <table:table-cell/>
          <table:table-cell office:value-type="float" office:value="-37.2" calcext:value-type="float">
            <text:p>-37.2</text:p>
          </table:table-cell>
          <table:table-cell office:value-type="float" office:value="246.95" calcext:value-type="float">
            <text:p>246.95</text:p>
          </table:table-cell>
          <table:table-cell office:value-type="float" office:value="905.31" calcext:value-type="float">
            <text:p>905.31</text:p>
          </table:table-cell>
          <table:table-cell office:value-type="float" office:value="-20.23" calcext:value-type="float">
            <text:p>-20.23</text:p>
          </table:table-cell>
          <table:table-cell office:value-type="float" office:value="-16.31" calcext:value-type="float">
            <text:p>-16.31</text:p>
          </table:table-cell>
          <table:table-cell office:value-type="float" office:value="-170.85" calcext:value-type="float">
            <text:p>-170.8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154" calcext:value-type="float">
            <text:p>15.154</text:p>
          </table:table-cell>
          <table:table-cell/>
          <table:table-cell office:value-type="float" office:value="-43.44" calcext:value-type="float">
            <text:p>-43.44</text:p>
          </table:table-cell>
          <table:table-cell office:value-type="float" office:value="248.2" calcext:value-type="float">
            <text:p>248.2</text:p>
          </table:table-cell>
          <table:table-cell office:value-type="float" office:value="903.48" calcext:value-type="float">
            <text:p>903.48</text:p>
          </table:table-cell>
          <table:table-cell office:value-type="float" office:value="-20.68" calcext:value-type="float">
            <text:p>-20.68</text:p>
          </table:table-cell>
          <table:table-cell office:value-type="float" office:value="-17.69" calcext:value-type="float">
            <text:p>-17.69</text:p>
          </table:table-cell>
          <table:table-cell office:value-type="float" office:value="-172.99" calcext:value-type="float">
            <text:p>-172.9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/>
          <table:table-cell office:value-type="float" office:value="-52.19" calcext:value-type="float">
            <text:p>-52.19</text:p>
          </table:table-cell>
          <table:table-cell office:value-type="float" office:value="245.39" calcext:value-type="float">
            <text:p>245.39</text:p>
          </table:table-cell>
          <table:table-cell office:value-type="float" office:value="889.87" calcext:value-type="float">
            <text:p>889.87</text:p>
          </table:table-cell>
          <table:table-cell office:value-type="float" office:value="-21.9" calcext:value-type="float">
            <text:p>-21.9</text:p>
          </table:table-cell>
          <table:table-cell office:value-type="float" office:value="-16.89" calcext:value-type="float">
            <text:p>-16.89</text:p>
          </table:table-cell>
          <table:table-cell office:value-type="float" office:value="-174.15" calcext:value-type="float">
            <text:p>-174.1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248" calcext:value-type="float">
            <text:p>15.248</text:p>
          </table:table-cell>
          <table:table-cell/>
          <table:table-cell office:value-type="float" office:value="-54.48" calcext:value-type="float">
            <text:p>-54.48</text:p>
          </table:table-cell>
          <table:table-cell office:value-type="float" office:value="245.97" calcext:value-type="float">
            <text:p>245.97</text:p>
          </table:table-cell>
          <table:table-cell office:value-type="float" office:value="890.86" calcext:value-type="float">
            <text:p>890.86</text:p>
          </table:table-cell>
          <table:table-cell office:value-type="float" office:value="-20.74" calcext:value-type="float">
            <text:p>-20.74</text:p>
          </table:table-cell>
          <table:table-cell office:value-type="float" office:value="-15.66" calcext:value-type="float">
            <text:p>-15.66</text:p>
          </table:table-cell>
          <table:table-cell office:value-type="float" office:value="-175.65" calcext:value-type="float">
            <text:p>-175.6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293" calcext:value-type="float">
            <text:p>15.293</text:p>
          </table:table-cell>
          <table:table-cell/>
          <table:table-cell office:value-type="float" office:value="-50.99" calcext:value-type="float">
            <text:p>-50.99</text:p>
          </table:table-cell>
          <table:table-cell office:value-type="float" office:value="241.96" calcext:value-type="float">
            <text:p>241.96</text:p>
          </table:table-cell>
          <table:table-cell office:value-type="float" office:value="874.83" calcext:value-type="float">
            <text:p>874.83</text:p>
          </table:table-cell>
          <table:table-cell office:value-type="float" office:value="-20.56" calcext:value-type="float">
            <text:p>-20.56</text:p>
          </table:table-cell>
          <table:table-cell office:value-type="float" office:value="-19.81" calcext:value-type="float">
            <text:p>-19.81</text:p>
          </table:table-cell>
          <table:table-cell office:value-type="float" office:value="-169.98" calcext:value-type="float">
            <text:p>-169.9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/>
          <table:table-cell office:value-type="float" office:value="-47.82" calcext:value-type="float">
            <text:p>-47.82</text:p>
          </table:table-cell>
          <table:table-cell office:value-type="float" office:value="237.17" calcext:value-type="float">
            <text:p>237.17</text:p>
          </table:table-cell>
          <table:table-cell office:value-type="float" office:value="868.03" calcext:value-type="float">
            <text:p>868.03</text:p>
          </table:table-cell>
          <table:table-cell office:value-type="float" office:value="-19.94" calcext:value-type="float">
            <text:p>-19.94</text:p>
          </table:table-cell>
          <table:table-cell office:value-type="float" office:value="-25.56" calcext:value-type="float">
            <text:p>-25.56</text:p>
          </table:table-cell>
          <table:table-cell office:value-type="float" office:value="-167.34" calcext:value-type="float">
            <text:p>-167.3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385" calcext:value-type="float">
            <text:p>15.385</text:p>
          </table:table-cell>
          <table:table-cell/>
          <table:table-cell office:value-type="float" office:value="-46.26" calcext:value-type="float">
            <text:p>-46.26</text:p>
          </table:table-cell>
          <table:table-cell office:value-type="float" office:value="235.24" calcext:value-type="float">
            <text:p>235.24</text:p>
          </table:table-cell>
          <table:table-cell office:value-type="float" office:value="867" calcext:value-type="float">
            <text:p>867</text:p>
          </table:table-cell>
          <table:table-cell office:value-type="float" office:value="-19.24" calcext:value-type="float">
            <text:p>-19.24</text:p>
          </table:table-cell>
          <table:table-cell office:value-type="float" office:value="-25.46" calcext:value-type="float">
            <text:p>-25.46</text:p>
          </table:table-cell>
          <table:table-cell office:value-type="float" office:value="-166.67" calcext:value-type="float">
            <text:p>-166.6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385" calcext:value-type="float">
            <text:p>15.385</text:p>
          </table:table-cell>
          <table:table-cell/>
          <table:table-cell office:value-type="float" office:value="413.86" calcext:value-type="float">
            <text:p>413.86</text:p>
          </table:table-cell>
          <table:table-cell office:value-type="float" office:value="652.76" calcext:value-type="float">
            <text:p>652.76</text:p>
          </table:table-cell>
          <table:table-cell office:value-type="float" office:value="2526.07" calcext:value-type="float">
            <text:p>2526.07</text:p>
          </table:table-cell>
          <table:table-cell office:value-type="float" office:value="4.69" calcext:value-type="float">
            <text:p>4.69</text:p>
          </table:table-cell>
          <table:table-cell office:value-type="float" office:value="7.35" calcext:value-type="float">
            <text:p>7.35</text:p>
          </table:table-cell>
          <table:table-cell office:value-type="float" office:value="-126.45" calcext:value-type="float">
            <text:p>-126.4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433" calcext:value-type="float">
            <text:p>15.433</text:p>
          </table:table-cell>
          <table:table-cell/>
          <table:table-cell office:value-type="float" office:value="-40.47" calcext:value-type="float">
            <text:p>-40.47</text:p>
          </table:table-cell>
          <table:table-cell office:value-type="float" office:value="226.52" calcext:value-type="float">
            <text:p>226.52</text:p>
          </table:table-cell>
          <table:table-cell office:value-type="float" office:value="845.82" calcext:value-type="float">
            <text:p>845.82</text:p>
          </table:table-cell>
          <table:table-cell office:value-type="float" office:value="-17.37" calcext:value-type="float">
            <text:p>-17.37</text:p>
          </table:table-cell>
          <table:table-cell office:value-type="float" office:value="-30.33" calcext:value-type="float">
            <text:p>-30.33</text:p>
          </table:table-cell>
          <table:table-cell office:value-type="float" office:value="-163.84" calcext:value-type="float">
            <text:p>-163.8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479" calcext:value-type="float">
            <text:p>15.479</text:p>
          </table:table-cell>
          <table:table-cell/>
          <table:table-cell office:value-type="float" office:value="-39.31" calcext:value-type="float">
            <text:p>-39.31</text:p>
          </table:table-cell>
          <table:table-cell office:value-type="float" office:value="223.32" calcext:value-type="float">
            <text:p>223.32</text:p>
          </table:table-cell>
          <table:table-cell office:value-type="float" office:value="835.88" calcext:value-type="float">
            <text:p>835.88</text:p>
          </table:table-cell>
          <table:table-cell office:value-type="float" office:value="-18.95" calcext:value-type="float">
            <text:p>-18.95</text:p>
          </table:table-cell>
          <table:table-cell office:value-type="float" office:value="-35" calcext:value-type="float">
            <text:p>-35</text:p>
          </table:table-cell>
          <table:table-cell office:value-type="float" office:value="-159.34" calcext:value-type="float">
            <text:p>-159.3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218.84" calcext:value-type="float">
            <text:p>218.84</text:p>
          </table:table-cell>
          <table:table-cell office:value-type="float" office:value="827.96" calcext:value-type="float">
            <text:p>827.96</text:p>
          </table:table-cell>
          <table:table-cell office:value-type="float" office:value="-19.49" calcext:value-type="float">
            <text:p>-19.49</text:p>
          </table:table-cell>
          <table:table-cell office:value-type="float" office:value="-38.26" calcext:value-type="float">
            <text:p>-38.26</text:p>
          </table:table-cell>
          <table:table-cell office:value-type="float" office:value="-156.63" calcext:value-type="float">
            <text:p>-156.6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574" calcext:value-type="float">
            <text:p>15.574</text:p>
          </table:table-cell>
          <table:table-cell/>
          <table:table-cell office:value-type="float" office:value="-37.39" calcext:value-type="float">
            <text:p>-37.39</text:p>
          </table:table-cell>
          <table:table-cell office:value-type="float" office:value="215.74" calcext:value-type="float">
            <text:p>215.74</text:p>
          </table:table-cell>
          <table:table-cell office:value-type="float" office:value="820.73" calcext:value-type="float">
            <text:p>820.73</text:p>
          </table:table-cell>
          <table:table-cell office:value-type="float" office:value="-18.82" calcext:value-type="float">
            <text:p>-18.82</text:p>
          </table:table-cell>
          <table:table-cell office:value-type="float" office:value="-41.33" calcext:value-type="float">
            <text:p>-41.33</text:p>
          </table:table-cell>
          <table:table-cell office:value-type="float" office:value="-158.01" calcext:value-type="float">
            <text:p>-158.0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622" calcext:value-type="float">
            <text:p>15.622</text:p>
          </table:table-cell>
          <table:table-cell/>
          <table:table-cell office:value-type="float" office:value="-37.44" calcext:value-type="float">
            <text:p>-37.44</text:p>
          </table:table-cell>
          <table:table-cell office:value-type="float" office:value="212.83" calcext:value-type="float">
            <text:p>212.83</text:p>
          </table:table-cell>
          <table:table-cell office:value-type="float" office:value="808.17" calcext:value-type="float">
            <text:p>808.17</text:p>
          </table:table-cell>
          <table:table-cell office:value-type="float" office:value="-20.38" calcext:value-type="float">
            <text:p>-20.38</text:p>
          </table:table-cell>
          <table:table-cell office:value-type="float" office:value="-41.25" calcext:value-type="float">
            <text:p>-41.25</text:p>
          </table:table-cell>
          <table:table-cell office:value-type="float" office:value="-156.9" calcext:value-type="float">
            <text:p>-156.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668" calcext:value-type="float">
            <text:p>15.668</text:p>
          </table:table-cell>
          <table:table-cell/>
          <table:table-cell office:value-type="float" office:value="-33.94" calcext:value-type="float">
            <text:p>-33.94</text:p>
          </table:table-cell>
          <table:table-cell office:value-type="float" office:value="216.58" calcext:value-type="float">
            <text:p>216.58</text:p>
          </table:table-cell>
          <table:table-cell office:value-type="float" office:value="795.46" calcext:value-type="float">
            <text:p>795.46</text:p>
          </table:table-cell>
          <table:table-cell office:value-type="float" office:value="-23.07" calcext:value-type="float">
            <text:p>-23.07</text:p>
          </table:table-cell>
          <table:table-cell office:value-type="float" office:value="-40.81" calcext:value-type="float">
            <text:p>-40.81</text:p>
          </table:table-cell>
          <table:table-cell office:value-type="float" office:value="-157.07" calcext:value-type="float">
            <text:p>-157.0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716" calcext:value-type="float">
            <text:p>15.716</text:p>
          </table:table-cell>
          <table:table-cell/>
          <table:table-cell office:value-type="float" office:value="-32.87" calcext:value-type="float">
            <text:p>-32.87</text:p>
          </table:table-cell>
          <table:table-cell office:value-type="float" office:value="215.81" calcext:value-type="float">
            <text:p>215.81</text:p>
          </table:table-cell>
          <table:table-cell office:value-type="float" office:value="790.39" calcext:value-type="float">
            <text:p>790.39</text:p>
          </table:table-cell>
          <table:table-cell office:value-type="float" office:value="-23.26" calcext:value-type="float">
            <text:p>-23.26</text:p>
          </table:table-cell>
          <table:table-cell office:value-type="float" office:value="-41.6" calcext:value-type="float">
            <text:p>-41.6</text:p>
          </table:table-cell>
          <table:table-cell office:value-type="float" office:value="-156.68" calcext:value-type="float">
            <text:p>-156.6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762" calcext:value-type="float">
            <text:p>15.762</text:p>
          </table:table-cell>
          <table:table-cell/>
          <table:table-cell office:value-type="float" office:value="-30.84" calcext:value-type="float">
            <text:p>-30.84</text:p>
          </table:table-cell>
          <table:table-cell office:value-type="float" office:value="214.31" calcext:value-type="float">
            <text:p>214.31</text:p>
          </table:table-cell>
          <table:table-cell office:value-type="float" office:value="788.67" calcext:value-type="float">
            <text:p>788.67</text:p>
          </table:table-cell>
          <table:table-cell office:value-type="float" office:value="-25.37" calcext:value-type="float">
            <text:p>-25.37</text:p>
          </table:table-cell>
          <table:table-cell office:value-type="float" office:value="-45.23" calcext:value-type="float">
            <text:p>-45.23</text:p>
          </table:table-cell>
          <table:table-cell office:value-type="float" office:value="-154.6" calcext:value-type="float">
            <text:p>-154.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762" calcext:value-type="float">
            <text:p>15.762</text:p>
          </table:table-cell>
          <table:table-cell/>
          <table:table-cell office:value-type="float" office:value="420.3" calcext:value-type="float">
            <text:p>420.3</text:p>
          </table:table-cell>
          <table:table-cell office:value-type="float" office:value="663.53" calcext:value-type="float">
            <text:p>663.53</text:p>
          </table:table-cell>
          <table:table-cell office:value-type="float" office:value="2567.76" calcext:value-type="float">
            <text:p>2567.76</text:p>
          </table:table-cell>
          <table:table-cell office:value-type="float" office:value="4.56" calcext:value-type="float">
            <text:p>4.56</text:p>
          </table:table-cell>
          <table:table-cell office:value-type="float" office:value="8.29" calcext:value-type="float">
            <text:p>8.29</text:p>
          </table:table-cell>
          <table:table-cell office:value-type="float" office:value="-126.77" calcext:value-type="float">
            <text:p>-126.7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818" calcext:value-type="float">
            <text:p>15.818</text:p>
          </table:table-cell>
          <table:table-cell/>
          <table:table-cell office:value-type="float" office:value="-30.88" calcext:value-type="float">
            <text:p>-30.88</text:p>
          </table:table-cell>
          <table:table-cell office:value-type="float" office:value="213.06" calcext:value-type="float">
            <text:p>213.06</text:p>
          </table:table-cell>
          <table:table-cell office:value-type="float" office:value="786.88" calcext:value-type="float">
            <text:p>786.88</text:p>
          </table:table-cell>
          <table:table-cell office:value-type="float" office:value="-25.71" calcext:value-type="float">
            <text:p>-25.71</text:p>
          </table:table-cell>
          <table:table-cell office:value-type="float" office:value="-47.47" calcext:value-type="float">
            <text:p>-47.47</text:p>
          </table:table-cell>
          <table:table-cell office:value-type="float" office:value="-154.59" calcext:value-type="float">
            <text:p>-154.5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882" calcext:value-type="float">
            <text:p>15.882</text:p>
          </table:table-cell>
          <table:table-cell/>
          <table:table-cell office:value-type="float" office:value="-36.7" calcext:value-type="float">
            <text:p>-36.7</text:p>
          </table:table-cell>
          <table:table-cell office:value-type="float" office:value="203.22" calcext:value-type="float">
            <text:p>203.22</text:p>
          </table:table-cell>
          <table:table-cell office:value-type="float" office:value="777.68" calcext:value-type="float">
            <text:p>777.68</text:p>
          </table:table-cell>
          <table:table-cell office:value-type="float" office:value="-28.65" calcext:value-type="float">
            <text:p>-28.65</text:p>
          </table:table-cell>
          <table:table-cell office:value-type="float" office:value="-50.68" calcext:value-type="float">
            <text:p>-50.68</text:p>
          </table:table-cell>
          <table:table-cell office:value-type="float" office:value="-157.42" calcext:value-type="float">
            <text:p>-157.4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934" calcext:value-type="float">
            <text:p>15.934</text:p>
          </table:table-cell>
          <table:table-cell/>
          <table:table-cell office:value-type="float" office:value="-39.77" calcext:value-type="float">
            <text:p>-39.77</text:p>
          </table:table-cell>
          <table:table-cell office:value-type="float" office:value="201.2" calcext:value-type="float">
            <text:p>201.2</text:p>
          </table:table-cell>
          <table:table-cell office:value-type="float" office:value="776.92" calcext:value-type="float">
            <text:p>776.92</text:p>
          </table:table-cell>
          <table:table-cell office:value-type="float" office:value="-29.57" calcext:value-type="float">
            <text:p>-29.57</text:p>
          </table:table-cell>
          <table:table-cell office:value-type="float" office:value="-51.41" calcext:value-type="float">
            <text:p>-51.41</text:p>
          </table:table-cell>
          <table:table-cell office:value-type="float" office:value="-159.24" calcext:value-type="float">
            <text:p>-159.2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/>
          <table:table-cell office:value-type="float" office:value="-42.18" calcext:value-type="float">
            <text:p>-42.18</text:p>
          </table:table-cell>
          <table:table-cell office:value-type="float" office:value="200.73" calcext:value-type="float">
            <text:p>200.73</text:p>
          </table:table-cell>
          <table:table-cell office:value-type="float" office:value="779.33" calcext:value-type="float">
            <text:p>779.33</text:p>
          </table:table-cell>
          <table:table-cell office:value-type="float" office:value="-30.08" calcext:value-type="float">
            <text:p>-30.08</text:p>
          </table:table-cell>
          <table:table-cell office:value-type="float" office:value="-50.76" calcext:value-type="float">
            <text:p>-50.76</text:p>
          </table:table-cell>
          <table:table-cell office:value-type="float" office:value="-160.24" calcext:value-type="float">
            <text:p>-160.2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03" calcext:value-type="float">
            <text:p>16.03</text:p>
          </table:table-cell>
          <table:table-cell/>
          <table:table-cell office:value-type="float" office:value="-48.1" calcext:value-type="float">
            <text:p>-48.1</text:p>
          </table:table-cell>
          <table:table-cell office:value-type="float" office:value="201.85" calcext:value-type="float">
            <text:p>201.85</text:p>
          </table:table-cell>
          <table:table-cell office:value-type="float" office:value="775.03" calcext:value-type="float">
            <text:p>775.03</text:p>
          </table:table-cell>
          <table:table-cell office:value-type="float" office:value="-32.49" calcext:value-type="float">
            <text:p>-32.49</text:p>
          </table:table-cell>
          <table:table-cell office:value-type="float" office:value="-52.45" calcext:value-type="float">
            <text:p>-52.45</text:p>
          </table:table-cell>
          <table:table-cell office:value-type="float" office:value="-162.11" calcext:value-type="float">
            <text:p>-162.1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078" calcext:value-type="float">
            <text:p>16.078</text:p>
          </table:table-cell>
          <table:table-cell/>
          <table:table-cell office:value-type="float" office:value="-53.71" calcext:value-type="float">
            <text:p>-53.71</text:p>
          </table:table-cell>
          <table:table-cell office:value-type="float" office:value="207.98" calcext:value-type="float">
            <text:p>207.98</text:p>
          </table:table-cell>
          <table:table-cell office:value-type="float" office:value="778.72" calcext:value-type="float">
            <text:p>778.72</text:p>
          </table:table-cell>
          <table:table-cell office:value-type="float" office:value="-35.68" calcext:value-type="float">
            <text:p>-35.68</text:p>
          </table:table-cell>
          <table:table-cell office:value-type="float" office:value="-54.47" calcext:value-type="float">
            <text:p>-54.47</text:p>
          </table:table-cell>
          <table:table-cell office:value-type="float" office:value="-163.07" calcext:value-type="float">
            <text:p>-163.0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131" calcext:value-type="float">
            <text:p>16.131</text:p>
          </table:table-cell>
          <table:table-cell/>
          <table:table-cell office:value-type="float" office:value="-65.43" calcext:value-type="float">
            <text:p>-65.43</text:p>
          </table:table-cell>
          <table:table-cell office:value-type="float" office:value="219.17" calcext:value-type="float">
            <text:p>219.17</text:p>
          </table:table-cell>
          <table:table-cell office:value-type="float" office:value="785.43" calcext:value-type="float">
            <text:p>785.43</text:p>
          </table:table-cell>
          <table:table-cell office:value-type="float" office:value="-39.5" calcext:value-type="float">
            <text:p>-39.5</text:p>
          </table:table-cell>
          <table:table-cell office:value-type="float" office:value="-58.8" calcext:value-type="float">
            <text:p>-58.8</text:p>
          </table:table-cell>
          <table:table-cell office:value-type="float" office:value="-163.5" calcext:value-type="float">
            <text:p>-163.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178" calcext:value-type="float">
            <text:p>16.178</text:p>
          </table:table-cell>
          <table:table-cell/>
          <table:table-cell office:value-type="float" office:value="-73.86" calcext:value-type="float">
            <text:p>-73.86</text:p>
          </table:table-cell>
          <table:table-cell office:value-type="float" office:value="231.77" calcext:value-type="float">
            <text:p>231.77</text:p>
          </table:table-cell>
          <table:table-cell office:value-type="float" office:value="799.89" calcext:value-type="float">
            <text:p>799.89</text:p>
          </table:table-cell>
          <table:table-cell office:value-type="float" office:value="-45.69" calcext:value-type="float">
            <text:p>-45.69</text:p>
          </table:table-cell>
          <table:table-cell office:value-type="float" office:value="-59.25" calcext:value-type="float">
            <text:p>-59.25</text:p>
          </table:table-cell>
          <table:table-cell office:value-type="float" office:value="-160.37" calcext:value-type="float">
            <text:p>-160.3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228" calcext:value-type="float">
            <text:p>16.228</text:p>
          </table:table-cell>
          <table:table-cell/>
          <table:table-cell office:value-type="float" office:value="-74.51" calcext:value-type="float">
            <text:p>-74.51</text:p>
          </table:table-cell>
          <table:table-cell office:value-type="float" office:value="231.82" calcext:value-type="float">
            <text:p>231.82</text:p>
          </table:table-cell>
          <table:table-cell office:value-type="float" office:value="797.38" calcext:value-type="float">
            <text:p>797.38</text:p>
          </table:table-cell>
          <table:table-cell office:value-type="float" office:value="-46.14" calcext:value-type="float">
            <text:p>-46.14</text:p>
          </table:table-cell>
          <table:table-cell office:value-type="float" office:value="-58.64" calcext:value-type="float">
            <text:p>-58.64</text:p>
          </table:table-cell>
          <table:table-cell office:value-type="float" office:value="-159.25" calcext:value-type="float">
            <text:p>-159.2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279" calcext:value-type="float">
            <text:p>16.279</text:p>
          </table:table-cell>
          <table:table-cell/>
          <table:table-cell office:value-type="float" office:value="-78.24" calcext:value-type="float">
            <text:p>-78.24</text:p>
          </table:table-cell>
          <table:table-cell office:value-type="float" office:value="233.81" calcext:value-type="float">
            <text:p>233.81</text:p>
          </table:table-cell>
          <table:table-cell office:value-type="float" office:value="798.39" calcext:value-type="float">
            <text:p>798.39</text:p>
          </table:table-cell>
          <table:table-cell office:value-type="float" office:value="-47.81" calcext:value-type="float">
            <text:p>-47.81</text:p>
          </table:table-cell>
          <table:table-cell office:value-type="float" office:value="-59.35" calcext:value-type="float">
            <text:p>-59.35</text:p>
          </table:table-cell>
          <table:table-cell office:value-type="float" office:value="-157.11" calcext:value-type="float">
            <text:p>-157.1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328" calcext:value-type="float">
            <text:p>16.328</text:p>
          </table:table-cell>
          <table:table-cell/>
          <table:table-cell office:value-type="float" office:value="-87.62" calcext:value-type="float">
            <text:p>-87.62</text:p>
          </table:table-cell>
          <table:table-cell office:value-type="float" office:value="235.53" calcext:value-type="float">
            <text:p>235.53</text:p>
          </table:table-cell>
          <table:table-cell office:value-type="float" office:value="803.27" calcext:value-type="float">
            <text:p>803.27</text:p>
          </table:table-cell>
          <table:table-cell office:value-type="float" office:value="-49.43" calcext:value-type="float">
            <text:p>-49.43</text:p>
          </table:table-cell>
          <table:table-cell office:value-type="float" office:value="-56.99" calcext:value-type="float">
            <text:p>-56.99</text:p>
          </table:table-cell>
          <table:table-cell office:value-type="float" office:value="-151.47" calcext:value-type="float">
            <text:p>-151.4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376" calcext:value-type="float">
            <text:p>16.376</text:p>
          </table:table-cell>
          <table:table-cell/>
          <table:table-cell office:value-type="float" office:value="-92.27" calcext:value-type="float">
            <text:p>-92.27</text:p>
          </table:table-cell>
          <table:table-cell office:value-type="float" office:value="236.8" calcext:value-type="float">
            <text:p>236.8</text:p>
          </table:table-cell>
          <table:table-cell office:value-type="float" office:value="807.77" calcext:value-type="float">
            <text:p>807.77</text:p>
          </table:table-cell>
          <table:table-cell office:value-type="float" office:value="-45.45" calcext:value-type="float">
            <text:p>-45.45</text:p>
          </table:table-cell>
          <table:table-cell office:value-type="float" office:value="-56.34" calcext:value-type="float">
            <text:p>-56.34</text:p>
          </table:table-cell>
          <table:table-cell office:value-type="float" office:value="-153.99" calcext:value-type="float">
            <text:p>-153.9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429" calcext:value-type="float">
            <text:p>16.429</text:p>
          </table:table-cell>
          <table:table-cell/>
          <table:table-cell office:value-type="float" office:value="-97.39" calcext:value-type="float">
            <text:p>-97.39</text:p>
          </table:table-cell>
          <table:table-cell office:value-type="float" office:value="233.59" calcext:value-type="float">
            <text:p>233.59</text:p>
          </table:table-cell>
          <table:table-cell office:value-type="float" office:value="807.82" calcext:value-type="float">
            <text:p>807.82</text:p>
          </table:table-cell>
          <table:table-cell office:value-type="float" office:value="-42.41" calcext:value-type="float">
            <text:p>-42.41</text:p>
          </table:table-cell>
          <table:table-cell office:value-type="float" office:value="-54.16" calcext:value-type="float">
            <text:p>-54.16</text:p>
          </table:table-cell>
          <table:table-cell office:value-type="float" office:value="-152.61" calcext:value-type="float">
            <text:p>-152.6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476" calcext:value-type="float">
            <text:p>16.476</text:p>
          </table:table-cell>
          <table:table-cell/>
          <table:table-cell office:value-type="float" office:value="-97.95" calcext:value-type="float">
            <text:p>-97.95</text:p>
          </table:table-cell>
          <table:table-cell office:value-type="float" office:value="231.5" calcext:value-type="float">
            <text:p>231.5</text:p>
          </table:table-cell>
          <table:table-cell office:value-type="float" office:value="805.33" calcext:value-type="float">
            <text:p>805.33</text:p>
          </table:table-cell>
          <table:table-cell office:value-type="float" office:value="-40.72" calcext:value-type="float">
            <text:p>-40.72</text:p>
          </table:table-cell>
          <table:table-cell office:value-type="float" office:value="-52.99" calcext:value-type="float">
            <text:p>-52.99</text:p>
          </table:table-cell>
          <table:table-cell office:value-type="float" office:value="-152.27" calcext:value-type="float">
            <text:p>-152.2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528" calcext:value-type="float">
            <text:p>16.528</text:p>
          </table:table-cell>
          <table:table-cell/>
          <table:table-cell office:value-type="float" office:value="-98.98" calcext:value-type="float">
            <text:p>-98.98</text:p>
          </table:table-cell>
          <table:table-cell office:value-type="float" office:value="230.18" calcext:value-type="float">
            <text:p>230.18</text:p>
          </table:table-cell>
          <table:table-cell office:value-type="float" office:value="806.85" calcext:value-type="float">
            <text:p>806.85</text:p>
          </table:table-cell>
          <table:table-cell office:value-type="float" office:value="-38.41" calcext:value-type="float">
            <text:p>-38.41</text:p>
          </table:table-cell>
          <table:table-cell office:value-type="float" office:value="-50.88" calcext:value-type="float">
            <text:p>-50.88</text:p>
          </table:table-cell>
          <table:table-cell office:value-type="float" office:value="-152.43" calcext:value-type="float">
            <text:p>-152.4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576" calcext:value-type="float">
            <text:p>16.576</text:p>
          </table:table-cell>
          <table:table-cell/>
          <table:table-cell office:value-type="float" office:value="-97.09" calcext:value-type="float">
            <text:p>-97.09</text:p>
          </table:table-cell>
          <table:table-cell office:value-type="float" office:value="225.65" calcext:value-type="float">
            <text:p>225.65</text:p>
          </table:table-cell>
          <table:table-cell office:value-type="float" office:value="804.24" calcext:value-type="float">
            <text:p>804.24</text:p>
          </table:table-cell>
          <table:table-cell office:value-type="float" office:value="-33.43" calcext:value-type="float">
            <text:p>-33.43</text:p>
          </table:table-cell>
          <table:table-cell office:value-type="float" office:value="-47.03" calcext:value-type="float">
            <text:p>-47.03</text:p>
          </table:table-cell>
          <table:table-cell office:value-type="float" office:value="-150.85" calcext:value-type="float">
            <text:p>-150.8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/>
          <table:table-cell office:value-type="float" office:value="-95.4" calcext:value-type="float">
            <text:p>-95.4</text:p>
          </table:table-cell>
          <table:table-cell office:value-type="float" office:value="223.22" calcext:value-type="float">
            <text:p>223.22</text:p>
          </table:table-cell>
          <table:table-cell office:value-type="float" office:value="801.85" calcext:value-type="float">
            <text:p>801.85</text:p>
          </table:table-cell>
          <table:table-cell office:value-type="float" office:value="-30.83" calcext:value-type="float">
            <text:p>-30.83</text:p>
          </table:table-cell>
          <table:table-cell office:value-type="float" office:value="-45.22" calcext:value-type="float">
            <text:p>-45.22</text:p>
          </table:table-cell>
          <table:table-cell office:value-type="float" office:value="-150.58" calcext:value-type="float">
            <text:p>-150.5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683" calcext:value-type="float">
            <text:p>16.683</text:p>
          </table:table-cell>
          <table:table-cell/>
          <table:table-cell office:value-type="float" office:value="-89.54" calcext:value-type="float">
            <text:p>-89.54</text:p>
          </table:table-cell>
          <table:table-cell office:value-type="float" office:value="221.83" calcext:value-type="float">
            <text:p>221.83</text:p>
          </table:table-cell>
          <table:table-cell office:value-type="float" office:value="801.05" calcext:value-type="float">
            <text:p>801.05</text:p>
          </table:table-cell>
          <table:table-cell office:value-type="float" office:value="-27" calcext:value-type="float">
            <text:p>-27</text:p>
          </table:table-cell>
          <table:table-cell office:value-type="float" office:value="-41.92" calcext:value-type="float">
            <text:p>-41.92</text:p>
          </table:table-cell>
          <table:table-cell office:value-type="float" office:value="-147.55" calcext:value-type="float">
            <text:p>-147.5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741" calcext:value-type="float">
            <text:p>16.741</text:p>
          </table:table-cell>
          <table:table-cell/>
          <table:table-cell office:value-type="float" office:value="-87.86" calcext:value-type="float">
            <text:p>-87.86</text:p>
          </table:table-cell>
          <table:table-cell office:value-type="float" office:value="221.79" calcext:value-type="float">
            <text:p>221.79</text:p>
          </table:table-cell>
          <table:table-cell office:value-type="float" office:value="800.49" calcext:value-type="float">
            <text:p>800.49</text:p>
          </table:table-cell>
          <table:table-cell office:value-type="float" office:value="-26.47" calcext:value-type="float">
            <text:p>-26.47</text:p>
          </table:table-cell>
          <table:table-cell office:value-type="float" office:value="-41.68" calcext:value-type="float">
            <text:p>-41.68</text:p>
          </table:table-cell>
          <table:table-cell office:value-type="float" office:value="-146.93" calcext:value-type="float">
            <text:p>-146.9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787" calcext:value-type="float">
            <text:p>16.787</text:p>
          </table:table-cell>
          <table:table-cell/>
          <table:table-cell office:value-type="float" office:value="-84.12" calcext:value-type="float">
            <text:p>-84.12</text:p>
          </table:table-cell>
          <table:table-cell office:value-type="float" office:value="224.44" calcext:value-type="float">
            <text:p>224.44</text:p>
          </table:table-cell>
          <table:table-cell office:value-type="float" office:value="807.44" calcext:value-type="float">
            <text:p>807.44</text:p>
          </table:table-cell>
          <table:table-cell office:value-type="float" office:value="-24.92" calcext:value-type="float">
            <text:p>-24.92</text:p>
          </table:table-cell>
          <table:table-cell office:value-type="float" office:value="-40.52" calcext:value-type="float">
            <text:p>-40.52</text:p>
          </table:table-cell>
          <table:table-cell office:value-type="float" office:value="-143.43" calcext:value-type="float">
            <text:p>-143.4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837" calcext:value-type="float">
            <text:p>16.837</text:p>
          </table:table-cell>
          <table:table-cell/>
          <table:table-cell office:value-type="float" office:value="-79.05" calcext:value-type="float">
            <text:p>-79.05</text:p>
          </table:table-cell>
          <table:table-cell office:value-type="float" office:value="225.4" calcext:value-type="float">
            <text:p>225.4</text:p>
          </table:table-cell>
          <table:table-cell office:value-type="float" office:value="806.98" calcext:value-type="float">
            <text:p>806.98</text:p>
          </table:table-cell>
          <table:table-cell office:value-type="float" office:value="-25.1" calcext:value-type="float">
            <text:p>-25.1</text:p>
          </table:table-cell>
          <table:table-cell office:value-type="float" office:value="-38.93" calcext:value-type="float">
            <text:p>-38.93</text:p>
          </table:table-cell>
          <table:table-cell office:value-type="float" office:value="-145" calcext:value-type="float">
            <text:p>-14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884" calcext:value-type="float">
            <text:p>16.884</text:p>
          </table:table-cell>
          <table:table-cell/>
          <table:table-cell office:value-type="float" office:value="-78.06" calcext:value-type="float">
            <text:p>-78.06</text:p>
          </table:table-cell>
          <table:table-cell office:value-type="float" office:value="227.88" calcext:value-type="float">
            <text:p>227.88</text:p>
          </table:table-cell>
          <table:table-cell office:value-type="float" office:value="812.26" calcext:value-type="float">
            <text:p>812.26</text:p>
          </table:table-cell>
          <table:table-cell office:value-type="float" office:value="-25.26" calcext:value-type="float">
            <text:p>-25.26</text:p>
          </table:table-cell>
          <table:table-cell office:value-type="float" office:value="-38.11" calcext:value-type="float">
            <text:p>-38.11</text:p>
          </table:table-cell>
          <table:table-cell office:value-type="float" office:value="-146.16" calcext:value-type="float">
            <text:p>-146.1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933" calcext:value-type="float">
            <text:p>16.933</text:p>
          </table:table-cell>
          <table:table-cell/>
          <table:table-cell office:value-type="float" office:value="-75.26" calcext:value-type="float">
            <text:p>-75.26</text:p>
          </table:table-cell>
          <table:table-cell office:value-type="float" office:value="227.07" calcext:value-type="float">
            <text:p>227.07</text:p>
          </table:table-cell>
          <table:table-cell office:value-type="float" office:value="817.96" calcext:value-type="float">
            <text:p>817.96</text:p>
          </table:table-cell>
          <table:table-cell office:value-type="float" office:value="-25.6" calcext:value-type="float">
            <text:p>-25.6</text:p>
          </table:table-cell>
          <table:table-cell office:value-type="float" office:value="-36.95" calcext:value-type="float">
            <text:p>-36.95</text:p>
          </table:table-cell>
          <table:table-cell office:value-type="float" office:value="-154.47" calcext:value-type="float">
            <text:p>-154.4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/>
          <table:table-cell office:value-type="float" office:value="-72.32" calcext:value-type="float">
            <text:p>-72.32</text:p>
          </table:table-cell>
          <table:table-cell office:value-type="float" office:value="221.39" calcext:value-type="float">
            <text:p>221.39</text:p>
          </table:table-cell>
          <table:table-cell office:value-type="float" office:value="839.87" calcext:value-type="float">
            <text:p>839.87</text:p>
          </table:table-cell>
          <table:table-cell office:value-type="float" office:value="-21.36" calcext:value-type="float">
            <text:p>-21.36</text:p>
          </table:table-cell>
          <table:table-cell office:value-type="float" office:value="-34.02" calcext:value-type="float">
            <text:p>-34.02</text:p>
          </table:table-cell>
          <table:table-cell office:value-type="float" office:value="-164.37" calcext:value-type="float">
            <text:p>-164.3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/>
          <table:table-cell office:value-type="float" office:value="-68.86" calcext:value-type="float">
            <text:p>-68.86</text:p>
          </table:table-cell>
          <table:table-cell office:value-type="float" office:value="214.15" calcext:value-type="float">
            <text:p>214.15</text:p>
          </table:table-cell>
          <table:table-cell office:value-type="float" office:value="846.61" calcext:value-type="float">
            <text:p>846.61</text:p>
          </table:table-cell>
          <table:table-cell office:value-type="float" office:value="-17.62" calcext:value-type="float">
            <text:p>-17.62</text:p>
          </table:table-cell>
          <table:table-cell office:value-type="float" office:value="-35.25" calcext:value-type="float">
            <text:p>-35.25</text:p>
          </table:table-cell>
          <table:table-cell office:value-type="float" office:value="-170.74" calcext:value-type="float">
            <text:p>-170.7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075" calcext:value-type="float">
            <text:p>17.075</text:p>
          </table:table-cell>
          <table:table-cell/>
          <table:table-cell office:value-type="float" office:value="-64.12" calcext:value-type="float">
            <text:p>-64.12</text:p>
          </table:table-cell>
          <table:table-cell office:value-type="float" office:value="207.62" calcext:value-type="float">
            <text:p>207.62</text:p>
          </table:table-cell>
          <table:table-cell office:value-type="float" office:value="871.15" calcext:value-type="float">
            <text:p>871.15</text:p>
          </table:table-cell>
          <table:table-cell office:value-type="float" office:value="-13.39" calcext:value-type="float">
            <text:p>-13.39</text:p>
          </table:table-cell>
          <table:table-cell office:value-type="float" office:value="-34.74" calcext:value-type="float">
            <text:p>-34.74</text:p>
          </table:table-cell>
          <table:table-cell office:value-type="float" office:value="-178.94" calcext:value-type="float">
            <text:p>-178.9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121" calcext:value-type="float">
            <text:p>17.121</text:p>
          </table:table-cell>
          <table:table-cell/>
          <table:table-cell office:value-type="float" office:value="-61.76" calcext:value-type="float">
            <text:p>-61.76</text:p>
          </table:table-cell>
          <table:table-cell office:value-type="float" office:value="203.87" calcext:value-type="float">
            <text:p>203.87</text:p>
          </table:table-cell>
          <table:table-cell office:value-type="float" office:value="886.42" calcext:value-type="float">
            <text:p>886.42</text:p>
          </table:table-cell>
          <table:table-cell office:value-type="float" office:value="-10.87" calcext:value-type="float">
            <text:p>-10.87</text:p>
          </table:table-cell>
          <table:table-cell office:value-type="float" office:value="-31.79" calcext:value-type="float">
            <text:p>-31.79</text:p>
          </table:table-cell>
          <table:table-cell office:value-type="float" office:value="-179.93" calcext:value-type="float">
            <text:p>-179.9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167" calcext:value-type="float">
            <text:p>17.167</text:p>
          </table:table-cell>
          <table:table-cell/>
          <table:table-cell office:value-type="float" office:value="-57.09" calcext:value-type="float">
            <text:p>-57.09</text:p>
          </table:table-cell>
          <table:table-cell office:value-type="float" office:value="194.6" calcext:value-type="float">
            <text:p>194.6</text:p>
          </table:table-cell>
          <table:table-cell office:value-type="float" office:value="899.28" calcext:value-type="float">
            <text:p>899.28</text:p>
          </table:table-cell>
          <table:table-cell office:value-type="float" office:value="-4.11" calcext:value-type="float">
            <text:p>-4.11</text:p>
          </table:table-cell>
          <table:table-cell office:value-type="float" office:value="-35.02" calcext:value-type="float">
            <text:p>-35.02</text:p>
          </table:table-cell>
          <table:table-cell office:value-type="float" office:value="172.31" calcext:value-type="float">
            <text:p>172.3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217" calcext:value-type="float">
            <text:p>17.217</text:p>
          </table:table-cell>
          <table:table-cell/>
          <table:table-cell office:value-type="float" office:value="-54.93" calcext:value-type="float">
            <text:p>-54.93</text:p>
          </table:table-cell>
          <table:table-cell office:value-type="float" office:value="189.98" calcext:value-type="float">
            <text:p>189.98</text:p>
          </table:table-cell>
          <table:table-cell office:value-type="float" office:value="918.03" calcext:value-type="float">
            <text:p>918.03</text:p>
          </table:table-cell>
          <table:table-cell office:value-type="float" office:value="2.84" calcext:value-type="float">
            <text:p>2.84</text:p>
          </table:table-cell>
          <table:table-cell office:value-type="float" office:value="-39.66" calcext:value-type="float">
            <text:p>-39.66</text:p>
          </table:table-cell>
          <table:table-cell office:value-type="float" office:value="165.09" calcext:value-type="float">
            <text:p>165.0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264" calcext:value-type="float">
            <text:p>17.264</text:p>
          </table:table-cell>
          <table:table-cell/>
          <table:table-cell office:value-type="float" office:value="-51.13" calcext:value-type="float">
            <text:p>-51.13</text:p>
          </table:table-cell>
          <table:table-cell office:value-type="float" office:value="180.74" calcext:value-type="float">
            <text:p>180.74</text:p>
          </table:table-cell>
          <table:table-cell office:value-type="float" office:value="952.79" calcext:value-type="float">
            <text:p>952.79</text:p>
          </table:table-cell>
          <table:table-cell office:value-type="float" office:value="-3.77" calcext:value-type="float">
            <text:p>-3.77</text:p>
          </table:table-cell>
          <table:table-cell office:value-type="float" office:value="24.17" calcext:value-type="float">
            <text:p>24.17</text:p>
          </table:table-cell>
          <table:table-cell office:value-type="float" office:value="176.01" calcext:value-type="float">
            <text:p>176.0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264" calcext:value-type="float">
            <text:p>17.264</text:p>
          </table:table-cell>
          <table:table-cell/>
          <table:table-cell office:value-type="float" office:value="-67.67" calcext:value-type="float">
            <text:p>-67.67</text:p>
          </table:table-cell>
          <table:table-cell office:value-type="float" office:value="-259.25" calcext:value-type="float">
            <text:p>-259.25</text:p>
          </table:table-cell>
          <table:table-cell office:value-type="float" office:value="1703" calcext:value-type="float">
            <text:p>1703</text:p>
          </table:table-cell>
          <table:table-cell office:value-type="float" office:value="-178.85" calcext:value-type="float">
            <text:p>-178.85</text:p>
          </table:table-cell>
          <table:table-cell office:value-type="float" office:value="-9.68" calcext:value-type="float">
            <text:p>-9.68</text:p>
          </table:table-cell>
          <table:table-cell office:value-type="float" office:value="86.6" calcext:value-type="float">
            <text:p>86.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314" calcext:value-type="float">
            <text:p>17.314</text:p>
          </table:table-cell>
          <table:table-cell/>
          <table:table-cell office:value-type="float" office:value="-50.28" calcext:value-type="float">
            <text:p>-50.28</text:p>
          </table:table-cell>
          <table:table-cell office:value-type="float" office:value="178.19" calcext:value-type="float">
            <text:p>178.19</text:p>
          </table:table-cell>
          <table:table-cell office:value-type="float" office:value="959.79" calcext:value-type="float">
            <text:p>959.79</text:p>
          </table:table-cell>
          <table:table-cell office:value-type="float" office:value="-2" calcext:value-type="float">
            <text:p>-2</text:p>
          </table:table-cell>
          <table:table-cell office:value-type="float" office:value="23.63" calcext:value-type="float">
            <text:p>23.63</text:p>
          </table:table-cell>
          <table:table-cell office:value-type="float" office:value="178.45" calcext:value-type="float">
            <text:p>178.4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314" calcext:value-type="float">
            <text:p>17.314</text:p>
          </table:table-cell>
          <table:table-cell/>
          <table:table-cell office:value-type="float" office:value="419.79" calcext:value-type="float">
            <text:p>419.79</text:p>
          </table:table-cell>
          <table:table-cell office:value-type="float" office:value="662.72" calcext:value-type="float">
            <text:p>662.72</text:p>
          </table:table-cell>
          <table:table-cell office:value-type="float" office:value="2564.63" calcext:value-type="float">
            <text:p>2564.63</text:p>
          </table:table-cell>
          <table:table-cell office:value-type="float" office:value="5.01" calcext:value-type="float">
            <text:p>5.01</text:p>
          </table:table-cell>
          <table:table-cell office:value-type="float" office:value="6.42" calcext:value-type="float">
            <text:p>6.42</text:p>
          </table:table-cell>
          <table:table-cell office:value-type="float" office:value="-126.9" calcext:value-type="float">
            <text:p>-126.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359" calcext:value-type="float">
            <text:p>17.359</text:p>
          </table:table-cell>
          <table:table-cell/>
          <table:table-cell office:value-type="float" office:value="-48.6" calcext:value-type="float">
            <text:p>-48.6</text:p>
          </table:table-cell>
          <table:table-cell office:value-type="float" office:value="172.41" calcext:value-type="float">
            <text:p>172.41</text:p>
          </table:table-cell>
          <table:table-cell office:value-type="float" office:value="989.02" calcext:value-type="float">
            <text:p>989.02</text:p>
          </table:table-cell>
          <table:table-cell office:value-type="float" office:value="-0.15" calcext:value-type="float">
            <text:p>-0.15</text:p>
          </table:table-cell>
          <table:table-cell office:value-type="float" office:value="0.51" calcext:value-type="float">
            <text:p>0.51</text:p>
          </table:table-cell>
          <table:table-cell office:value-type="float" office:value="-177.38" calcext:value-type="float">
            <text:p>-177.3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407" calcext:value-type="float">
            <text:p>17.407</text:p>
          </table:table-cell>
          <table:table-cell/>
          <table:table-cell office:value-type="float" office:value="-46.73" calcext:value-type="float">
            <text:p>-46.73</text:p>
          </table:table-cell>
          <table:table-cell office:value-type="float" office:value="167.92" calcext:value-type="float">
            <text:p>167.92</text:p>
          </table:table-cell>
          <table:table-cell office:value-type="float" office:value="1002.98" calcext:value-type="float">
            <text:p>1002.98</text:p>
          </table:table-cell>
          <table:table-cell office:value-type="float" office:value="1.75" calcext:value-type="float">
            <text:p>1.75</text:p>
          </table:table-cell>
          <table:table-cell office:value-type="float" office:value="-1.88" calcext:value-type="float">
            <text:p>-1.8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454" calcext:value-type="float">
            <text:p>17.454</text:p>
          </table:table-cell>
          <table:table-cell/>
          <table:table-cell office:value-type="float" office:value="-45.23" calcext:value-type="float">
            <text:p>-45.23</text:p>
          </table:table-cell>
          <table:table-cell office:value-type="float" office:value="164.04" calcext:value-type="float">
            <text:p>164.04</text:p>
          </table:table-cell>
          <table:table-cell office:value-type="float" office:value="1013.66" calcext:value-type="float">
            <text:p>1013.66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164.75" calcext:value-type="float">
            <text:p>164.7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504" calcext:value-type="float">
            <text:p>17.504</text:p>
          </table:table-cell>
          <table:table-cell/>
          <table:table-cell office:value-type="float" office:value="-45.16" calcext:value-type="float">
            <text:p>-45.16</text:p>
          </table:table-cell>
          <table:table-cell office:value-type="float" office:value="160.3" calcext:value-type="float">
            <text:p>160.3</text:p>
          </table:table-cell>
          <table:table-cell office:value-type="float" office:value="1013.05" calcext:value-type="float">
            <text:p>1013.05</text:p>
          </table:table-cell>
          <table:table-cell office:value-type="float" office:value="3.75" calcext:value-type="float">
            <text:p>3.75</text:p>
          </table:table-cell>
          <table:table-cell office:value-type="float" office:value="-11.94" calcext:value-type="float">
            <text:p>-11.94</text:p>
          </table:table-cell>
          <table:table-cell office:value-type="float" office:value="176.88" calcext:value-type="float">
            <text:p>176.8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553" calcext:value-type="float">
            <text:p>17.553</text:p>
          </table:table-cell>
          <table:table-cell/>
          <table:table-cell office:value-type="float" office:value="-46.84" calcext:value-type="float">
            <text:p>-46.84</text:p>
          </table:table-cell>
          <table:table-cell office:value-type="float" office:value="160.79" calcext:value-type="float">
            <text:p>160.79</text:p>
          </table:table-cell>
          <table:table-cell office:value-type="float" office:value="1044.62" calcext:value-type="float">
            <text:p>1044.62</text:p>
          </table:table-cell>
          <table:table-cell office:value-type="float" office:value="2.51" calcext:value-type="float">
            <text:p>2.51</text:p>
          </table:table-cell>
          <table:table-cell office:value-type="float" office:value="2.57" calcext:value-type="float">
            <text:p>2.57</text:p>
          </table:table-cell>
          <table:table-cell office:value-type="float" office:value="165.06" calcext:value-type="float">
            <text:p>165.0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602" calcext:value-type="float">
            <text:p>17.602</text:p>
          </table:table-cell>
          <table:table-cell/>
          <table:table-cell office:value-type="float" office:value="-47.9" calcext:value-type="float">
            <text:p>-47.9</text:p>
          </table:table-cell>
          <table:table-cell office:value-type="float" office:value="161.57" calcext:value-type="float">
            <text:p>161.57</text:p>
          </table:table-cell>
          <table:table-cell office:value-type="float" office:value="1051.98" calcext:value-type="float">
            <text:p>1051.98</text:p>
          </table:table-cell>
          <table:table-cell office:value-type="float" office:value="4.27" calcext:value-type="float">
            <text:p>4.27</text:p>
          </table:table-cell>
          <table:table-cell office:value-type="float" office:value="-5.71" calcext:value-type="float">
            <text:p>-5.71</text:p>
          </table:table-cell>
          <table:table-cell office:value-type="float" office:value="176.75" calcext:value-type="float">
            <text:p>176.7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649" calcext:value-type="float">
            <text:p>17.649</text:p>
          </table:table-cell>
          <table:table-cell/>
          <table:table-cell office:value-type="float" office:value="-49.53" calcext:value-type="float">
            <text:p>-49.53</text:p>
          </table:table-cell>
          <table:table-cell office:value-type="float" office:value="168.41" calcext:value-type="float">
            <text:p>168.41</text:p>
          </table:table-cell>
          <table:table-cell office:value-type="float" office:value="1066.56" calcext:value-type="float">
            <text:p>1066.56</text:p>
          </table:table-cell>
          <table:table-cell office:value-type="float" office:value="7.37" calcext:value-type="float">
            <text:p>7.37</text:p>
          </table:table-cell>
          <table:table-cell office:value-type="float" office:value="-9.95" calcext:value-type="float">
            <text:p>-9.95</text:p>
          </table:table-cell>
          <table:table-cell office:value-type="float" office:value="173.02" calcext:value-type="float">
            <text:p>173.0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699" calcext:value-type="float">
            <text:p>17.699</text:p>
          </table:table-cell>
          <table:table-cell/>
          <table:table-cell office:value-type="float" office:value="-52.77" calcext:value-type="float">
            <text:p>-52.77</text:p>
          </table:table-cell>
          <table:table-cell office:value-type="float" office:value="174.52" calcext:value-type="float">
            <text:p>174.52</text:p>
          </table:table-cell>
          <table:table-cell office:value-type="float" office:value="1070.74" calcext:value-type="float">
            <text:p>1070.74</text:p>
          </table:table-cell>
          <table:table-cell office:value-type="float" office:value="5.2" calcext:value-type="float">
            <text:p>5.2</text:p>
          </table:table-cell>
          <table:table-cell office:value-type="float" office:value="10.95" calcext:value-type="float">
            <text:p>10.95</text:p>
          </table:table-cell>
          <table:table-cell office:value-type="float" office:value="169.64" calcext:value-type="float">
            <text:p>169.6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749" calcext:value-type="float">
            <text:p>17.749</text:p>
          </table:table-cell>
          <table:table-cell/>
          <table:table-cell office:value-type="float" office:value="-57.75" calcext:value-type="float">
            <text:p>-57.75</text:p>
          </table:table-cell>
          <table:table-cell office:value-type="float" office:value="183.07" calcext:value-type="float">
            <text:p>183.07</text:p>
          </table:table-cell>
          <table:table-cell office:value-type="float" office:value="1089.94" calcext:value-type="float">
            <text:p>1089.94</text:p>
          </table:table-cell>
          <table:table-cell office:value-type="float" office:value="10.87" calcext:value-type="float">
            <text:p>10.87</text:p>
          </table:table-cell>
          <table:table-cell office:value-type="float" office:value="-8.59" calcext:value-type="float">
            <text:p>-8.59</text:p>
          </table:table-cell>
          <table:table-cell office:value-type="float" office:value="164.22" calcext:value-type="float">
            <text:p>164.2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799" calcext:value-type="float">
            <text:p>17.799</text:p>
          </table:table-cell>
          <table:table-cell/>
          <table:table-cell office:value-type="float" office:value="-61.16" calcext:value-type="float">
            <text:p>-61.16</text:p>
          </table:table-cell>
          <table:table-cell office:value-type="float" office:value="187.1" calcext:value-type="float">
            <text:p>187.1</text:p>
          </table:table-cell>
          <table:table-cell office:value-type="float" office:value="1096.08" calcext:value-type="float">
            <text:p>1096.08</text:p>
          </table:table-cell>
          <table:table-cell office:value-type="float" office:value="9.13" calcext:value-type="float">
            <text:p>9.13</text:p>
          </table:table-cell>
          <table:table-cell office:value-type="float" office:value="9.17" calcext:value-type="float">
            <text:p>9.17</text:p>
          </table:table-cell>
          <table:table-cell office:value-type="float" office:value="175.08" calcext:value-type="float">
            <text:p>175.0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844" calcext:value-type="float">
            <text:p>17.844</text:p>
          </table:table-cell>
          <table:table-cell/>
          <table:table-cell office:value-type="float" office:value="-69.13" calcext:value-type="float">
            <text:p>-69.13</text:p>
          </table:table-cell>
          <table:table-cell office:value-type="float" office:value="193.79" calcext:value-type="float">
            <text:p>193.79</text:p>
          </table:table-cell>
          <table:table-cell office:value-type="float" office:value="1104.33" calcext:value-type="float">
            <text:p>1104.33</text:p>
          </table:table-cell>
          <table:table-cell office:value-type="float" office:value="10.57" calcext:value-type="float">
            <text:p>10.57</text:p>
          </table:table-cell>
          <table:table-cell office:value-type="float" office:value="5" calcext:value-type="float">
            <text:p>5</text:p>
          </table:table-cell>
          <table:table-cell office:value-type="float" office:value="-178.1" calcext:value-type="float">
            <text:p>-178.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894" calcext:value-type="float">
            <text:p>17.894</text:p>
          </table:table-cell>
          <table:table-cell/>
          <table:table-cell office:value-type="float" office:value="-81.22" calcext:value-type="float">
            <text:p>-81.22</text:p>
          </table:table-cell>
          <table:table-cell office:value-type="float" office:value="199.44" calcext:value-type="float">
            <text:p>199.44</text:p>
          </table:table-cell>
          <table:table-cell office:value-type="float" office:value="1113.28" calcext:value-type="float">
            <text:p>1113.28</text:p>
          </table:table-cell>
          <table:table-cell office:value-type="float" office:value="11.57" calcext:value-type="float">
            <text:p>11.57</text:p>
          </table:table-cell>
          <table:table-cell office:value-type="float" office:value="2.19" calcext:value-type="float">
            <text:p>2.19</text:p>
          </table:table-cell>
          <table:table-cell office:value-type="float" office:value="-179.87" calcext:value-type="float">
            <text:p>-179.8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942" calcext:value-type="float">
            <text:p>17.942</text:p>
          </table:table-cell>
          <table:table-cell/>
          <table:table-cell office:value-type="float" office:value="-87.28" calcext:value-type="float">
            <text:p>-87.28</text:p>
          </table:table-cell>
          <table:table-cell office:value-type="float" office:value="202.37" calcext:value-type="float">
            <text:p>202.37</text:p>
          </table:table-cell>
          <table:table-cell office:value-type="float" office:value="1115.72" calcext:value-type="float">
            <text:p>1115.72</text:p>
          </table:table-cell>
          <table:table-cell office:value-type="float" office:value="10.82" calcext:value-type="float">
            <text:p>10.82</text:p>
          </table:table-cell>
          <table:table-cell office:value-type="float" office:value="1.86" calcext:value-type="float">
            <text:p>1.86</text:p>
          </table:table-cell>
          <table:table-cell office:value-type="float" office:value="-179.87" calcext:value-type="float">
            <text:p>-179.8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.991" calcext:value-type="float">
            <text:p>17.991</text:p>
          </table:table-cell>
          <table:table-cell/>
          <table:table-cell office:value-type="float" office:value="-102.8" calcext:value-type="float">
            <text:p>-102.8</text:p>
          </table:table-cell>
          <table:table-cell office:value-type="float" office:value="207.16" calcext:value-type="float">
            <text:p>207.16</text:p>
          </table:table-cell>
          <table:table-cell office:value-type="float" office:value="1125.59" calcext:value-type="float">
            <text:p>1125.59</text:p>
          </table:table-cell>
          <table:table-cell office:value-type="float" office:value="11.92" calcext:value-type="float">
            <text:p>11.92</text:p>
          </table:table-cell>
          <table:table-cell office:value-type="float" office:value="-5.8" calcext:value-type="float">
            <text:p>-5.8</text:p>
          </table:table-cell>
          <table:table-cell office:value-type="float" office:value="165.59" calcext:value-type="float">
            <text:p>165.5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038" calcext:value-type="float">
            <text:p>18.038</text:p>
          </table:table-cell>
          <table:table-cell/>
          <table:table-cell office:value-type="float" office:value="-106.2" calcext:value-type="float">
            <text:p>-106.2</text:p>
          </table:table-cell>
          <table:table-cell office:value-type="float" office:value="205.83" calcext:value-type="float">
            <text:p>205.83</text:p>
          </table:table-cell>
          <table:table-cell office:value-type="float" office:value="1114.2" calcext:value-type="float">
            <text:p>1114.2</text:p>
          </table:table-cell>
          <table:table-cell office:value-type="float" office:value="12.53" calcext:value-type="float">
            <text:p>12.53</text:p>
          </table:table-cell>
          <table:table-cell office:value-type="float" office:value="-12.75" calcext:value-type="float">
            <text:p>-12.75</text:p>
          </table:table-cell>
          <table:table-cell office:value-type="float" office:value="166.68" calcext:value-type="float">
            <text:p>166.6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087" calcext:value-type="float">
            <text:p>18.087</text:p>
          </table:table-cell>
          <table:table-cell/>
          <table:table-cell office:value-type="float" office:value="-111.44" calcext:value-type="float">
            <text:p>-111.44</text:p>
          </table:table-cell>
          <table:table-cell office:value-type="float" office:value="207.41" calcext:value-type="float">
            <text:p>207.41</text:p>
          </table:table-cell>
          <table:table-cell office:value-type="float" office:value="1121.51" calcext:value-type="float">
            <text:p>1121.51</text:p>
          </table:table-cell>
          <table:table-cell office:value-type="float" office:value="8.43" calcext:value-type="float">
            <text:p>8.43</text:p>
          </table:table-cell>
          <table:table-cell office:value-type="float" office:value="6.37" calcext:value-type="float">
            <text:p>6.37</text:p>
          </table:table-cell>
          <table:table-cell office:value-type="float" office:value="171.36" calcext:value-type="float">
            <text:p>171.3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132" calcext:value-type="float">
            <text:p>18.132</text:p>
          </table:table-cell>
          <table:table-cell/>
          <table:table-cell office:value-type="float" office:value="-136.95" calcext:value-type="float">
            <text:p>-136.95</text:p>
          </table:table-cell>
          <table:table-cell office:value-type="float" office:value="208.42" calcext:value-type="float">
            <text:p>208.42</text:p>
          </table:table-cell>
          <table:table-cell office:value-type="float" office:value="1141.01" calcext:value-type="float">
            <text:p>1141.01</text:p>
          </table:table-cell>
          <table:table-cell office:value-type="float" office:value="9.83" calcext:value-type="float">
            <text:p>9.83</text:p>
          </table:table-cell>
          <table:table-cell office:value-type="float" office:value="-9.84" calcext:value-type="float">
            <text:p>-9.84</text:p>
          </table:table-cell>
          <table:table-cell office:value-type="float" office:value="166.72" calcext:value-type="float">
            <text:p>166.7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181" calcext:value-type="float">
            <text:p>18.181</text:p>
          </table:table-cell>
          <table:table-cell/>
          <table:table-cell office:value-type="float" office:value="-141.81" calcext:value-type="float">
            <text:p>-141.81</text:p>
          </table:table-cell>
          <table:table-cell office:value-type="float" office:value="207.43" calcext:value-type="float">
            <text:p>207.43</text:p>
          </table:table-cell>
          <table:table-cell office:value-type="float" office:value="1139.05" calcext:value-type="float">
            <text:p>1139.05</text:p>
          </table:table-cell>
          <table:table-cell office:value-type="float" office:value="7.88" calcext:value-type="float">
            <text:p>7.88</text:p>
          </table:table-cell>
          <table:table-cell office:value-type="float" office:value="4.86" calcext:value-type="float">
            <text:p>4.86</text:p>
          </table:table-cell>
          <table:table-cell office:value-type="float" office:value="171.01" calcext:value-type="float">
            <text:p>171.0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227" calcext:value-type="float">
            <text:p>18.227</text:p>
          </table:table-cell>
          <table:table-cell/>
          <table:table-cell office:value-type="float" office:value="-148.82" calcext:value-type="float">
            <text:p>-148.82</text:p>
          </table:table-cell>
          <table:table-cell office:value-type="float" office:value="206.84" calcext:value-type="float">
            <text:p>206.84</text:p>
          </table:table-cell>
          <table:table-cell office:value-type="float" office:value="1141.2" calcext:value-type="float">
            <text:p>1141.2</text:p>
          </table:table-cell>
          <table:table-cell office:value-type="float" office:value="7.13" calcext:value-type="float">
            <text:p>7.13</text:p>
          </table:table-cell>
          <table:table-cell office:value-type="float" office:value="4.44" calcext:value-type="float">
            <text:p>4.44</text:p>
          </table:table-cell>
          <table:table-cell office:value-type="float" office:value="171.21" calcext:value-type="float">
            <text:p>171.2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275" calcext:value-type="float">
            <text:p>18.275</text:p>
          </table:table-cell>
          <table:table-cell/>
          <table:table-cell office:value-type="float" office:value="-157.99" calcext:value-type="float">
            <text:p>-157.99</text:p>
          </table:table-cell>
          <table:table-cell office:value-type="float" office:value="207.82" calcext:value-type="float">
            <text:p>207.82</text:p>
          </table:table-cell>
          <table:table-cell office:value-type="float" office:value="1151.17" calcext:value-type="float">
            <text:p>1151.17</text:p>
          </table:table-cell>
          <table:table-cell office:value-type="float" office:value="10.82" calcext:value-type="float">
            <text:p>10.82</text:p>
          </table:table-cell>
          <table:table-cell office:value-type="float" office:value="-15.72" calcext:value-type="float">
            <text:p>-15.72</text:p>
          </table:table-cell>
          <table:table-cell office:value-type="float" office:value="165.63" calcext:value-type="float">
            <text:p>165.6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321" calcext:value-type="float">
            <text:p>18.321</text:p>
          </table:table-cell>
          <table:table-cell/>
          <table:table-cell office:value-type="float" office:value="-165.52" calcext:value-type="float">
            <text:p>-165.52</text:p>
          </table:table-cell>
          <table:table-cell office:value-type="float" office:value="207.8" calcext:value-type="float">
            <text:p>207.8</text:p>
          </table:table-cell>
          <table:table-cell office:value-type="float" office:value="1152.36" calcext:value-type="float">
            <text:p>1152.36</text:p>
          </table:table-cell>
          <table:table-cell office:value-type="float" office:value="6.19" calcext:value-type="float">
            <text:p>6.19</text:p>
          </table:table-cell>
          <table:table-cell office:value-type="float" office:value="3.25" calcext:value-type="float">
            <text:p>3.25</text:p>
          </table:table-cell>
          <table:table-cell office:value-type="float" office:value="172.16" calcext:value-type="float">
            <text:p>172.1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321" calcext:value-type="float">
            <text:p>18.321</text:p>
          </table:table-cell>
          <table:table-cell/>
          <table:table-cell office:value-type="float" office:value="430.53" calcext:value-type="float">
            <text:p>430.53</text:p>
          </table:table-cell>
          <table:table-cell office:value-type="float" office:value="681.37" calcext:value-type="float">
            <text:p>681.37</text:p>
          </table:table-cell>
          <table:table-cell office:value-type="float" office:value="2635.19" calcext:value-type="float">
            <text:p>2635.19</text:p>
          </table:table-cell>
          <table:table-cell office:value-type="float" office:value="6.47" calcext:value-type="float">
            <text:p>6.47</text:p>
          </table:table-cell>
          <table:table-cell office:value-type="float" office:value="5.12" calcext:value-type="float">
            <text:p>5.12</text:p>
          </table:table-cell>
          <table:table-cell office:value-type="float" office:value="-128.68" calcext:value-type="float">
            <text:p>-128.6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369" calcext:value-type="float">
            <text:p>18.369</text:p>
          </table:table-cell>
          <table:table-cell/>
          <table:table-cell office:value-type="float" office:value="-163.86" calcext:value-type="float">
            <text:p>-163.86</text:p>
          </table:table-cell>
          <table:table-cell office:value-type="float" office:value="207.07" calcext:value-type="float">
            <text:p>207.07</text:p>
          </table:table-cell>
          <table:table-cell office:value-type="float" office:value="1148.18" calcext:value-type="float">
            <text:p>1148.18</text:p>
          </table:table-cell>
          <table:table-cell office:value-type="float" office:value="5.96" calcext:value-type="float">
            <text:p>5.96</text:p>
          </table:table-cell>
          <table:table-cell office:value-type="float" office:value="4.36" calcext:value-type="float">
            <text:p>4.36</text:p>
          </table:table-cell>
          <table:table-cell office:value-type="float" office:value="175.75" calcext:value-type="float">
            <text:p>175.7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415" calcext:value-type="float">
            <text:p>18.415</text:p>
          </table:table-cell>
          <table:table-cell/>
          <table:table-cell office:value-type="float" office:value="-157.78" calcext:value-type="float">
            <text:p>-157.78</text:p>
          </table:table-cell>
          <table:table-cell office:value-type="float" office:value="207.93" calcext:value-type="float">
            <text:p>207.93</text:p>
          </table:table-cell>
          <table:table-cell office:value-type="float" office:value="1152.32" calcext:value-type="float">
            <text:p>1152.32</text:p>
          </table:table-cell>
          <table:table-cell office:value-type="float" office:value="6.02" calcext:value-type="float">
            <text:p>6.02</text:p>
          </table:table-cell>
          <table:table-cell office:value-type="float" office:value="1.71" calcext:value-type="float">
            <text:p>1.71</text:p>
          </table:table-cell>
          <table:table-cell office:value-type="float" office:value="177.28" calcext:value-type="float">
            <text:p>177.2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464" calcext:value-type="float">
            <text:p>18.464</text:p>
          </table:table-cell>
          <table:table-cell/>
          <table:table-cell office:value-type="float" office:value="-154.85" calcext:value-type="float">
            <text:p>-154.85</text:p>
          </table:table-cell>
          <table:table-cell office:value-type="float" office:value="209.09" calcext:value-type="float">
            <text:p>209.09</text:p>
          </table:table-cell>
          <table:table-cell office:value-type="float" office:value="1154.23" calcext:value-type="float">
            <text:p>1154.23</text:p>
          </table:table-cell>
          <table:table-cell office:value-type="float" office:value="4.9" calcext:value-type="float">
            <text:p>4.9</text:p>
          </table:table-cell>
          <table:table-cell office:value-type="float" office:value="5.78" calcext:value-type="float">
            <text:p>5.78</text:p>
          </table:table-cell>
          <table:table-cell office:value-type="float" office:value="173.06" calcext:value-type="float">
            <text:p>173.0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51" calcext:value-type="float">
            <text:p>18.51</text:p>
          </table:table-cell>
          <table:table-cell/>
          <table:table-cell office:value-type="float" office:value="-144.18" calcext:value-type="float">
            <text:p>-144.18</text:p>
          </table:table-cell>
          <table:table-cell office:value-type="float" office:value="212.74" calcext:value-type="float">
            <text:p>212.74</text:p>
          </table:table-cell>
          <table:table-cell office:value-type="float" office:value="1150.87" calcext:value-type="float">
            <text:p>1150.87</text:p>
          </table:table-cell>
          <table:table-cell office:value-type="float" office:value="6" calcext:value-type="float">
            <text:p>6</text:p>
          </table:table-cell>
          <table:table-cell office:value-type="float" office:value="-0.08" calcext:value-type="float">
            <text:p>-0.08</text:p>
          </table:table-cell>
          <table:table-cell office:value-type="float" office:value="-179.63" calcext:value-type="float">
            <text:p>-179.6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51" calcext:value-type="float">
            <text:p>18.51</text:p>
          </table:table-cell>
          <table:table-cell/>
          <table:table-cell office:value-type="float" office:value="430.04" calcext:value-type="float">
            <text:p>430.04</text:p>
          </table:table-cell>
          <table:table-cell office:value-type="float" office:value="680.6" calcext:value-type="float">
            <text:p>680.6</text:p>
          </table:table-cell>
          <table:table-cell office:value-type="float" office:value="2632.21" calcext:value-type="float">
            <text:p>2632.21</text:p>
          </table:table-cell>
          <table:table-cell office:value-type="float" office:value="6.46" calcext:value-type="float">
            <text:p>6.46</text:p>
          </table:table-cell>
          <table:table-cell office:value-type="float" office:value="5.12" calcext:value-type="float">
            <text:p>5.12</text:p>
          </table:table-cell>
          <table:table-cell office:value-type="float" office:value="-128.63" calcext:value-type="float">
            <text:p>-128.6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559" calcext:value-type="float">
            <text:p>18.559</text:p>
          </table:table-cell>
          <table:table-cell/>
          <table:table-cell office:value-type="float" office:value="-133.17" calcext:value-type="float">
            <text:p>-133.17</text:p>
          </table:table-cell>
          <table:table-cell office:value-type="float" office:value="218.65" calcext:value-type="float">
            <text:p>218.65</text:p>
          </table:table-cell>
          <table:table-cell office:value-type="float" office:value="1161.84" calcext:value-type="float">
            <text:p>1161.84</text:p>
          </table:table-cell>
          <table:table-cell office:value-type="float" office:value="8.38" calcext:value-type="float">
            <text:p>8.38</text:p>
          </table:table-cell>
          <table:table-cell office:value-type="float" office:value="-13.54" calcext:value-type="float">
            <text:p>-13.54</text:p>
          </table:table-cell>
          <table:table-cell office:value-type="float" office:value="163.37" calcext:value-type="float">
            <text:p>163.3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/>
          <table:table-cell office:value-type="float" office:value="435.2" calcext:value-type="float">
            <text:p>435.2</text:p>
          </table:table-cell>
          <table:table-cell office:value-type="float" office:value="691.09" calcext:value-type="float">
            <text:p>691.09</text:p>
          </table:table-cell>
          <table:table-cell office:value-type="float" office:value="2671.22" calcext:value-type="float">
            <text:p>2671.22</text:p>
          </table:table-cell>
          <table:table-cell office:value-type="float" office:value="6.03" calcext:value-type="float">
            <text:p>6.03</text:p>
          </table:table-cell>
          <table:table-cell office:value-type="float" office:value="3.41" calcext:value-type="float">
            <text:p>3.41</text:p>
          </table:table-cell>
          <table:table-cell office:value-type="float" office:value="-128.19" calcext:value-type="float">
            <text:p>-128.1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605" calcext:value-type="float">
            <text:p>18.605</text:p>
          </table:table-cell>
          <table:table-cell/>
          <table:table-cell office:value-type="float" office:value="-125.6" calcext:value-type="float">
            <text:p>-125.6</text:p>
          </table:table-cell>
          <table:table-cell office:value-type="float" office:value="220.59" calcext:value-type="float">
            <text:p>220.59</text:p>
          </table:table-cell>
          <table:table-cell office:value-type="float" office:value="1162.22" calcext:value-type="float">
            <text:p>1162.22</text:p>
          </table:table-cell>
          <table:table-cell office:value-type="float" office:value="5.65" calcext:value-type="float">
            <text:p>5.65</text:p>
          </table:table-cell>
          <table:table-cell office:value-type="float" office:value="-0.51" calcext:value-type="float">
            <text:p>-0.51</text:p>
          </table:table-cell>
          <table:table-cell office:value-type="float" office:value="179.96" calcext:value-type="float">
            <text:p>179.9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654" calcext:value-type="float">
            <text:p>18.654</text:p>
          </table:table-cell>
          <table:table-cell/>
          <table:table-cell office:value-type="float" office:value="-116.97" calcext:value-type="float">
            <text:p>-116.97</text:p>
          </table:table-cell>
          <table:table-cell office:value-type="float" office:value="222.32" calcext:value-type="float">
            <text:p>222.32</text:p>
          </table:table-cell>
          <table:table-cell office:value-type="float" office:value="1169.37" calcext:value-type="float">
            <text:p>1169.37</text:p>
          </table:table-cell>
          <table:table-cell office:value-type="float" office:value="5.27" calcext:value-type="float">
            <text:p>5.27</text:p>
          </table:table-cell>
          <table:table-cell office:value-type="float" office:value="4.5" calcext:value-type="float">
            <text:p>4.5</text:p>
          </table:table-cell>
          <table:table-cell office:value-type="float" office:value="173.2" calcext:value-type="float">
            <text:p>173.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699" calcext:value-type="float">
            <text:p>18.699</text:p>
          </table:table-cell>
          <table:table-cell/>
          <table:table-cell office:value-type="float" office:value="-109.98" calcext:value-type="float">
            <text:p>-109.98</text:p>
          </table:table-cell>
          <table:table-cell office:value-type="float" office:value="224.15" calcext:value-type="float">
            <text:p>224.15</text:p>
          </table:table-cell>
          <table:table-cell office:value-type="float" office:value="1180.45" calcext:value-type="float">
            <text:p>1180.45</text:p>
          </table:table-cell>
          <table:table-cell office:value-type="float" office:value="5.61" calcext:value-type="float">
            <text:p>5.61</text:p>
          </table:table-cell>
          <table:table-cell office:value-type="float" office:value="0.88" calcext:value-type="float">
            <text:p>0.88</text:p>
          </table:table-cell>
          <table:table-cell office:value-type="float" office:value="171.65" calcext:value-type="float">
            <text:p>171.6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/>
          <table:table-cell office:value-type="float" office:value="-104.74" calcext:value-type="float">
            <text:p>-104.74</text:p>
          </table:table-cell>
          <table:table-cell office:value-type="float" office:value="221.35" calcext:value-type="float">
            <text:p>221.35</text:p>
          </table:table-cell>
          <table:table-cell office:value-type="float" office:value="1167.32" calcext:value-type="float">
            <text:p>1167.32</text:p>
          </table:table-cell>
          <table:table-cell office:value-type="float" office:value="6.43" calcext:value-type="float">
            <text:p>6.43</text:p>
          </table:table-cell>
          <table:table-cell office:value-type="float" office:value="-3.69" calcext:value-type="float">
            <text:p>-3.69</text:p>
          </table:table-cell>
          <table:table-cell office:value-type="float" office:value="-177.75" calcext:value-type="float">
            <text:p>-177.7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803" calcext:value-type="float">
            <text:p>18.803</text:p>
          </table:table-cell>
          <table:table-cell/>
          <table:table-cell office:value-type="float" office:value="-91.99" calcext:value-type="float">
            <text:p>-91.99</text:p>
          </table:table-cell>
          <table:table-cell office:value-type="float" office:value="223.32" calcext:value-type="float">
            <text:p>223.32</text:p>
          </table:table-cell>
          <table:table-cell office:value-type="float" office:value="1179.66" calcext:value-type="float">
            <text:p>1179.66</text:p>
          </table:table-cell>
          <table:table-cell office:value-type="float" office:value="6.19" calcext:value-type="float">
            <text:p>6.19</text:p>
          </table:table-cell>
          <table:table-cell office:value-type="float" office:value="0.32" calcext:value-type="float">
            <text:p>0.32</text:p>
          </table:table-cell>
          <table:table-cell office:value-type="float" office:value="177.78" calcext:value-type="float">
            <text:p>177.7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858" calcext:value-type="float">
            <text:p>18.858</text:p>
          </table:table-cell>
          <table:table-cell/>
          <table:table-cell office:value-type="float" office:value="-83.77" calcext:value-type="float">
            <text:p>-83.77</text:p>
          </table:table-cell>
          <table:table-cell office:value-type="float" office:value="222.98" calcext:value-type="float">
            <text:p>222.98</text:p>
          </table:table-cell>
          <table:table-cell office:value-type="float" office:value="1182.27" calcext:value-type="float">
            <text:p>1182.27</text:p>
          </table:table-cell>
          <table:table-cell office:value-type="float" office:value="6.14" calcext:value-type="float">
            <text:p>6.14</text:p>
          </table:table-cell>
          <table:table-cell office:value-type="float" office:value="0.5" calcext:value-type="float">
            <text:p>0.5</text:p>
          </table:table-cell>
          <table:table-cell office:value-type="float" office:value="176.39" calcext:value-type="float">
            <text:p>176.3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905" calcext:value-type="float">
            <text:p>18.905</text:p>
          </table:table-cell>
          <table:table-cell/>
          <table:table-cell office:value-type="float" office:value="-74.28" calcext:value-type="float">
            <text:p>-74.28</text:p>
          </table:table-cell>
          <table:table-cell office:value-type="float" office:value="221.7" calcext:value-type="float">
            <text:p>221.7</text:p>
          </table:table-cell>
          <table:table-cell office:value-type="float" office:value="1174.96" calcext:value-type="float">
            <text:p>1174.96</text:p>
          </table:table-cell>
          <table:table-cell office:value-type="float" office:value="7.22" calcext:value-type="float">
            <text:p>7.22</text:p>
          </table:table-cell>
          <table:table-cell office:value-type="float" office:value="-5.1" calcext:value-type="float">
            <text:p>-5.1</text:p>
          </table:table-cell>
          <table:table-cell office:value-type="float" office:value="154.92" calcext:value-type="float">
            <text:p>154.9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905" calcext:value-type="float">
            <text:p>18.905</text:p>
          </table:table-cell>
          <table:table-cell/>
          <table:table-cell office:value-type="float" office:value="443.32" calcext:value-type="float">
            <text:p>443.32</text:p>
          </table:table-cell>
          <table:table-cell office:value-type="float" office:value="700.29" calcext:value-type="float">
            <text:p>700.29</text:p>
          </table:table-cell>
          <table:table-cell office:value-type="float" office:value="2708.39" calcext:value-type="float">
            <text:p>2708.39</text:p>
          </table:table-cell>
          <table:table-cell office:value-type="float" office:value="7.2" calcext:value-type="float">
            <text:p>7.2</text:p>
          </table:table-cell>
          <table:table-cell office:value-type="float" office:value="3.07" calcext:value-type="float">
            <text:p>3.07</text:p>
          </table:table-cell>
          <table:table-cell office:value-type="float" office:value="-129.65" calcext:value-type="float">
            <text:p>-129.6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954" calcext:value-type="float">
            <text:p>18.954</text:p>
          </table:table-cell>
          <table:table-cell/>
          <table:table-cell office:value-type="float" office:value="-59.37" calcext:value-type="float">
            <text:p>-59.37</text:p>
          </table:table-cell>
          <table:table-cell office:value-type="float" office:value="221.72" calcext:value-type="float">
            <text:p>221.72</text:p>
          </table:table-cell>
          <table:table-cell office:value-type="float" office:value="1169.63" calcext:value-type="float">
            <text:p>1169.63</text:p>
          </table:table-cell>
          <table:table-cell office:value-type="float" office:value="6.3" calcext:value-type="float">
            <text:p>6.3</text:p>
          </table:table-cell>
          <table:table-cell office:value-type="float" office:value="-2.72" calcext:value-type="float">
            <text:p>-2.72</text:p>
          </table:table-cell>
          <table:table-cell office:value-type="float" office:value="-177.79" calcext:value-type="float">
            <text:p>-177.7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954" calcext:value-type="float">
            <text:p>18.954</text:p>
          </table:table-cell>
          <table:table-cell/>
          <table:table-cell office:value-type="float" office:value="427.12" calcext:value-type="float">
            <text:p>427.12</text:p>
          </table:table-cell>
          <table:table-cell office:value-type="float" office:value="673.66" calcext:value-type="float">
            <text:p>673.66</text:p>
          </table:table-cell>
          <table:table-cell office:value-type="float" office:value="2606.97" calcext:value-type="float">
            <text:p>2606.97</text:p>
          </table:table-cell>
          <table:table-cell office:value-type="float" office:value="4.89" calcext:value-type="float">
            <text:p>4.89</text:p>
          </table:table-cell>
          <table:table-cell office:value-type="float" office:value="7.37" calcext:value-type="float">
            <text:p>7.37</text:p>
          </table:table-cell>
          <table:table-cell office:value-type="float" office:value="-127.21" calcext:value-type="float">
            <text:p>-127.2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.998" calcext:value-type="float">
            <text:p>18.998</text:p>
          </table:table-cell>
          <table:table-cell/>
          <table:table-cell office:value-type="float" office:value="-32.07" calcext:value-type="float">
            <text:p>-32.07</text:p>
          </table:table-cell>
          <table:table-cell office:value-type="float" office:value="223.21" calcext:value-type="float">
            <text:p>223.21</text:p>
          </table:table-cell>
          <table:table-cell office:value-type="float" office:value="1179.7" calcext:value-type="float">
            <text:p>1179.7</text:p>
          </table:table-cell>
          <table:table-cell office:value-type="float" office:value="5.78" calcext:value-type="float">
            <text:p>5.78</text:p>
          </table:table-cell>
          <table:table-cell office:value-type="float" office:value="-1.32" calcext:value-type="float">
            <text:p>-1.32</text:p>
          </table:table-cell>
          <table:table-cell office:value-type="float" office:value="178.44" calcext:value-type="float">
            <text:p>178.4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046" calcext:value-type="float">
            <text:p>19.046</text:p>
          </table:table-cell>
          <table:table-cell/>
          <table:table-cell office:value-type="float" office:value="-25.87" calcext:value-type="float">
            <text:p>-25.87</text:p>
          </table:table-cell>
          <table:table-cell office:value-type="float" office:value="220.71" calcext:value-type="float">
            <text:p>220.71</text:p>
          </table:table-cell>
          <table:table-cell office:value-type="float" office:value="1168.72" calcext:value-type="float">
            <text:p>1168.72</text:p>
          </table:table-cell>
          <table:table-cell office:value-type="float" office:value="5.04" calcext:value-type="float">
            <text:p>5.04</text:p>
          </table:table-cell>
          <table:table-cell office:value-type="float" office:value="4.59" calcext:value-type="float">
            <text:p>4.59</text:p>
          </table:table-cell>
          <table:table-cell office:value-type="float" office:value="156.18" calcext:value-type="float">
            <text:p>156.1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047" calcext:value-type="float">
            <text:p>19.047</text:p>
          </table:table-cell>
          <table:table-cell/>
          <table:table-cell office:value-type="float" office:value="438.46" calcext:value-type="float">
            <text:p>438.46</text:p>
          </table:table-cell>
          <table:table-cell office:value-type="float" office:value="693.26" calcext:value-type="float">
            <text:p>693.26</text:p>
          </table:table-cell>
          <table:table-cell office:value-type="float" office:value="2681.19" calcext:value-type="float">
            <text:p>2681.19</text:p>
          </table:table-cell>
          <table:table-cell office:value-type="float" office:value="6.36" calcext:value-type="float">
            <text:p>6.36</text:p>
          </table:table-cell>
          <table:table-cell office:value-type="float" office:value="6.1" calcext:value-type="float">
            <text:p>6.1</text:p>
          </table:table-cell>
          <table:table-cell office:value-type="float" office:value="-129.03" calcext:value-type="float">
            <text:p>-129.0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093" calcext:value-type="float">
            <text:p>19.093</text:p>
          </table:table-cell>
          <table:table-cell/>
          <table:table-cell office:value-type="float" office:value="-7.16" calcext:value-type="float">
            <text:p>-7.16</text:p>
          </table:table-cell>
          <table:table-cell office:value-type="float" office:value="222.84" calcext:value-type="float">
            <text:p>222.84</text:p>
          </table:table-cell>
          <table:table-cell office:value-type="float" office:value="1170.71" calcext:value-type="float">
            <text:p>1170.71</text:p>
          </table:table-cell>
          <table:table-cell office:value-type="float" office:value="6.04" calcext:value-type="float">
            <text:p>6.04</text:p>
          </table:table-cell>
          <table:table-cell office:value-type="float" office:value="-2.52" calcext:value-type="float">
            <text:p>-2.52</text:p>
          </table:table-cell>
          <table:table-cell office:value-type="float" office:value="-179.08" calcext:value-type="float">
            <text:p>-179.0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143" calcext:value-type="float">
            <text:p>19.143</text:p>
          </table:table-cell>
          <table:table-cell/>
          <table:table-cell office:value-type="float" office:value="10.23" calcext:value-type="float">
            <text:p>10.23</text:p>
          </table:table-cell>
          <table:table-cell office:value-type="float" office:value="222.44" calcext:value-type="float">
            <text:p>222.44</text:p>
          </table:table-cell>
          <table:table-cell office:value-type="float" office:value="1168.26" calcext:value-type="float">
            <text:p>1168.26</text:p>
          </table:table-cell>
          <table:table-cell office:value-type="float" office:value="4.29" calcext:value-type="float">
            <text:p>4.29</text:p>
          </table:table-cell>
          <table:table-cell office:value-type="float" office:value="2.56" calcext:value-type="float">
            <text:p>2.56</text:p>
          </table:table-cell>
          <table:table-cell office:value-type="float" office:value="156.7" calcext:value-type="float">
            <text:p>156.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187" calcext:value-type="float">
            <text:p>19.187</text:p>
          </table:table-cell>
          <table:table-cell/>
          <table:table-cell office:value-type="float" office:value="34.58" calcext:value-type="float">
            <text:p>34.58</text:p>
          </table:table-cell>
          <table:table-cell office:value-type="float" office:value="225.26" calcext:value-type="float">
            <text:p>225.26</text:p>
          </table:table-cell>
          <table:table-cell office:value-type="float" office:value="1168.98" calcext:value-type="float">
            <text:p>1168.98</text:p>
          </table:table-cell>
          <table:table-cell office:value-type="float" office:value="3.93" calcext:value-type="float">
            <text:p>3.93</text:p>
          </table:table-cell>
          <table:table-cell office:value-type="float" office:value="5.18" calcext:value-type="float">
            <text:p>5.18</text:p>
          </table:table-cell>
          <table:table-cell office:value-type="float" office:value="-177.88" calcext:value-type="float">
            <text:p>-177.8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/>
          <table:table-cell office:value-type="float" office:value="49.86" calcext:value-type="float">
            <text:p>49.86</text:p>
          </table:table-cell>
          <table:table-cell office:value-type="float" office:value="228.57" calcext:value-type="float">
            <text:p>228.57</text:p>
          </table:table-cell>
          <table:table-cell office:value-type="float" office:value="1177.96" calcext:value-type="float">
            <text:p>1177.96</text:p>
          </table:table-cell>
          <table:table-cell office:value-type="float" office:value="4.25" calcext:value-type="float">
            <text:p>4.25</text:p>
          </table:table-cell>
          <table:table-cell office:value-type="float" office:value="1.53" calcext:value-type="float">
            <text:p>1.53</text:p>
          </table:table-cell>
          <table:table-cell office:value-type="float" office:value="178.12" calcext:value-type="float">
            <text:p>178.1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284" calcext:value-type="float">
            <text:p>19.284</text:p>
          </table:table-cell>
          <table:table-cell/>
          <table:table-cell office:value-type="float" office:value="71.29" calcext:value-type="float">
            <text:p>71.29</text:p>
          </table:table-cell>
          <table:table-cell office:value-type="float" office:value="229.73" calcext:value-type="float">
            <text:p>229.73</text:p>
          </table:table-cell>
          <table:table-cell office:value-type="float" office:value="1166.75" calcext:value-type="float">
            <text:p>1166.75</text:p>
          </table:table-cell>
          <table:table-cell office:value-type="float" office:value="5.98" calcext:value-type="float">
            <text:p>5.98</text:p>
          </table:table-cell>
          <table:table-cell office:value-type="float" office:value="-9.17" calcext:value-type="float">
            <text:p>-9.17</text:p>
          </table:table-cell>
          <table:table-cell office:value-type="float" office:value="168.5" calcext:value-type="float">
            <text:p>168.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334" calcext:value-type="float">
            <text:p>19.334</text:p>
          </table:table-cell>
          <table:table-cell/>
          <table:table-cell office:value-type="float" office:value="90.94" calcext:value-type="float">
            <text:p>90.94</text:p>
          </table:table-cell>
          <table:table-cell office:value-type="float" office:value="234.56" calcext:value-type="float">
            <text:p>234.56</text:p>
          </table:table-cell>
          <table:table-cell office:value-type="float" office:value="1174.99" calcext:value-type="float">
            <text:p>1174.99</text:p>
          </table:table-cell>
          <table:table-cell office:value-type="float" office:value="3.77" calcext:value-type="float">
            <text:p>3.77</text:p>
          </table:table-cell>
          <table:table-cell office:value-type="float" office:value="2.2" calcext:value-type="float">
            <text:p>2.2</text:p>
          </table:table-cell>
          <table:table-cell office:value-type="float" office:value="161.73" calcext:value-type="float">
            <text:p>161.7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/>
          <table:table-cell office:value-type="float" office:value="104.66" calcext:value-type="float">
            <text:p>104.66</text:p>
          </table:table-cell>
          <table:table-cell office:value-type="float" office:value="236.12" calcext:value-type="float">
            <text:p>236.12</text:p>
          </table:table-cell>
          <table:table-cell office:value-type="float" office:value="1170.11" calcext:value-type="float">
            <text:p>1170.11</text:p>
          </table:table-cell>
          <table:table-cell office:value-type="float" office:value="2.42" calcext:value-type="float">
            <text:p>2.42</text:p>
          </table:table-cell>
          <table:table-cell office:value-type="float" office:value="6.96" calcext:value-type="float">
            <text:p>6.96</text:p>
          </table:table-cell>
          <table:table-cell office:value-type="float" office:value="-179.72" calcext:value-type="float">
            <text:p>-179.7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431" calcext:value-type="float">
            <text:p>19.431</text:p>
          </table:table-cell>
          <table:table-cell/>
          <table:table-cell office:value-type="float" office:value="125.46" calcext:value-type="float">
            <text:p>125.46</text:p>
          </table:table-cell>
          <table:table-cell office:value-type="float" office:value="242.23" calcext:value-type="float">
            <text:p>242.23</text:p>
          </table:table-cell>
          <table:table-cell office:value-type="float" office:value="1183.36" calcext:value-type="float">
            <text:p>1183.36</text:p>
          </table:table-cell>
          <table:table-cell office:value-type="float" office:value="4.03" calcext:value-type="float">
            <text:p>4.03</text:p>
          </table:table-cell>
          <table:table-cell office:value-type="float" office:value="1.2" calcext:value-type="float">
            <text:p>1.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478" calcext:value-type="float">
            <text:p>19.478</text:p>
          </table:table-cell>
          <table:table-cell/>
          <table:table-cell office:value-type="float" office:value="140.27" calcext:value-type="float">
            <text:p>140.27</text:p>
          </table:table-cell>
          <table:table-cell office:value-type="float" office:value="243.25" calcext:value-type="float">
            <text:p>243.25</text:p>
          </table:table-cell>
          <table:table-cell office:value-type="float" office:value="1176.72" calcext:value-type="float">
            <text:p>1176.72</text:p>
          </table:table-cell>
          <table:table-cell office:value-type="float" office:value="4.25" calcext:value-type="float">
            <text:p>4.25</text:p>
          </table:table-cell>
          <table:table-cell office:value-type="float" office:value="-1.88" calcext:value-type="float">
            <text:p>-1.88</text:p>
          </table:table-cell>
          <table:table-cell office:value-type="float" office:value="168.36" calcext:value-type="float">
            <text:p>168.3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526" calcext:value-type="float">
            <text:p>19.526</text:p>
          </table:table-cell>
          <table:table-cell/>
          <table:table-cell office:value-type="float" office:value="146.25" calcext:value-type="float">
            <text:p>146.25</text:p>
          </table:table-cell>
          <table:table-cell office:value-type="float" office:value="245.82" calcext:value-type="float">
            <text:p>245.82</text:p>
          </table:table-cell>
          <table:table-cell office:value-type="float" office:value="1184.51" calcext:value-type="float">
            <text:p>1184.51</text:p>
          </table:table-cell>
          <table:table-cell office:value-type="float" office:value="3.28" calcext:value-type="float">
            <text:p>3.28</text:p>
          </table:table-cell>
          <table:table-cell office:value-type="float" office:value="0.96" calcext:value-type="float">
            <text:p>0.96</text:p>
          </table:table-cell>
          <table:table-cell office:value-type="float" office:value="172.04" calcext:value-type="float">
            <text:p>172.0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573" calcext:value-type="float">
            <text:p>19.573</text:p>
          </table:table-cell>
          <table:table-cell/>
          <table:table-cell office:value-type="float" office:value="155.17" calcext:value-type="float">
            <text:p>155.17</text:p>
          </table:table-cell>
          <table:table-cell office:value-type="float" office:value="247.47" calcext:value-type="float">
            <text:p>247.47</text:p>
          </table:table-cell>
          <table:table-cell office:value-type="float" office:value="1183.44" calcext:value-type="float">
            <text:p>1183.44</text:p>
          </table:table-cell>
          <table:table-cell office:value-type="float" office:value="4.14" calcext:value-type="float">
            <text:p>4.14</text:p>
          </table:table-cell>
          <table:table-cell office:value-type="float" office:value="0.93" calcext:value-type="float">
            <text:p>0.93</text:p>
          </table:table-cell>
          <table:table-cell office:value-type="float" office:value="172.17" calcext:value-type="float">
            <text:p>172.1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623" calcext:value-type="float">
            <text:p>19.623</text:p>
          </table:table-cell>
          <table:table-cell/>
          <table:table-cell office:value-type="float" office:value="157.37" calcext:value-type="float">
            <text:p>157.37</text:p>
          </table:table-cell>
          <table:table-cell office:value-type="float" office:value="246.71" calcext:value-type="float">
            <text:p>246.71</text:p>
          </table:table-cell>
          <table:table-cell office:value-type="float" office:value="1182.95" calcext:value-type="float">
            <text:p>1182.95</text:p>
          </table:table-cell>
          <table:table-cell office:value-type="float" office:value="1.58" calcext:value-type="float">
            <text:p>1.58</text:p>
          </table:table-cell>
          <table:table-cell office:value-type="float" office:value="11.43" calcext:value-type="float">
            <text:p>11.43</text:p>
          </table:table-cell>
          <table:table-cell office:value-type="float" office:value="160.4" calcext:value-type="float">
            <text:p>160.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671" calcext:value-type="float">
            <text:p>19.671</text:p>
          </table:table-cell>
          <table:table-cell/>
          <table:table-cell office:value-type="float" office:value="160.76" calcext:value-type="float">
            <text:p>160.76</text:p>
          </table:table-cell>
          <table:table-cell office:value-type="float" office:value="247.04" calcext:value-type="float">
            <text:p>247.04</text:p>
          </table:table-cell>
          <table:table-cell office:value-type="float" office:value="1183.05" calcext:value-type="float">
            <text:p>1183.05</text:p>
          </table:table-cell>
          <table:table-cell office:value-type="float" office:value="4.03" calcext:value-type="float">
            <text:p>4.03</text:p>
          </table:table-cell>
          <table:table-cell office:value-type="float" office:value="-2.25" calcext:value-type="float">
            <text:p>-2.25</text:p>
          </table:table-cell>
          <table:table-cell office:value-type="float" office:value="172.78" calcext:value-type="float">
            <text:p>172.7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/>
          <table:table-cell office:value-type="float" office:value="163.19" calcext:value-type="float">
            <text:p>163.19</text:p>
          </table:table-cell>
          <table:table-cell office:value-type="float" office:value="245.86" calcext:value-type="float">
            <text:p>245.86</text:p>
          </table:table-cell>
          <table:table-cell office:value-type="float" office:value="1180.86" calcext:value-type="float">
            <text:p>1180.86</text:p>
          </table:table-cell>
          <table:table-cell office:value-type="float" office:value="4.49" calcext:value-type="float">
            <text:p>4.49</text:p>
          </table:table-cell>
          <table:table-cell office:value-type="float" office:value="-4.59" calcext:value-type="float">
            <text:p>-4.59</text:p>
          </table:table-cell>
          <table:table-cell office:value-type="float" office:value="174.04" calcext:value-type="float">
            <text:p>174.0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766" calcext:value-type="float">
            <text:p>19.766</text:p>
          </table:table-cell>
          <table:table-cell/>
          <table:table-cell office:value-type="float" office:value="165.74" calcext:value-type="float">
            <text:p>165.74</text:p>
          </table:table-cell>
          <table:table-cell office:value-type="float" office:value="247.47" calcext:value-type="float">
            <text:p>247.47</text:p>
          </table:table-cell>
          <table:table-cell office:value-type="float" office:value="1192.04" calcext:value-type="float">
            <text:p>1192.04</text:p>
          </table:table-cell>
          <table:table-cell office:value-type="float" office:value="3.41" calcext:value-type="float">
            <text:p>3.41</text:p>
          </table:table-cell>
          <table:table-cell office:value-type="float" office:value="4.81" calcext:value-type="float">
            <text:p>4.81</text:p>
          </table:table-cell>
          <table:table-cell office:value-type="float" office:value="176.54" calcext:value-type="float">
            <text:p>176.5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816" calcext:value-type="float">
            <text:p>19.816</text:p>
          </table:table-cell>
          <table:table-cell/>
          <table:table-cell office:value-type="float" office:value="166.29" calcext:value-type="float">
            <text:p>166.29</text:p>
          </table:table-cell>
          <table:table-cell office:value-type="float" office:value="245.85" calcext:value-type="float">
            <text:p>245.85</text:p>
          </table:table-cell>
          <table:table-cell office:value-type="float" office:value="1192.78" calcext:value-type="float">
            <text:p>1192.78</text:p>
          </table:table-cell>
          <table:table-cell office:value-type="float" office:value="0.74" calcext:value-type="float">
            <text:p>0.74</text:p>
          </table:table-cell>
          <table:table-cell office:value-type="float" office:value="15.94" calcext:value-type="float">
            <text:p>15.94</text:p>
          </table:table-cell>
          <table:table-cell office:value-type="float" office:value="165.02" calcext:value-type="float">
            <text:p>165.0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863" calcext:value-type="float">
            <text:p>19.863</text:p>
          </table:table-cell>
          <table:table-cell/>
          <table:table-cell office:value-type="float" office:value="166.1" calcext:value-type="float">
            <text:p>166.1</text:p>
          </table:table-cell>
          <table:table-cell office:value-type="float" office:value="247.92" calcext:value-type="float">
            <text:p>247.92</text:p>
          </table:table-cell>
          <table:table-cell office:value-type="float" office:value="1202.34" calcext:value-type="float">
            <text:p>1202.34</text:p>
          </table:table-cell>
          <table:table-cell office:value-type="float" office:value="3.79" calcext:value-type="float">
            <text:p>3.79</text:p>
          </table:table-cell>
          <table:table-cell office:value-type="float" office:value="0.88" calcext:value-type="float">
            <text:p>0.88</text:p>
          </table:table-cell>
          <table:table-cell office:value-type="float" office:value="175.79" calcext:value-type="float">
            <text:p>175.7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911" calcext:value-type="float">
            <text:p>19.911</text:p>
          </table:table-cell>
          <table:table-cell/>
          <table:table-cell office:value-type="float" office:value="161.35" calcext:value-type="float">
            <text:p>161.35</text:p>
          </table:table-cell>
          <table:table-cell office:value-type="float" office:value="245.02" calcext:value-type="float">
            <text:p>245.02</text:p>
          </table:table-cell>
          <table:table-cell office:value-type="float" office:value="1188.92" calcext:value-type="float">
            <text:p>1188.92</text:p>
          </table:table-cell>
          <table:table-cell office:value-type="float" office:value="-0.31" calcext:value-type="float">
            <text:p>-0.31</text:p>
          </table:table-cell>
          <table:table-cell office:value-type="float" office:value="21.03" calcext:value-type="float">
            <text:p>21.03</text:p>
          </table:table-cell>
          <table:table-cell office:value-type="float" office:value="162.89" calcext:value-type="float">
            <text:p>162.8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.957" calcext:value-type="float">
            <text:p>19.957</text:p>
          </table:table-cell>
          <table:table-cell/>
          <table:table-cell office:value-type="float" office:value="157.99" calcext:value-type="float">
            <text:p>157.99</text:p>
          </table:table-cell>
          <table:table-cell office:value-type="float" office:value="246.19" calcext:value-type="float">
            <text:p>246.19</text:p>
          </table:table-cell>
          <table:table-cell office:value-type="float" office:value="1190.62" calcext:value-type="float">
            <text:p>1190.62</text:p>
          </table:table-cell>
          <table:table-cell office:value-type="float" office:value="6.03" calcext:value-type="float">
            <text:p>6.03</text:p>
          </table:table-cell>
          <table:table-cell office:value-type="float" office:value="-5.84" calcext:value-type="float">
            <text:p>-5.84</text:p>
          </table:table-cell>
          <table:table-cell office:value-type="float" office:value="171.78" calcext:value-type="float">
            <text:p>171.7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007" calcext:value-type="float">
            <text:p>20.007</text:p>
          </table:table-cell>
          <table:table-cell/>
          <table:table-cell office:value-type="float" office:value="147.85" calcext:value-type="float">
            <text:p>147.85</text:p>
          </table:table-cell>
          <table:table-cell office:value-type="float" office:value="247.33" calcext:value-type="float">
            <text:p>247.33</text:p>
          </table:table-cell>
          <table:table-cell office:value-type="float" office:value="1189.76" calcext:value-type="float">
            <text:p>1189.76</text:p>
          </table:table-cell>
          <table:table-cell office:value-type="float" office:value="6.13" calcext:value-type="float">
            <text:p>6.13</text:p>
          </table:table-cell>
          <table:table-cell office:value-type="float" office:value="-4.16" calcext:value-type="float">
            <text:p>-4.16</text:p>
          </table:table-cell>
          <table:table-cell office:value-type="float" office:value="175.83" calcext:value-type="float">
            <text:p>175.8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053" calcext:value-type="float">
            <text:p>20.053</text:p>
          </table:table-cell>
          <table:table-cell/>
          <table:table-cell office:value-type="float" office:value="144.35" calcext:value-type="float">
            <text:p>144.35</text:p>
          </table:table-cell>
          <table:table-cell office:value-type="float" office:value="248.86" calcext:value-type="float">
            <text:p>248.86</text:p>
          </table:table-cell>
          <table:table-cell office:value-type="float" office:value="1198.87" calcext:value-type="float">
            <text:p>1198.87</text:p>
          </table:table-cell>
          <table:table-cell office:value-type="float" office:value="5.07" calcext:value-type="float">
            <text:p>5.07</text:p>
          </table:table-cell>
          <table:table-cell office:value-type="float" office:value="0.84" calcext:value-type="float">
            <text:p>0.84</text:p>
          </table:table-cell>
          <table:table-cell office:value-type="float" office:value="178.87" calcext:value-type="float">
            <text:p>178.8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103" calcext:value-type="float">
            <text:p>20.103</text:p>
          </table:table-cell>
          <table:table-cell/>
          <table:table-cell office:value-type="float" office:value="139.97" calcext:value-type="float">
            <text:p>139.97</text:p>
          </table:table-cell>
          <table:table-cell office:value-type="float" office:value="246.82" calcext:value-type="float">
            <text:p>246.82</text:p>
          </table:table-cell>
          <table:table-cell office:value-type="float" office:value="1189.14" calcext:value-type="float">
            <text:p>1189.14</text:p>
          </table:table-cell>
          <table:table-cell office:value-type="float" office:value="5.73" calcext:value-type="float">
            <text:p>5.73</text:p>
          </table:table-cell>
          <table:table-cell office:value-type="float" office:value="-6.49" calcext:value-type="float">
            <text:p>-6.49</text:p>
          </table:table-cell>
          <table:table-cell office:value-type="float" office:value="176.47" calcext:value-type="float">
            <text:p>176.4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148" calcext:value-type="float">
            <text:p>20.148</text:p>
          </table:table-cell>
          <table:table-cell/>
          <table:table-cell office:value-type="float" office:value="122.88" calcext:value-type="float">
            <text:p>122.88</text:p>
          </table:table-cell>
          <table:table-cell office:value-type="float" office:value="243.86" calcext:value-type="float">
            <text:p>243.86</text:p>
          </table:table-cell>
          <table:table-cell office:value-type="float" office:value="1185.68" calcext:value-type="float">
            <text:p>1185.68</text:p>
          </table:table-cell>
          <table:table-cell office:value-type="float" office:value="7.44" calcext:value-type="float">
            <text:p>7.44</text:p>
          </table:table-cell>
          <table:table-cell office:value-type="float" office:value="-6.71" calcext:value-type="float">
            <text:p>-6.71</text:p>
          </table:table-cell>
          <table:table-cell office:value-type="float" office:value="176.29" calcext:value-type="float">
            <text:p>176.2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198" calcext:value-type="float">
            <text:p>20.198</text:p>
          </table:table-cell>
          <table:table-cell/>
          <table:table-cell office:value-type="float" office:value="120.03" calcext:value-type="float">
            <text:p>120.03</text:p>
          </table:table-cell>
          <table:table-cell office:value-type="float" office:value="244.96" calcext:value-type="float">
            <text:p>244.96</text:p>
          </table:table-cell>
          <table:table-cell office:value-type="float" office:value="1188.22" calcext:value-type="float">
            <text:p>1188.22</text:p>
          </table:table-cell>
          <table:table-cell office:value-type="float" office:value="6.52" calcext:value-type="float">
            <text:p>6.52</text:p>
          </table:table-cell>
          <table:table-cell office:value-type="float" office:value="-4.64" calcext:value-type="float">
            <text:p>-4.64</text:p>
          </table:table-cell>
          <table:table-cell office:value-type="float" office:value="178.55" calcext:value-type="float">
            <text:p>178.5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244" calcext:value-type="float">
            <text:p>20.244</text:p>
          </table:table-cell>
          <table:table-cell/>
          <table:table-cell office:value-type="float" office:value="107.79" calcext:value-type="float">
            <text:p>107.79</text:p>
          </table:table-cell>
          <table:table-cell office:value-type="float" office:value="241.83" calcext:value-type="float">
            <text:p>241.83</text:p>
          </table:table-cell>
          <table:table-cell office:value-type="float" office:value="1169.54" calcext:value-type="float">
            <text:p>1169.54</text:p>
          </table:table-cell>
          <table:table-cell office:value-type="float" office:value="7.3" calcext:value-type="float">
            <text:p>7.3</text:p>
          </table:table-cell>
          <table:table-cell office:value-type="float" office:value="-8.46" calcext:value-type="float">
            <text:p>-8.46</text:p>
          </table:table-cell>
          <table:table-cell office:value-type="float" office:value="178.57" calcext:value-type="float">
            <text:p>178.5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293" calcext:value-type="float">
            <text:p>20.293</text:p>
          </table:table-cell>
          <table:table-cell/>
          <table:table-cell office:value-type="float" office:value="102.33" calcext:value-type="float">
            <text:p>102.33</text:p>
          </table:table-cell>
          <table:table-cell office:value-type="float" office:value="243.27" calcext:value-type="float">
            <text:p>243.27</text:p>
          </table:table-cell>
          <table:table-cell office:value-type="float" office:value="1179.22" calcext:value-type="float">
            <text:p>1179.22</text:p>
          </table:table-cell>
          <table:table-cell office:value-type="float" office:value="6.93" calcext:value-type="float">
            <text:p>6.93</text:p>
          </table:table-cell>
          <table:table-cell office:value-type="float" office:value="-4.75" calcext:value-type="float">
            <text:p>-4.75</text:p>
          </table:table-cell>
          <table:table-cell office:value-type="float" office:value="178.19" calcext:value-type="float">
            <text:p>178.1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336" calcext:value-type="float">
            <text:p>20.336</text:p>
          </table:table-cell>
          <table:table-cell/>
          <table:table-cell office:value-type="float" office:value="97.8" calcext:value-type="float">
            <text:p>97.8</text:p>
          </table:table-cell>
          <table:table-cell office:value-type="float" office:value="241.38" calcext:value-type="float">
            <text:p>241.38</text:p>
          </table:table-cell>
          <table:table-cell office:value-type="float" office:value="1171.96" calcext:value-type="float">
            <text:p>1171.96</text:p>
          </table:table-cell>
          <table:table-cell office:value-type="float" office:value="8" calcext:value-type="float">
            <text:p>8</text:p>
          </table:table-cell>
          <table:table-cell office:value-type="float" office:value="-9.73" calcext:value-type="float">
            <text:p>-9.73</text:p>
          </table:table-cell>
          <table:table-cell office:value-type="float" office:value="174.55" calcext:value-type="float">
            <text:p>174.5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383" calcext:value-type="float">
            <text:p>20.383</text:p>
          </table:table-cell>
          <table:table-cell/>
          <table:table-cell office:value-type="float" office:value="96.02" calcext:value-type="float">
            <text:p>96.02</text:p>
          </table:table-cell>
          <table:table-cell office:value-type="float" office:value="242.47" calcext:value-type="float">
            <text:p>242.47</text:p>
          </table:table-cell>
          <table:table-cell office:value-type="float" office:value="1177.1" calcext:value-type="float">
            <text:p>1177.1</text:p>
          </table:table-cell>
          <table:table-cell office:value-type="float" office:value="7.77" calcext:value-type="float">
            <text:p>7.77</text:p>
          </table:table-cell>
          <table:table-cell office:value-type="float" office:value="-4.83" calcext:value-type="float">
            <text:p>-4.83</text:p>
          </table:table-cell>
          <table:table-cell office:value-type="float" office:value="178.14" calcext:value-type="float">
            <text:p>178.1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428" calcext:value-type="float">
            <text:p>20.428</text:p>
          </table:table-cell>
          <table:table-cell/>
          <table:table-cell office:value-type="float" office:value="92.21" calcext:value-type="float">
            <text:p>92.21</text:p>
          </table:table-cell>
          <table:table-cell office:value-type="float" office:value="242.5" calcext:value-type="float">
            <text:p>242.5</text:p>
          </table:table-cell>
          <table:table-cell office:value-type="float" office:value="1179.01" calcext:value-type="float">
            <text:p>1179.01</text:p>
          </table:table-cell>
          <table:table-cell office:value-type="float" office:value="6.95" calcext:value-type="float">
            <text:p>6.95</text:p>
          </table:table-cell>
          <table:table-cell office:value-type="float" office:value="-4.98" calcext:value-type="float">
            <text:p>-4.98</text:p>
          </table:table-cell>
          <table:table-cell office:value-type="float" office:value="178.17" calcext:value-type="float">
            <text:p>178.1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478" calcext:value-type="float">
            <text:p>20.478</text:p>
          </table:table-cell>
          <table:table-cell/>
          <table:table-cell office:value-type="float" office:value="87.43" calcext:value-type="float">
            <text:p>87.43</text:p>
          </table:table-cell>
          <table:table-cell office:value-type="float" office:value="239.63" calcext:value-type="float">
            <text:p>239.63</text:p>
          </table:table-cell>
          <table:table-cell office:value-type="float" office:value="1170.53" calcext:value-type="float">
            <text:p>1170.53</text:p>
          </table:table-cell>
          <table:table-cell office:value-type="float" office:value="6.96" calcext:value-type="float">
            <text:p>6.96</text:p>
          </table:table-cell>
          <table:table-cell office:value-type="float" office:value="-5.17" calcext:value-type="float">
            <text:p>-5.17</text:p>
          </table:table-cell>
          <table:table-cell office:value-type="float" office:value="175.35" calcext:value-type="float">
            <text:p>175.3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524" calcext:value-type="float">
            <text:p>20.524</text:p>
          </table:table-cell>
          <table:table-cell/>
          <table:table-cell office:value-type="float" office:value="83.98" calcext:value-type="float">
            <text:p>83.98</text:p>
          </table:table-cell>
          <table:table-cell office:value-type="float" office:value="239.33" calcext:value-type="float">
            <text:p>239.33</text:p>
          </table:table-cell>
          <table:table-cell office:value-type="float" office:value="1170.42" calcext:value-type="float">
            <text:p>1170.42</text:p>
          </table:table-cell>
          <table:table-cell office:value-type="float" office:value="1.68" calcext:value-type="float">
            <text:p>1.68</text:p>
          </table:table-cell>
          <table:table-cell office:value-type="float" office:value="19.21" calcext:value-type="float">
            <text:p>19.21</text:p>
          </table:table-cell>
          <table:table-cell office:value-type="float" office:value="165.63" calcext:value-type="float">
            <text:p>165.6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581" calcext:value-type="float">
            <text:p>20.581</text:p>
          </table:table-cell>
          <table:table-cell/>
          <table:table-cell office:value-type="float" office:value="82.34" calcext:value-type="float">
            <text:p>82.34</text:p>
          </table:table-cell>
          <table:table-cell office:value-type="float" office:value="239.65" calcext:value-type="float">
            <text:p>239.65</text:p>
          </table:table-cell>
          <table:table-cell office:value-type="float" office:value="1174.24" calcext:value-type="float">
            <text:p>1174.24</text:p>
          </table:table-cell>
          <table:table-cell office:value-type="float" office:value="7.63" calcext:value-type="float">
            <text:p>7.63</text:p>
          </table:table-cell>
          <table:table-cell office:value-type="float" office:value="-8.22" calcext:value-type="float">
            <text:p>-8.22</text:p>
          </table:table-cell>
          <table:table-cell office:value-type="float" office:value="173.51" calcext:value-type="float">
            <text:p>173.5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634" calcext:value-type="float">
            <text:p>20.634</text:p>
          </table:table-cell>
          <table:table-cell/>
          <table:table-cell office:value-type="float" office:value="74.93" calcext:value-type="float">
            <text:p>74.93</text:p>
          </table:table-cell>
          <table:table-cell office:value-type="float" office:value="236.96" calcext:value-type="float">
            <text:p>236.96</text:p>
          </table:table-cell>
          <table:table-cell office:value-type="float" office:value="1159.32" calcext:value-type="float">
            <text:p>1159.32</text:p>
          </table:table-cell>
          <table:table-cell office:value-type="float" office:value="8.2" calcext:value-type="float">
            <text:p>8.2</text:p>
          </table:table-cell>
          <table:table-cell office:value-type="float" office:value="-11.08" calcext:value-type="float">
            <text:p>-11.08</text:p>
          </table:table-cell>
          <table:table-cell office:value-type="float" office:value="172.27" calcext:value-type="float">
            <text:p>172.2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684" calcext:value-type="float">
            <text:p>20.684</text:p>
          </table:table-cell>
          <table:table-cell/>
          <table:table-cell office:value-type="float" office:value="74.35" calcext:value-type="float">
            <text:p>74.35</text:p>
          </table:table-cell>
          <table:table-cell office:value-type="float" office:value="240.78" calcext:value-type="float">
            <text:p>240.78</text:p>
          </table:table-cell>
          <table:table-cell office:value-type="float" office:value="1176.19" calcext:value-type="float">
            <text:p>1176.19</text:p>
          </table:table-cell>
          <table:table-cell office:value-type="float" office:value="7.1" calcext:value-type="float">
            <text:p>7.1</text:p>
          </table:table-cell>
          <table:table-cell office:value-type="float" office:value="-6" calcext:value-type="float">
            <text:p>-6</text:p>
          </table:table-cell>
          <table:table-cell office:value-type="float" office:value="172.91" calcext:value-type="float">
            <text:p>172.9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731" calcext:value-type="float">
            <text:p>20.731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float" office:value="238.54" calcext:value-type="float">
            <text:p>238.54</text:p>
          </table:table-cell>
          <table:table-cell office:value-type="float" office:value="1168.33" calcext:value-type="float">
            <text:p>1168.33</text:p>
          </table:table-cell>
          <table:table-cell office:value-type="float" office:value="2.57" calcext:value-type="float">
            <text:p>2.57</text:p>
          </table:table-cell>
          <table:table-cell office:value-type="float" office:value="18.66" calcext:value-type="float">
            <text:p>18.66</text:p>
          </table:table-cell>
          <table:table-cell office:value-type="float" office:value="165.44" calcext:value-type="float">
            <text:p>165.4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/>
          <table:table-cell office:value-type="float" office:value="73.63" calcext:value-type="float">
            <text:p>73.63</text:p>
          </table:table-cell>
          <table:table-cell office:value-type="float" office:value="240.05" calcext:value-type="float">
            <text:p>240.05</text:p>
          </table:table-cell>
          <table:table-cell office:value-type="float" office:value="1176.2" calcext:value-type="float">
            <text:p>1176.2</text:p>
          </table:table-cell>
          <table:table-cell office:value-type="float" office:value="7.1" calcext:value-type="float">
            <text:p>7.1</text:p>
          </table:table-cell>
          <table:table-cell office:value-type="float" office:value="-6.02" calcext:value-type="float">
            <text:p>-6.02</text:p>
          </table:table-cell>
          <table:table-cell office:value-type="float" office:value="172.91" calcext:value-type="float">
            <text:p>172.9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829" calcext:value-type="float">
            <text:p>20.829</text:p>
          </table:table-cell>
          <table:table-cell/>
          <table:table-cell office:value-type="float" office:value="72.82" calcext:value-type="float">
            <text:p>72.82</text:p>
          </table:table-cell>
          <table:table-cell office:value-type="float" office:value="237.06" calcext:value-type="float">
            <text:p>237.06</text:p>
          </table:table-cell>
          <table:table-cell office:value-type="float" office:value="1166.5" calcext:value-type="float">
            <text:p>1166.5</text:p>
          </table:table-cell>
          <table:table-cell office:value-type="float" office:value="1.94" calcext:value-type="float">
            <text:p>1.94</text:p>
          </table:table-cell>
          <table:table-cell office:value-type="float" office:value="17.55" calcext:value-type="float">
            <text:p>17.55</text:p>
          </table:table-cell>
          <table:table-cell office:value-type="float" office:value="163.55" calcext:value-type="float">
            <text:p>163.5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885" calcext:value-type="float">
            <text:p>20.885</text:p>
          </table:table-cell>
          <table:table-cell/>
          <table:table-cell office:value-type="float" office:value="73.53" calcext:value-type="float">
            <text:p>73.53</text:p>
          </table:table-cell>
          <table:table-cell office:value-type="float" office:value="237.06" calcext:value-type="float">
            <text:p>237.06</text:p>
          </table:table-cell>
          <table:table-cell office:value-type="float" office:value="1166.5" calcext:value-type="float">
            <text:p>1166.5</text:p>
          </table:table-cell>
          <table:table-cell office:value-type="float" office:value="1.94" calcext:value-type="float">
            <text:p>1.94</text:p>
          </table:table-cell>
          <table:table-cell office:value-type="float" office:value="17.6" calcext:value-type="float">
            <text:p>17.6</text:p>
          </table:table-cell>
          <table:table-cell office:value-type="float" office:value="163.55" calcext:value-type="float">
            <text:p>163.5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942" calcext:value-type="float">
            <text:p>20.942</text:p>
          </table:table-cell>
          <table:table-cell/>
          <table:table-cell office:value-type="float" office:value="74.43" calcext:value-type="float">
            <text:p>74.43</text:p>
          </table:table-cell>
          <table:table-cell office:value-type="float" office:value="237.51" calcext:value-type="float">
            <text:p>237.51</text:p>
          </table:table-cell>
          <table:table-cell office:value-type="float" office:value="1169.01" calcext:value-type="float">
            <text:p>1169.01</text:p>
          </table:table-cell>
          <table:table-cell office:value-type="float" office:value="7.07" calcext:value-type="float">
            <text:p>7.07</text:p>
          </table:table-cell>
          <table:table-cell office:value-type="float" office:value="-6.15" calcext:value-type="float">
            <text:p>-6.15</text:p>
          </table:table-cell>
          <table:table-cell office:value-type="float" office:value="175.33" calcext:value-type="float">
            <text:p>175.3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.992" calcext:value-type="float">
            <text:p>20.992</text:p>
          </table:table-cell>
          <table:table-cell/>
          <table:table-cell office:value-type="float" office:value="74.52" calcext:value-type="float">
            <text:p>74.52</text:p>
          </table:table-cell>
          <table:table-cell office:value-type="float" office:value="237.44" calcext:value-type="float">
            <text:p>237.44</text:p>
          </table:table-cell>
          <table:table-cell office:value-type="float" office:value="1170.47" calcext:value-type="float">
            <text:p>1170.47</text:p>
          </table:table-cell>
          <table:table-cell office:value-type="float" office:value="6.98" calcext:value-type="float">
            <text:p>6.98</text:p>
          </table:table-cell>
          <table:table-cell office:value-type="float" office:value="-5.46" calcext:value-type="float">
            <text:p>-5.46</text:p>
          </table:table-cell>
          <table:table-cell office:value-type="float" office:value="175.26" calcext:value-type="float">
            <text:p>175.2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039" calcext:value-type="float">
            <text:p>21.039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float" office:value="237.03" calcext:value-type="float">
            <text:p>237.03</text:p>
          </table:table-cell>
          <table:table-cell office:value-type="float" office:value="1168.4" calcext:value-type="float">
            <text:p>1168.4</text:p>
          </table:table-cell>
          <table:table-cell office:value-type="float" office:value="7.46" calcext:value-type="float">
            <text:p>7.46</text:p>
          </table:table-cell>
          <table:table-cell office:value-type="float" office:value="-7.81" calcext:value-type="float">
            <text:p>-7.81</text:p>
          </table:table-cell>
          <table:table-cell office:value-type="float" office:value="175.94" calcext:value-type="float">
            <text:p>175.9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091" calcext:value-type="float">
            <text:p>21.091</text:p>
          </table:table-cell>
          <table:table-cell/>
          <table:table-cell office:value-type="float" office:value="74.11" calcext:value-type="float">
            <text:p>74.11</text:p>
          </table:table-cell>
          <table:table-cell office:value-type="float" office:value="236.26" calcext:value-type="float">
            <text:p>236.26</text:p>
          </table:table-cell>
          <table:table-cell office:value-type="float" office:value="1164.37" calcext:value-type="float">
            <text:p>1164.37</text:p>
          </table:table-cell>
          <table:table-cell office:value-type="float" office:value="2.71" calcext:value-type="float">
            <text:p>2.71</text:p>
          </table:table-cell>
          <table:table-cell office:value-type="float" office:value="17.78" calcext:value-type="float">
            <text:p>17.78</text:p>
          </table:table-cell>
          <table:table-cell office:value-type="float" office:value="163.23" calcext:value-type="float">
            <text:p>163.2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135" calcext:value-type="float">
            <text:p>21.135</text:p>
          </table:table-cell>
          <table:table-cell/>
          <table:table-cell office:value-type="float" office:value="74.52" calcext:value-type="float">
            <text:p>74.52</text:p>
          </table:table-cell>
          <table:table-cell office:value-type="float" office:value="237.44" calcext:value-type="float">
            <text:p>237.44</text:p>
          </table:table-cell>
          <table:table-cell office:value-type="float" office:value="1170.47" calcext:value-type="float">
            <text:p>1170.47</text:p>
          </table:table-cell>
          <table:table-cell office:value-type="float" office:value="6.98" calcext:value-type="float">
            <text:p>6.98</text:p>
          </table:table-cell>
          <table:table-cell office:value-type="float" office:value="-5.46" calcext:value-type="float">
            <text:p>-5.46</text:p>
          </table:table-cell>
          <table:table-cell office:value-type="float" office:value="175.26" calcext:value-type="float">
            <text:p>175.2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185" calcext:value-type="float">
            <text:p>21.185</text:p>
          </table:table-cell>
          <table:table-cell/>
          <table:table-cell office:value-type="float" office:value="74.49" calcext:value-type="float">
            <text:p>74.49</text:p>
          </table:table-cell>
          <table:table-cell office:value-type="float" office:value="236.91" calcext:value-type="float">
            <text:p>236.91</text:p>
          </table:table-cell>
          <table:table-cell office:value-type="float" office:value="1169.51" calcext:value-type="float">
            <text:p>1169.51</text:p>
          </table:table-cell>
          <table:table-cell office:value-type="float" office:value="3.8" calcext:value-type="float">
            <text:p>3.8</text:p>
          </table:table-cell>
          <table:table-cell office:value-type="float" office:value="12.45" calcext:value-type="float">
            <text:p>12.45</text:p>
          </table:table-cell>
          <table:table-cell office:value-type="float" office:value="159.48" calcext:value-type="float">
            <text:p>159.4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229" calcext:value-type="float">
            <text:p>21.229</text:p>
          </table:table-cell>
          <table:table-cell/>
          <table:table-cell office:value-type="float" office:value="75.35" calcext:value-type="float">
            <text:p>75.35</text:p>
          </table:table-cell>
          <table:table-cell office:value-type="float" office:value="238.58" calcext:value-type="float">
            <text:p>238.58</text:p>
          </table:table-cell>
          <table:table-cell office:value-type="float" office:value="1177.63" calcext:value-type="float">
            <text:p>1177.63</text:p>
          </table:table-cell>
          <table:table-cell office:value-type="float" office:value="3.37" calcext:value-type="float">
            <text:p>3.37</text:p>
          </table:table-cell>
          <table:table-cell office:value-type="float" office:value="15.03" calcext:value-type="float">
            <text:p>15.03</text:p>
          </table:table-cell>
          <table:table-cell office:value-type="float" office:value="162.16" calcext:value-type="float">
            <text:p>162.1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278" calcext:value-type="float">
            <text:p>21.278</text:p>
          </table:table-cell>
          <table:table-cell/>
          <table:table-cell office:value-type="float" office:value="77.24" calcext:value-type="float">
            <text:p>77.24</text:p>
          </table:table-cell>
          <table:table-cell office:value-type="float" office:value="237.86" calcext:value-type="float">
            <text:p>237.86</text:p>
          </table:table-cell>
          <table:table-cell office:value-type="float" office:value="1176.27" calcext:value-type="float">
            <text:p>1176.27</text:p>
          </table:table-cell>
          <table:table-cell office:value-type="float" office:value="7.09" calcext:value-type="float">
            <text:p>7.09</text:p>
          </table:table-cell>
          <table:table-cell office:value-type="float" office:value="-5.97" calcext:value-type="float">
            <text:p>-5.97</text:p>
          </table:table-cell>
          <table:table-cell office:value-type="float" office:value="172.97" calcext:value-type="float">
            <text:p>172.9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323" calcext:value-type="float">
            <text:p>21.323</text:p>
          </table:table-cell>
          <table:table-cell/>
          <table:table-cell office:value-type="float" office:value="77.71" calcext:value-type="float">
            <text:p>77.71</text:p>
          </table:table-cell>
          <table:table-cell office:value-type="float" office:value="234.45" calcext:value-type="float">
            <text:p>234.45</text:p>
          </table:table-cell>
          <table:table-cell office:value-type="float" office:value="1161.23" calcext:value-type="float">
            <text:p>1161.23</text:p>
          </table:table-cell>
          <table:table-cell office:value-type="float" office:value="7.72" calcext:value-type="float">
            <text:p>7.72</text:p>
          </table:table-cell>
          <table:table-cell office:value-type="float" office:value="-9.17" calcext:value-type="float">
            <text:p>-9.17</text:p>
          </table:table-cell>
          <table:table-cell office:value-type="float" office:value="171.67" calcext:value-type="float">
            <text:p>171.6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378" calcext:value-type="float">
            <text:p>21.378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235.66" calcext:value-type="float">
            <text:p>235.66</text:p>
          </table:table-cell>
          <table:table-cell office:value-type="float" office:value="1168.51" calcext:value-type="float">
            <text:p>1168.51</text:p>
          </table:table-cell>
          <table:table-cell office:value-type="float" office:value="2.61" calcext:value-type="float">
            <text:p>2.61</text:p>
          </table:table-cell>
          <table:table-cell office:value-type="float" office:value="19.16" calcext:value-type="float">
            <text:p>19.16</text:p>
          </table:table-cell>
          <table:table-cell office:value-type="float" office:value="166.1" calcext:value-type="float">
            <text:p>166.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421" calcext:value-type="float">
            <text:p>21.421</text:p>
          </table:table-cell>
          <table:table-cell/>
          <table:table-cell office:value-type="float" office:value="81.32" calcext:value-type="float">
            <text:p>81.32</text:p>
          </table:table-cell>
          <table:table-cell office:value-type="float" office:value="234.08" calcext:value-type="float">
            <text:p>234.08</text:p>
          </table:table-cell>
          <table:table-cell office:value-type="float" office:value="1159.37" calcext:value-type="float">
            <text:p>1159.37</text:p>
          </table:table-cell>
          <table:table-cell office:value-type="float" office:value="8.15" calcext:value-type="float">
            <text:p>8.15</text:p>
          </table:table-cell>
          <table:table-cell office:value-type="float" office:value="-10.92" calcext:value-type="float">
            <text:p>-10.92</text:p>
          </table:table-cell>
          <table:table-cell office:value-type="float" office:value="172.42" calcext:value-type="float">
            <text:p>172.4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468" calcext:value-type="float">
            <text:p>21.468</text:p>
          </table:table-cell>
          <table:table-cell/>
          <table:table-cell office:value-type="float" office:value="82.72" calcext:value-type="float">
            <text:p>82.72</text:p>
          </table:table-cell>
          <table:table-cell office:value-type="float" office:value="233.74" calcext:value-type="float">
            <text:p>233.74</text:p>
          </table:table-cell>
          <table:table-cell office:value-type="float" office:value="1159.42" calcext:value-type="float">
            <text:p>1159.42</text:p>
          </table:table-cell>
          <table:table-cell office:value-type="float" office:value="6.7" calcext:value-type="float">
            <text:p>6.7</text:p>
          </table:table-cell>
          <table:table-cell office:value-type="float" office:value="-8.22" calcext:value-type="float">
            <text:p>-8.22</text:p>
          </table:table-cell>
          <table:table-cell office:value-type="float" office:value="173.63" calcext:value-type="float">
            <text:p>173.6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514" calcext:value-type="float">
            <text:p>21.514</text:p>
          </table:table-cell>
          <table:table-cell/>
          <table:table-cell office:value-type="float" office:value="85.06" calcext:value-type="float">
            <text:p>85.06</text:p>
          </table:table-cell>
          <table:table-cell office:value-type="float" office:value="236" calcext:value-type="float">
            <text:p>236</text:p>
          </table:table-cell>
          <table:table-cell office:value-type="float" office:value="1172.41" calcext:value-type="float">
            <text:p>1172.41</text:p>
          </table:table-cell>
          <table:table-cell office:value-type="float" office:value="6.13" calcext:value-type="float">
            <text:p>6.13</text:p>
          </table:table-cell>
          <table:table-cell office:value-type="float" office:value="-5.3" calcext:value-type="float">
            <text:p>-5.3</text:p>
          </table:table-cell>
          <table:table-cell office:value-type="float" office:value="175.4" calcext:value-type="float">
            <text:p>175.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563" calcext:value-type="float">
            <text:p>21.563</text:p>
          </table:table-cell>
          <table:table-cell/>
          <table:table-cell office:value-type="float" office:value="85.09" calcext:value-type="float">
            <text:p>85.09</text:p>
          </table:table-cell>
          <table:table-cell office:value-type="float" office:value="235.61" calcext:value-type="float">
            <text:p>235.61</text:p>
          </table:table-cell>
          <table:table-cell office:value-type="float" office:value="1167.83" calcext:value-type="float">
            <text:p>1167.83</text:p>
          </table:table-cell>
          <table:table-cell office:value-type="float" office:value="6.62" calcext:value-type="float">
            <text:p>6.62</text:p>
          </table:table-cell>
          <table:table-cell office:value-type="float" office:value="-6.15" calcext:value-type="float">
            <text:p>-6.15</text:p>
          </table:table-cell>
          <table:table-cell office:value-type="float" office:value="173.51" calcext:value-type="float">
            <text:p>173.5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607" calcext:value-type="float">
            <text:p>21.607</text:p>
          </table:table-cell>
          <table:table-cell/>
          <table:table-cell office:value-type="float" office:value="84.67" calcext:value-type="float">
            <text:p>84.67</text:p>
          </table:table-cell>
          <table:table-cell office:value-type="float" office:value="235.24" calcext:value-type="float">
            <text:p>235.24</text:p>
          </table:table-cell>
          <table:table-cell office:value-type="float" office:value="1164.18" calcext:value-type="float">
            <text:p>1164.18</text:p>
          </table:table-cell>
          <table:table-cell office:value-type="float" office:value="7.97" calcext:value-type="float">
            <text:p>7.97</text:p>
          </table:table-cell>
          <table:table-cell office:value-type="float" office:value="-8.32" calcext:value-type="float">
            <text:p>-8.32</text:p>
          </table:table-cell>
          <table:table-cell office:value-type="float" office:value="173.85" calcext:value-type="float">
            <text:p>173.8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655" calcext:value-type="float">
            <text:p>21.655</text:p>
          </table:table-cell>
          <table:table-cell/>
          <table:table-cell office:value-type="float" office:value="84.59" calcext:value-type="float">
            <text:p>84.59</text:p>
          </table:table-cell>
          <table:table-cell office:value-type="float" office:value="236.02" calcext:value-type="float">
            <text:p>236.02</text:p>
          </table:table-cell>
          <table:table-cell office:value-type="float" office:value="1168.53" calcext:value-type="float">
            <text:p>1168.53</text:p>
          </table:table-cell>
          <table:table-cell office:value-type="float" office:value="2.28" calcext:value-type="float">
            <text:p>2.28</text:p>
          </table:table-cell>
          <table:table-cell office:value-type="float" office:value="15.97" calcext:value-type="float">
            <text:p>15.97</text:p>
          </table:table-cell>
          <table:table-cell office:value-type="float" office:value="164.28" calcext:value-type="float">
            <text:p>164.2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699" calcext:value-type="float">
            <text:p>21.699</text:p>
          </table:table-cell>
          <table:table-cell/>
          <table:table-cell office:value-type="float" office:value="84.59" calcext:value-type="float">
            <text:p>84.59</text:p>
          </table:table-cell>
          <table:table-cell office:value-type="float" office:value="236.02" calcext:value-type="float">
            <text:p>236.02</text:p>
          </table:table-cell>
          <table:table-cell office:value-type="float" office:value="1168.53" calcext:value-type="float">
            <text:p>1168.53</text:p>
          </table:table-cell>
          <table:table-cell office:value-type="float" office:value="2.28" calcext:value-type="float">
            <text:p>2.28</text:p>
          </table:table-cell>
          <table:table-cell office:value-type="float" office:value="15.97" calcext:value-type="float">
            <text:p>15.97</text:p>
          </table:table-cell>
          <table:table-cell office:value-type="float" office:value="164.28" calcext:value-type="float">
            <text:p>164.2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748" calcext:value-type="float">
            <text:p>21.748</text:p>
          </table:table-cell>
          <table:table-cell/>
          <table:table-cell office:value-type="float" office:value="85.05" calcext:value-type="float">
            <text:p>85.05</text:p>
          </table:table-cell>
          <table:table-cell office:value-type="float" office:value="237.45" calcext:value-type="float">
            <text:p>237.45</text:p>
          </table:table-cell>
          <table:table-cell office:value-type="float" office:value="1172.34" calcext:value-type="float">
            <text:p>1172.34</text:p>
          </table:table-cell>
          <table:table-cell office:value-type="float" office:value="6.13" calcext:value-type="float">
            <text:p>6.13</text:p>
          </table:table-cell>
          <table:table-cell office:value-type="float" office:value="-5.29" calcext:value-type="float">
            <text:p>-5.29</text:p>
          </table:table-cell>
          <table:table-cell office:value-type="float" office:value="175.38" calcext:value-type="float">
            <text:p>175.3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793" calcext:value-type="float">
            <text:p>21.793</text:p>
          </table:table-cell>
          <table:table-cell/>
          <table:table-cell office:value-type="float" office:value="83.82" calcext:value-type="float">
            <text:p>83.82</text:p>
          </table:table-cell>
          <table:table-cell office:value-type="float" office:value="234.73" calcext:value-type="float">
            <text:p>234.73</text:p>
          </table:table-cell>
          <table:table-cell office:value-type="float" office:value="1157.17" calcext:value-type="float">
            <text:p>1157.17</text:p>
          </table:table-cell>
          <table:table-cell office:value-type="float" office:value="7.1" calcext:value-type="float">
            <text:p>7.1</text:p>
          </table:table-cell>
          <table:table-cell office:value-type="float" office:value="-10.13" calcext:value-type="float">
            <text:p>-10.13</text:p>
          </table:table-cell>
          <table:table-cell office:value-type="float" office:value="174.54" calcext:value-type="float">
            <text:p>174.5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841" calcext:value-type="float">
            <text:p>21.841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236.7" calcext:value-type="float">
            <text:p>236.7</text:p>
          </table:table-cell>
          <table:table-cell office:value-type="float" office:value="1166" calcext:value-type="float">
            <text:p>1166</text:p>
          </table:table-cell>
          <table:table-cell office:value-type="float" office:value="7.16" calcext:value-type="float">
            <text:p>7.16</text:p>
          </table:table-cell>
          <table:table-cell office:value-type="float" office:value="-8.41" calcext:value-type="float">
            <text:p>-8.41</text:p>
          </table:table-cell>
          <table:table-cell office:value-type="float" office:value="173.87" calcext:value-type="float">
            <text:p>173.8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/>
          <table:table-cell office:value-type="float" office:value="84.42" calcext:value-type="float">
            <text:p>84.42</text:p>
          </table:table-cell>
          <table:table-cell office:value-type="float" office:value="237.62" calcext:value-type="float">
            <text:p>237.62</text:p>
          </table:table-cell>
          <table:table-cell office:value-type="float" office:value="1171.4" calcext:value-type="float">
            <text:p>1171.4</text:p>
          </table:table-cell>
          <table:table-cell office:value-type="float" office:value="6.32" calcext:value-type="float">
            <text:p>6.32</text:p>
          </table:table-cell>
          <table:table-cell office:value-type="float" office:value="-2.34" calcext:value-type="float">
            <text:p>-2.34</text:p>
          </table:table-cell>
          <table:table-cell office:value-type="float" office:value="175.58" calcext:value-type="float">
            <text:p>175.5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937" calcext:value-type="float">
            <text:p>21.937</text:p>
          </table:table-cell>
          <table:table-cell/>
          <table:table-cell office:value-type="float" office:value="84.37" calcext:value-type="float">
            <text:p>84.37</text:p>
          </table:table-cell>
          <table:table-cell office:value-type="float" office:value="237.06" calcext:value-type="float">
            <text:p>237.06</text:p>
          </table:table-cell>
          <table:table-cell office:value-type="float" office:value="1167.79" calcext:value-type="float">
            <text:p>1167.79</text:p>
          </table:table-cell>
          <table:table-cell office:value-type="float" office:value="6.63" calcext:value-type="float">
            <text:p>6.63</text:p>
          </table:table-cell>
          <table:table-cell office:value-type="float" office:value="-6.15" calcext:value-type="float">
            <text:p>-6.15</text:p>
          </table:table-cell>
          <table:table-cell office:value-type="float" office:value="173.49" calcext:value-type="float">
            <text:p>173.4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.982" calcext:value-type="float">
            <text:p>21.982</text:p>
          </table:table-cell>
          <table:table-cell/>
          <table:table-cell office:value-type="float" office:value="84.26" calcext:value-type="float">
            <text:p>84.26</text:p>
          </table:table-cell>
          <table:table-cell office:value-type="float" office:value="236.35" calcext:value-type="float">
            <text:p>236.35</text:p>
          </table:table-cell>
          <table:table-cell office:value-type="float" office:value="1166.64" calcext:value-type="float">
            <text:p>1166.64</text:p>
          </table:table-cell>
          <table:table-cell office:value-type="float" office:value="1.84" calcext:value-type="float">
            <text:p>1.84</text:p>
          </table:table-cell>
          <table:table-cell office:value-type="float" office:value="18.32" calcext:value-type="float">
            <text:p>18.32</text:p>
          </table:table-cell>
          <table:table-cell office:value-type="float" office:value="163.55" calcext:value-type="float">
            <text:p>163.5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029" calcext:value-type="float">
            <text:p>22.029</text:p>
          </table:table-cell>
          <table:table-cell/>
          <table:table-cell office:value-type="float" office:value="85.14" calcext:value-type="float">
            <text:p>85.14</text:p>
          </table:table-cell>
          <table:table-cell office:value-type="float" office:value="237.63" calcext:value-type="float">
            <text:p>237.63</text:p>
          </table:table-cell>
          <table:table-cell office:value-type="float" office:value="1171.42" calcext:value-type="float">
            <text:p>1171.42</text:p>
          </table:table-cell>
          <table:table-cell office:value-type="float" office:value="6.32" calcext:value-type="float">
            <text:p>6.32</text:p>
          </table:table-cell>
          <table:table-cell office:value-type="float" office:value="-2.33" calcext:value-type="float">
            <text:p>-2.33</text:p>
          </table:table-cell>
          <table:table-cell office:value-type="float" office:value="175.58" calcext:value-type="float">
            <text:p>175.5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075" calcext:value-type="float">
            <text:p>22.075</text:p>
          </table:table-cell>
          <table:table-cell/>
          <table:table-cell office:value-type="float" office:value="84.82" calcext:value-type="float">
            <text:p>84.82</text:p>
          </table:table-cell>
          <table:table-cell office:value-type="float" office:value="235.91" calcext:value-type="float">
            <text:p>235.91</text:p>
          </table:table-cell>
          <table:table-cell office:value-type="float" office:value="1161.3" calcext:value-type="float">
            <text:p>1161.3</text:p>
          </table:table-cell>
          <table:table-cell office:value-type="float" office:value="7.7" calcext:value-type="float">
            <text:p>7.7</text:p>
          </table:table-cell>
          <table:table-cell office:value-type="float" office:value="-8.95" calcext:value-type="float">
            <text:p>-8.95</text:p>
          </table:table-cell>
          <table:table-cell office:value-type="float" office:value="171.75" calcext:value-type="float">
            <text:p>171.7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123" calcext:value-type="float">
            <text:p>22.123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235.92" calcext:value-type="float">
            <text:p>235.92</text:p>
          </table:table-cell>
          <table:table-cell office:value-type="float" office:value="1162.11" calcext:value-type="float">
            <text:p>1162.11</text:p>
          </table:table-cell>
          <table:table-cell office:value-type="float" office:value="6.51" calcext:value-type="float">
            <text:p>6.51</text:p>
          </table:table-cell>
          <table:table-cell office:value-type="float" office:value="-5.53" calcext:value-type="float">
            <text:p>-5.53</text:p>
          </table:table-cell>
          <table:table-cell office:value-type="float" office:value="175.75" calcext:value-type="float">
            <text:p>175.7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167" calcext:value-type="float">
            <text:p>22.167</text:p>
          </table:table-cell>
          <table:table-cell/>
          <table:table-cell office:value-type="float" office:value="85.85" calcext:value-type="float">
            <text:p>85.85</text:p>
          </table:table-cell>
          <table:table-cell office:value-type="float" office:value="238.35" calcext:value-type="float">
            <text:p>238.35</text:p>
          </table:table-cell>
          <table:table-cell office:value-type="float" office:value="1171.39" calcext:value-type="float">
            <text:p>1171.39</text:p>
          </table:table-cell>
          <table:table-cell office:value-type="float" office:value="6.32" calcext:value-type="float">
            <text:p>6.32</text:p>
          </table:table-cell>
          <table:table-cell office:value-type="float" office:value="-2.32" calcext:value-type="float">
            <text:p>-2.32</text:p>
          </table:table-cell>
          <table:table-cell office:value-type="float" office:value="175.58" calcext:value-type="float">
            <text:p>175.5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215" calcext:value-type="float">
            <text:p>22.215</text:p>
          </table:table-cell>
          <table:table-cell/>
          <table:table-cell office:value-type="float" office:value="85.74" calcext:value-type="float">
            <text:p>85.74</text:p>
          </table:table-cell>
          <table:table-cell office:value-type="float" office:value="238.42" calcext:value-type="float">
            <text:p>238.42</text:p>
          </table:table-cell>
          <table:table-cell office:value-type="float" office:value="1171.63" calcext:value-type="float">
            <text:p>1171.63</text:p>
          </table:table-cell>
          <table:table-cell office:value-type="float" office:value="2.87" calcext:value-type="float">
            <text:p>2.87</text:p>
          </table:table-cell>
          <table:table-cell office:value-type="float" office:value="12.98" calcext:value-type="float">
            <text:p>12.98</text:p>
          </table:table-cell>
          <table:table-cell office:value-type="float" office:value="159.31" calcext:value-type="float">
            <text:p>159.3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/>
          <table:table-cell office:value-type="float" office:value="86.48" calcext:value-type="float">
            <text:p>86.48</text:p>
          </table:table-cell>
          <table:table-cell office:value-type="float" office:value="238.9" calcext:value-type="float">
            <text:p>238.9</text:p>
          </table:table-cell>
          <table:table-cell office:value-type="float" office:value="1172.28" calcext:value-type="float">
            <text:p>1172.28</text:p>
          </table:table-cell>
          <table:table-cell office:value-type="float" office:value="6.14" calcext:value-type="float">
            <text:p>6.14</text:p>
          </table:table-cell>
          <table:table-cell office:value-type="float" office:value="-5.26" calcext:value-type="float">
            <text:p>-5.26</text:p>
          </table:table-cell>
          <table:table-cell office:value-type="float" office:value="175.38" calcext:value-type="float">
            <text:p>175.3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306" calcext:value-type="float">
            <text:p>22.306</text:p>
          </table:table-cell>
          <table:table-cell/>
          <table:table-cell office:value-type="float" office:value="86.3" calcext:value-type="float">
            <text:p>86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169.88" calcext:value-type="float">
            <text:p>1169.88</text:p>
          </table:table-cell>
          <table:table-cell office:value-type="float" office:value="6.88" calcext:value-type="float">
            <text:p>6.88</text:p>
          </table:table-cell>
          <table:table-cell office:value-type="float" office:value="-5.12" calcext:value-type="float">
            <text:p>-5.12</text:p>
          </table:table-cell>
          <table:table-cell office:value-type="float" office:value="176.04" calcext:value-type="float">
            <text:p>176.0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352" calcext:value-type="float">
            <text:p>22.352</text:p>
          </table:table-cell>
          <table:table-cell/>
          <table:table-cell office:value-type="float" office:value="86.71" calcext:value-type="float">
            <text:p>86.71</text:p>
          </table:table-cell>
          <table:table-cell office:value-type="float" office:value="238.91" calcext:value-type="float">
            <text:p>238.91</text:p>
          </table:table-cell>
          <table:table-cell office:value-type="float" office:value="1170.56" calcext:value-type="float">
            <text:p>1170.56</text:p>
          </table:table-cell>
          <table:table-cell office:value-type="float" office:value="6.96" calcext:value-type="float">
            <text:p>6.96</text:p>
          </table:table-cell>
          <table:table-cell office:value-type="float" office:value="-5.18" calcext:value-type="float">
            <text:p>-5.18</text:p>
          </table:table-cell>
          <table:table-cell office:value-type="float" office:value="175.35" calcext:value-type="float">
            <text:p>175.3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/>
          <table:table-cell office:value-type="float" office:value="86.56" calcext:value-type="float">
            <text:p>86.56</text:p>
          </table:table-cell>
          <table:table-cell office:value-type="float" office:value="239.79" calcext:value-type="float">
            <text:p>239.79</text:p>
          </table:table-cell>
          <table:table-cell office:value-type="float" office:value="1171.31" calcext:value-type="float">
            <text:p>1171.31</text:p>
          </table:table-cell>
          <table:table-cell office:value-type="float" office:value="6.32" calcext:value-type="float">
            <text:p>6.32</text:p>
          </table:table-cell>
          <table:table-cell office:value-type="float" office:value="-2.32" calcext:value-type="float">
            <text:p>-2.32</text:p>
          </table:table-cell>
          <table:table-cell office:value-type="float" office:value="175.58" calcext:value-type="float">
            <text:p>175.5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443" calcext:value-type="float">
            <text:p>22.443</text:p>
          </table:table-cell>
          <table:table-cell/>
          <table:table-cell office:value-type="float" office:value="87.28" calcext:value-type="float">
            <text:p>87.28</text:p>
          </table:table-cell>
          <table:table-cell office:value-type="float" office:value="239.8" calcext:value-type="float">
            <text:p>239.8</text:p>
          </table:table-cell>
          <table:table-cell office:value-type="float" office:value="1171.33" calcext:value-type="float">
            <text:p>1171.33</text:p>
          </table:table-cell>
          <table:table-cell office:value-type="float" office:value="6.32" calcext:value-type="float">
            <text:p>6.32</text:p>
          </table:table-cell>
          <table:table-cell office:value-type="float" office:value="-2.31" calcext:value-type="float">
            <text:p>-2.31</text:p>
          </table:table-cell>
          <table:table-cell office:value-type="float" office:value="175.58" calcext:value-type="float">
            <text:p>175.5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49" calcext:value-type="float">
            <text:p>22.49</text:p>
          </table:table-cell>
          <table:table-cell/>
          <table:table-cell office:value-type="float" office:value="86.72" calcext:value-type="float">
            <text:p>86.72</text:p>
          </table:table-cell>
          <table:table-cell office:value-type="float" office:value="237.08" calcext:value-type="float">
            <text:p>237.08</text:p>
          </table:table-cell>
          <table:table-cell office:value-type="float" office:value="1160.7" calcext:value-type="float">
            <text:p>1160.7</text:p>
          </table:table-cell>
          <table:table-cell office:value-type="float" office:value="7.03" calcext:value-type="float">
            <text:p>7.03</text:p>
          </table:table-cell>
          <table:table-cell office:value-type="float" office:value="-7.76" calcext:value-type="float">
            <text:p>-7.76</text:p>
          </table:table-cell>
          <table:table-cell office:value-type="float" office:value="175.81" calcext:value-type="float">
            <text:p>175.8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/>
          <table:table-cell office:value-type="float" office:value="86.64" calcext:value-type="float">
            <text:p>86.64</text:p>
          </table:table-cell>
          <table:table-cell office:value-type="float" office:value="235.52" calcext:value-type="float">
            <text:p>235.52</text:p>
          </table:table-cell>
          <table:table-cell office:value-type="float" office:value="1159.32" calcext:value-type="float">
            <text:p>1159.32</text:p>
          </table:table-cell>
          <table:table-cell office:value-type="float" office:value="8.07" calcext:value-type="float">
            <text:p>8.07</text:p>
          </table:table-cell>
          <table:table-cell office:value-type="float" office:value="-10.7" calcext:value-type="float">
            <text:p>-10.7</text:p>
          </table:table-cell>
          <table:table-cell office:value-type="float" office:value="172.85" calcext:value-type="float">
            <text:p>172.85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/>
          <table:table-cell office:value-type="float" office:value="87.35" calcext:value-type="float">
            <text:p>87.35</text:p>
          </table:table-cell>
          <table:table-cell office:value-type="float" office:value="235.52" calcext:value-type="float">
            <text:p>235.52</text:p>
          </table:table-cell>
          <table:table-cell office:value-type="float" office:value="1159.33" calcext:value-type="float">
            <text:p>1159.33</text:p>
          </table:table-cell>
          <table:table-cell office:value-type="float" office:value="8.07" calcext:value-type="float">
            <text:p>8.07</text:p>
          </table:table-cell>
          <table:table-cell office:value-type="float" office:value="-10.68" calcext:value-type="float">
            <text:p>-10.68</text:p>
          </table:table-cell>
          <table:table-cell office:value-type="float" office:value="172.86" calcext:value-type="float">
            <text:p>172.8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628" calcext:value-type="float">
            <text:p>22.628</text:p>
          </table:table-cell>
          <table:table-cell/>
          <table:table-cell office:value-type="float" office:value="88.77" calcext:value-type="float">
            <text:p>88.77</text:p>
          </table:table-cell>
          <table:table-cell office:value-type="float" office:value="237.87" calcext:value-type="float">
            <text:p>237.87</text:p>
          </table:table-cell>
          <table:table-cell office:value-type="float" office:value="1176.36" calcext:value-type="float">
            <text:p>1176.36</text:p>
          </table:table-cell>
          <table:table-cell office:value-type="float" office:value="7.06" calcext:value-type="float">
            <text:p>7.06</text:p>
          </table:table-cell>
          <table:table-cell office:value-type="float" office:value="-5.72" calcext:value-type="float">
            <text:p>-5.72</text:p>
          </table:table-cell>
          <table:table-cell office:value-type="float" office:value="173.12" calcext:value-type="float">
            <text:p>173.1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677" calcext:value-type="float">
            <text:p>22.677</text:p>
          </table:table-cell>
          <table:table-cell/>
          <table:table-cell office:value-type="float" office:value="88.87" calcext:value-type="float">
            <text:p>88.87</text:p>
          </table:table-cell>
          <table:table-cell office:value-type="float" office:value="237.47" calcext:value-type="float">
            <text:p>237.47</text:p>
          </table:table-cell>
          <table:table-cell office:value-type="float" office:value="1170.66" calcext:value-type="float">
            <text:p>1170.66</text:p>
          </table:table-cell>
          <table:table-cell office:value-type="float" office:value="6.95" calcext:value-type="float">
            <text:p>6.95</text:p>
          </table:table-cell>
          <table:table-cell office:value-type="float" office:value="-5.14" calcext:value-type="float">
            <text:p>-5.14</text:p>
          </table:table-cell>
          <table:table-cell office:value-type="float" office:value="175.38" calcext:value-type="float">
            <text:p>175.3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722" calcext:value-type="float">
            <text:p>22.722</text:p>
          </table:table-cell>
          <table:table-cell/>
          <table:table-cell office:value-type="float" office:value="89.02" calcext:value-type="float">
            <text:p>89.02</text:p>
          </table:table-cell>
          <table:table-cell office:value-type="float" office:value="238.16" calcext:value-type="float">
            <text:p>238.16</text:p>
          </table:table-cell>
          <table:table-cell office:value-type="float" office:value="1172.3" calcext:value-type="float">
            <text:p>1172.3</text:p>
          </table:table-cell>
          <table:table-cell office:value-type="float" office:value="8.43" calcext:value-type="float">
            <text:p>8.43</text:p>
          </table:table-cell>
          <table:table-cell office:value-type="float" office:value="-7.97" calcext:value-type="float">
            <text:p>-7.97</text:p>
          </table:table-cell>
          <table:table-cell office:value-type="float" office:value="173.57" calcext:value-type="float">
            <text:p>173.5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/>
          <table:table-cell office:value-type="float" office:value="88.93" calcext:value-type="float">
            <text:p>88.93</text:p>
          </table:table-cell>
          <table:table-cell office:value-type="float" office:value="238.19" calcext:value-type="float">
            <text:p>238.19</text:p>
          </table:table-cell>
          <table:table-cell office:value-type="float" office:value="1171.4" calcext:value-type="float">
            <text:p>1171.4</text:p>
          </table:table-cell>
          <table:table-cell office:value-type="float" office:value="6.55" calcext:value-type="float">
            <text:p>6.55</text:p>
          </table:table-cell>
          <table:table-cell office:value-type="float" office:value="-5.36" calcext:value-type="float">
            <text:p>-5.36</text:p>
          </table:table-cell>
          <table:table-cell office:value-type="float" office:value="177.94" calcext:value-type="float">
            <text:p>177.9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814" calcext:value-type="float">
            <text:p>22.814</text:p>
          </table:table-cell>
          <table:table-cell/>
          <table:table-cell office:value-type="float" office:value="88.87" calcext:value-type="float">
            <text:p>88.87</text:p>
          </table:table-cell>
          <table:table-cell office:value-type="float" office:value="239.3" calcext:value-type="float">
            <text:p>239.3</text:p>
          </table:table-cell>
          <table:table-cell office:value-type="float" office:value="1175.09" calcext:value-type="float">
            <text:p>1175.09</text:p>
          </table:table-cell>
          <table:table-cell office:value-type="float" office:value="7.88" calcext:value-type="float">
            <text:p>7.88</text:p>
          </table:table-cell>
          <table:table-cell office:value-type="float" office:value="-7.65" calcext:value-type="float">
            <text:p>-7.65</text:p>
          </table:table-cell>
          <table:table-cell office:value-type="float" office:value="176.28" calcext:value-type="float">
            <text:p>176.2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861" calcext:value-type="float">
            <text:p>22.861</text:p>
          </table:table-cell>
          <table:table-cell/>
          <table:table-cell office:value-type="float" office:value="89.47" calcext:value-type="float">
            <text:p>89.47</text:p>
          </table:table-cell>
          <table:table-cell office:value-type="float" office:value="241.59" calcext:value-type="float">
            <text:p>241.59</text:p>
          </table:table-cell>
          <table:table-cell office:value-type="float" office:value="1185.44" calcext:value-type="float">
            <text:p>1185.44</text:p>
          </table:table-cell>
          <table:table-cell office:value-type="float" office:value="7.52" calcext:value-type="float">
            <text:p>7.52</text:p>
          </table:table-cell>
          <table:table-cell office:value-type="float" office:value="-7.51" calcext:value-type="float">
            <text:p>-7.51</text:p>
          </table:table-cell>
          <table:table-cell office:value-type="float" office:value="176.04" calcext:value-type="float">
            <text:p>176.0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907" calcext:value-type="float">
            <text:p>22.907</text:p>
          </table:table-cell>
          <table:table-cell/>
          <table:table-cell office:value-type="float" office:value="88.82" calcext:value-type="float">
            <text:p>88.82</text:p>
          </table:table-cell>
          <table:table-cell office:value-type="float" office:value="239.66" calcext:value-type="float">
            <text:p>239.66</text:p>
          </table:table-cell>
          <table:table-cell office:value-type="float" office:value="1174.29" calcext:value-type="float">
            <text:p>1174.29</text:p>
          </table:table-cell>
          <table:table-cell office:value-type="float" office:value="7.61" calcext:value-type="float">
            <text:p>7.61</text:p>
          </table:table-cell>
          <table:table-cell office:value-type="float" office:value="-8.05" calcext:value-type="float">
            <text:p>-8.05</text:p>
          </table:table-cell>
          <table:table-cell office:value-type="float" office:value="173.59" calcext:value-type="float">
            <text:p>173.5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.956" calcext:value-type="float">
            <text:p>22.956</text:p>
          </table:table-cell>
          <table:table-cell/>
          <table:table-cell office:value-type="float" office:value="87.48" calcext:value-type="float">
            <text:p>87.48</text:p>
          </table:table-cell>
          <table:table-cell office:value-type="float" office:value="237.64" calcext:value-type="float">
            <text:p>237.64</text:p>
          </table:table-cell>
          <table:table-cell office:value-type="float" office:value="1162.34" calcext:value-type="float">
            <text:p>1162.34</text:p>
          </table:table-cell>
          <table:table-cell office:value-type="float" office:value="1.02" calcext:value-type="float">
            <text:p>1.02</text:p>
          </table:table-cell>
          <table:table-cell office:value-type="float" office:value="22.27" calcext:value-type="float">
            <text:p>22.27</text:p>
          </table:table-cell>
          <table:table-cell office:value-type="float" office:value="161.67" calcext:value-type="float">
            <text:p>161.6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006" calcext:value-type="float">
            <text:p>23.006</text:p>
          </table:table-cell>
          <table:table-cell/>
          <table:table-cell office:value-type="float" office:value="88.81" calcext:value-type="float">
            <text:p>88.81</text:p>
          </table:table-cell>
          <table:table-cell office:value-type="float" office:value="240.39" calcext:value-type="float">
            <text:p>240.39</text:p>
          </table:table-cell>
          <table:table-cell office:value-type="float" office:value="1174.27" calcext:value-type="float">
            <text:p>1174.27</text:p>
          </table:table-cell>
          <table:table-cell office:value-type="float" office:value="7.61" calcext:value-type="float">
            <text:p>7.61</text:p>
          </table:table-cell>
          <table:table-cell office:value-type="float" office:value="-8.04" calcext:value-type="float">
            <text:p>-8.04</text:p>
          </table:table-cell>
          <table:table-cell office:value-type="float" office:value="173.58" calcext:value-type="float">
            <text:p>173.5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064" calcext:value-type="float">
            <text:p>23.064</text:p>
          </table:table-cell>
          <table:table-cell/>
          <table:table-cell office:value-type="float" office:value="88.95" calcext:value-type="float">
            <text:p>88.9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178.81" calcext:value-type="float">
            <text:p>1178.81</text:p>
          </table:table-cell>
          <table:table-cell office:value-type="float" office:value="6.6" calcext:value-type="float">
            <text:p>6.6</text:p>
          </table:table-cell>
          <table:table-cell office:value-type="float" office:value="-5.5" calcext:value-type="float">
            <text:p>-5.5</text:p>
          </table:table-cell>
          <table:table-cell office:value-type="float" office:value="175.74" calcext:value-type="float">
            <text:p>175.7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107" calcext:value-type="float">
            <text:p>23.107</text:p>
          </table:table-cell>
          <table:table-cell/>
          <table:table-cell office:value-type="float" office:value="89.06" calcext:value-type="float">
            <text:p>89.06</text:p>
          </table:table-cell>
          <table:table-cell office:value-type="float" office:value="244.21" calcext:value-type="float">
            <text:p>244.21</text:p>
          </table:table-cell>
          <table:table-cell office:value-type="float" office:value="1187.47" calcext:value-type="float">
            <text:p>1187.47</text:p>
          </table:table-cell>
          <table:table-cell office:value-type="float" office:value="7.05" calcext:value-type="float">
            <text:p>7.05</text:p>
          </table:table-cell>
          <table:table-cell office:value-type="float" office:value="-5.19" calcext:value-type="float">
            <text:p>-5.19</text:p>
          </table:table-cell>
          <table:table-cell office:value-type="float" office:value="175.34" calcext:value-type="float">
            <text:p>175.34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154" calcext:value-type="float">
            <text:p>23.154</text:p>
          </table:table-cell>
          <table:table-cell/>
          <table:table-cell office:value-type="float" office:value="87.6" calcext:value-type="float">
            <text:p>87.6</text:p>
          </table:table-cell>
          <table:table-cell office:value-type="float" office:value="243.04" calcext:value-type="float">
            <text:p>243.04</text:p>
          </table:table-cell>
          <table:table-cell office:value-type="float" office:value="1177.3" calcext:value-type="float">
            <text:p>1177.3</text:p>
          </table:table-cell>
          <table:table-cell office:value-type="float" office:value="7.14" calcext:value-type="float">
            <text:p>7.14</text:p>
          </table:table-cell>
          <table:table-cell office:value-type="float" office:value="-7.81" calcext:value-type="float">
            <text:p>-7.81</text:p>
          </table:table-cell>
          <table:table-cell office:value-type="float" office:value="175.77" calcext:value-type="float">
            <text:p>175.7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199" calcext:value-type="float">
            <text:p>23.199</text:p>
          </table:table-cell>
          <table:table-cell/>
          <table:table-cell office:value-type="float" office:value="87.07" calcext:value-type="float">
            <text:p>87.07</text:p>
          </table:table-cell>
          <table:table-cell office:value-type="float" office:value="240.93" calcext:value-type="float">
            <text:p>240.93</text:p>
          </table:table-cell>
          <table:table-cell office:value-type="float" office:value="1169.75" calcext:value-type="float">
            <text:p>1169.75</text:p>
          </table:table-cell>
          <table:table-cell office:value-type="float" office:value="8.47" calcext:value-type="float">
            <text:p>8.47</text:p>
          </table:table-cell>
          <table:table-cell office:value-type="float" office:value="-11.8" calcext:value-type="float">
            <text:p>-11.8</text:p>
          </table:table-cell>
          <table:table-cell office:value-type="float" office:value="174.83" calcext:value-type="float">
            <text:p>174.8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246" calcext:value-type="float">
            <text:p>23.246</text:p>
          </table:table-cell>
          <table:table-cell/>
          <table:table-cell office:value-type="float" office:value="86.67" calcext:value-type="float">
            <text:p>86.67</text:p>
          </table:table-cell>
          <table:table-cell office:value-type="float" office:value="241.83" calcext:value-type="float">
            <text:p>241.83</text:p>
          </table:table-cell>
          <table:table-cell office:value-type="float" office:value="1177.5" calcext:value-type="float">
            <text:p>1177.5</text:p>
          </table:table-cell>
          <table:table-cell office:value-type="float" office:value="1.9" calcext:value-type="float">
            <text:p>1.9</text:p>
          </table:table-cell>
          <table:table-cell office:value-type="float" office:value="17.88" calcext:value-type="float">
            <text:p>17.88</text:p>
          </table:table-cell>
          <table:table-cell office:value-type="float" office:value="160.89" calcext:value-type="float">
            <text:p>160.8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291" calcext:value-type="float">
            <text:p>23.291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float" office:value="242.26" calcext:value-type="float">
            <text:p>242.26</text:p>
          </table:table-cell>
          <table:table-cell office:value-type="float" office:value="1179.52" calcext:value-type="float">
            <text:p>1179.52</text:p>
          </table:table-cell>
          <table:table-cell office:value-type="float" office:value="2.39" calcext:value-type="float">
            <text:p>2.39</text:p>
          </table:table-cell>
          <table:table-cell office:value-type="float" office:value="15.57" calcext:value-type="float">
            <text:p>15.57</text:p>
          </table:table-cell>
          <table:table-cell office:value-type="float" office:value="161.71" calcext:value-type="float">
            <text:p>161.7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338" calcext:value-type="float">
            <text:p>23.338</text:p>
          </table:table-cell>
          <table:table-cell/>
          <table:table-cell office:value-type="float" office:value="89.35" calcext:value-type="float">
            <text:p>89.35</text:p>
          </table:table-cell>
          <table:table-cell office:value-type="float" office:value="250.47" calcext:value-type="float">
            <text:p>250.47</text:p>
          </table:table-cell>
          <table:table-cell office:value-type="float" office:value="1219.91" calcext:value-type="float">
            <text:p>1219.91</text:p>
          </table:table-cell>
          <table:table-cell office:value-type="float" office:value="5.68" calcext:value-type="float">
            <text:p>5.68</text:p>
          </table:table-cell>
          <table:table-cell office:value-type="float" office:value="5.85" calcext:value-type="float">
            <text:p>5.85</text:p>
          </table:table-cell>
          <table:table-cell office:value-type="float" office:value="168.56" calcext:value-type="float">
            <text:p>168.56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381" calcext:value-type="float">
            <text:p>23.381</text:p>
          </table:table-cell>
          <table:table-cell/>
          <table:table-cell office:value-type="float" office:value="85.94" calcext:value-type="float">
            <text:p>85.94</text:p>
          </table:table-cell>
          <table:table-cell office:value-type="float" office:value="242.25" calcext:value-type="float">
            <text:p>242.25</text:p>
          </table:table-cell>
          <table:table-cell office:value-type="float" office:value="1179.51" calcext:value-type="float">
            <text:p>1179.51</text:p>
          </table:table-cell>
          <table:table-cell office:value-type="float" office:value="2.4" calcext:value-type="float">
            <text:p>2.4</text:p>
          </table:table-cell>
          <table:table-cell office:value-type="float" office:value="15.52" calcext:value-type="float">
            <text:p>15.52</text:p>
          </table:table-cell>
          <table:table-cell office:value-type="float" office:value="161.71" calcext:value-type="float">
            <text:p>161.7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428" calcext:value-type="float">
            <text:p>23.428</text:p>
          </table:table-cell>
          <table:table-cell/>
          <table:table-cell office:value-type="float" office:value="86.72" calcext:value-type="float">
            <text:p>86.72</text:p>
          </table:table-cell>
          <table:table-cell office:value-type="float" office:value="244.37" calcext:value-type="float">
            <text:p>244.37</text:p>
          </table:table-cell>
          <table:table-cell office:value-type="float" office:value="1188.25" calcext:value-type="float">
            <text:p>1188.25</text:p>
          </table:table-cell>
          <table:table-cell office:value-type="float" office:value="6.41" calcext:value-type="float">
            <text:p>6.41</text:p>
          </table:table-cell>
          <table:table-cell office:value-type="float" office:value="-2.33" calcext:value-type="float">
            <text:p>-2.33</text:p>
          </table:table-cell>
          <table:table-cell office:value-type="float" office:value="175.57" calcext:value-type="float">
            <text:p>175.5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471" calcext:value-type="float">
            <text:p>23.471</text:p>
          </table:table-cell>
          <table:table-cell/>
          <table:table-cell office:value-type="float" office:value="86.12" calcext:value-type="float">
            <text:p>86.12</text:p>
          </table:table-cell>
          <table:table-cell office:value-type="float" office:value="243.7" calcext:value-type="float">
            <text:p>243.7</text:p>
          </table:table-cell>
          <table:table-cell office:value-type="float" office:value="1186.64" calcext:value-type="float">
            <text:p>1186.64</text:p>
          </table:table-cell>
          <table:table-cell office:value-type="float" office:value="3.73" calcext:value-type="float">
            <text:p>3.73</text:p>
          </table:table-cell>
          <table:table-cell office:value-type="float" office:value="13.25" calcext:value-type="float">
            <text:p>13.25</text:p>
          </table:table-cell>
          <table:table-cell office:value-type="float" office:value="159.27" calcext:value-type="float">
            <text:p>159.2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518" calcext:value-type="float">
            <text:p>23.518</text:p>
          </table:table-cell>
          <table:table-cell/>
          <table:table-cell office:value-type="float" office:value="85.21" calcext:value-type="float">
            <text:p>85.21</text:p>
          </table:table-cell>
          <table:table-cell office:value-type="float" office:value="242.25" calcext:value-type="float">
            <text:p>242.25</text:p>
          </table:table-cell>
          <table:table-cell office:value-type="float" office:value="1179.5" calcext:value-type="float">
            <text:p>1179.5</text:p>
          </table:table-cell>
          <table:table-cell office:value-type="float" office:value="2.4" calcext:value-type="float">
            <text:p>2.4</text:p>
          </table:table-cell>
          <table:table-cell office:value-type="float" office:value="15.47" calcext:value-type="float">
            <text:p>15.47</text:p>
          </table:table-cell>
          <table:table-cell office:value-type="float" office:value="161.71" calcext:value-type="float">
            <text:p>161.7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562" calcext:value-type="float">
            <text:p>23.562</text:p>
          </table:table-cell>
          <table:table-cell/>
          <table:table-cell office:value-type="float" office:value="85.99" calcext:value-type="float">
            <text:p>85.99</text:p>
          </table:table-cell>
          <table:table-cell office:value-type="float" office:value="244.37" calcext:value-type="float">
            <text:p>244.37</text:p>
          </table:table-cell>
          <table:table-cell office:value-type="float" office:value="1188.24" calcext:value-type="float">
            <text:p>1188.24</text:p>
          </table:table-cell>
          <table:table-cell office:value-type="float" office:value="6.41" calcext:value-type="float">
            <text:p>6.41</text:p>
          </table:table-cell>
          <table:table-cell office:value-type="float" office:value="-2.35" calcext:value-type="float">
            <text:p>-2.35</text:p>
          </table:table-cell>
          <table:table-cell office:value-type="float" office:value="175.57" calcext:value-type="float">
            <text:p>175.57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609" calcext:value-type="float">
            <text:p>23.609</text:p>
          </table:table-cell>
          <table:table-cell/>
          <table:table-cell office:value-type="float" office:value="85.33" calcext:value-type="float">
            <text:p>85.33</text:p>
          </table:table-cell>
          <table:table-cell office:value-type="float" office:value="242.6" calcext:value-type="float">
            <text:p>242.6</text:p>
          </table:table-cell>
          <table:table-cell office:value-type="float" office:value="1178.71" calcext:value-type="float">
            <text:p>1178.71</text:p>
          </table:table-cell>
          <table:table-cell office:value-type="float" office:value="6.61" calcext:value-type="float">
            <text:p>6.61</text:p>
          </table:table-cell>
          <table:table-cell office:value-type="float" office:value="-5.58" calcext:value-type="float">
            <text:p>-5.58</text:p>
          </table:table-cell>
          <table:table-cell office:value-type="float" office:value="175.71" calcext:value-type="float">
            <text:p>175.7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654" calcext:value-type="float">
            <text:p>23.654</text:p>
          </table:table-cell>
          <table:table-cell/>
          <table:table-cell office:value-type="float" office:value="84.31" calcext:value-type="float">
            <text:p>84.31</text:p>
          </table:table-cell>
          <table:table-cell office:value-type="float" office:value="241.58" calcext:value-type="float">
            <text:p>241.58</text:p>
          </table:table-cell>
          <table:table-cell office:value-type="float" office:value="1179.03" calcext:value-type="float">
            <text:p>1179.03</text:p>
          </table:table-cell>
          <table:table-cell office:value-type="float" office:value="3.39" calcext:value-type="float">
            <text:p>3.39</text:p>
          </table:table-cell>
          <table:table-cell office:value-type="float" office:value="12.62" calcext:value-type="float">
            <text:p>12.62</text:p>
          </table:table-cell>
          <table:table-cell office:value-type="float" office:value="158.93" calcext:value-type="float">
            <text:p>158.9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703" calcext:value-type="float">
            <text:p>23.703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240.33" calcext:value-type="float">
            <text:p>240.33</text:p>
          </table:table-cell>
          <table:table-cell office:value-type="float" office:value="1173.95" calcext:value-type="float">
            <text:p>1173.95</text:p>
          </table:table-cell>
          <table:table-cell office:value-type="float" office:value="7.56" calcext:value-type="float">
            <text:p>7.56</text:p>
          </table:table-cell>
          <table:table-cell office:value-type="float" office:value="-8.12" calcext:value-type="float">
            <text:p>-8.12</text:p>
          </table:table-cell>
          <table:table-cell office:value-type="float" office:value="174.03" calcext:value-type="float">
            <text:p>174.0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748" calcext:value-type="float">
            <text:p>23.748</text:p>
          </table:table-cell>
          <table:table-cell/>
          <table:table-cell office:value-type="float" office:value="84.01" calcext:value-type="float">
            <text:p>84.01</text:p>
          </table:table-cell>
          <table:table-cell office:value-type="float" office:value="242.32" calcext:value-type="float">
            <text:p>242.32</text:p>
          </table:table-cell>
          <table:table-cell office:value-type="float" office:value="1182.82" calcext:value-type="float">
            <text:p>1182.82</text:p>
          </table:table-cell>
          <table:table-cell office:value-type="float" office:value="7.55" calcext:value-type="float">
            <text:p>7.55</text:p>
          </table:table-cell>
          <table:table-cell office:value-type="float" office:value="-6.11" calcext:value-type="float">
            <text:p>-6.11</text:p>
          </table:table-cell>
          <table:table-cell office:value-type="float" office:value="173.39" calcext:value-type="float">
            <text:p>173.3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795" calcext:value-type="float">
            <text:p>23.795</text:p>
          </table:table-cell>
          <table:table-cell/>
          <table:table-cell office:value-type="float" office:value="83.7" calcext:value-type="float">
            <text:p>83.7</text:p>
          </table:table-cell>
          <table:table-cell office:value-type="float" office:value="243.69" calcext:value-type="float">
            <text:p>243.69</text:p>
          </table:table-cell>
          <table:table-cell office:value-type="float" office:value="1188.38" calcext:value-type="float">
            <text:p>1188.38</text:p>
          </table:table-cell>
          <table:table-cell office:value-type="float" office:value="2.95" calcext:value-type="float">
            <text:p>2.95</text:p>
          </table:table-cell>
          <table:table-cell office:value-type="float" office:value="12.82" calcext:value-type="float">
            <text:p>12.82</text:p>
          </table:table-cell>
          <table:table-cell office:value-type="float" office:value="159.11" calcext:value-type="float">
            <text:p>159.11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841" calcext:value-type="float">
            <text:p>23.841</text:p>
          </table:table-cell>
          <table:table-cell/>
          <table:table-cell office:value-type="float" office:value="83.96" calcext:value-type="float">
            <text:p>83.96</text:p>
          </table:table-cell>
          <table:table-cell office:value-type="float" office:value="243.47" calcext:value-type="float">
            <text:p>243.47</text:p>
          </table:table-cell>
          <table:table-cell office:value-type="float" office:value="1187.44" calcext:value-type="float">
            <text:p>1187.44</text:p>
          </table:table-cell>
          <table:table-cell office:value-type="float" office:value="7.06" calcext:value-type="float">
            <text:p>7.06</text:p>
          </table:table-cell>
          <table:table-cell office:value-type="float" office:value="-5.3" calcext:value-type="float">
            <text:p>-5.3</text:p>
          </table:table-cell>
          <table:table-cell office:value-type="float" office:value="175.3" calcext:value-type="float">
            <text:p>175.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887" calcext:value-type="float">
            <text:p>23.887</text:p>
          </table:table-cell>
          <table:table-cell/>
          <table:table-cell office:value-type="float" office:value="83.09" calcext:value-type="float">
            <text:p>83.09</text:p>
          </table:table-cell>
          <table:table-cell office:value-type="float" office:value="242.92" calcext:value-type="float">
            <text:p>242.92</text:p>
          </table:table-cell>
          <table:table-cell office:value-type="float" office:value="1185.46" calcext:value-type="float">
            <text:p>1185.46</text:p>
          </table:table-cell>
          <table:table-cell office:value-type="float" office:value="2.45" calcext:value-type="float">
            <text:p>2.45</text:p>
          </table:table-cell>
          <table:table-cell office:value-type="float" office:value="17.48" calcext:value-type="float">
            <text:p>17.48</text:p>
          </table:table-cell>
          <table:table-cell office:value-type="float" office:value="160.83" calcext:value-type="float">
            <text:p>160.83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934" calcext:value-type="float">
            <text:p>23.934</text:p>
          </table:table-cell>
          <table:table-cell/>
          <table:table-cell office:value-type="float" office:value="82.34" calcext:value-type="float">
            <text:p>82.34</text:p>
          </table:table-cell>
          <table:table-cell office:value-type="float" office:value="241.82" calcext:value-type="float">
            <text:p>241.82</text:p>
          </table:table-cell>
          <table:table-cell office:value-type="float" office:value="1177.43" calcext:value-type="float">
            <text:p>1177.43</text:p>
          </table:table-cell>
          <table:table-cell office:value-type="float" office:value="1.95" calcext:value-type="float">
            <text:p>1.95</text:p>
          </table:table-cell>
          <table:table-cell office:value-type="float" office:value="17.59" calcext:value-type="float">
            <text:p>17.59</text:p>
          </table:table-cell>
          <table:table-cell office:value-type="float" office:value="160.9" calcext:value-type="float">
            <text:p>160.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.982" calcext:value-type="float">
            <text:p>23.982</text:p>
          </table:table-cell>
          <table:table-cell/>
          <table:table-cell office:value-type="float" office:value="82.57" calcext:value-type="float">
            <text:p>82.57</text:p>
          </table:table-cell>
          <table:table-cell office:value-type="float" office:value="242.45" calcext:value-type="float">
            <text:p>242.45</text:p>
          </table:table-cell>
          <table:table-cell office:value-type="float" office:value="1180.54" calcext:value-type="float">
            <text:p>1180.54</text:p>
          </table:table-cell>
          <table:table-cell office:value-type="float" office:value="6.14" calcext:value-type="float">
            <text:p>6.14</text:p>
          </table:table-cell>
          <table:table-cell office:value-type="float" office:value="-5.28" calcext:value-type="float">
            <text:p>-5.28</text:p>
          </table:table-cell>
          <table:table-cell office:value-type="float" office:value="178.18" calcext:value-type="float">
            <text:p>178.1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.026" calcext:value-type="float">
            <text:p>24.026</text:p>
          </table:table-cell>
          <table:table-cell/>
          <table:table-cell office:value-type="float" office:value="82.57" calcext:value-type="float">
            <text:p>82.57</text:p>
          </table:table-cell>
          <table:table-cell office:value-type="float" office:value="242.45" calcext:value-type="float">
            <text:p>242.45</text:p>
          </table:table-cell>
          <table:table-cell office:value-type="float" office:value="1180.54" calcext:value-type="float">
            <text:p>1180.54</text:p>
          </table:table-cell>
          <table:table-cell office:value-type="float" office:value="6.14" calcext:value-type="float">
            <text:p>6.14</text:p>
          </table:table-cell>
          <table:table-cell office:value-type="float" office:value="-5.28" calcext:value-type="float">
            <text:p>-5.28</text:p>
          </table:table-cell>
          <table:table-cell office:value-type="float" office:value="178.18" calcext:value-type="float">
            <text:p>178.1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.073" calcext:value-type="float">
            <text:p>24.073</text:p>
          </table:table-cell>
          <table:table-cell/>
          <table:table-cell office:value-type="float" office:value="82.57" calcext:value-type="float">
            <text:p>82.57</text:p>
          </table:table-cell>
          <table:table-cell office:value-type="float" office:value="242.45" calcext:value-type="float">
            <text:p>242.45</text:p>
          </table:table-cell>
          <table:table-cell office:value-type="float" office:value="1180.54" calcext:value-type="float">
            <text:p>1180.54</text:p>
          </table:table-cell>
          <table:table-cell office:value-type="float" office:value="6.14" calcext:value-type="float">
            <text:p>6.14</text:p>
          </table:table-cell>
          <table:table-cell office:value-type="float" office:value="-5.28" calcext:value-type="float">
            <text:p>-5.28</text:p>
          </table:table-cell>
          <table:table-cell office:value-type="float" office:value="178.18" calcext:value-type="float">
            <text:p>178.1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.118" calcext:value-type="float">
            <text:p>24.118</text:p>
          </table:table-cell>
          <table:table-cell/>
          <table:table-cell office:value-type="float" office:value="82.21" calcext:value-type="float">
            <text:p>82.21</text:p>
          </table:table-cell>
          <table:table-cell office:value-type="float" office:value="243.07" calcext:value-type="float">
            <text:p>243.07</text:p>
          </table:table-cell>
          <table:table-cell office:value-type="float" office:value="1183.39" calcext:value-type="float">
            <text:p>1183.39</text:p>
          </table:table-cell>
          <table:table-cell office:value-type="float" office:value="1.88" calcext:value-type="float">
            <text:p>1.88</text:p>
          </table:table-cell>
          <table:table-cell office:value-type="float" office:value="18.19" calcext:value-type="float">
            <text:p>18.19</text:p>
          </table:table-cell>
          <table:table-cell office:value-type="float" office:value="163.32" calcext:value-type="float">
            <text:p>163.32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.166" calcext:value-type="float">
            <text:p>24.166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244.2" calcext:value-type="float">
            <text:p>244.2</text:p>
          </table:table-cell>
          <table:table-cell office:value-type="float" office:value="1187.39" calcext:value-type="float">
            <text:p>1187.39</text:p>
          </table:table-cell>
          <table:table-cell office:value-type="float" office:value="7.07" calcext:value-type="float">
            <text:p>7.07</text:p>
          </table:table-cell>
          <table:table-cell office:value-type="float" office:value="-5.33" calcext:value-type="float">
            <text:p>-5.33</text:p>
          </table:table-cell>
          <table:table-cell office:value-type="float" office:value="175.29" calcext:value-type="float">
            <text:p>175.2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.211" calcext:value-type="float">
            <text:p>24.211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244.2" calcext:value-type="float">
            <text:p>244.2</text:p>
          </table:table-cell>
          <table:table-cell office:value-type="float" office:value="1187.39" calcext:value-type="float">
            <text:p>1187.39</text:p>
          </table:table-cell>
          <table:table-cell office:value-type="float" office:value="7.07" calcext:value-type="float">
            <text:p>7.07</text:p>
          </table:table-cell>
          <table:table-cell office:value-type="float" office:value="-5.33" calcext:value-type="float">
            <text:p>-5.33</text:p>
          </table:table-cell>
          <table:table-cell office:value-type="float" office:value="175.29" calcext:value-type="float">
            <text:p>175.29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.257" calcext:value-type="float">
            <text:p>24.257</text:p>
          </table:table-cell>
          <table:table-cell/>
          <table:table-cell office:value-type="float" office:value="82.09" calcext:value-type="float">
            <text:p>82.09</text:p>
          </table:table-cell>
          <table:table-cell office:value-type="float" office:value="244.06" calcext:value-type="float">
            <text:p>244.06</text:p>
          </table:table-cell>
          <table:table-cell office:value-type="float" office:value="1186.69" calcext:value-type="float">
            <text:p>1186.69</text:p>
          </table:table-cell>
          <table:table-cell office:value-type="float" office:value="6.99" calcext:value-type="float">
            <text:p>6.99</text:p>
          </table:table-cell>
          <table:table-cell office:value-type="float" office:value="-5.26" calcext:value-type="float">
            <text:p>-5.26</text:p>
          </table:table-cell>
          <table:table-cell office:value-type="float" office:value="175.98" calcext:value-type="float">
            <text:p>175.98</text:p>
          </table:table-cell>
          <table:table-cell office:value-type="float" office:value="1" calcext:value-type="float">
            <text:p>1</text:p>
          </table:table-cell>
          <table:table-cell office:value-type="float" office:value="761" calcext:value-type="float">
            <text:p>761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.287" calcext:value-type="float">
            <text:p>24.287</text:p>
          </table:table-cell>
          <table:table-cell/>
          <table:table-cell office:value-type="float" office:value="81.6" calcext:value-type="float">
            <text:p>81.6</text:p>
          </table:table-cell>
          <table:table-cell office:value-type="float" office:value="242.24" calcext:value-type="float">
            <text:p>242.24</text:p>
          </table:table-cell>
          <table:table-cell office:value-type="float" office:value="1179.43" calcext:value-type="float">
            <text:p>1179.43</text:p>
          </table:table-cell>
          <table:table-cell office:value-type="float" office:value="2.44" calcext:value-type="float">
            <text:p>2.44</text:p>
          </table:table-cell>
          <table:table-cell office:value-type="float" office:value="15.22" calcext:value-type="float">
            <text:p>15.22</text:p>
          </table:table-cell>
          <table:table-cell office:value-type="float" office:value="161.71" calcext:value-type="float">
            <text:p>161.7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334" calcext:value-type="float">
            <text:p>24.334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244.2" calcext:value-type="float">
            <text:p>244.2</text:p>
          </table:table-cell>
          <table:table-cell office:value-type="float" office:value="1187.39" calcext:value-type="float">
            <text:p>1187.39</text:p>
          </table:table-cell>
          <table:table-cell office:value-type="float" office:value="7.07" calcext:value-type="float">
            <text:p>7.07</text:p>
          </table:table-cell>
          <table:table-cell office:value-type="float" office:value="-5.33" calcext:value-type="float">
            <text:p>-5.33</text:p>
          </table:table-cell>
          <table:table-cell office:value-type="float" office:value="175.29" calcext:value-type="float">
            <text:p>175.2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378" calcext:value-type="float">
            <text:p>24.378</text:p>
          </table:table-cell>
          <table:table-cell/>
          <table:table-cell office:value-type="float" office:value="81.62" calcext:value-type="float">
            <text:p>81.62</text:p>
          </table:table-cell>
          <table:table-cell office:value-type="float" office:value="241.82" calcext:value-type="float">
            <text:p>241.82</text:p>
          </table:table-cell>
          <table:table-cell office:value-type="float" office:value="1177.42" calcext:value-type="float">
            <text:p>1177.42</text:p>
          </table:table-cell>
          <table:table-cell office:value-type="float" office:value="1.95" calcext:value-type="float">
            <text:p>1.95</text:p>
          </table:table-cell>
          <table:table-cell office:value-type="float" office:value="17.54" calcext:value-type="float">
            <text:p>17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425" calcext:value-type="float">
            <text:p>24.425</text:p>
          </table:table-cell>
          <table:table-cell/>
          <table:table-cell office:value-type="float" office:value="81.62" calcext:value-type="float">
            <text:p>81.62</text:p>
          </table:table-cell>
          <table:table-cell office:value-type="float" office:value="241.82" calcext:value-type="float">
            <text:p>241.82</text:p>
          </table:table-cell>
          <table:table-cell office:value-type="float" office:value="1177.42" calcext:value-type="float">
            <text:p>1177.42</text:p>
          </table:table-cell>
          <table:table-cell office:value-type="float" office:value="1.95" calcext:value-type="float">
            <text:p>1.95</text:p>
          </table:table-cell>
          <table:table-cell office:value-type="float" office:value="17.54" calcext:value-type="float">
            <text:p>17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/>
          <table:table-cell office:value-type="float" office:value="82.18" calcext:value-type="float">
            <text:p>82.18</text:p>
          </table:table-cell>
          <table:table-cell office:value-type="float" office:value="243.73" calcext:value-type="float">
            <text:p>243.73</text:p>
          </table:table-cell>
          <table:table-cell office:value-type="float" office:value="1187.54" calcext:value-type="float">
            <text:p>1187.54</text:p>
          </table:table-cell>
          <table:table-cell office:value-type="float" office:value="3.31" calcext:value-type="float">
            <text:p>3.31</text:p>
          </table:table-cell>
          <table:table-cell office:value-type="float" office:value="13" calcext:value-type="float">
            <text:p>13</text:p>
          </table:table-cell>
          <table:table-cell office:value-type="float" office:value="162.14" calcext:value-type="float">
            <text:p>162.1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516" calcext:value-type="float">
            <text:p>24.516</text:p>
          </table:table-cell>
          <table:table-cell/>
          <table:table-cell office:value-type="float" office:value="82.39" calcext:value-type="float">
            <text:p>82.39</text:p>
          </table:table-cell>
          <table:table-cell office:value-type="float" office:value="243.42" calcext:value-type="float">
            <text:p>243.42</text:p>
          </table:table-cell>
          <table:table-cell office:value-type="float" office:value="1182.77" calcext:value-type="float">
            <text:p>1182.77</text:p>
          </table:table-cell>
          <table:table-cell office:value-type="float" office:value="7.28" calcext:value-type="float">
            <text:p>7.28</text:p>
          </table:table-cell>
          <table:table-cell office:value-type="float" office:value="-8.52" calcext:value-type="float">
            <text:p>-8.52</text:p>
          </table:table-cell>
          <table:table-cell office:value-type="float" office:value="173.76" calcext:value-type="float">
            <text:p>173.76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561" calcext:value-type="float">
            <text:p>24.561</text:p>
          </table:table-cell>
          <table:table-cell/>
          <table:table-cell office:value-type="float" office:value="82.39" calcext:value-type="float">
            <text:p>82.39</text:p>
          </table:table-cell>
          <table:table-cell office:value-type="float" office:value="243.42" calcext:value-type="float">
            <text:p>243.42</text:p>
          </table:table-cell>
          <table:table-cell office:value-type="float" office:value="1182.77" calcext:value-type="float">
            <text:p>1182.77</text:p>
          </table:table-cell>
          <table:table-cell office:value-type="float" office:value="7.28" calcext:value-type="float">
            <text:p>7.28</text:p>
          </table:table-cell>
          <table:table-cell office:value-type="float" office:value="-8.52" calcext:value-type="float">
            <text:p>-8.52</text:p>
          </table:table-cell>
          <table:table-cell office:value-type="float" office:value="173.76" calcext:value-type="float">
            <text:p>173.76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61" calcext:value-type="float">
            <text:p>24.61</text:p>
          </table:table-cell>
          <table:table-cell/>
          <table:table-cell office:value-type="float" office:value="81.62" calcext:value-type="float">
            <text:p>81.62</text:p>
          </table:table-cell>
          <table:table-cell office:value-type="float" office:value="241.82" calcext:value-type="float">
            <text:p>241.82</text:p>
          </table:table-cell>
          <table:table-cell office:value-type="float" office:value="1177.42" calcext:value-type="float">
            <text:p>1177.42</text:p>
          </table:table-cell>
          <table:table-cell office:value-type="float" office:value="1.95" calcext:value-type="float">
            <text:p>1.95</text:p>
          </table:table-cell>
          <table:table-cell office:value-type="float" office:value="17.54" calcext:value-type="float">
            <text:p>17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659" calcext:value-type="float">
            <text:p>24.659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244.2" calcext:value-type="float">
            <text:p>244.2</text:p>
          </table:table-cell>
          <table:table-cell office:value-type="float" office:value="1187.39" calcext:value-type="float">
            <text:p>1187.39</text:p>
          </table:table-cell>
          <table:table-cell office:value-type="float" office:value="7.07" calcext:value-type="float">
            <text:p>7.07</text:p>
          </table:table-cell>
          <table:table-cell office:value-type="float" office:value="-5.33" calcext:value-type="float">
            <text:p>-5.33</text:p>
          </table:table-cell>
          <table:table-cell office:value-type="float" office:value="175.29" calcext:value-type="float">
            <text:p>175.2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707" calcext:value-type="float">
            <text:p>24.707</text:p>
          </table:table-cell>
          <table:table-cell/>
          <table:table-cell office:value-type="float" office:value="82.35" calcext:value-type="float">
            <text:p>82.35</text:p>
          </table:table-cell>
          <table:table-cell office:value-type="float" office:value="244.35" calcext:value-type="float">
            <text:p>244.35</text:p>
          </table:table-cell>
          <table:table-cell office:value-type="float" office:value="1188.14" calcext:value-type="float">
            <text:p>1188.14</text:p>
          </table:table-cell>
          <table:table-cell office:value-type="float" office:value="6.41" calcext:value-type="float">
            <text:p>6.41</text:p>
          </table:table-cell>
          <table:table-cell office:value-type="float" office:value="-2.4" calcext:value-type="float">
            <text:p>-2.4</text:p>
          </table:table-cell>
          <table:table-cell office:value-type="float" office:value="175.56" calcext:value-type="float">
            <text:p>175.56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752" calcext:value-type="float">
            <text:p>24.752</text:p>
          </table:table-cell>
          <table:table-cell/>
          <table:table-cell office:value-type="float" office:value="82.27" calcext:value-type="float">
            <text:p>82.27</text:p>
          </table:table-cell>
          <table:table-cell office:value-type="float" office:value="244.2" calcext:value-type="float">
            <text:p>244.2</text:p>
          </table:table-cell>
          <table:table-cell office:value-type="float" office:value="1189.19" calcext:value-type="float">
            <text:p>1189.19</text:p>
          </table:table-cell>
          <table:table-cell office:value-type="float" office:value="6.23" calcext:value-type="float">
            <text:p>6.23</text:p>
          </table:table-cell>
          <table:table-cell office:value-type="float" office:value="-5.4" calcext:value-type="float">
            <text:p>-5.4</text:p>
          </table:table-cell>
          <table:table-cell office:value-type="float" office:value="175.32" calcext:value-type="float">
            <text:p>175.3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798" calcext:value-type="float">
            <text:p>24.798</text:p>
          </table:table-cell>
          <table:table-cell/>
          <table:table-cell office:value-type="float" office:value="81.12" calcext:value-type="float">
            <text:p>81.12</text:p>
          </table:table-cell>
          <table:table-cell office:value-type="float" office:value="242.44" calcext:value-type="float">
            <text:p>242.44</text:p>
          </table:table-cell>
          <table:table-cell office:value-type="float" office:value="1180.51" calcext:value-type="float">
            <text:p>1180.51</text:p>
          </table:table-cell>
          <table:table-cell office:value-type="float" office:value="6.15" calcext:value-type="float">
            <text:p>6.15</text:p>
          </table:table-cell>
          <table:table-cell office:value-type="float" office:value="-5.32" calcext:value-type="float">
            <text:p>-5.32</text:p>
          </table:table-cell>
          <table:table-cell office:value-type="float" office:value="178.18" calcext:value-type="float">
            <text:p>178.18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841" calcext:value-type="float">
            <text:p>24.841</text:p>
          </table:table-cell>
          <table:table-cell/>
          <table:table-cell office:value-type="float" office:value="80.37" calcext:value-type="float">
            <text:p>80.37</text:p>
          </table:table-cell>
          <table:table-cell office:value-type="float" office:value="242.73" calcext:value-type="float">
            <text:p>242.73</text:p>
          </table:table-cell>
          <table:table-cell office:value-type="float" office:value="1185.32" calcext:value-type="float">
            <text:p>1185.32</text:p>
          </table:table-cell>
          <table:table-cell office:value-type="float" office:value="2.35" calcext:value-type="float">
            <text:p>2.35</text:p>
          </table:table-cell>
          <table:table-cell office:value-type="float" office:value="15.65" calcext:value-type="float">
            <text:p>15.65</text:p>
          </table:table-cell>
          <table:table-cell office:value-type="float" office:value="164.07" calcext:value-type="float">
            <text:p>164.0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889" calcext:value-type="float">
            <text:p>24.889</text:p>
          </table:table-cell>
          <table:table-cell/>
          <table:table-cell office:value-type="float" office:value="77.69" calcext:value-type="float">
            <text:p>77.69</text:p>
          </table:table-cell>
          <table:table-cell office:value-type="float" office:value="239.74" calcext:value-type="float">
            <text:p>239.74</text:p>
          </table:table-cell>
          <table:table-cell office:value-type="float" office:value="1177.97" calcext:value-type="float">
            <text:p>1177.97</text:p>
          </table:table-cell>
          <table:table-cell office:value-type="float" office:value="2.07" calcext:value-type="float">
            <text:p>2.07</text:p>
          </table:table-cell>
          <table:table-cell office:value-type="float" office:value="17.36" calcext:value-type="float">
            <text:p>17.36</text:p>
          </table:table-cell>
          <table:table-cell office:value-type="float" office:value="161.57" calcext:value-type="float">
            <text:p>161.5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934" calcext:value-type="float">
            <text:p>24.934</text:p>
          </table:table-cell>
          <table:table-cell/>
          <table:table-cell office:value-type="float" office:value="73.15" calcext:value-type="float">
            <text:p>73.15</text:p>
          </table:table-cell>
          <table:table-cell office:value-type="float" office:value="236.31" calcext:value-type="float">
            <text:p>236.31</text:p>
          </table:table-cell>
          <table:table-cell office:value-type="float" office:value="1180.14" calcext:value-type="float">
            <text:p>1180.14</text:p>
          </table:table-cell>
          <table:table-cell office:value-type="float" office:value="1.84" calcext:value-type="float">
            <text:p>1.84</text:p>
          </table:table-cell>
          <table:table-cell office:value-type="float" office:value="16.4" calcext:value-type="float">
            <text:p>16.4</text:p>
          </table:table-cell>
          <table:table-cell office:value-type="float" office:value="159.15" calcext:value-type="float">
            <text:p>159.15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.981" calcext:value-type="float">
            <text:p>24.981</text:p>
          </table:table-cell>
          <table:table-cell/>
          <table:table-cell office:value-type="float" office:value="61.88" calcext:value-type="float">
            <text:p>61.88</text:p>
          </table:table-cell>
          <table:table-cell office:value-type="float" office:value="227.09" calcext:value-type="float">
            <text:p>227.09</text:p>
          </table:table-cell>
          <table:table-cell office:value-type="float" office:value="1177.98" calcext:value-type="float">
            <text:p>1177.98</text:p>
          </table:table-cell>
          <table:table-cell office:value-type="float" office:value="3.6" calcext:value-type="float">
            <text:p>3.6</text:p>
          </table:table-cell>
          <table:table-cell office:value-type="float" office:value="11.6" calcext:value-type="float">
            <text:p>11.6</text:p>
          </table:table-cell>
          <table:table-cell office:value-type="float" office:value="159.77" calcext:value-type="float">
            <text:p>159.7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026" calcext:value-type="float">
            <text:p>25.026</text:p>
          </table:table-cell>
          <table:table-cell/>
          <table:table-cell office:value-type="float" office:value="51.41" calcext:value-type="float">
            <text:p>51.41</text:p>
          </table:table-cell>
          <table:table-cell office:value-type="float" office:value="220.39" calcext:value-type="float">
            <text:p>220.39</text:p>
          </table:table-cell>
          <table:table-cell office:value-type="float" office:value="1177.29" calcext:value-type="float">
            <text:p>1177.29</text:p>
          </table:table-cell>
          <table:table-cell office:value-type="float" office:value="4.78" calcext:value-type="float">
            <text:p>4.78</text:p>
          </table:table-cell>
          <table:table-cell office:value-type="float" office:value="10.33" calcext:value-type="float">
            <text:p>10.33</text:p>
          </table:table-cell>
          <table:table-cell office:value-type="float" office:value="160.39" calcext:value-type="float">
            <text:p>160.3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079" calcext:value-type="float">
            <text:p>25.079</text:p>
          </table:table-cell>
          <table:table-cell/>
          <table:table-cell office:value-type="float" office:value="40.94" calcext:value-type="float">
            <text:p>40.94</text:p>
          </table:table-cell>
          <table:table-cell office:value-type="float" office:value="213.19" calcext:value-type="float">
            <text:p>213.19</text:p>
          </table:table-cell>
          <table:table-cell office:value-type="float" office:value="1166.93" calcext:value-type="float">
            <text:p>1166.93</text:p>
          </table:table-cell>
          <table:table-cell office:value-type="float" office:value="8.27" calcext:value-type="float">
            <text:p>8.27</text:p>
          </table:table-cell>
          <table:table-cell office:value-type="float" office:value="-8.89" calcext:value-type="float">
            <text:p>-8.89</text:p>
          </table:table-cell>
          <table:table-cell office:value-type="float" office:value="176.11" calcext:value-type="float">
            <text:p>176.1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131" calcext:value-type="float">
            <text:p>25.131</text:p>
          </table:table-cell>
          <table:table-cell/>
          <table:table-cell office:value-type="float" office:value="31.63" calcext:value-type="float">
            <text:p>31.63</text:p>
          </table:table-cell>
          <table:table-cell office:value-type="float" office:value="204.7" calcext:value-type="float">
            <text:p>204.7</text:p>
          </table:table-cell>
          <table:table-cell office:value-type="float" office:value="1159.45" calcext:value-type="float">
            <text:p>1159.45</text:p>
          </table:table-cell>
          <table:table-cell office:value-type="float" office:value="4.84" calcext:value-type="float">
            <text:p>4.84</text:p>
          </table:table-cell>
          <table:table-cell office:value-type="float" office:value="12.23" calcext:value-type="float">
            <text:p>12.23</text:p>
          </table:table-cell>
          <table:table-cell office:value-type="float" office:value="164.6" calcext:value-type="float">
            <text:p>164.6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183" calcext:value-type="float">
            <text:p>25.183</text:p>
          </table:table-cell>
          <table:table-cell/>
          <table:table-cell office:value-type="float" office:value="29.58" calcext:value-type="float">
            <text:p>29.58</text:p>
          </table:table-cell>
          <table:table-cell office:value-type="float" office:value="203.01" calcext:value-type="float">
            <text:p>203.01</text:p>
          </table:table-cell>
          <table:table-cell office:value-type="float" office:value="1159.12" calcext:value-type="float">
            <text:p>1159.12</text:p>
          </table:table-cell>
          <table:table-cell office:value-type="float" office:value="6.65" calcext:value-type="float">
            <text:p>6.65</text:p>
          </table:table-cell>
          <table:table-cell office:value-type="float" office:value="1.49" calcext:value-type="float">
            <text:p>1.49</text:p>
          </table:table-cell>
          <table:table-cell office:value-type="float" office:value="-178.03" calcext:value-type="float">
            <text:p>-178.03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227" calcext:value-type="float">
            <text:p>25.227</text:p>
          </table:table-cell>
          <table:table-cell/>
          <table:table-cell office:value-type="float" office:value="27.79" calcext:value-type="float">
            <text:p>27.79</text:p>
          </table:table-cell>
          <table:table-cell office:value-type="float" office:value="201.83" calcext:value-type="float">
            <text:p>201.83</text:p>
          </table:table-cell>
          <table:table-cell office:value-type="float" office:value="1161.51" calcext:value-type="float">
            <text:p>1161.51</text:p>
          </table:table-cell>
          <table:table-cell office:value-type="float" office:value="4.11" calcext:value-type="float">
            <text:p>4.11</text:p>
          </table:table-cell>
          <table:table-cell office:value-type="float" office:value="11.78" calcext:value-type="float">
            <text:p>11.78</text:p>
          </table:table-cell>
          <table:table-cell office:value-type="float" office:value="164.71" calcext:value-type="float">
            <text:p>164.7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278" calcext:value-type="float">
            <text:p>25.278</text:p>
          </table:table-cell>
          <table:table-cell/>
          <table:table-cell office:value-type="float" office:value="22.39" calcext:value-type="float">
            <text:p>22.39</text:p>
          </table:table-cell>
          <table:table-cell office:value-type="float" office:value="200.11" calcext:value-type="float">
            <text:p>200.11</text:p>
          </table:table-cell>
          <table:table-cell office:value-type="float" office:value="1161.21" calcext:value-type="float">
            <text:p>1161.21</text:p>
          </table:table-cell>
          <table:table-cell office:value-type="float" office:value="7.31" calcext:value-type="float">
            <text:p>7.31</text:p>
          </table:table-cell>
          <table:table-cell office:value-type="float" office:value="-2.33" calcext:value-type="float">
            <text:p>-2.33</text:p>
          </table:table-cell>
          <table:table-cell office:value-type="float" office:value="176.48" calcext:value-type="float">
            <text:p>176.48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322" calcext:value-type="float">
            <text:p>25.322</text:p>
          </table:table-cell>
          <table:table-cell/>
          <table:table-cell office:value-type="float" office:value="12.88" calcext:value-type="float">
            <text:p>12.88</text:p>
          </table:table-cell>
          <table:table-cell office:value-type="float" office:value="198.55" calcext:value-type="float">
            <text:p>198.55</text:p>
          </table:table-cell>
          <table:table-cell office:value-type="float" office:value="1154.9" calcext:value-type="float">
            <text:p>1154.9</text:p>
          </table:table-cell>
          <table:table-cell office:value-type="float" office:value="7.51" calcext:value-type="float">
            <text:p>7.51</text:p>
          </table:table-cell>
          <table:table-cell office:value-type="float" office:value="-1.68" calcext:value-type="float">
            <text:p>-1.68</text:p>
          </table:table-cell>
          <table:table-cell office:value-type="float" office:value="-179.61" calcext:value-type="float">
            <text:p>-179.6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322" calcext:value-type="float">
            <text:p>25.322</text:p>
          </table:table-cell>
          <table:table-cell/>
          <table:table-cell office:value-type="float" office:value="432.94" calcext:value-type="float">
            <text:p>432.94</text:p>
          </table:table-cell>
          <table:table-cell office:value-type="float" office:value="684.31" calcext:value-type="float">
            <text:p>684.31</text:p>
          </table:table-cell>
          <table:table-cell office:value-type="float" office:value="2644.97" calcext:value-type="float">
            <text:p>2644.97</text:p>
          </table:table-cell>
          <table:table-cell office:value-type="float" office:value="5.21" calcext:value-type="float">
            <text:p>5.21</text:p>
          </table:table-cell>
          <table:table-cell office:value-type="float" office:value="6.4" calcext:value-type="float">
            <text:p>6.4</text:p>
          </table:table-cell>
          <table:table-cell office:value-type="float" office:value="-127.67" calcext:value-type="float">
            <text:p>-127.6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371" calcext:value-type="float">
            <text:p>25.371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199.24" calcext:value-type="float">
            <text:p>199.24</text:p>
          </table:table-cell>
          <table:table-cell office:value-type="float" office:value="1150.13" calcext:value-type="float">
            <text:p>1150.13</text:p>
          </table:table-cell>
          <table:table-cell office:value-type="float" office:value="4.63" calcext:value-type="float">
            <text:p>4.63</text:p>
          </table:table-cell>
          <table:table-cell office:value-type="float" office:value="13.07" calcext:value-type="float">
            <text:p>13.07</text:p>
          </table:table-cell>
          <table:table-cell office:value-type="float" office:value="170.19" calcext:value-type="float">
            <text:p>170.1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416" calcext:value-type="float">
            <text:p>25.416</text:p>
          </table:table-cell>
          <table:table-cell/>
          <table:table-cell office:value-type="float" office:value="11.72" calcext:value-type="float">
            <text:p>11.72</text:p>
          </table:table-cell>
          <table:table-cell office:value-type="float" office:value="203.39" calcext:value-type="float">
            <text:p>203.39</text:p>
          </table:table-cell>
          <table:table-cell office:value-type="float" office:value="1163.86" calcext:value-type="float">
            <text:p>1163.86</text:p>
          </table:table-cell>
          <table:table-cell office:value-type="float" office:value="6.81" calcext:value-type="float">
            <text:p>6.81</text:p>
          </table:table-cell>
          <table:table-cell office:value-type="float" office:value="-0.05" calcext:value-type="float">
            <text:p>-0.05</text:p>
          </table:table-cell>
          <table:table-cell office:value-type="float" office:value="164.84" calcext:value-type="float">
            <text:p>164.8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465" calcext:value-type="float">
            <text:p>25.465</text:p>
          </table:table-cell>
          <table:table-cell/>
          <table:table-cell office:value-type="float" office:value="14.47" calcext:value-type="float">
            <text:p>14.47</text:p>
          </table:table-cell>
          <table:table-cell office:value-type="float" office:value="203.5" calcext:value-type="float">
            <text:p>203.5</text:p>
          </table:table-cell>
          <table:table-cell office:value-type="float" office:value="1152.12" calcext:value-type="float">
            <text:p>1152.12</text:p>
          </table:table-cell>
          <table:table-cell office:value-type="float" office:value="3.75" calcext:value-type="float">
            <text:p>3.75</text:p>
          </table:table-cell>
          <table:table-cell office:value-type="float" office:value="13.19" calcext:value-type="float">
            <text:p>13.19</text:p>
          </table:table-cell>
          <table:table-cell office:value-type="float" office:value="169.82" calcext:value-type="float">
            <text:p>169.8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511" calcext:value-type="float">
            <text:p>25.511</text:p>
          </table:table-cell>
          <table:table-cell/>
          <table:table-cell office:value-type="float" office:value="22.82" calcext:value-type="float">
            <text:p>22.82</text:p>
          </table:table-cell>
          <table:table-cell office:value-type="float" office:value="207.35" calcext:value-type="float">
            <text:p>207.35</text:p>
          </table:table-cell>
          <table:table-cell office:value-type="float" office:value="1153.64" calcext:value-type="float">
            <text:p>1153.64</text:p>
          </table:table-cell>
          <table:table-cell office:value-type="float" office:value="6.97" calcext:value-type="float">
            <text:p>6.97</text:p>
          </table:table-cell>
          <table:table-cell office:value-type="float" office:value="-9.61" calcext:value-type="float">
            <text:p>-9.61</text:p>
          </table:table-cell>
          <table:table-cell office:value-type="float" office:value="170.28" calcext:value-type="float">
            <text:p>170.28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565" calcext:value-type="float">
            <text:p>25.565</text:p>
          </table:table-cell>
          <table:table-cell/>
          <table:table-cell office:value-type="float" office:value="33.47" calcext:value-type="float">
            <text:p>33.47</text:p>
          </table:table-cell>
          <table:table-cell office:value-type="float" office:value="213.39" calcext:value-type="float">
            <text:p>213.39</text:p>
          </table:table-cell>
          <table:table-cell office:value-type="float" office:value="1167.05" calcext:value-type="float">
            <text:p>1167.05</text:p>
          </table:table-cell>
          <table:table-cell office:value-type="float" office:value="4.2" calcext:value-type="float">
            <text:p>4.2</text:p>
          </table:table-cell>
          <table:table-cell office:value-type="float" office:value="6.36" calcext:value-type="float">
            <text:p>6.36</text:p>
          </table:table-cell>
          <table:table-cell office:value-type="float" office:value="175.18" calcext:value-type="float">
            <text:p>175.18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63" calcext:value-type="float">
            <text:p>25.63</text:p>
          </table:table-cell>
          <table:table-cell/>
          <table:table-cell office:value-type="float" office:value="52.12" calcext:value-type="float">
            <text:p>52.12</text:p>
          </table:table-cell>
          <table:table-cell office:value-type="float" office:value="216.52" calcext:value-type="float">
            <text:p>216.52</text:p>
          </table:table-cell>
          <table:table-cell office:value-type="float" office:value="1168.53" calcext:value-type="float">
            <text:p>1168.53</text:p>
          </table:table-cell>
          <table:table-cell office:value-type="float" office:value="4.1" calcext:value-type="float">
            <text:p>4.1</text:p>
          </table:table-cell>
          <table:table-cell office:value-type="float" office:value="7.25" calcext:value-type="float">
            <text:p>7.25</text:p>
          </table:table-cell>
          <table:table-cell office:value-type="float" office:value="174.56" calcext:value-type="float">
            <text:p>174.56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679" calcext:value-type="float">
            <text:p>25.679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216.93" calcext:value-type="float">
            <text:p>216.93</text:p>
          </table:table-cell>
          <table:table-cell office:value-type="float" office:value="1157" calcext:value-type="float">
            <text:p>1157</text:p>
          </table:table-cell>
          <table:table-cell office:value-type="float" office:value="3.66" calcext:value-type="float">
            <text:p>3.66</text:p>
          </table:table-cell>
          <table:table-cell office:value-type="float" office:value="4.65" calcext:value-type="float">
            <text:p>4.65</text:p>
          </table:table-cell>
          <table:table-cell office:value-type="float" office:value="179.55" calcext:value-type="float">
            <text:p>179.55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724" calcext:value-type="float">
            <text:p>25.724</text:p>
          </table:table-cell>
          <table:table-cell/>
          <table:table-cell office:value-type="float" office:value="72.84" calcext:value-type="float">
            <text:p>72.84</text:p>
          </table:table-cell>
          <table:table-cell office:value-type="float" office:value="217.77" calcext:value-type="float">
            <text:p>217.77</text:p>
          </table:table-cell>
          <table:table-cell office:value-type="float" office:value="1156.65" calcext:value-type="float">
            <text:p>1156.65</text:p>
          </table:table-cell>
          <table:table-cell office:value-type="float" office:value="3.78" calcext:value-type="float">
            <text:p>3.78</text:p>
          </table:table-cell>
          <table:table-cell office:value-type="float" office:value="6.1" calcext:value-type="float">
            <text:p>6.1</text:p>
          </table:table-cell>
          <table:table-cell office:value-type="float" office:value="-178.24" calcext:value-type="float">
            <text:p>-178.2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774" calcext:value-type="float">
            <text:p>25.774</text:p>
          </table:table-cell>
          <table:table-cell/>
          <table:table-cell office:value-type="float" office:value="89.85" calcext:value-type="float">
            <text:p>89.85</text:p>
          </table:table-cell>
          <table:table-cell office:value-type="float" office:value="221.8" calcext:value-type="float">
            <text:p>221.8</text:p>
          </table:table-cell>
          <table:table-cell office:value-type="float" office:value="1167.02" calcext:value-type="float">
            <text:p>1167.02</text:p>
          </table:table-cell>
          <table:table-cell office:value-type="float" office:value="5" calcext:value-type="float">
            <text:p>5</text:p>
          </table:table-cell>
          <table:table-cell office:value-type="float" office:value="-4.86" calcext:value-type="float">
            <text:p>-4.86</text:p>
          </table:table-cell>
          <table:table-cell office:value-type="float" office:value="170.37" calcext:value-type="float">
            <text:p>170.3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82" calcext:value-type="float">
            <text:p>25.82</text:p>
          </table:table-cell>
          <table:table-cell/>
          <table:table-cell office:value-type="float" office:value="105.31" calcext:value-type="float">
            <text:p>105.31</text:p>
          </table:table-cell>
          <table:table-cell office:value-type="float" office:value="220.01" calcext:value-type="float">
            <text:p>220.01</text:p>
          </table:table-cell>
          <table:table-cell office:value-type="float" office:value="1159.83" calcext:value-type="float">
            <text:p>1159.83</text:p>
          </table:table-cell>
          <table:table-cell office:value-type="float" office:value="2.99" calcext:value-type="float">
            <text:p>2.99</text:p>
          </table:table-cell>
          <table:table-cell office:value-type="float" office:value="8.83" calcext:value-type="float">
            <text:p>8.83</text:p>
          </table:table-cell>
          <table:table-cell office:value-type="float" office:value="-176.79" calcext:value-type="float">
            <text:p>-176.7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871" calcext:value-type="float">
            <text:p>25.871</text:p>
          </table:table-cell>
          <table:table-cell/>
          <table:table-cell office:value-type="float" office:value="122.72" calcext:value-type="float">
            <text:p>122.72</text:p>
          </table:table-cell>
          <table:table-cell office:value-type="float" office:value="220.96" calcext:value-type="float">
            <text:p>220.96</text:p>
          </table:table-cell>
          <table:table-cell office:value-type="float" office:value="1171.33" calcext:value-type="float">
            <text:p>1171.33</text:p>
          </table:table-cell>
          <table:table-cell office:value-type="float" office:value="3.5" calcext:value-type="float">
            <text:p>3.5</text:p>
          </table:table-cell>
          <table:table-cell office:value-type="float" office:value="1.91" calcext:value-type="float">
            <text:p>1.91</text:p>
          </table:table-cell>
          <table:table-cell office:value-type="float" office:value="165.42" calcext:value-type="float">
            <text:p>165.4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916" calcext:value-type="float">
            <text:p>25.916</text:p>
          </table:table-cell>
          <table:table-cell/>
          <table:table-cell office:value-type="float" office:value="136.31" calcext:value-type="float">
            <text:p>136.31</text:p>
          </table:table-cell>
          <table:table-cell office:value-type="float" office:value="218.47" calcext:value-type="float">
            <text:p>218.47</text:p>
          </table:table-cell>
          <table:table-cell office:value-type="float" office:value="1166.24" calcext:value-type="float">
            <text:p>1166.24</text:p>
          </table:table-cell>
          <table:table-cell office:value-type="float" office:value="3.87" calcext:value-type="float">
            <text:p>3.87</text:p>
          </table:table-cell>
          <table:table-cell office:value-type="float" office:value="-2.5" calcext:value-type="float">
            <text:p>-2.5</text:p>
          </table:table-cell>
          <table:table-cell office:value-type="float" office:value="173.4" calcext:value-type="float">
            <text:p>173.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964" calcext:value-type="float">
            <text:p>25.964</text:p>
          </table:table-cell>
          <table:table-cell/>
          <table:table-cell office:value-type="float" office:value="149.79" calcext:value-type="float">
            <text:p>149.79</text:p>
          </table:table-cell>
          <table:table-cell office:value-type="float" office:value="216.92" calcext:value-type="float">
            <text:p>216.92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2.84" calcext:value-type="float">
            <text:p>2.84</text:p>
          </table:table-cell>
          <table:table-cell office:value-type="float" office:value="1" calcext:value-type="float">
            <text:p>1</text:p>
          </table:table-cell>
          <table:table-cell office:value-type="float" office:value="175.69" calcext:value-type="float">
            <text:p>175.6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01" calcext:value-type="float">
            <text:p>26.01</text:p>
          </table:table-cell>
          <table:table-cell/>
          <table:table-cell office:value-type="float" office:value="159.14" calcext:value-type="float">
            <text:p>159.14</text:p>
          </table:table-cell>
          <table:table-cell office:value-type="float" office:value="215.57" calcext:value-type="float">
            <text:p>215.57</text:p>
          </table:table-cell>
          <table:table-cell office:value-type="float" office:value="1170.69" calcext:value-type="float">
            <text:p>1170.69</text:p>
          </table:table-cell>
          <table:table-cell office:value-type="float" office:value="2.85" calcext:value-type="float">
            <text:p>2.85</text:p>
          </table:table-cell>
          <table:table-cell office:value-type="float" office:value="1.05" calcext:value-type="float">
            <text:p>1.05</text:p>
          </table:table-cell>
          <table:table-cell office:value-type="float" office:value="175.63" calcext:value-type="float">
            <text:p>175.63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061" calcext:value-type="float">
            <text:p>26.061</text:p>
          </table:table-cell>
          <table:table-cell/>
          <table:table-cell office:value-type="float" office:value="170.49" calcext:value-type="float">
            <text:p>170.49</text:p>
          </table:table-cell>
          <table:table-cell office:value-type="float" office:value="214.31" calcext:value-type="float">
            <text:p>214.31</text:p>
          </table:table-cell>
          <table:table-cell office:value-type="float" office:value="1175.74" calcext:value-type="float">
            <text:p>1175.74</text:p>
          </table:table-cell>
          <table:table-cell office:value-type="float" office:value="1.58" calcext:value-type="float">
            <text:p>1.58</text:p>
          </table:table-cell>
          <table:table-cell office:value-type="float" office:value="13.55" calcext:value-type="float">
            <text:p>13.55</text:p>
          </table:table-cell>
          <table:table-cell office:value-type="float" office:value="172.74" calcext:value-type="float">
            <text:p>172.7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106" calcext:value-type="float">
            <text:p>26.106</text:p>
          </table:table-cell>
          <table:table-cell/>
          <table:table-cell office:value-type="float" office:value="177.39" calcext:value-type="float">
            <text:p>177.39</text:p>
          </table:table-cell>
          <table:table-cell office:value-type="float" office:value="212.46" calcext:value-type="float">
            <text:p>212.46</text:p>
          </table:table-cell>
          <table:table-cell office:value-type="float" office:value="1168.4" calcext:value-type="float">
            <text:p>1168.4</text:p>
          </table:table-cell>
          <table:table-cell office:value-type="float" office:value="3.42" calcext:value-type="float">
            <text:p>3.42</text:p>
          </table:table-cell>
          <table:table-cell office:value-type="float" office:value="0.54" calcext:value-type="float">
            <text:p>0.54</text:p>
          </table:table-cell>
          <table:table-cell office:value-type="float" office:value="172.05" calcext:value-type="float">
            <text:p>172.05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154" calcext:value-type="float">
            <text:p>26.154</text:p>
          </table:table-cell>
          <table:table-cell/>
          <table:table-cell office:value-type="float" office:value="185.25" calcext:value-type="float">
            <text:p>185.25</text:p>
          </table:table-cell>
          <table:table-cell office:value-type="float" office:value="211.05" calcext:value-type="float">
            <text:p>211.05</text:p>
          </table:table-cell>
          <table:table-cell office:value-type="float" office:value="1168.45" calcext:value-type="float">
            <text:p>1168.45</text:p>
          </table:table-cell>
          <table:table-cell office:value-type="float" office:value="3.44" calcext:value-type="float">
            <text:p>3.44</text:p>
          </table:table-cell>
          <table:table-cell office:value-type="float" office:value="0.51" calcext:value-type="float">
            <text:p>0.51</text:p>
          </table:table-cell>
          <table:table-cell office:value-type="float" office:value="172.17" calcext:value-type="float">
            <text:p>172.1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202" calcext:value-type="float">
            <text:p>26.202</text:p>
          </table:table-cell>
          <table:table-cell/>
          <table:table-cell office:value-type="float" office:value="192.36" calcext:value-type="float">
            <text:p>192.36</text:p>
          </table:table-cell>
          <table:table-cell office:value-type="float" office:value="210.75" calcext:value-type="float">
            <text:p>210.75</text:p>
          </table:table-cell>
          <table:table-cell office:value-type="float" office:value="1174.39" calcext:value-type="float">
            <text:p>1174.39</text:p>
          </table:table-cell>
          <table:table-cell office:value-type="float" office:value="1.68" calcext:value-type="float">
            <text:p>1.68</text:p>
          </table:table-cell>
          <table:table-cell office:value-type="float" office:value="11.34" calcext:value-type="float">
            <text:p>11.34</text:p>
          </table:table-cell>
          <table:table-cell office:value-type="float" office:value="178.66" calcext:value-type="float">
            <text:p>178.66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253" calcext:value-type="float">
            <text:p>26.253</text:p>
          </table:table-cell>
          <table:table-cell/>
          <table:table-cell office:value-type="float" office:value="197.34" calcext:value-type="float">
            <text:p>197.34</text:p>
          </table:table-cell>
          <table:table-cell office:value-type="float" office:value="210.02" calcext:value-type="float">
            <text:p>210.02</text:p>
          </table:table-cell>
          <table:table-cell office:value-type="float" office:value="1177.59" calcext:value-type="float">
            <text:p>1177.59</text:p>
          </table:table-cell>
          <table:table-cell office:value-type="float" office:value="0.6" calcext:value-type="float">
            <text:p>0.6</text:p>
          </table:table-cell>
          <table:table-cell office:value-type="float" office:value="15.56" calcext:value-type="float">
            <text:p>15.56</text:p>
          </table:table-cell>
          <table:table-cell office:value-type="float" office:value="173.75" calcext:value-type="float">
            <text:p>173.75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298" calcext:value-type="float">
            <text:p>26.298</text:p>
          </table:table-cell>
          <table:table-cell/>
          <table:table-cell office:value-type="float" office:value="204.26" calcext:value-type="float">
            <text:p>204.26</text:p>
          </table:table-cell>
          <table:table-cell office:value-type="float" office:value="203.48" calcext:value-type="float">
            <text:p>203.48</text:p>
          </table:table-cell>
          <table:table-cell office:value-type="float" office:value="1168.07" calcext:value-type="float">
            <text:p>1168.07</text:p>
          </table:table-cell>
          <table:table-cell office:value-type="float" office:value="3.14" calcext:value-type="float">
            <text:p>3.14</text:p>
          </table:table-cell>
          <table:table-cell office:value-type="float" office:value="-2.05" calcext:value-type="float">
            <text:p>-2.05</text:p>
          </table:table-cell>
          <table:table-cell office:value-type="float" office:value="173.47" calcext:value-type="float">
            <text:p>173.4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358" calcext:value-type="float">
            <text:p>26.358</text:p>
          </table:table-cell>
          <table:table-cell/>
          <table:table-cell office:value-type="float" office:value="207.49" calcext:value-type="float">
            <text:p>207.49</text:p>
          </table:table-cell>
          <table:table-cell office:value-type="float" office:value="202.65" calcext:value-type="float">
            <text:p>202.65</text:p>
          </table:table-cell>
          <table:table-cell office:value-type="float" office:value="1175.14" calcext:value-type="float">
            <text:p>1175.14</text:p>
          </table:table-cell>
          <table:table-cell office:value-type="float" office:value="-0.17" calcext:value-type="float">
            <text:p>-0.17</text:p>
          </table:table-cell>
          <table:table-cell office:value-type="float" office:value="14.63" calcext:value-type="float">
            <text:p>14.63</text:p>
          </table:table-cell>
          <table:table-cell office:value-type="float" office:value="165.64" calcext:value-type="float">
            <text:p>165.6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405" calcext:value-type="float">
            <text:p>26.405</text:p>
          </table:table-cell>
          <table:table-cell/>
          <table:table-cell office:value-type="float" office:value="211.88" calcext:value-type="float">
            <text:p>211.88</text:p>
          </table:table-cell>
          <table:table-cell office:value-type="float" office:value="196.98" calcext:value-type="float">
            <text:p>196.98</text:p>
          </table:table-cell>
          <table:table-cell office:value-type="float" office:value="1170.08" calcext:value-type="float">
            <text:p>1170.08</text:p>
          </table:table-cell>
          <table:table-cell office:value-type="float" office:value="1.88" calcext:value-type="float">
            <text:p>1.88</text:p>
          </table:table-cell>
          <table:table-cell office:value-type="float" office:value="0.27" calcext:value-type="float">
            <text:p>0.27</text:p>
          </table:table-cell>
          <table:table-cell office:value-type="float" office:value="172.51" calcext:value-type="float">
            <text:p>172.5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452" calcext:value-type="float">
            <text:p>26.452</text:p>
          </table:table-cell>
          <table:table-cell/>
          <table:table-cell office:value-type="float" office:value="211.39" calcext:value-type="float">
            <text:p>211.39</text:p>
          </table:table-cell>
          <table:table-cell office:value-type="float" office:value="193.38" calcext:value-type="float">
            <text:p>193.38</text:p>
          </table:table-cell>
          <table:table-cell office:value-type="float" office:value="1163.16" calcext:value-type="float">
            <text:p>1163.16</text:p>
          </table:table-cell>
          <table:table-cell office:value-type="float" office:value="0.3" calcext:value-type="float">
            <text:p>0.3</text:p>
          </table:table-cell>
          <table:table-cell office:value-type="float" office:value="12.38" calcext:value-type="float">
            <text:p>12.38</text:p>
          </table:table-cell>
          <table:table-cell office:value-type="float" office:value="161.41" calcext:value-type="float">
            <text:p>161.4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497" calcext:value-type="float">
            <text:p>26.497</text:p>
          </table:table-cell>
          <table:table-cell/>
          <table:table-cell office:value-type="float" office:value="212.49" calcext:value-type="float">
            <text:p>212.49</text:p>
          </table:table-cell>
          <table:table-cell office:value-type="float" office:value="193.75" calcext:value-type="float">
            <text:p>193.75</text:p>
          </table:table-cell>
          <table:table-cell office:value-type="float" office:value="1167.9" calcext:value-type="float">
            <text:p>1167.9</text:p>
          </table:table-cell>
          <table:table-cell office:value-type="float" office:value="1.04" calcext:value-type="float">
            <text:p>1.04</text:p>
          </table:table-cell>
          <table:table-cell office:value-type="float" office:value="5.34" calcext:value-type="float">
            <text:p>5.34</text:p>
          </table:table-cell>
          <table:table-cell office:value-type="float" office:value="174.6" calcext:value-type="float">
            <text:p>174.6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547" calcext:value-type="float">
            <text:p>26.547</text:p>
          </table:table-cell>
          <table:table-cell/>
          <table:table-cell office:value-type="float" office:value="211.74" calcext:value-type="float">
            <text:p>211.74</text:p>
          </table:table-cell>
          <table:table-cell office:value-type="float" office:value="192.32" calcext:value-type="float">
            <text:p>192.32</text:p>
          </table:table-cell>
          <table:table-cell office:value-type="float" office:value="1166.27" calcext:value-type="float">
            <text:p>1166.27</text:p>
          </table:table-cell>
          <table:table-cell office:value-type="float" office:value="-0.8" calcext:value-type="float">
            <text:p>-0.8</text:p>
          </table:table-cell>
          <table:table-cell office:value-type="float" office:value="15.91" calcext:value-type="float">
            <text:p>15.91</text:p>
          </table:table-cell>
          <table:table-cell office:value-type="float" office:value="165.67" calcext:value-type="float">
            <text:p>165.6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594" calcext:value-type="float">
            <text:p>26.594</text:p>
          </table:table-cell>
          <table:table-cell/>
          <table:table-cell office:value-type="float" office:value="210.43" calcext:value-type="float">
            <text:p>210.43</text:p>
          </table:table-cell>
          <table:table-cell office:value-type="float" office:value="191.85" calcext:value-type="float">
            <text:p>191.85</text:p>
          </table:table-cell>
          <table:table-cell office:value-type="float" office:value="1162.17" calcext:value-type="float">
            <text:p>1162.17</text:p>
          </table:table-cell>
          <table:table-cell office:value-type="float" office:value="-1.88" calcext:value-type="float">
            <text:p>-1.88</text:p>
          </table:table-cell>
          <table:table-cell office:value-type="float" office:value="20.17" calcext:value-type="float">
            <text:p>20.17</text:p>
          </table:table-cell>
          <table:table-cell office:value-type="float" office:value="168.55" calcext:value-type="float">
            <text:p>168.55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643" calcext:value-type="float">
            <text:p>26.643</text:p>
          </table:table-cell>
          <table:table-cell/>
          <table:table-cell office:value-type="float" office:value="213.05" calcext:value-type="float">
            <text:p>213.05</text:p>
          </table:table-cell>
          <table:table-cell office:value-type="float" office:value="194.54" calcext:value-type="float">
            <text:p>194.54</text:p>
          </table:table-cell>
          <table:table-cell office:value-type="float" office:value="1176.38" calcext:value-type="float">
            <text:p>1176.38</text:p>
          </table:table-cell>
          <table:table-cell office:value-type="float" office:value="-0.95" calcext:value-type="float">
            <text:p>-0.95</text:p>
          </table:table-cell>
          <table:table-cell office:value-type="float" office:value="14.84" calcext:value-type="float">
            <text:p>14.84</text:p>
          </table:table-cell>
          <table:table-cell office:value-type="float" office:value="166.43" calcext:value-type="float">
            <text:p>166.43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685" calcext:value-type="float">
            <text:p>26.685</text:p>
          </table:table-cell>
          <table:table-cell/>
          <table:table-cell office:value-type="float" office:value="211.56" calcext:value-type="float">
            <text:p>211.56</text:p>
          </table:table-cell>
          <table:table-cell office:value-type="float" office:value="193.32" calcext:value-type="float">
            <text:p>193.32</text:p>
          </table:table-cell>
          <table:table-cell office:value-type="float" office:value="1167.48" calcext:value-type="float">
            <text:p>1167.48</text:p>
          </table:table-cell>
          <table:table-cell office:value-type="float" office:value="0.88" calcext:value-type="float">
            <text:p>0.88</text:p>
          </table:table-cell>
          <table:table-cell office:value-type="float" office:value="1.63" calcext:value-type="float">
            <text:p>1.63</text:p>
          </table:table-cell>
          <table:table-cell office:value-type="float" office:value="174.82" calcext:value-type="float">
            <text:p>174.8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742" calcext:value-type="float">
            <text:p>26.742</text:p>
          </table:table-cell>
          <table:table-cell/>
          <table:table-cell office:value-type="float" office:value="213.1" calcext:value-type="float">
            <text:p>213.1</text:p>
          </table:table-cell>
          <table:table-cell office:value-type="float" office:value="194.91" calcext:value-type="float">
            <text:p>194.91</text:p>
          </table:table-cell>
          <table:table-cell office:value-type="float" office:value="1176.1" calcext:value-type="float">
            <text:p>1176.1</text:p>
          </table:table-cell>
          <table:table-cell office:value-type="float" office:value="0.85" calcext:value-type="float">
            <text:p>0.85</text:p>
          </table:table-cell>
          <table:table-cell office:value-type="float" office:value="4.28" calcext:value-type="float">
            <text:p>4.28</text:p>
          </table:table-cell>
          <table:table-cell office:value-type="float" office:value="173.07" calcext:value-type="float">
            <text:p>173.0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789" calcext:value-type="float">
            <text:p>26.789</text:p>
          </table:table-cell>
          <table:table-cell/>
          <table:table-cell office:value-type="float" office:value="212.16" calcext:value-type="float">
            <text:p>212.16</text:p>
          </table:table-cell>
          <table:table-cell office:value-type="float" office:value="194.3" calcext:value-type="float">
            <text:p>194.3</text:p>
          </table:table-cell>
          <table:table-cell office:value-type="float" office:value="1172.18" calcext:value-type="float">
            <text:p>1172.18</text:p>
          </table:table-cell>
          <table:table-cell office:value-type="float" office:value="-0.12" calcext:value-type="float">
            <text:p>-0.12</text:p>
          </table:table-cell>
          <table:table-cell office:value-type="float" office:value="9.31" calcext:value-type="float">
            <text:p>9.31</text:p>
          </table:table-cell>
          <table:table-cell office:value-type="float" office:value="176.98" calcext:value-type="float">
            <text:p>176.98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/>
          <table:table-cell office:value-type="float" office:value="212.49" calcext:value-type="float">
            <text:p>212.49</text:p>
          </table:table-cell>
          <table:table-cell office:value-type="float" office:value="194.71" calcext:value-type="float">
            <text:p>194.71</text:p>
          </table:table-cell>
          <table:table-cell office:value-type="float" office:value="1174.72" calcext:value-type="float">
            <text:p>1174.72</text:p>
          </table:table-cell>
          <table:table-cell office:value-type="float" office:value="0.68" calcext:value-type="float">
            <text:p>0.68</text:p>
          </table:table-cell>
          <table:table-cell office:value-type="float" office:value="4.52" calcext:value-type="float">
            <text:p>4.52</text:p>
          </table:table-cell>
          <table:table-cell office:value-type="float" office:value="175.67" calcext:value-type="float">
            <text:p>175.6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888" calcext:value-type="float">
            <text:p>26.888</text:p>
          </table:table-cell>
          <table:table-cell/>
          <table:table-cell office:value-type="float" office:value="211.58" calcext:value-type="float">
            <text:p>211.58</text:p>
          </table:table-cell>
          <table:table-cell office:value-type="float" office:value="193.79" calcext:value-type="float">
            <text:p>193.79</text:p>
          </table:table-cell>
          <table:table-cell office:value-type="float" office:value="1170.46" calcext:value-type="float">
            <text:p>1170.46</text:p>
          </table:table-cell>
          <table:table-cell office:value-type="float" office:value="1.07" calcext:value-type="float">
            <text:p>1.07</text:p>
          </table:table-cell>
          <table:table-cell office:value-type="float" office:value="0.2" calcext:value-type="float">
            <text:p>0.2</text:p>
          </table:table-cell>
          <table:table-cell office:value-type="float" office:value="172.48" calcext:value-type="float">
            <text:p>172.48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938" calcext:value-type="float">
            <text:p>26.938</text:p>
          </table:table-cell>
          <table:table-cell/>
          <table:table-cell office:value-type="float" office:value="210.43" calcext:value-type="float">
            <text:p>210.43</text:p>
          </table:table-cell>
          <table:table-cell office:value-type="float" office:value="194.33" calcext:value-type="float">
            <text:p>194.33</text:p>
          </table:table-cell>
          <table:table-cell office:value-type="float" office:value="1167.09" calcext:value-type="float">
            <text:p>1167.09</text:p>
          </table:table-cell>
          <table:table-cell office:value-type="float" office:value="1.7" calcext:value-type="float">
            <text:p>1.7</text:p>
          </table:table-cell>
          <table:table-cell office:value-type="float" office:value="1.67" calcext:value-type="float">
            <text:p>1.67</text:p>
          </table:table-cell>
          <table:table-cell office:value-type="float" office:value="174.81" calcext:value-type="float">
            <text:p>174.8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.984" calcext:value-type="float">
            <text:p>26.984</text:p>
          </table:table-cell>
          <table:table-cell/>
          <table:table-cell office:value-type="float" office:value="210.38" calcext:value-type="float">
            <text:p>210.38</text:p>
          </table:table-cell>
          <table:table-cell office:value-type="float" office:value="194.7" calcext:value-type="float">
            <text:p>194.7</text:p>
          </table:table-cell>
          <table:table-cell office:value-type="float" office:value="1168.01" calcext:value-type="float">
            <text:p>1168.01</text:p>
          </table:table-cell>
          <table:table-cell office:value-type="float" office:value="0.61" calcext:value-type="float">
            <text:p>0.61</text:p>
          </table:table-cell>
          <table:table-cell office:value-type="float" office:value="5.76" calcext:value-type="float">
            <text:p>5.76</text:p>
          </table:table-cell>
          <table:table-cell office:value-type="float" office:value="178.72" calcext:value-type="float">
            <text:p>178.7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034" calcext:value-type="float">
            <text:p>27.034</text:p>
          </table:table-cell>
          <table:table-cell/>
          <table:table-cell office:value-type="float" office:value="210.42" calcext:value-type="float">
            <text:p>210.42</text:p>
          </table:table-cell>
          <table:table-cell office:value-type="float" office:value="195.05" calcext:value-type="float">
            <text:p>195.05</text:p>
          </table:table-cell>
          <table:table-cell office:value-type="float" office:value="1167.05" calcext:value-type="float">
            <text:p>1167.05</text:p>
          </table:table-cell>
          <table:table-cell office:value-type="float" office:value="1.7" calcext:value-type="float">
            <text:p>1.7</text:p>
          </table:table-cell>
          <table:table-cell office:value-type="float" office:value="1.66" calcext:value-type="float">
            <text:p>1.66</text:p>
          </table:table-cell>
          <table:table-cell office:value-type="float" office:value="174.82" calcext:value-type="float">
            <text:p>174.8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/>
          <table:table-cell office:value-type="float" office:value="212.73" calcext:value-type="float">
            <text:p>212.73</text:p>
          </table:table-cell>
          <table:table-cell office:value-type="float" office:value="197.25" calcext:value-type="float">
            <text:p>197.25</text:p>
          </table:table-cell>
          <table:table-cell office:value-type="float" office:value="1171.24" calcext:value-type="float">
            <text:p>1171.24</text:p>
          </table:table-cell>
          <table:table-cell office:value-type="float" office:value="1.38" calcext:value-type="float">
            <text:p>1.38</text:p>
          </table:table-cell>
          <table:table-cell office:value-type="float" office:value="8.33" calcext:value-type="float">
            <text:p>8.33</text:p>
          </table:table-cell>
          <table:table-cell office:value-type="float" office:value="-179.9" calcext:value-type="float">
            <text:p>-179.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129" calcext:value-type="float">
            <text:p>27.129</text:p>
          </table:table-cell>
          <table:table-cell/>
          <table:table-cell office:value-type="float" office:value="215.07" calcext:value-type="float">
            <text:p>215.07</text:p>
          </table:table-cell>
          <table:table-cell office:value-type="float" office:value="197.84" calcext:value-type="float">
            <text:p>197.84</text:p>
          </table:table-cell>
          <table:table-cell office:value-type="float" office:value="1173.86" calcext:value-type="float">
            <text:p>1173.86</text:p>
          </table:table-cell>
          <table:table-cell office:value-type="float" office:value="2.14" calcext:value-type="float">
            <text:p>2.14</text:p>
          </table:table-cell>
          <table:table-cell office:value-type="float" office:value="1.17" calcext:value-type="float">
            <text:p>1.17</text:p>
          </table:table-cell>
          <table:table-cell office:value-type="float" office:value="175.41" calcext:value-type="float">
            <text:p>175.4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176" calcext:value-type="float">
            <text:p>27.176</text:p>
          </table:table-cell>
          <table:table-cell/>
          <table:table-cell office:value-type="float" office:value="212.27" calcext:value-type="float">
            <text:p>212.27</text:p>
          </table:table-cell>
          <table:table-cell office:value-type="float" office:value="194.11" calcext:value-type="float">
            <text:p>194.11</text:p>
          </table:table-cell>
          <table:table-cell office:value-type="float" office:value="1150.64" calcext:value-type="float">
            <text:p>1150.64</text:p>
          </table:table-cell>
          <table:table-cell office:value-type="float" office:value="2.59" calcext:value-type="float">
            <text:p>2.59</text:p>
          </table:table-cell>
          <table:table-cell office:value-type="float" office:value="-3.98" calcext:value-type="float">
            <text:p>-3.98</text:p>
          </table:table-cell>
          <table:table-cell office:value-type="float" office:value="175.04" calcext:value-type="float">
            <text:p>175.0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231" calcext:value-type="float">
            <text:p>27.231</text:p>
          </table:table-cell>
          <table:table-cell/>
          <table:table-cell office:value-type="float" office:value="218.17" calcext:value-type="float">
            <text:p>218.17</text:p>
          </table:table-cell>
          <table:table-cell office:value-type="float" office:value="198.64" calcext:value-type="float">
            <text:p>198.64</text:p>
          </table:table-cell>
          <table:table-cell office:value-type="float" office:value="1176.35" calcext:value-type="float">
            <text:p>1176.35</text:p>
          </table:table-cell>
          <table:table-cell office:value-type="float" office:value="1.25" calcext:value-type="float">
            <text:p>1.25</text:p>
          </table:table-cell>
          <table:table-cell office:value-type="float" office:value="6.67" calcext:value-type="float">
            <text:p>6.67</text:p>
          </table:table-cell>
          <table:table-cell office:value-type="float" office:value="175.76" calcext:value-type="float">
            <text:p>175.76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288" calcext:value-type="float">
            <text:p>27.288</text:p>
          </table:table-cell>
          <table:table-cell/>
          <table:table-cell office:value-type="float" office:value="219.89" calcext:value-type="float">
            <text:p>219.89</text:p>
          </table:table-cell>
          <table:table-cell office:value-type="float" office:value="197.12" calcext:value-type="float">
            <text:p>197.12</text:p>
          </table:table-cell>
          <table:table-cell office:value-type="float" office:value="1166.17" calcext:value-type="float">
            <text:p>1166.17</text:p>
          </table:table-cell>
          <table:table-cell office:value-type="float" office:value="1.64" calcext:value-type="float">
            <text:p>1.64</text:p>
          </table:table-cell>
          <table:table-cell office:value-type="float" office:value="1.58" calcext:value-type="float">
            <text:p>1.58</text:p>
          </table:table-cell>
          <table:table-cell office:value-type="float" office:value="175.93" calcext:value-type="float">
            <text:p>175.93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337" calcext:value-type="float">
            <text:p>27.337</text:p>
          </table:table-cell>
          <table:table-cell/>
          <table:table-cell office:value-type="float" office:value="224.38" calcext:value-type="float">
            <text:p>224.38</text:p>
          </table:table-cell>
          <table:table-cell office:value-type="float" office:value="200.07" calcext:value-type="float">
            <text:p>200.07</text:p>
          </table:table-cell>
          <table:table-cell office:value-type="float" office:value="1178.43" calcext:value-type="float">
            <text:p>1178.43</text:p>
          </table:table-cell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171.33" calcext:value-type="float">
            <text:p>171.33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383" calcext:value-type="float">
            <text:p>27.383</text:p>
          </table:table-cell>
          <table:table-cell/>
          <table:table-cell office:value-type="float" office:value="223.51" calcext:value-type="float">
            <text:p>223.51</text:p>
          </table:table-cell>
          <table:table-cell office:value-type="float" office:value="199.26" calcext:value-type="float">
            <text:p>199.26</text:p>
          </table:table-cell>
          <table:table-cell office:value-type="float" office:value="1168.14" calcext:value-type="float">
            <text:p>1168.14</text:p>
          </table:table-cell>
          <table:table-cell office:value-type="float" office:value="3.14" calcext:value-type="float">
            <text:p>3.14</text:p>
          </table:table-cell>
          <table:table-cell office:value-type="float" office:value="-1.93" calcext:value-type="float">
            <text:p>-1.93</text:p>
          </table:table-cell>
          <table:table-cell office:value-type="float" office:value="173.74" calcext:value-type="float">
            <text:p>173.7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433" calcext:value-type="float">
            <text:p>27.433</text:p>
          </table:table-cell>
          <table:table-cell/>
          <table:table-cell office:value-type="float" office:value="223.48" calcext:value-type="float">
            <text:p>223.48</text:p>
          </table:table-cell>
          <table:table-cell office:value-type="float" office:value="198.96" calcext:value-type="float">
            <text:p>198.96</text:p>
          </table:table-cell>
          <table:table-cell office:value-type="float" office:value="1166.31" calcext:value-type="float">
            <text:p>1166.31</text:p>
          </table:table-cell>
          <table:table-cell office:value-type="float" office:value="2.55" calcext:value-type="float">
            <text:p>2.55</text:p>
          </table:table-cell>
          <table:table-cell office:value-type="float" office:value="1.56" calcext:value-type="float">
            <text:p>1.56</text:p>
          </table:table-cell>
          <table:table-cell office:value-type="float" office:value="174.94" calcext:value-type="float">
            <text:p>174.9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478" calcext:value-type="float">
            <text:p>27.478</text:p>
          </table:table-cell>
          <table:table-cell/>
          <table:table-cell office:value-type="float" office:value="225.19" calcext:value-type="float">
            <text:p>225.19</text:p>
          </table:table-cell>
          <table:table-cell office:value-type="float" office:value="199.84" calcext:value-type="float">
            <text:p>199.84</text:p>
          </table:table-cell>
          <table:table-cell office:value-type="float" office:value="1175.15" calcext:value-type="float">
            <text:p>1175.15</text:p>
          </table:table-cell>
          <table:table-cell office:value-type="float" office:value="-1.03" calcext:value-type="float">
            <text:p>-1.03</text:p>
          </table:table-cell>
          <table:table-cell office:value-type="float" office:value="20.24" calcext:value-type="float">
            <text:p>20.24</text:p>
          </table:table-cell>
          <table:table-cell office:value-type="float" office:value="165.88" calcext:value-type="float">
            <text:p>165.88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526" calcext:value-type="float">
            <text:p>27.526</text:p>
          </table:table-cell>
          <table:table-cell/>
          <table:table-cell office:value-type="float" office:value="223.7" calcext:value-type="float">
            <text:p>223.7</text:p>
          </table:table-cell>
          <table:table-cell office:value-type="float" office:value="198.85" calcext:value-type="float">
            <text:p>198.85</text:p>
          </table:table-cell>
          <table:table-cell office:value-type="float" office:value="1165.6" calcext:value-type="float">
            <text:p>1165.6</text:p>
          </table:table-cell>
          <table:table-cell office:value-type="float" office:value="2.46" calcext:value-type="float">
            <text:p>2.46</text:p>
          </table:table-cell>
          <table:table-cell office:value-type="float" office:value="1.59" calcext:value-type="float">
            <text:p>1.59</text:p>
          </table:table-cell>
          <table:table-cell office:value-type="float" office:value="175.91" calcext:value-type="float">
            <text:p>175.9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575" calcext:value-type="float">
            <text:p>27.575</text:p>
          </table:table-cell>
          <table:table-cell/>
          <table:table-cell office:value-type="float" office:value="223.7" calcext:value-type="float">
            <text:p>223.7</text:p>
          </table:table-cell>
          <table:table-cell office:value-type="float" office:value="198.85" calcext:value-type="float">
            <text:p>198.85</text:p>
          </table:table-cell>
          <table:table-cell office:value-type="float" office:value="1165.6" calcext:value-type="float">
            <text:p>1165.6</text:p>
          </table:table-cell>
          <table:table-cell office:value-type="float" office:value="2.46" calcext:value-type="float">
            <text:p>2.46</text:p>
          </table:table-cell>
          <table:table-cell office:value-type="float" office:value="1.59" calcext:value-type="float">
            <text:p>1.59</text:p>
          </table:table-cell>
          <table:table-cell office:value-type="float" office:value="175.91" calcext:value-type="float">
            <text:p>175.9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626" calcext:value-type="float">
            <text:p>27.626</text:p>
          </table:table-cell>
          <table:table-cell/>
          <table:table-cell office:value-type="float" office:value="225.59" calcext:value-type="float">
            <text:p>225.59</text:p>
          </table:table-cell>
          <table:table-cell office:value-type="float" office:value="200.01" calcext:value-type="float">
            <text:p>200.01</text:p>
          </table:table-cell>
          <table:table-cell office:value-type="float" office:value="1176.16" calcext:value-type="float">
            <text:p>1176.16</text:p>
          </table:table-cell>
          <table:table-cell office:value-type="float" office:value="-0.47" calcext:value-type="float">
            <text:p>-0.47</text:p>
          </table:table-cell>
          <table:table-cell office:value-type="float" office:value="16.73" calcext:value-type="float">
            <text:p>16.73</text:p>
          </table:table-cell>
          <table:table-cell office:value-type="float" office:value="166.29" calcext:value-type="float">
            <text:p>166.29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672" calcext:value-type="float">
            <text:p>27.672</text:p>
          </table:table-cell>
          <table:table-cell/>
          <table:table-cell office:value-type="float" office:value="222.33" calcext:value-type="float">
            <text:p>222.33</text:p>
          </table:table-cell>
          <table:table-cell office:value-type="float" office:value="197.7" calcext:value-type="float">
            <text:p>197.7</text:p>
          </table:table-cell>
          <table:table-cell office:value-type="float" office:value="1160.41" calcext:value-type="float">
            <text:p>1160.41</text:p>
          </table:table-cell>
          <table:table-cell office:value-type="float" office:value="-1.71" calcext:value-type="float">
            <text:p>-1.71</text:p>
          </table:table-cell>
          <table:table-cell office:value-type="float" office:value="23.77" calcext:value-type="float">
            <text:p>23.77</text:p>
          </table:table-cell>
          <table:table-cell office:value-type="float" office:value="166.82" calcext:value-type="float">
            <text:p>166.8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/>
          <table:table-cell office:value-type="float" office:value="222.33" calcext:value-type="float">
            <text:p>222.33</text:p>
          </table:table-cell>
          <table:table-cell office:value-type="float" office:value="197.7" calcext:value-type="float">
            <text:p>197.7</text:p>
          </table:table-cell>
          <table:table-cell office:value-type="float" office:value="1160.41" calcext:value-type="float">
            <text:p>1160.41</text:p>
          </table:table-cell>
          <table:table-cell office:value-type="float" office:value="-1.71" calcext:value-type="float">
            <text:p>-1.71</text:p>
          </table:table-cell>
          <table:table-cell office:value-type="float" office:value="23.77" calcext:value-type="float">
            <text:p>23.77</text:p>
          </table:table-cell>
          <table:table-cell office:value-type="float" office:value="166.82" calcext:value-type="float">
            <text:p>166.8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766" calcext:value-type="float">
            <text:p>27.766</text:p>
          </table:table-cell>
          <table:table-cell/>
          <table:table-cell office:value-type="float" office:value="224.48" calcext:value-type="float">
            <text:p>224.48</text:p>
          </table:table-cell>
          <table:table-cell office:value-type="float" office:value="200.47" calcext:value-type="float">
            <text:p>200.47</text:p>
          </table:table-cell>
          <table:table-cell office:value-type="float" office:value="1172.79" calcext:value-type="float">
            <text:p>1172.79</text:p>
          </table:table-cell>
          <table:table-cell office:value-type="float" office:value="1.39" calcext:value-type="float">
            <text:p>1.39</text:p>
          </table:table-cell>
          <table:table-cell office:value-type="float" office:value="8.25" calcext:value-type="float">
            <text:p>8.25</text:p>
          </table:table-cell>
          <table:table-cell office:value-type="float" office:value="179.55" calcext:value-type="float">
            <text:p>179.55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816" calcext:value-type="float">
            <text:p>27.816</text:p>
          </table:table-cell>
          <table:table-cell/>
          <table:table-cell office:value-type="float" office:value="224.8" calcext:value-type="float">
            <text:p>224.8</text:p>
          </table:table-cell>
          <table:table-cell office:value-type="float" office:value="200.88" calcext:value-type="float">
            <text:p>200.88</text:p>
          </table:table-cell>
          <table:table-cell office:value-type="float" office:value="1175.24" calcext:value-type="float">
            <text:p>1175.24</text:p>
          </table:table-cell>
          <table:table-cell office:value-type="float" office:value="1.9" calcext:value-type="float">
            <text:p>1.9</text:p>
          </table:table-cell>
          <table:table-cell office:value-type="float" office:value="5.11" calcext:value-type="float">
            <text:p>5.11</text:p>
          </table:table-cell>
          <table:table-cell office:value-type="float" office:value="178.97" calcext:value-type="float">
            <text:p>178.97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864" calcext:value-type="float">
            <text:p>27.864</text:p>
          </table:table-cell>
          <table:table-cell/>
          <table:table-cell office:value-type="float" office:value="223.57" calcext:value-type="float">
            <text:p>223.57</text:p>
          </table:table-cell>
          <table:table-cell office:value-type="float" office:value="200.2" calcext:value-type="float">
            <text:p>200.2</text:p>
          </table:table-cell>
          <table:table-cell office:value-type="float" office:value="1169.46" calcext:value-type="float">
            <text:p>1169.46</text:p>
          </table:table-cell>
          <table:table-cell office:value-type="float" office:value="2.72" calcext:value-type="float">
            <text:p>2.72</text:p>
          </table:table-cell>
          <table:table-cell office:value-type="float" office:value="0.3" calcext:value-type="float">
            <text:p>0.3</text:p>
          </table:table-cell>
          <table:table-cell office:value-type="float" office:value="172.73" calcext:value-type="float">
            <text:p>172.73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913" calcext:value-type="float">
            <text:p>27.913</text:p>
          </table:table-cell>
          <table:table-cell/>
          <table:table-cell office:value-type="float" office:value="223.17" calcext:value-type="float">
            <text:p>223.17</text:p>
          </table:table-cell>
          <table:table-cell office:value-type="float" office:value="200.89" calcext:value-type="float">
            <text:p>200.89</text:p>
          </table:table-cell>
          <table:table-cell office:value-type="float" office:value="1169.22" calcext:value-type="float">
            <text:p>1169.22</text:p>
          </table:table-cell>
          <table:table-cell office:value-type="float" office:value="2.63" calcext:value-type="float">
            <text:p>2.63</text:p>
          </table:table-cell>
          <table:table-cell office:value-type="float" office:value="0.36" calcext:value-type="float">
            <text:p>0.36</text:p>
          </table:table-cell>
          <table:table-cell office:value-type="float" office:value="173.61" calcext:value-type="float">
            <text:p>173.6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.962" calcext:value-type="float">
            <text:p>27.962</text:p>
          </table:table-cell>
          <table:table-cell/>
          <table:table-cell office:value-type="float" office:value="223.17" calcext:value-type="float">
            <text:p>223.17</text:p>
          </table:table-cell>
          <table:table-cell office:value-type="float" office:value="200.89" calcext:value-type="float">
            <text:p>200.89</text:p>
          </table:table-cell>
          <table:table-cell office:value-type="float" office:value="1169.22" calcext:value-type="float">
            <text:p>1169.22</text:p>
          </table:table-cell>
          <table:table-cell office:value-type="float" office:value="2.63" calcext:value-type="float">
            <text:p>2.63</text:p>
          </table:table-cell>
          <table:table-cell office:value-type="float" office:value="0.36" calcext:value-type="float">
            <text:p>0.36</text:p>
          </table:table-cell>
          <table:table-cell office:value-type="float" office:value="173.61" calcext:value-type="float">
            <text:p>173.61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.01" calcext:value-type="float">
            <text:p>28.01</text:p>
          </table:table-cell>
          <table:table-cell/>
          <table:table-cell office:value-type="float" office:value="224.29" calcext:value-type="float">
            <text:p>224.29</text:p>
          </table:table-cell>
          <table:table-cell office:value-type="float" office:value="201.61" calcext:value-type="float">
            <text:p>201.61</text:p>
          </table:table-cell>
          <table:table-cell office:value-type="float" office:value="1174.38" calcext:value-type="float">
            <text:p>1174.38</text:p>
          </table:table-cell>
          <table:table-cell office:value-type="float" office:value="1.57" calcext:value-type="float">
            <text:p>1.57</text:p>
          </table:table-cell>
          <table:table-cell office:value-type="float" office:value="4.19" calcext:value-type="float">
            <text:p>4.19</text:p>
          </table:table-cell>
          <table:table-cell office:value-type="float" office:value="175.5" calcext:value-type="float">
            <text:p>175.5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.058" calcext:value-type="float">
            <text:p>28.058</text:p>
          </table:table-cell>
          <table:table-cell/>
          <table:table-cell office:value-type="float" office:value="224.65" calcext:value-type="float">
            <text:p>224.65</text:p>
          </table:table-cell>
          <table:table-cell office:value-type="float" office:value="201.58" calcext:value-type="float">
            <text:p>201.58</text:p>
          </table:table-cell>
          <table:table-cell office:value-type="float" office:value="1176.35" calcext:value-type="float">
            <text:p>1176.35</text:p>
          </table:table-cell>
          <table:table-cell office:value-type="float" office:value="1.32" calcext:value-type="float">
            <text:p>1.32</text:p>
          </table:table-cell>
          <table:table-cell office:value-type="float" office:value="6.15" calcext:value-type="float">
            <text:p>6.15</text:p>
          </table:table-cell>
          <table:table-cell office:value-type="float" office:value="175.62" calcext:value-type="float">
            <text:p>175.6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.109" calcext:value-type="float">
            <text:p>28.109</text:p>
          </table:table-cell>
          <table:table-cell/>
          <table:table-cell office:value-type="float" office:value="223.57" calcext:value-type="float">
            <text:p>223.57</text:p>
          </table:table-cell>
          <table:table-cell office:value-type="float" office:value="200.2" calcext:value-type="float">
            <text:p>200.2</text:p>
          </table:table-cell>
          <table:table-cell office:value-type="float" office:value="1169.46" calcext:value-type="float">
            <text:p>1169.46</text:p>
          </table:table-cell>
          <table:table-cell office:value-type="float" office:value="2.72" calcext:value-type="float">
            <text:p>2.72</text:p>
          </table:table-cell>
          <table:table-cell office:value-type="float" office:value="0.3" calcext:value-type="float">
            <text:p>0.3</text:p>
          </table:table-cell>
          <table:table-cell office:value-type="float" office:value="172.73" calcext:value-type="float">
            <text:p>172.73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647" calcext:value-type="float">
            <text:p>6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.137" calcext:value-type="float">
            <text:p>28.137</text:p>
          </table:table-cell>
          <table:table-cell/>
          <table:table-cell office:value-type="float" office:value="224.39" calcext:value-type="float">
            <text:p>224.39</text:p>
          </table:table-cell>
          <table:table-cell office:value-type="float" office:value="200.78" calcext:value-type="float">
            <text:p>200.78</text:p>
          </table:table-cell>
          <table:table-cell office:value-type="float" office:value="1173.79" calcext:value-type="float">
            <text:p>1173.79</text:p>
          </table:table-cell>
          <table:table-cell office:value-type="float" office:value="2.16" calcext:value-type="float">
            <text:p>2.16</text:p>
          </table:table-cell>
          <table:table-cell office:value-type="float" office:value="1.11" calcext:value-type="float">
            <text:p>1.11</text:p>
          </table:table-cell>
          <table:table-cell office:value-type="float" office:value="175.45" calcext:value-type="float">
            <text:p>175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187" calcext:value-type="float">
            <text:p>28.187</text:p>
          </table:table-cell>
          <table:table-cell/>
          <table:table-cell office:value-type="float" office:value="222.73" calcext:value-type="float">
            <text:p>222.73</text:p>
          </table:table-cell>
          <table:table-cell office:value-type="float" office:value="199.28" calcext:value-type="float">
            <text:p>199.28</text:p>
          </table:table-cell>
          <table:table-cell office:value-type="float" office:value="1166.06" calcext:value-type="float">
            <text:p>1166.06</text:p>
          </table:table-cell>
          <table:table-cell office:value-type="float" office:value="1.64" calcext:value-type="float">
            <text:p>1.64</text:p>
          </table:table-cell>
          <table:table-cell office:value-type="float" office:value="1.54" calcext:value-type="float">
            <text:p>1.54</text:p>
          </table:table-cell>
          <table:table-cell office:value-type="float" office:value="175.93" calcext:value-type="float">
            <text:p>175.9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233" calcext:value-type="float">
            <text:p>28.233</text:p>
          </table:table-cell>
          <table:table-cell/>
          <table:table-cell office:value-type="float" office:value="222.73" calcext:value-type="float">
            <text:p>222.73</text:p>
          </table:table-cell>
          <table:table-cell office:value-type="float" office:value="199.28" calcext:value-type="float">
            <text:p>199.28</text:p>
          </table:table-cell>
          <table:table-cell office:value-type="float" office:value="1166.06" calcext:value-type="float">
            <text:p>1166.06</text:p>
          </table:table-cell>
          <table:table-cell office:value-type="float" office:value="1.64" calcext:value-type="float">
            <text:p>1.64</text:p>
          </table:table-cell>
          <table:table-cell office:value-type="float" office:value="1.54" calcext:value-type="float">
            <text:p>1.54</text:p>
          </table:table-cell>
          <table:table-cell office:value-type="float" office:value="175.93" calcext:value-type="float">
            <text:p>175.9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284" calcext:value-type="float">
            <text:p>28.284</text:p>
          </table:table-cell>
          <table:table-cell/>
          <table:table-cell office:value-type="float" office:value="224.3" calcext:value-type="float">
            <text:p>224.3</text:p>
          </table:table-cell>
          <table:table-cell office:value-type="float" office:value="200.89" calcext:value-type="float">
            <text:p>200.89</text:p>
          </table:table-cell>
          <table:table-cell office:value-type="float" office:value="1174.43" calcext:value-type="float">
            <text:p>1174.43</text:p>
          </table:table-cell>
          <table:table-cell office:value-type="float" office:value="1.57" calcext:value-type="float">
            <text:p>1.57</text:p>
          </table:table-cell>
          <table:table-cell office:value-type="float" office:value="4.2" calcext:value-type="float">
            <text:p>4.2</text:p>
          </table:table-cell>
          <table:table-cell office:value-type="float" office:value="175.48" calcext:value-type="float">
            <text:p>175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/>
          <table:table-cell office:value-type="float" office:value="223.75" calcext:value-type="float">
            <text:p>223.75</text:p>
          </table:table-cell>
          <table:table-cell office:value-type="float" office:value="200.55" calcext:value-type="float">
            <text:p>200.55</text:p>
          </table:table-cell>
          <table:table-cell office:value-type="float" office:value="1175.09" calcext:value-type="float">
            <text:p>1175.09</text:p>
          </table:table-cell>
          <table:table-cell office:value-type="float" office:value="-1.02" calcext:value-type="float">
            <text:p>-1.02</text:p>
          </table:table-cell>
          <table:table-cell office:value-type="float" office:value="20.11" calcext:value-type="float">
            <text:p>20.11</text:p>
          </table:table-cell>
          <table:table-cell office:value-type="float" office:value="165.81" calcext:value-type="float">
            <text:p>165.8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382" calcext:value-type="float">
            <text:p>28.382</text:p>
          </table:table-cell>
          <table:table-cell/>
          <table:table-cell office:value-type="float" office:value="223.93" calcext:value-type="float">
            <text:p>223.93</text:p>
          </table:table-cell>
          <table:table-cell office:value-type="float" office:value="201.57" calcext:value-type="float">
            <text:p>201.57</text:p>
          </table:table-cell>
          <table:table-cell office:value-type="float" office:value="1176.32" calcext:value-type="float">
            <text:p>1176.32</text:p>
          </table:table-cell>
          <table:table-cell office:value-type="float" office:value="1.32" calcext:value-type="float">
            <text:p>1.32</text:p>
          </table:table-cell>
          <table:table-cell office:value-type="float" office:value="6.19" calcext:value-type="float">
            <text:p>6.19</text:p>
          </table:table-cell>
          <table:table-cell office:value-type="float" office:value="175.64" calcext:value-type="float">
            <text:p>175.6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428" calcext:value-type="float">
            <text:p>28.428</text:p>
          </table:table-cell>
          <table:table-cell/>
          <table:table-cell office:value-type="float" office:value="222.86" calcext:value-type="float">
            <text:p>222.86</text:p>
          </table:table-cell>
          <table:table-cell office:value-type="float" office:value="200.4" calcext:value-type="float">
            <text:p>200.4</text:p>
          </table:table-cell>
          <table:table-cell office:value-type="float" office:value="1168.44" calcext:value-type="float">
            <text:p>1168.44</text:p>
          </table:table-cell>
          <table:table-cell office:value-type="float" office:value="2.25" calcext:value-type="float">
            <text:p>2.25</text:p>
          </table:table-cell>
          <table:table-cell office:value-type="float" office:value="-1.98" calcext:value-type="float">
            <text:p>-1.98</text:p>
          </table:table-cell>
          <table:table-cell office:value-type="float" office:value="174.34" calcext:value-type="float">
            <text:p>174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477" calcext:value-type="float">
            <text:p>28.477</text:p>
          </table:table-cell>
          <table:table-cell/>
          <table:table-cell office:value-type="float" office:value="223.28" calcext:value-type="float">
            <text:p>223.28</text:p>
          </table:table-cell>
          <table:table-cell office:value-type="float" office:value="199.73" calcext:value-type="float">
            <text:p>199.73</text:p>
          </table:table-cell>
          <table:table-cell office:value-type="float" office:value="1168.77" calcext:value-type="float">
            <text:p>1168.77</text:p>
          </table:table-cell>
          <table:table-cell office:value-type="float" office:value="2.32" calcext:value-type="float">
            <text:p>2.32</text:p>
          </table:table-cell>
          <table:table-cell office:value-type="float" office:value="-1.99" calcext:value-type="float">
            <text:p>-1.99</text:p>
          </table:table-cell>
          <table:table-cell office:value-type="float" office:value="173.75" calcext:value-type="float">
            <text:p>173.7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523" calcext:value-type="float">
            <text:p>28.523</text:p>
          </table:table-cell>
          <table:table-cell/>
          <table:table-cell office:value-type="float" office:value="224.3" calcext:value-type="float">
            <text:p>224.3</text:p>
          </table:table-cell>
          <table:table-cell office:value-type="float" office:value="200.89" calcext:value-type="float">
            <text:p>200.89</text:p>
          </table:table-cell>
          <table:table-cell office:value-type="float" office:value="1174.43" calcext:value-type="float">
            <text:p>1174.43</text:p>
          </table:table-cell>
          <table:table-cell office:value-type="float" office:value="1.57" calcext:value-type="float">
            <text:p>1.57</text:p>
          </table:table-cell>
          <table:table-cell office:value-type="float" office:value="4.2" calcext:value-type="float">
            <text:p>4.2</text:p>
          </table:table-cell>
          <table:table-cell office:value-type="float" office:value="175.48" calcext:value-type="float">
            <text:p>175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571" calcext:value-type="float">
            <text:p>28.571</text:p>
          </table:table-cell>
          <table:table-cell/>
          <table:table-cell office:value-type="float" office:value="224.39" calcext:value-type="float">
            <text:p>224.39</text:p>
          </table:table-cell>
          <table:table-cell office:value-type="float" office:value="200.78" calcext:value-type="float">
            <text:p>200.78</text:p>
          </table:table-cell>
          <table:table-cell office:value-type="float" office:value="1173.79" calcext:value-type="float">
            <text:p>1173.79</text:p>
          </table:table-cell>
          <table:table-cell office:value-type="float" office:value="2.16" calcext:value-type="float">
            <text:p>2.16</text:p>
          </table:table-cell>
          <table:table-cell office:value-type="float" office:value="1.11" calcext:value-type="float">
            <text:p>1.11</text:p>
          </table:table-cell>
          <table:table-cell office:value-type="float" office:value="175.45" calcext:value-type="float">
            <text:p>175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617" calcext:value-type="float">
            <text:p>28.617</text:p>
          </table:table-cell>
          <table:table-cell/>
          <table:table-cell office:value-type="float" office:value="222.86" calcext:value-type="float">
            <text:p>222.86</text:p>
          </table:table-cell>
          <table:table-cell office:value-type="float" office:value="199.68" calcext:value-type="float">
            <text:p>199.68</text:p>
          </table:table-cell>
          <table:table-cell office:value-type="float" office:value="1168.46" calcext:value-type="float">
            <text:p>1168.46</text:p>
          </table:table-cell>
          <table:table-cell office:value-type="float" office:value="2.25" calcext:value-type="float">
            <text:p>2.25</text:p>
          </table:table-cell>
          <table:table-cell office:value-type="float" office:value="-1.98" calcext:value-type="float">
            <text:p>-1.98</text:p>
          </table:table-cell>
          <table:table-cell office:value-type="float" office:value="174.34" calcext:value-type="float">
            <text:p>174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669" calcext:value-type="float">
            <text:p>28.669</text:p>
          </table:table-cell>
          <table:table-cell/>
          <table:table-cell office:value-type="float" office:value="224.78" calcext:value-type="float">
            <text:p>224.78</text:p>
          </table:table-cell>
          <table:table-cell office:value-type="float" office:value="199.24" calcext:value-type="float">
            <text:p>199.24</text:p>
          </table:table-cell>
          <table:table-cell office:value-type="float" office:value="1177.85" calcext:value-type="float">
            <text:p>1177.85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170.66" calcext:value-type="float">
            <text:p>170.6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718" calcext:value-type="float">
            <text:p>28.718</text:p>
          </table:table-cell>
          <table:table-cell/>
          <table:table-cell office:value-type="float" office:value="221.55" calcext:value-type="float">
            <text:p>221.55</text:p>
          </table:table-cell>
          <table:table-cell office:value-type="float" office:value="195.01" calcext:value-type="float">
            <text:p>195.01</text:p>
          </table:table-cell>
          <table:table-cell office:value-type="float" office:value="1174.12" calcext:value-type="float">
            <text:p>1174.12</text:p>
          </table:table-cell>
          <table:table-cell office:value-type="float" office:value="2.15" calcext:value-type="float">
            <text:p>2.15</text:p>
          </table:table-cell>
          <table:table-cell office:value-type="float" office:value="1.17" calcext:value-type="float">
            <text:p>1.17</text:p>
          </table:table-cell>
          <table:table-cell office:value-type="float" office:value="175.4" calcext:value-type="float">
            <text:p>175.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767" calcext:value-type="float">
            <text:p>28.767</text:p>
          </table:table-cell>
          <table:table-cell/>
          <table:table-cell office:value-type="float" office:value="216.38" calcext:value-type="float">
            <text:p>216.38</text:p>
          </table:table-cell>
          <table:table-cell office:value-type="float" office:value="190.79" calcext:value-type="float">
            <text:p>190.79</text:p>
          </table:table-cell>
          <table:table-cell office:value-type="float" office:value="1167.3" calcext:value-type="float">
            <text:p>1167.3</text:p>
          </table:table-cell>
          <table:table-cell office:value-type="float" office:value="2.6" calcext:value-type="float">
            <text:p>2.6</text:p>
          </table:table-cell>
          <table:table-cell office:value-type="float" office:value="-4" calcext:value-type="float">
            <text:p>-4</text:p>
          </table:table-cell>
          <table:table-cell office:value-type="float" office:value="175.09" calcext:value-type="float">
            <text:p>175.0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812" calcext:value-type="float">
            <text:p>28.812</text:p>
          </table:table-cell>
          <table:table-cell/>
          <table:table-cell office:value-type="float" office:value="212.85" calcext:value-type="float">
            <text:p>212.85</text:p>
          </table:table-cell>
          <table:table-cell office:value-type="float" office:value="189.62" calcext:value-type="float">
            <text:p>189.62</text:p>
          </table:table-cell>
          <table:table-cell office:value-type="float" office:value="1182.71" calcext:value-type="float">
            <text:p>1182.71</text:p>
          </table:table-cell>
          <table:table-cell office:value-type="float" office:value="1.84" calcext:value-type="float">
            <text:p>1.84</text:p>
          </table:table-cell>
          <table:table-cell office:value-type="float" office:value="0.76" calcext:value-type="float">
            <text:p>0.76</text:p>
          </table:table-cell>
          <table:table-cell office:value-type="float" office:value="174.74" calcext:value-type="float">
            <text:p>174.7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86" calcext:value-type="float">
            <text:p>28.86</text:p>
          </table:table-cell>
          <table:table-cell/>
          <table:table-cell office:value-type="float" office:value="198.74" calcext:value-type="float">
            <text:p>198.74</text:p>
          </table:table-cell>
          <table:table-cell office:value-type="float" office:value="184.62" calcext:value-type="float">
            <text:p>184.62</text:p>
          </table:table-cell>
          <table:table-cell office:value-type="float" office:value="1185.65" calcext:value-type="float">
            <text:p>1185.65</text:p>
          </table:table-cell>
          <table:table-cell office:value-type="float" office:value="-1.07" calcext:value-type="float">
            <text:p>-1.07</text:p>
          </table:table-cell>
          <table:table-cell office:value-type="float" office:value="16.57" calcext:value-type="float">
            <text:p>16.57</text:p>
          </table:table-cell>
          <table:table-cell office:value-type="float" office:value="163.53" calcext:value-type="float">
            <text:p>163.5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906" calcext:value-type="float">
            <text:p>28.906</text:p>
          </table:table-cell>
          <table:table-cell/>
          <table:table-cell office:value-type="float" office:value="190.13" calcext:value-type="float">
            <text:p>190.13</text:p>
          </table:table-cell>
          <table:table-cell office:value-type="float" office:value="182.35" calcext:value-type="float">
            <text:p>182.35</text:p>
          </table:table-cell>
          <table:table-cell office:value-type="float" office:value="1192.41" calcext:value-type="float">
            <text:p>1192.41</text:p>
          </table:table-cell>
          <table:table-cell office:value-type="float" office:value="0.8" calcext:value-type="float">
            <text:p>0.8</text:p>
          </table:table-cell>
          <table:table-cell office:value-type="float" office:value="5.54" calcext:value-type="float">
            <text:p>5.54</text:p>
          </table:table-cell>
          <table:table-cell office:value-type="float" office:value="167.93" calcext:value-type="float">
            <text:p>167.9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.956" calcext:value-type="float">
            <text:p>28.956</text:p>
          </table:table-cell>
          <table:table-cell/>
          <table:table-cell office:value-type="float" office:value="168.58" calcext:value-type="float">
            <text:p>168.58</text:p>
          </table:table-cell>
          <table:table-cell office:value-type="float" office:value="177.3" calcext:value-type="float">
            <text:p>177.3</text:p>
          </table:table-cell>
          <table:table-cell office:value-type="float" office:value="1202.15" calcext:value-type="float">
            <text:p>1202.15</text:p>
          </table:table-cell>
          <table:table-cell office:value-type="float" office:value="2.44" calcext:value-type="float">
            <text:p>2.44</text:p>
          </table:table-cell>
          <table:table-cell office:value-type="float" office:value="2.72" calcext:value-type="float">
            <text:p>2.72</text:p>
          </table:table-cell>
          <table:table-cell office:value-type="float" office:value="173.49" calcext:value-type="float">
            <text:p>173.4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003" calcext:value-type="float">
            <text:p>29.003</text:p>
          </table:table-cell>
          <table:table-cell/>
          <table:table-cell office:value-type="float" office:value="153.81" calcext:value-type="float">
            <text:p>153.81</text:p>
          </table:table-cell>
          <table:table-cell office:value-type="float" office:value="171.77" calcext:value-type="float">
            <text:p>171.77</text:p>
          </table:table-cell>
          <table:table-cell office:value-type="float" office:value="1181.7" calcext:value-type="float">
            <text:p>1181.7</text:p>
          </table:table-cell>
          <table:table-cell office:value-type="float" office:value="0.8" calcext:value-type="float">
            <text:p>0.8</text:p>
          </table:table-cell>
          <table:table-cell office:value-type="float" office:value="1.06" calcext:value-type="float">
            <text:p>1.06</text:p>
          </table:table-cell>
          <table:table-cell office:value-type="float" office:value="-177.14" calcext:value-type="float">
            <text:p>-177.1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053" calcext:value-type="float">
            <text:p>29.053</text:p>
          </table:table-cell>
          <table:table-cell/>
          <table:table-cell office:value-type="float" office:value="136.33" calcext:value-type="float">
            <text:p>136.33</text:p>
          </table:table-cell>
          <table:table-cell office:value-type="float" office:value="168.47" calcext:value-type="float">
            <text:p>168.47</text:p>
          </table:table-cell>
          <table:table-cell office:value-type="float" office:value="1194.12" calcext:value-type="float">
            <text:p>1194.12</text:p>
          </table:table-cell>
          <table:table-cell office:value-type="float" office:value="1.82" calcext:value-type="float">
            <text:p>1.82</text:p>
          </table:table-cell>
          <table:table-cell office:value-type="float" office:value="-3.52" calcext:value-type="float">
            <text:p>-3.52</text:p>
          </table:table-cell>
          <table:table-cell office:value-type="float" office:value="174.07" calcext:value-type="float">
            <text:p>174.0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/>
          <table:table-cell office:value-type="float" office:value="112.54" calcext:value-type="float">
            <text:p>112.54</text:p>
          </table:table-cell>
          <table:table-cell office:value-type="float" office:value="159.3" calcext:value-type="float">
            <text:p>159.3</text:p>
          </table:table-cell>
          <table:table-cell office:value-type="float" office:value="1194.9" calcext:value-type="float">
            <text:p>1194.9</text:p>
          </table:table-cell>
          <table:table-cell office:value-type="float" office:value="-0.56" calcext:value-type="float">
            <text:p>-0.56</text:p>
          </table:table-cell>
          <table:table-cell office:value-type="float" office:value="14.74" calcext:value-type="float">
            <text:p>14.74</text:p>
          </table:table-cell>
          <table:table-cell office:value-type="float" office:value="172.23" calcext:value-type="float">
            <text:p>172.2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/>
          <table:table-cell office:value-type="float" office:value="99.27" calcext:value-type="float">
            <text:p>99.27</text:p>
          </table:table-cell>
          <table:table-cell office:value-type="float" office:value="153" calcext:value-type="float">
            <text:p>153</text:p>
          </table:table-cell>
          <table:table-cell office:value-type="float" office:value="1177.71" calcext:value-type="float">
            <text:p>1177.71</text:p>
          </table:table-cell>
          <table:table-cell office:value-type="float" office:value="1.61" calcext:value-type="float">
            <text:p>1.61</text:p>
          </table:table-cell>
          <table:table-cell office:value-type="float" office:value="-8.42" calcext:value-type="float">
            <text:p>-8.42</text:p>
          </table:table-cell>
          <table:table-cell office:value-type="float" office:value="172.66" calcext:value-type="float">
            <text:p>172.6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196" calcext:value-type="float">
            <text:p>29.196</text:p>
          </table:table-cell>
          <table:table-cell/>
          <table:table-cell office:value-type="float" office:value="84.91" calcext:value-type="float">
            <text:p>84.91</text:p>
          </table:table-cell>
          <table:table-cell office:value-type="float" office:value="147.28" calcext:value-type="float">
            <text:p>147.28</text:p>
          </table:table-cell>
          <table:table-cell office:value-type="float" office:value="1183.2" calcext:value-type="float">
            <text:p>1183.2</text:p>
          </table:table-cell>
          <table:table-cell office:value-type="float" office:value="-1.64" calcext:value-type="float">
            <text:p>-1.64</text:p>
          </table:table-cell>
          <table:table-cell office:value-type="float" office:value="13.33" calcext:value-type="float">
            <text:p>13.33</text:p>
          </table:table-cell>
          <table:table-cell office:value-type="float" office:value="167.72" calcext:value-type="float">
            <text:p>167.7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245" calcext:value-type="float">
            <text:p>29.245</text:p>
          </table:table-cell>
          <table:table-cell/>
          <table:table-cell office:value-type="float" office:value="71.12" calcext:value-type="float">
            <text:p>71.12</text:p>
          </table:table-cell>
          <table:table-cell office:value-type="float" office:value="140.65" calcext:value-type="float">
            <text:p>140.65</text:p>
          </table:table-cell>
          <table:table-cell office:value-type="float" office:value="1180.03" calcext:value-type="float">
            <text:p>118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-177.44" calcext:value-type="float">
            <text:p>-177.4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294" calcext:value-type="float">
            <text:p>29.294</text:p>
          </table:table-cell>
          <table:table-cell/>
          <table:table-cell office:value-type="float" office:value="63.7" calcext:value-type="float">
            <text:p>63.7</text:p>
          </table:table-cell>
          <table:table-cell office:value-type="float" office:value="136.29" calcext:value-type="float">
            <text:p>136.29</text:p>
          </table:table-cell>
          <table:table-cell office:value-type="float" office:value="1184.47" calcext:value-type="float">
            <text:p>1184.47</text:p>
          </table:table-cell>
          <table:table-cell office:value-type="float" office:value="-0.97" calcext:value-type="float">
            <text:p>-0.97</text:p>
          </table:table-cell>
          <table:table-cell office:value-type="float" office:value="11.89" calcext:value-type="float">
            <text:p>11.89</text:p>
          </table:table-cell>
          <table:table-cell office:value-type="float" office:value="165.53" calcext:value-type="float">
            <text:p>165.5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355" calcext:value-type="float">
            <text:p>29.355</text:p>
          </table:table-cell>
          <table:table-cell/>
          <table:table-cell office:value-type="float" office:value="48.65" calcext:value-type="float">
            <text:p>48.65</text:p>
          </table:table-cell>
          <table:table-cell office:value-type="float" office:value="122.62" calcext:value-type="float">
            <text:p>122.62</text:p>
          </table:table-cell>
          <table:table-cell office:value-type="float" office:value="1186.72" calcext:value-type="float">
            <text:p>1186.72</text:p>
          </table:table-cell>
          <table:table-cell office:value-type="float" office:value="1.55" calcext:value-type="float">
            <text:p>1.55</text:p>
          </table:table-cell>
          <table:table-cell office:value-type="float" office:value="9.86" calcext:value-type="float">
            <text:p>9.86</text:p>
          </table:table-cell>
          <table:table-cell office:value-type="float" office:value="176.3" calcext:value-type="float">
            <text:p>176.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406" calcext:value-type="float">
            <text:p>29.406</text:p>
          </table:table-cell>
          <table:table-cell/>
          <table:table-cell office:value-type="float" office:value="44.43" calcext:value-type="float">
            <text:p>44.43</text:p>
          </table:table-cell>
          <table:table-cell office:value-type="float" office:value="116.08" calcext:value-type="float">
            <text:p>116.08</text:p>
          </table:table-cell>
          <table:table-cell office:value-type="float" office:value="1178.92" calcext:value-type="float">
            <text:p>1178.92</text:p>
          </table:table-cell>
          <table:table-cell office:value-type="float" office:value="2.12" calcext:value-type="float">
            <text:p>2.12</text:p>
          </table:table-cell>
          <table:table-cell office:value-type="float" office:value="3.52" calcext:value-type="float">
            <text:p>3.52</text:p>
          </table:table-cell>
          <table:table-cell office:value-type="float" office:value="-178.48" calcext:value-type="float">
            <text:p>-178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406" calcext:value-type="float">
            <text:p>29.406</text:p>
          </table:table-cell>
          <table:table-cell/>
          <table:table-cell office:value-type="float" office:value="414.29" calcext:value-type="float">
            <text:p>414.29</text:p>
          </table:table-cell>
          <table:table-cell office:value-type="float" office:value="655.06" calcext:value-type="float">
            <text:p>655.06</text:p>
          </table:table-cell>
          <table:table-cell office:value-type="float" office:value="2533.45" calcext:value-type="float">
            <text:p>2533.45</text:p>
          </table:table-cell>
          <table:table-cell office:value-type="float" office:value="3.02" calcext:value-type="float">
            <text:p>3.02</text:p>
          </table:table-cell>
          <table:table-cell office:value-type="float" office:value="10.39" calcext:value-type="float">
            <text:p>10.39</text:p>
          </table:table-cell>
          <table:table-cell office:value-type="float" office:value="-125.47" calcext:value-type="float">
            <text:p>-125.4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456" calcext:value-type="float">
            <text:p>29.456</text:p>
          </table:table-cell>
          <table:table-cell/>
          <table:table-cell office:value-type="float" office:value="37.61" calcext:value-type="float">
            <text:p>37.61</text:p>
          </table:table-cell>
          <table:table-cell office:value-type="float" office:value="105.6" calcext:value-type="float">
            <text:p>105.6</text:p>
          </table:table-cell>
          <table:table-cell office:value-type="float" office:value="1178.42" calcext:value-type="float">
            <text:p>1178.42</text:p>
          </table:table-cell>
          <table:table-cell office:value-type="float" office:value="3.49" calcext:value-type="float">
            <text:p>3.49</text:p>
          </table:table-cell>
          <table:table-cell office:value-type="float" office:value="3" calcext:value-type="float">
            <text:p>3</text:p>
          </table:table-cell>
          <table:table-cell office:value-type="float" office:value="165.55" calcext:value-type="float">
            <text:p>165.5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504" calcext:value-type="float">
            <text:p>29.504</text:p>
          </table:table-cell>
          <table:table-cell/>
          <table:table-cell office:value-type="float" office:value="32.27" calcext:value-type="float">
            <text:p>32.27</text:p>
          </table:table-cell>
          <table:table-cell office:value-type="float" office:value="98.89" calcext:value-type="float">
            <text:p>98.89</text:p>
          </table:table-cell>
          <table:table-cell office:value-type="float" office:value="1185.17" calcext:value-type="float">
            <text:p>1185.17</text:p>
          </table:table-cell>
          <table:table-cell office:value-type="float" office:value="3.47" calcext:value-type="float">
            <text:p>3.47</text:p>
          </table:table-cell>
          <table:table-cell office:value-type="float" office:value="-2.07" calcext:value-type="float">
            <text:p>-2.07</text:p>
          </table:table-cell>
          <table:table-cell office:value-type="float" office:value="178.03" calcext:value-type="float">
            <text:p>178.0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554" calcext:value-type="float">
            <text:p>29.554</text:p>
          </table:table-cell>
          <table:table-cell/>
          <table:table-cell office:value-type="float" office:value="27.88" calcext:value-type="float">
            <text:p>27.88</text:p>
          </table:table-cell>
          <table:table-cell office:value-type="float" office:value="95.2" calcext:value-type="float">
            <text:p>95.2</text:p>
          </table:table-cell>
          <table:table-cell office:value-type="float" office:value="1174.81" calcext:value-type="float">
            <text:p>1174.81</text:p>
          </table:table-cell>
          <table:table-cell office:value-type="float" office:value="3.48" calcext:value-type="float">
            <text:p>3.48</text:p>
          </table:table-cell>
          <table:table-cell office:value-type="float" office:value="-2.95" calcext:value-type="float">
            <text:p>-2.95</text:p>
          </table:table-cell>
          <table:table-cell office:value-type="float" office:value="-176.4" calcext:value-type="float">
            <text:p>-176.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605" calcext:value-type="float">
            <text:p>29.605</text:p>
          </table:table-cell>
          <table:table-cell/>
          <table:table-cell office:value-type="float" office:value="22.53" calcext:value-type="float">
            <text:p>22.53</text:p>
          </table:table-cell>
          <table:table-cell office:value-type="float" office:value="91.08" calcext:value-type="float">
            <text:p>91.08</text:p>
          </table:table-cell>
          <table:table-cell office:value-type="float" office:value="1175.23" calcext:value-type="float">
            <text:p>1175.23</text:p>
          </table:table-cell>
          <table:table-cell office:value-type="float" office:value="3.02" calcext:value-type="float">
            <text:p>3.02</text:p>
          </table:table-cell>
          <table:table-cell office:value-type="float" office:value="-3.57" calcext:value-type="float">
            <text:p>-3.57</text:p>
          </table:table-cell>
          <table:table-cell office:value-type="float" office:value="-179.97" calcext:value-type="float">
            <text:p>-179.9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655" calcext:value-type="float">
            <text:p>29.655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87.21" calcext:value-type="float">
            <text:p>87.21</text:p>
          </table:table-cell>
          <table:table-cell office:value-type="float" office:value="1178.38" calcext:value-type="float">
            <text:p>1178.38</text:p>
          </table:table-cell>
          <table:table-cell office:value-type="float" office:value="2.23" calcext:value-type="float">
            <text:p>2.23</text:p>
          </table:table-cell>
          <table:table-cell office:value-type="float" office:value="2.52" calcext:value-type="float">
            <text:p>2.52</text:p>
          </table:table-cell>
          <table:table-cell office:value-type="float" office:value="-176.48" calcext:value-type="float">
            <text:p>-176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702" calcext:value-type="float">
            <text:p>29.702</text:p>
          </table:table-cell>
          <table:table-cell/>
          <table:table-cell office:value-type="float" office:value="15.74" calcext:value-type="float">
            <text:p>15.74</text:p>
          </table:table-cell>
          <table:table-cell office:value-type="float" office:value="85.27" calcext:value-type="float">
            <text:p>85.27</text:p>
          </table:table-cell>
          <table:table-cell office:value-type="float" office:value="1176.26" calcext:value-type="float">
            <text:p>1176.26</text:p>
          </table:table-cell>
          <table:table-cell office:value-type="float" office:value="1.82" calcext:value-type="float">
            <text:p>1.82</text:p>
          </table:table-cell>
          <table:table-cell office:value-type="float" office:value="-3.38" calcext:value-type="float">
            <text:p>-3.38</text:p>
          </table:table-cell>
          <table:table-cell office:value-type="float" office:value="-175.7" calcext:value-type="float">
            <text:p>-175.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753" calcext:value-type="float">
            <text:p>29.753</text:p>
          </table:table-cell>
          <table:table-cell/>
          <table:table-cell office:value-type="float" office:value="14.38" calcext:value-type="float">
            <text:p>14.38</text:p>
          </table:table-cell>
          <table:table-cell office:value-type="float" office:value="83.37" calcext:value-type="float">
            <text:p>83.37</text:p>
          </table:table-cell>
          <table:table-cell office:value-type="float" office:value="1171.88" calcext:value-type="float">
            <text:p>1171.88</text:p>
          </table:table-cell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-172.33" calcext:value-type="float">
            <text:p>-172.3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801" calcext:value-type="float">
            <text:p>29.801</text:p>
          </table:table-cell>
          <table:table-cell/>
          <table:table-cell office:value-type="float" office:value="12.45" calcext:value-type="float">
            <text:p>12.45</text:p>
          </table:table-cell>
          <table:table-cell office:value-type="float" office:value="79.61" calcext:value-type="float">
            <text:p>79.61</text:p>
          </table:table-cell>
          <table:table-cell office:value-type="float" office:value="1176.6" calcext:value-type="float">
            <text:p>1176.6</text:p>
          </table:table-cell>
          <table:table-cell office:value-type="float" office:value="1.58" calcext:value-type="float">
            <text:p>1.58</text:p>
          </table:table-cell>
          <table:table-cell office:value-type="float" office:value="4.96" calcext:value-type="float">
            <text:p>4.96</text:p>
          </table:table-cell>
          <table:table-cell office:value-type="float" office:value="171.6" calcext:value-type="float">
            <text:p>171.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852" calcext:value-type="float">
            <text:p>29.852</text:p>
          </table:table-cell>
          <table:table-cell/>
          <table:table-cell office:value-type="float" office:value="11.55" calcext:value-type="float">
            <text:p>11.55</text:p>
          </table:table-cell>
          <table:table-cell office:value-type="float" office:value="78.2" calcext:value-type="float">
            <text:p>78.2</text:p>
          </table:table-cell>
          <table:table-cell office:value-type="float" office:value="1172.37" calcext:value-type="float">
            <text:p>1172.37</text:p>
          </table:table-cell>
          <table:table-cell office:value-type="float" office:value="1.62" calcext:value-type="float">
            <text:p>1.62</text:p>
          </table:table-cell>
          <table:table-cell office:value-type="float" office:value="0.66" calcext:value-type="float">
            <text:p>0.66</text:p>
          </table:table-cell>
          <table:table-cell office:value-type="float" office:value="-174.34" calcext:value-type="float">
            <text:p>-174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898" calcext:value-type="float">
            <text:p>29.898</text:p>
          </table:table-cell>
          <table:table-cell/>
          <table:table-cell office:value-type="float" office:value="10.34" calcext:value-type="float">
            <text:p>10.34</text:p>
          </table:table-cell>
          <table:table-cell office:value-type="float" office:value="76.83" calcext:value-type="float">
            <text:p>76.83</text:p>
          </table:table-cell>
          <table:table-cell office:value-type="float" office:value="1178.9" calcext:value-type="float">
            <text:p>1178.9</text:p>
          </table:table-cell>
          <table:table-cell office:value-type="float" office:value="1.44" calcext:value-type="float">
            <text:p>1.44</text:p>
          </table:table-cell>
          <table:table-cell office:value-type="float" office:value="2.24" calcext:value-type="float">
            <text:p>2.24</text:p>
          </table:table-cell>
          <table:table-cell office:value-type="float" office:value="-175.79" calcext:value-type="float">
            <text:p>-175.7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898" calcext:value-type="float">
            <text:p>29.898</text:p>
          </table:table-cell>
          <table:table-cell/>
          <table:table-cell office:value-type="float" office:value="437.37" calcext:value-type="float">
            <text:p>437.37</text:p>
          </table:table-cell>
          <table:table-cell office:value-type="float" office:value="692.83" calcext:value-type="float">
            <text:p>692.83</text:p>
          </table:table-cell>
          <table:table-cell office:value-type="float" office:value="2679.53" calcext:value-type="float">
            <text:p>2679.53</text:p>
          </table:table-cell>
          <table:table-cell office:value-type="float" office:value="6.36" calcext:value-type="float">
            <text:p>6.36</text:p>
          </table:table-cell>
          <table:table-cell office:value-type="float" office:value="6.08" calcext:value-type="float">
            <text:p>6.08</text:p>
          </table:table-cell>
          <table:table-cell office:value-type="float" office:value="-129" calcext:value-type="float">
            <text:p>-12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949" calcext:value-type="float">
            <text:p>29.949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74.27" calcext:value-type="float">
            <text:p>74.27</text:p>
          </table:table-cell>
          <table:table-cell office:value-type="float" office:value="1177.15" calcext:value-type="float">
            <text:p>1177.15</text:p>
          </table:table-cell>
          <table:table-cell office:value-type="float" office:value="0.8" calcext:value-type="float">
            <text:p>0.8</text:p>
          </table:table-cell>
          <table:table-cell office:value-type="float" office:value="4.45" calcext:value-type="float">
            <text:p>4.45</text:p>
          </table:table-cell>
          <table:table-cell office:value-type="float" office:value="171.69" calcext:value-type="float">
            <text:p>171.6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996" calcext:value-type="float">
            <text:p>29.996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71.74" calcext:value-type="float">
            <text:p>71.74</text:p>
          </table:table-cell>
          <table:table-cell office:value-type="float" office:value="1176.73" calcext:value-type="float">
            <text:p>1176.73</text:p>
          </table:table-cell>
          <table:table-cell office:value-type="float" office:value="1.48" calcext:value-type="float">
            <text:p>1.48</text:p>
          </table:table-cell>
          <table:table-cell office:value-type="float" office:value="8.53" calcext:value-type="float">
            <text:p>8.53</text:p>
          </table:table-cell>
          <table:table-cell office:value-type="float" office:value="172.48" calcext:value-type="float">
            <text:p>172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047" calcext:value-type="float">
            <text:p>30.047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68.55" calcext:value-type="float">
            <text:p>68.55</text:p>
          </table:table-cell>
          <table:table-cell office:value-type="float" office:value="1177.42" calcext:value-type="float">
            <text:p>1177.42</text:p>
          </table:table-cell>
          <table:table-cell office:value-type="float" office:value="0.68" calcext:value-type="float">
            <text:p>0.68</text:p>
          </table:table-cell>
          <table:table-cell office:value-type="float" office:value="8.21" calcext:value-type="float">
            <text:p>8.21</text:p>
          </table:table-cell>
          <table:table-cell office:value-type="float" office:value="172.56" calcext:value-type="float">
            <text:p>172.5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094" calcext:value-type="float">
            <text:p>30.094</text:p>
          </table:table-cell>
          <table:table-cell/>
          <table:table-cell office:value-type="float" office:value="-0.83" calcext:value-type="float">
            <text:p>-0.83</text:p>
          </table:table-cell>
          <table:table-cell office:value-type="float" office:value="64.92" calcext:value-type="float">
            <text:p>64.92</text:p>
          </table:table-cell>
          <table:table-cell office:value-type="float" office:value="1186.45" calcext:value-type="float">
            <text:p>1186.45</text:p>
          </table:table-cell>
          <table:table-cell office:value-type="float" office:value="1.17" calcext:value-type="float">
            <text:p>1.17</text:p>
          </table:table-cell>
          <table:table-cell office:value-type="float" office:value="7.36" calcext:value-type="float">
            <text:p>7.36</text:p>
          </table:table-cell>
          <table:table-cell office:value-type="float" office:value="172.11" calcext:value-type="float">
            <text:p>172.1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144" calcext:value-type="float">
            <text:p>30.144</text:p>
          </table:table-cell>
          <table:table-cell/>
          <table:table-cell office:value-type="float" office:value="-3.51" calcext:value-type="float">
            <text:p>-3.51</text:p>
          </table:table-cell>
          <table:table-cell office:value-type="float" office:value="60.3" calcext:value-type="float">
            <text:p>60.3</text:p>
          </table:table-cell>
          <table:table-cell office:value-type="float" office:value="1177.3" calcext:value-type="float">
            <text:p>1177.3</text:p>
          </table:table-cell>
          <table:table-cell office:value-type="float" office:value="1.58" calcext:value-type="float">
            <text:p>1.58</text:p>
          </table:table-cell>
          <table:table-cell office:value-type="float" office:value="7.92" calcext:value-type="float">
            <text:p>7.92</text:p>
          </table:table-cell>
          <table:table-cell office:value-type="float" office:value="172.99" calcext:value-type="float">
            <text:p>172.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189" calcext:value-type="float">
            <text:p>30.189</text:p>
          </table:table-cell>
          <table:table-cell/>
          <table:table-cell office:value-type="float" office:value="-5.02" calcext:value-type="float">
            <text:p>-5.02</text:p>
          </table:table-cell>
          <table:table-cell office:value-type="float" office:value="57.86" calcext:value-type="float">
            <text:p>57.86</text:p>
          </table:table-cell>
          <table:table-cell office:value-type="float" office:value="1176.87" calcext:value-type="float">
            <text:p>1176.87</text:p>
          </table:table-cell>
          <table:table-cell office:value-type="float" office:value="2.08" calcext:value-type="float">
            <text:p>2.08</text:p>
          </table:table-cell>
          <table:table-cell office:value-type="float" office:value="-3.9" calcext:value-type="float">
            <text:p>-3.9</text:p>
          </table:table-cell>
          <table:table-cell office:value-type="float" office:value="-177.73" calcext:value-type="float">
            <text:p>-177.7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/>
          <table:table-cell office:value-type="float" office:value="419.87" calcext:value-type="float">
            <text:p>419.87</text:p>
          </table:table-cell>
          <table:table-cell office:value-type="float" office:value="663.25" calcext:value-type="float">
            <text:p>663.25</text:p>
          </table:table-cell>
          <table:table-cell office:value-type="float" office:value="2565.13" calcext:value-type="float">
            <text:p>2565.13</text:p>
          </table:table-cell>
          <table:table-cell office:value-type="float" office:value="5.32" calcext:value-type="float">
            <text:p>5.32</text:p>
          </table:table-cell>
          <table:table-cell office:value-type="float" office:value="8.94" calcext:value-type="float">
            <text:p>8.94</text:p>
          </table:table-cell>
          <table:table-cell office:value-type="float" office:value="-127.6" calcext:value-type="float">
            <text:p>-127.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239" calcext:value-type="float">
            <text:p>30.239</text:p>
          </table:table-cell>
          <table:table-cell/>
          <table:table-cell office:value-type="float" office:value="-6.86" calcext:value-type="float">
            <text:p>-6.86</text:p>
          </table:table-cell>
          <table:table-cell office:value-type="float" office:value="54.93" calcext:value-type="float">
            <text:p>54.93</text:p>
          </table:table-cell>
          <table:table-cell office:value-type="float" office:value="1178.08" calcext:value-type="float">
            <text:p>1178.08</text:p>
          </table:table-cell>
          <table:table-cell office:value-type="float" office:value="3.18" calcext:value-type="float">
            <text:p>3.18</text:p>
          </table:table-cell>
          <table:table-cell office:value-type="float" office:value="0.68" calcext:value-type="float">
            <text:p>0.68</text:p>
          </table:table-cell>
          <table:table-cell office:value-type="float" office:value="-170.11" calcext:value-type="float">
            <text:p>-170.1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286" calcext:value-type="float">
            <text:p>30.286</text:p>
          </table:table-cell>
          <table:table-cell/>
          <table:table-cell office:value-type="float" office:value="-7.75" calcext:value-type="float">
            <text:p>-7.75</text:p>
          </table:table-cell>
          <table:table-cell office:value-type="float" office:value="53.62" calcext:value-type="float">
            <text:p>53.62</text:p>
          </table:table-cell>
          <table:table-cell office:value-type="float" office:value="1185.4" calcext:value-type="float">
            <text:p>1185.4</text:p>
          </table:table-cell>
          <table:table-cell office:value-type="float" office:value="2.18" calcext:value-type="float">
            <text:p>2.18</text:p>
          </table:table-cell>
          <table:table-cell office:value-type="float" office:value="-4.73" calcext:value-type="float">
            <text:p>-4.73</text:p>
          </table:table-cell>
          <table:table-cell office:value-type="float" office:value="-174.39" calcext:value-type="float">
            <text:p>-174.3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286" calcext:value-type="float">
            <text:p>30.286</text:p>
          </table:table-cell>
          <table:table-cell/>
          <table:table-cell office:value-type="float" office:value="456.16" calcext:value-type="float">
            <text:p>456.16</text:p>
          </table:table-cell>
          <table:table-cell office:value-type="float" office:value="723.27" calcext:value-type="float">
            <text:p>723.27</text:p>
          </table:table-cell>
          <table:table-cell office:value-type="float" office:value="2797.27" calcext:value-type="float">
            <text:p>2797.27</text:p>
          </table:table-cell>
          <table:table-cell office:value-type="float" office:value="7.5" calcext:value-type="float">
            <text:p>7.5</text:p>
          </table:table-cell>
          <table:table-cell office:value-type="float" office:value="2.92" calcext:value-type="float">
            <text:p>2.92</text:p>
          </table:table-cell>
          <table:table-cell office:value-type="float" office:value="-130.57" calcext:value-type="float">
            <text:p>-130.5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335" calcext:value-type="float">
            <text:p>30.335</text:p>
          </table:table-cell>
          <table:table-cell/>
          <table:table-cell office:value-type="float" office:value="-8.87" calcext:value-type="float">
            <text:p>-8.87</text:p>
          </table:table-cell>
          <table:table-cell office:value-type="float" office:value="52.79" calcext:value-type="float">
            <text:p>52.79</text:p>
          </table:table-cell>
          <table:table-cell office:value-type="float" office:value="1188" calcext:value-type="float">
            <text:p>1188</text:p>
          </table:table-cell>
          <table:table-cell office:value-type="float" office:value="1.7" calcext:value-type="float">
            <text:p>1.7</text:p>
          </table:table-cell>
          <table:table-cell office:value-type="float" office:value="-2.31" calcext:value-type="float">
            <text:p>-2.31</text:p>
          </table:table-cell>
          <table:table-cell office:value-type="float" office:value="-179.1" calcext:value-type="float">
            <text:p>-179.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381" calcext:value-type="float">
            <text:p>30.381</text:p>
          </table:table-cell>
          <table:table-cell/>
          <table:table-cell office:value-type="float" office:value="-12.8" calcext:value-type="float">
            <text:p>-12.8</text:p>
          </table:table-cell>
          <table:table-cell office:value-type="float" office:value="50.01" calcext:value-type="float">
            <text:p>50.01</text:p>
          </table:table-cell>
          <table:table-cell office:value-type="float" office:value="1185.23" calcext:value-type="float">
            <text:p>1185.23</text:p>
          </table:table-cell>
          <table:table-cell office:value-type="float" office:value="2.17" calcext:value-type="float">
            <text:p>2.17</text:p>
          </table:table-cell>
          <table:table-cell office:value-type="float" office:value="-4.93" calcext:value-type="float">
            <text:p>-4.93</text:p>
          </table:table-cell>
          <table:table-cell office:value-type="float" office:value="-174.13" calcext:value-type="float">
            <text:p>-174.1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432" calcext:value-type="float">
            <text:p>30.432</text:p>
          </table:table-cell>
          <table:table-cell/>
          <table:table-cell office:value-type="float" office:value="-14.15" calcext:value-type="float">
            <text:p>-14.15</text:p>
          </table:table-cell>
          <table:table-cell office:value-type="float" office:value="48.86" calcext:value-type="float">
            <text:p>48.86</text:p>
          </table:table-cell>
          <table:table-cell office:value-type="float" office:value="1179.4" calcext:value-type="float">
            <text:p>1179.4</text:p>
          </table:table-cell>
          <table:table-cell office:value-type="float" office:value="1.91" calcext:value-type="float">
            <text:p>1.91</text:p>
          </table:table-cell>
          <table:table-cell office:value-type="float" office:value="-7.59" calcext:value-type="float">
            <text:p>-7.59</text:p>
          </table:table-cell>
          <table:table-cell office:value-type="float" office:value="-174.75" calcext:value-type="float">
            <text:p>-174.7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477" calcext:value-type="float">
            <text:p>30.477</text:p>
          </table:table-cell>
          <table:table-cell/>
          <table:table-cell office:value-type="float" office:value="-15.33" calcext:value-type="float">
            <text:p>-15.33</text:p>
          </table:table-cell>
          <table:table-cell office:value-type="float" office:value="47.82" calcext:value-type="float">
            <text:p>47.82</text:p>
          </table:table-cell>
          <table:table-cell office:value-type="float" office:value="1176.35" calcext:value-type="float">
            <text:p>1176.35</text:p>
          </table:table-cell>
          <table:table-cell office:value-type="float" office:value="2.51" calcext:value-type="float">
            <text:p>2.51</text:p>
          </table:table-cell>
          <table:table-cell office:value-type="float" office:value="-11.4" calcext:value-type="float">
            <text:p>-11.4</text:p>
          </table:table-cell>
          <table:table-cell office:value-type="float" office:value="-177.72" calcext:value-type="float">
            <text:p>-177.7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528" calcext:value-type="float">
            <text:p>30.528</text:p>
          </table:table-cell>
          <table:table-cell/>
          <table:table-cell office:value-type="float" office:value="-15.94" calcext:value-type="float">
            <text:p>-15.94</text:p>
          </table:table-cell>
          <table:table-cell office:value-type="float" office:value="47.04" calcext:value-type="float">
            <text:p>47.04</text:p>
          </table:table-cell>
          <table:table-cell office:value-type="float" office:value="1178.66" calcext:value-type="float">
            <text:p>1178.66</text:p>
          </table:table-cell>
          <table:table-cell office:value-type="float" office:value="2.73" calcext:value-type="float">
            <text:p>2.73</text:p>
          </table:table-cell>
          <table:table-cell office:value-type="float" office:value="-7.69" calcext:value-type="float">
            <text:p>-7.69</text:p>
          </table:table-cell>
          <table:table-cell office:value-type="float" office:value="-174.71" calcext:value-type="float">
            <text:p>-174.7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528" calcext:value-type="float">
            <text:p>30.528</text:p>
          </table:table-cell>
          <table:table-cell/>
          <table:table-cell office:value-type="float" office:value="455.03" calcext:value-type="float">
            <text:p>455.03</text:p>
          </table:table-cell>
          <table:table-cell office:value-type="float" office:value="722.82" calcext:value-type="float">
            <text:p>722.82</text:p>
          </table:table-cell>
          <table:table-cell office:value-type="float" office:value="2795.56" calcext:value-type="float">
            <text:p>2795.56</text:p>
          </table:table-cell>
          <table:table-cell office:value-type="float" office:value="7.5" calcext:value-type="float">
            <text:p>7.5</text:p>
          </table:table-cell>
          <table:table-cell office:value-type="float" office:value="2.9" calcext:value-type="float">
            <text:p>2.9</text:p>
          </table:table-cell>
          <table:table-cell office:value-type="float" office:value="-130.54" calcext:value-type="float">
            <text:p>-130.5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576" calcext:value-type="float">
            <text:p>30.576</text:p>
          </table:table-cell>
          <table:table-cell/>
          <table:table-cell office:value-type="float" office:value="-15.94" calcext:value-type="float">
            <text:p>-15.94</text:p>
          </table:table-cell>
          <table:table-cell office:value-type="float" office:value="47.04" calcext:value-type="float">
            <text:p>47.04</text:p>
          </table:table-cell>
          <table:table-cell office:value-type="float" office:value="1178.66" calcext:value-type="float">
            <text:p>1178.66</text:p>
          </table:table-cell>
          <table:table-cell office:value-type="float" office:value="2.73" calcext:value-type="float">
            <text:p>2.73</text:p>
          </table:table-cell>
          <table:table-cell office:value-type="float" office:value="-7.69" calcext:value-type="float">
            <text:p>-7.69</text:p>
          </table:table-cell>
          <table:table-cell office:value-type="float" office:value="-174.71" calcext:value-type="float">
            <text:p>-174.7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576" calcext:value-type="float">
            <text:p>30.576</text:p>
          </table:table-cell>
          <table:table-cell/>
          <table:table-cell office:value-type="float" office:value="443.64" calcext:value-type="float">
            <text:p>443.64</text:p>
          </table:table-cell>
          <table:table-cell office:value-type="float" office:value="705.11" calcext:value-type="float">
            <text:p>705.11</text:p>
          </table:table-cell>
          <table:table-cell office:value-type="float" office:value="2720.48" calcext:value-type="float">
            <text:p>2720.48</text:p>
          </table:table-cell>
          <table:table-cell office:value-type="float" office:value="5.1" calcext:value-type="float">
            <text:p>5.1</text:p>
          </table:table-cell>
          <table:table-cell office:value-type="float" office:value="3.65" calcext:value-type="float">
            <text:p>3.65</text:p>
          </table:table-cell>
          <table:table-cell office:value-type="float" office:value="-125.56" calcext:value-type="float">
            <text:p>-125.5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624" calcext:value-type="float">
            <text:p>30.624</text:p>
          </table:table-cell>
          <table:table-cell/>
          <table:table-cell office:value-type="float" office:value="-15.55" calcext:value-type="float">
            <text:p>-15.55</text:p>
          </table:table-cell>
          <table:table-cell office:value-type="float" office:value="46.43" calcext:value-type="float">
            <text:p>46.43</text:p>
          </table:table-cell>
          <table:table-cell office:value-type="float" office:value="1177.67" calcext:value-type="float">
            <text:p>1177.67</text:p>
          </table:table-cell>
          <table:table-cell office:value-type="float" office:value="2.32" calcext:value-type="float">
            <text:p>2.32</text:p>
          </table:table-cell>
          <table:table-cell office:value-type="float" office:value="-8.45" calcext:value-type="float">
            <text:p>-8.45</text:p>
          </table:table-cell>
          <table:table-cell office:value-type="float" office:value="-178.15" calcext:value-type="float">
            <text:p>-178.1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672" calcext:value-type="float">
            <text:p>30.672</text:p>
          </table:table-cell>
          <table:table-cell/>
          <table:table-cell office:value-type="float" office:value="-14.6" calcext:value-type="float">
            <text:p>-14.6</text:p>
          </table:table-cell>
          <table:table-cell office:value-type="float" office:value="45.27" calcext:value-type="float">
            <text:p>45.27</text:p>
          </table:table-cell>
          <table:table-cell office:value-type="float" office:value="1175.08" calcext:value-type="float">
            <text:p>1175.08</text:p>
          </table:table-cell>
          <table:table-cell office:value-type="float" office:value="3.25" calcext:value-type="float">
            <text:p>3.25</text:p>
          </table:table-cell>
          <table:table-cell office:value-type="float" office:value="-11.3" calcext:value-type="float">
            <text:p>-11.3</text:p>
          </table:table-cell>
          <table:table-cell office:value-type="float" office:value="-176.89" calcext:value-type="float">
            <text:p>-176.8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673" calcext:value-type="float">
            <text:p>30.673</text:p>
          </table:table-cell>
          <table:table-cell/>
          <table:table-cell office:value-type="float" office:value="452.05" calcext:value-type="float">
            <text:p>452.05</text:p>
          </table:table-cell>
          <table:table-cell office:value-type="float" office:value="716.51" calcext:value-type="float">
            <text:p>716.51</text:p>
          </table:table-cell>
          <table:table-cell office:value-type="float" office:value="2769.45" calcext:value-type="float">
            <text:p>2769.45</text:p>
          </table:table-cell>
          <table:table-cell office:value-type="float" office:value="5.8" calcext:value-type="float">
            <text:p>5.8</text:p>
          </table:table-cell>
          <table:table-cell office:value-type="float" office:value="5.34" calcext:value-type="float">
            <text:p>5.34</text:p>
          </table:table-cell>
          <table:table-cell office:value-type="float" office:value="-128.92" calcext:value-type="float">
            <text:p>-128.9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722" calcext:value-type="float">
            <text:p>30.722</text:p>
          </table:table-cell>
          <table:table-cell/>
          <table:table-cell office:value-type="float" office:value="-14.79" calcext:value-type="float">
            <text:p>-14.79</text:p>
          </table:table-cell>
          <table:table-cell office:value-type="float" office:value="44.13" calcext:value-type="float">
            <text:p>44.13</text:p>
          </table:table-cell>
          <table:table-cell office:value-type="float" office:value="1175.84" calcext:value-type="float">
            <text:p>1175.84</text:p>
          </table:table-cell>
          <table:table-cell office:value-type="float" office:value="2.49" calcext:value-type="float">
            <text:p>2.49</text:p>
          </table:table-cell>
          <table:table-cell office:value-type="float" office:value="10.11" calcext:value-type="float">
            <text:p>10.11</text:p>
          </table:table-cell>
          <table:table-cell office:value-type="float" office:value="173.19" calcext:value-type="float">
            <text:p>173.1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722" calcext:value-type="float">
            <text:p>30.722</text:p>
          </table:table-cell>
          <table:table-cell/>
          <table:table-cell office:value-type="float" office:value="449.15" calcext:value-type="float">
            <text:p>449.15</text:p>
          </table:table-cell>
          <table:table-cell office:value-type="float" office:value="712.82" calcext:value-type="float">
            <text:p>712.82</text:p>
          </table:table-cell>
          <table:table-cell office:value-type="float" office:value="2756.86" calcext:value-type="float">
            <text:p>2756.86</text:p>
          </table:table-cell>
          <table:table-cell office:value-type="float" office:value="7.11" calcext:value-type="float">
            <text:p>7.11</text:p>
          </table:table-cell>
          <table:table-cell office:value-type="float" office:value="4" calcext:value-type="float">
            <text:p>4</text:p>
          </table:table-cell>
          <table:table-cell office:value-type="float" office:value="-130.01" calcext:value-type="float">
            <text:p>-130.0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77" calcext:value-type="float">
            <text:p>30.77</text:p>
          </table:table-cell>
          <table:table-cell/>
          <table:table-cell office:value-type="float" office:value="-13.57" calcext:value-type="float">
            <text:p>-13.57</text:p>
          </table:table-cell>
          <table:table-cell office:value-type="float" office:value="43.15" calcext:value-type="float">
            <text:p>43.15</text:p>
          </table:table-cell>
          <table:table-cell office:value-type="float" office:value="1174.36" calcext:value-type="float">
            <text:p>1174.36</text:p>
          </table:table-cell>
          <table:table-cell office:value-type="float" office:value="3.03" calcext:value-type="float">
            <text:p>3.03</text:p>
          </table:table-cell>
          <table:table-cell office:value-type="float" office:value="-5.19" calcext:value-type="float">
            <text:p>-5.19</text:p>
          </table:table-cell>
          <table:table-cell office:value-type="float" office:value="-170.65" calcext:value-type="float">
            <text:p>-170.6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825" calcext:value-type="float">
            <text:p>30.825</text:p>
          </table:table-cell>
          <table:table-cell/>
          <table:table-cell office:value-type="float" office:value="-13.17" calcext:value-type="float">
            <text:p>-13.17</text:p>
          </table:table-cell>
          <table:table-cell office:value-type="float" office:value="42.01" calcext:value-type="float">
            <text:p>42.01</text:p>
          </table:table-cell>
          <table:table-cell office:value-type="float" office:value="1178.03" calcext:value-type="float">
            <text:p>1178.03</text:p>
          </table:table-cell>
          <table:table-cell office:value-type="float" office:value="1.73" calcext:value-type="float">
            <text:p>1.73</text:p>
          </table:table-cell>
          <table:table-cell office:value-type="float" office:value="7.14" calcext:value-type="float">
            <text:p>7.14</text:p>
          </table:table-cell>
          <table:table-cell office:value-type="float" office:value="167.45" calcext:value-type="float">
            <text:p>167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883" calcext:value-type="float">
            <text:p>30.883</text:p>
          </table:table-cell>
          <table:table-cell/>
          <table:table-cell office:value-type="float" office:value="-10.89" calcext:value-type="float">
            <text:p>-10.89</text:p>
          </table:table-cell>
          <table:table-cell office:value-type="float" office:value="40.41" calcext:value-type="float">
            <text:p>40.41</text:p>
          </table:table-cell>
          <table:table-cell office:value-type="float" office:value="1178.3" calcext:value-type="float">
            <text:p>1178.3</text:p>
          </table:table-cell>
          <table:table-cell office:value-type="float" office:value="2.28" calcext:value-type="float">
            <text:p>2.28</text:p>
          </table:table-cell>
          <table:table-cell office:value-type="float" office:value="-8.17" calcext:value-type="float">
            <text:p>-8.17</text:p>
          </table:table-cell>
          <table:table-cell office:value-type="float" office:value="-171.57" calcext:value-type="float">
            <text:p>-171.5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94" calcext:value-type="float">
            <text:p>30.94</text:p>
          </table:table-cell>
          <table:table-cell/>
          <table:table-cell office:value-type="float" office:value="-9.48" calcext:value-type="float">
            <text:p>-9.48</text:p>
          </table:table-cell>
          <table:table-cell office:value-type="float" office:value="40.19" calcext:value-type="float">
            <text:p>40.19</text:p>
          </table:table-cell>
          <table:table-cell office:value-type="float" office:value="1192.94" calcext:value-type="float">
            <text:p>1192.94</text:p>
          </table:table-cell>
          <table:table-cell office:value-type="float" office:value="3.16" calcext:value-type="float">
            <text:p>3.16</text:p>
          </table:table-cell>
          <table:table-cell office:value-type="float" office:value="3.28" calcext:value-type="float">
            <text:p>3.28</text:p>
          </table:table-cell>
          <table:table-cell office:value-type="float" office:value="169.15" calcext:value-type="float">
            <text:p>169.1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.99" calcext:value-type="float">
            <text:p>30.99</text:p>
          </table:table-cell>
          <table:table-cell/>
          <table:table-cell office:value-type="float" office:value="-6.64" calcext:value-type="float">
            <text:p>-6.64</text:p>
          </table:table-cell>
          <table:table-cell office:value-type="float" office:value="39.01" calcext:value-type="float">
            <text:p>39.01</text:p>
          </table:table-cell>
          <table:table-cell office:value-type="float" office:value="1184.51" calcext:value-type="float">
            <text:p>1184.51</text:p>
          </table:table-cell>
          <table:table-cell office:value-type="float" office:value="2.61" calcext:value-type="float">
            <text:p>2.61</text:p>
          </table:table-cell>
          <table:table-cell office:value-type="float" office:value="-5.15" calcext:value-type="float">
            <text:p>-5.15</text:p>
          </table:table-cell>
          <table:table-cell office:value-type="float" office:value="-170.77" calcext:value-type="float">
            <text:p>-170.7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043" calcext:value-type="float">
            <text:p>31.04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38.33" calcext:value-type="float">
            <text:p>38.33</text:p>
          </table:table-cell>
          <table:table-cell office:value-type="float" office:value="1185.67" calcext:value-type="float">
            <text:p>1185.67</text:p>
          </table:table-cell>
          <table:table-cell office:value-type="float" office:value="2.69" calcext:value-type="float">
            <text:p>2.69</text:p>
          </table:table-cell>
          <table:table-cell office:value-type="float" office:value="4" calcext:value-type="float">
            <text:p>4</text:p>
          </table:table-cell>
          <table:table-cell office:value-type="float" office:value="169.89" calcext:value-type="float">
            <text:p>169.8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093" calcext:value-type="float">
            <text:p>31.093</text:p>
          </table:table-cell>
          <table:table-cell/>
          <table:table-cell office:value-type="float" office:value="-3.58" calcext:value-type="float">
            <text:p>-3.58</text:p>
          </table:table-cell>
          <table:table-cell office:value-type="float" office:value="36.69" calcext:value-type="float">
            <text:p>36.69</text:p>
          </table:table-cell>
          <table:table-cell office:value-type="float" office:value="1178.34" calcext:value-type="float">
            <text:p>1178.34</text:p>
          </table:table-cell>
          <table:table-cell office:value-type="float" office:value="3.31" calcext:value-type="float">
            <text:p>3.31</text:p>
          </table:table-cell>
          <table:table-cell office:value-type="float" office:value="-2.37" calcext:value-type="float">
            <text:p>-2.37</text:p>
          </table:table-cell>
          <table:table-cell office:value-type="float" office:value="-165.88" calcext:value-type="float">
            <text:p>-165.8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144" calcext:value-type="float">
            <text:p>31.144</text:p>
          </table:table-cell>
          <table:table-cell/>
          <table:table-cell office:value-type="float" office:value="-2.54" calcext:value-type="float">
            <text:p>-2.54</text:p>
          </table:table-cell>
          <table:table-cell office:value-type="float" office:value="35.85" calcext:value-type="float">
            <text:p>35.85</text:p>
          </table:table-cell>
          <table:table-cell office:value-type="float" office:value="1177.17" calcext:value-type="float">
            <text:p>1177.17</text:p>
          </table:table-cell>
          <table:table-cell office:value-type="float" office:value="2.75" calcext:value-type="float">
            <text:p>2.75</text:p>
          </table:table-cell>
          <table:table-cell office:value-type="float" office:value="3.65" calcext:value-type="float">
            <text:p>3.65</text:p>
          </table:table-cell>
          <table:table-cell office:value-type="float" office:value="163.6" calcext:value-type="float">
            <text:p>163.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144" calcext:value-type="float">
            <text:p>31.144</text:p>
          </table:table-cell>
          <table:table-cell/>
          <table:table-cell office:value-type="float" office:value="432.91" calcext:value-type="float">
            <text:p>432.91</text:p>
          </table:table-cell>
          <table:table-cell office:value-type="float" office:value="685.55" calcext:value-type="float">
            <text:p>685.55</text:p>
          </table:table-cell>
          <table:table-cell office:value-type="float" office:value="2649.77" calcext:value-type="float">
            <text:p>2649.77</text:p>
          </table:table-cell>
          <table:table-cell office:value-type="float" office:value="4.74" calcext:value-type="float">
            <text:p>4.74</text:p>
          </table:table-cell>
          <table:table-cell office:value-type="float" office:value="8.33" calcext:value-type="float">
            <text:p>8.33</text:p>
          </table:table-cell>
          <table:table-cell office:value-type="float" office:value="-127.55" calcext:value-type="float">
            <text:p>-127.5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192" calcext:value-type="float">
            <text:p>31.192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33.8" calcext:value-type="float">
            <text:p>33.8</text:p>
          </table:table-cell>
          <table:table-cell office:value-type="float" office:value="1192.24" calcext:value-type="float">
            <text:p>1192.24</text:p>
          </table:table-cell>
          <table:table-cell office:value-type="float" office:value="2.7" calcext:value-type="float">
            <text:p>2.7</text:p>
          </table:table-cell>
          <table:table-cell office:value-type="float" office:value="5.16" calcext:value-type="float">
            <text:p>5.16</text:p>
          </table:table-cell>
          <table:table-cell office:value-type="float" office:value="166.86" calcext:value-type="float">
            <text:p>166.8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253" calcext:value-type="float">
            <text:p>31.253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31.97" calcext:value-type="float">
            <text:p>31.97</text:p>
          </table:table-cell>
          <table:table-cell office:value-type="float" office:value="1186.1" calcext:value-type="float">
            <text:p>1186.1</text:p>
          </table:table-cell>
          <table:table-cell office:value-type="float" office:value="4.08" calcext:value-type="float">
            <text:p>4.08</text:p>
          </table:table-cell>
          <table:table-cell office:value-type="float" office:value="0.86" calcext:value-type="float">
            <text:p>0.86</text:p>
          </table:table-cell>
          <table:table-cell office:value-type="float" office:value="163.83" calcext:value-type="float">
            <text:p>163.8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301" calcext:value-type="float">
            <text:p>31.301</text:p>
          </table:table-cell>
          <table:table-cell/>
          <table:table-cell office:value-type="float" office:value="-0.71" calcext:value-type="float">
            <text:p>-0.71</text:p>
          </table:table-cell>
          <table:table-cell office:value-type="float" office:value="30.26" calcext:value-type="float">
            <text:p>30.26</text:p>
          </table:table-cell>
          <table:table-cell office:value-type="float" office:value="1178.82" calcext:value-type="float">
            <text:p>1178.82</text:p>
          </table:table-cell>
          <table:table-cell office:value-type="float" office:value="3.31" calcext:value-type="float">
            <text:p>3.31</text:p>
          </table:table-cell>
          <table:table-cell office:value-type="float" office:value="-2.17" calcext:value-type="float">
            <text:p>-2.17</text:p>
          </table:table-cell>
          <table:table-cell office:value-type="float" office:value="-165.54" calcext:value-type="float">
            <text:p>-165.5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354" calcext:value-type="float">
            <text:p>31.354</text:p>
          </table:table-cell>
          <table:table-cell/>
          <table:table-cell office:value-type="float" office:value="-0.02" calcext:value-type="float">
            <text:p>-0.02</text:p>
          </table:table-cell>
          <table:table-cell office:value-type="float" office:value="28.98" calcext:value-type="float">
            <text:p>28.98</text:p>
          </table:table-cell>
          <table:table-cell office:value-type="float" office:value="1195.57" calcext:value-type="float">
            <text:p>1195.57</text:p>
          </table:table-cell>
          <table:table-cell office:value-type="float" office:value="3.24" calcext:value-type="float">
            <text:p>3.24</text:p>
          </table:table-cell>
          <table:table-cell office:value-type="float" office:value="2.6" calcext:value-type="float">
            <text:p>2.6</text:p>
          </table:table-cell>
          <table:table-cell office:value-type="float" office:value="165.78" calcext:value-type="float">
            <text:p>165.7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409" calcext:value-type="float">
            <text:p>31.409</text:p>
          </table:table-cell>
          <table:table-cell/>
          <table:table-cell office:value-type="float" office:value="-0.33" calcext:value-type="float">
            <text:p>-0.33</text:p>
          </table:table-cell>
          <table:table-cell office:value-type="float" office:value="28.23" calcext:value-type="float">
            <text:p>28.23</text:p>
          </table:table-cell>
          <table:table-cell office:value-type="float" office:value="1193.32" calcext:value-type="float">
            <text:p>1193.32</text:p>
          </table:table-cell>
          <table:table-cell office:value-type="float" office:value="3.02" calcext:value-type="float">
            <text:p>3.02</text:p>
          </table:table-cell>
          <table:table-cell office:value-type="float" office:value="-4.37" calcext:value-type="float">
            <text:p>-4.37</text:p>
          </table:table-cell>
          <table:table-cell office:value-type="float" office:value="-169.89" calcext:value-type="float">
            <text:p>-169.8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472" calcext:value-type="float">
            <text:p>31.472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25.84" calcext:value-type="float">
            <text:p>25.84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2.75" calcext:value-type="float">
            <text:p>2.75</text:p>
          </table:table-cell>
          <table:table-cell office:value-type="float" office:value="5.11" calcext:value-type="float">
            <text:p>5.11</text:p>
          </table:table-cell>
          <table:table-cell office:value-type="float" office:value="167.22" calcext:value-type="float">
            <text:p>167.2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523" calcext:value-type="float">
            <text:p>31.523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24.6" calcext:value-type="float">
            <text:p>24.6</text:p>
          </table:table-cell>
          <table:table-cell office:value-type="float" office:value="1187.29" calcext:value-type="float">
            <text:p>1187.29</text:p>
          </table:table-cell>
          <table:table-cell office:value-type="float" office:value="2.8" calcext:value-type="float">
            <text:p>2.8</text:p>
          </table:table-cell>
          <table:table-cell office:value-type="float" office:value="2.34" calcext:value-type="float">
            <text:p>2.34</text:p>
          </table:table-cell>
          <table:table-cell office:value-type="float" office:value="162.56" calcext:value-type="float">
            <text:p>162.5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578" calcext:value-type="float">
            <text:p>31.578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24.25" calcext:value-type="float">
            <text:p>24.25</text:p>
          </table:table-cell>
          <table:table-cell office:value-type="float" office:value="1187.55" calcext:value-type="float">
            <text:p>1187.55</text:p>
          </table:table-cell>
          <table:table-cell office:value-type="float" office:value="3.62" calcext:value-type="float">
            <text:p>3.62</text:p>
          </table:table-cell>
          <table:table-cell office:value-type="float" office:value="2.52" calcext:value-type="float">
            <text:p>2.52</text:p>
          </table:table-cell>
          <table:table-cell office:value-type="float" office:value="163.03" calcext:value-type="float">
            <text:p>163.0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626" calcext:value-type="float">
            <text:p>31.62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23.9" calcext:value-type="float">
            <text:p>23.9</text:p>
          </table:table-cell>
          <table:table-cell office:value-type="float" office:value="1195.81" calcext:value-type="float">
            <text:p>1195.81</text:p>
          </table:table-cell>
          <table:table-cell office:value-type="float" office:value="3.26" calcext:value-type="float">
            <text:p>3.26</text:p>
          </table:table-cell>
          <table:table-cell office:value-type="float" office:value="2.56" calcext:value-type="float">
            <text:p>2.56</text:p>
          </table:table-cell>
          <table:table-cell office:value-type="float" office:value="165.99" calcext:value-type="float">
            <text:p>165.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677" calcext:value-type="float">
            <text:p>31.67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24.25" calcext:value-type="float">
            <text:p>24.25</text:p>
          </table:table-cell>
          <table:table-cell office:value-type="float" office:value="1187.6" calcext:value-type="float">
            <text:p>1187.6</text:p>
          </table:table-cell>
          <table:table-cell office:value-type="float" office:value="3.62" calcext:value-type="float">
            <text:p>3.62</text:p>
          </table:table-cell>
          <table:table-cell office:value-type="float" office:value="2.55" calcext:value-type="float">
            <text:p>2.55</text:p>
          </table:table-cell>
          <table:table-cell office:value-type="float" office:value="163.04" calcext:value-type="float">
            <text:p>163.0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723" calcext:value-type="float">
            <text:p>31.72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25.35" calcext:value-type="float">
            <text:p>25.35</text:p>
          </table:table-cell>
          <table:table-cell office:value-type="float" office:value="1195.82" calcext:value-type="float">
            <text:p>1195.82</text:p>
          </table:table-cell>
          <table:table-cell office:value-type="float" office:value="3.26" calcext:value-type="float">
            <text:p>3.26</text:p>
          </table:table-cell>
          <table:table-cell office:value-type="float" office:value="2.61" calcext:value-type="float">
            <text:p>2.61</text:p>
          </table:table-cell>
          <table:table-cell office:value-type="float" office:value="165.94" calcext:value-type="float">
            <text:p>165.9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773" calcext:value-type="float">
            <text:p>31.77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25.35" calcext:value-type="float">
            <text:p>25.35</text:p>
          </table:table-cell>
          <table:table-cell office:value-type="float" office:value="1195.82" calcext:value-type="float">
            <text:p>1195.82</text:p>
          </table:table-cell>
          <table:table-cell office:value-type="float" office:value="3.26" calcext:value-type="float">
            <text:p>3.26</text:p>
          </table:table-cell>
          <table:table-cell office:value-type="float" office:value="2.61" calcext:value-type="float">
            <text:p>2.61</text:p>
          </table:table-cell>
          <table:table-cell office:value-type="float" office:value="165.94" calcext:value-type="float">
            <text:p>165.9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822" calcext:value-type="float">
            <text:p>31.822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25.93" calcext:value-type="float">
            <text:p>25.93</text:p>
          </table:table-cell>
          <table:table-cell office:value-type="float" office:value="1187.2" calcext:value-type="float">
            <text:p>1187.2</text:p>
          </table:table-cell>
          <table:table-cell office:value-type="float" office:value="3.73" calcext:value-type="float">
            <text:p>3.73</text:p>
          </table:table-cell>
          <table:table-cell office:value-type="float" office:value="-2.78" calcext:value-type="float">
            <text:p>-2.78</text:p>
          </table:table-cell>
          <table:table-cell office:value-type="float" office:value="-168.8" calcext:value-type="float">
            <text:p>-168.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871" calcext:value-type="float">
            <text:p>31.871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26.41" calcext:value-type="float">
            <text:p>26.41</text:p>
          </table:table-cell>
          <table:table-cell office:value-type="float" office:value="1187.48" calcext:value-type="float">
            <text:p>1187.48</text:p>
          </table:table-cell>
          <table:table-cell office:value-type="float" office:value="3.62" calcext:value-type="float">
            <text:p>3.62</text:p>
          </table:table-cell>
          <table:table-cell office:value-type="float" office:value="2.54" calcext:value-type="float">
            <text:p>2.54</text:p>
          </table:table-cell>
          <table:table-cell office:value-type="float" office:value="162.94" calcext:value-type="float">
            <text:p>162.9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871" calcext:value-type="float">
            <text:p>31.871</text:p>
          </table:table-cell>
          <table:table-cell/>
          <table:table-cell office:value-type="float" office:value="420.3" calcext:value-type="float">
            <text:p>420.3</text:p>
          </table:table-cell>
          <table:table-cell office:value-type="float" office:value="663.53" calcext:value-type="float">
            <text:p>663.53</text:p>
          </table:table-cell>
          <table:table-cell office:value-type="float" office:value="2567.76" calcext:value-type="float">
            <text:p>2567.76</text:p>
          </table:table-cell>
          <table:table-cell office:value-type="float" office:value="4.56" calcext:value-type="float">
            <text:p>4.56</text:p>
          </table:table-cell>
          <table:table-cell office:value-type="float" office:value="8.29" calcext:value-type="float">
            <text:p>8.29</text:p>
          </table:table-cell>
          <table:table-cell office:value-type="float" office:value="-126.77" calcext:value-type="float">
            <text:p>-126.7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918" calcext:value-type="float">
            <text:p>31.918</text:p>
          </table:table-cell>
          <table:table-cell/>
          <table:table-cell office:value-type="float" office:value="-0.22" calcext:value-type="float">
            <text:p>-0.22</text:p>
          </table:table-cell>
          <table:table-cell office:value-type="float" office:value="27.92" calcext:value-type="float">
            <text:p>27.92</text:p>
          </table:table-cell>
          <table:table-cell office:value-type="float" office:value="1202.95" calcext:value-type="float">
            <text:p>1202.95</text:p>
          </table:table-cell>
          <table:table-cell office:value-type="float" office:value="3.62" calcext:value-type="float">
            <text:p>3.62</text:p>
          </table:table-cell>
          <table:table-cell office:value-type="float" office:value="4.16" calcext:value-type="float">
            <text:p>4.16</text:p>
          </table:table-cell>
          <table:table-cell office:value-type="float" office:value="170.41" calcext:value-type="float">
            <text:p>170.4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.969" calcext:value-type="float">
            <text:p>31.969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29.07" calcext:value-type="float">
            <text:p>29.07</text:p>
          </table:table-cell>
          <table:table-cell office:value-type="float" office:value="1191.42" calcext:value-type="float">
            <text:p>1191.42</text:p>
          </table:table-cell>
          <table:table-cell office:value-type="float" office:value="3.56" calcext:value-type="float">
            <text:p>3.56</text:p>
          </table:table-cell>
          <table:table-cell office:value-type="float" office:value="5.24" calcext:value-type="float">
            <text:p>5.24</text:p>
          </table:table-cell>
          <table:table-cell office:value-type="float" office:value="167.12" calcext:value-type="float">
            <text:p>167.1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017" calcext:value-type="float">
            <text:p>32.017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30.72" calcext:value-type="float">
            <text:p>30.72</text:p>
          </table:table-cell>
          <table:table-cell office:value-type="float" office:value="1184.47" calcext:value-type="float">
            <text:p>1184.47</text:p>
          </table:table-cell>
          <table:table-cell office:value-type="float" office:value="3.41" calcext:value-type="float">
            <text:p>3.41</text:p>
          </table:table-cell>
          <table:table-cell office:value-type="float" office:value="-4.8" calcext:value-type="float">
            <text:p>-4.8</text:p>
          </table:table-cell>
          <table:table-cell office:value-type="float" office:value="-170.44" calcext:value-type="float">
            <text:p>-170.4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066" calcext:value-type="float">
            <text:p>32.066</text:p>
          </table:table-cell>
          <table:table-cell/>
          <table:table-cell office:value-type="float" office:value="-0.71" calcext:value-type="float">
            <text:p>-0.71</text:p>
          </table:table-cell>
          <table:table-cell office:value-type="float" office:value="32.72" calcext:value-type="float">
            <text:p>32.72</text:p>
          </table:table-cell>
          <table:table-cell office:value-type="float" office:value="1178.24" calcext:value-type="float">
            <text:p>1178.24</text:p>
          </table:table-cell>
          <table:table-cell office:value-type="float" office:value="3.32" calcext:value-type="float">
            <text:p>3.32</text:p>
          </table:table-cell>
          <table:table-cell office:value-type="float" office:value="-2.53" calcext:value-type="float">
            <text:p>-2.53</text:p>
          </table:table-cell>
          <table:table-cell office:value-type="float" office:value="-168.88" calcext:value-type="float">
            <text:p>-168.8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111" calcext:value-type="float">
            <text:p>32.111</text:p>
          </table:table-cell>
          <table:table-cell/>
          <table:table-cell office:value-type="float" office:value="-0.71" calcext:value-type="float">
            <text:p>-0.71</text:p>
          </table:table-cell>
          <table:table-cell office:value-type="float" office:value="34.15" calcext:value-type="float">
            <text:p>34.15</text:p>
          </table:table-cell>
          <table:table-cell office:value-type="float" office:value="1178.18" calcext:value-type="float">
            <text:p>1178.18</text:p>
          </table:table-cell>
          <table:table-cell office:value-type="float" office:value="3.32" calcext:value-type="float">
            <text:p>3.32</text:p>
          </table:table-cell>
          <table:table-cell office:value-type="float" office:value="-2.55" calcext:value-type="float">
            <text:p>-2.55</text:p>
          </table:table-cell>
          <table:table-cell office:value-type="float" office:value="-168.95" calcext:value-type="float">
            <text:p>-168.9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36.27" calcext:value-type="float">
            <text:p>36.27</text:p>
          </table:table-cell>
          <table:table-cell office:value-type="float" office:value="1178.35" calcext:value-type="float">
            <text:p>1178.35</text:p>
          </table:table-cell>
          <table:table-cell office:value-type="float" office:value="3.57" calcext:value-type="float">
            <text:p>3.57</text:p>
          </table:table-cell>
          <table:table-cell office:value-type="float" office:value="1.32" calcext:value-type="float">
            <text:p>1.32</text:p>
          </table:table-cell>
          <table:table-cell office:value-type="float" office:value="167.62" calcext:value-type="float">
            <text:p>167.6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208" calcext:value-type="float">
            <text:p>32.208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37.7" calcext:value-type="float">
            <text:p>37.7</text:p>
          </table:table-cell>
          <table:table-cell office:value-type="float" office:value="1178.3" calcext:value-type="float">
            <text:p>1178.3</text:p>
          </table:table-cell>
          <table:table-cell office:value-type="float" office:value="3.57" calcext:value-type="float">
            <text:p>3.57</text:p>
          </table:table-cell>
          <table:table-cell office:value-type="float" office:value="1.35" calcext:value-type="float">
            <text:p>1.35</text:p>
          </table:table-cell>
          <table:table-cell office:value-type="float" office:value="167.57" calcext:value-type="float">
            <text:p>167.5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261" calcext:value-type="float">
            <text:p>32.261</text:p>
          </table:table-cell>
          <table:table-cell/>
          <table:table-cell office:value-type="float" office:value="-1.64" calcext:value-type="float">
            <text:p>-1.64</text:p>
          </table:table-cell>
          <table:table-cell office:value-type="float" office:value="40.31" calcext:value-type="float">
            <text:p>40.31</text:p>
          </table:table-cell>
          <table:table-cell office:value-type="float" office:value="1171.31" calcext:value-type="float">
            <text:p>1171.31</text:p>
          </table:table-cell>
          <table:table-cell office:value-type="float" office:value="1.87" calcext:value-type="float">
            <text:p>1.87</text:p>
          </table:table-cell>
          <table:table-cell office:value-type="float" office:value="2.83" calcext:value-type="float">
            <text:p>2.83</text:p>
          </table:table-cell>
          <table:table-cell office:value-type="float" office:value="165.68" calcext:value-type="float">
            <text:p>165.6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308" calcext:value-type="float">
            <text:p>32.308</text:p>
          </table:table-cell>
          <table:table-cell/>
          <table:table-cell office:value-type="float" office:value="-1.62" calcext:value-type="float">
            <text:p>-1.62</text:p>
          </table:table-cell>
          <table:table-cell office:value-type="float" office:value="41.8" calcext:value-type="float">
            <text:p>41.8</text:p>
          </table:table-cell>
          <table:table-cell office:value-type="float" office:value="1172.19" calcext:value-type="float">
            <text:p>1172.19</text:p>
          </table:table-cell>
          <table:table-cell office:value-type="float" office:value="2.43" calcext:value-type="float">
            <text:p>2.43</text:p>
          </table:table-cell>
          <table:table-cell office:value-type="float" office:value="-0.82" calcext:value-type="float">
            <text:p>-0.82</text:p>
          </table:table-cell>
          <table:table-cell office:value-type="float" office:value="-172.05" calcext:value-type="float">
            <text:p>-172.0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308" calcext:value-type="float">
            <text:p>32.308</text:p>
          </table:table-cell>
          <table:table-cell/>
          <table:table-cell office:value-type="float" office:value="443.67" calcext:value-type="float">
            <text:p>443.67</text:p>
          </table:table-cell>
          <table:table-cell office:value-type="float" office:value="704.31" calcext:value-type="float">
            <text:p>704.31</text:p>
          </table:table-cell>
          <table:table-cell office:value-type="float" office:value="2720.68" calcext:value-type="float">
            <text:p>2720.68</text:p>
          </table:table-cell>
          <table:table-cell office:value-type="float" office:value="6.76" calcext:value-type="float">
            <text:p>6.76</text:p>
          </table:table-cell>
          <table:table-cell office:value-type="float" office:value="4.95" calcext:value-type="float">
            <text:p>4.95</text:p>
          </table:table-cell>
          <table:table-cell office:value-type="float" office:value="-127.49" calcext:value-type="float">
            <text:p>-127.4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356" calcext:value-type="float">
            <text:p>32.356</text:p>
          </table:table-cell>
          <table:table-cell/>
          <table:table-cell office:value-type="float" office:value="-1.82" calcext:value-type="float">
            <text:p>-1.82</text:p>
          </table:table-cell>
          <table:table-cell office:value-type="float" office:value="42.15" calcext:value-type="float">
            <text:p>42.15</text:p>
          </table:table-cell>
          <table:table-cell office:value-type="float" office:value="1178.56" calcext:value-type="float">
            <text:p>1178.56</text:p>
          </table:table-cell>
          <table:table-cell office:value-type="float" office:value="2.89" calcext:value-type="float">
            <text:p>2.89</text:p>
          </table:table-cell>
          <table:table-cell office:value-type="float" office:value="1.14" calcext:value-type="float">
            <text:p>1.14</text:p>
          </table:table-cell>
          <table:table-cell office:value-type="float" office:value="-177.21" calcext:value-type="float">
            <text:p>-177.2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406" calcext:value-type="float">
            <text:p>32.406</text:p>
          </table:table-cell>
          <table:table-cell/>
          <table:table-cell office:value-type="float" office:value="-2.27" calcext:value-type="float">
            <text:p>-2.27</text:p>
          </table:table-cell>
          <table:table-cell office:value-type="float" office:value="42.55" calcext:value-type="float">
            <text:p>42.55</text:p>
          </table:table-cell>
          <table:table-cell office:value-type="float" office:value="1152.99" calcext:value-type="float">
            <text:p>1152.99</text:p>
          </table:table-cell>
          <table:table-cell office:value-type="float" office:value="2.52" calcext:value-type="float">
            <text:p>2.52</text:p>
          </table:table-cell>
          <table:table-cell office:value-type="float" office:value="-3.96" calcext:value-type="float">
            <text:p>-3.96</text:p>
          </table:table-cell>
          <table:table-cell office:value-type="float" office:value="-167.89" calcext:value-type="float">
            <text:p>-167.8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406" calcext:value-type="float">
            <text:p>32.406</text:p>
          </table:table-cell>
          <table:table-cell/>
          <table:table-cell office:value-type="float" office:value="452.56" calcext:value-type="float">
            <text:p>452.56</text:p>
          </table:table-cell>
          <table:table-cell office:value-type="float" office:value="717.32" calcext:value-type="float">
            <text:p>717.32</text:p>
          </table:table-cell>
          <table:table-cell office:value-type="float" office:value="2772.59" calcext:value-type="float">
            <text:p>2772.59</text:p>
          </table:table-cell>
          <table:table-cell office:value-type="float" office:value="5.8" calcext:value-type="float">
            <text:p>5.8</text:p>
          </table:table-cell>
          <table:table-cell office:value-type="float" office:value="5.34" calcext:value-type="float">
            <text:p>5.34</text:p>
          </table:table-cell>
          <table:table-cell office:value-type="float" office:value="-128.98" calcext:value-type="float">
            <text:p>-128.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456" calcext:value-type="float">
            <text:p>32.45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3.65" calcext:value-type="float">
            <text:p>43.65</text:p>
          </table:table-cell>
          <table:table-cell office:value-type="float" office:value="1170.1" calcext:value-type="float">
            <text:p>1170.1</text:p>
          </table:table-cell>
          <table:table-cell office:value-type="float" office:value="3.56" calcext:value-type="float">
            <text:p>3.56</text:p>
          </table:table-cell>
          <table:table-cell office:value-type="float" office:value="2.59" calcext:value-type="float">
            <text:p>2.59</text:p>
          </table:table-cell>
          <table:table-cell office:value-type="float" office:value="-174.59" calcext:value-type="float">
            <text:p>-174.5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504" calcext:value-type="float">
            <text:p>32.504</text:p>
          </table:table-cell>
          <table:table-cell/>
          <table:table-cell office:value-type="float" office:value="-1.26" calcext:value-type="float">
            <text:p>-1.26</text:p>
          </table:table-cell>
          <table:table-cell office:value-type="float" office:value="44.26" calcext:value-type="float">
            <text:p>44.26</text:p>
          </table:table-cell>
          <table:table-cell office:value-type="float" office:value="1171.29" calcext:value-type="float">
            <text:p>1171.29</text:p>
          </table:table-cell>
          <table:table-cell office:value-type="float" office:value="3.25" calcext:value-type="float">
            <text:p>3.25</text:p>
          </table:table-cell>
          <table:table-cell office:value-type="float" office:value="-0.88" calcext:value-type="float">
            <text:p>-0.88</text:p>
          </table:table-cell>
          <table:table-cell office:value-type="float" office:value="-172.21" calcext:value-type="float">
            <text:p>-172.2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504" calcext:value-type="float">
            <text:p>32.504</text:p>
          </table:table-cell>
          <table:table-cell/>
          <table:table-cell office:value-type="float" office:value="489.52" calcext:value-type="float">
            <text:p>489.52</text:p>
          </table:table-cell>
          <table:table-cell office:value-type="float" office:value="773.91" calcext:value-type="float">
            <text:p>773.91</text:p>
          </table:table-cell>
          <table:table-cell office:value-type="float" office:value="2987.73" calcext:value-type="float">
            <text:p>2987.73</text:p>
          </table:table-cell>
          <table:table-cell office:value-type="float" office:value="3.44" calcext:value-type="float">
            <text:p>3.44</text:p>
          </table:table-cell>
          <table:table-cell office:value-type="float" office:value="8.31" calcext:value-type="float">
            <text:p>8.31</text:p>
          </table:table-cell>
          <table:table-cell office:value-type="float" office:value="-133.24" calcext:value-type="float">
            <text:p>-133.2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555" calcext:value-type="float">
            <text:p>32.555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43.5" calcext:value-type="float">
            <text:p>43.5</text:p>
          </table:table-cell>
          <table:table-cell office:value-type="float" office:value="1161.89" calcext:value-type="float">
            <text:p>1161.89</text:p>
          </table:table-cell>
          <table:table-cell office:value-type="float" office:value="3.52" calcext:value-type="float">
            <text:p>3.52</text:p>
          </table:table-cell>
          <table:table-cell office:value-type="float" office:value="1.28" calcext:value-type="float">
            <text:p>1.28</text:p>
          </table:table-cell>
          <table:table-cell office:value-type="float" office:value="163.74" calcext:value-type="float">
            <text:p>163.7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555" calcext:value-type="float">
            <text:p>32.555</text:p>
          </table:table-cell>
          <table:table-cell/>
          <table:table-cell office:value-type="float" office:value="451.43" calcext:value-type="float">
            <text:p>451.43</text:p>
          </table:table-cell>
          <table:table-cell office:value-type="float" office:value="716.87" calcext:value-type="float">
            <text:p>716.87</text:p>
          </table:table-cell>
          <table:table-cell office:value-type="float" office:value="2770.87" calcext:value-type="float">
            <text:p>2770.87</text:p>
          </table:table-cell>
          <table:table-cell office:value-type="float" office:value="5.8" calcext:value-type="float">
            <text:p>5.8</text:p>
          </table:table-cell>
          <table:table-cell office:value-type="float" office:value="5.32" calcext:value-type="float">
            <text:p>5.32</text:p>
          </table:table-cell>
          <table:table-cell office:value-type="float" office:value="-128.95" calcext:value-type="float">
            <text:p>-128.9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601" calcext:value-type="float">
            <text:p>32.601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43.94" calcext:value-type="float">
            <text:p>43.94</text:p>
          </table:table-cell>
          <table:table-cell office:value-type="float" office:value="1168.01" calcext:value-type="float">
            <text:p>1168.01</text:p>
          </table:table-cell>
          <table:table-cell office:value-type="float" office:value="3.75" calcext:value-type="float">
            <text:p>3.75</text:p>
          </table:table-cell>
          <table:table-cell office:value-type="float" office:value="-4.16" calcext:value-type="float">
            <text:p>-4.16</text:p>
          </table:table-cell>
          <table:table-cell office:value-type="float" office:value="-174.18" calcext:value-type="float">
            <text:p>-174.1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652" calcext:value-type="float">
            <text:p>32.652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42.51" calcext:value-type="float">
            <text:p>42.51</text:p>
          </table:table-cell>
          <table:table-cell office:value-type="float" office:value="1162.98" calcext:value-type="float">
            <text:p>1162.98</text:p>
          </table:table-cell>
          <table:table-cell office:value-type="float" office:value="2.83" calcext:value-type="float">
            <text:p>2.83</text:p>
          </table:table-cell>
          <table:table-cell office:value-type="float" office:value="0.49" calcext:value-type="float">
            <text:p>0.49</text:p>
          </table:table-cell>
          <table:table-cell office:value-type="float" office:value="167.54" calcext:value-type="float">
            <text:p>167.5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698" calcext:value-type="float">
            <text:p>32.698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41.22" calcext:value-type="float">
            <text:p>41.22</text:p>
          </table:table-cell>
          <table:table-cell office:value-type="float" office:value="1162.03" calcext:value-type="float">
            <text:p>1162.03</text:p>
          </table:table-cell>
          <table:table-cell office:value-type="float" office:value="3.2" calcext:value-type="float">
            <text:p>3.2</text:p>
          </table:table-cell>
          <table:table-cell office:value-type="float" office:value="2.24" calcext:value-type="float">
            <text:p>2.24</text:p>
          </table:table-cell>
          <table:table-cell office:value-type="float" office:value="165.52" calcext:value-type="float">
            <text:p>165.5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0.28" calcext:value-type="float">
            <text:p>40.28</text:p>
          </table:table-cell>
          <table:table-cell office:value-type="float" office:value="1169.49" calcext:value-type="float">
            <text:p>1169.49</text:p>
          </table:table-cell>
          <table:table-cell office:value-type="float" office:value="2.64" calcext:value-type="float">
            <text:p>2.64</text:p>
          </table:table-cell>
          <table:table-cell office:value-type="float" office:value="4.48" calcext:value-type="float">
            <text:p>4.48</text:p>
          </table:table-cell>
          <table:table-cell office:value-type="float" office:value="170.05" calcext:value-type="float">
            <text:p>170.0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797" calcext:value-type="float">
            <text:p>32.797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38.87" calcext:value-type="float">
            <text:p>38.87</text:p>
          </table:table-cell>
          <table:table-cell office:value-type="float" office:value="1169.63" calcext:value-type="float">
            <text:p>1169.63</text:p>
          </table:table-cell>
          <table:table-cell office:value-type="float" office:value="2.65" calcext:value-type="float">
            <text:p>2.65</text:p>
          </table:table-cell>
          <table:table-cell office:value-type="float" office:value="4.48" calcext:value-type="float">
            <text:p>4.48</text:p>
          </table:table-cell>
          <table:table-cell office:value-type="float" office:value="170.13" calcext:value-type="float">
            <text:p>170.1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847" calcext:value-type="float">
            <text:p>32.847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37.02" calcext:value-type="float">
            <text:p>37.02</text:p>
          </table:table-cell>
          <table:table-cell office:value-type="float" office:value="1155.81" calcext:value-type="float">
            <text:p>1155.81</text:p>
          </table:table-cell>
          <table:table-cell office:value-type="float" office:value="3.24" calcext:value-type="float">
            <text:p>3.24</text:p>
          </table:table-cell>
          <table:table-cell office:value-type="float" office:value="0.17" calcext:value-type="float">
            <text:p>0.17</text:p>
          </table:table-cell>
          <table:table-cell office:value-type="float" office:value="-168.09" calcext:value-type="float">
            <text:p>-168.0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894" calcext:value-type="float">
            <text:p>32.8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.8" calcext:value-type="float">
            <text:p>35.8</text:p>
          </table:table-cell>
          <table:table-cell office:value-type="float" office:value="1163.18" calcext:value-type="float">
            <text:p>1163.18</text:p>
          </table:table-cell>
          <table:table-cell office:value-type="float" office:value="2.72" calcext:value-type="float">
            <text:p>2.72</text:p>
          </table:table-cell>
          <table:table-cell office:value-type="float" office:value="1.5" calcext:value-type="float">
            <text:p>1.5</text:p>
          </table:table-cell>
          <table:table-cell office:value-type="float" office:value="167.78" calcext:value-type="float">
            <text:p>167.7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948" calcext:value-type="float">
            <text:p>32.948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34.75" calcext:value-type="float">
            <text:p>34.75</text:p>
          </table:table-cell>
          <table:table-cell office:value-type="float" office:value="1163.5" calcext:value-type="float">
            <text:p>1163.5</text:p>
          </table:table-cell>
          <table:table-cell office:value-type="float" office:value="2.84" calcext:value-type="float">
            <text:p>2.84</text:p>
          </table:table-cell>
          <table:table-cell office:value-type="float" office:value="0.51" calcext:value-type="float">
            <text:p>0.51</text:p>
          </table:table-cell>
          <table:table-cell office:value-type="float" office:value="167.89" calcext:value-type="float">
            <text:p>167.8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.995" calcext:value-type="float">
            <text:p>32.995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30.35" calcext:value-type="float">
            <text:p>30.35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2.69" calcext:value-type="float">
            <text:p>2.69</text:p>
          </table:table-cell>
          <table:table-cell office:value-type="float" office:value="4.4" calcext:value-type="float">
            <text:p>4.4</text:p>
          </table:table-cell>
          <table:table-cell office:value-type="float" office:value="170.53" calcext:value-type="float">
            <text:p>170.5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045" calcext:value-type="float">
            <text:p>33.045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29.45" calcext:value-type="float">
            <text:p>29.45</text:p>
          </table:table-cell>
          <table:table-cell office:value-type="float" office:value="1169.26" calcext:value-type="float">
            <text:p>1169.26</text:p>
          </table:table-cell>
          <table:table-cell office:value-type="float" office:value="3.23" calcext:value-type="float">
            <text:p>3.23</text:p>
          </table:table-cell>
          <table:table-cell office:value-type="float" office:value="0.92" calcext:value-type="float">
            <text:p>0.92</text:p>
          </table:table-cell>
          <table:table-cell office:value-type="float" office:value="172.1" calcext:value-type="float">
            <text:p>172.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095" calcext:value-type="float">
            <text:p>33.095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28.19" calcext:value-type="float">
            <text:p>28.19</text:p>
          </table:table-cell>
          <table:table-cell office:value-type="float" office:value="1163.21" calcext:value-type="float">
            <text:p>1163.21</text:p>
          </table:table-cell>
          <table:table-cell office:value-type="float" office:value="3.24" calcext:value-type="float">
            <text:p>3.24</text:p>
          </table:table-cell>
          <table:table-cell office:value-type="float" office:value="-0.81" calcext:value-type="float">
            <text:p>-0.81</text:p>
          </table:table-cell>
          <table:table-cell office:value-type="float" office:value="166.03" calcext:value-type="float">
            <text:p>166.0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144" calcext:value-type="float">
            <text:p>33.144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26.95" calcext:value-type="float">
            <text:p>26.95</text:p>
          </table:table-cell>
          <table:table-cell office:value-type="float" office:value="1156.32" calcext:value-type="float">
            <text:p>1156.32</text:p>
          </table:table-cell>
          <table:table-cell office:value-type="float" office:value="3.25" calcext:value-type="float">
            <text:p>3.25</text:p>
          </table:table-cell>
          <table:table-cell office:value-type="float" office:value="0.53" calcext:value-type="float">
            <text:p>0.53</text:p>
          </table:table-cell>
          <table:table-cell office:value-type="float" office:value="164.9" calcext:value-type="float">
            <text:p>164.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19" calcext:value-type="float">
            <text:p>33.19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26.42" calcext:value-type="float">
            <text:p>26.42</text:p>
          </table:table-cell>
          <table:table-cell office:value-type="float" office:value="1155.36" calcext:value-type="float">
            <text:p>1155.36</text:p>
          </table:table-cell>
          <table:table-cell office:value-type="float" office:value="2.7" calcext:value-type="float">
            <text:p>2.7</text:p>
          </table:table-cell>
          <table:table-cell office:value-type="float" office:value="3.14" calcext:value-type="float">
            <text:p>3.14</text:p>
          </table:table-cell>
          <table:table-cell office:value-type="float" office:value="166.48" calcext:value-type="float">
            <text:p>166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241" calcext:value-type="float">
            <text:p>33.241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26.29" calcext:value-type="float">
            <text:p>26.29</text:p>
          </table:table-cell>
          <table:table-cell office:value-type="float" office:value="1155.47" calcext:value-type="float">
            <text:p>1155.47</text:p>
          </table:table-cell>
          <table:table-cell office:value-type="float" office:value="3.58" calcext:value-type="float">
            <text:p>3.58</text:p>
          </table:table-cell>
          <table:table-cell office:value-type="float" office:value="1.98" calcext:value-type="float">
            <text:p>1.98</text:p>
          </table:table-cell>
          <table:table-cell office:value-type="float" office:value="-169.1" calcext:value-type="float">
            <text:p>-169.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289" calcext:value-type="float">
            <text:p>33.289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26.2" calcext:value-type="float">
            <text:p>26.2</text:p>
          </table:table-cell>
          <table:table-cell office:value-type="float" office:value="1154.07" calcext:value-type="float">
            <text:p>1154.07</text:p>
          </table:table-cell>
          <table:table-cell office:value-type="float" office:value="4.04" calcext:value-type="float">
            <text:p>4.04</text:p>
          </table:table-cell>
          <table:table-cell office:value-type="float" office:value="-2.03" calcext:value-type="float">
            <text:p>-2.03</text:p>
          </table:table-cell>
          <table:table-cell office:value-type="float" office:value="164.45" calcext:value-type="float">
            <text:p>164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339" calcext:value-type="float">
            <text:p>33.339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26.95" calcext:value-type="float">
            <text:p>26.95</text:p>
          </table:table-cell>
          <table:table-cell office:value-type="float" office:value="1156.27" calcext:value-type="float">
            <text:p>1156.27</text:p>
          </table:table-cell>
          <table:table-cell office:value-type="float" office:value="3.25" calcext:value-type="float">
            <text:p>3.25</text:p>
          </table:table-cell>
          <table:table-cell office:value-type="float" office:value="0.5" calcext:value-type="float">
            <text:p>0.5</text:p>
          </table:table-cell>
          <table:table-cell office:value-type="float" office:value="164.89" calcext:value-type="float">
            <text:p>164.8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388" calcext:value-type="float">
            <text:p>33.388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27.08" calcext:value-type="float">
            <text:p>27.08</text:p>
          </table:table-cell>
          <table:table-cell office:value-type="float" office:value="1147.28" calcext:value-type="float">
            <text:p>1147.28</text:p>
          </table:table-cell>
          <table:table-cell office:value-type="float" office:value="3.19" calcext:value-type="float">
            <text:p>3.19</text:p>
          </table:table-cell>
          <table:table-cell office:value-type="float" office:value="-0.43" calcext:value-type="float">
            <text:p>-0.43</text:p>
          </table:table-cell>
          <table:table-cell office:value-type="float" office:value="162.96" calcext:value-type="float">
            <text:p>162.9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439" calcext:value-type="float">
            <text:p>33.439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28.38" calcext:value-type="float">
            <text:p>28.38</text:p>
          </table:table-cell>
          <table:table-cell office:value-type="float" office:value="1155.98" calcext:value-type="float">
            <text:p>1155.98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168.66" calcext:value-type="float">
            <text:p>168.6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487" calcext:value-type="float">
            <text:p>33.487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30.03" calcext:value-type="float">
            <text:p>30.03</text:p>
          </table:table-cell>
          <table:table-cell office:value-type="float" office:value="1146.53" calcext:value-type="float">
            <text:p>1146.53</text:p>
          </table:table-cell>
          <table:table-cell office:value-type="float" office:value="3.51" calcext:value-type="float">
            <text:p>3.51</text:p>
          </table:table-cell>
          <table:table-cell office:value-type="float" office:value="1.33" calcext:value-type="float">
            <text:p>1.33</text:p>
          </table:table-cell>
          <table:table-cell office:value-type="float" office:value="164.43" calcext:value-type="float">
            <text:p>164.4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487" calcext:value-type="float">
            <text:p>33.487</text:p>
          </table:table-cell>
          <table:table-cell/>
          <table:table-cell office:value-type="float" office:value="452.56" calcext:value-type="float">
            <text:p>452.56</text:p>
          </table:table-cell>
          <table:table-cell office:value-type="float" office:value="717.32" calcext:value-type="float">
            <text:p>717.32</text:p>
          </table:table-cell>
          <table:table-cell office:value-type="float" office:value="2772.59" calcext:value-type="float">
            <text:p>2772.59</text:p>
          </table:table-cell>
          <table:table-cell office:value-type="float" office:value="5.8" calcext:value-type="float">
            <text:p>5.8</text:p>
          </table:table-cell>
          <table:table-cell office:value-type="float" office:value="5.34" calcext:value-type="float">
            <text:p>5.34</text:p>
          </table:table-cell>
          <table:table-cell office:value-type="float" office:value="-128.98" calcext:value-type="float">
            <text:p>-128.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549" calcext:value-type="float">
            <text:p>33.549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31.13" calcext:value-type="float">
            <text:p>31.13</text:p>
          </table:table-cell>
          <table:table-cell office:value-type="float" office:value="1153.93" calcext:value-type="float">
            <text:p>1153.93</text:p>
          </table:table-cell>
          <table:table-cell office:value-type="float" office:value="3.17" calcext:value-type="float">
            <text:p>3.17</text:p>
          </table:table-cell>
          <table:table-cell office:value-type="float" office:value="0.94" calcext:value-type="float">
            <text:p>0.94</text:p>
          </table:table-cell>
          <table:table-cell office:value-type="float" office:value="167.54" calcext:value-type="float">
            <text:p>167.5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606" calcext:value-type="float">
            <text:p>33.606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31.82" calcext:value-type="float">
            <text:p>31.82</text:p>
          </table:table-cell>
          <table:table-cell office:value-type="float" office:value="1145.86" calcext:value-type="float">
            <text:p>1145.86</text:p>
          </table:table-cell>
          <table:table-cell office:value-type="float" office:value="3.23" calcext:value-type="float">
            <text:p>3.23</text:p>
          </table:table-cell>
          <table:table-cell office:value-type="float" office:value="-2.18" calcext:value-type="float">
            <text:p>-2.18</text:p>
          </table:table-cell>
          <table:table-cell office:value-type="float" office:value="-169.09" calcext:value-type="float">
            <text:p>-169.0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657" calcext:value-type="float">
            <text:p>33.657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32.25" calcext:value-type="float">
            <text:p>32.25</text:p>
          </table:table-cell>
          <table:table-cell office:value-type="float" office:value="1160.83" calcext:value-type="float">
            <text:p>1160.83</text:p>
          </table:table-cell>
          <table:table-cell office:value-type="float" office:value="3.44" calcext:value-type="float">
            <text:p>3.44</text:p>
          </table:table-cell>
          <table:table-cell office:value-type="float" office:value="3.1" calcext:value-type="float">
            <text:p>3.1</text:p>
          </table:table-cell>
          <table:table-cell office:value-type="float" office:value="173.23" calcext:value-type="float">
            <text:p>173.2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657" calcext:value-type="float">
            <text:p>33.657</text:p>
          </table:table-cell>
          <table:table-cell/>
          <table:table-cell office:value-type="float" office:value="444.64" calcext:value-type="float">
            <text:p>444.64</text:p>
          </table:table-cell>
          <table:table-cell office:value-type="float" office:value="704.1" calcext:value-type="float">
            <text:p>704.1</text:p>
          </table:table-cell>
          <table:table-cell office:value-type="float" office:value="2721.48" calcext:value-type="float">
            <text:p>2721.48</text:p>
          </table:table-cell>
          <table:table-cell office:value-type="float" office:value="5.92" calcext:value-type="float">
            <text:p>5.92</text:p>
          </table:table-cell>
          <table:table-cell office:value-type="float" office:value="4.37" calcext:value-type="float">
            <text:p>4.37</text:p>
          </table:table-cell>
          <table:table-cell office:value-type="float" office:value="-128.58" calcext:value-type="float">
            <text:p>-128.5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704" calcext:value-type="float">
            <text:p>33.704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32.63" calcext:value-type="float">
            <text:p>32.63</text:p>
          </table:table-cell>
          <table:table-cell office:value-type="float" office:value="1161.69" calcext:value-type="float">
            <text:p>1161.69</text:p>
          </table:table-cell>
          <table:table-cell office:value-type="float" office:value="3.78" calcext:value-type="float">
            <text:p>3.78</text:p>
          </table:table-cell>
          <table:table-cell office:value-type="float" office:value="-1.69" calcext:value-type="float">
            <text:p>-1.69</text:p>
          </table:table-cell>
          <table:table-cell office:value-type="float" office:value="173.82" calcext:value-type="float">
            <text:p>173.8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753" calcext:value-type="float">
            <text:p>33.753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31.94" calcext:value-type="float">
            <text:p>31.94</text:p>
          </table:table-cell>
          <table:table-cell office:value-type="float" office:value="1145.67" calcext:value-type="float">
            <text:p>1145.67</text:p>
          </table:table-cell>
          <table:table-cell office:value-type="float" office:value="3.99" calcext:value-type="float">
            <text:p>3.99</text:p>
          </table:table-cell>
          <table:table-cell office:value-type="float" office:value="-0.8" calcext:value-type="float">
            <text:p>-0.8</text:p>
          </table:table-cell>
          <table:table-cell office:value-type="float" office:value="165.91" calcext:value-type="float">
            <text:p>165.9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798" calcext:value-type="float">
            <text:p>33.798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1.77" calcext:value-type="float">
            <text:p>31.77</text:p>
          </table:table-cell>
          <table:table-cell office:value-type="float" office:value="1146.44" calcext:value-type="float">
            <text:p>1146.44</text:p>
          </table:table-cell>
          <table:table-cell office:value-type="float" office:value="3.58" calcext:value-type="float">
            <text:p>3.58</text:p>
          </table:table-cell>
          <table:table-cell office:value-type="float" office:value="0.7" calcext:value-type="float">
            <text:p>0.7</text:p>
          </table:table-cell>
          <table:table-cell office:value-type="float" office:value="164.37" calcext:value-type="float">
            <text:p>164.3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849" calcext:value-type="float">
            <text:p>33.849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32.02" calcext:value-type="float">
            <text:p>32.02</text:p>
          </table:table-cell>
          <table:table-cell office:value-type="float" office:value="1146.27" calcext:value-type="float">
            <text:p>1146.27</text:p>
          </table:table-cell>
          <table:table-cell office:value-type="float" office:value="3.55" calcext:value-type="float">
            <text:p>3.55</text:p>
          </table:table-cell>
          <table:table-cell office:value-type="float" office:value="-0.78" calcext:value-type="float">
            <text:p>-0.78</text:p>
          </table:table-cell>
          <table:table-cell office:value-type="float" office:value="-167.5" calcext:value-type="float">
            <text:p>-167.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895" calcext:value-type="float">
            <text:p>33.895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31.89" calcext:value-type="float">
            <text:p>31.89</text:p>
          </table:table-cell>
          <table:table-cell office:value-type="float" office:value="1155.56" calcext:value-type="float">
            <text:p>1155.56</text:p>
          </table:table-cell>
          <table:table-cell office:value-type="float" office:value="3.17" calcext:value-type="float">
            <text:p>3.17</text:p>
          </table:table-cell>
          <table:table-cell office:value-type="float" office:value="0.89" calcext:value-type="float">
            <text:p>0.89</text:p>
          </table:table-cell>
          <table:table-cell office:value-type="float" office:value="168.47" calcext:value-type="float">
            <text:p>168.4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944" calcext:value-type="float">
            <text:p>33.944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31.84" calcext:value-type="float">
            <text:p>31.84</text:p>
          </table:table-cell>
          <table:table-cell office:value-type="float" office:value="1152.58" calcext:value-type="float">
            <text:p>1152.58</text:p>
          </table:table-cell>
          <table:table-cell office:value-type="float" office:value="3.67" calcext:value-type="float">
            <text:p>3.67</text:p>
          </table:table-cell>
          <table:table-cell office:value-type="float" office:value="-2.04" calcext:value-type="float">
            <text:p>-2.04</text:p>
          </table:table-cell>
          <table:table-cell office:value-type="float" office:value="-168.72" calcext:value-type="float">
            <text:p>-168.7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.99" calcext:value-type="float">
            <text:p>33.9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2" calcext:value-type="float">
            <text:p>32</text:p>
          </table:table-cell>
          <table:table-cell office:value-type="float" office:value="1161.24" calcext:value-type="float">
            <text:p>1161.24</text:p>
          </table:table-cell>
          <table:table-cell office:value-type="float" office:value="3.83" calcext:value-type="float">
            <text:p>3.83</text:p>
          </table:table-cell>
          <table:table-cell office:value-type="float" office:value="-7.52" calcext:value-type="float">
            <text:p>-7.52</text:p>
          </table:table-cell>
          <table:table-cell office:value-type="float" office:value="-177.94" calcext:value-type="float">
            <text:p>-177.9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038" calcext:value-type="float">
            <text:p>34.038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31.52" calcext:value-type="float">
            <text:p>31.52</text:p>
          </table:table-cell>
          <table:table-cell office:value-type="float" office:value="1153.69" calcext:value-type="float">
            <text:p>1153.69</text:p>
          </table:table-cell>
          <table:table-cell office:value-type="float" office:value="3.63" calcext:value-type="float">
            <text:p>3.63</text:p>
          </table:table-cell>
          <table:table-cell office:value-type="float" office:value="-2.8" calcext:value-type="float">
            <text:p>-2.8</text:p>
          </table:table-cell>
          <table:table-cell office:value-type="float" office:value="-169.34" calcext:value-type="float">
            <text:p>-169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087" calcext:value-type="float">
            <text:p>34.087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31.12" calcext:value-type="float">
            <text:p>31.12</text:p>
          </table:table-cell>
          <table:table-cell office:value-type="float" office:value="1154.41" calcext:value-type="float">
            <text:p>1154.41</text:p>
          </table:table-cell>
          <table:table-cell office:value-type="float" office:value="3.96" calcext:value-type="float">
            <text:p>3.96</text:p>
          </table:table-cell>
          <table:table-cell office:value-type="float" office:value="0.93" calcext:value-type="float">
            <text:p>0.93</text:p>
          </table:table-cell>
          <table:table-cell office:value-type="float" office:value="164.6" calcext:value-type="float">
            <text:p>164.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138" calcext:value-type="float">
            <text:p>34.138</text:p>
          </table:table-cell>
          <table:table-cell/>
          <table:table-cell office:value-type="float" office:value="-0.18" calcext:value-type="float">
            <text:p>-0.18</text:p>
          </table:table-cell>
          <table:table-cell office:value-type="float" office:value="31.18" calcext:value-type="float">
            <text:p>31.18</text:p>
          </table:table-cell>
          <table:table-cell office:value-type="float" office:value="1155.37" calcext:value-type="float">
            <text:p>1155.37</text:p>
          </table:table-cell>
          <table:table-cell office:value-type="float" office:value="3.17" calcext:value-type="float">
            <text:p>3.17</text:p>
          </table:table-cell>
          <table:table-cell office:value-type="float" office:value="0.78" calcext:value-type="float">
            <text:p>0.78</text:p>
          </table:table-cell>
          <table:table-cell office:value-type="float" office:value="168.45" calcext:value-type="float">
            <text:p>168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186" calcext:value-type="float">
            <text:p>34.186</text:p>
          </table:table-cell>
          <table:table-cell/>
          <table:table-cell office:value-type="float" office:value="-0.18" calcext:value-type="float">
            <text:p>-0.18</text:p>
          </table:table-cell>
          <table:table-cell office:value-type="float" office:value="31.18" calcext:value-type="float">
            <text:p>31.18</text:p>
          </table:table-cell>
          <table:table-cell office:value-type="float" office:value="1155.37" calcext:value-type="float">
            <text:p>1155.37</text:p>
          </table:table-cell>
          <table:table-cell office:value-type="float" office:value="3.17" calcext:value-type="float">
            <text:p>3.17</text:p>
          </table:table-cell>
          <table:table-cell office:value-type="float" office:value="0.78" calcext:value-type="float">
            <text:p>0.78</text:p>
          </table:table-cell>
          <table:table-cell office:value-type="float" office:value="168.45" calcext:value-type="float">
            <text:p>168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237" calcext:value-type="float">
            <text:p>34.237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30.55" calcext:value-type="float">
            <text:p>30.55</text:p>
          </table:table-cell>
          <table:table-cell office:value-type="float" office:value="1146.66" calcext:value-type="float">
            <text:p>1146.66</text:p>
          </table:table-cell>
          <table:table-cell office:value-type="float" office:value="3.18" calcext:value-type="float">
            <text:p>3.18</text:p>
          </table:table-cell>
          <table:table-cell office:value-type="float" office:value="-0.71" calcext:value-type="float">
            <text:p>-0.71</text:p>
          </table:table-cell>
          <table:table-cell office:value-type="float" office:value="162.74" calcext:value-type="float">
            <text:p>162.7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287" calcext:value-type="float">
            <text:p>34.287</text:p>
          </table:table-cell>
          <table:table-cell/>
          <table:table-cell office:value-type="float" office:value="-0.89" calcext:value-type="float">
            <text:p>-0.89</text:p>
          </table:table-cell>
          <table:table-cell office:value-type="float" office:value="31.18" calcext:value-type="float">
            <text:p>31.18</text:p>
          </table:table-cell>
          <table:table-cell office:value-type="float" office:value="1155.32" calcext:value-type="float">
            <text:p>1155.32</text:p>
          </table:table-cell>
          <table:table-cell office:value-type="float" office:value="3.17" calcext:value-type="float">
            <text:p>3.17</text:p>
          </table:table-cell>
          <table:table-cell office:value-type="float" office:value="0.75" calcext:value-type="float">
            <text:p>0.75</text:p>
          </table:table-cell>
          <table:table-cell office:value-type="float" office:value="168.43" calcext:value-type="float">
            <text:p>168.4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34" calcext:value-type="float">
            <text:p>34.34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31.54" calcext:value-type="float">
            <text:p>31.54</text:p>
          </table:table-cell>
          <table:table-cell office:value-type="float" office:value="1154.81" calcext:value-type="float">
            <text:p>1154.81</text:p>
          </table:table-cell>
          <table:table-cell office:value-type="float" office:value="3.52" calcext:value-type="float">
            <text:p>3.52</text:p>
          </table:table-cell>
          <table:table-cell office:value-type="float" office:value="0.75" calcext:value-type="float">
            <text:p>0.75</text:p>
          </table:table-cell>
          <table:table-cell office:value-type="float" office:value="-169.32" calcext:value-type="float">
            <text:p>-169.3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387" calcext:value-type="float">
            <text:p>34.387</text:p>
          </table:table-cell>
          <table:table-cell/>
          <table:table-cell office:value-type="float" office:value="-1.05" calcext:value-type="float">
            <text:p>-1.05</text:p>
          </table:table-cell>
          <table:table-cell office:value-type="float" office:value="31.7" calcext:value-type="float">
            <text:p>31.7</text:p>
          </table:table-cell>
          <table:table-cell office:value-type="float" office:value="1146.91" calcext:value-type="float">
            <text:p>1146.91</text:p>
          </table:table-cell>
          <table:table-cell office:value-type="float" office:value="2.75" calcext:value-type="float">
            <text:p>2.75</text:p>
          </table:table-cell>
          <table:table-cell office:value-type="float" office:value="-0.92" calcext:value-type="float">
            <text:p>-0.92</text:p>
          </table:table-cell>
          <table:table-cell office:value-type="float" office:value="-167.45" calcext:value-type="float">
            <text:p>-167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439" calcext:value-type="float">
            <text:p>34.439</text:p>
          </table:table-cell>
          <table:table-cell/>
          <table:table-cell office:value-type="float" office:value="-1.61" calcext:value-type="float">
            <text:p>-1.61</text:p>
          </table:table-cell>
          <table:table-cell office:value-type="float" office:value="31.19" calcext:value-type="float">
            <text:p>31.19</text:p>
          </table:table-cell>
          <table:table-cell office:value-type="float" office:value="1154.74" calcext:value-type="float">
            <text:p>1154.74</text:p>
          </table:table-cell>
          <table:table-cell office:value-type="float" office:value="3.57" calcext:value-type="float">
            <text:p>3.57</text:p>
          </table:table-cell>
          <table:table-cell office:value-type="float" office:value="1.4" calcext:value-type="float">
            <text:p>1.4</text:p>
          </table:table-cell>
          <table:table-cell office:value-type="float" office:value="-169.34" calcext:value-type="float">
            <text:p>-169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489" calcext:value-type="float">
            <text:p>34.489</text:p>
          </table:table-cell>
          <table:table-cell/>
          <table:table-cell office:value-type="float" office:value="-1.76" calcext:value-type="float">
            <text:p>-1.76</text:p>
          </table:table-cell>
          <table:table-cell office:value-type="float" office:value="31.22" calcext:value-type="float">
            <text:p>31.22</text:p>
          </table:table-cell>
          <table:table-cell office:value-type="float" office:value="1145.81" calcext:value-type="float">
            <text:p>1145.81</text:p>
          </table:table-cell>
          <table:table-cell office:value-type="float" office:value="3.1" calcext:value-type="float">
            <text:p>3.1</text:p>
          </table:table-cell>
          <table:table-cell office:value-type="float" office:value="2.18" calcext:value-type="float">
            <text:p>2.18</text:p>
          </table:table-cell>
          <table:table-cell office:value-type="float" office:value="162.72" calcext:value-type="float">
            <text:p>162.7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/>
          <table:table-cell office:value-type="float" office:value="-2.12" calcext:value-type="float">
            <text:p>-2.12</text:p>
          </table:table-cell>
          <table:table-cell office:value-type="float" office:value="31.26" calcext:value-type="float">
            <text:p>31.26</text:p>
          </table:table-cell>
          <table:table-cell office:value-type="float" office:value="1146.17" calcext:value-type="float">
            <text:p>1146.17</text:p>
          </table:table-cell>
          <table:table-cell office:value-type="float" office:value="2.3" calcext:value-type="float">
            <text:p>2.3</text:p>
          </table:table-cell>
          <table:table-cell office:value-type="float" office:value="2.38" calcext:value-type="float">
            <text:p>2.38</text:p>
          </table:table-cell>
          <table:table-cell office:value-type="float" office:value="165.82" calcext:value-type="float">
            <text:p>165.8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589" calcext:value-type="float">
            <text:p>34.589</text:p>
          </table:table-cell>
          <table:table-cell/>
          <table:table-cell office:value-type="float" office:value="-2.27" calcext:value-type="float">
            <text:p>-2.27</text:p>
          </table:table-cell>
          <table:table-cell office:value-type="float" office:value="31.89" calcext:value-type="float">
            <text:p>31.89</text:p>
          </table:table-cell>
          <table:table-cell office:value-type="float" office:value="1154.41" calcext:value-type="float">
            <text:p>1154.41</text:p>
          </table:table-cell>
          <table:table-cell office:value-type="float" office:value="2.83" calcext:value-type="float">
            <text:p>2.83</text:p>
          </table:table-cell>
          <table:table-cell office:value-type="float" office:value="-2.91" calcext:value-type="float">
            <text:p>-2.91</text:p>
          </table:table-cell>
          <table:table-cell office:value-type="float" office:value="-169.31" calcext:value-type="float">
            <text:p>-169.3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589" calcext:value-type="float">
            <text:p>34.589</text:p>
          </table:table-cell>
          <table:table-cell/>
          <table:table-cell office:value-type="float" office:value="438.98" calcext:value-type="float">
            <text:p>438.98</text:p>
          </table:table-cell>
          <table:table-cell office:value-type="float" office:value="694.92" calcext:value-type="float">
            <text:p>694.92</text:p>
          </table:table-cell>
          <table:table-cell office:value-type="float" office:value="2684.36" calcext:value-type="float">
            <text:p>2684.36</text:p>
          </table:table-cell>
          <table:table-cell table:number-columns-repeated="2" office:value-type="float" office:value="4.75" calcext:value-type="float">
            <text:p>4.75</text:p>
          </table:table-cell>
          <table:table-cell office:value-type="float" office:value="-127.19" calcext:value-type="float">
            <text:p>-127.1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639" calcext:value-type="float">
            <text:p>34.639</text:p>
          </table:table-cell>
          <table:table-cell/>
          <table:table-cell office:value-type="float" office:value="-3.01" calcext:value-type="float">
            <text:p>-3.01</text:p>
          </table:table-cell>
          <table:table-cell office:value-type="float" office:value="31.31" calcext:value-type="float">
            <text:p>31.31</text:p>
          </table:table-cell>
          <table:table-cell office:value-type="float" office:value="1154.34" calcext:value-type="float">
            <text:p>1154.34</text:p>
          </table:table-cell>
          <table:table-cell office:value-type="float" office:value="2.67" calcext:value-type="float">
            <text:p>2.67</text:p>
          </table:table-cell>
          <table:table-cell office:value-type="float" office:value="2.76" calcext:value-type="float">
            <text:p>2.76</text:p>
          </table:table-cell>
          <table:table-cell office:value-type="float" office:value="166.13" calcext:value-type="float">
            <text:p>166.1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686" calcext:value-type="float">
            <text:p>34.686</text:p>
          </table:table-cell>
          <table:table-cell/>
          <table:table-cell office:value-type="float" office:value="-3.5" calcext:value-type="float">
            <text:p>-3.5</text:p>
          </table:table-cell>
          <table:table-cell office:value-type="float" office:value="31.09" calcext:value-type="float">
            <text:p>31.09</text:p>
          </table:table-cell>
          <table:table-cell office:value-type="float" office:value="1146.71" calcext:value-type="float">
            <text:p>1146.71</text:p>
          </table:table-cell>
          <table:table-cell office:value-type="float" office:value="2.7" calcext:value-type="float">
            <text:p>2.7</text:p>
          </table:table-cell>
          <table:table-cell office:value-type="float" office:value="0.83" calcext:value-type="float">
            <text:p>0.83</text:p>
          </table:table-cell>
          <table:table-cell office:value-type="float" office:value="164.27" calcext:value-type="float">
            <text:p>164.2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737" calcext:value-type="float">
            <text:p>34.737</text:p>
          </table:table-cell>
          <table:table-cell/>
          <table:table-cell office:value-type="float" office:value="-3.65" calcext:value-type="float">
            <text:p>-3.65</text:p>
          </table:table-cell>
          <table:table-cell office:value-type="float" office:value="31.64" calcext:value-type="float">
            <text:p>31.64</text:p>
          </table:table-cell>
          <table:table-cell office:value-type="float" office:value="1151.93" calcext:value-type="float">
            <text:p>1151.93</text:p>
          </table:table-cell>
          <table:table-cell office:value-type="float" office:value="2.52" calcext:value-type="float">
            <text:p>2.52</text:p>
          </table:table-cell>
          <table:table-cell office:value-type="float" office:value="-4.85" calcext:value-type="float">
            <text:p>-4.85</text:p>
          </table:table-cell>
          <table:table-cell office:value-type="float" office:value="-170.62" calcext:value-type="float">
            <text:p>-170.6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782" calcext:value-type="float">
            <text:p>34.782</text:p>
          </table:table-cell>
          <table:table-cell/>
          <table:table-cell office:value-type="float" office:value="-4.01" calcext:value-type="float">
            <text:p>-4.01</text:p>
          </table:table-cell>
          <table:table-cell office:value-type="float" office:value="31.67" calcext:value-type="float">
            <text:p>31.67</text:p>
          </table:table-cell>
          <table:table-cell office:value-type="float" office:value="1162.01" calcext:value-type="float">
            <text:p>1162.01</text:p>
          </table:table-cell>
          <table:table-cell office:value-type="float" office:value="3.02" calcext:value-type="float">
            <text:p>3.02</text:p>
          </table:table-cell>
          <table:table-cell office:value-type="float" office:value="-7.73" calcext:value-type="float">
            <text:p>-7.73</text:p>
          </table:table-cell>
          <table:table-cell office:value-type="float" office:value="-177.8" calcext:value-type="float">
            <text:p>-177.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83" calcext:value-type="float">
            <text:p>34.83</text:p>
          </table:table-cell>
          <table:table-cell/>
          <table:table-cell office:value-type="float" office:value="-4.96" calcext:value-type="float">
            <text:p>-4.96</text:p>
          </table:table-cell>
          <table:table-cell office:value-type="float" office:value="31.87" calcext:value-type="float">
            <text:p>31.87</text:p>
          </table:table-cell>
          <table:table-cell office:value-type="float" office:value="1161.55" calcext:value-type="float">
            <text:p>1161.55</text:p>
          </table:table-cell>
          <table:table-cell office:value-type="float" office:value="3.53" calcext:value-type="float">
            <text:p>3.53</text:p>
          </table:table-cell>
          <table:table-cell office:value-type="float" office:value="1.11" calcext:value-type="float">
            <text:p>1.11</text:p>
          </table:table-cell>
          <table:table-cell office:value-type="float" office:value="167.78" calcext:value-type="float">
            <text:p>167.7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877" calcext:value-type="float">
            <text:p>34.877</text:p>
          </table:table-cell>
          <table:table-cell/>
          <table:table-cell office:value-type="float" office:value="-4.98" calcext:value-type="float">
            <text:p>-4.98</text:p>
          </table:table-cell>
          <table:table-cell office:value-type="float" office:value="31.32" calcext:value-type="float">
            <text:p>31.32</text:p>
          </table:table-cell>
          <table:table-cell office:value-type="float" office:value="1160.02" calcext:value-type="float">
            <text:p>1160.02</text:p>
          </table:table-cell>
          <table:table-cell office:value-type="float" office:value="3.11" calcext:value-type="float">
            <text:p>3.11</text:p>
          </table:table-cell>
          <table:table-cell office:value-type="float" office:value="3.24" calcext:value-type="float">
            <text:p>3.24</text:p>
          </table:table-cell>
          <table:table-cell office:value-type="float" office:value="169.65" calcext:value-type="float">
            <text:p>169.6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927" calcext:value-type="float">
            <text:p>34.927</text:p>
          </table:table-cell>
          <table:table-cell/>
          <table:table-cell office:value-type="float" office:value="-5.87" calcext:value-type="float">
            <text:p>-5.87</text:p>
          </table:table-cell>
          <table:table-cell office:value-type="float" office:value="30.98" calcext:value-type="float">
            <text:p>30.98</text:p>
          </table:table-cell>
          <table:table-cell office:value-type="float" office:value="1168.25" calcext:value-type="float">
            <text:p>1168.25</text:p>
          </table:table-cell>
          <table:table-cell office:value-type="float" office:value="3.24" calcext:value-type="float">
            <text:p>3.24</text:p>
          </table:table-cell>
          <table:table-cell office:value-type="float" office:value="-1.29" calcext:value-type="float">
            <text:p>-1.29</text:p>
          </table:table-cell>
          <table:table-cell office:value-type="float" office:value="-174.91" calcext:value-type="float">
            <text:p>-174.9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974" calcext:value-type="float">
            <text:p>34.974</text:p>
          </table:table-cell>
          <table:table-cell/>
          <table:table-cell office:value-type="float" office:value="-5.63" calcext:value-type="float">
            <text:p>-5.63</text:p>
          </table:table-cell>
          <table:table-cell office:value-type="float" office:value="31.86" calcext:value-type="float">
            <text:p>31.86</text:p>
          </table:table-cell>
          <table:table-cell office:value-type="float" office:value="1160.79" calcext:value-type="float">
            <text:p>1160.79</text:p>
          </table:table-cell>
          <table:table-cell office:value-type="float" office:value="2.48" calcext:value-type="float">
            <text:p>2.48</text:p>
          </table:table-cell>
          <table:table-cell office:value-type="float" office:value="-3.65" calcext:value-type="float">
            <text:p>-3.65</text:p>
          </table:table-cell>
          <table:table-cell office:value-type="float" office:value="-172.78" calcext:value-type="float">
            <text:p>-172.7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025" calcext:value-type="float">
            <text:p>35.025</text:p>
          </table:table-cell>
          <table:table-cell/>
          <table:table-cell office:value-type="float" office:value="-5.31" calcext:value-type="float">
            <text:p>-5.31</text:p>
          </table:table-cell>
          <table:table-cell office:value-type="float" office:value="31.91" calcext:value-type="float">
            <text:p>31.91</text:p>
          </table:table-cell>
          <table:table-cell office:value-type="float" office:value="1162.71" calcext:value-type="float">
            <text:p>1162.71</text:p>
          </table:table-cell>
          <table:table-cell office:value-type="float" office:value="2.84" calcext:value-type="float">
            <text:p>2.84</text:p>
          </table:table-cell>
          <table:table-cell office:value-type="float" office:value="0.03" calcext:value-type="float">
            <text:p>0.03</text:p>
          </table:table-cell>
          <table:table-cell office:value-type="float" office:value="167.82" calcext:value-type="float">
            <text:p>167.8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071" calcext:value-type="float">
            <text:p>35.071</text:p>
          </table:table-cell>
          <table:table-cell/>
          <table:table-cell office:value-type="float" office:value="-5.68" calcext:value-type="float">
            <text:p>-5.68</text:p>
          </table:table-cell>
          <table:table-cell office:value-type="float" office:value="30.61" calcext:value-type="float">
            <text:p>30.61</text:p>
          </table:table-cell>
          <table:table-cell office:value-type="float" office:value="1160" calcext:value-type="float">
            <text:p>1160</text:p>
          </table:table-cell>
          <table:table-cell office:value-type="float" office:value="3.11" calcext:value-type="float">
            <text:p>3.11</text:p>
          </table:table-cell>
          <table:table-cell office:value-type="float" office:value="3.19" calcext:value-type="float">
            <text:p>3.19</text:p>
          </table:table-cell>
          <table:table-cell office:value-type="float" office:value="169.66" calcext:value-type="float">
            <text:p>169.6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/>
          <table:table-cell office:value-type="float" office:value="2199.36" calcext:value-type="float">
            <text:p>2199.36</text:p>
          </table:table-cell>
          <table:table-cell office:value-type="float" office:value="1528.21" calcext:value-type="float">
            <text:p>1528.21</text:p>
          </table:table-cell>
          <table:table-cell office:value-type="float" office:value="8016.31" calcext:value-type="float">
            <text:p>8016.31</text:p>
          </table:table-cell>
          <table:table-cell office:value-type="float" office:value="95.72" calcext:value-type="float">
            <text:p>95.72</text:p>
          </table:table-cell>
          <table:table-cell office:value-type="float" office:value="21.68" calcext:value-type="float">
            <text:p>21.68</text:p>
          </table:table-cell>
          <table:table-cell office:value-type="float" office:value="177.41" calcext:value-type="float">
            <text:p>177.4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121" calcext:value-type="float">
            <text:p>35.121</text:p>
          </table:table-cell>
          <table:table-cell/>
          <table:table-cell office:value-type="float" office:value="-5.66" calcext:value-type="float">
            <text:p>-5.66</text:p>
          </table:table-cell>
          <table:table-cell office:value-type="float" office:value="30.12" calcext:value-type="float">
            <text:p>30.12</text:p>
          </table:table-cell>
          <table:table-cell office:value-type="float" office:value="1161.83" calcext:value-type="float">
            <text:p>1161.83</text:p>
          </table:table-cell>
          <table:table-cell office:value-type="float" office:value="3.65" calcext:value-type="float">
            <text:p>3.65</text:p>
          </table:table-cell>
          <table:table-cell office:value-type="float" office:value="0.08" calcext:value-type="float">
            <text:p>0.08</text:p>
          </table:table-cell>
          <table:table-cell office:value-type="float" office:value="167.91" calcext:value-type="float">
            <text:p>167.9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121" calcext:value-type="float">
            <text:p>35.121</text:p>
          </table:table-cell>
          <table:table-cell/>
          <table:table-cell office:value-type="float" office:value="432.93" calcext:value-type="float">
            <text:p>432.93</text:p>
          </table:table-cell>
          <table:table-cell office:value-type="float" office:value="683.46" calcext:value-type="float">
            <text:p>683.46</text:p>
          </table:table-cell>
          <table:table-cell office:value-type="float" office:value="2644.91" calcext:value-type="float">
            <text:p>2644.91</text:p>
          </table:table-cell>
          <table:table-cell office:value-type="float" office:value="5.22" calcext:value-type="float">
            <text:p>5.22</text:p>
          </table:table-cell>
          <table:table-cell office:value-type="float" office:value="6.4" calcext:value-type="float">
            <text:p>6.4</text:p>
          </table:table-cell>
          <table:table-cell office:value-type="float" office:value="-127.65" calcext:value-type="float">
            <text:p>-127.6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167" calcext:value-type="float">
            <text:p>35.167</text:p>
          </table:table-cell>
          <table:table-cell/>
          <table:table-cell office:value-type="float" office:value="-6.01" calcext:value-type="float">
            <text:p>-6.01</text:p>
          </table:table-cell>
          <table:table-cell office:value-type="float" office:value="31.01" calcext:value-type="float">
            <text:p>31.01</text:p>
          </table:table-cell>
          <table:table-cell office:value-type="float" office:value="1161.55" calcext:value-type="float">
            <text:p>1161.55</text:p>
          </table:table-cell>
          <table:table-cell office:value-type="float" office:value="3.6" calcext:value-type="float">
            <text:p>3.6</text:p>
          </table:table-cell>
          <table:table-cell office:value-type="float" office:value="-1.51" calcext:value-type="float">
            <text:p>-1.51</text:p>
          </table:table-cell>
          <table:table-cell office:value-type="float" office:value="-170.91" calcext:value-type="float">
            <text:p>-170.9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217" calcext:value-type="float">
            <text:p>35.217</text:p>
          </table:table-cell>
          <table:table-cell/>
          <table:table-cell office:value-type="float" office:value="-6.7" calcext:value-type="float">
            <text:p>-6.7</text:p>
          </table:table-cell>
          <table:table-cell office:value-type="float" office:value="30.65" calcext:value-type="float">
            <text:p>30.65</text:p>
          </table:table-cell>
          <table:table-cell office:value-type="float" office:value="1161.32" calcext:value-type="float">
            <text:p>1161.32</text:p>
          </table:table-cell>
          <table:table-cell office:value-type="float" office:value="3.26" calcext:value-type="float">
            <text:p>3.26</text:p>
          </table:table-cell>
          <table:table-cell office:value-type="float" office:value="-2.2" calcext:value-type="float">
            <text:p>-2.2</text:p>
          </table:table-cell>
          <table:table-cell office:value-type="float" office:value="169.81" calcext:value-type="float">
            <text:p>169.8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263" calcext:value-type="float">
            <text:p>35.263</text:p>
          </table:table-cell>
          <table:table-cell/>
          <table:table-cell office:value-type="float" office:value="-7.1" calcext:value-type="float">
            <text:p>-7.1</text:p>
          </table:table-cell>
          <table:table-cell office:value-type="float" office:value="30.02" calcext:value-type="float">
            <text:p>30.02</text:p>
          </table:table-cell>
          <table:table-cell office:value-type="float" office:value="1158.33" calcext:value-type="float">
            <text:p>1158.33</text:p>
          </table:table-cell>
          <table:table-cell office:value-type="float" office:value="2.63" calcext:value-type="float">
            <text:p>2.63</text:p>
          </table:table-cell>
          <table:table-cell office:value-type="float" office:value="4.8" calcext:value-type="float">
            <text:p>4.8</text:p>
          </table:table-cell>
          <table:table-cell office:value-type="float" office:value="167.05" calcext:value-type="float">
            <text:p>167.0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263" calcext:value-type="float">
            <text:p>35.263</text:p>
          </table:table-cell>
          <table:table-cell/>
          <table:table-cell office:value-type="float" office:value="431.82" calcext:value-type="float">
            <text:p>431.82</text:p>
          </table:table-cell>
          <table:table-cell office:value-type="float" office:value="684.28" calcext:value-type="float">
            <text:p>684.28</text:p>
          </table:table-cell>
          <table:table-cell office:value-type="float" office:value="2648.07" calcext:value-type="float">
            <text:p>2648.07</text:p>
          </table:table-cell>
          <table:table-cell office:value-type="float" office:value="4.76" calcext:value-type="float">
            <text:p>4.76</text:p>
          </table:table-cell>
          <table:table-cell office:value-type="float" office:value="8.31" calcext:value-type="float">
            <text:p>8.31</text:p>
          </table:table-cell>
          <table:table-cell office:value-type="float" office:value="-127.5" calcext:value-type="float">
            <text:p>-127.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312" calcext:value-type="float">
            <text:p>35.312</text:p>
          </table:table-cell>
          <table:table-cell/>
          <table:table-cell office:value-type="float" office:value="-6.72" calcext:value-type="float">
            <text:p>-6.72</text:p>
          </table:table-cell>
          <table:table-cell office:value-type="float" office:value="30.31" calcext:value-type="float">
            <text:p>30.31</text:p>
          </table:table-cell>
          <table:table-cell office:value-type="float" office:value="1161.52" calcext:value-type="float">
            <text:p>1161.52</text:p>
          </table:table-cell>
          <table:table-cell office:value-type="float" office:value="3.59" calcext:value-type="float">
            <text:p>3.59</text:p>
          </table:table-cell>
          <table:table-cell office:value-type="float" office:value="-1.54" calcext:value-type="float">
            <text:p>-1.54</text:p>
          </table:table-cell>
          <table:table-cell office:value-type="float" office:value="-170.86" calcext:value-type="float">
            <text:p>-170.8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358" calcext:value-type="float">
            <text:p>35.358</text:p>
          </table:table-cell>
          <table:table-cell/>
          <table:table-cell office:value-type="float" office:value="-6.38" calcext:value-type="float">
            <text:p>-6.38</text:p>
          </table:table-cell>
          <table:table-cell office:value-type="float" office:value="30.46" calcext:value-type="float">
            <text:p>30.46</text:p>
          </table:table-cell>
          <table:table-cell office:value-type="float" office:value="1161.5" calcext:value-type="float">
            <text:p>1161.5</text:p>
          </table:table-cell>
          <table:table-cell office:value-type="float" office:value="3.53" calcext:value-type="float">
            <text:p>3.53</text:p>
          </table:table-cell>
          <table:table-cell office:value-type="float" office:value="1.03" calcext:value-type="float">
            <text:p>1.03</text:p>
          </table:table-cell>
          <table:table-cell office:value-type="float" office:value="167.81" calcext:value-type="float">
            <text:p>167.8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407" calcext:value-type="float">
            <text:p>35.407</text:p>
          </table:table-cell>
          <table:table-cell/>
          <table:table-cell office:value-type="float" office:value="-5.66" calcext:value-type="float">
            <text:p>-5.66</text:p>
          </table:table-cell>
          <table:table-cell office:value-type="float" office:value="31.53" calcext:value-type="float">
            <text:p>31.53</text:p>
          </table:table-cell>
          <table:table-cell office:value-type="float" office:value="1161.79" calcext:value-type="float">
            <text:p>1161.79</text:p>
          </table:table-cell>
          <table:table-cell office:value-type="float" office:value="3.64" calcext:value-type="float">
            <text:p>3.64</text:p>
          </table:table-cell>
          <table:table-cell office:value-type="float" office:value="0.1" calcext:value-type="float">
            <text:p>0.1</text:p>
          </table:table-cell>
          <table:table-cell office:value-type="float" office:value="167.85" calcext:value-type="float">
            <text:p>167.8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454" calcext:value-type="float">
            <text:p>35.454</text:p>
          </table:table-cell>
          <table:table-cell/>
          <table:table-cell office:value-type="float" office:value="-4.22" calcext:value-type="float">
            <text:p>-4.22</text:p>
          </table:table-cell>
          <table:table-cell office:value-type="float" office:value="32.44" calcext:value-type="float">
            <text:p>32.44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3.41" calcext:value-type="float">
            <text:p>3.41</text:p>
          </table:table-cell>
          <table:table-cell office:value-type="float" office:value="-6.91" calcext:value-type="float">
            <text:p>-6.91</text:p>
          </table:table-cell>
          <table:table-cell office:value-type="float" office:value="-177.06" calcext:value-type="float">
            <text:p>-177.0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503" calcext:value-type="float">
            <text:p>35.503</text:p>
          </table:table-cell>
          <table:table-cell/>
          <table:table-cell office:value-type="float" office:value="-3.35" calcext:value-type="float">
            <text:p>-3.35</text:p>
          </table:table-cell>
          <table:table-cell office:value-type="float" office:value="30.92" calcext:value-type="float">
            <text:p>30.92</text:p>
          </table:table-cell>
          <table:table-cell office:value-type="float" office:value="1153.17" calcext:value-type="float">
            <text:p>1153.17</text:p>
          </table:table-cell>
          <table:table-cell office:value-type="float" office:value="2.75" calcext:value-type="float">
            <text:p>2.75</text:p>
          </table:table-cell>
          <table:table-cell office:value-type="float" office:value="2.04" calcext:value-type="float">
            <text:p>2.04</text:p>
          </table:table-cell>
          <table:table-cell office:value-type="float" office:value="165.5" calcext:value-type="float">
            <text:p>165.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552" calcext:value-type="float">
            <text:p>35.552</text:p>
          </table:table-cell>
          <table:table-cell/>
          <table:table-cell office:value-type="float" office:value="-2.1" calcext:value-type="float">
            <text:p>-2.1</text:p>
          </table:table-cell>
          <table:table-cell office:value-type="float" office:value="31.78" calcext:value-type="float">
            <text:p>31.78</text:p>
          </table:table-cell>
          <table:table-cell office:value-type="float" office:value="1146.79" calcext:value-type="float">
            <text:p>1146.79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64.25" calcext:value-type="float">
            <text:p>164.2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603" calcext:value-type="float">
            <text:p>35.603</text:p>
          </table:table-cell>
          <table:table-cell/>
          <table:table-cell office:value-type="float" office:value="-1.94" calcext:value-type="float">
            <text:p>-1.94</text:p>
          </table:table-cell>
          <table:table-cell office:value-type="float" office:value="31.82" calcext:value-type="float">
            <text:p>31.82</text:p>
          </table:table-cell>
          <table:table-cell office:value-type="float" office:value="1153.34" calcext:value-type="float">
            <text:p>1153.34</text:p>
          </table:table-cell>
          <table:table-cell office:value-type="float" office:value="3.16" calcext:value-type="float">
            <text:p>3.16</text:p>
          </table:table-cell>
          <table:table-cell office:value-type="float" office:value="0.66" calcext:value-type="float">
            <text:p>0.66</text:p>
          </table:table-cell>
          <table:table-cell office:value-type="float" office:value="167.4" calcext:value-type="float">
            <text:p>167.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677" calcext:value-type="float">
            <text:p>35.677</text:p>
          </table:table-cell>
          <table:table-cell/>
          <table:table-cell office:value-type="float" office:value="-1.94" calcext:value-type="float">
            <text:p>-1.94</text:p>
          </table:table-cell>
          <table:table-cell office:value-type="float" office:value="31.82" calcext:value-type="float">
            <text:p>31.82</text:p>
          </table:table-cell>
          <table:table-cell office:value-type="float" office:value="1153.34" calcext:value-type="float">
            <text:p>1153.34</text:p>
          </table:table-cell>
          <table:table-cell office:value-type="float" office:value="3.16" calcext:value-type="float">
            <text:p>3.16</text:p>
          </table:table-cell>
          <table:table-cell office:value-type="float" office:value="0.66" calcext:value-type="float">
            <text:p>0.66</text:p>
          </table:table-cell>
          <table:table-cell office:value-type="float" office:value="167.4" calcext:value-type="float">
            <text:p>167.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677" calcext:value-type="float">
            <text:p>35.677</text:p>
          </table:table-cell>
          <table:table-cell/>
          <table:table-cell office:value-type="float" office:value="446.96" calcext:value-type="float">
            <text:p>446.96</text:p>
          </table:table-cell>
          <table:table-cell office:value-type="float" office:value="707.78" calcext:value-type="float">
            <text:p>707.78</text:p>
          </table:table-cell>
          <table:table-cell office:value-type="float" office:value="2735.73" calcext:value-type="float">
            <text:p>2735.73</text:p>
          </table:table-cell>
          <table:table-cell office:value-type="float" office:value="4.95" calcext:value-type="float">
            <text:p>4.95</text:p>
          </table:table-cell>
          <table:table-cell office:value-type="float" office:value="8.39" calcext:value-type="float">
            <text:p>8.39</text:p>
          </table:table-cell>
          <table:table-cell office:value-type="float" office:value="-128.34" calcext:value-type="float">
            <text:p>-128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74" calcext:value-type="float">
            <text:p>35.74</text:p>
          </table:table-cell>
          <table:table-cell/>
          <table:table-cell office:value-type="float" office:value="-1.59" calcext:value-type="float">
            <text:p>-1.59</text:p>
          </table:table-cell>
          <table:table-cell office:value-type="float" office:value="31.88" calcext:value-type="float">
            <text:p>31.88</text:p>
          </table:table-cell>
          <table:table-cell office:value-type="float" office:value="1155.24" calcext:value-type="float">
            <text:p>1155.24</text:p>
          </table:table-cell>
          <table:table-cell office:value-type="float" office:value="3.16" calcext:value-type="float">
            <text:p>3.16</text:p>
          </table:table-cell>
          <table:table-cell office:value-type="float" office:value="0.73" calcext:value-type="float">
            <text:p>0.73</text:p>
          </table:table-cell>
          <table:table-cell office:value-type="float" office:value="168.4" calcext:value-type="float">
            <text:p>168.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74" calcext:value-type="float">
            <text:p>35.74</text:p>
          </table:table-cell>
          <table:table-cell/>
          <table:table-cell office:value-type="float" office:value="438.54" calcext:value-type="float">
            <text:p>438.54</text:p>
          </table:table-cell>
          <table:table-cell office:value-type="float" office:value="694.27" calcext:value-type="float">
            <text:p>694.27</text:p>
          </table:table-cell>
          <table:table-cell office:value-type="float" office:value="2686.73" calcext:value-type="float">
            <text:p>2686.73</text:p>
          </table:table-cell>
          <table:table-cell office:value-type="float" office:value="5.1" calcext:value-type="float">
            <text:p>5.1</text:p>
          </table:table-cell>
          <table:table-cell office:value-type="float" office:value="7.36" calcext:value-type="float">
            <text:p>7.36</text:p>
          </table:table-cell>
          <table:table-cell office:value-type="float" office:value="-127.93" calcext:value-type="float">
            <text:p>-127.9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792" calcext:value-type="float">
            <text:p>35.792</text:p>
          </table:table-cell>
          <table:table-cell/>
          <table:table-cell office:value-type="float" office:value="-1.04" calcext:value-type="float">
            <text:p>-1.04</text:p>
          </table:table-cell>
          <table:table-cell office:value-type="float" office:value="32.9" calcext:value-type="float">
            <text:p>32.9</text:p>
          </table:table-cell>
          <table:table-cell office:value-type="float" office:value="1160.23" calcext:value-type="float">
            <text:p>1160.23</text:p>
          </table:table-cell>
          <table:table-cell office:value-type="float" office:value="3.29" calcext:value-type="float">
            <text:p>3.29</text:p>
          </table:table-cell>
          <table:table-cell office:value-type="float" office:value="-3.44" calcext:value-type="float">
            <text:p>-3.44</text:p>
          </table:table-cell>
          <table:table-cell office:value-type="float" office:value="-172.93" calcext:value-type="float">
            <text:p>-172.9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846" calcext:value-type="float">
            <text:p>35.846</text:p>
          </table:table-cell>
          <table:table-cell/>
          <table:table-cell office:value-type="float" office:value="-0.89" calcext:value-type="float">
            <text:p>-0.89</text:p>
          </table:table-cell>
          <table:table-cell office:value-type="float" office:value="31.88" calcext:value-type="float">
            <text:p>31.88</text:p>
          </table:table-cell>
          <table:table-cell office:value-type="float" office:value="1155.29" calcext:value-type="float">
            <text:p>1155.29</text:p>
          </table:table-cell>
          <table:table-cell office:value-type="float" office:value="3.16" calcext:value-type="float">
            <text:p>3.16</text:p>
          </table:table-cell>
          <table:table-cell office:value-type="float" office:value="0.76" calcext:value-type="float">
            <text:p>0.76</text:p>
          </table:table-cell>
          <table:table-cell office:value-type="float" office:value="168.41" calcext:value-type="float">
            <text:p>168.4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846" calcext:value-type="float">
            <text:p>35.846</text:p>
          </table:table-cell>
          <table:table-cell/>
          <table:table-cell office:value-type="float" office:value="445.83" calcext:value-type="float">
            <text:p>445.83</text:p>
          </table:table-cell>
          <table:table-cell office:value-type="float" office:value="706" calcext:value-type="float">
            <text:p>706</text:p>
          </table:table-cell>
          <table:table-cell office:value-type="float" office:value="2728.83" calcext:value-type="float">
            <text:p>2728.83</text:p>
          </table:table-cell>
          <table:table-cell office:value-type="float" office:value="5.43" calcext:value-type="float">
            <text:p>5.43</text:p>
          </table:table-cell>
          <table:table-cell office:value-type="float" office:value="6.38" calcext:value-type="float">
            <text:p>6.38</text:p>
          </table:table-cell>
          <table:table-cell office:value-type="float" office:value="-128.44" calcext:value-type="float">
            <text:p>-128.4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894" calcext:value-type="float">
            <text:p>35.894</text:p>
          </table:table-cell>
          <table:table-cell/>
          <table:table-cell office:value-type="float" office:value="-0.67" calcext:value-type="float">
            <text:p>-0.67</text:p>
          </table:table-cell>
          <table:table-cell office:value-type="float" office:value="31.86" calcext:value-type="float">
            <text:p>31.86</text:p>
          </table:table-cell>
          <table:table-cell office:value-type="float" office:value="1161.34" calcext:value-type="float">
            <text:p>1161.34</text:p>
          </table:table-cell>
          <table:table-cell office:value-type="float" office:value="3.29" calcext:value-type="float">
            <text:p>3.29</text:p>
          </table:table-cell>
          <table:table-cell office:value-type="float" office:value="-4.8" calcext:value-type="float">
            <text:p>-4.8</text:p>
          </table:table-cell>
          <table:table-cell office:value-type="float" office:value="-174.31" calcext:value-type="float">
            <text:p>-174.3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945" calcext:value-type="float">
            <text:p>35.945</text:p>
          </table:table-cell>
          <table:table-cell/>
          <table:table-cell office:value-type="float" office:value="-0.74" calcext:value-type="float">
            <text:p>-0.74</text:p>
          </table:table-cell>
          <table:table-cell office:value-type="float" office:value="31.33" calcext:value-type="float">
            <text:p>31.33</text:p>
          </table:table-cell>
          <table:table-cell office:value-type="float" office:value="1160.36" calcext:value-type="float">
            <text:p>1160.36</text:p>
          </table:table-cell>
          <table:table-cell office:value-type="float" office:value="3.11" calcext:value-type="float">
            <text:p>3.11</text:p>
          </table:table-cell>
          <table:table-cell office:value-type="float" office:value="3.41" calcext:value-type="float">
            <text:p>3.41</text:p>
          </table:table-cell>
          <table:table-cell office:value-type="float" office:value="169.72" calcext:value-type="float">
            <text:p>169.7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994" calcext:value-type="float">
            <text:p>35.994</text:p>
          </table:table-cell>
          <table:table-cell/>
          <table:table-cell office:value-type="float" office:value="-0.53" calcext:value-type="float">
            <text:p>-0.53</text:p>
          </table:table-cell>
          <table:table-cell office:value-type="float" office:value="30.42" calcext:value-type="float">
            <text:p>30.42</text:p>
          </table:table-cell>
          <table:table-cell office:value-type="float" office:value="1153.49" calcext:value-type="float">
            <text:p>1153.49</text:p>
          </table:table-cell>
          <table:table-cell office:value-type="float" office:value="3.17" calcext:value-type="float">
            <text:p>3.17</text:p>
          </table:table-cell>
          <table:table-cell office:value-type="float" office:value="0.69" calcext:value-type="float">
            <text:p>0.69</text:p>
          </table:table-cell>
          <table:table-cell office:value-type="float" office:value="167.48" calcext:value-type="float">
            <text:p>167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045" calcext:value-type="float">
            <text:p>36.045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30.24" calcext:value-type="float">
            <text:p>30.24</text:p>
          </table:table-cell>
          <table:table-cell office:value-type="float" office:value="1159.34" calcext:value-type="float">
            <text:p>1159.34</text:p>
          </table:table-cell>
          <table:table-cell office:value-type="float" office:value="3.93" calcext:value-type="float">
            <text:p>3.93</text:p>
          </table:table-cell>
          <table:table-cell office:value-type="float" office:value="3.48" calcext:value-type="float">
            <text:p>3.48</text:p>
          </table:table-cell>
          <table:table-cell office:value-type="float" office:value="169.81" calcext:value-type="float">
            <text:p>169.8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094" calcext:value-type="float">
            <text:p>36.094</text:p>
          </table:table-cell>
          <table:table-cell/>
          <table:table-cell office:value-type="float" office:value="-0.53" calcext:value-type="float">
            <text:p>-0.53</text:p>
          </table:table-cell>
          <table:table-cell office:value-type="float" office:value="30.1" calcext:value-type="float">
            <text:p>30.1</text:p>
          </table:table-cell>
          <table:table-cell office:value-type="float" office:value="1154.35" calcext:value-type="float">
            <text:p>1154.35</text:p>
          </table:table-cell>
          <table:table-cell office:value-type="float" office:value="3.97" calcext:value-type="float">
            <text:p>3.97</text:p>
          </table:table-cell>
          <table:table-cell office:value-type="float" office:value="0.85" calcext:value-type="float">
            <text:p>0.85</text:p>
          </table:table-cell>
          <table:table-cell office:value-type="float" office:value="168.5" calcext:value-type="float">
            <text:p>168.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146" calcext:value-type="float">
            <text:p>36.146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29.85" calcext:value-type="float">
            <text:p>29.85</text:p>
          </table:table-cell>
          <table:table-cell office:value-type="float" office:value="1145.45" calcext:value-type="float">
            <text:p>1145.45</text:p>
          </table:table-cell>
          <table:table-cell office:value-type="float" office:value="3.99" calcext:value-type="float">
            <text:p>3.99</text:p>
          </table:table-cell>
          <table:table-cell office:value-type="float" office:value="-0.99" calcext:value-type="float">
            <text:p>-0.99</text:p>
          </table:table-cell>
          <table:table-cell office:value-type="float" office:value="165.94" calcext:value-type="float">
            <text:p>165.9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146" calcext:value-type="float">
            <text:p>36.146</text:p>
          </table:table-cell>
          <table:table-cell/>
          <table:table-cell office:value-type="float" office:value="460.12" calcext:value-type="float">
            <text:p>460.12</text:p>
          </table:table-cell>
          <table:table-cell office:value-type="float" office:value="729.99" calcext:value-type="float">
            <text:p>729.99</text:p>
          </table:table-cell>
          <table:table-cell office:value-type="float" office:value="2821.57" calcext:value-type="float">
            <text:p>2821.57</text:p>
          </table:table-cell>
          <table:table-cell office:value-type="float" office:value="5.67" calcext:value-type="float">
            <text:p>5.67</text:p>
          </table:table-cell>
          <table:table-cell office:value-type="float" office:value="6.35" calcext:value-type="float">
            <text:p>6.35</text:p>
          </table:table-cell>
          <table:table-cell office:value-type="float" office:value="-129.33" calcext:value-type="float">
            <text:p>-129.3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194" calcext:value-type="float">
            <text:p>36.194</text:p>
          </table:table-cell>
          <table:table-cell/>
          <table:table-cell office:value-type="float" office:value="-0.18" calcext:value-type="float">
            <text:p>-0.18</text:p>
          </table:table-cell>
          <table:table-cell office:value-type="float" office:value="30.04" calcext:value-type="float">
            <text:p>30.04</text:p>
          </table:table-cell>
          <table:table-cell office:value-type="float" office:value="1152.51" calcext:value-type="float">
            <text:p>1152.51</text:p>
          </table:table-cell>
          <table:table-cell office:value-type="float" office:value="3.97" calcext:value-type="float">
            <text:p>3.97</text:p>
          </table:table-cell>
          <table:table-cell office:value-type="float" office:value="0.79" calcext:value-type="float">
            <text:p>0.79</text:p>
          </table:table-cell>
          <table:table-cell office:value-type="float" office:value="167.51" calcext:value-type="float">
            <text:p>167.5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248" calcext:value-type="float">
            <text:p>36.248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30.02" calcext:value-type="float">
            <text:p>30.02</text:p>
          </table:table-cell>
          <table:table-cell office:value-type="float" office:value="1146.07" calcext:value-type="float">
            <text:p>1146.07</text:p>
          </table:table-cell>
          <table:table-cell office:value-type="float" office:value="3.5" calcext:value-type="float">
            <text:p>3.5</text:p>
          </table:table-cell>
          <table:table-cell office:value-type="float" office:value="1.07" calcext:value-type="float">
            <text:p>1.07</text:p>
          </table:table-cell>
          <table:table-cell office:value-type="float" office:value="164.36" calcext:value-type="float">
            <text:p>164.3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/>
          <table:table-cell office:value-type="float" office:value="-0.53" calcext:value-type="float">
            <text:p>-0.53</text:p>
          </table:table-cell>
          <table:table-cell office:value-type="float" office:value="30.1" calcext:value-type="float">
            <text:p>30.1</text:p>
          </table:table-cell>
          <table:table-cell office:value-type="float" office:value="1154.35" calcext:value-type="float">
            <text:p>1154.35</text:p>
          </table:table-cell>
          <table:table-cell office:value-type="float" office:value="3.97" calcext:value-type="float">
            <text:p>3.97</text:p>
          </table:table-cell>
          <table:table-cell office:value-type="float" office:value="0.85" calcext:value-type="float">
            <text:p>0.85</text:p>
          </table:table-cell>
          <table:table-cell office:value-type="float" office:value="168.5" calcext:value-type="float">
            <text:p>168.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354" calcext:value-type="float">
            <text:p>36.354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29.85" calcext:value-type="float">
            <text:p>29.85</text:p>
          </table:table-cell>
          <table:table-cell office:value-type="float" office:value="1145.45" calcext:value-type="float">
            <text:p>1145.45</text:p>
          </table:table-cell>
          <table:table-cell office:value-type="float" office:value="3.99" calcext:value-type="float">
            <text:p>3.99</text:p>
          </table:table-cell>
          <table:table-cell office:value-type="float" office:value="-0.99" calcext:value-type="float">
            <text:p>-0.99</text:p>
          </table:table-cell>
          <table:table-cell office:value-type="float" office:value="165.94" calcext:value-type="float">
            <text:p>165.9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403" calcext:value-type="float">
            <text:p>36.403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30.02" calcext:value-type="float">
            <text:p>30.02</text:p>
          </table:table-cell>
          <table:table-cell office:value-type="float" office:value="1146.07" calcext:value-type="float">
            <text:p>1146.07</text:p>
          </table:table-cell>
          <table:table-cell office:value-type="float" office:value="3.5" calcext:value-type="float">
            <text:p>3.5</text:p>
          </table:table-cell>
          <table:table-cell office:value-type="float" office:value="1.07" calcext:value-type="float">
            <text:p>1.07</text:p>
          </table:table-cell>
          <table:table-cell office:value-type="float" office:value="164.36" calcext:value-type="float">
            <text:p>164.3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457" calcext:value-type="float">
            <text:p>36.45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0.29" calcext:value-type="float">
            <text:p>30.29</text:p>
          </table:table-cell>
          <table:table-cell office:value-type="float" office:value="1154.08" calcext:value-type="float">
            <text:p>1154.08</text:p>
          </table:table-cell>
          <table:table-cell office:value-type="float" office:value="3.7" calcext:value-type="float">
            <text:p>3.7</text:p>
          </table:table-cell>
          <table:table-cell office:value-type="float" office:value="-2.67" calcext:value-type="float">
            <text:p>-2.67</text:p>
          </table:table-cell>
          <table:table-cell office:value-type="float" office:value="170.79" calcext:value-type="float">
            <text:p>170.7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504" calcext:value-type="float">
            <text:p>36.504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29.85" calcext:value-type="float">
            <text:p>29.85</text:p>
          </table:table-cell>
          <table:table-cell office:value-type="float" office:value="1145.54" calcext:value-type="float">
            <text:p>1145.54</text:p>
          </table:table-cell>
          <table:table-cell office:value-type="float" office:value="3.99" calcext:value-type="float">
            <text:p>3.99</text:p>
          </table:table-cell>
          <table:table-cell office:value-type="float" office:value="-0.93" calcext:value-type="float">
            <text:p>-0.93</text:p>
          </table:table-cell>
          <table:table-cell office:value-type="float" office:value="165.96" calcext:value-type="float">
            <text:p>165.9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504" calcext:value-type="float">
            <text:p>36.504</text:p>
          </table:table-cell>
          <table:table-cell/>
          <table:table-cell office:value-type="float" office:value="458.79" calcext:value-type="float">
            <text:p>458.79</text:p>
          </table:table-cell>
          <table:table-cell office:value-type="float" office:value="727.88" calcext:value-type="float">
            <text:p>727.88</text:p>
          </table:table-cell>
          <table:table-cell office:value-type="float" office:value="2813.4" calcext:value-type="float">
            <text:p>2813.4</text:p>
          </table:table-cell>
          <table:table-cell office:value-type="float" office:value="6.17" calcext:value-type="float">
            <text:p>6.17</text:p>
          </table:table-cell>
          <table:table-cell office:value-type="float" office:value="4.26" calcext:value-type="float">
            <text:p>4.26</text:p>
          </table:table-cell>
          <table:table-cell office:value-type="float" office:value="-129.47" calcext:value-type="float">
            <text:p>-129.4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554" calcext:value-type="float">
            <text:p>36.554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30.24" calcext:value-type="float">
            <text:p>30.24</text:p>
          </table:table-cell>
          <table:table-cell office:value-type="float" office:value="1145.93" calcext:value-type="float">
            <text:p>1145.93</text:p>
          </table:table-cell>
          <table:table-cell office:value-type="float" office:value="3.54" calcext:value-type="float">
            <text:p>3.54</text:p>
          </table:table-cell>
          <table:table-cell office:value-type="float" office:value="-1.08" calcext:value-type="float">
            <text:p>-1.08</text:p>
          </table:table-cell>
          <table:table-cell office:value-type="float" office:value="-171.02" calcext:value-type="float">
            <text:p>-171.0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603" calcext:value-type="float">
            <text:p>36.60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9.91" calcext:value-type="float">
            <text:p>29.91</text:p>
          </table:table-cell>
          <table:table-cell office:value-type="float" office:value="1153.1" calcext:value-type="float">
            <text:p>1153.1</text:p>
          </table:table-cell>
          <table:table-cell office:value-type="float" office:value="4.5" calcext:value-type="float">
            <text:p>4.5</text:p>
          </table:table-cell>
          <table:table-cell office:value-type="float" office:value="-2.56" calcext:value-type="float">
            <text:p>-2.56</text:p>
          </table:table-cell>
          <table:table-cell office:value-type="float" office:value="170.83" calcext:value-type="float">
            <text:p>170.8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654" calcext:value-type="float">
            <text:p>36.654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30.05" calcext:value-type="float">
            <text:p>30.05</text:p>
          </table:table-cell>
          <table:table-cell office:value-type="float" office:value="1152.61" calcext:value-type="float">
            <text:p>1152.61</text:p>
          </table:table-cell>
          <table:table-cell office:value-type="float" office:value="3.97" calcext:value-type="float">
            <text:p>3.97</text:p>
          </table:table-cell>
          <table:table-cell office:value-type="float" office:value="0.84" calcext:value-type="float">
            <text:p>0.84</text:p>
          </table:table-cell>
          <table:table-cell office:value-type="float" office:value="167.53" calcext:value-type="float">
            <text:p>167.5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701" calcext:value-type="float">
            <text:p>36.70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31.69" calcext:value-type="float">
            <text:p>31.69</text:p>
          </table:table-cell>
          <table:table-cell office:value-type="float" office:value="1154.05" calcext:value-type="float">
            <text:p>1154.05</text:p>
          </table:table-cell>
          <table:table-cell office:value-type="float" office:value="3.7" calcext:value-type="float">
            <text:p>3.7</text:p>
          </table:table-cell>
          <table:table-cell office:value-type="float" office:value="-2.65" calcext:value-type="float">
            <text:p>-2.65</text:p>
          </table:table-cell>
          <table:table-cell office:value-type="float" office:value="170.75" calcext:value-type="float">
            <text:p>170.7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751" calcext:value-type="float">
            <text:p>36.751</text:p>
          </table:table-cell>
          <table:table-cell/>
          <table:table-cell office:value-type="float" office:value="-0.21" calcext:value-type="float">
            <text:p>-0.21</text:p>
          </table:table-cell>
          <table:table-cell office:value-type="float" office:value="31.33" calcext:value-type="float">
            <text:p>31.33</text:p>
          </table:table-cell>
          <table:table-cell office:value-type="float" office:value="1136.82" calcext:value-type="float">
            <text:p>1136.82</text:p>
          </table:table-cell>
          <table:table-cell office:value-type="float" office:value="3.04" calcext:value-type="float">
            <text:p>3.04</text:p>
          </table:table-cell>
          <table:table-cell office:value-type="float" office:value="3.94" calcext:value-type="float">
            <text:p>3.94</text:p>
          </table:table-cell>
          <table:table-cell office:value-type="float" office:value="164.28" calcext:value-type="float">
            <text:p>164.2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799" calcext:value-type="float">
            <text:p>36.799</text:p>
          </table:table-cell>
          <table:table-cell/>
          <table:table-cell office:value-type="float" office:value="-0.35" calcext:value-type="float">
            <text:p>-0.35</text:p>
          </table:table-cell>
          <table:table-cell office:value-type="float" office:value="31.44" calcext:value-type="float">
            <text:p>31.44</text:p>
          </table:table-cell>
          <table:table-cell office:value-type="float" office:value="1145.98" calcext:value-type="float">
            <text:p>1145.98</text:p>
          </table:table-cell>
          <table:table-cell office:value-type="float" office:value="3.6" calcext:value-type="float">
            <text:p>3.6</text:p>
          </table:table-cell>
          <table:table-cell office:value-type="float" office:value="0.29" calcext:value-type="float">
            <text:p>0.29</text:p>
          </table:table-cell>
          <table:table-cell office:value-type="float" office:value="167.98" calcext:value-type="float">
            <text:p>167.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849" calcext:value-type="float">
            <text:p>36.849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31.69" calcext:value-type="float">
            <text:p>31.69</text:p>
          </table:table-cell>
          <table:table-cell office:value-type="float" office:value="1153.97" calcext:value-type="float">
            <text:p>1153.97</text:p>
          </table:table-cell>
          <table:table-cell office:value-type="float" office:value="3.7" calcext:value-type="float">
            <text:p>3.7</text:p>
          </table:table-cell>
          <table:table-cell office:value-type="float" office:value="-2.7" calcext:value-type="float">
            <text:p>-2.7</text:p>
          </table:table-cell>
          <table:table-cell office:value-type="float" office:value="170.73" calcext:value-type="float">
            <text:p>170.7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897" calcext:value-type="float">
            <text:p>36.897</text:p>
          </table:table-cell>
          <table:table-cell/>
          <table:table-cell office:value-type="float" office:value="-1.04" calcext:value-type="float">
            <text:p>-1.04</text:p>
          </table:table-cell>
          <table:table-cell office:value-type="float" office:value="30.54" calcext:value-type="float">
            <text:p>30.54</text:p>
          </table:table-cell>
          <table:table-cell office:value-type="float" office:value="1145.38" calcext:value-type="float">
            <text:p>1145.38</text:p>
          </table:table-cell>
          <table:table-cell office:value-type="float" office:value="3.98" calcext:value-type="float">
            <text:p>3.98</text:p>
          </table:table-cell>
          <table:table-cell office:value-type="float" office:value="-1.01" calcext:value-type="float">
            <text:p>-1.01</text:p>
          </table:table-cell>
          <table:table-cell office:value-type="float" office:value="165.9" calcext:value-type="float">
            <text:p>165.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946" calcext:value-type="float">
            <text:p>36.946</text:p>
          </table:table-cell>
          <table:table-cell/>
          <table:table-cell office:value-type="float" office:value="-1.55" calcext:value-type="float">
            <text:p>-1.55</text:p>
          </table:table-cell>
          <table:table-cell office:value-type="float" office:value="31.42" calcext:value-type="float">
            <text:p>31.42</text:p>
          </table:table-cell>
          <table:table-cell office:value-type="float" office:value="1137.55" calcext:value-type="float">
            <text:p>1137.55</text:p>
          </table:table-cell>
          <table:table-cell office:value-type="float" office:value="3.58" calcext:value-type="float">
            <text:p>3.58</text:p>
          </table:table-cell>
          <table:table-cell office:value-type="float" office:value="-2.93" calcext:value-type="float">
            <text:p>-2.93</text:p>
          </table:table-cell>
          <table:table-cell office:value-type="float" office:value="-169.42" calcext:value-type="float">
            <text:p>-169.4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947" calcext:value-type="float">
            <text:p>36.947</text:p>
          </table:table-cell>
          <table:table-cell/>
          <table:table-cell office:value-type="float" office:value="461.27" calcext:value-type="float">
            <text:p>461.27</text:p>
          </table:table-cell>
          <table:table-cell office:value-type="float" office:value="730.44" calcext:value-type="float">
            <text:p>730.44</text:p>
          </table:table-cell>
          <table:table-cell office:value-type="float" office:value="2823.32" calcext:value-type="float">
            <text:p>2823.32</text:p>
          </table:table-cell>
          <table:table-cell office:value-type="float" office:value="5.67" calcext:value-type="float">
            <text:p>5.67</text:p>
          </table:table-cell>
          <table:table-cell office:value-type="float" office:value="6.37" calcext:value-type="float">
            <text:p>6.37</text:p>
          </table:table-cell>
          <table:table-cell office:value-type="float" office:value="-129.36" calcext:value-type="float">
            <text:p>-129.3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.994" calcext:value-type="float">
            <text:p>36.994</text:p>
          </table:table-cell>
          <table:table-cell/>
          <table:table-cell office:value-type="float" office:value="-1.92" calcext:value-type="float">
            <text:p>-1.92</text:p>
          </table:table-cell>
          <table:table-cell office:value-type="float" office:value="31.09" calcext:value-type="float">
            <text:p>31.09</text:p>
          </table:table-cell>
          <table:table-cell office:value-type="float" office:value="1139.24" calcext:value-type="float">
            <text:p>1139.24</text:p>
          </table:table-cell>
          <table:table-cell office:value-type="float" office:value="3.12" calcext:value-type="float">
            <text:p>3.12</text:p>
          </table:table-cell>
          <table:table-cell office:value-type="float" office:value="0.71" calcext:value-type="float">
            <text:p>0.71</text:p>
          </table:table-cell>
          <table:table-cell office:value-type="float" office:value="168.48" calcext:value-type="float">
            <text:p>168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044" calcext:value-type="float">
            <text:p>37.044</text:p>
          </table:table-cell>
          <table:table-cell/>
          <table:table-cell office:value-type="float" office:value="-2.02" calcext:value-type="float">
            <text:p>-2.02</text:p>
          </table:table-cell>
          <table:table-cell office:value-type="float" office:value="31.25" calcext:value-type="float">
            <text:p>31.25</text:p>
          </table:table-cell>
          <table:table-cell office:value-type="float" office:value="1147.95" calcext:value-type="float">
            <text:p>1147.95</text:p>
          </table:table-cell>
          <table:table-cell office:value-type="float" office:value="3.91" calcext:value-type="float">
            <text:p>3.91</text:p>
          </table:table-cell>
          <table:table-cell office:value-type="float" office:value="-9.26" calcext:value-type="float">
            <text:p>-9.26</text:p>
          </table:table-cell>
          <table:table-cell office:value-type="float" office:value="178.07" calcext:value-type="float">
            <text:p>178.0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09" calcext:value-type="float">
            <text:p>37.09</text:p>
          </table:table-cell>
          <table:table-cell/>
          <table:table-cell office:value-type="float" office:value="-2.81" calcext:value-type="float">
            <text:p>-2.81</text:p>
          </table:table-cell>
          <table:table-cell office:value-type="float" office:value="30.77" calcext:value-type="float">
            <text:p>30.77</text:p>
          </table:table-cell>
          <table:table-cell office:value-type="float" office:value="1145.31" calcext:value-type="float">
            <text:p>1145.31</text:p>
          </table:table-cell>
          <table:table-cell office:value-type="float" office:value="3.92" calcext:value-type="float">
            <text:p>3.92</text:p>
          </table:table-cell>
          <table:table-cell office:value-type="float" office:value="0.96" calcext:value-type="float">
            <text:p>0.96</text:p>
          </table:table-cell>
          <table:table-cell office:value-type="float" office:value="-168.98" calcext:value-type="float">
            <text:p>-168.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139" calcext:value-type="float">
            <text:p>37.139</text:p>
          </table:table-cell>
          <table:table-cell/>
          <table:table-cell office:value-type="float" office:value="-3.15" calcext:value-type="float">
            <text:p>-3.15</text:p>
          </table:table-cell>
          <table:table-cell office:value-type="float" office:value="30.39" calcext:value-type="float">
            <text:p>30.39</text:p>
          </table:table-cell>
          <table:table-cell office:value-type="float" office:value="1145.54" calcext:value-type="float">
            <text:p>1145.54</text:p>
          </table:table-cell>
          <table:table-cell office:value-type="float" office:value="3.48" calcext:value-type="float">
            <text:p>3.48</text:p>
          </table:table-cell>
          <table:table-cell office:value-type="float" office:value="1.16" calcext:value-type="float">
            <text:p>1.16</text:p>
          </table:table-cell>
          <table:table-cell office:value-type="float" office:value="167.91" calcext:value-type="float">
            <text:p>167.9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185" calcext:value-type="float">
            <text:p>37.185</text:p>
          </table:table-cell>
          <table:table-cell/>
          <table:table-cell office:value-type="float" office:value="-3.14" calcext:value-type="float">
            <text:p>-3.14</text:p>
          </table:table-cell>
          <table:table-cell office:value-type="float" office:value="30.05" calcext:value-type="float">
            <text:p>30.05</text:p>
          </table:table-cell>
          <table:table-cell office:value-type="float" office:value="1145.82" calcext:value-type="float">
            <text:p>1145.82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167.99" calcext:value-type="float">
            <text:p>167.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185" calcext:value-type="float">
            <text:p>37.185</text:p>
          </table:table-cell>
          <table:table-cell/>
          <table:table-cell office:value-type="float" office:value="445.83" calcext:value-type="float">
            <text:p>445.83</text:p>
          </table:table-cell>
          <table:table-cell office:value-type="float" office:value="706" calcext:value-type="float">
            <text:p>706</text:p>
          </table:table-cell>
          <table:table-cell office:value-type="float" office:value="2728.83" calcext:value-type="float">
            <text:p>2728.83</text:p>
          </table:table-cell>
          <table:table-cell office:value-type="float" office:value="5.43" calcext:value-type="float">
            <text:p>5.43</text:p>
          </table:table-cell>
          <table:table-cell office:value-type="float" office:value="6.38" calcext:value-type="float">
            <text:p>6.38</text:p>
          </table:table-cell>
          <table:table-cell office:value-type="float" office:value="-128.44" calcext:value-type="float">
            <text:p>-128.4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234" calcext:value-type="float">
            <text:p>37.234</text:p>
          </table:table-cell>
          <table:table-cell/>
          <table:table-cell office:value-type="float" office:value="-3.45" calcext:value-type="float">
            <text:p>-3.45</text:p>
          </table:table-cell>
          <table:table-cell office:value-type="float" office:value="29.99" calcext:value-type="float">
            <text:p>29.99</text:p>
          </table:table-cell>
          <table:table-cell office:value-type="float" office:value="1143.69" calcext:value-type="float">
            <text:p>1143.69</text:p>
          </table:table-cell>
          <table:table-cell office:value-type="float" office:value="3.69" calcext:value-type="float">
            <text:p>3.69</text:p>
          </table:table-cell>
          <table:table-cell office:value-type="float" office:value="-3.84" calcext:value-type="float">
            <text:p>-3.84</text:p>
          </table:table-cell>
          <table:table-cell office:value-type="float" office:value="167.26" calcext:value-type="float">
            <text:p>167.2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234" calcext:value-type="float">
            <text:p>37.234</text:p>
          </table:table-cell>
          <table:table-cell/>
          <table:table-cell office:value-type="float" office:value="452.2" calcext:value-type="float">
            <text:p>452.2</text:p>
          </table:table-cell>
          <table:table-cell office:value-type="float" office:value="716.33" calcext:value-type="float">
            <text:p>716.33</text:p>
          </table:table-cell>
          <table:table-cell office:value-type="float" office:value="2770.43" calcext:value-type="float">
            <text:p>2770.43</text:p>
          </table:table-cell>
          <table:table-cell office:value-type="float" office:value="6.62" calcext:value-type="float">
            <text:p>6.62</text:p>
          </table:table-cell>
          <table:table-cell office:value-type="float" office:value="6.08" calcext:value-type="float">
            <text:p>6.08</text:p>
          </table:table-cell>
          <table:table-cell office:value-type="float" office:value="-129.93" calcext:value-type="float">
            <text:p>-129.9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281" calcext:value-type="float">
            <text:p>37.281</text:p>
          </table:table-cell>
          <table:table-cell/>
          <table:table-cell office:value-type="float" office:value="-4.07" calcext:value-type="float">
            <text:p>-4.07</text:p>
          </table:table-cell>
          <table:table-cell office:value-type="float" office:value="30.58" calcext:value-type="float">
            <text:p>30.58</text:p>
          </table:table-cell>
          <table:table-cell office:value-type="float" office:value="1151.94" calcext:value-type="float">
            <text:p>1151.94</text:p>
          </table:table-cell>
          <table:table-cell office:value-type="float" office:value="3.44" calcext:value-type="float">
            <text:p>3.44</text:p>
          </table:table-cell>
          <table:table-cell office:value-type="float" office:value="3.99" calcext:value-type="float">
            <text:p>3.99</text:p>
          </table:table-cell>
          <table:table-cell office:value-type="float" office:value="170.34" calcext:value-type="float">
            <text:p>170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332" calcext:value-type="float">
            <text:p>37.332</text:p>
          </table:table-cell>
          <table:table-cell/>
          <table:table-cell office:value-type="float" office:value="-4.07" calcext:value-type="float">
            <text:p>-4.07</text:p>
          </table:table-cell>
          <table:table-cell office:value-type="float" office:value="30.58" calcext:value-type="float">
            <text:p>30.58</text:p>
          </table:table-cell>
          <table:table-cell office:value-type="float" office:value="1151.94" calcext:value-type="float">
            <text:p>1151.94</text:p>
          </table:table-cell>
          <table:table-cell office:value-type="float" office:value="3.44" calcext:value-type="float">
            <text:p>3.44</text:p>
          </table:table-cell>
          <table:table-cell office:value-type="float" office:value="3.99" calcext:value-type="float">
            <text:p>3.99</text:p>
          </table:table-cell>
          <table:table-cell office:value-type="float" office:value="170.34" calcext:value-type="float">
            <text:p>170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377" calcext:value-type="float">
            <text:p>37.377</text:p>
          </table:table-cell>
          <table:table-cell/>
          <table:table-cell office:value-type="float" office:value="-4.07" calcext:value-type="float">
            <text:p>-4.07</text:p>
          </table:table-cell>
          <table:table-cell office:value-type="float" office:value="30.58" calcext:value-type="float">
            <text:p>30.58</text:p>
          </table:table-cell>
          <table:table-cell office:value-type="float" office:value="1151.94" calcext:value-type="float">
            <text:p>1151.94</text:p>
          </table:table-cell>
          <table:table-cell office:value-type="float" office:value="3.44" calcext:value-type="float">
            <text:p>3.44</text:p>
          </table:table-cell>
          <table:table-cell office:value-type="float" office:value="3.99" calcext:value-type="float">
            <text:p>3.99</text:p>
          </table:table-cell>
          <table:table-cell office:value-type="float" office:value="170.34" calcext:value-type="float">
            <text:p>170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427" calcext:value-type="float">
            <text:p>37.427</text:p>
          </table:table-cell>
          <table:table-cell/>
          <table:table-cell office:value-type="float" office:value="-3.85" calcext:value-type="float">
            <text:p>-3.85</text:p>
          </table:table-cell>
          <table:table-cell office:value-type="float" office:value="30.39" calcext:value-type="float">
            <text:p>30.39</text:p>
          </table:table-cell>
          <table:table-cell office:value-type="float" office:value="1145.49" calcext:value-type="float">
            <text:p>1145.49</text:p>
          </table:table-cell>
          <table:table-cell office:value-type="float" office:value="3.48" calcext:value-type="float">
            <text:p>3.48</text:p>
          </table:table-cell>
          <table:table-cell office:value-type="float" office:value="1.13" calcext:value-type="float">
            <text:p>1.13</text:p>
          </table:table-cell>
          <table:table-cell office:value-type="float" office:value="167.9" calcext:value-type="float">
            <text:p>167.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473" calcext:value-type="float">
            <text:p>37.473</text:p>
          </table:table-cell>
          <table:table-cell/>
          <table:table-cell office:value-type="float" office:value="-4.01" calcext:value-type="float">
            <text:p>-4.01</text:p>
          </table:table-cell>
          <table:table-cell office:value-type="float" office:value="30.42" calcext:value-type="float">
            <text:p>30.42</text:p>
          </table:table-cell>
          <table:table-cell office:value-type="float" office:value="1138.62" calcext:value-type="float">
            <text:p>1138.62</text:p>
          </table:table-cell>
          <table:table-cell office:value-type="float" office:value="3.52" calcext:value-type="float">
            <text:p>3.52</text:p>
          </table:table-cell>
          <table:table-cell office:value-type="float" office:value="1.25" calcext:value-type="float">
            <text:p>1.25</text:p>
          </table:table-cell>
          <table:table-cell office:value-type="float" office:value="-169.4" calcext:value-type="float">
            <text:p>-169.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524" calcext:value-type="float">
            <text:p>37.524</text:p>
          </table:table-cell>
          <table:table-cell/>
          <table:table-cell office:value-type="float" office:value="-4.66" calcext:value-type="float">
            <text:p>-4.66</text:p>
          </table:table-cell>
          <table:table-cell office:value-type="float" office:value="31.46" calcext:value-type="float">
            <text:p>31.46</text:p>
          </table:table-cell>
          <table:table-cell office:value-type="float" office:value="1146.73" calcext:value-type="float">
            <text:p>1146.73</text:p>
          </table:table-cell>
          <table:table-cell office:value-type="float" office:value="3.39" calcext:value-type="float">
            <text:p>3.39</text:p>
          </table:table-cell>
          <table:table-cell office:value-type="float" office:value="-6.88" calcext:value-type="float">
            <text:p>-6.88</text:p>
          </table:table-cell>
          <table:table-cell office:value-type="float" office:value="-174.3" calcext:value-type="float">
            <text:p>-174.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573" calcext:value-type="float">
            <text:p>37.573</text:p>
          </table:table-cell>
          <table:table-cell/>
          <table:table-cell office:value-type="float" office:value="-4.66" calcext:value-type="float">
            <text:p>-4.66</text:p>
          </table:table-cell>
          <table:table-cell office:value-type="float" office:value="31.46" calcext:value-type="float">
            <text:p>31.46</text:p>
          </table:table-cell>
          <table:table-cell office:value-type="float" office:value="1146.73" calcext:value-type="float">
            <text:p>1146.73</text:p>
          </table:table-cell>
          <table:table-cell office:value-type="float" office:value="3.39" calcext:value-type="float">
            <text:p>3.39</text:p>
          </table:table-cell>
          <table:table-cell office:value-type="float" office:value="-6.88" calcext:value-type="float">
            <text:p>-6.88</text:p>
          </table:table-cell>
          <table:table-cell office:value-type="float" office:value="-174.3" calcext:value-type="float">
            <text:p>-174.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623" calcext:value-type="float">
            <text:p>37.623</text:p>
          </table:table-cell>
          <table:table-cell/>
          <table:table-cell office:value-type="float" office:value="-4.85" calcext:value-type="float">
            <text:p>-4.85</text:p>
          </table:table-cell>
          <table:table-cell office:value-type="float" office:value="31.4" calcext:value-type="float">
            <text:p>31.4</text:p>
          </table:table-cell>
          <table:table-cell office:value-type="float" office:value="1143.84" calcext:value-type="float">
            <text:p>1143.84</text:p>
          </table:table-cell>
          <table:table-cell office:value-type="float" office:value="3.25" calcext:value-type="float">
            <text:p>3.25</text:p>
          </table:table-cell>
          <table:table-cell office:value-type="float" office:value="-3.62" calcext:value-type="float">
            <text:p>-3.62</text:p>
          </table:table-cell>
          <table:table-cell office:value-type="float" office:value="-172.87" calcext:value-type="float">
            <text:p>-172.8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669" calcext:value-type="float">
            <text:p>37.669</text:p>
          </table:table-cell>
          <table:table-cell/>
          <table:table-cell office:value-type="float" office:value="-4.85" calcext:value-type="float">
            <text:p>-4.85</text:p>
          </table:table-cell>
          <table:table-cell office:value-type="float" office:value="31.4" calcext:value-type="float">
            <text:p>31.4</text:p>
          </table:table-cell>
          <table:table-cell office:value-type="float" office:value="1143.84" calcext:value-type="float">
            <text:p>1143.84</text:p>
          </table:table-cell>
          <table:table-cell office:value-type="float" office:value="3.25" calcext:value-type="float">
            <text:p>3.25</text:p>
          </table:table-cell>
          <table:table-cell office:value-type="float" office:value="-3.62" calcext:value-type="float">
            <text:p>-3.62</text:p>
          </table:table-cell>
          <table:table-cell office:value-type="float" office:value="-172.87" calcext:value-type="float">
            <text:p>-172.8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721" calcext:value-type="float">
            <text:p>37.721</text:p>
          </table:table-cell>
          <table:table-cell/>
          <table:table-cell office:value-type="float" office:value="-4.69" calcext:value-type="float">
            <text:p>-4.69</text:p>
          </table:table-cell>
          <table:table-cell office:value-type="float" office:value="31.4" calcext:value-type="float">
            <text:p>31.4</text:p>
          </table:table-cell>
          <table:table-cell office:value-type="float" office:value="1139.07" calcext:value-type="float">
            <text:p>1139.07</text:p>
          </table:table-cell>
          <table:table-cell office:value-type="float" office:value="3.11" calcext:value-type="float">
            <text:p>3.11</text:p>
          </table:table-cell>
          <table:table-cell office:value-type="float" office:value="0.6" calcext:value-type="float">
            <text:p>0.6</text:p>
          </table:table-cell>
          <table:table-cell office:value-type="float" office:value="164.59" calcext:value-type="float">
            <text:p>164.5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772" calcext:value-type="float">
            <text:p>37.772</text:p>
          </table:table-cell>
          <table:table-cell/>
          <table:table-cell office:value-type="float" office:value="-3.84" calcext:value-type="float">
            <text:p>-3.84</text:p>
          </table:table-cell>
          <table:table-cell office:value-type="float" office:value="31.44" calcext:value-type="float">
            <text:p>31.44</text:p>
          </table:table-cell>
          <table:table-cell office:value-type="float" office:value="1145.73" calcext:value-type="float">
            <text:p>1145.73</text:p>
          </table:table-cell>
          <table:table-cell office:value-type="float" office:value="3.6" calcext:value-type="float">
            <text:p>3.6</text:p>
          </table:table-cell>
          <table:table-cell office:value-type="float" office:value="0.16" calcext:value-type="float">
            <text:p>0.16</text:p>
          </table:table-cell>
          <table:table-cell office:value-type="float" office:value="167.93" calcext:value-type="float">
            <text:p>167.9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829" calcext:value-type="float">
            <text:p>37.829</text:p>
          </table:table-cell>
          <table:table-cell/>
          <table:table-cell office:value-type="float" office:value="-3.85" calcext:value-type="float">
            <text:p>-3.85</text:p>
          </table:table-cell>
          <table:table-cell office:value-type="float" office:value="31.08" calcext:value-type="float">
            <text:p>31.08</text:p>
          </table:table-cell>
          <table:table-cell office:value-type="float" office:value="1145.47" calcext:value-type="float">
            <text:p>1145.47</text:p>
          </table:table-cell>
          <table:table-cell office:value-type="float" office:value="3.48" calcext:value-type="float">
            <text:p>3.48</text:p>
          </table:table-cell>
          <table:table-cell office:value-type="float" office:value="1.14" calcext:value-type="float">
            <text:p>1.14</text:p>
          </table:table-cell>
          <table:table-cell office:value-type="float" office:value="167.87" calcext:value-type="float">
            <text:p>167.8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829" calcext:value-type="float">
            <text:p>37.829</text:p>
          </table:table-cell>
          <table:table-cell/>
          <table:table-cell office:value-type="float" office:value="445.93" calcext:value-type="float">
            <text:p>445.93</text:p>
          </table:table-cell>
          <table:table-cell office:value-type="float" office:value="705.73" calcext:value-type="float">
            <text:p>705.73</text:p>
          </table:table-cell>
          <table:table-cell office:value-type="float" office:value="2729.44" calcext:value-type="float">
            <text:p>2729.44</text:p>
          </table:table-cell>
          <table:table-cell office:value-type="float" office:value="6.25" calcext:value-type="float">
            <text:p>6.25</text:p>
          </table:table-cell>
          <table:table-cell office:value-type="float" office:value="7.1" calcext:value-type="float">
            <text:p>7.1</text:p>
          </table:table-cell>
          <table:table-cell office:value-type="float" office:value="-129.41" calcext:value-type="float">
            <text:p>-129.4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876" calcext:value-type="float">
            <text:p>37.876</text:p>
          </table:table-cell>
          <table:table-cell/>
          <table:table-cell office:value-type="float" office:value="-3.69" calcext:value-type="float">
            <text:p>-3.69</text:p>
          </table:table-cell>
          <table:table-cell office:value-type="float" office:value="31.64" calcext:value-type="float">
            <text:p>31.64</text:p>
          </table:table-cell>
          <table:table-cell office:value-type="float" office:value="1154.83" calcext:value-type="float">
            <text:p>1154.83</text:p>
          </table:table-cell>
          <table:table-cell office:value-type="float" office:value="3.23" calcext:value-type="float">
            <text:p>3.23</text:p>
          </table:table-cell>
          <table:table-cell office:value-type="float" office:value="-1.46" calcext:value-type="float">
            <text:p>-1.46</text:p>
          </table:table-cell>
          <table:table-cell office:value-type="float" office:value="-178.39" calcext:value-type="float">
            <text:p>-178.3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924" calcext:value-type="float">
            <text:p>37.924</text:p>
          </table:table-cell>
          <table:table-cell/>
          <table:table-cell office:value-type="float" office:value="-3.66" calcext:value-type="float">
            <text:p>-3.66</text:p>
          </table:table-cell>
          <table:table-cell office:value-type="float" office:value="31.8" calcext:value-type="float">
            <text:p>31.8</text:p>
          </table:table-cell>
          <table:table-cell office:value-type="float" office:value="1137.75" calcext:value-type="float">
            <text:p>1137.75</text:p>
          </table:table-cell>
          <table:table-cell office:value-type="float" office:value="4.32" calcext:value-type="float">
            <text:p>4.32</text:p>
          </table:table-cell>
          <table:table-cell office:value-type="float" office:value="0.67" calcext:value-type="float">
            <text:p>0.67</text:p>
          </table:table-cell>
          <table:table-cell office:value-type="float" office:value="-166.19" calcext:value-type="float">
            <text:p>-166.1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.972" calcext:value-type="float">
            <text:p>37.972</text:p>
          </table:table-cell>
          <table:table-cell/>
          <table:table-cell office:value-type="float" office:value="-3.64" calcext:value-type="float">
            <text:p>-3.64</text:p>
          </table:table-cell>
          <table:table-cell office:value-type="float" office:value="31.03" calcext:value-type="float">
            <text:p>31.03</text:p>
          </table:table-cell>
          <table:table-cell office:value-type="float" office:value="1138.17" calcext:value-type="float">
            <text:p>1138.17</text:p>
          </table:table-cell>
          <table:table-cell office:value-type="float" office:value="3.9" calcext:value-type="float">
            <text:p>3.9</text:p>
          </table:table-cell>
          <table:table-cell office:value-type="float" office:value="0.76" calcext:value-type="float">
            <text:p>0.76</text:p>
          </table:table-cell>
          <table:table-cell office:value-type="float" office:value="164.63" calcext:value-type="float">
            <text:p>164.6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022" calcext:value-type="float">
            <text:p>38.022</text:p>
          </table:table-cell>
          <table:table-cell/>
          <table:table-cell office:value-type="float" office:value="-3.5" calcext:value-type="float">
            <text:p>-3.5</text:p>
          </table:table-cell>
          <table:table-cell office:value-type="float" office:value="31.4" calcext:value-type="float">
            <text:p>31.4</text:p>
          </table:table-cell>
          <table:table-cell office:value-type="float" office:value="1144.35" calcext:value-type="float">
            <text:p>1144.35</text:p>
          </table:table-cell>
          <table:table-cell office:value-type="float" office:value="4.27" calcext:value-type="float">
            <text:p>4.27</text:p>
          </table:table-cell>
          <table:table-cell office:value-type="float" office:value="1.26" calcext:value-type="float">
            <text:p>1.26</text:p>
          </table:table-cell>
          <table:table-cell office:value-type="float" office:value="167.88" calcext:value-type="float">
            <text:p>167.8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07" calcext:value-type="float">
            <text:p>38.07</text:p>
          </table:table-cell>
          <table:table-cell/>
          <table:table-cell office:value-type="float" office:value="-3.61" calcext:value-type="float">
            <text:p>-3.61</text:p>
          </table:table-cell>
          <table:table-cell office:value-type="float" office:value="31.78" calcext:value-type="float">
            <text:p>31.78</text:p>
          </table:table-cell>
          <table:table-cell office:value-type="float" office:value="1145.65" calcext:value-type="float">
            <text:p>1145.65</text:p>
          </table:table-cell>
          <table:table-cell office:value-type="float" office:value="4.19" calcext:value-type="float">
            <text:p>4.19</text:p>
          </table:table-cell>
          <table:table-cell office:value-type="float" office:value="-6.87" calcext:value-type="float">
            <text:p>-6.87</text:p>
          </table:table-cell>
          <table:table-cell office:value-type="float" office:value="-174.38" calcext:value-type="float">
            <text:p>-174.3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122" calcext:value-type="float">
            <text:p>38.122</text:p>
          </table:table-cell>
          <table:table-cell/>
          <table:table-cell office:value-type="float" office:value="-3.49" calcext:value-type="float">
            <text:p>-3.49</text:p>
          </table:table-cell>
          <table:table-cell office:value-type="float" office:value="31.76" calcext:value-type="float">
            <text:p>31.76</text:p>
          </table:table-cell>
          <table:table-cell office:value-type="float" office:value="1144.65" calcext:value-type="float">
            <text:p>1144.65</text:p>
          </table:table-cell>
          <table:table-cell office:value-type="float" office:value="4.39" calcext:value-type="float">
            <text:p>4.39</text:p>
          </table:table-cell>
          <table:table-cell office:value-type="float" office:value="0.27" calcext:value-type="float">
            <text:p>0.27</text:p>
          </table:table-cell>
          <table:table-cell office:value-type="float" office:value="167.95" calcext:value-type="float">
            <text:p>167.9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168" calcext:value-type="float">
            <text:p>38.168</text:p>
          </table:table-cell>
          <table:table-cell/>
          <table:table-cell office:value-type="float" office:value="-3.33" calcext:value-type="float">
            <text:p>-3.33</text:p>
          </table:table-cell>
          <table:table-cell office:value-type="float" office:value="31.96" calcext:value-type="float">
            <text:p>31.96</text:p>
          </table:table-cell>
          <table:table-cell office:value-type="float" office:value="1153.81" calcext:value-type="float">
            <text:p>1153.81</text:p>
          </table:table-cell>
          <table:table-cell office:value-type="float" office:value="4.03" calcext:value-type="float">
            <text:p>4.03</text:p>
          </table:table-cell>
          <table:table-cell office:value-type="float" office:value="-1.47" calcext:value-type="float">
            <text:p>-1.47</text:p>
          </table:table-cell>
          <table:table-cell office:value-type="float" office:value="-178.45" calcext:value-type="float">
            <text:p>-178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218" calcext:value-type="float">
            <text:p>38.218</text:p>
          </table:table-cell>
          <table:table-cell/>
          <table:table-cell office:value-type="float" office:value="-3.33" calcext:value-type="float">
            <text:p>-3.33</text:p>
          </table:table-cell>
          <table:table-cell office:value-type="float" office:value="31.26" calcext:value-type="float">
            <text:p>31.26</text:p>
          </table:table-cell>
          <table:table-cell office:value-type="float" office:value="1153.85" calcext:value-type="float">
            <text:p>1153.85</text:p>
          </table:table-cell>
          <table:table-cell office:value-type="float" office:value="4.03" calcext:value-type="float">
            <text:p>4.03</text:p>
          </table:table-cell>
          <table:table-cell office:value-type="float" office:value="-1.45" calcext:value-type="float">
            <text:p>-1.45</text:p>
          </table:table-cell>
          <table:table-cell office:value-type="float" office:value="-178.41" calcext:value-type="float">
            <text:p>-178.4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266" calcext:value-type="float">
            <text:p>38.266</text:p>
          </table:table-cell>
          <table:table-cell/>
          <table:table-cell office:value-type="float" office:value="-3.5" calcext:value-type="float">
            <text:p>-3.5</text:p>
          </table:table-cell>
          <table:table-cell office:value-type="float" office:value="30.59" calcext:value-type="float">
            <text:p>30.59</text:p>
          </table:table-cell>
          <table:table-cell office:value-type="float" office:value="1145.8" calcext:value-type="float">
            <text:p>1145.8</text:p>
          </table:table-cell>
          <table:table-cell office:value-type="float" office:value="3.61" calcext:value-type="float">
            <text:p>3.61</text:p>
          </table:table-cell>
          <table:table-cell office:value-type="float" office:value="-0.39" calcext:value-type="float">
            <text:p>-0.39</text:p>
          </table:table-cell>
          <table:table-cell office:value-type="float" office:value="-171.06" calcext:value-type="float">
            <text:p>-171.0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316" calcext:value-type="float">
            <text:p>38.316</text:p>
          </table:table-cell>
          <table:table-cell/>
          <table:table-cell office:value-type="float" office:value="-2.95" calcext:value-type="float">
            <text:p>-2.95</text:p>
          </table:table-cell>
          <table:table-cell office:value-type="float" office:value="30.34" calcext:value-type="float">
            <text:p>30.34</text:p>
          </table:table-cell>
          <table:table-cell office:value-type="float" office:value="1138.24" calcext:value-type="float">
            <text:p>1138.24</text:p>
          </table:table-cell>
          <table:table-cell office:value-type="float" office:value="3.91" calcext:value-type="float">
            <text:p>3.91</text:p>
          </table:table-cell>
          <table:table-cell office:value-type="float" office:value="0.78" calcext:value-type="float">
            <text:p>0.78</text:p>
          </table:table-cell>
          <table:table-cell office:value-type="float" office:value="164.67" calcext:value-type="float">
            <text:p>164.6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362" calcext:value-type="float">
            <text:p>38.362</text:p>
          </table:table-cell>
          <table:table-cell/>
          <table:table-cell office:value-type="float" office:value="-3.33" calcext:value-type="float">
            <text:p>-3.33</text:p>
          </table:table-cell>
          <table:table-cell office:value-type="float" office:value="30.56" calcext:value-type="float">
            <text:p>30.56</text:p>
          </table:table-cell>
          <table:table-cell office:value-type="float" office:value="1153.89" calcext:value-type="float">
            <text:p>1153.89</text:p>
          </table:table-cell>
          <table:table-cell office:value-type="float" office:value="4.03" calcext:value-type="float">
            <text:p>4.03</text:p>
          </table:table-cell>
          <table:table-cell office:value-type="float" office:value="-1.44" calcext:value-type="float">
            <text:p>-1.44</text:p>
          </table:table-cell>
          <table:table-cell office:value-type="float" office:value="-178.37" calcext:value-type="float">
            <text:p>-178.3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363" calcext:value-type="float">
            <text:p>38.363</text:p>
          </table:table-cell>
          <table:table-cell/>
          <table:table-cell office:value-type="float" office:value="450.49" calcext:value-type="float">
            <text:p>450.49</text:p>
          </table:table-cell>
          <table:table-cell office:value-type="float" office:value="714.03" calcext:value-type="float">
            <text:p>714.03</text:p>
          </table:table-cell>
          <table:table-cell office:value-type="float" office:value="2759.88" calcext:value-type="float">
            <text:p>2759.88</text:p>
          </table:table-cell>
          <table:table-cell office:value-type="float" office:value="6.28" calcext:value-type="float">
            <text:p>6.28</text:p>
          </table:table-cell>
          <table:table-cell office:value-type="float" office:value="3.3" calcext:value-type="float">
            <text:p>3.3</text:p>
          </table:table-cell>
          <table:table-cell office:value-type="float" office:value="-129.05" calcext:value-type="float">
            <text:p>-129.0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413" calcext:value-type="float">
            <text:p>38.413</text:p>
          </table:table-cell>
          <table:table-cell/>
          <table:table-cell office:value-type="float" office:value="-3.51" calcext:value-type="float">
            <text:p>-3.51</text:p>
          </table:table-cell>
          <table:table-cell office:value-type="float" office:value="29.67" calcext:value-type="float">
            <text:p>29.67</text:p>
          </table:table-cell>
          <table:table-cell office:value-type="float" office:value="1144.49" calcext:value-type="float">
            <text:p>1144.49</text:p>
          </table:table-cell>
          <table:table-cell office:value-type="float" office:value="3.9" calcext:value-type="float">
            <text:p>3.9</text:p>
          </table:table-cell>
          <table:table-cell office:value-type="float" office:value="1.77" calcext:value-type="float">
            <text:p>1.77</text:p>
          </table:table-cell>
          <table:table-cell office:value-type="float" office:value="-172.94" calcext:value-type="float">
            <text:p>-172.9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413" calcext:value-type="float">
            <text:p>38.413</text:p>
          </table:table-cell>
          <table:table-cell/>
          <table:table-cell office:value-type="float" office:value="459.42" calcext:value-type="float">
            <text:p>459.42</text:p>
          </table:table-cell>
          <table:table-cell office:value-type="float" office:value="727.51" calcext:value-type="float">
            <text:p>727.51</text:p>
          </table:table-cell>
          <table:table-cell office:value-type="float" office:value="2811.97" calcext:value-type="float">
            <text:p>2811.97</text:p>
          </table:table-cell>
          <table:table-cell office:value-type="float" office:value="6.17" calcext:value-type="float">
            <text:p>6.17</text:p>
          </table:table-cell>
          <table:table-cell office:value-type="float" office:value="4.28" calcext:value-type="float">
            <text:p>4.28</text:p>
          </table:table-cell>
          <table:table-cell office:value-type="float" office:value="-129.45" calcext:value-type="float">
            <text:p>-129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461" calcext:value-type="float">
            <text:p>38.461</text:p>
          </table:table-cell>
          <table:table-cell/>
          <table:table-cell office:value-type="float" office:value="-2.95" calcext:value-type="float">
            <text:p>-2.95</text:p>
          </table:table-cell>
          <table:table-cell office:value-type="float" office:value="28.64" calcext:value-type="float">
            <text:p>28.64</text:p>
          </table:table-cell>
          <table:table-cell office:value-type="float" office:value="1138.26" calcext:value-type="float">
            <text:p>1138.26</text:p>
          </table:table-cell>
          <table:table-cell office:value-type="float" office:value="3.91" calcext:value-type="float">
            <text:p>3.91</text:p>
          </table:table-cell>
          <table:table-cell office:value-type="float" office:value="0.73" calcext:value-type="float">
            <text:p>0.73</text:p>
          </table:table-cell>
          <table:table-cell office:value-type="float" office:value="168.57" calcext:value-type="float">
            <text:p>168.5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511" calcext:value-type="float">
            <text:p>38.511</text:p>
          </table:table-cell>
          <table:table-cell/>
          <table:table-cell office:value-type="float" office:value="-2.93" calcext:value-type="float">
            <text:p>-2.93</text:p>
          </table:table-cell>
          <table:table-cell office:value-type="float" office:value="28.66" calcext:value-type="float">
            <text:p>28.66</text:p>
          </table:table-cell>
          <table:table-cell office:value-type="float" office:value="1137.55" calcext:value-type="float">
            <text:p>1137.55</text:p>
          </table:table-cell>
          <table:table-cell office:value-type="float" office:value="3.58" calcext:value-type="float">
            <text:p>3.58</text:p>
          </table:table-cell>
          <table:table-cell office:value-type="float" office:value="-2.98" calcext:value-type="float">
            <text:p>-2.98</text:p>
          </table:table-cell>
          <table:table-cell office:value-type="float" office:value="-169.25" calcext:value-type="float">
            <text:p>-169.2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558" calcext:value-type="float">
            <text:p>38.558</text:p>
          </table:table-cell>
          <table:table-cell/>
          <table:table-cell office:value-type="float" office:value="-2.81" calcext:value-type="float">
            <text:p>-2.81</text:p>
          </table:table-cell>
          <table:table-cell office:value-type="float" office:value="28.08" calcext:value-type="float">
            <text:p>28.08</text:p>
          </table:table-cell>
          <table:table-cell office:value-type="float" office:value="1143.13" calcext:value-type="float">
            <text:p>1143.13</text:p>
          </table:table-cell>
          <table:table-cell office:value-type="float" office:value="3.88" calcext:value-type="float">
            <text:p>3.88</text:p>
          </table:table-cell>
          <table:table-cell office:value-type="float" office:value="3.31" calcext:value-type="float">
            <text:p>3.31</text:p>
          </table:table-cell>
          <table:table-cell office:value-type="float" office:value="169.88" calcext:value-type="float">
            <text:p>169.8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609" calcext:value-type="float">
            <text:p>38.609</text:p>
          </table:table-cell>
          <table:table-cell/>
          <table:table-cell office:value-type="float" office:value="-2.82" calcext:value-type="float">
            <text:p>-2.82</text:p>
          </table:table-cell>
          <table:table-cell office:value-type="float" office:value="28.41" calcext:value-type="float">
            <text:p>28.41</text:p>
          </table:table-cell>
          <table:table-cell office:value-type="float" office:value="1142.22" calcext:value-type="float">
            <text:p>1142.22</text:p>
          </table:table-cell>
          <table:table-cell office:value-type="float" office:value="3.75" calcext:value-type="float">
            <text:p>3.75</text:p>
          </table:table-cell>
          <table:table-cell office:value-type="float" office:value="4.52" calcext:value-type="float">
            <text:p>4.52</text:p>
          </table:table-cell>
          <table:table-cell office:value-type="float" office:value="169.84" calcext:value-type="float">
            <text:p>169.8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657" calcext:value-type="float">
            <text:p>38.657</text:p>
          </table:table-cell>
          <table:table-cell/>
          <table:table-cell office:value-type="float" office:value="-2.6" calcext:value-type="float">
            <text:p>-2.6</text:p>
          </table:table-cell>
          <table:table-cell office:value-type="float" office:value="28.59" calcext:value-type="float">
            <text:p>28.59</text:p>
          </table:table-cell>
          <table:table-cell office:value-type="float" office:value="1136.44" calcext:value-type="float">
            <text:p>1136.44</text:p>
          </table:table-cell>
          <table:table-cell office:value-type="float" office:value="3.91" calcext:value-type="float">
            <text:p>3.91</text:p>
          </table:table-cell>
          <table:table-cell office:value-type="float" office:value="0.67" calcext:value-type="float">
            <text:p>0.67</text:p>
          </table:table-cell>
          <table:table-cell office:value-type="float" office:value="167.58" calcext:value-type="float">
            <text:p>167.5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708" calcext:value-type="float">
            <text:p>38.708</text:p>
          </table:table-cell>
          <table:table-cell/>
          <table:table-cell office:value-type="float" office:value="-2.82" calcext:value-type="float">
            <text:p>-2.82</text:p>
          </table:table-cell>
          <table:table-cell office:value-type="float" office:value="29.47" calcext:value-type="float">
            <text:p>29.47</text:p>
          </table:table-cell>
          <table:table-cell office:value-type="float" office:value="1143.06" calcext:value-type="float">
            <text:p>1143.06</text:p>
          </table:table-cell>
          <table:table-cell office:value-type="float" office:value="3.87" calcext:value-type="float">
            <text:p>3.87</text:p>
          </table:table-cell>
          <table:table-cell office:value-type="float" office:value="3.34" calcext:value-type="float">
            <text:p>3.34</text:p>
          </table:table-cell>
          <table:table-cell office:value-type="float" office:value="169.82" calcext:value-type="float">
            <text:p>169.8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755" calcext:value-type="float">
            <text:p>38.755</text:p>
          </table:table-cell>
          <table:table-cell/>
          <table:table-cell office:value-type="float" office:value="-2.95" calcext:value-type="float">
            <text:p>-2.95</text:p>
          </table:table-cell>
          <table:table-cell office:value-type="float" office:value="29.33" calcext:value-type="float">
            <text:p>29.33</text:p>
          </table:table-cell>
          <table:table-cell office:value-type="float" office:value="1138.24" calcext:value-type="float">
            <text:p>1138.24</text:p>
          </table:table-cell>
          <table:table-cell office:value-type="float" office:value="3.91" calcext:value-type="float">
            <text:p>3.91</text:p>
          </table:table-cell>
          <table:table-cell office:value-type="float" office:value="0.74" calcext:value-type="float">
            <text:p>0.74</text:p>
          </table:table-cell>
          <table:table-cell office:value-type="float" office:value="168.54" calcext:value-type="float">
            <text:p>168.5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806" calcext:value-type="float">
            <text:p>38.806</text:p>
          </table:table-cell>
          <table:table-cell/>
          <table:table-cell office:value-type="float" office:value="-3.45" calcext:value-type="float">
            <text:p>-3.45</text:p>
          </table:table-cell>
          <table:table-cell office:value-type="float" office:value="29.84" calcext:value-type="float">
            <text:p>29.84</text:p>
          </table:table-cell>
          <table:table-cell office:value-type="float" office:value="1129.23" calcext:value-type="float">
            <text:p>1129.23</text:p>
          </table:table-cell>
          <table:table-cell office:value-type="float" office:value="4.34" calcext:value-type="float">
            <text:p>4.34</text:p>
          </table:table-cell>
          <table:table-cell office:value-type="float" office:value="-0.68" calcext:value-type="float">
            <text:p>-0.68</text:p>
          </table:table-cell>
          <table:table-cell office:value-type="float" office:value="-167.51" calcext:value-type="float">
            <text:p>-167.5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851" calcext:value-type="float">
            <text:p>38.851</text:p>
          </table:table-cell>
          <table:table-cell/>
          <table:table-cell office:value-type="float" office:value="-3.29" calcext:value-type="float">
            <text:p>-3.29</text:p>
          </table:table-cell>
          <table:table-cell office:value-type="float" office:value="29.65" calcext:value-type="float">
            <text:p>29.65</text:p>
          </table:table-cell>
          <table:table-cell office:value-type="float" office:value="1137" calcext:value-type="float">
            <text:p>1137</text:p>
          </table:table-cell>
          <table:table-cell office:value-type="float" office:value="4.7" calcext:value-type="float">
            <text:p>4.7</text:p>
          </table:table-cell>
          <table:table-cell office:value-type="float" office:value="0.83" calcext:value-type="float">
            <text:p>0.83</text:p>
          </table:table-cell>
          <table:table-cell office:value-type="float" office:value="168.54" calcext:value-type="float">
            <text:p>168.5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902" calcext:value-type="float">
            <text:p>38.902</text:p>
          </table:table-cell>
          <table:table-cell/>
          <table:table-cell office:value-type="float" office:value="-3.79" calcext:value-type="float">
            <text:p>-3.79</text:p>
          </table:table-cell>
          <table:table-cell office:value-type="float" office:value="29.57" calcext:value-type="float">
            <text:p>29.57</text:p>
          </table:table-cell>
          <table:table-cell office:value-type="float" office:value="1128.99" calcext:value-type="float">
            <text:p>1128.99</text:p>
          </table:table-cell>
          <table:table-cell office:value-type="float" office:value="4.23" calcext:value-type="float">
            <text:p>4.23</text:p>
          </table:table-cell>
          <table:table-cell office:value-type="float" office:value="1.04" calcext:value-type="float">
            <text:p>1.04</text:p>
          </table:table-cell>
          <table:table-cell office:value-type="float" office:value="164.42" calcext:value-type="float">
            <text:p>164.4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902" calcext:value-type="float">
            <text:p>38.902</text:p>
          </table:table-cell>
          <table:table-cell/>
          <table:table-cell office:value-type="float" office:value="459.42" calcext:value-type="float">
            <text:p>459.42</text:p>
          </table:table-cell>
          <table:table-cell office:value-type="float" office:value="727.51" calcext:value-type="float">
            <text:p>727.51</text:p>
          </table:table-cell>
          <table:table-cell office:value-type="float" office:value="2811.97" calcext:value-type="float">
            <text:p>2811.97</text:p>
          </table:table-cell>
          <table:table-cell office:value-type="float" office:value="6.17" calcext:value-type="float">
            <text:p>6.17</text:p>
          </table:table-cell>
          <table:table-cell office:value-type="float" office:value="4.28" calcext:value-type="float">
            <text:p>4.28</text:p>
          </table:table-cell>
          <table:table-cell office:value-type="float" office:value="-129.45" calcext:value-type="float">
            <text:p>-129.4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949" calcext:value-type="float">
            <text:p>38.949</text:p>
          </table:table-cell>
          <table:table-cell/>
          <table:table-cell office:value-type="float" office:value="-4.15" calcext:value-type="float">
            <text:p>-4.15</text:p>
          </table:table-cell>
          <table:table-cell office:value-type="float" office:value="30.64" calcext:value-type="float">
            <text:p>30.64</text:p>
          </table:table-cell>
          <table:table-cell office:value-type="float" office:value="1141.61" calcext:value-type="float">
            <text:p>1141.61</text:p>
          </table:table-cell>
          <table:table-cell office:value-type="float" office:value="4.84" calcext:value-type="float">
            <text:p>4.84</text:p>
          </table:table-cell>
          <table:table-cell office:value-type="float" office:value="-3.64" calcext:value-type="float">
            <text:p>-3.64</text:p>
          </table:table-cell>
          <table:table-cell office:value-type="float" office:value="-172.91" calcext:value-type="float">
            <text:p>-172.9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.998" calcext:value-type="float">
            <text:p>38.998</text:p>
          </table:table-cell>
          <table:table-cell/>
          <table:table-cell office:value-type="float" office:value="-4.3" calcext:value-type="float">
            <text:p>-4.3</text:p>
          </table:table-cell>
          <table:table-cell office:value-type="float" office:value="31" calcext:value-type="float">
            <text:p>31</text:p>
          </table:table-cell>
          <table:table-cell office:value-type="float" office:value="1135.98" calcext:value-type="float">
            <text:p>1135.98</text:p>
          </table:table-cell>
          <table:table-cell office:value-type="float" office:value="3.61" calcext:value-type="float">
            <text:p>3.61</text:p>
          </table:table-cell>
          <table:table-cell office:value-type="float" office:value="-4.29" calcext:value-type="float">
            <text:p>-4.29</text:p>
          </table:table-cell>
          <table:table-cell office:value-type="float" office:value="-173.54" calcext:value-type="float">
            <text:p>-173.5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044" calcext:value-type="float">
            <text:p>39.044</text:p>
          </table:table-cell>
          <table:table-cell/>
          <table:table-cell office:value-type="float" office:value="-4.82" calcext:value-type="float">
            <text:p>-4.82</text:p>
          </table:table-cell>
          <table:table-cell office:value-type="float" office:value="30.86" calcext:value-type="float">
            <text:p>30.86</text:p>
          </table:table-cell>
          <table:table-cell office:value-type="float" office:value="1128.91" calcext:value-type="float">
            <text:p>1128.91</text:p>
          </table:table-cell>
          <table:table-cell office:value-type="float" office:value="4.29" calcext:value-type="float">
            <text:p>4.29</text:p>
          </table:table-cell>
          <table:table-cell office:value-type="float" office:value="-1.3" calcext:value-type="float">
            <text:p>-1.3</text:p>
          </table:table-cell>
          <table:table-cell office:value-type="float" office:value="-167.53" calcext:value-type="float">
            <text:p>-167.5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089" calcext:value-type="float">
            <text:p>39.089</text:p>
          </table:table-cell>
          <table:table-cell/>
          <table:table-cell office:value-type="float" office:value="-4.82" calcext:value-type="float">
            <text:p>-4.82</text:p>
          </table:table-cell>
          <table:table-cell office:value-type="float" office:value="30.86" calcext:value-type="float">
            <text:p>30.86</text:p>
          </table:table-cell>
          <table:table-cell office:value-type="float" office:value="1128.91" calcext:value-type="float">
            <text:p>1128.91</text:p>
          </table:table-cell>
          <table:table-cell office:value-type="float" office:value="4.29" calcext:value-type="float">
            <text:p>4.29</text:p>
          </table:table-cell>
          <table:table-cell office:value-type="float" office:value="-1.3" calcext:value-type="float">
            <text:p>-1.3</text:p>
          </table:table-cell>
          <table:table-cell office:value-type="float" office:value="-167.53" calcext:value-type="float">
            <text:p>-167.5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134" calcext:value-type="float">
            <text:p>39.134</text:p>
          </table:table-cell>
          <table:table-cell/>
          <table:table-cell office:value-type="float" office:value="-5.18" calcext:value-type="float">
            <text:p>-5.18</text:p>
          </table:table-cell>
          <table:table-cell office:value-type="float" office:value="31.11" calcext:value-type="float">
            <text:p>31.11</text:p>
          </table:table-cell>
          <table:table-cell office:value-type="float" office:value="1128.33" calcext:value-type="float">
            <text:p>1128.33</text:p>
          </table:table-cell>
          <table:table-cell office:value-type="float" office:value="3.83" calcext:value-type="float">
            <text:p>3.83</text:p>
          </table:table-cell>
          <table:table-cell office:value-type="float" office:value="2.45" calcext:value-type="float">
            <text:p>2.45</text:p>
          </table:table-cell>
          <table:table-cell office:value-type="float" office:value="165.9" calcext:value-type="float">
            <text:p>165.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182" calcext:value-type="float">
            <text:p>39.182</text:p>
          </table:table-cell>
          <table:table-cell/>
          <table:table-cell office:value-type="float" office:value="-5.28" calcext:value-type="float">
            <text:p>-5.28</text:p>
          </table:table-cell>
          <table:table-cell office:value-type="float" office:value="32.37" calcext:value-type="float">
            <text:p>32.37</text:p>
          </table:table-cell>
          <table:table-cell office:value-type="float" office:value="1129.74" calcext:value-type="float">
            <text:p>1129.74</text:p>
          </table:table-cell>
          <table:table-cell office:value-type="float" office:value="4.14" calcext:value-type="float">
            <text:p>4.14</text:p>
          </table:table-cell>
          <table:table-cell office:value-type="float" office:value="-6.91" calcext:value-type="float">
            <text:p>-6.91</text:p>
          </table:table-cell>
          <table:table-cell office:value-type="float" office:value="-174.46" calcext:value-type="float">
            <text:p>-174.4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226" calcext:value-type="float">
            <text:p>39.226</text:p>
          </table:table-cell>
          <table:table-cell/>
          <table:table-cell office:value-type="float" office:value="-5.85" calcext:value-type="float">
            <text:p>-5.85</text:p>
          </table:table-cell>
          <table:table-cell office:value-type="float" office:value="32.68" calcext:value-type="float">
            <text:p>32.68</text:p>
          </table:table-cell>
          <table:table-cell office:value-type="float" office:value="1128.42" calcext:value-type="float">
            <text:p>1128.42</text:p>
          </table:table-cell>
          <table:table-cell office:value-type="float" office:value="4.21" calcext:value-type="float">
            <text:p>4.21</text:p>
          </table:table-cell>
          <table:table-cell office:value-type="float" office:value="1.19" calcext:value-type="float">
            <text:p>1.19</text:p>
          </table:table-cell>
          <table:table-cell office:value-type="float" office:value="167.83" calcext:value-type="float">
            <text:p>167.8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274" calcext:value-type="float">
            <text:p>39.274</text:p>
          </table:table-cell>
          <table:table-cell/>
          <table:table-cell office:value-type="float" office:value="-5.87" calcext:value-type="float">
            <text:p>-5.87</text:p>
          </table:table-cell>
          <table:table-cell office:value-type="float" office:value="33.51" calcext:value-type="float">
            <text:p>33.51</text:p>
          </table:table-cell>
          <table:table-cell office:value-type="float" office:value="1126.93" calcext:value-type="float">
            <text:p>1126.93</text:p>
          </table:table-cell>
          <table:table-cell office:value-type="float" office:value="3.79" calcext:value-type="float">
            <text:p>3.79</text:p>
          </table:table-cell>
          <table:table-cell office:value-type="float" office:value="3.27" calcext:value-type="float">
            <text:p>3.27</text:p>
          </table:table-cell>
          <table:table-cell office:value-type="float" office:value="169.61" calcext:value-type="float">
            <text:p>169.6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322" calcext:value-type="float">
            <text:p>39.322</text:p>
          </table:table-cell>
          <table:table-cell/>
          <table:table-cell office:value-type="float" office:value="-6.05" calcext:value-type="float">
            <text:p>-6.05</text:p>
          </table:table-cell>
          <table:table-cell office:value-type="float" office:value="34.94" calcext:value-type="float">
            <text:p>34.94</text:p>
          </table:table-cell>
          <table:table-cell office:value-type="float" office:value="1136.25" calcext:value-type="float">
            <text:p>1136.25</text:p>
          </table:table-cell>
          <table:table-cell office:value-type="float" office:value="4.77" calcext:value-type="float">
            <text:p>4.77</text:p>
          </table:table-cell>
          <table:table-cell office:value-type="float" office:value="-1.76" calcext:value-type="float">
            <text:p>-1.76</text:p>
          </table:table-cell>
          <table:table-cell office:value-type="float" office:value="-178.57" calcext:value-type="float">
            <text:p>-178.5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373" calcext:value-type="float">
            <text:p>39.373</text:p>
          </table:table-cell>
          <table:table-cell/>
          <table:table-cell office:value-type="float" office:value="-5.86" calcext:value-type="float">
            <text:p>-5.86</text:p>
          </table:table-cell>
          <table:table-cell office:value-type="float" office:value="34.73" calcext:value-type="float">
            <text:p>34.73</text:p>
          </table:table-cell>
          <table:table-cell office:value-type="float" office:value="1128.35" calcext:value-type="float">
            <text:p>1128.35</text:p>
          </table:table-cell>
          <table:table-cell office:value-type="float" office:value="4.2" calcext:value-type="float">
            <text:p>4.2</text:p>
          </table:table-cell>
          <table:table-cell office:value-type="float" office:value="1.22" calcext:value-type="float">
            <text:p>1.22</text:p>
          </table:table-cell>
          <table:table-cell office:value-type="float" office:value="167.75" calcext:value-type="float">
            <text:p>167.7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418" calcext:value-type="float">
            <text:p>39.418</text:p>
          </table:table-cell>
          <table:table-cell/>
          <table:table-cell office:value-type="float" office:value="-5.52" calcext:value-type="float">
            <text:p>-5.52</text:p>
          </table:table-cell>
          <table:table-cell office:value-type="float" office:value="35.18" calcext:value-type="float">
            <text:p>35.18</text:p>
          </table:table-cell>
          <table:table-cell office:value-type="float" office:value="1125.66" calcext:value-type="float">
            <text:p>1125.66</text:p>
          </table:table-cell>
          <table:table-cell office:value-type="float" office:value="4.57" calcext:value-type="float">
            <text:p>4.57</text:p>
          </table:table-cell>
          <table:table-cell office:value-type="float" office:value="3.4" calcext:value-type="float">
            <text:p>3.4</text:p>
          </table:table-cell>
          <table:table-cell office:value-type="float" office:value="169.58" calcext:value-type="float">
            <text:p>169.5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469" calcext:value-type="float">
            <text:p>39.469</text:p>
          </table:table-cell>
          <table:table-cell/>
          <table:table-cell office:value-type="float" office:value="-4.84" calcext:value-type="float">
            <text:p>-4.84</text:p>
          </table:table-cell>
          <table:table-cell office:value-type="float" office:value="35.18" calcext:value-type="float">
            <text:p>35.18</text:p>
          </table:table-cell>
          <table:table-cell office:value-type="float" office:value="1125.71" calcext:value-type="float">
            <text:p>1125.71</text:p>
          </table:table-cell>
          <table:table-cell office:value-type="float" office:value="4.57" calcext:value-type="float">
            <text:p>4.57</text:p>
          </table:table-cell>
          <table:table-cell office:value-type="float" office:value="3.43" calcext:value-type="float">
            <text:p>3.43</text:p>
          </table:table-cell>
          <table:table-cell office:value-type="float" office:value="169.59" calcext:value-type="float">
            <text:p>169.5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517" calcext:value-type="float">
            <text:p>39.517</text:p>
          </table:table-cell>
          <table:table-cell/>
          <table:table-cell office:value-type="float" office:value="-4.15" calcext:value-type="float">
            <text:p>-4.15</text:p>
          </table:table-cell>
          <table:table-cell office:value-type="float" office:value="35.18" calcext:value-type="float">
            <text:p>35.18</text:p>
          </table:table-cell>
          <table:table-cell office:value-type="float" office:value="1125.77" calcext:value-type="float">
            <text:p>1125.77</text:p>
          </table:table-cell>
          <table:table-cell office:value-type="float" office:value="4.57" calcext:value-type="float">
            <text:p>4.57</text:p>
          </table:table-cell>
          <table:table-cell office:value-type="float" office:value="3.46" calcext:value-type="float">
            <text:p>3.46</text:p>
          </table:table-cell>
          <table:table-cell office:value-type="float" office:value="169.61" calcext:value-type="float">
            <text:p>169.6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568" calcext:value-type="float">
            <text:p>39.568</text:p>
          </table:table-cell>
          <table:table-cell/>
          <table:table-cell office:value-type="float" office:value="-3.57" calcext:value-type="float">
            <text:p>-3.57</text:p>
          </table:table-cell>
          <table:table-cell office:value-type="float" office:value="35.73" calcext:value-type="float">
            <text:p>35.73</text:p>
          </table:table-cell>
          <table:table-cell office:value-type="float" office:value="1120.55" calcext:value-type="float">
            <text:p>1120.55</text:p>
          </table:table-cell>
          <table:table-cell office:value-type="float" office:value="4.32" calcext:value-type="float">
            <text:p>4.32</text:p>
          </table:table-cell>
          <table:table-cell office:value-type="float" office:value="-3.14" calcext:value-type="float">
            <text:p>-3.14</text:p>
          </table:table-cell>
          <table:table-cell office:value-type="float" office:value="-169.79" calcext:value-type="float">
            <text:p>-169.7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617" calcext:value-type="float">
            <text:p>39.617</text:p>
          </table:table-cell>
          <table:table-cell/>
          <table:table-cell office:value-type="float" office:value="-3.13" calcext:value-type="float">
            <text:p>-3.13</text:p>
          </table:table-cell>
          <table:table-cell office:value-type="float" office:value="36.25" calcext:value-type="float">
            <text:p>36.25</text:p>
          </table:table-cell>
          <table:table-cell office:value-type="float" office:value="1127.01" calcext:value-type="float">
            <text:p>1127.01</text:p>
          </table:table-cell>
          <table:table-cell office:value-type="float" office:value="3.78" calcext:value-type="float">
            <text:p>3.78</text:p>
          </table:table-cell>
          <table:table-cell office:value-type="float" office:value="3.45" calcext:value-type="float">
            <text:p>3.45</text:p>
          </table:table-cell>
          <table:table-cell office:value-type="float" office:value="169.55" calcext:value-type="float">
            <text:p>169.5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667" calcext:value-type="float">
            <text:p>39.667</text:p>
          </table:table-cell>
          <table:table-cell/>
          <table:table-cell office:value-type="float" office:value="-2.59" calcext:value-type="float">
            <text:p>-2.59</text:p>
          </table:table-cell>
          <table:table-cell office:value-type="float" office:value="36.32" calcext:value-type="float">
            <text:p>36.32</text:p>
          </table:table-cell>
          <table:table-cell office:value-type="float" office:value="1136.44" calcext:value-type="float">
            <text:p>1136.44</text:p>
          </table:table-cell>
          <table:table-cell office:value-type="float" office:value="4.77" calcext:value-type="float">
            <text:p>4.77</text:p>
          </table:table-cell>
          <table:table-cell office:value-type="float" office:value="-1.59" calcext:value-type="float">
            <text:p>-1.59</text:p>
          </table:table-cell>
          <table:table-cell office:value-type="float" office:value="-178.8" calcext:value-type="float">
            <text:p>-178.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714" calcext:value-type="float">
            <text:p>39.714</text:p>
          </table:table-cell>
          <table:table-cell/>
          <table:table-cell office:value-type="float" office:value="-2.38" calcext:value-type="float">
            <text:p>-2.38</text:p>
          </table:table-cell>
          <table:table-cell office:value-type="float" office:value="35.35" calcext:value-type="float">
            <text:p>35.35</text:p>
          </table:table-cell>
          <table:table-cell office:value-type="float" office:value="1125.86" calcext:value-type="float">
            <text:p>1125.86</text:p>
          </table:table-cell>
          <table:table-cell office:value-type="float" office:value="4.79" calcext:value-type="float">
            <text:p>4.79</text:p>
          </table:table-cell>
          <table:table-cell office:value-type="float" office:value="-3.59" calcext:value-type="float">
            <text:p>-3.59</text:p>
          </table:table-cell>
          <table:table-cell office:value-type="float" office:value="-173.26" calcext:value-type="float">
            <text:p>-173.2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714" calcext:value-type="float">
            <text:p>39.714</text:p>
          </table:table-cell>
          <table:table-cell/>
          <table:table-cell office:value-type="float" office:value="452.82" calcext:value-type="float">
            <text:p>452.82</text:p>
          </table:table-cell>
          <table:table-cell office:value-type="float" office:value="715.96" calcext:value-type="float">
            <text:p>715.96</text:p>
          </table:table-cell>
          <table:table-cell office:value-type="float" office:value="2769.01" calcext:value-type="float">
            <text:p>2769.01</text:p>
          </table:table-cell>
          <table:table-cell office:value-type="float" office:value="6.62" calcext:value-type="float">
            <text:p>6.62</text:p>
          </table:table-cell>
          <table:table-cell office:value-type="float" office:value="6.09" calcext:value-type="float">
            <text:p>6.09</text:p>
          </table:table-cell>
          <table:table-cell office:value-type="float" office:value="-129.9" calcext:value-type="float">
            <text:p>-129.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765" calcext:value-type="float">
            <text:p>39.765</text:p>
          </table:table-cell>
          <table:table-cell/>
          <table:table-cell office:value-type="float" office:value="-2.06" calcext:value-type="float">
            <text:p>-2.06</text:p>
          </table:table-cell>
          <table:table-cell office:value-type="float" office:value="34.41" calcext:value-type="float">
            <text:p>34.41</text:p>
          </table:table-cell>
          <table:table-cell office:value-type="float" office:value="1113.16" calcext:value-type="float">
            <text:p>1113.16</text:p>
          </table:table-cell>
          <table:table-cell office:value-type="float" office:value="3.76" calcext:value-type="float">
            <text:p>3.76</text:p>
          </table:table-cell>
          <table:table-cell office:value-type="float" office:value="2.61" calcext:value-type="float">
            <text:p>2.61</text:p>
          </table:table-cell>
          <table:table-cell office:value-type="float" office:value="165.86" calcext:value-type="float">
            <text:p>165.8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81" calcext:value-type="float">
            <text:p>39.81</text:p>
          </table:table-cell>
          <table:table-cell/>
          <table:table-cell office:value-type="float" office:value="-2.09" calcext:value-type="float">
            <text:p>-2.09</text:p>
          </table:table-cell>
          <table:table-cell office:value-type="float" office:value="35.18" calcext:value-type="float">
            <text:p>35.18</text:p>
          </table:table-cell>
          <table:table-cell office:value-type="float" office:value="1125.93" calcext:value-type="float">
            <text:p>1125.93</text:p>
          </table:table-cell>
          <table:table-cell office:value-type="float" office:value="4.57" calcext:value-type="float">
            <text:p>4.57</text:p>
          </table:table-cell>
          <table:table-cell office:value-type="float" office:value="3.55" calcext:value-type="float">
            <text:p>3.55</text:p>
          </table:table-cell>
          <table:table-cell office:value-type="float" office:value="169.65" calcext:value-type="float">
            <text:p>169.6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81" calcext:value-type="float">
            <text:p>39.81</text:p>
          </table:table-cell>
          <table:table-cell/>
          <table:table-cell office:value-type="float" office:value="480.58" calcext:value-type="float">
            <text:p>480.58</text:p>
          </table:table-cell>
          <table:table-cell office:value-type="float" office:value="760.44" calcext:value-type="float">
            <text:p>760.44</text:p>
          </table:table-cell>
          <table:table-cell office:value-type="float" office:value="2930.43" calcext:value-type="float">
            <text:p>2930.43</text:p>
          </table:table-cell>
          <table:table-cell office:value-type="float" office:value="3.47" calcext:value-type="float">
            <text:p>3.47</text:p>
          </table:table-cell>
          <table:table-cell office:value-type="float" office:value="12.11" calcext:value-type="float">
            <text:p>12.11</text:p>
          </table:table-cell>
          <table:table-cell office:value-type="float" office:value="-128.88" calcext:value-type="float">
            <text:p>-128.8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864" calcext:value-type="float">
            <text:p>39.864</text:p>
          </table:table-cell>
          <table:table-cell/>
          <table:table-cell office:value-type="float" office:value="-1.75" calcext:value-type="float">
            <text:p>-1.75</text:p>
          </table:table-cell>
          <table:table-cell office:value-type="float" office:value="34.88" calcext:value-type="float">
            <text:p>34.88</text:p>
          </table:table-cell>
          <table:table-cell office:value-type="float" office:value="1127.19" calcext:value-type="float">
            <text:p>1127.19</text:p>
          </table:table-cell>
          <table:table-cell office:value-type="float" office:value="3.79" calcext:value-type="float">
            <text:p>3.79</text:p>
          </table:table-cell>
          <table:table-cell office:value-type="float" office:value="3.47" calcext:value-type="float">
            <text:p>3.47</text:p>
          </table:table-cell>
          <table:table-cell office:value-type="float" office:value="169.64" calcext:value-type="float">
            <text:p>169.6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921" calcext:value-type="float">
            <text:p>39.921</text:p>
          </table:table-cell>
          <table:table-cell/>
          <table:table-cell office:value-type="float" office:value="-1.75" calcext:value-type="float">
            <text:p>-1.75</text:p>
          </table:table-cell>
          <table:table-cell office:value-type="float" office:value="34.4" calcext:value-type="float">
            <text:p>34.4</text:p>
          </table:table-cell>
          <table:table-cell office:value-type="float" office:value="1127.28" calcext:value-type="float">
            <text:p>1127.28</text:p>
          </table:table-cell>
          <table:table-cell office:value-type="float" office:value="4.11" calcext:value-type="float">
            <text:p>4.11</text:p>
          </table:table-cell>
          <table:table-cell office:value-type="float" office:value="2.97" calcext:value-type="float">
            <text:p>2.97</text:p>
          </table:table-cell>
          <table:table-cell office:value-type="float" office:value="172.98" calcext:value-type="float">
            <text:p>172.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.973" calcext:value-type="float">
            <text:p>39.973</text:p>
          </table:table-cell>
          <table:table-cell/>
          <table:table-cell office:value-type="float" office:value="-1.37" calcext:value-type="float">
            <text:p>-1.37</text:p>
          </table:table-cell>
          <table:table-cell office:value-type="float" office:value="33.57" calcext:value-type="float">
            <text:p>33.57</text:p>
          </table:table-cell>
          <table:table-cell office:value-type="float" office:value="1113.75" calcext:value-type="float">
            <text:p>1113.75</text:p>
          </table:table-cell>
          <table:table-cell office:value-type="float" office:value="4.17" calcext:value-type="float">
            <text:p>4.17</text:p>
          </table:table-cell>
          <table:table-cell office:value-type="float" office:value="1.19" calcext:value-type="float">
            <text:p>1.19</text:p>
          </table:table-cell>
          <table:table-cell office:value-type="float" office:value="164.36" calcext:value-type="float">
            <text:p>164.3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021" calcext:value-type="float">
            <text:p>40.021</text:p>
          </table:table-cell>
          <table:table-cell/>
          <table:table-cell office:value-type="float" office:value="-1.21" calcext:value-type="float">
            <text:p>-1.21</text:p>
          </table:table-cell>
          <table:table-cell office:value-type="float" office:value="33.37" calcext:value-type="float">
            <text:p>33.37</text:p>
          </table:table-cell>
          <table:table-cell office:value-type="float" office:value="1122.71" calcext:value-type="float">
            <text:p>1122.71</text:p>
          </table:table-cell>
          <table:table-cell office:value-type="float" office:value="3.85" calcext:value-type="float">
            <text:p>3.85</text:p>
          </table:table-cell>
          <table:table-cell office:value-type="float" office:value="0.87" calcext:value-type="float">
            <text:p>0.87</text:p>
          </table:table-cell>
          <table:table-cell office:value-type="float" office:value="168.47" calcext:value-type="float">
            <text:p>168.4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071" calcext:value-type="float">
            <text:p>40.071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32.78" calcext:value-type="float">
            <text:p>32.78</text:p>
          </table:table-cell>
          <table:table-cell office:value-type="float" office:value="1119.53" calcext:value-type="float">
            <text:p>1119.53</text:p>
          </table:table-cell>
          <table:table-cell office:value-type="float" office:value="4.11" calcext:value-type="float">
            <text:p>4.11</text:p>
          </table:table-cell>
          <table:table-cell office:value-type="float" office:value="4.22" calcext:value-type="float">
            <text:p>4.22</text:p>
          </table:table-cell>
          <table:table-cell office:value-type="float" office:value="170.4" calcext:value-type="float">
            <text:p>170.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121" calcext:value-type="float">
            <text:p>40.121</text:p>
          </table:table-cell>
          <table:table-cell/>
          <table:table-cell office:value-type="float" office:value="-0.72" calcext:value-type="float">
            <text:p>-0.72</text:p>
          </table:table-cell>
          <table:table-cell office:value-type="float" office:value="32.65" calcext:value-type="float">
            <text:p>32.65</text:p>
          </table:table-cell>
          <table:table-cell office:value-type="float" office:value="1126.16" calcext:value-type="float">
            <text:p>1126.16</text:p>
          </table:table-cell>
          <table:table-cell office:value-type="float" office:value="4.91" calcext:value-type="float">
            <text:p>4.91</text:p>
          </table:table-cell>
          <table:table-cell office:value-type="float" office:value="2.99" calcext:value-type="float">
            <text:p>2.99</text:p>
          </table:table-cell>
          <table:table-cell office:value-type="float" office:value="173.06" calcext:value-type="float">
            <text:p>173.0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173" calcext:value-type="float">
            <text:p>40.173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33.14" calcext:value-type="float">
            <text:p>33.14</text:p>
          </table:table-cell>
          <table:table-cell office:value-type="float" office:value="1122.47" calcext:value-type="float">
            <text:p>1122.47</text:p>
          </table:table-cell>
          <table:table-cell office:value-type="float" office:value="3.92" calcext:value-type="float">
            <text:p>3.92</text:p>
          </table:table-cell>
          <table:table-cell office:value-type="float" office:value="-1.36" calcext:value-type="float">
            <text:p>-1.36</text:p>
          </table:table-cell>
          <table:table-cell office:value-type="float" office:value="-178.75" calcext:value-type="float">
            <text:p>-178.7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221" calcext:value-type="float">
            <text:p>40.221</text:p>
          </table:table-cell>
          <table:table-cell/>
          <table:table-cell office:value-type="float" office:value="-0.18" calcext:value-type="float">
            <text:p>-0.18</text:p>
          </table:table-cell>
          <table:table-cell office:value-type="float" office:value="32.31" calcext:value-type="float">
            <text:p>32.31</text:p>
          </table:table-cell>
          <table:table-cell office:value-type="float" office:value="1121.67" calcext:value-type="float">
            <text:p>1121.67</text:p>
          </table:table-cell>
          <table:table-cell office:value-type="float" office:value="4.63" calcext:value-type="float">
            <text:p>4.63</text:p>
          </table:table-cell>
          <table:table-cell office:value-type="float" office:value="0.99" calcext:value-type="float">
            <text:p>0.99</text:p>
          </table:table-cell>
          <table:table-cell office:value-type="float" office:value="168.55" calcext:value-type="float">
            <text:p>168.5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273" calcext:value-type="float">
            <text:p>40.273</text:p>
          </table:table-cell>
          <table:table-cell/>
          <table:table-cell office:value-type="float" office:value="-0.14" calcext:value-type="float">
            <text:p>-0.14</text:p>
          </table:table-cell>
          <table:table-cell office:value-type="float" office:value="30.56" calcext:value-type="float">
            <text:p>30.56</text:p>
          </table:table-cell>
          <table:table-cell office:value-type="float" office:value="1119.72" calcext:value-type="float">
            <text:p>1119.72</text:p>
          </table:table-cell>
          <table:table-cell office:value-type="float" office:value="4.34" calcext:value-type="float">
            <text:p>4.34</text:p>
          </table:table-cell>
          <table:table-cell office:value-type="float" office:value="-4.08" calcext:value-type="float">
            <text:p>-4.08</text:p>
          </table:table-cell>
          <table:table-cell office:value-type="float" office:value="-173.68" calcext:value-type="float">
            <text:p>-173.6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273" calcext:value-type="float">
            <text:p>40.273</text:p>
          </table:table-cell>
          <table:table-cell/>
          <table:table-cell office:value-type="float" office:value="432.93" calcext:value-type="float">
            <text:p>432.93</text:p>
          </table:table-cell>
          <table:table-cell office:value-type="float" office:value="683.46" calcext:value-type="float">
            <text:p>683.46</text:p>
          </table:table-cell>
          <table:table-cell office:value-type="float" office:value="2644.91" calcext:value-type="float">
            <text:p>2644.91</text:p>
          </table:table-cell>
          <table:table-cell office:value-type="float" office:value="5.22" calcext:value-type="float">
            <text:p>5.22</text:p>
          </table:table-cell>
          <table:table-cell office:value-type="float" office:value="6.4" calcext:value-type="float">
            <text:p>6.4</text:p>
          </table:table-cell>
          <table:table-cell office:value-type="float" office:value="-127.65" calcext:value-type="float">
            <text:p>-127.6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321" calcext:value-type="float">
            <text:p>40.321</text:p>
          </table:table-cell>
          <table:table-cell/>
          <table:table-cell office:value-type="float" office:value="-0.14" calcext:value-type="float">
            <text:p>-0.14</text:p>
          </table:table-cell>
          <table:table-cell office:value-type="float" office:value="29.88" calcext:value-type="float">
            <text:p>29.88</text:p>
          </table:table-cell>
          <table:table-cell office:value-type="float" office:value="1119.76" calcext:value-type="float">
            <text:p>1119.76</text:p>
          </table:table-cell>
          <table:table-cell office:value-type="float" office:value="4.34" calcext:value-type="float">
            <text:p>4.34</text:p>
          </table:table-cell>
          <table:table-cell office:value-type="float" office:value="-4.07" calcext:value-type="float">
            <text:p>-4.07</text:p>
          </table:table-cell>
          <table:table-cell office:value-type="float" office:value="-173.64" calcext:value-type="float">
            <text:p>-173.6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369" calcext:value-type="float">
            <text:p>40.369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29.2" calcext:value-type="float">
            <text:p>29.2</text:p>
          </table:table-cell>
          <table:table-cell office:value-type="float" office:value="1113.64" calcext:value-type="float">
            <text:p>1113.64</text:p>
          </table:table-cell>
          <table:table-cell office:value-type="float" office:value="4.16" calcext:value-type="float">
            <text:p>4.16</text:p>
          </table:table-cell>
          <table:table-cell office:value-type="float" office:value="1.33" calcext:value-type="float">
            <text:p>1.33</text:p>
          </table:table-cell>
          <table:table-cell office:value-type="float" office:value="168.1" calcext:value-type="float">
            <text:p>168.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417" calcext:value-type="float">
            <text:p>40.417</text:p>
          </table:table-cell>
          <table:table-cell/>
          <table:table-cell office:value-type="float" office:value="-1.19" calcext:value-type="float">
            <text:p>-1.19</text:p>
          </table:table-cell>
          <table:table-cell office:value-type="float" office:value="29.06" calcext:value-type="float">
            <text:p>29.06</text:p>
          </table:table-cell>
          <table:table-cell office:value-type="float" office:value="1122.65" calcext:value-type="float">
            <text:p>1122.65</text:p>
          </table:table-cell>
          <table:table-cell office:value-type="float" office:value="3.92" calcext:value-type="float">
            <text:p>3.92</text:p>
          </table:table-cell>
          <table:table-cell office:value-type="float" office:value="-1.28" calcext:value-type="float">
            <text:p>-1.28</text:p>
          </table:table-cell>
          <table:table-cell office:value-type="float" office:value="-178.48" calcext:value-type="float">
            <text:p>-178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418" calcext:value-type="float">
            <text:p>40.418</text:p>
          </table:table-cell>
          <table:table-cell/>
          <table:table-cell office:value-type="float" office:value="444.03" calcext:value-type="float">
            <text:p>444.03</text:p>
          </table:table-cell>
          <table:table-cell office:value-type="float" office:value="704.46" calcext:value-type="float">
            <text:p>704.46</text:p>
          </table:table-cell>
          <table:table-cell office:value-type="float" office:value="2722.88" calcext:value-type="float">
            <text:p>2722.88</text:p>
          </table:table-cell>
          <table:table-cell office:value-type="float" office:value="5.92" calcext:value-type="float">
            <text:p>5.92</text:p>
          </table:table-cell>
          <table:table-cell office:value-type="float" office:value="4.35" calcext:value-type="float">
            <text:p>4.35</text:p>
          </table:table-cell>
          <table:table-cell office:value-type="float" office:value="-128.6" calcext:value-type="float">
            <text:p>-128.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466" calcext:value-type="float">
            <text:p>40.466</text:p>
          </table:table-cell>
          <table:table-cell/>
          <table:table-cell office:value-type="float" office:value="-1.34" calcext:value-type="float">
            <text:p>-1.34</text:p>
          </table:table-cell>
          <table:table-cell office:value-type="float" office:value="27.99" calcext:value-type="float">
            <text:p>27.99</text:p>
          </table:table-cell>
          <table:table-cell office:value-type="float" office:value="1113.32" calcext:value-type="float">
            <text:p>1113.32</text:p>
          </table:table-cell>
          <table:table-cell office:value-type="float" office:value="4.65" calcext:value-type="float">
            <text:p>4.65</text:p>
          </table:table-cell>
          <table:table-cell office:value-type="float" office:value="-0.92" calcext:value-type="float">
            <text:p>-0.92</text:p>
          </table:table-cell>
          <table:table-cell office:value-type="float" office:value="166.14" calcext:value-type="float">
            <text:p>166.1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512" calcext:value-type="float">
            <text:p>40.512</text:p>
          </table:table-cell>
          <table:table-cell/>
          <table:table-cell office:value-type="float" office:value="-1.71" calcext:value-type="float">
            <text:p>-1.71</text:p>
          </table:table-cell>
          <table:table-cell office:value-type="float" office:value="28.21" calcext:value-type="float">
            <text:p>28.21</text:p>
          </table:table-cell>
          <table:table-cell office:value-type="float" office:value="1114.64" calcext:value-type="float">
            <text:p>1114.64</text:p>
          </table:table-cell>
          <table:table-cell office:value-type="float" office:value="3.39" calcext:value-type="float">
            <text:p>3.39</text:p>
          </table:table-cell>
          <table:table-cell office:value-type="float" office:value="1.19" calcext:value-type="float">
            <text:p>1.19</text:p>
          </table:table-cell>
          <table:table-cell office:value-type="float" office:value="168.11" calcext:value-type="float">
            <text:p>168.1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512" calcext:value-type="float">
            <text:p>40.512</text:p>
          </table:table-cell>
          <table:table-cell/>
          <table:table-cell office:value-type="float" office:value="432.91" calcext:value-type="float">
            <text:p>432.91</text:p>
          </table:table-cell>
          <table:table-cell office:value-type="float" office:value="685.55" calcext:value-type="float">
            <text:p>685.55</text:p>
          </table:table-cell>
          <table:table-cell office:value-type="float" office:value="2649.77" calcext:value-type="float">
            <text:p>2649.77</text:p>
          </table:table-cell>
          <table:table-cell office:value-type="float" office:value="4.74" calcext:value-type="float">
            <text:p>4.74</text:p>
          </table:table-cell>
          <table:table-cell office:value-type="float" office:value="8.33" calcext:value-type="float">
            <text:p>8.33</text:p>
          </table:table-cell>
          <table:table-cell office:value-type="float" office:value="-127.55" calcext:value-type="float">
            <text:p>-127.5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56" calcext:value-type="float">
            <text:p>40.56</text:p>
          </table:table-cell>
          <table:table-cell/>
          <table:table-cell office:value-type="float" office:value="-2.07" calcext:value-type="float">
            <text:p>-2.07</text:p>
          </table:table-cell>
          <table:table-cell office:value-type="float" office:value="28.46" calcext:value-type="float">
            <text:p>28.46</text:p>
          </table:table-cell>
          <table:table-cell office:value-type="float" office:value="1111.52" calcext:value-type="float">
            <text:p>1111.52</text:p>
          </table:table-cell>
          <table:table-cell office:value-type="float" office:value="3.39" calcext:value-type="float">
            <text:p>3.39</text:p>
          </table:table-cell>
          <table:table-cell office:value-type="float" office:value="4.24" calcext:value-type="float">
            <text:p>4.24</text:p>
          </table:table-cell>
          <table:table-cell office:value-type="float" office:value="167.42" calcext:value-type="float">
            <text:p>167.4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613" calcext:value-type="float">
            <text:p>40.613</text:p>
          </table:table-cell>
          <table:table-cell/>
          <table:table-cell office:value-type="float" office:value="-2.06" calcext:value-type="float">
            <text:p>-2.06</text:p>
          </table:table-cell>
          <table:table-cell office:value-type="float" office:value="28.67" calcext:value-type="float">
            <text:p>28.67</text:p>
          </table:table-cell>
          <table:table-cell office:value-type="float" office:value="1112.22" calcext:value-type="float">
            <text:p>1112.22</text:p>
          </table:table-cell>
          <table:table-cell office:value-type="float" office:value="3.76" calcext:value-type="float">
            <text:p>3.76</text:p>
          </table:table-cell>
          <table:table-cell office:value-type="float" office:value="3.31" calcext:value-type="float">
            <text:p>3.31</text:p>
          </table:table-cell>
          <table:table-cell office:value-type="float" office:value="169.92" calcext:value-type="float">
            <text:p>169.9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68" calcext:value-type="float">
            <text:p>40.68</text:p>
          </table:table-cell>
          <table:table-cell/>
          <table:table-cell office:value-type="float" office:value="-2.35" calcext:value-type="float">
            <text:p>-2.35</text:p>
          </table:table-cell>
          <table:table-cell office:value-type="float" office:value="29.99" calcext:value-type="float">
            <text:p>29.99</text:p>
          </table:table-cell>
          <table:table-cell office:value-type="float" office:value="1112.18" calcext:value-type="float">
            <text:p>1112.18</text:p>
          </table:table-cell>
          <table:table-cell office:value-type="float" office:value="4.22" calcext:value-type="float">
            <text:p>4.22</text:p>
          </table:table-cell>
          <table:table-cell office:value-type="float" office:value="-3.07" calcext:value-type="float">
            <text:p>-3.07</text:p>
          </table:table-cell>
          <table:table-cell office:value-type="float" office:value="-176.34" calcext:value-type="float">
            <text:p>-176.3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731" calcext:value-type="float">
            <text:p>40.731</text:p>
          </table:table-cell>
          <table:table-cell/>
          <table:table-cell office:value-type="float" office:value="-2.55" calcext:value-type="float">
            <text:p>-2.55</text:p>
          </table:table-cell>
          <table:table-cell office:value-type="float" office:value="29.55" calcext:value-type="float">
            <text:p>29.55</text:p>
          </table:table-cell>
          <table:table-cell office:value-type="float" office:value="1106.01" calcext:value-type="float">
            <text:p>1106.01</text:p>
          </table:table-cell>
          <table:table-cell office:value-type="float" office:value="4.97" calcext:value-type="float">
            <text:p>4.97</text:p>
          </table:table-cell>
          <table:table-cell office:value-type="float" office:value="1.19" calcext:value-type="float">
            <text:p>1.19</text:p>
          </table:table-cell>
          <table:table-cell office:value-type="float" office:value="-169.6" calcext:value-type="float">
            <text:p>-169.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783" calcext:value-type="float">
            <text:p>40.783</text:p>
          </table:table-cell>
          <table:table-cell/>
          <table:table-cell office:value-type="float" office:value="-2.54" calcext:value-type="float">
            <text:p>-2.54</text:p>
          </table:table-cell>
          <table:table-cell office:value-type="float" office:value="29.52" calcext:value-type="float">
            <text:p>29.52</text:p>
          </table:table-cell>
          <table:table-cell office:value-type="float" office:value="1106.52" calcext:value-type="float">
            <text:p>1106.52</text:p>
          </table:table-cell>
          <table:table-cell office:value-type="float" office:value="4.57" calcext:value-type="float">
            <text:p>4.57</text:p>
          </table:table-cell>
          <table:table-cell office:value-type="float" office:value="0.85" calcext:value-type="float">
            <text:p>0.85</text:p>
          </table:table-cell>
          <table:table-cell office:value-type="float" office:value="168.66" calcext:value-type="float">
            <text:p>168.6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831" calcext:value-type="float">
            <text:p>40.831</text:p>
          </table:table-cell>
          <table:table-cell/>
          <table:table-cell office:value-type="float" office:value="-2.54" calcext:value-type="float">
            <text:p>-2.54</text:p>
          </table:table-cell>
          <table:table-cell office:value-type="float" office:value="29.52" calcext:value-type="float">
            <text:p>29.52</text:p>
          </table:table-cell>
          <table:table-cell office:value-type="float" office:value="1106.52" calcext:value-type="float">
            <text:p>1106.52</text:p>
          </table:table-cell>
          <table:table-cell office:value-type="float" office:value="4.57" calcext:value-type="float">
            <text:p>4.57</text:p>
          </table:table-cell>
          <table:table-cell office:value-type="float" office:value="0.85" calcext:value-type="float">
            <text:p>0.85</text:p>
          </table:table-cell>
          <table:table-cell office:value-type="float" office:value="168.66" calcext:value-type="float">
            <text:p>168.6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881" calcext:value-type="float">
            <text:p>40.881</text:p>
          </table:table-cell>
          <table:table-cell/>
          <table:table-cell office:value-type="float" office:value="-2.53" calcext:value-type="float">
            <text:p>-2.53</text:p>
          </table:table-cell>
          <table:table-cell office:value-type="float" office:value="28.85" calcext:value-type="float">
            <text:p>28.85</text:p>
          </table:table-cell>
          <table:table-cell office:value-type="float" office:value="1106.54" calcext:value-type="float">
            <text:p>1106.54</text:p>
          </table:table-cell>
          <table:table-cell office:value-type="float" office:value="4.57" calcext:value-type="float">
            <text:p>4.57</text:p>
          </table:table-cell>
          <table:table-cell office:value-type="float" office:value="0.84" calcext:value-type="float">
            <text:p>0.84</text:p>
          </table:table-cell>
          <table:table-cell office:value-type="float" office:value="168.69" calcext:value-type="float">
            <text:p>168.6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93" calcext:value-type="float">
            <text:p>40.93</text:p>
          </table:table-cell>
          <table:table-cell/>
          <table:table-cell office:value-type="float" office:value="-3.02" calcext:value-type="float">
            <text:p>-3.02</text:p>
          </table:table-cell>
          <table:table-cell office:value-type="float" office:value="28.32" calcext:value-type="float">
            <text:p>28.32</text:p>
          </table:table-cell>
          <table:table-cell office:value-type="float" office:value="1097.79" calcext:value-type="float">
            <text:p>1097.79</text:p>
          </table:table-cell>
          <table:table-cell office:value-type="float" office:value="4.99" calcext:value-type="float">
            <text:p>4.99</text:p>
          </table:table-cell>
          <table:table-cell office:value-type="float" office:value="-0.43" calcext:value-type="float">
            <text:p>-0.43</text:p>
          </table:table-cell>
          <table:table-cell office:value-type="float" office:value="-171.24" calcext:value-type="float">
            <text:p>-171.2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.982" calcext:value-type="float">
            <text:p>40.982</text:p>
          </table:table-cell>
          <table:table-cell/>
          <table:table-cell office:value-type="float" office:value="-2.87" calcext:value-type="float">
            <text:p>-2.87</text:p>
          </table:table-cell>
          <table:table-cell office:value-type="float" office:value="29.15" calcext:value-type="float">
            <text:p>29.15</text:p>
          </table:table-cell>
          <table:table-cell office:value-type="float" office:value="1105.21" calcext:value-type="float">
            <text:p>1105.21</text:p>
          </table:table-cell>
          <table:table-cell office:value-type="float" office:value="5.34" calcext:value-type="float">
            <text:p>5.34</text:p>
          </table:table-cell>
          <table:table-cell office:value-type="float" office:value="0.93" calcext:value-type="float">
            <text:p>0.93</text:p>
          </table:table-cell>
          <table:table-cell office:value-type="float" office:value="168.69" calcext:value-type="float">
            <text:p>168.6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03" calcext:value-type="float">
            <text:p>41.03</text:p>
          </table:table-cell>
          <table:table-cell/>
          <table:table-cell office:value-type="float" office:value="-3.53" calcext:value-type="float">
            <text:p>-3.53</text:p>
          </table:table-cell>
          <table:table-cell office:value-type="float" office:value="30.28" calcext:value-type="float">
            <text:p>30.28</text:p>
          </table:table-cell>
          <table:table-cell office:value-type="float" office:value="1104.86" calcext:value-type="float">
            <text:p>1104.86</text:p>
          </table:table-cell>
          <table:table-cell office:value-type="float" office:value="5.41" calcext:value-type="float">
            <text:p>5.41</text:p>
          </table:table-cell>
          <table:table-cell office:value-type="float" office:value="-1.51" calcext:value-type="float">
            <text:p>-1.51</text:p>
          </table:table-cell>
          <table:table-cell office:value-type="float" office:value="-178.53" calcext:value-type="float">
            <text:p>-178.5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081" calcext:value-type="float">
            <text:p>41.08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9.91" calcext:value-type="float">
            <text:p>29.91</text:p>
          </table:table-cell>
          <table:table-cell office:value-type="float" office:value="1096.95" calcext:value-type="float">
            <text:p>1096.95</text:p>
          </table:table-cell>
          <table:table-cell office:value-type="float" office:value="5.25" calcext:value-type="float">
            <text:p>5.25</text:p>
          </table:table-cell>
          <table:table-cell office:value-type="float" office:value="-0.19" calcext:value-type="float">
            <text:p>-0.19</text:p>
          </table:table-cell>
          <table:table-cell office:value-type="float" office:value="166.04" calcext:value-type="float">
            <text:p>166.0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13" calcext:value-type="float">
            <text:p>41.13</text:p>
          </table:table-cell>
          <table:table-cell/>
          <table:table-cell office:value-type="float" office:value="-4.17" calcext:value-type="float">
            <text:p>-4.17</text:p>
          </table:table-cell>
          <table:table-cell office:value-type="float" office:value="30.78" calcext:value-type="float">
            <text:p>30.78</text:p>
          </table:table-cell>
          <table:table-cell office:value-type="float" office:value="1103.07" calcext:value-type="float">
            <text:p>1103.07</text:p>
          </table:table-cell>
          <table:table-cell office:value-type="float" office:value="5.06" calcext:value-type="float">
            <text:p>5.06</text:p>
          </table:table-cell>
          <table:table-cell office:value-type="float" office:value="-4.34" calcext:value-type="float">
            <text:p>-4.34</text:p>
          </table:table-cell>
          <table:table-cell office:value-type="float" office:value="-173.73" calcext:value-type="float">
            <text:p>-173.7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181" calcext:value-type="float">
            <text:p>41.181</text:p>
          </table:table-cell>
          <table:table-cell/>
          <table:table-cell office:value-type="float" office:value="-4.72" calcext:value-type="float">
            <text:p>-4.72</text:p>
          </table:table-cell>
          <table:table-cell office:value-type="float" office:value="30.91" calcext:value-type="float">
            <text:p>30.91</text:p>
          </table:table-cell>
          <table:table-cell office:value-type="float" office:value="1095.35" calcext:value-type="float">
            <text:p>1095.35</text:p>
          </table:table-cell>
          <table:table-cell office:value-type="float" office:value="5.13" calcext:value-type="float">
            <text:p>5.13</text:p>
          </table:table-cell>
          <table:table-cell office:value-type="float" office:value="4.85" calcext:value-type="float">
            <text:p>4.85</text:p>
          </table:table-cell>
          <table:table-cell office:value-type="float" office:value="171.21" calcext:value-type="float">
            <text:p>171.2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231" calcext:value-type="float">
            <text:p>41.231</text:p>
          </table:table-cell>
          <table:table-cell/>
          <table:table-cell office:value-type="float" office:value="-4.65" calcext:value-type="float">
            <text:p>-4.65</text:p>
          </table:table-cell>
          <table:table-cell office:value-type="float" office:value="31.38" calcext:value-type="float">
            <text:p>31.38</text:p>
          </table:table-cell>
          <table:table-cell office:value-type="float" office:value="1094.57" calcext:value-type="float">
            <text:p>1094.57</text:p>
          </table:table-cell>
          <table:table-cell office:value-type="float" office:value="5.42" calcext:value-type="float">
            <text:p>5.42</text:p>
          </table:table-cell>
          <table:table-cell office:value-type="float" office:value="-3.66" calcext:value-type="float">
            <text:p>-3.66</text:p>
          </table:table-cell>
          <table:table-cell office:value-type="float" office:value="-173.18" calcext:value-type="float">
            <text:p>-173.1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282" calcext:value-type="float">
            <text:p>41.282</text:p>
          </table:table-cell>
          <table:table-cell/>
          <table:table-cell office:value-type="float" office:value="-4.53" calcext:value-type="float">
            <text:p>-4.53</text:p>
          </table:table-cell>
          <table:table-cell office:value-type="float" office:value="31.24" calcext:value-type="float">
            <text:p>31.24</text:p>
          </table:table-cell>
          <table:table-cell office:value-type="float" office:value="1103.23" calcext:value-type="float">
            <text:p>1103.23</text:p>
          </table:table-cell>
          <table:table-cell office:value-type="float" office:value="6.17" calcext:value-type="float">
            <text:p>6.17</text:p>
          </table:table-cell>
          <table:table-cell office:value-type="float" office:value="-1.62" calcext:value-type="float">
            <text:p>-1.62</text:p>
          </table:table-cell>
          <table:table-cell office:value-type="float" office:value="-178.57" calcext:value-type="float">
            <text:p>-178.5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329" calcext:value-type="float">
            <text:p>41.329</text:p>
          </table:table-cell>
          <table:table-cell/>
          <table:table-cell office:value-type="float" office:value="-4.44" calcext:value-type="float">
            <text:p>-4.44</text:p>
          </table:table-cell>
          <table:table-cell office:value-type="float" office:value="31.19" calcext:value-type="float">
            <text:p>31.19</text:p>
          </table:table-cell>
          <table:table-cell office:value-type="float" office:value="1095.09" calcext:value-type="float">
            <text:p>1095.09</text:p>
          </table:table-cell>
          <table:table-cell office:value-type="float" office:value="5.94" calcext:value-type="float">
            <text:p>5.94</text:p>
          </table:table-cell>
          <table:table-cell office:value-type="float" office:value="-7.6" calcext:value-type="float">
            <text:p>-7.6</text:p>
          </table:table-cell>
          <table:table-cell office:value-type="float" office:value="-178.04" calcext:value-type="float">
            <text:p>-178.0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382" calcext:value-type="float">
            <text:p>41.382</text:p>
          </table:table-cell>
          <table:table-cell/>
          <table:table-cell office:value-type="float" office:value="-5.17" calcext:value-type="float">
            <text:p>-5.17</text:p>
          </table:table-cell>
          <table:table-cell office:value-type="float" office:value="30.45" calcext:value-type="float">
            <text:p>30.45</text:p>
          </table:table-cell>
          <table:table-cell office:value-type="float" office:value="1089.89" calcext:value-type="float">
            <text:p>1089.89</text:p>
          </table:table-cell>
          <table:table-cell office:value-type="float" office:value="5.66" calcext:value-type="float">
            <text:p>5.66</text:p>
          </table:table-cell>
          <table:table-cell office:value-type="float" office:value="0.94" calcext:value-type="float">
            <text:p>0.94</text:p>
          </table:table-cell>
          <table:table-cell office:value-type="float" office:value="-169.78" calcext:value-type="float">
            <text:p>-169.7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43" calcext:value-type="float">
            <text:p>41.43</text:p>
          </table:table-cell>
          <table:table-cell/>
          <table:table-cell office:value-type="float" office:value="-5.03" calcext:value-type="float">
            <text:p>-5.03</text:p>
          </table:table-cell>
          <table:table-cell office:value-type="float" office:value="29.88" calcext:value-type="float">
            <text:p>29.88</text:p>
          </table:table-cell>
          <table:table-cell office:value-type="float" office:value="1094.63" calcext:value-type="float">
            <text:p>1094.63</text:p>
          </table:table-cell>
          <table:table-cell office:value-type="float" office:value="5.23" calcext:value-type="float">
            <text:p>5.23</text:p>
          </table:table-cell>
          <table:table-cell office:value-type="float" office:value="3.33" calcext:value-type="float">
            <text:p>3.33</text:p>
          </table:table-cell>
          <table:table-cell office:value-type="float" office:value="169.89" calcext:value-type="float">
            <text:p>169.8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43" calcext:value-type="float">
            <text:p>41.43</text:p>
          </table:table-cell>
          <table:table-cell/>
          <table:table-cell office:value-type="float" office:value="450.88" calcext:value-type="float">
            <text:p>450.88</text:p>
          </table:table-cell>
          <table:table-cell office:value-type="float" office:value="716.86" calcext:value-type="float">
            <text:p>716.86</text:p>
          </table:table-cell>
          <table:table-cell office:value-type="float" office:value="2767.48" calcext:value-type="float">
            <text:p>2767.48</text:p>
          </table:table-cell>
          <table:table-cell office:value-type="float" office:value="7.52" calcext:value-type="float">
            <text:p>7.52</text:p>
          </table:table-cell>
          <table:table-cell office:value-type="float" office:value="6.5" calcext:value-type="float">
            <text:p>6.5</text:p>
          </table:table-cell>
          <table:table-cell office:value-type="float" office:value="-126.67" calcext:value-type="float">
            <text:p>-126.6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481" calcext:value-type="float">
            <text:p>41.481</text:p>
          </table:table-cell>
          <table:table-cell/>
          <table:table-cell office:value-type="float" office:value="-5.15" calcext:value-type="float">
            <text:p>-5.15</text:p>
          </table:table-cell>
          <table:table-cell office:value-type="float" office:value="29.47" calcext:value-type="float">
            <text:p>29.47</text:p>
          </table:table-cell>
          <table:table-cell office:value-type="float" office:value="1086.88" calcext:value-type="float">
            <text:p>1086.88</text:p>
          </table:table-cell>
          <table:table-cell office:value-type="float" office:value="5.54" calcext:value-type="float">
            <text:p>5.54</text:p>
          </table:table-cell>
          <table:table-cell office:value-type="float" office:value="2.92" calcext:value-type="float">
            <text:p>2.92</text:p>
          </table:table-cell>
          <table:table-cell office:value-type="float" office:value="165.81" calcext:value-type="float">
            <text:p>165.8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529" calcext:value-type="float">
            <text:p>41.529</text:p>
          </table:table-cell>
          <table:table-cell/>
          <table:table-cell office:value-type="float" office:value="-5.28" calcext:value-type="float">
            <text:p>-5.28</text:p>
          </table:table-cell>
          <table:table-cell office:value-type="float" office:value="29.32" calcext:value-type="float">
            <text:p>29.32</text:p>
          </table:table-cell>
          <table:table-cell office:value-type="float" office:value="1081.75" calcext:value-type="float">
            <text:p>1081.75</text:p>
          </table:table-cell>
          <table:table-cell office:value-type="float" office:value="5.56" calcext:value-type="float">
            <text:p>5.56</text:p>
          </table:table-cell>
          <table:table-cell office:value-type="float" office:value="1.19" calcext:value-type="float">
            <text:p>1.19</text:p>
          </table:table-cell>
          <table:table-cell office:value-type="float" office:value="164.65" calcext:value-type="float">
            <text:p>164.6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579" calcext:value-type="float">
            <text:p>41.579</text:p>
          </table:table-cell>
          <table:table-cell/>
          <table:table-cell office:value-type="float" office:value="-5.03" calcext:value-type="float">
            <text:p>-5.03</text:p>
          </table:table-cell>
          <table:table-cell office:value-type="float" office:value="29.88" calcext:value-type="float">
            <text:p>29.88</text:p>
          </table:table-cell>
          <table:table-cell office:value-type="float" office:value="1094.63" calcext:value-type="float">
            <text:p>1094.63</text:p>
          </table:table-cell>
          <table:table-cell office:value-type="float" office:value="5.23" calcext:value-type="float">
            <text:p>5.23</text:p>
          </table:table-cell>
          <table:table-cell office:value-type="float" office:value="3.33" calcext:value-type="float">
            <text:p>3.33</text:p>
          </table:table-cell>
          <table:table-cell office:value-type="float" office:value="169.89" calcext:value-type="float">
            <text:p>169.8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626" calcext:value-type="float">
            <text:p>41.626</text:p>
          </table:table-cell>
          <table:table-cell/>
          <table:table-cell office:value-type="float" office:value="-5.03" calcext:value-type="float">
            <text:p>-5.03</text:p>
          </table:table-cell>
          <table:table-cell office:value-type="float" office:value="29.88" calcext:value-type="float">
            <text:p>29.88</text:p>
          </table:table-cell>
          <table:table-cell office:value-type="float" office:value="1094.63" calcext:value-type="float">
            <text:p>1094.63</text:p>
          </table:table-cell>
          <table:table-cell office:value-type="float" office:value="5.23" calcext:value-type="float">
            <text:p>5.23</text:p>
          </table:table-cell>
          <table:table-cell office:value-type="float" office:value="3.33" calcext:value-type="float">
            <text:p>3.33</text:p>
          </table:table-cell>
          <table:table-cell office:value-type="float" office:value="169.89" calcext:value-type="float">
            <text:p>169.8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675" calcext:value-type="float">
            <text:p>41.675</text:p>
          </table:table-cell>
          <table:table-cell/>
          <table:table-cell office:value-type="float" office:value="-5.04" calcext:value-type="float">
            <text:p>-5.04</text:p>
          </table:table-cell>
          <table:table-cell office:value-type="float" office:value="29.44" calcext:value-type="float">
            <text:p>29.44</text:p>
          </table:table-cell>
          <table:table-cell office:value-type="float" office:value="1089.42" calcext:value-type="float">
            <text:p>1089.42</text:p>
          </table:table-cell>
          <table:table-cell office:value-type="float" office:value="5.12" calcext:value-type="float">
            <text:p>5.12</text:p>
          </table:table-cell>
          <table:table-cell office:value-type="float" office:value="6.24" calcext:value-type="float">
            <text:p>6.24</text:p>
          </table:table-cell>
          <table:table-cell office:value-type="float" office:value="173.98" calcext:value-type="float">
            <text:p>173.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724" calcext:value-type="float">
            <text:p>41.724</text:p>
          </table:table-cell>
          <table:table-cell/>
          <table:table-cell office:value-type="float" office:value="-4.92" calcext:value-type="float">
            <text:p>-4.92</text:p>
          </table:table-cell>
          <table:table-cell office:value-type="float" office:value="29.82" calcext:value-type="float">
            <text:p>29.82</text:p>
          </table:table-cell>
          <table:table-cell office:value-type="float" office:value="1096.73" calcext:value-type="float">
            <text:p>1096.73</text:p>
          </table:table-cell>
          <table:table-cell office:value-type="float" office:value="4.76" calcext:value-type="float">
            <text:p>4.76</text:p>
          </table:table-cell>
          <table:table-cell office:value-type="float" office:value="7.24" calcext:value-type="float">
            <text:p>7.24</text:p>
          </table:table-cell>
          <table:table-cell office:value-type="float" office:value="174.71" calcext:value-type="float">
            <text:p>174.7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775" calcext:value-type="float">
            <text:p>41.775</text:p>
          </table:table-cell>
          <table:table-cell/>
          <table:table-cell office:value-type="float" office:value="-4.49" calcext:value-type="float">
            <text:p>-4.49</text:p>
          </table:table-cell>
          <table:table-cell office:value-type="float" office:value="29.76" calcext:value-type="float">
            <text:p>29.76</text:p>
          </table:table-cell>
          <table:table-cell office:value-type="float" office:value="1090.45" calcext:value-type="float">
            <text:p>1090.45</text:p>
          </table:table-cell>
          <table:table-cell office:value-type="float" office:value="5.26" calcext:value-type="float">
            <text:p>5.26</text:p>
          </table:table-cell>
          <table:table-cell office:value-type="float" office:value="0.87" calcext:value-type="float">
            <text:p>0.87</text:p>
          </table:table-cell>
          <table:table-cell office:value-type="float" office:value="168.69" calcext:value-type="float">
            <text:p>168.6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823" calcext:value-type="float">
            <text:p>41.823</text:p>
          </table:table-cell>
          <table:table-cell/>
          <table:table-cell office:value-type="float" office:value="-4.45" calcext:value-type="float">
            <text:p>-4.45</text:p>
          </table:table-cell>
          <table:table-cell office:value-type="float" office:value="30.05" calcext:value-type="float">
            <text:p>30.05</text:p>
          </table:table-cell>
          <table:table-cell office:value-type="float" office:value="1088.51" calcext:value-type="float">
            <text:p>1088.51</text:p>
          </table:table-cell>
          <table:table-cell office:value-type="float" office:value="4.99" calcext:value-type="float">
            <text:p>4.99</text:p>
          </table:table-cell>
          <table:table-cell office:value-type="float" office:value="-4.34" calcext:value-type="float">
            <text:p>-4.34</text:p>
          </table:table-cell>
          <table:table-cell office:value-type="float" office:value="-173.76" calcext:value-type="float">
            <text:p>-173.7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874" calcext:value-type="float">
            <text:p>41.874</text:p>
          </table:table-cell>
          <table:table-cell/>
          <table:table-cell office:value-type="float" office:value="-4.52" calcext:value-type="float">
            <text:p>-4.52</text:p>
          </table:table-cell>
          <table:table-cell office:value-type="float" office:value="30.87" calcext:value-type="float">
            <text:p>30.87</text:p>
          </table:table-cell>
          <table:table-cell office:value-type="float" office:value="1088.45" calcext:value-type="float">
            <text:p>1088.45</text:p>
          </table:table-cell>
          <table:table-cell office:value-type="float" office:value="4.76" calcext:value-type="float">
            <text:p>4.76</text:p>
          </table:table-cell>
          <table:table-cell office:value-type="float" office:value="4.07" calcext:value-type="float">
            <text:p>4.07</text:p>
          </table:table-cell>
          <table:table-cell office:value-type="float" office:value="170.48" calcext:value-type="float">
            <text:p>170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922" calcext:value-type="float">
            <text:p>41.922</text:p>
          </table:table-cell>
          <table:table-cell/>
          <table:table-cell office:value-type="float" office:value="-3.66" calcext:value-type="float">
            <text:p>-3.66</text:p>
          </table:table-cell>
          <table:table-cell office:value-type="float" office:value="31.78" calcext:value-type="float">
            <text:p>31.78</text:p>
          </table:table-cell>
          <table:table-cell office:value-type="float" office:value="1095.67" calcext:value-type="float">
            <text:p>1095.67</text:p>
          </table:table-cell>
          <table:table-cell office:value-type="float" office:value="5.87" calcext:value-type="float">
            <text:p>5.87</text:p>
          </table:table-cell>
          <table:table-cell office:value-type="float" office:value="-1.75" calcext:value-type="float">
            <text:p>-1.75</text:p>
          </table:table-cell>
          <table:table-cell office:value-type="float" office:value="173.77" calcext:value-type="float">
            <text:p>173.7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.975" calcext:value-type="float">
            <text:p>41.975</text:p>
          </table:table-cell>
          <table:table-cell/>
          <table:table-cell office:value-type="float" office:value="-3.7" calcext:value-type="float">
            <text:p>-3.7</text:p>
          </table:table-cell>
          <table:table-cell office:value-type="float" office:value="32.07" calcext:value-type="float">
            <text:p>32.07</text:p>
          </table:table-cell>
          <table:table-cell office:value-type="float" office:value="1094.55" calcext:value-type="float">
            <text:p>1094.55</text:p>
          </table:table-cell>
          <table:table-cell office:value-type="float" office:value="5.53" calcext:value-type="float">
            <text:p>5.53</text:p>
          </table:table-cell>
          <table:table-cell office:value-type="float" office:value="2.88" calcext:value-type="float">
            <text:p>2.88</text:p>
          </table:table-cell>
          <table:table-cell office:value-type="float" office:value="172.98" calcext:value-type="float">
            <text:p>172.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031" calcext:value-type="float">
            <text:p>42.031</text:p>
          </table:table-cell>
          <table:table-cell/>
          <table:table-cell office:value-type="float" office:value="-3.17" calcext:value-type="float">
            <text:p>-3.17</text:p>
          </table:table-cell>
          <table:table-cell office:value-type="float" office:value="31.74" calcext:value-type="float">
            <text:p>31.74</text:p>
          </table:table-cell>
          <table:table-cell office:value-type="float" office:value="1090.49" calcext:value-type="float">
            <text:p>1090.49</text:p>
          </table:table-cell>
          <table:table-cell office:value-type="float" office:value="5.26" calcext:value-type="float">
            <text:p>5.26</text:p>
          </table:table-cell>
          <table:table-cell office:value-type="float" office:value="0.96" calcext:value-type="float">
            <text:p>0.96</text:p>
          </table:table-cell>
          <table:table-cell office:value-type="float" office:value="168.63" calcext:value-type="float">
            <text:p>168.6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082" calcext:value-type="float">
            <text:p>42.082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31.08" calcext:value-type="float">
            <text:p>31.08</text:p>
          </table:table-cell>
          <table:table-cell office:value-type="float" office:value="1090.56" calcext:value-type="float">
            <text:p>1090.56</text:p>
          </table:table-cell>
          <table:table-cell office:value-type="float" office:value="5.26" calcext:value-type="float">
            <text:p>5.26</text:p>
          </table:table-cell>
          <table:table-cell office:value-type="float" office:value="0.97" calcext:value-type="float">
            <text:p>0.97</text:p>
          </table:table-cell>
          <table:table-cell office:value-type="float" office:value="168.67" calcext:value-type="float">
            <text:p>168.6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128" calcext:value-type="float">
            <text:p>42.128</text:p>
          </table:table-cell>
          <table:table-cell/>
          <table:table-cell office:value-type="float" office:value="-1.8" calcext:value-type="float">
            <text:p>-1.8</text:p>
          </table:table-cell>
          <table:table-cell office:value-type="float" office:value="31.57" calcext:value-type="float">
            <text:p>31.57</text:p>
          </table:table-cell>
          <table:table-cell office:value-type="float" office:value="1089.44" calcext:value-type="float">
            <text:p>1089.44</text:p>
          </table:table-cell>
          <table:table-cell office:value-type="float" office:value="5.77" calcext:value-type="float">
            <text:p>5.77</text:p>
          </table:table-cell>
          <table:table-cell office:value-type="float" office:value="-2.44" calcext:value-type="float">
            <text:p>-2.44</text:p>
          </table:table-cell>
          <table:table-cell office:value-type="float" office:value="170.96" calcext:value-type="float">
            <text:p>170.9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177" calcext:value-type="float">
            <text:p>42.177</text:p>
          </table:table-cell>
          <table:table-cell/>
          <table:table-cell office:value-type="float" office:value="-1.53" calcext:value-type="float">
            <text:p>-1.53</text:p>
          </table:table-cell>
          <table:table-cell office:value-type="float" office:value="31.83" calcext:value-type="float">
            <text:p>31.83</text:p>
          </table:table-cell>
          <table:table-cell office:value-type="float" office:value="1087.22" calcext:value-type="float">
            <text:p>1087.22</text:p>
          </table:table-cell>
          <table:table-cell office:value-type="float" office:value="5.51" calcext:value-type="float">
            <text:p>5.51</text:p>
          </table:table-cell>
          <table:table-cell office:value-type="float" office:value="4.31" calcext:value-type="float">
            <text:p>4.31</text:p>
          </table:table-cell>
          <table:table-cell office:value-type="float" office:value="170.53" calcext:value-type="float">
            <text:p>170.5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223" calcext:value-type="float">
            <text:p>42.223</text:p>
          </table:table-cell>
          <table:table-cell/>
          <table:table-cell office:value-type="float" office:value="-1.53" calcext:value-type="float">
            <text:p>-1.53</text:p>
          </table:table-cell>
          <table:table-cell office:value-type="float" office:value="31.67" calcext:value-type="float">
            <text:p>31.67</text:p>
          </table:table-cell>
          <table:table-cell office:value-type="float" office:value="1088.1" calcext:value-type="float">
            <text:p>1088.1</text:p>
          </table:table-cell>
          <table:table-cell office:value-type="float" office:value="6.38" calcext:value-type="float">
            <text:p>6.38</text:p>
          </table:table-cell>
          <table:table-cell office:value-type="float" office:value="2.44" calcext:value-type="float">
            <text:p>2.44</text:p>
          </table:table-cell>
          <table:table-cell office:value-type="float" office:value="-174.35" calcext:value-type="float">
            <text:p>-174.3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275" calcext:value-type="float">
            <text:p>42.275</text:p>
          </table:table-cell>
          <table:table-cell/>
          <table:table-cell office:value-type="float" office:value="-1.5" calcext:value-type="float">
            <text:p>-1.5</text:p>
          </table:table-cell>
          <table:table-cell office:value-type="float" office:value="31.37" calcext:value-type="float">
            <text:p>31.37</text:p>
          </table:table-cell>
          <table:table-cell office:value-type="float" office:value="1089.18" calcext:value-type="float">
            <text:p>1089.18</text:p>
          </table:table-cell>
          <table:table-cell office:value-type="float" office:value="6.01" calcext:value-type="float">
            <text:p>6.01</text:p>
          </table:table-cell>
          <table:table-cell office:value-type="float" office:value="1.11" calcext:value-type="float">
            <text:p>1.11</text:p>
          </table:table-cell>
          <table:table-cell office:value-type="float" office:value="168.7" calcext:value-type="float">
            <text:p>168.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321" calcext:value-type="float">
            <text:p>42.321</text:p>
          </table:table-cell>
          <table:table-cell/>
          <table:table-cell office:value-type="float" office:value="-1.4" calcext:value-type="float">
            <text:p>-1.4</text:p>
          </table:table-cell>
          <table:table-cell office:value-type="float" office:value="31.86" calcext:value-type="float">
            <text:p>31.86</text:p>
          </table:table-cell>
          <table:table-cell office:value-type="float" office:value="1089.99" calcext:value-type="float">
            <text:p>1089.99</text:p>
          </table:table-cell>
          <table:table-cell office:value-type="float" office:value="5.94" calcext:value-type="float">
            <text:p>5.94</text:p>
          </table:table-cell>
          <table:table-cell office:value-type="float" office:value="5.62" calcext:value-type="float">
            <text:p>5.62</text:p>
          </table:table-cell>
          <table:table-cell office:value-type="float" office:value="-177.8" calcext:value-type="float">
            <text:p>-177.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372" calcext:value-type="float">
            <text:p>42.372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32.2" calcext:value-type="float">
            <text:p>32.2</text:p>
          </table:table-cell>
          <table:table-cell office:value-type="float" office:value="1090.32" calcext:value-type="float">
            <text:p>1090.32</text:p>
          </table:table-cell>
          <table:table-cell office:value-type="float" office:value="5.34" calcext:value-type="float">
            <text:p>5.34</text:p>
          </table:table-cell>
          <table:table-cell office:value-type="float" office:value="-1.42" calcext:value-type="float">
            <text:p>-1.42</text:p>
          </table:table-cell>
          <table:table-cell office:value-type="float" office:value="-178.81" calcext:value-type="float">
            <text:p>-178.8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42" calcext:value-type="float">
            <text:p>42.42</text:p>
          </table:table-cell>
          <table:table-cell/>
          <table:table-cell office:value-type="float" office:value="-1.36" calcext:value-type="float">
            <text:p>-1.36</text:p>
          </table:table-cell>
          <table:table-cell office:value-type="float" office:value="32.21" calcext:value-type="float">
            <text:p>32.21</text:p>
          </table:table-cell>
          <table:table-cell office:value-type="float" office:value="1095.83" calcext:value-type="float">
            <text:p>1095.83</text:p>
          </table:table-cell>
          <table:table-cell office:value-type="float" office:value="5.76" calcext:value-type="float">
            <text:p>5.76</text:p>
          </table:table-cell>
          <table:table-cell office:value-type="float" office:value="1.5" calcext:value-type="float">
            <text:p>1.5</text:p>
          </table:table-cell>
          <table:table-cell office:value-type="float" office:value="-177.1" calcext:value-type="float">
            <text:p>-177.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42" calcext:value-type="float">
            <text:p>42.42</text:p>
          </table:table-cell>
          <table:table-cell/>
          <table:table-cell office:value-type="float" office:value="442.11" calcext:value-type="float">
            <text:p>442.11</text:p>
          </table:table-cell>
          <table:table-cell office:value-type="float" office:value="701" calcext:value-type="float">
            <text:p>701</text:p>
          </table:table-cell>
          <table:table-cell office:value-type="float" office:value="2711.14" calcext:value-type="float">
            <text:p>2711.14</text:p>
          </table:table-cell>
          <table:table-cell office:value-type="float" office:value="7.21" calcext:value-type="float">
            <text:p>7.21</text:p>
          </table:table-cell>
          <table:table-cell office:value-type="float" office:value="3.03" calcext:value-type="float">
            <text:p>3.03</text:p>
          </table:table-cell>
          <table:table-cell office:value-type="float" office:value="-129.71" calcext:value-type="float">
            <text:p>-129.7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48" calcext:value-type="float">
            <text:p>42.48</text:p>
          </table:table-cell>
          <table:table-cell/>
          <table:table-cell office:value-type="float" office:value="-0.66" calcext:value-type="float">
            <text:p>-0.66</text:p>
          </table:table-cell>
          <table:table-cell office:value-type="float" office:value="31.99" calcext:value-type="float">
            <text:p>31.99</text:p>
          </table:table-cell>
          <table:table-cell office:value-type="float" office:value="1082.08" calcext:value-type="float">
            <text:p>1082.08</text:p>
          </table:table-cell>
          <table:table-cell office:value-type="float" office:value="5.66" calcext:value-type="float">
            <text:p>5.66</text:p>
          </table:table-cell>
          <table:table-cell office:value-type="float" office:value="0.52" calcext:value-type="float">
            <text:p>0.52</text:p>
          </table:table-cell>
          <table:table-cell office:value-type="float" office:value="168.22" calcext:value-type="float">
            <text:p>168.2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545" calcext:value-type="float">
            <text:p>42.545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32.41" calcext:value-type="float">
            <text:p>32.41</text:p>
          </table:table-cell>
          <table:table-cell office:value-type="float" office:value="1090.66" calcext:value-type="float">
            <text:p>1090.66</text:p>
          </table:table-cell>
          <table:table-cell office:value-type="float" office:value="5.26" calcext:value-type="float">
            <text:p>5.26</text:p>
          </table:table-cell>
          <table:table-cell office:value-type="float" office:value="1.07" calcext:value-type="float">
            <text:p>1.07</text:p>
          </table:table-cell>
          <table:table-cell office:value-type="float" office:value="168.66" calcext:value-type="float">
            <text:p>168.6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62" calcext:value-type="float">
            <text:p>42.62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31.43" calcext:value-type="float">
            <text:p>31.43</text:p>
          </table:table-cell>
          <table:table-cell office:value-type="float" office:value="1089.56" calcext:value-type="float">
            <text:p>1089.56</text:p>
          </table:table-cell>
          <table:table-cell office:value-type="float" office:value="5.11" calcext:value-type="float">
            <text:p>5.11</text:p>
          </table:table-cell>
          <table:table-cell office:value-type="float" office:value="6.55" calcext:value-type="float">
            <text:p>6.55</text:p>
          </table:table-cell>
          <table:table-cell office:value-type="float" office:value="173.99" calcext:value-type="float">
            <text:p>173.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62" calcext:value-type="float">
            <text:p>42.62</text:p>
          </table:table-cell>
          <table:table-cell/>
          <table:table-cell office:value-type="float" office:value="454.29" calcext:value-type="float">
            <text:p>454.29</text:p>
          </table:table-cell>
          <table:table-cell office:value-type="float" office:value="716.51" calcext:value-type="float">
            <text:p>716.51</text:p>
          </table:table-cell>
          <table:table-cell office:value-type="float" office:value="2772.82" calcext:value-type="float">
            <text:p>2772.82</text:p>
          </table:table-cell>
          <table:table-cell office:value-type="float" office:value="5.81" calcext:value-type="float">
            <text:p>5.81</text:p>
          </table:table-cell>
          <table:table-cell office:value-type="float" office:value="5.37" calcext:value-type="float">
            <text:p>5.37</text:p>
          </table:table-cell>
          <table:table-cell office:value-type="float" office:value="-128.95" calcext:value-type="float">
            <text:p>-128.9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685" calcext:value-type="float">
            <text:p>42.685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32.21" calcext:value-type="float">
            <text:p>32.21</text:p>
          </table:table-cell>
          <table:table-cell office:value-type="float" office:value="1095.91" calcext:value-type="float">
            <text:p>1095.91</text:p>
          </table:table-cell>
          <table:table-cell office:value-type="float" office:value="5.76" calcext:value-type="float">
            <text:p>5.76</text:p>
          </table:table-cell>
          <table:table-cell office:value-type="float" office:value="1.63" calcext:value-type="float">
            <text:p>1.63</text:p>
          </table:table-cell>
          <table:table-cell office:value-type="float" office:value="-177.14" calcext:value-type="float">
            <text:p>-177.1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31.99" calcext:value-type="float">
            <text:p>31.99</text:p>
          </table:table-cell>
          <table:table-cell office:value-type="float" office:value="1082.17" calcext:value-type="float">
            <text:p>1082.17</text:p>
          </table:table-cell>
          <table:table-cell office:value-type="float" office:value="5.66" calcext:value-type="float">
            <text:p>5.66</text:p>
          </table:table-cell>
          <table:table-cell office:value-type="float" office:value="0.57" calcext:value-type="float">
            <text:p>0.57</text:p>
          </table:table-cell>
          <table:table-cell office:value-type="float" office:value="168.24" calcext:value-type="float">
            <text:p>168.2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813" calcext:value-type="float">
            <text:p>42.813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31.65" calcext:value-type="float">
            <text:p>31.65</text:p>
          </table:table-cell>
          <table:table-cell office:value-type="float" office:value="1081.82" calcext:value-type="float">
            <text:p>1081.82</text:p>
          </table:table-cell>
          <table:table-cell office:value-type="float" office:value="5.54" calcext:value-type="float">
            <text:p>5.54</text:p>
          </table:table-cell>
          <table:table-cell office:value-type="float" office:value="1.61" calcext:value-type="float">
            <text:p>1.61</text:p>
          </table:table-cell>
          <table:table-cell office:value-type="float" office:value="168.14" calcext:value-type="float">
            <text:p>168.1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874" calcext:value-type="float">
            <text:p>42.8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.84" calcext:value-type="float">
            <text:p>30.84</text:p>
          </table:table-cell>
          <table:table-cell office:value-type="float" office:value="1082.91" calcext:value-type="float">
            <text:p>1082.91</text:p>
          </table:table-cell>
          <table:table-cell office:value-type="float" office:value="5.27" calcext:value-type="float">
            <text:p>5.27</text:p>
          </table:table-cell>
          <table:table-cell office:value-type="float" office:value="-0.67" calcext:value-type="float">
            <text:p>-0.67</text:p>
          </table:table-cell>
          <table:table-cell office:value-type="float" office:value="166.19" calcext:value-type="float">
            <text:p>166.1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922" calcext:value-type="float">
            <text:p>42.922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30.75" calcext:value-type="float">
            <text:p>30.75</text:p>
          </table:table-cell>
          <table:table-cell office:value-type="float" office:value="1094.96" calcext:value-type="float">
            <text:p>1094.96</text:p>
          </table:table-cell>
          <table:table-cell office:value-type="float" office:value="5.54" calcext:value-type="float">
            <text:p>5.54</text:p>
          </table:table-cell>
          <table:table-cell office:value-type="float" office:value="3.03" calcext:value-type="float">
            <text:p>3.03</text:p>
          </table:table-cell>
          <table:table-cell office:value-type="float" office:value="173.16" calcext:value-type="float">
            <text:p>173.1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.974" calcext:value-type="float">
            <text:p>42.974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30.75" calcext:value-type="float">
            <text:p>30.75</text:p>
          </table:table-cell>
          <table:table-cell office:value-type="float" office:value="1094.96" calcext:value-type="float">
            <text:p>1094.96</text:p>
          </table:table-cell>
          <table:table-cell office:value-type="float" office:value="5.54" calcext:value-type="float">
            <text:p>5.54</text:p>
          </table:table-cell>
          <table:table-cell office:value-type="float" office:value="3.03" calcext:value-type="float">
            <text:p>3.03</text:p>
          </table:table-cell>
          <table:table-cell office:value-type="float" office:value="173.16" calcext:value-type="float">
            <text:p>173.1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022" calcext:value-type="float">
            <text:p>43.022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9.99" calcext:value-type="float">
            <text:p>29.99</text:p>
          </table:table-cell>
          <table:table-cell office:value-type="float" office:value="1076.61" calcext:value-type="float">
            <text:p>1076.61</text:p>
          </table:table-cell>
          <table:table-cell office:value-type="float" office:value="5.19" calcext:value-type="float">
            <text:p>5.19</text:p>
          </table:table-cell>
          <table:table-cell office:value-type="float" office:value="1.13" calcext:value-type="float">
            <text:p>1.13</text:p>
          </table:table-cell>
          <table:table-cell office:value-type="float" office:value="165.07" calcext:value-type="float">
            <text:p>165.0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071" calcext:value-type="float">
            <text:p>43.071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30.04" calcext:value-type="float">
            <text:p>30.04</text:p>
          </table:table-cell>
          <table:table-cell office:value-type="float" office:value="1083.18" calcext:value-type="float">
            <text:p>1083.18</text:p>
          </table:table-cell>
          <table:table-cell office:value-type="float" office:value="4.8" calcext:value-type="float">
            <text:p>4.8</text:p>
          </table:table-cell>
          <table:table-cell office:value-type="float" office:value="1.48" calcext:value-type="float">
            <text:p>1.48</text:p>
          </table:table-cell>
          <table:table-cell office:value-type="float" office:value="168.18" calcext:value-type="float">
            <text:p>168.1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118" calcext:value-type="float">
            <text:p>43.118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30.43" calcext:value-type="float">
            <text:p>30.43</text:p>
          </table:table-cell>
          <table:table-cell office:value-type="float" office:value="1090.78" calcext:value-type="float">
            <text:p>1090.78</text:p>
          </table:table-cell>
          <table:table-cell office:value-type="float" office:value="5.26" calcext:value-type="float">
            <text:p>5.26</text:p>
          </table:table-cell>
          <table:table-cell office:value-type="float" office:value="1.06" calcext:value-type="float">
            <text:p>1.06</text:p>
          </table:table-cell>
          <table:table-cell office:value-type="float" office:value="168.75" calcext:value-type="float">
            <text:p>168.7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17" calcext:value-type="float">
            <text:p>43.17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29.66" calcext:value-type="float">
            <text:p>29.66</text:p>
          </table:table-cell>
          <table:table-cell office:value-type="float" office:value="1082.37" calcext:value-type="float">
            <text:p>1082.37</text:p>
          </table:table-cell>
          <table:table-cell office:value-type="float" office:value="5.64" calcext:value-type="float">
            <text:p>5.64</text:p>
          </table:table-cell>
          <table:table-cell office:value-type="float" office:value="0.85" calcext:value-type="float">
            <text:p>0.85</text:p>
          </table:table-cell>
          <table:table-cell office:value-type="float" office:value="164.78" calcext:value-type="float">
            <text:p>164.7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211" calcext:value-type="float">
            <text:p>43.211</text:p>
          </table:table-cell>
          <table:table-cell/>
          <table:table-cell office:value-type="float" office:value="-1.17" calcext:value-type="float">
            <text:p>-1.17</text:p>
          </table:table-cell>
          <table:table-cell office:value-type="float" office:value="29.76" calcext:value-type="float">
            <text:p>29.76</text:p>
          </table:table-cell>
          <table:table-cell office:value-type="float" office:value="1090.7" calcext:value-type="float">
            <text:p>1090.7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office:value-type="float" office:value="168.75" calcext:value-type="float">
            <text:p>168.7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258" calcext:value-type="float">
            <text:p>43.258</text:p>
          </table:table-cell>
          <table:table-cell/>
          <table:table-cell office:value-type="float" office:value="-1.46" calcext:value-type="float">
            <text:p>-1.46</text:p>
          </table:table-cell>
          <table:table-cell office:value-type="float" office:value="29.48" calcext:value-type="float">
            <text:p>29.48</text:p>
          </table:table-cell>
          <table:table-cell office:value-type="float" office:value="1076.04" calcext:value-type="float">
            <text:p>1076.04</text:p>
          </table:table-cell>
          <table:table-cell office:value-type="float" office:value="5.63" calcext:value-type="float">
            <text:p>5.63</text:p>
          </table:table-cell>
          <table:table-cell office:value-type="float" office:value="-0.5" calcext:value-type="float">
            <text:p>-0.5</text:p>
          </table:table-cell>
          <table:table-cell office:value-type="float" office:value="163.47" calcext:value-type="float">
            <text:p>163.4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303" calcext:value-type="float">
            <text:p>43.303</text:p>
          </table:table-cell>
          <table:table-cell/>
          <table:table-cell office:value-type="float" office:value="-1.98" calcext:value-type="float">
            <text:p>-1.98</text:p>
          </table:table-cell>
          <table:table-cell office:value-type="float" office:value="29.36" calcext:value-type="float">
            <text:p>29.36</text:p>
          </table:table-cell>
          <table:table-cell office:value-type="float" office:value="1082.06" calcext:value-type="float">
            <text:p>1082.06</text:p>
          </table:table-cell>
          <table:table-cell office:value-type="float" office:value="5.66" calcext:value-type="float">
            <text:p>5.66</text:p>
          </table:table-cell>
          <table:table-cell office:value-type="float" office:value="0.42" calcext:value-type="float">
            <text:p>0.42</text:p>
          </table:table-cell>
          <table:table-cell office:value-type="float" office:value="168.3" calcext:value-type="float">
            <text:p>168.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351" calcext:value-type="float">
            <text:p>43.351</text:p>
          </table:table-cell>
          <table:table-cell/>
          <table:table-cell office:value-type="float" office:value="-3.08" calcext:value-type="float">
            <text:p>-3.08</text:p>
          </table:table-cell>
          <table:table-cell office:value-type="float" office:value="29.22" calcext:value-type="float">
            <text:p>29.22</text:p>
          </table:table-cell>
          <table:table-cell office:value-type="float" office:value="1091.39" calcext:value-type="float">
            <text:p>1091.39</text:p>
          </table:table-cell>
          <table:table-cell office:value-type="float" office:value="6.34" calcext:value-type="float">
            <text:p>6.34</text:p>
          </table:table-cell>
          <table:table-cell office:value-type="float" office:value="-8.25" calcext:value-type="float">
            <text:p>-8.25</text:p>
          </table:table-cell>
          <table:table-cell office:value-type="float" office:value="178.6" calcext:value-type="float">
            <text:p>178.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351" calcext:value-type="float">
            <text:p>43.351</text:p>
          </table:table-cell>
          <table:table-cell/>
          <table:table-cell office:value-type="float" office:value="451.43" calcext:value-type="float">
            <text:p>451.43</text:p>
          </table:table-cell>
          <table:table-cell office:value-type="float" office:value="716.87" calcext:value-type="float">
            <text:p>716.87</text:p>
          </table:table-cell>
          <table:table-cell office:value-type="float" office:value="2770.87" calcext:value-type="float">
            <text:p>2770.87</text:p>
          </table:table-cell>
          <table:table-cell office:value-type="float" office:value="5.8" calcext:value-type="float">
            <text:p>5.8</text:p>
          </table:table-cell>
          <table:table-cell office:value-type="float" office:value="5.32" calcext:value-type="float">
            <text:p>5.32</text:p>
          </table:table-cell>
          <table:table-cell office:value-type="float" office:value="-128.95" calcext:value-type="float">
            <text:p>-128.9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396" calcext:value-type="float">
            <text:p>43.396</text:p>
          </table:table-cell>
          <table:table-cell/>
          <table:table-cell office:value-type="float" office:value="-4.59" calcext:value-type="float">
            <text:p>-4.59</text:p>
          </table:table-cell>
          <table:table-cell office:value-type="float" office:value="28.77" calcext:value-type="float">
            <text:p>28.77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7.02" calcext:value-type="float">
            <text:p>7.02</text:p>
          </table:table-cell>
          <table:table-cell office:value-type="float" office:value="-5.64" calcext:value-type="float">
            <text:p>-5.64</text:p>
          </table:table-cell>
          <table:table-cell office:value-type="float" office:value="174.47" calcext:value-type="float">
            <text:p>174.4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445" calcext:value-type="float">
            <text:p>43.445</text:p>
          </table:table-cell>
          <table:table-cell/>
          <table:table-cell office:value-type="float" office:value="-6.27" calcext:value-type="float">
            <text:p>-6.27</text:p>
          </table:table-cell>
          <table:table-cell office:value-type="float" office:value="27.8" calcext:value-type="float">
            <text:p>27.8</text:p>
          </table:table-cell>
          <table:table-cell office:value-type="float" office:value="1079.91" calcext:value-type="float">
            <text:p>1079.91</text:p>
          </table:table-cell>
          <table:table-cell office:value-type="float" office:value="5.93" calcext:value-type="float">
            <text:p>5.93</text:p>
          </table:table-cell>
          <table:table-cell office:value-type="float" office:value="2.59" calcext:value-type="float">
            <text:p>2.59</text:p>
          </table:table-cell>
          <table:table-cell office:value-type="float" office:value="166.27" calcext:value-type="float">
            <text:p>166.2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493" calcext:value-type="float">
            <text:p>43.493</text:p>
          </table:table-cell>
          <table:table-cell/>
          <table:table-cell office:value-type="float" office:value="-7.12" calcext:value-type="float">
            <text:p>-7.12</text:p>
          </table:table-cell>
          <table:table-cell office:value-type="float" office:value="27.69" calcext:value-type="float">
            <text:p>27.69</text:p>
          </table:table-cell>
          <table:table-cell office:value-type="float" office:value="1087.25" calcext:value-type="float">
            <text:p>1087.25</text:p>
          </table:table-cell>
          <table:table-cell office:value-type="float" office:value="6.77" calcext:value-type="float">
            <text:p>6.77</text:p>
          </table:table-cell>
          <table:table-cell office:value-type="float" office:value="0.92" calcext:value-type="float">
            <text:p>0.92</text:p>
          </table:table-cell>
          <table:table-cell office:value-type="float" office:value="168.75" calcext:value-type="float">
            <text:p>168.7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544" calcext:value-type="float">
            <text:p>43.544</text:p>
          </table:table-cell>
          <table:table-cell/>
          <table:table-cell office:value-type="float" office:value="-7.76" calcext:value-type="float">
            <text:p>-7.76</text:p>
          </table:table-cell>
          <table:table-cell office:value-type="float" office:value="29.14" calcext:value-type="float">
            <text:p>29.14</text:p>
          </table:table-cell>
          <table:table-cell office:value-type="float" office:value="1086.59" calcext:value-type="float">
            <text:p>1086.59</text:p>
          </table:table-cell>
          <table:table-cell office:value-type="float" office:value="7.22" calcext:value-type="float">
            <text:p>7.22</text:p>
          </table:table-cell>
          <table:table-cell office:value-type="float" office:value="-1.12" calcext:value-type="float">
            <text:p>-1.12</text:p>
          </table:table-cell>
          <table:table-cell office:value-type="float" office:value="166.57" calcext:value-type="float">
            <text:p>166.5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544" calcext:value-type="float">
            <text:p>43.544</text:p>
          </table:table-cell>
          <table:table-cell/>
          <table:table-cell office:value-type="float" office:value="436.28" calcext:value-type="float">
            <text:p>436.28</text:p>
          </table:table-cell>
          <table:table-cell office:value-type="float" office:value="691.52" calcext:value-type="float">
            <text:p>691.52</text:p>
          </table:table-cell>
          <table:table-cell office:value-type="float" office:value="2672.86" calcext:value-type="float">
            <text:p>2672.86</text:p>
          </table:table-cell>
          <table:table-cell office:value-type="float" office:value="6.03" calcext:value-type="float">
            <text:p>6.03</text:p>
          </table:table-cell>
          <table:table-cell office:value-type="float" office:value="3.42" calcext:value-type="float">
            <text:p>3.42</text:p>
          </table:table-cell>
          <table:table-cell office:value-type="float" office:value="-128.21" calcext:value-type="float">
            <text:p>-128.2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593" calcext:value-type="float">
            <text:p>43.593</text:p>
          </table:table-cell>
          <table:table-cell/>
          <table:table-cell office:value-type="float" office:value="-7.92" calcext:value-type="float">
            <text:p>-7.92</text:p>
          </table:table-cell>
          <table:table-cell office:value-type="float" office:value="31.64" calcext:value-type="float">
            <text:p>31.64</text:p>
          </table:table-cell>
          <table:table-cell office:value-type="float" office:value="1079.43" calcext:value-type="float">
            <text:p>1079.43</text:p>
          </table:table-cell>
          <table:table-cell office:value-type="float" office:value="6.72" calcext:value-type="float">
            <text:p>6.72</text:p>
          </table:table-cell>
          <table:table-cell office:value-type="float" office:value="0.33" calcext:value-type="float">
            <text:p>0.33</text:p>
          </table:table-cell>
          <table:table-cell office:value-type="float" office:value="-169.49" calcext:value-type="float">
            <text:p>-169.4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641" calcext:value-type="float">
            <text:p>43.641</text:p>
          </table:table-cell>
          <table:table-cell/>
          <table:table-cell office:value-type="float" office:value="-7.09" calcext:value-type="float">
            <text:p>-7.09</text:p>
          </table:table-cell>
          <table:table-cell office:value-type="float" office:value="32.14" calcext:value-type="float">
            <text:p>32.14</text:p>
          </table:table-cell>
          <table:table-cell office:value-type="float" office:value="1086.06" calcext:value-type="float">
            <text:p>1086.06</text:p>
          </table:table-cell>
          <table:table-cell office:value-type="float" office:value="7.27" calcext:value-type="float">
            <text:p>7.27</text:p>
          </table:table-cell>
          <table:table-cell office:value-type="float" office:value="-2.44" calcext:value-type="float">
            <text:p>-2.44</text:p>
          </table:table-cell>
          <table:table-cell office:value-type="float" office:value="170.9" calcext:value-type="float">
            <text:p>170.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689" calcext:value-type="float">
            <text:p>43.689</text:p>
          </table:table-cell>
          <table:table-cell/>
          <table:table-cell office:value-type="float" office:value="-5.25" calcext:value-type="float">
            <text:p>-5.25</text:p>
          </table:table-cell>
          <table:table-cell office:value-type="float" office:value="30.69" calcext:value-type="float">
            <text:p>30.69</text:p>
          </table:table-cell>
          <table:table-cell office:value-type="float" office:value="1077.71" calcext:value-type="float">
            <text:p>1077.71</text:p>
          </table:table-cell>
          <table:table-cell office:value-type="float" office:value="7.41" calcext:value-type="float">
            <text:p>7.41</text:p>
          </table:table-cell>
          <table:table-cell office:value-type="float" office:value="0.09" calcext:value-type="float">
            <text:p>0.09</text:p>
          </table:table-cell>
          <table:table-cell office:value-type="float" office:value="166.06" calcext:value-type="float">
            <text:p>166.0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74" calcext:value-type="float">
            <text:p>43.74</text:p>
          </table:table-cell>
          <table:table-cell/>
          <table:table-cell office:value-type="float" office:value="-3.27" calcext:value-type="float">
            <text:p>-3.27</text:p>
          </table:table-cell>
          <table:table-cell office:value-type="float" office:value="29.72" calcext:value-type="float">
            <text:p>29.72</text:p>
          </table:table-cell>
          <table:table-cell office:value-type="float" office:value="1078.02" calcext:value-type="float">
            <text:p>1078.02</text:p>
          </table:table-cell>
          <table:table-cell office:value-type="float" office:value="7.51" calcext:value-type="float">
            <text:p>7.51</text:p>
          </table:table-cell>
          <table:table-cell office:value-type="float" office:value="-0.56" calcext:value-type="float">
            <text:p>-0.56</text:p>
          </table:table-cell>
          <table:table-cell office:value-type="float" office:value="166.2" calcext:value-type="float">
            <text:p>166.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79" calcext:value-type="float">
            <text:p>43.79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29.47" calcext:value-type="float">
            <text:p>29.47</text:p>
          </table:table-cell>
          <table:table-cell office:value-type="float" office:value="1087.57" calcext:value-type="float">
            <text:p>1087.57</text:p>
          </table:table-cell>
          <table:table-cell office:value-type="float" office:value="6.84" calcext:value-type="float">
            <text:p>6.84</text:p>
          </table:table-cell>
          <table:table-cell office:value-type="float" office:value="-1.25" calcext:value-type="float">
            <text:p>-1.25</text:p>
          </table:table-cell>
          <table:table-cell office:value-type="float" office:value="-178.79" calcext:value-type="float">
            <text:p>-178.7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837" calcext:value-type="float">
            <text:p>43.837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30.41" calcext:value-type="float">
            <text:p>30.41</text:p>
          </table:table-cell>
          <table:table-cell office:value-type="float" office:value="1068.03" calcext:value-type="float">
            <text:p>1068.03</text:p>
          </table:table-cell>
          <table:table-cell office:value-type="float" office:value="5.95" calcext:value-type="float">
            <text:p>5.95</text:p>
          </table:table-cell>
          <table:table-cell office:value-type="float" office:value="-0.29" calcext:value-type="float">
            <text:p>-0.29</text:p>
          </table:table-cell>
          <table:table-cell office:value-type="float" office:value="166.38" calcext:value-type="float">
            <text:p>166.3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885" calcext:value-type="float">
            <text:p>43.885</text:p>
          </table:table-cell>
          <table:table-cell/>
          <table:table-cell office:value-type="float" office:value="17.81" calcext:value-type="float">
            <text:p>17.81</text:p>
          </table:table-cell>
          <table:table-cell office:value-type="float" office:value="33.38" calcext:value-type="float">
            <text:p>33.38</text:p>
          </table:table-cell>
          <table:table-cell office:value-type="float" office:value="1067.8" calcext:value-type="float">
            <text:p>1067.8</text:p>
          </table:table-cell>
          <table:table-cell office:value-type="float" office:value="5.43" calcext:value-type="float">
            <text:p>5.43</text:p>
          </table:table-cell>
          <table:table-cell office:value-type="float" office:value="3.9" calcext:value-type="float">
            <text:p>3.9</text:p>
          </table:table-cell>
          <table:table-cell office:value-type="float" office:value="-170.99" calcext:value-type="float">
            <text:p>-170.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934" calcext:value-type="float">
            <text:p>43.934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34.72" calcext:value-type="float">
            <text:p>34.72</text:p>
          </table:table-cell>
          <table:table-cell office:value-type="float" office:value="1069.18" calcext:value-type="float">
            <text:p>1069.18</text:p>
          </table:table-cell>
          <table:table-cell office:value-type="float" office:value="5.54" calcext:value-type="float">
            <text:p>5.54</text:p>
          </table:table-cell>
          <table:table-cell office:value-type="float" office:value="-0.06" calcext:value-type="float">
            <text:p>-0.06</text:p>
          </table:table-cell>
          <table:table-cell office:value-type="float" office:value="-171.95" calcext:value-type="float">
            <text:p>-171.9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.982" calcext:value-type="float">
            <text:p>43.982</text:p>
          </table:table-cell>
          <table:table-cell/>
          <table:table-cell office:value-type="float" office:value="36.97" calcext:value-type="float">
            <text:p>36.97</text:p>
          </table:table-cell>
          <table:table-cell office:value-type="float" office:value="38.25" calcext:value-type="float">
            <text:p>38.25</text:p>
          </table:table-cell>
          <table:table-cell office:value-type="float" office:value="1063.68" calcext:value-type="float">
            <text:p>1063.68</text:p>
          </table:table-cell>
          <table:table-cell office:value-type="float" office:value="4.31" calcext:value-type="float">
            <text:p>4.31</text:p>
          </table:table-cell>
          <table:table-cell office:value-type="float" office:value="6.57" calcext:value-type="float">
            <text:p>6.57</text:p>
          </table:table-cell>
          <table:table-cell office:value-type="float" office:value="-172.11" calcext:value-type="float">
            <text:p>-172.1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03" calcext:value-type="float">
            <text:p>44.03</text:p>
          </table:table-cell>
          <table:table-cell/>
          <table:table-cell office:value-type="float" office:value="46.89" calcext:value-type="float">
            <text:p>46.89</text:p>
          </table:table-cell>
          <table:table-cell office:value-type="float" office:value="40.74" calcext:value-type="float">
            <text:p>40.74</text:p>
          </table:table-cell>
          <table:table-cell office:value-type="float" office:value="1058.52" calcext:value-type="float">
            <text:p>1058.52</text:p>
          </table:table-cell>
          <table:table-cell office:value-type="float" office:value="2.83" calcext:value-type="float">
            <text:p>2.83</text:p>
          </table:table-cell>
          <table:table-cell office:value-type="float" office:value="-5.45" calcext:value-type="float">
            <text:p>-5.45</text:p>
          </table:table-cell>
          <table:table-cell office:value-type="float" office:value="-179.39" calcext:value-type="float">
            <text:p>-179.3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082" calcext:value-type="float">
            <text:p>44.082</text:p>
          </table:table-cell>
          <table:table-cell/>
          <table:table-cell office:value-type="float" office:value="54.52" calcext:value-type="float">
            <text:p>54.52</text:p>
          </table:table-cell>
          <table:table-cell office:value-type="float" office:value="41.25" calcext:value-type="float">
            <text:p>41.25</text:p>
          </table:table-cell>
          <table:table-cell office:value-type="float" office:value="1061.52" calcext:value-type="float">
            <text:p>1061.52</text:p>
          </table:table-cell>
          <table:table-cell office:value-type="float" office:value="2.51" calcext:value-type="float">
            <text:p>2.51</text:p>
          </table:table-cell>
          <table:table-cell office:value-type="float" office:value="2.04" calcext:value-type="float">
            <text:p>2.04</text:p>
          </table:table-cell>
          <table:table-cell office:value-type="float" office:value="-173" calcext:value-type="float">
            <text:p>-17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141" calcext:value-type="float">
            <text:p>44.141</text:p>
          </table:table-cell>
          <table:table-cell/>
          <table:table-cell office:value-type="float" office:value="59.62" calcext:value-type="float">
            <text:p>59.62</text:p>
          </table:table-cell>
          <table:table-cell office:value-type="float" office:value="41.87" calcext:value-type="float">
            <text:p>41.87</text:p>
          </table:table-cell>
          <table:table-cell office:value-type="float" office:value="1060.95" calcext:value-type="float">
            <text:p>1060.95</text:p>
          </table:table-cell>
          <table:table-cell office:value-type="float" office:value="1.32" calcext:value-type="float">
            <text:p>1.32</text:p>
          </table:table-cell>
          <table:table-cell office:value-type="float" office:value="6.14" calcext:value-type="float">
            <text:p>6.14</text:p>
          </table:table-cell>
          <table:table-cell office:value-type="float" office:value="170.75" calcext:value-type="float">
            <text:p>170.7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189" calcext:value-type="float">
            <text:p>44.189</text:p>
          </table:table-cell>
          <table:table-cell/>
          <table:table-cell office:value-type="float" office:value="74.09" calcext:value-type="float">
            <text:p>74.09</text:p>
          </table:table-cell>
          <table:table-cell office:value-type="float" office:value="42.57" calcext:value-type="float">
            <text:p>42.57</text:p>
          </table:table-cell>
          <table:table-cell office:value-type="float" office:value="1057.9" calcext:value-type="float">
            <text:p>1057.9</text:p>
          </table:table-cell>
          <table:table-cell office:value-type="float" office:value="1.4" calcext:value-type="float">
            <text:p>1.4</text:p>
          </table:table-cell>
          <table:table-cell office:value-type="float" office:value="3.9" calcext:value-type="float">
            <text:p>3.9</text:p>
          </table:table-cell>
          <table:table-cell office:value-type="float" office:value="-174.37" calcext:value-type="float">
            <text:p>-174.3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238" calcext:value-type="float">
            <text:p>44.238</text:p>
          </table:table-cell>
          <table:table-cell/>
          <table:table-cell office:value-type="float" office:value="84.62" calcext:value-type="float">
            <text:p>84.62</text:p>
          </table:table-cell>
          <table:table-cell office:value-type="float" office:value="44.06" calcext:value-type="float">
            <text:p>44.06</text:p>
          </table:table-cell>
          <table:table-cell office:value-type="float" office:value="1069.58" calcext:value-type="float">
            <text:p>1069.58</text:p>
          </table:table-cell>
          <table:table-cell office:value-type="float" office:value="1.62" calcext:value-type="float">
            <text:p>1.62</text:p>
          </table:table-cell>
          <table:table-cell office:value-type="float" office:value="8.64" calcext:value-type="float">
            <text:p>8.64</text:p>
          </table:table-cell>
          <table:table-cell office:value-type="float" office:value="172.48" calcext:value-type="float">
            <text:p>172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285" calcext:value-type="float">
            <text:p>44.285</text:p>
          </table:table-cell>
          <table:table-cell/>
          <table:table-cell office:value-type="float" office:value="88.61" calcext:value-type="float">
            <text:p>88.61</text:p>
          </table:table-cell>
          <table:table-cell office:value-type="float" office:value="44.49" calcext:value-type="float">
            <text:p>44.49</text:p>
          </table:table-cell>
          <table:table-cell office:value-type="float" office:value="1064.18" calcext:value-type="float">
            <text:p>1064.18</text:p>
          </table:table-cell>
          <table:table-cell office:value-type="float" office:value="1.48" calcext:value-type="float">
            <text:p>1.48</text:p>
          </table:table-cell>
          <table:table-cell office:value-type="float" office:value="2.78" calcext:value-type="float">
            <text:p>2.78</text:p>
          </table:table-cell>
          <table:table-cell office:value-type="float" office:value="-171.71" calcext:value-type="float">
            <text:p>-171.7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335" calcext:value-type="float">
            <text:p>44.335</text:p>
          </table:table-cell>
          <table:table-cell/>
          <table:table-cell office:value-type="float" office:value="102.44" calcext:value-type="float">
            <text:p>102.44</text:p>
          </table:table-cell>
          <table:table-cell office:value-type="float" office:value="43.32" calcext:value-type="float">
            <text:p>43.32</text:p>
          </table:table-cell>
          <table:table-cell office:value-type="float" office:value="1071.15" calcext:value-type="float">
            <text:p>1071.15</text:p>
          </table:table-cell>
          <table:table-cell office:value-type="float" office:value="1.16" calcext:value-type="float">
            <text:p>1.16</text:p>
          </table:table-cell>
          <table:table-cell office:value-type="float" office:value="12.62" calcext:value-type="float">
            <text:p>12.62</text:p>
          </table:table-cell>
          <table:table-cell office:value-type="float" office:value="169.42" calcext:value-type="float">
            <text:p>169.4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383" calcext:value-type="float">
            <text:p>44.383</text:p>
          </table:table-cell>
          <table:table-cell/>
          <table:table-cell office:value-type="float" office:value="105.53" calcext:value-type="float">
            <text:p>105.53</text:p>
          </table:table-cell>
          <table:table-cell office:value-type="float" office:value="42.18" calcext:value-type="float">
            <text:p>42.18</text:p>
          </table:table-cell>
          <table:table-cell office:value-type="float" office:value="1062.83" calcext:value-type="float">
            <text:p>1062.83</text:p>
          </table:table-cell>
          <table:table-cell office:value-type="float" office:value="0.83" calcext:value-type="float">
            <text:p>0.83</text:p>
          </table:table-cell>
          <table:table-cell office:value-type="float" office:value="10.47" calcext:value-type="float">
            <text:p>10.47</text:p>
          </table:table-cell>
          <table:table-cell office:value-type="float" office:value="169.01" calcext:value-type="float">
            <text:p>169.0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432" calcext:value-type="float">
            <text:p>44.432</text:p>
          </table:table-cell>
          <table:table-cell/>
          <table:table-cell office:value-type="float" office:value="108.79" calcext:value-type="float">
            <text:p>108.79</text:p>
          </table:table-cell>
          <table:table-cell office:value-type="float" office:value="41.55" calcext:value-type="float">
            <text:p>41.55</text:p>
          </table:table-cell>
          <table:table-cell office:value-type="float" office:value="1063.12" calcext:value-type="float">
            <text:p>1063.12</text:p>
          </table:table-cell>
          <table:table-cell office:value-type="float" office:value="0.84" calcext:value-type="float">
            <text:p>0.84</text:p>
          </table:table-cell>
          <table:table-cell office:value-type="float" office:value="10.64" calcext:value-type="float">
            <text:p>10.64</text:p>
          </table:table-cell>
          <table:table-cell office:value-type="float" office:value="169.13" calcext:value-type="float">
            <text:p>169.1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478" calcext:value-type="float">
            <text:p>44.478</text:p>
          </table:table-cell>
          <table:table-cell/>
          <table:table-cell office:value-type="float" office:value="111.49" calcext:value-type="float">
            <text:p>111.49</text:p>
          </table:table-cell>
          <table:table-cell office:value-type="float" office:value="41.51" calcext:value-type="float">
            <text:p>41.51</text:p>
          </table:table-cell>
          <table:table-cell office:value-type="float" office:value="1064.36" calcext:value-type="float">
            <text:p>1064.36</text:p>
          </table:table-cell>
          <table:table-cell office:value-type="float" office:value="2.01" calcext:value-type="float">
            <text:p>2.01</text:p>
          </table:table-cell>
          <table:table-cell office:value-type="float" office:value="11.51" calcext:value-type="float">
            <text:p>11.51</text:p>
          </table:table-cell>
          <table:table-cell office:value-type="float" office:value="175.84" calcext:value-type="float">
            <text:p>175.8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526" calcext:value-type="float">
            <text:p>44.5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1.26" calcext:value-type="float">
            <text:p>41.26</text:p>
          </table:table-cell>
          <table:table-cell office:value-type="float" office:value="1064.19" calcext:value-type="float">
            <text:p>1064.19</text:p>
          </table:table-cell>
          <table:table-cell office:value-type="float" office:value="2.46" calcext:value-type="float">
            <text:p>2.46</text:p>
          </table:table-cell>
          <table:table-cell office:value-type="float" office:value="-1.45" calcext:value-type="float">
            <text:p>-1.45</text:p>
          </table:table-cell>
          <table:table-cell office:value-type="float" office:value="-177.5" calcext:value-type="float">
            <text:p>-177.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571" calcext:value-type="float">
            <text:p>44.571</text:p>
          </table:table-cell>
          <table:table-cell/>
          <table:table-cell office:value-type="float" office:value="118.26" calcext:value-type="float">
            <text:p>118.26</text:p>
          </table:table-cell>
          <table:table-cell office:value-type="float" office:value="41.29" calcext:value-type="float">
            <text:p>41.29</text:p>
          </table:table-cell>
          <table:table-cell office:value-type="float" office:value="1071.33" calcext:value-type="float">
            <text:p>1071.33</text:p>
          </table:table-cell>
          <table:table-cell office:value-type="float" office:value="2.4" calcext:value-type="float">
            <text:p>2.4</text:p>
          </table:table-cell>
          <table:table-cell office:value-type="float" office:value="10.74" calcext:value-type="float">
            <text:p>10.74</text:p>
          </table:table-cell>
          <table:table-cell office:value-type="float" office:value="174.25" calcext:value-type="float">
            <text:p>174.2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622" calcext:value-type="float">
            <text:p>44.622</text:p>
          </table:table-cell>
          <table:table-cell/>
          <table:table-cell office:value-type="float" office:value="120.23" calcext:value-type="float">
            <text:p>120.23</text:p>
          </table:table-cell>
          <table:table-cell office:value-type="float" office:value="40.01" calcext:value-type="float">
            <text:p>40.01</text:p>
          </table:table-cell>
          <table:table-cell office:value-type="float" office:value="1071.55" calcext:value-type="float">
            <text:p>1071.55</text:p>
          </table:table-cell>
          <table:table-cell office:value-type="float" office:value="2.41" calcext:value-type="float">
            <text:p>2.41</text:p>
          </table:table-cell>
          <table:table-cell office:value-type="float" office:value="10.83" calcext:value-type="float">
            <text:p>10.83</text:p>
          </table:table-cell>
          <table:table-cell office:value-type="float" office:value="174.44" calcext:value-type="float">
            <text:p>174.4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669" calcext:value-type="float">
            <text:p>44.669</text:p>
          </table:table-cell>
          <table:table-cell/>
          <table:table-cell office:value-type="float" office:value="117.81" calcext:value-type="float">
            <text:p>117.81</text:p>
          </table:table-cell>
          <table:table-cell office:value-type="float" office:value="38.34" calcext:value-type="float">
            <text:p>38.34</text:p>
          </table:table-cell>
          <table:table-cell office:value-type="float" office:value="1063.01" calcext:value-type="float">
            <text:p>1063.01</text:p>
          </table:table-cell>
          <table:table-cell office:value-type="float" office:value="2.38" calcext:value-type="float">
            <text:p>2.38</text:p>
          </table:table-cell>
          <table:table-cell office:value-type="float" office:value="11.15" calcext:value-type="float">
            <text:p>11.15</text:p>
          </table:table-cell>
          <table:table-cell office:value-type="float" office:value="169.8" calcext:value-type="float">
            <text:p>169.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718" calcext:value-type="float">
            <text:p>44.718</text:p>
          </table:table-cell>
          <table:table-cell/>
          <table:table-cell office:value-type="float" office:value="118.28" calcext:value-type="float">
            <text:p>118.28</text:p>
          </table:table-cell>
          <table:table-cell office:value-type="float" office:value="38.05" calcext:value-type="float">
            <text:p>38.05</text:p>
          </table:table-cell>
          <table:table-cell office:value-type="float" office:value="1071.6" calcext:value-type="float">
            <text:p>1071.6</text:p>
          </table:table-cell>
          <table:table-cell office:value-type="float" office:value="2.43" calcext:value-type="float">
            <text:p>2.43</text:p>
          </table:table-cell>
          <table:table-cell office:value-type="float" office:value="10.6" calcext:value-type="float">
            <text:p>10.6</text:p>
          </table:table-cell>
          <table:table-cell office:value-type="float" office:value="174.47" calcext:value-type="float">
            <text:p>174.4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767" calcext:value-type="float">
            <text:p>44.767</text:p>
          </table:table-cell>
          <table:table-cell/>
          <table:table-cell office:value-type="float" office:value="106.79" calcext:value-type="float">
            <text:p>106.79</text:p>
          </table:table-cell>
          <table:table-cell office:value-type="float" office:value="37.38" calcext:value-type="float">
            <text:p>37.38</text:p>
          </table:table-cell>
          <table:table-cell office:value-type="float" office:value="1069.72" calcext:value-type="float">
            <text:p>1069.72</text:p>
          </table:table-cell>
          <table:table-cell office:value-type="float" office:value="3.42" calcext:value-type="float">
            <text:p>3.42</text:p>
          </table:table-cell>
          <table:table-cell office:value-type="float" office:value="1.01" calcext:value-type="float">
            <text:p>1.01</text:p>
          </table:table-cell>
          <table:table-cell office:value-type="float" office:value="-177.47" calcext:value-type="float">
            <text:p>-177.4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816" calcext:value-type="float">
            <text:p>44.816</text:p>
          </table:table-cell>
          <table:table-cell/>
          <table:table-cell office:value-type="float" office:value="97.3" calcext:value-type="float">
            <text:p>97.3</text:p>
          </table:table-cell>
          <table:table-cell office:value-type="float" office:value="36.41" calcext:value-type="float">
            <text:p>36.41</text:p>
          </table:table-cell>
          <table:table-cell office:value-type="float" office:value="1069.4" calcext:value-type="float">
            <text:p>1069.4</text:p>
          </table:table-cell>
          <table:table-cell office:value-type="float" office:value="3.74" calcext:value-type="float">
            <text:p>3.74</text:p>
          </table:table-cell>
          <table:table-cell office:value-type="float" office:value="4.58" calcext:value-type="float">
            <text:p>4.58</text:p>
          </table:table-cell>
          <table:table-cell office:value-type="float" office:value="169.47" calcext:value-type="float">
            <text:p>169.4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861" calcext:value-type="float">
            <text:p>44.861</text:p>
          </table:table-cell>
          <table:table-cell/>
          <table:table-cell office:value-type="float" office:value="91.27" calcext:value-type="float">
            <text:p>91.27</text:p>
          </table:table-cell>
          <table:table-cell office:value-type="float" office:value="36.46" calcext:value-type="float">
            <text:p>36.46</text:p>
          </table:table-cell>
          <table:table-cell office:value-type="float" office:value="1071.05" calcext:value-type="float">
            <text:p>1071.05</text:p>
          </table:table-cell>
          <table:table-cell office:value-type="float" office:value="3.72" calcext:value-type="float">
            <text:p>3.72</text:p>
          </table:table-cell>
          <table:table-cell office:value-type="float" office:value="4.43" calcext:value-type="float">
            <text:p>4.43</text:p>
          </table:table-cell>
          <table:table-cell office:value-type="float" office:value="170.81" calcext:value-type="float">
            <text:p>170.8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91" calcext:value-type="float">
            <text:p>44.91</text:p>
          </table:table-cell>
          <table:table-cell/>
          <table:table-cell office:value-type="float" office:value="84.69" calcext:value-type="float">
            <text:p>84.69</text:p>
          </table:table-cell>
          <table:table-cell office:value-type="float" office:value="35.43" calcext:value-type="float">
            <text:p>35.43</text:p>
          </table:table-cell>
          <table:table-cell office:value-type="float" office:value="1077.55" calcext:value-type="float">
            <text:p>1077.55</text:p>
          </table:table-cell>
          <table:table-cell office:value-type="float" office:value="4.68" calcext:value-type="float">
            <text:p>4.68</text:p>
          </table:table-cell>
          <table:table-cell office:value-type="float" office:value="-2.3" calcext:value-type="float">
            <text:p>-2.3</text:p>
          </table:table-cell>
          <table:table-cell office:value-type="float" office:value="177.72" calcext:value-type="float">
            <text:p>177.7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.96" calcext:value-type="float">
            <text:p>44.96</text:p>
          </table:table-cell>
          <table:table-cell/>
          <table:table-cell office:value-type="float" office:value="76.61" calcext:value-type="float">
            <text:p>76.61</text:p>
          </table:table-cell>
          <table:table-cell office:value-type="float" office:value="34.05" calcext:value-type="float">
            <text:p>34.05</text:p>
          </table:table-cell>
          <table:table-cell office:value-type="float" office:value="1078.81" calcext:value-type="float">
            <text:p>1078.81</text:p>
          </table:table-cell>
          <table:table-cell office:value-type="float" office:value="5.51" calcext:value-type="float">
            <text:p>5.51</text:p>
          </table:table-cell>
          <table:table-cell office:value-type="float" office:value="11.5" calcext:value-type="float">
            <text:p>11.5</text:p>
          </table:table-cell>
          <table:table-cell office:value-type="float" office:value="-174.41" calcext:value-type="float">
            <text:p>-174.4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/>
          <table:table-cell office:value-type="float" office:value="67.09" calcext:value-type="float">
            <text:p>67.09</text:p>
          </table:table-cell>
          <table:table-cell office:value-type="float" office:value="32.4" calcext:value-type="float">
            <text:p>32.4</text:p>
          </table:table-cell>
          <table:table-cell office:value-type="float" office:value="1078.28" calcext:value-type="float">
            <text:p>1078.28</text:p>
          </table:table-cell>
          <table:table-cell office:value-type="float" office:value="7.02" calcext:value-type="float">
            <text:p>7.02</text:p>
          </table:table-cell>
          <table:table-cell office:value-type="float" office:value="-5.33" calcext:value-type="float">
            <text:p>-5.33</text:p>
          </table:table-cell>
          <table:table-cell office:value-type="float" office:value="169.09" calcext:value-type="float">
            <text:p>169.0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058" calcext:value-type="float">
            <text:p>45.058</text:p>
          </table:table-cell>
          <table:table-cell/>
          <table:table-cell office:value-type="float" office:value="62.04" calcext:value-type="float">
            <text:p>62.04</text:p>
          </table:table-cell>
          <table:table-cell office:value-type="float" office:value="32.18" calcext:value-type="float">
            <text:p>32.18</text:p>
          </table:table-cell>
          <table:table-cell office:value-type="float" office:value="1075.75" calcext:value-type="float">
            <text:p>1075.75</text:p>
          </table:table-cell>
          <table:table-cell office:value-type="float" office:value="7.42" calcext:value-type="float">
            <text:p>7.42</text:p>
          </table:table-cell>
          <table:table-cell office:value-type="float" office:value="-6.16" calcext:value-type="float">
            <text:p>-6.16</text:p>
          </table:table-cell>
          <table:table-cell office:value-type="float" office:value="171.48" calcext:value-type="float">
            <text:p>171.4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106" calcext:value-type="float">
            <text:p>45.106</text:p>
          </table:table-cell>
          <table:table-cell/>
          <table:table-cell office:value-type="float" office:value="51.58" calcext:value-type="float">
            <text:p>51.58</text:p>
          </table:table-cell>
          <table:table-cell office:value-type="float" office:value="31" calcext:value-type="float">
            <text:p>31</text:p>
          </table:table-cell>
          <table:table-cell office:value-type="float" office:value="1075.71" calcext:value-type="float">
            <text:p>1075.71</text:p>
          </table:table-cell>
          <table:table-cell office:value-type="float" office:value="7.81" calcext:value-type="float">
            <text:p>7.81</text:p>
          </table:table-cell>
          <table:table-cell office:value-type="float" office:value="-6.41" calcext:value-type="float">
            <text:p>-6.41</text:p>
          </table:table-cell>
          <table:table-cell office:value-type="float" office:value="169.09" calcext:value-type="float">
            <text:p>169.0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152" calcext:value-type="float">
            <text:p>45.152</text:p>
          </table:table-cell>
          <table:table-cell/>
          <table:table-cell office:value-type="float" office:value="46.14" calcext:value-type="float">
            <text:p>46.14</text:p>
          </table:table-cell>
          <table:table-cell office:value-type="float" office:value="30.84" calcext:value-type="float">
            <text:p>30.84</text:p>
          </table:table-cell>
          <table:table-cell office:value-type="float" office:value="1075.12" calcext:value-type="float">
            <text:p>1075.12</text:p>
          </table:table-cell>
          <table:table-cell office:value-type="float" office:value="7.35" calcext:value-type="float">
            <text:p>7.35</text:p>
          </table:table-cell>
          <table:table-cell office:value-type="float" office:value="-4.12" calcext:value-type="float">
            <text:p>-4.12</text:p>
          </table:table-cell>
          <table:table-cell office:value-type="float" office:value="171.43" calcext:value-type="float">
            <text:p>171.4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202" calcext:value-type="float">
            <text:p>45.202</text:p>
          </table:table-cell>
          <table:table-cell/>
          <table:table-cell office:value-type="float" office:value="43.9" calcext:value-type="float">
            <text:p>43.9</text:p>
          </table:table-cell>
          <table:table-cell office:value-type="float" office:value="30.35" calcext:value-type="float">
            <text:p>30.35</text:p>
          </table:table-cell>
          <table:table-cell office:value-type="float" office:value="1076.35" calcext:value-type="float">
            <text:p>1076.35</text:p>
          </table:table-cell>
          <table:table-cell office:value-type="float" office:value="6.93" calcext:value-type="float">
            <text:p>6.93</text:p>
          </table:table-cell>
          <table:table-cell office:value-type="float" office:value="-3.76" calcext:value-type="float">
            <text:p>-3.76</text:p>
          </table:table-cell>
          <table:table-cell office:value-type="float" office:value="168.62" calcext:value-type="float">
            <text:p>168.6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249" calcext:value-type="float">
            <text:p>45.249</text:p>
          </table:table-cell>
          <table:table-cell/>
          <table:table-cell office:value-type="float" office:value="31.67" calcext:value-type="float">
            <text:p>31.67</text:p>
          </table:table-cell>
          <table:table-cell office:value-type="float" office:value="27.76" calcext:value-type="float">
            <text:p>27.76</text:p>
          </table:table-cell>
          <table:table-cell office:value-type="float" office:value="1072.04" calcext:value-type="float">
            <text:p>1072.04</text:p>
          </table:table-cell>
          <table:table-cell office:value-type="float" office:value="7.41" calcext:value-type="float">
            <text:p>7.41</text:p>
          </table:table-cell>
          <table:table-cell office:value-type="float" office:value="11.28" calcext:value-type="float">
            <text:p>11.28</text:p>
          </table:table-cell>
          <table:table-cell office:value-type="float" office:value="-175.62" calcext:value-type="float">
            <text:p>-175.6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298" calcext:value-type="float">
            <text:p>45.298</text:p>
          </table:table-cell>
          <table:table-cell/>
          <table:table-cell office:value-type="float" office:value="27.69" calcext:value-type="float">
            <text:p>27.69</text:p>
          </table:table-cell>
          <table:table-cell office:value-type="float" office:value="26.06" calcext:value-type="float">
            <text:p>26.06</text:p>
          </table:table-cell>
          <table:table-cell office:value-type="float" office:value="1068.18" calcext:value-type="float">
            <text:p>1068.18</text:p>
          </table:table-cell>
          <table:table-cell office:value-type="float" office:value="8.03" calcext:value-type="float">
            <text:p>8.03</text:p>
          </table:table-cell>
          <table:table-cell office:value-type="float" office:value="-6.32" calcext:value-type="float">
            <text:p>-6.32</text:p>
          </table:table-cell>
          <table:table-cell office:value-type="float" office:value="168.65" calcext:value-type="float">
            <text:p>168.6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345" calcext:value-type="float">
            <text:p>45.345</text:p>
          </table:table-cell>
          <table:table-cell/>
          <table:table-cell office:value-type="float" office:value="24.44" calcext:value-type="float">
            <text:p>24.44</text:p>
          </table:table-cell>
          <table:table-cell office:value-type="float" office:value="25.59" calcext:value-type="float">
            <text:p>25.59</text:p>
          </table:table-cell>
          <table:table-cell office:value-type="float" office:value="1067.8" calcext:value-type="float">
            <text:p>1067.8</text:p>
          </table:table-cell>
          <table:table-cell office:value-type="float" office:value="7.7" calcext:value-type="float">
            <text:p>7.7</text:p>
          </table:table-cell>
          <table:table-cell office:value-type="float" office:value="-7.06" calcext:value-type="float">
            <text:p>-7.06</text:p>
          </table:table-cell>
          <table:table-cell office:value-type="float" office:value="171.08" calcext:value-type="float">
            <text:p>171.0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393" calcext:value-type="float">
            <text:p>45.3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.38" calcext:value-type="float">
            <text:p>25.38</text:p>
          </table:table-cell>
          <table:table-cell office:value-type="float" office:value="1073.74" calcext:value-type="float">
            <text:p>1073.74</text:p>
          </table:table-cell>
          <table:table-cell office:value-type="float" office:value="7.06" calcext:value-type="float">
            <text:p>7.06</text:p>
          </table:table-cell>
          <table:table-cell office:value-type="float" office:value="4.11" calcext:value-type="float">
            <text:p>4.11</text:p>
          </table:table-cell>
          <table:table-cell office:value-type="float" office:value="-174.08" calcext:value-type="float">
            <text:p>-174.0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439" calcext:value-type="float">
            <text:p>45.439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float" office:value="24.75" calcext:value-type="float">
            <text:p>24.75</text:p>
          </table:table-cell>
          <table:table-cell office:value-type="float" office:value="1078.72" calcext:value-type="float">
            <text:p>1078.72</text:p>
          </table:table-cell>
          <table:table-cell office:value-type="float" office:value="8.08" calcext:value-type="float">
            <text:p>8.08</text:p>
          </table:table-cell>
          <table:table-cell office:value-type="float" office:value="-5.96" calcext:value-type="float">
            <text:p>-5.96</text:p>
          </table:table-cell>
          <table:table-cell office:value-type="float" office:value="175.73" calcext:value-type="float">
            <text:p>175.7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488" calcext:value-type="float">
            <text:p>45.488</text:p>
          </table:table-cell>
          <table:table-cell/>
          <table:table-cell office:value-type="float" office:value="12.65" calcext:value-type="float">
            <text:p>12.65</text:p>
          </table:table-cell>
          <table:table-cell office:value-type="float" office:value="24.44" calcext:value-type="float">
            <text:p>24.44</text:p>
          </table:table-cell>
          <table:table-cell office:value-type="float" office:value="1072.68" calcext:value-type="float">
            <text:p>1072.68</text:p>
          </table:table-cell>
          <table:table-cell office:value-type="float" office:value="7.73" calcext:value-type="float">
            <text:p>7.73</text:p>
          </table:table-cell>
          <table:table-cell office:value-type="float" office:value="-8.24" calcext:value-type="float">
            <text:p>-8.24</text:p>
          </table:table-cell>
          <table:table-cell office:value-type="float" office:value="174.1" calcext:value-type="float">
            <text:p>174.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533" calcext:value-type="float">
            <text:p>45.533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24.26" calcext:value-type="float">
            <text:p>24.26</text:p>
          </table:table-cell>
          <table:table-cell office:value-type="float" office:value="1067.85" calcext:value-type="float">
            <text:p>1067.85</text:p>
          </table:table-cell>
          <table:table-cell office:value-type="float" office:value="8.28" calcext:value-type="float">
            <text:p>8.28</text:p>
          </table:table-cell>
          <table:table-cell office:value-type="float" office:value="-2.39" calcext:value-type="float">
            <text:p>-2.39</text:p>
          </table:table-cell>
          <table:table-cell office:value-type="float" office:value="167.43" calcext:value-type="float">
            <text:p>167.4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583" calcext:value-type="float">
            <text:p>45.583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25.02" calcext:value-type="float">
            <text:p>25.02</text:p>
          </table:table-cell>
          <table:table-cell office:value-type="float" office:value="1069.32" calcext:value-type="float">
            <text:p>1069.32</text:p>
          </table:table-cell>
          <table:table-cell office:value-type="float" office:value="8.53" calcext:value-type="float">
            <text:p>8.53</text:p>
          </table:table-cell>
          <table:table-cell office:value-type="float" office:value="-9.35" calcext:value-type="float">
            <text:p>-9.35</text:p>
          </table:table-cell>
          <table:table-cell office:value-type="float" office:value="174.18" calcext:value-type="float">
            <text:p>174.1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628" calcext:value-type="float">
            <text:p>45.628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25.69" calcext:value-type="float">
            <text:p>25.69</text:p>
          </table:table-cell>
          <table:table-cell office:value-type="float" office:value="1076.52" calcext:value-type="float">
            <text:p>1076.52</text:p>
          </table:table-cell>
          <table:table-cell office:value-type="float" office:value="8.82" calcext:value-type="float">
            <text:p>8.82</text:p>
          </table:table-cell>
          <table:table-cell office:value-type="float" office:value="-6.24" calcext:value-type="float">
            <text:p>-6.24</text:p>
          </table:table-cell>
          <table:table-cell office:value-type="float" office:value="175.77" calcext:value-type="float">
            <text:p>175.7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679" calcext:value-type="float">
            <text:p>45.679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25.46" calcext:value-type="float">
            <text:p>25.46</text:p>
          </table:table-cell>
          <table:table-cell office:value-type="float" office:value="1072.38" calcext:value-type="float">
            <text:p>1072.38</text:p>
          </table:table-cell>
          <table:table-cell office:value-type="float" office:value="8.14" calcext:value-type="float">
            <text:p>8.14</text:p>
          </table:table-cell>
          <table:table-cell office:value-type="float" office:value="10.86" calcext:value-type="float">
            <text:p>10.86</text:p>
          </table:table-cell>
          <table:table-cell office:value-type="float" office:value="-178.58" calcext:value-type="float">
            <text:p>-178.5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746" calcext:value-type="float">
            <text:p>45.746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25.02" calcext:value-type="float">
            <text:p>25.02</text:p>
          </table:table-cell>
          <table:table-cell office:value-type="float" office:value="1069.24" calcext:value-type="float">
            <text:p>1069.24</text:p>
          </table:table-cell>
          <table:table-cell office:value-type="float" office:value="8.53" calcext:value-type="float">
            <text:p>8.53</text:p>
          </table:table-cell>
          <table:table-cell office:value-type="float" office:value="-9.52" calcext:value-type="float">
            <text:p>-9.52</text:p>
          </table:table-cell>
          <table:table-cell office:value-type="float" office:value="174.19" calcext:value-type="float">
            <text:p>174.1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798" calcext:value-type="float">
            <text:p>45.798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4.85" calcext:value-type="float">
            <text:p>24.85</text:p>
          </table:table-cell>
          <table:table-cell office:value-type="float" office:value="1070.59" calcext:value-type="float">
            <text:p>1070.59</text:p>
          </table:table-cell>
          <table:table-cell office:value-type="float" office:value="8.79" calcext:value-type="float">
            <text:p>8.79</text:p>
          </table:table-cell>
          <table:table-cell office:value-type="float" office:value="-5.44" calcext:value-type="float">
            <text:p>-5.44</text:p>
          </table:table-cell>
          <table:table-cell office:value-type="float" office:value="171.25" calcext:value-type="float">
            <text:p>171.2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849" calcext:value-type="float">
            <text:p>45.849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24.08" calcext:value-type="float">
            <text:p>24.08</text:p>
          </table:table-cell>
          <table:table-cell office:value-type="float" office:value="1060.63" calcext:value-type="float">
            <text:p>1060.63</text:p>
          </table:table-cell>
          <table:table-cell office:value-type="float" office:value="8.22" calcext:value-type="float">
            <text:p>8.22</text:p>
          </table:table-cell>
          <table:table-cell office:value-type="float" office:value="-3.48" calcext:value-type="float">
            <text:p>-3.48</text:p>
          </table:table-cell>
          <table:table-cell office:value-type="float" office:value="165.59" calcext:value-type="float">
            <text:p>165.5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902" calcext:value-type="float">
            <text:p>45.90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.29" calcext:value-type="float">
            <text:p>24.29</text:p>
          </table:table-cell>
          <table:table-cell office:value-type="float" office:value="1069.09" calcext:value-type="float">
            <text:p>1069.09</text:p>
          </table:table-cell>
          <table:table-cell office:value-type="float" office:value="8.24" calcext:value-type="float">
            <text:p>8.24</text:p>
          </table:table-cell>
          <table:table-cell office:value-type="float" office:value="-2.56" calcext:value-type="float">
            <text:p>-2.56</text:p>
          </table:table-cell>
          <table:table-cell office:value-type="float" office:value="168.18" calcext:value-type="float">
            <text:p>168.1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958" calcext:value-type="float">
            <text:p>45.958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24.04" calcext:value-type="float">
            <text:p>24.04</text:p>
          </table:table-cell>
          <table:table-cell office:value-type="float" office:value="1064.36" calcext:value-type="float">
            <text:p>1064.36</text:p>
          </table:table-cell>
          <table:table-cell office:value-type="float" office:value="8.69" calcext:value-type="float">
            <text:p>8.69</text:p>
          </table:table-cell>
          <table:table-cell office:value-type="float" office:value="-5.45" calcext:value-type="float">
            <text:p>-5.45</text:p>
          </table:table-cell>
          <table:table-cell office:value-type="float" office:value="168.92" calcext:value-type="float">
            <text:p>168.9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.01" calcext:value-type="float">
            <text:p>46.01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23.78" calcext:value-type="float">
            <text:p>23.78</text:p>
          </table:table-cell>
          <table:table-cell office:value-type="float" office:value="1060.14" calcext:value-type="float">
            <text:p>1060.14</text:p>
          </table:table-cell>
          <table:table-cell office:value-type="float" office:value="8.33" calcext:value-type="float">
            <text:p>8.33</text:p>
          </table:table-cell>
          <table:table-cell office:value-type="float" office:value="-7.55" calcext:value-type="float">
            <text:p>-7.55</text:p>
          </table:table-cell>
          <table:table-cell office:value-type="float" office:value="168.95" calcext:value-type="float">
            <text:p>168.9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.06" calcext:value-type="float">
            <text:p>46.06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23.93" calcext:value-type="float">
            <text:p>23.93</text:p>
          </table:table-cell>
          <table:table-cell office:value-type="float" office:value="1065.65" calcext:value-type="float">
            <text:p>1065.65</text:p>
          </table:table-cell>
          <table:table-cell office:value-type="float" office:value="8.43" calcext:value-type="float">
            <text:p>8.43</text:p>
          </table:table-cell>
          <table:table-cell office:value-type="float" office:value="-7.83" calcext:value-type="float">
            <text:p>-7.83</text:p>
          </table:table-cell>
          <table:table-cell office:value-type="float" office:value="170.99" calcext:value-type="float">
            <text:p>170.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.111" calcext:value-type="float">
            <text:p>46.111</text:p>
          </table:table-cell>
          <table:table-cell/>
          <table:table-cell office:value-type="float" office:value="-0.11" calcext:value-type="float">
            <text:p>-0.11</text:p>
          </table:table-cell>
          <table:table-cell office:value-type="float" office:value="24.3" calcext:value-type="float">
            <text:p>24.3</text:p>
          </table:table-cell>
          <table:table-cell office:value-type="float" office:value="1067.76" calcext:value-type="float">
            <text:p>1067.76</text:p>
          </table:table-cell>
          <table:table-cell office:value-type="float" office:value="7.54" calcext:value-type="float">
            <text:p>7.54</text:p>
          </table:table-cell>
          <table:table-cell office:value-type="float" office:value="-4.84" calcext:value-type="float">
            <text:p>-4.84</text:p>
          </table:table-cell>
          <table:table-cell office:value-type="float" office:value="171.87" calcext:value-type="float">
            <text:p>171.8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.163" calcext:value-type="float">
            <text:p>46.163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23.69" calcext:value-type="float">
            <text:p>23.69</text:p>
          </table:table-cell>
          <table:table-cell office:value-type="float" office:value="1064.02" calcext:value-type="float">
            <text:p>1064.02</text:p>
          </table:table-cell>
          <table:table-cell office:value-type="float" office:value="7.05" calcext:value-type="float">
            <text:p>7.05</text:p>
          </table:table-cell>
          <table:table-cell office:value-type="float" office:value="-2.4" calcext:value-type="float">
            <text:p>-2.4</text:p>
          </table:table-cell>
          <table:table-cell office:value-type="float" office:value="167.71" calcext:value-type="float">
            <text:p>167.7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.225" calcext:value-type="float">
            <text:p>46.225</text:p>
          </table:table-cell>
          <table:table-cell/>
          <table:table-cell office:value-type="float" office:value="-1.51" calcext:value-type="float">
            <text:p>-1.51</text:p>
          </table:table-cell>
          <table:table-cell office:value-type="float" office:value="24.06" calcext:value-type="float">
            <text:p>24.06</text:p>
          </table:table-cell>
          <table:table-cell office:value-type="float" office:value="1072.58" calcext:value-type="float">
            <text:p>1072.58</text:p>
          </table:table-cell>
          <table:table-cell office:value-type="float" office:value="7.06" calcext:value-type="float">
            <text:p>7.06</text:p>
          </table:table-cell>
          <table:table-cell office:value-type="float" office:value="2.39" calcext:value-type="float">
            <text:p>2.39</text:p>
          </table:table-cell>
          <table:table-cell office:value-type="float" office:value="-173.9" calcext:value-type="float">
            <text:p>-173.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.279" calcext:value-type="float">
            <text:p>46.279</text:p>
          </table:table-cell>
          <table:table-cell/>
          <table:table-cell office:value-type="float" office:value="-1.54" calcext:value-type="float">
            <text:p>-1.54</text:p>
          </table:table-cell>
          <table:table-cell office:value-type="float" office:value="24.2" calcext:value-type="float">
            <text:p>24.2</text:p>
          </table:table-cell>
          <table:table-cell office:value-type="float" office:value="1066.57" calcext:value-type="float">
            <text:p>1066.57</text:p>
          </table:table-cell>
          <table:table-cell office:value-type="float" office:value="6.92" calcext:value-type="float">
            <text:p>6.92</text:p>
          </table:table-cell>
          <table:table-cell office:value-type="float" office:value="6.47" calcext:value-type="float">
            <text:p>6.47</text:p>
          </table:table-cell>
          <table:table-cell office:value-type="float" office:value="-178.59" calcext:value-type="float">
            <text:p>-178.5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.335" calcext:value-type="float">
            <text:p>46.335</text:p>
          </table:table-cell>
          <table:table-cell/>
          <table:table-cell office:value-type="float" office:value="-1.4" calcext:value-type="float">
            <text:p>-1.4</text:p>
          </table:table-cell>
          <table:table-cell office:value-type="float" office:value="24.48" calcext:value-type="float">
            <text:p>24.48</text:p>
          </table:table-cell>
          <table:table-cell office:value-type="float" office:value="1066.34" calcext:value-type="float">
            <text:p>1066.34</text:p>
          </table:table-cell>
          <table:table-cell office:value-type="float" office:value="7.23" calcext:value-type="float">
            <text:p>7.23</text:p>
          </table:table-cell>
          <table:table-cell office:value-type="float" office:value="-6.47" calcext:value-type="float">
            <text:p>-6.47</text:p>
          </table:table-cell>
          <table:table-cell office:value-type="float" office:value="175.88" calcext:value-type="float">
            <text:p>175.8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.382" calcext:value-type="float">
            <text:p>46.382</text:p>
          </table:table-cell>
          <table:table-cell/>
          <table:table-cell office:value-type="float" office:value="-2.71" calcext:value-type="float">
            <text:p>-2.71</text:p>
          </table:table-cell>
          <table:table-cell office:value-type="float" office:value="24.95" calcext:value-type="float">
            <text:p>24.95</text:p>
          </table:table-cell>
          <table:table-cell office:value-type="float" office:value="1067.67" calcext:value-type="float">
            <text:p>1067.67</text:p>
          </table:table-cell>
          <table:table-cell office:value-type="float" office:value="7.54" calcext:value-type="float">
            <text:p>7.54</text:p>
          </table:table-cell>
          <table:table-cell office:value-type="float" office:value="-4.92" calcext:value-type="float">
            <text:p>-4.92</text:p>
          </table:table-cell>
          <table:table-cell office:value-type="float" office:value="171.83" calcext:value-type="float">
            <text:p>171.8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9" calcext:value-type="float">
            <text:p>4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.416" calcext:value-type="float">
            <text:p>46.416</text:p>
          </table:table-cell>
          <table:table-cell/>
          <table:table-cell office:value-type="float" office:value="-2.71" calcext:value-type="float">
            <text:p>-2.71</text:p>
          </table:table-cell>
          <table:table-cell office:value-type="float" office:value="24.95" calcext:value-type="float">
            <text:p>24.95</text:p>
          </table:table-cell>
          <table:table-cell office:value-type="float" office:value="1067.67" calcext:value-type="float">
            <text:p>1067.67</text:p>
          </table:table-cell>
          <table:table-cell office:value-type="float" office:value="7.54" calcext:value-type="float">
            <text:p>7.54</text:p>
          </table:table-cell>
          <table:table-cell office:value-type="float" office:value="-4.92" calcext:value-type="float">
            <text:p>-4.92</text:p>
          </table:table-cell>
          <table:table-cell office:value-type="float" office:value="171.83" calcext:value-type="float">
            <text:p>171.8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463" calcext:value-type="float">
            <text:p>46.463</text:p>
          </table:table-cell>
          <table:table-cell/>
          <table:table-cell office:value-type="float" office:value="-3.35" calcext:value-type="float">
            <text:p>-3.35</text:p>
          </table:table-cell>
          <table:table-cell office:value-type="float" office:value="25.66" calcext:value-type="float">
            <text:p>25.66</text:p>
          </table:table-cell>
          <table:table-cell office:value-type="float" office:value="1058.54" calcext:value-type="float">
            <text:p>1058.54</text:p>
          </table:table-cell>
          <table:table-cell office:value-type="float" office:value="6.67" calcext:value-type="float">
            <text:p>6.67</text:p>
          </table:table-cell>
          <table:table-cell office:value-type="float" office:value="-2.89" calcext:value-type="float">
            <text:p>-2.89</text:p>
          </table:table-cell>
          <table:table-cell office:value-type="float" office:value="168.13" calcext:value-type="float">
            <text:p>168.1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518" calcext:value-type="float">
            <text:p>46.518</text:p>
          </table:table-cell>
          <table:table-cell/>
          <table:table-cell office:value-type="float" office:value="-4.52" calcext:value-type="float">
            <text:p>-4.52</text:p>
          </table:table-cell>
          <table:table-cell office:value-type="float" office:value="26.49" calcext:value-type="float">
            <text:p>26.49</text:p>
          </table:table-cell>
          <table:table-cell office:value-type="float" office:value="1065.11" calcext:value-type="float">
            <text:p>1065.11</text:p>
          </table:table-cell>
          <table:table-cell office:value-type="float" office:value="6.71" calcext:value-type="float">
            <text:p>6.71</text:p>
          </table:table-cell>
          <table:table-cell office:value-type="float" office:value="-1.71" calcext:value-type="float">
            <text:p>-1.71</text:p>
          </table:table-cell>
          <table:table-cell office:value-type="float" office:value="170.19" calcext:value-type="float">
            <text:p>170.1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564" calcext:value-type="float">
            <text:p>46.564</text:p>
          </table:table-cell>
          <table:table-cell/>
          <table:table-cell office:value-type="float" office:value="-6.08" calcext:value-type="float">
            <text:p>-6.08</text:p>
          </table:table-cell>
          <table:table-cell office:value-type="float" office:value="26.58" calcext:value-type="float">
            <text:p>26.58</text:p>
          </table:table-cell>
          <table:table-cell office:value-type="float" office:value="1061.64" calcext:value-type="float">
            <text:p>1061.64</text:p>
          </table:table-cell>
          <table:table-cell office:value-type="float" office:value="6.48" calcext:value-type="float">
            <text:p>6.48</text:p>
          </table:table-cell>
          <table:table-cell office:value-type="float" office:value="-5.83" calcext:value-type="float">
            <text:p>-5.83</text:p>
          </table:table-cell>
          <table:table-cell office:value-type="float" office:value="171.19" calcext:value-type="float">
            <text:p>171.1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614" calcext:value-type="float">
            <text:p>46.614</text:p>
          </table:table-cell>
          <table:table-cell/>
          <table:table-cell office:value-type="float" office:value="-6.53" calcext:value-type="float">
            <text:p>-6.53</text:p>
          </table:table-cell>
          <table:table-cell office:value-type="float" office:value="26.74" calcext:value-type="float">
            <text:p>26.74</text:p>
          </table:table-cell>
          <table:table-cell office:value-type="float" office:value="1062.71" calcext:value-type="float">
            <text:p>1062.71</text:p>
          </table:table-cell>
          <table:table-cell office:value-type="float" office:value="6.14" calcext:value-type="float">
            <text:p>6.14</text:p>
          </table:table-cell>
          <table:table-cell office:value-type="float" office:value="3.94" calcext:value-type="float">
            <text:p>3.94</text:p>
          </table:table-cell>
          <table:table-cell office:value-type="float" office:value="-174.01" calcext:value-type="float">
            <text:p>-174.0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659" calcext:value-type="float">
            <text:p>46.659</text:p>
          </table:table-cell>
          <table:table-cell/>
          <table:table-cell office:value-type="float" office:value="-7.34" calcext:value-type="float">
            <text:p>-7.34</text:p>
          </table:table-cell>
          <table:table-cell office:value-type="float" office:value="26.16" calcext:value-type="float">
            <text:p>26.16</text:p>
          </table:table-cell>
          <table:table-cell office:value-type="float" office:value="1061.77" calcext:value-type="float">
            <text:p>1061.77</text:p>
          </table:table-cell>
          <table:table-cell office:value-type="float" office:value="7.04" calcext:value-type="float">
            <text:p>7.04</text:p>
          </table:table-cell>
          <table:table-cell office:value-type="float" office:value="-10.54" calcext:value-type="float">
            <text:p>-10.54</text:p>
          </table:table-cell>
          <table:table-cell office:value-type="float" office:value="176.02" calcext:value-type="float">
            <text:p>176.0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709" calcext:value-type="float">
            <text:p>46.709</text:p>
          </table:table-cell>
          <table:table-cell/>
          <table:table-cell office:value-type="float" office:value="-7.58" calcext:value-type="float">
            <text:p>-7.58</text:p>
          </table:table-cell>
          <table:table-cell office:value-type="float" office:value="26.13" calcext:value-type="float">
            <text:p>26.13</text:p>
          </table:table-cell>
          <table:table-cell office:value-type="float" office:value="1067.69" calcext:value-type="float">
            <text:p>1067.69</text:p>
          </table:table-cell>
          <table:table-cell office:value-type="float" office:value="6.49" calcext:value-type="float">
            <text:p>6.49</text:p>
          </table:table-cell>
          <table:table-cell office:value-type="float" office:value="-6.71" calcext:value-type="float">
            <text:p>-6.71</text:p>
          </table:table-cell>
          <table:table-cell office:value-type="float" office:value="175.88" calcext:value-type="float">
            <text:p>175.88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756" calcext:value-type="float">
            <text:p>46.756</text:p>
          </table:table-cell>
          <table:table-cell/>
          <table:table-cell office:value-type="float" office:value="-8.41" calcext:value-type="float">
            <text:p>-8.41</text:p>
          </table:table-cell>
          <table:table-cell office:value-type="float" office:value="25.84" calcext:value-type="float">
            <text:p>25.84</text:p>
          </table:table-cell>
          <table:table-cell office:value-type="float" office:value="1064.9" calcext:value-type="float">
            <text:p>1064.9</text:p>
          </table:table-cell>
          <table:table-cell office:value-type="float" office:value="6.7" calcext:value-type="float">
            <text:p>6.7</text:p>
          </table:table-cell>
          <table:table-cell office:value-type="float" office:value="-1.84" calcext:value-type="float">
            <text:p>-1.84</text:p>
          </table:table-cell>
          <table:table-cell office:value-type="float" office:value="170.15" calcext:value-type="float">
            <text:p>170.15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805" calcext:value-type="float">
            <text:p>46.805</text:p>
          </table:table-cell>
          <table:table-cell/>
          <table:table-cell office:value-type="float" office:value="-8.53" calcext:value-type="float">
            <text:p>-8.53</text:p>
          </table:table-cell>
          <table:table-cell office:value-type="float" office:value="25.89" calcext:value-type="float">
            <text:p>25.89</text:p>
          </table:table-cell>
          <table:table-cell office:value-type="float" office:value="1059.82" calcext:value-type="float">
            <text:p>1059.82</text:p>
          </table:table-cell>
          <table:table-cell office:value-type="float" office:value="6.35" calcext:value-type="float">
            <text:p>6.35</text:p>
          </table:table-cell>
          <table:table-cell office:value-type="float" office:value="-2.62" calcext:value-type="float">
            <text:p>-2.62</text:p>
          </table:table-cell>
          <table:table-cell office:value-type="float" office:value="171.12" calcext:value-type="float">
            <text:p>171.1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851" calcext:value-type="float">
            <text:p>46.851</text:p>
          </table:table-cell>
          <table:table-cell/>
          <table:table-cell office:value-type="float" office:value="-9.44" calcext:value-type="float">
            <text:p>-9.44</text:p>
          </table:table-cell>
          <table:table-cell office:value-type="float" office:value="26.1" calcext:value-type="float">
            <text:p>26.1</text:p>
          </table:table-cell>
          <table:table-cell office:value-type="float" office:value="1060.15" calcext:value-type="float">
            <text:p>1060.15</text:p>
          </table:table-cell>
          <table:table-cell office:value-type="float" office:value="6.9" calcext:value-type="float">
            <text:p>6.9</text:p>
          </table:table-cell>
          <table:table-cell office:value-type="float" office:value="-8.99" calcext:value-type="float">
            <text:p>-8.99</text:p>
          </table:table-cell>
          <table:table-cell office:value-type="float" office:value="174.16" calcext:value-type="float">
            <text:p>174.1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901" calcext:value-type="float">
            <text:p>46.901</text:p>
          </table:table-cell>
          <table:table-cell/>
          <table:table-cell office:value-type="float" office:value="-9.62" calcext:value-type="float">
            <text:p>-9.62</text:p>
          </table:table-cell>
          <table:table-cell office:value-type="float" office:value="26.01" calcext:value-type="float">
            <text:p>26.01</text:p>
          </table:table-cell>
          <table:table-cell office:value-type="float" office:value="1059.25" calcext:value-type="float">
            <text:p>1059.25</text:p>
          </table:table-cell>
          <table:table-cell office:value-type="float" office:value="7.53" calcext:value-type="float">
            <text:p>7.53</text:p>
          </table:table-cell>
          <table:table-cell office:value-type="float" office:value="-5.59" calcext:value-type="float">
            <text:p>-5.59</text:p>
          </table:table-cell>
          <table:table-cell office:value-type="float" office:value="168.3" calcext:value-type="float">
            <text:p>168.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.95" calcext:value-type="float">
            <text:p>46.95</text:p>
          </table:table-cell>
          <table:table-cell/>
          <table:table-cell office:value-type="float" office:value="-9.63" calcext:value-type="float">
            <text:p>-9.63</text:p>
          </table:table-cell>
          <table:table-cell office:value-type="float" office:value="26.1" calcext:value-type="float">
            <text:p>26.1</text:p>
          </table:table-cell>
          <table:table-cell office:value-type="float" office:value="1060.36" calcext:value-type="float">
            <text:p>1060.36</text:p>
          </table:table-cell>
          <table:table-cell office:value-type="float" office:value="6.83" calcext:value-type="float">
            <text:p>6.83</text:p>
          </table:table-cell>
          <table:table-cell office:value-type="float" office:value="-5.62" calcext:value-type="float">
            <text:p>-5.62</text:p>
          </table:table-cell>
          <table:table-cell office:value-type="float" office:value="174.55" calcext:value-type="float">
            <text:p>174.55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001" calcext:value-type="float">
            <text:p>47.001</text:p>
          </table:table-cell>
          <table:table-cell/>
          <table:table-cell office:value-type="float" office:value="-8.62" calcext:value-type="float">
            <text:p>-8.62</text:p>
          </table:table-cell>
          <table:table-cell office:value-type="float" office:value="27.46" calcext:value-type="float">
            <text:p>27.46</text:p>
          </table:table-cell>
          <table:table-cell office:value-type="float" office:value="1060.36" calcext:value-type="float">
            <text:p>1060.36</text:p>
          </table:table-cell>
          <table:table-cell office:value-type="float" office:value="6.99" calcext:value-type="float">
            <text:p>6.99</text:p>
          </table:table-cell>
          <table:table-cell office:value-type="float" office:value="-10.92" calcext:value-type="float">
            <text:p>-10.92</text:p>
          </table:table-cell>
          <table:table-cell office:value-type="float" office:value="-179.27" calcext:value-type="float">
            <text:p>-179.27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049" calcext:value-type="float">
            <text:p>47.049</text:p>
          </table:table-cell>
          <table:table-cell/>
          <table:table-cell office:value-type="float" office:value="-5.95" calcext:value-type="float">
            <text:p>-5.95</text:p>
          </table:table-cell>
          <table:table-cell office:value-type="float" office:value="30.4" calcext:value-type="float">
            <text:p>30.4</text:p>
          </table:table-cell>
          <table:table-cell office:value-type="float" office:value="1059.88" calcext:value-type="float">
            <text:p>1059.88</text:p>
          </table:table-cell>
          <table:table-cell office:value-type="float" office:value="6.35" calcext:value-type="float">
            <text:p>6.35</text:p>
          </table:table-cell>
          <table:table-cell office:value-type="float" office:value="-2.49" calcext:value-type="float">
            <text:p>-2.49</text:p>
          </table:table-cell>
          <table:table-cell office:value-type="float" office:value="171.04" calcext:value-type="float">
            <text:p>171.0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099" calcext:value-type="float">
            <text:p>47.099</text:p>
          </table:table-cell>
          <table:table-cell/>
          <table:table-cell office:value-type="float" office:value="-4.08" calcext:value-type="float">
            <text:p>-4.08</text:p>
          </table:table-cell>
          <table:table-cell office:value-type="float" office:value="34.73" calcext:value-type="float">
            <text:p>34.73</text:p>
          </table:table-cell>
          <table:table-cell office:value-type="float" office:value="1059.96" calcext:value-type="float">
            <text:p>1059.96</text:p>
          </table:table-cell>
          <table:table-cell office:value-type="float" office:value="6.2" calcext:value-type="float">
            <text:p>6.2</text:p>
          </table:table-cell>
          <table:table-cell office:value-type="float" office:value="2.22" calcext:value-type="float">
            <text:p>2.22</text:p>
          </table:table-cell>
          <table:table-cell office:value-type="float" office:value="-174.75" calcext:value-type="float">
            <text:p>-174.75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148" calcext:value-type="float">
            <text:p>47.148</text:p>
          </table:table-cell>
          <table:table-cell/>
          <table:table-cell office:value-type="float" office:value="-1.39" calcext:value-type="float">
            <text:p>-1.39</text:p>
          </table:table-cell>
          <table:table-cell office:value-type="float" office:value="45" calcext:value-type="float">
            <text:p>45</text:p>
          </table:table-cell>
          <table:table-cell office:value-type="float" office:value="1052.1" calcext:value-type="float">
            <text:p>1052.1</text:p>
          </table:table-cell>
          <table:table-cell office:value-type="float" office:value="5.81" calcext:value-type="float">
            <text:p>5.81</text:p>
          </table:table-cell>
          <table:table-cell office:value-type="float" office:value="-7.53" calcext:value-type="float">
            <text:p>-7.53</text:p>
          </table:table-cell>
          <table:table-cell office:value-type="float" office:value="-178.83" calcext:value-type="float">
            <text:p>-178.8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198" calcext:value-type="float">
            <text:p>47.198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58.17" calcext:value-type="float">
            <text:p>58.17</text:p>
          </table:table-cell>
          <table:table-cell office:value-type="float" office:value="1057.1" calcext:value-type="float">
            <text:p>1057.1</text:p>
          </table:table-cell>
          <table:table-cell office:value-type="float" office:value="5.48" calcext:value-type="float">
            <text:p>5.48</text:p>
          </table:table-cell>
          <table:table-cell office:value-type="float" office:value="5.73" calcext:value-type="float">
            <text:p>5.73</text:p>
          </table:table-cell>
          <table:table-cell office:value-type="float" office:value="173.83" calcext:value-type="float">
            <text:p>173.8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244" calcext:value-type="float">
            <text:p>47.244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65.57" calcext:value-type="float">
            <text:p>65.57</text:p>
          </table:table-cell>
          <table:table-cell office:value-type="float" office:value="1045.96" calcext:value-type="float">
            <text:p>1045.96</text:p>
          </table:table-cell>
          <table:table-cell office:value-type="float" office:value="5.97" calcext:value-type="float">
            <text:p>5.97</text:p>
          </table:table-cell>
          <table:table-cell office:value-type="float" office:value="11.02" calcext:value-type="float">
            <text:p>11.02</text:p>
          </table:table-cell>
          <table:table-cell office:value-type="float" office:value="178.39" calcext:value-type="float">
            <text:p>178.3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292" calcext:value-type="float">
            <text:p>47.292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84.49" calcext:value-type="float">
            <text:p>84.49</text:p>
          </table:table-cell>
          <table:table-cell office:value-type="float" office:value="1031.16" calcext:value-type="float">
            <text:p>1031.16</text:p>
          </table:table-cell>
          <table:table-cell office:value-type="float" office:value="7.9" calcext:value-type="float">
            <text:p>7.9</text:p>
          </table:table-cell>
          <table:table-cell office:value-type="float" office:value="-14.94" calcext:value-type="float">
            <text:p>-14.94</text:p>
          </table:table-cell>
          <table:table-cell office:value-type="float" office:value="175.14" calcext:value-type="float">
            <text:p>175.1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338" calcext:value-type="float">
            <text:p>47.338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98.66" calcext:value-type="float">
            <text:p>98.66</text:p>
          </table:table-cell>
          <table:table-cell office:value-type="float" office:value="1049.7" calcext:value-type="float">
            <text:p>1049.7</text:p>
          </table:table-cell>
          <table:table-cell office:value-type="float" office:value="5.23" calcext:value-type="float">
            <text:p>5.23</text:p>
          </table:table-cell>
          <table:table-cell office:value-type="float" office:value="10.17" calcext:value-type="float">
            <text:p>10.17</text:p>
          </table:table-cell>
          <table:table-cell office:value-type="float" office:value="172.94" calcext:value-type="float">
            <text:p>172.9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387" calcext:value-type="float">
            <text:p>47.387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117.02" calcext:value-type="float">
            <text:p>117.02</text:p>
          </table:table-cell>
          <table:table-cell office:value-type="float" office:value="1038.24" calcext:value-type="float">
            <text:p>1038.24</text:p>
          </table:table-cell>
          <table:table-cell office:value-type="float" office:value="3.21" calcext:value-type="float">
            <text:p>3.21</text:p>
          </table:table-cell>
          <table:table-cell office:value-type="float" office:value="13.73" calcext:value-type="float">
            <text:p>13.73</text:p>
          </table:table-cell>
          <table:table-cell office:value-type="float" office:value="172.9" calcext:value-type="float">
            <text:p>172.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432" calcext:value-type="float">
            <text:p>47.432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139.86" calcext:value-type="float">
            <text:p>139.86</text:p>
          </table:table-cell>
          <table:table-cell office:value-type="float" office:value="1037.11" calcext:value-type="float">
            <text:p>1037.11</text:p>
          </table:table-cell>
          <table:table-cell office:value-type="float" office:value="1.51" calcext:value-type="float">
            <text:p>1.51</text:p>
          </table:table-cell>
          <table:table-cell office:value-type="float" office:value="12.41" calcext:value-type="float">
            <text:p>12.41</text:p>
          </table:table-cell>
          <table:table-cell office:value-type="float" office:value="168.93" calcext:value-type="float">
            <text:p>168.9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483" calcext:value-type="float">
            <text:p>47.483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149.56" calcext:value-type="float">
            <text:p>149.56</text:p>
          </table:table-cell>
          <table:table-cell office:value-type="float" office:value="1031.72" calcext:value-type="float">
            <text:p>1031.72</text:p>
          </table:table-cell>
          <table:table-cell office:value-type="float" office:value="4.82" calcext:value-type="float">
            <text:p>4.82</text:p>
          </table:table-cell>
          <table:table-cell office:value-type="float" office:value="-13.73" calcext:value-type="float">
            <text:p>-13.73</text:p>
          </table:table-cell>
          <table:table-cell office:value-type="float" office:value="174.52" calcext:value-type="float">
            <text:p>174.5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529" calcext:value-type="float">
            <text:p>47.529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173.75" calcext:value-type="float">
            <text:p>173.75</text:p>
          </table:table-cell>
          <table:table-cell office:value-type="float" office:value="1046.81" calcext:value-type="float">
            <text:p>1046.81</text:p>
          </table:table-cell>
          <table:table-cell office:value-type="float" office:value="2.86" calcext:value-type="float">
            <text:p>2.86</text:p>
          </table:table-cell>
          <table:table-cell office:value-type="float" office:value="-4.72" calcext:value-type="float">
            <text:p>-4.72</text:p>
          </table:table-cell>
          <table:table-cell office:value-type="float" office:value="170.4" calcext:value-type="float">
            <text:p>170.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579" calcext:value-type="float">
            <text:p>47.579</text:p>
          </table:table-cell>
          <table:table-cell/>
          <table:table-cell office:value-type="float" office:value="-3.13" calcext:value-type="float">
            <text:p>-3.13</text:p>
          </table:table-cell>
          <table:table-cell office:value-type="float" office:value="185.4" calcext:value-type="float">
            <text:p>185.4</text:p>
          </table:table-cell>
          <table:table-cell office:value-type="float" office:value="1027.05" calcext:value-type="float">
            <text:p>1027.05</text:p>
          </table:table-cell>
          <table:table-cell office:value-type="float" office:value="2.37" calcext:value-type="float">
            <text:p>2.37</text:p>
          </table:table-cell>
          <table:table-cell office:value-type="float" office:value="-12.26" calcext:value-type="float">
            <text:p>-12.26</text:p>
          </table:table-cell>
          <table:table-cell office:value-type="float" office:value="178.51" calcext:value-type="float">
            <text:p>178.5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627" calcext:value-type="float">
            <text:p>47.627</text:p>
          </table:table-cell>
          <table:table-cell/>
          <table:table-cell office:value-type="float" office:value="-9.27" calcext:value-type="float">
            <text:p>-9.27</text:p>
          </table:table-cell>
          <table:table-cell office:value-type="float" office:value="195.94" calcext:value-type="float">
            <text:p>195.94</text:p>
          </table:table-cell>
          <table:table-cell office:value-type="float" office:value="1033" calcext:value-type="float">
            <text:p>1033</text:p>
          </table:table-cell>
          <table:table-cell office:value-type="float" office:value="-1.37" calcext:value-type="float">
            <text:p>-1.37</text:p>
          </table:table-cell>
          <table:table-cell office:value-type="float" office:value="7.58" calcext:value-type="float">
            <text:p>7.5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676" calcext:value-type="float">
            <text:p>47.676</text:p>
          </table:table-cell>
          <table:table-cell/>
          <table:table-cell office:value-type="float" office:value="-15.59" calcext:value-type="float">
            <text:p>-15.59</text:p>
          </table:table-cell>
          <table:table-cell office:value-type="float" office:value="205.99" calcext:value-type="float">
            <text:p>205.99</text:p>
          </table:table-cell>
          <table:table-cell office:value-type="float" office:value="1039.55" calcext:value-type="float">
            <text:p>1039.55</text:p>
          </table:table-cell>
          <table:table-cell office:value-type="float" office:value="1.77" calcext:value-type="float">
            <text:p>1.77</text:p>
          </table:table-cell>
          <table:table-cell office:value-type="float" office:value="-10.49" calcext:value-type="float">
            <text:p>-10.49</text:p>
          </table:table-cell>
          <table:table-cell office:value-type="float" office:value="175.81" calcext:value-type="float">
            <text:p>175.8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724" calcext:value-type="float">
            <text:p>47.724</text:p>
          </table:table-cell>
          <table:table-cell/>
          <table:table-cell office:value-type="float" office:value="-27.4" calcext:value-type="float">
            <text:p>-27.4</text:p>
          </table:table-cell>
          <table:table-cell office:value-type="float" office:value="217.26" calcext:value-type="float">
            <text:p>217.26</text:p>
          </table:table-cell>
          <table:table-cell office:value-type="float" office:value="1033.82" calcext:value-type="float">
            <text:p>1033.82</text:p>
          </table:table-cell>
          <table:table-cell office:value-type="float" office:value="-1.19" calcext:value-type="float">
            <text:p>-1.19</text:p>
          </table:table-cell>
          <table:table-cell office:value-type="float" office:value="-6.97" calcext:value-type="float">
            <text:p>-6.97</text:p>
          </table:table-cell>
          <table:table-cell office:value-type="float" office:value="-178.53" calcext:value-type="float">
            <text:p>-178.5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775" calcext:value-type="float">
            <text:p>47.775</text:p>
          </table:table-cell>
          <table:table-cell/>
          <table:table-cell office:value-type="float" office:value="-34.7" calcext:value-type="float">
            <text:p>-34.7</text:p>
          </table:table-cell>
          <table:table-cell office:value-type="float" office:value="224.23" calcext:value-type="float">
            <text:p>224.23</text:p>
          </table:table-cell>
          <table:table-cell office:value-type="float" office:value="1031.6" calcext:value-type="float">
            <text:p>1031.6</text:p>
          </table:table-cell>
          <table:table-cell office:value-type="float" office:value="-0.79" calcext:value-type="float">
            <text:p>-0.79</text:p>
          </table:table-cell>
          <table:table-cell office:value-type="float" office:value="-8.59" calcext:value-type="float">
            <text:p>-8.59</text:p>
          </table:table-cell>
          <table:table-cell office:value-type="float" office:value="177.9" calcext:value-type="float">
            <text:p>177.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821" calcext:value-type="float">
            <text:p>47.821</text:p>
          </table:table-cell>
          <table:table-cell/>
          <table:table-cell office:value-type="float" office:value="-42.58" calcext:value-type="float">
            <text:p>-42.58</text:p>
          </table:table-cell>
          <table:table-cell office:value-type="float" office:value="233.44" calcext:value-type="float">
            <text:p>233.44</text:p>
          </table:table-cell>
          <table:table-cell office:value-type="float" office:value="1035" calcext:value-type="float">
            <text:p>1035</text:p>
          </table:table-cell>
          <table:table-cell office:value-type="float" office:value="-2.08" calcext:value-type="float">
            <text:p>-2.08</text:p>
          </table:table-cell>
          <table:table-cell office:value-type="float" office:value="-6.51" calcext:value-type="float">
            <text:p>-6.51</text:p>
          </table:table-cell>
          <table:table-cell office:value-type="float" office:value="175.94" calcext:value-type="float">
            <text:p>175.9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/>
          <table:table-cell office:value-type="float" office:value="-47.55" calcext:value-type="float">
            <text:p>-47.55</text:p>
          </table:table-cell>
          <table:table-cell office:value-type="float" office:value="235.79" calcext:value-type="float">
            <text:p>235.79</text:p>
          </table:table-cell>
          <table:table-cell office:value-type="float" office:value="1023.08" calcext:value-type="float">
            <text:p>1023.08</text:p>
          </table:table-cell>
          <table:table-cell office:value-type="float" office:value="-2.45" calcext:value-type="float">
            <text:p>-2.45</text:p>
          </table:table-cell>
          <table:table-cell office:value-type="float" office:value="-2.54" calcext:value-type="float">
            <text:p>-2.54</text:p>
          </table:table-cell>
          <table:table-cell office:value-type="float" office:value="177.76" calcext:value-type="float">
            <text:p>177.7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918" calcext:value-type="float">
            <text:p>47.918</text:p>
          </table:table-cell>
          <table:table-cell/>
          <table:table-cell office:value-type="float" office:value="-50.7" calcext:value-type="float">
            <text:p>-50.7</text:p>
          </table:table-cell>
          <table:table-cell office:value-type="float" office:value="238.6" calcext:value-type="float">
            <text:p>238.6</text:p>
          </table:table-cell>
          <table:table-cell office:value-type="float" office:value="1022.03" calcext:value-type="float">
            <text:p>1022.03</text:p>
          </table:table-cell>
          <table:table-cell office:value-type="float" office:value="-2.52" calcext:value-type="float">
            <text:p>-2.52</text:p>
          </table:table-cell>
          <table:table-cell office:value-type="float" office:value="-0.92" calcext:value-type="float">
            <text:p>-0.92</text:p>
          </table:table-cell>
          <table:table-cell office:value-type="float" office:value="175.93" calcext:value-type="float">
            <text:p>175.9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.967" calcext:value-type="float">
            <text:p>47.967</text:p>
          </table:table-cell>
          <table:table-cell/>
          <table:table-cell office:value-type="float" office:value="-54.19" calcext:value-type="float">
            <text:p>-54.19</text:p>
          </table:table-cell>
          <table:table-cell office:value-type="float" office:value="240.74" calcext:value-type="float">
            <text:p>240.74</text:p>
          </table:table-cell>
          <table:table-cell office:value-type="float" office:value="1010.1" calcext:value-type="float">
            <text:p>1010.1</text:p>
          </table:table-cell>
          <table:table-cell office:value-type="float" office:value="-0.68" calcext:value-type="float">
            <text:p>-0.68</text:p>
          </table:table-cell>
          <table:table-cell office:value-type="float" office:value="-4.3" calcext:value-type="float">
            <text:p>-4.3</text:p>
          </table:table-cell>
          <table:table-cell office:value-type="float" office:value="173.07" calcext:value-type="float">
            <text:p>173.07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015" calcext:value-type="float">
            <text:p>48.015</text:p>
          </table:table-cell>
          <table:table-cell/>
          <table:table-cell office:value-type="float" office:value="-55.54" calcext:value-type="float">
            <text:p>-55.54</text:p>
          </table:table-cell>
          <table:table-cell office:value-type="float" office:value="242.3" calcext:value-type="float">
            <text:p>242.3</text:p>
          </table:table-cell>
          <table:table-cell office:value-type="float" office:value="1002.66" calcext:value-type="float">
            <text:p>1002.66</text:p>
          </table:table-cell>
          <table:table-cell office:value-type="float" office:value="-0.53" calcext:value-type="float">
            <text:p>-0.53</text:p>
          </table:table-cell>
          <table:table-cell office:value-type="float" office:value="-3.09" calcext:value-type="float">
            <text:p>-3.09</text:p>
          </table:table-cell>
          <table:table-cell office:value-type="float" office:value="174.16" calcext:value-type="float">
            <text:p>174.1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065" calcext:value-type="float">
            <text:p>48.065</text:p>
          </table:table-cell>
          <table:table-cell/>
          <table:table-cell office:value-type="float" office:value="-56.36" calcext:value-type="float">
            <text:p>-56.36</text:p>
          </table:table-cell>
          <table:table-cell office:value-type="float" office:value="244.69" calcext:value-type="float">
            <text:p>244.69</text:p>
          </table:table-cell>
          <table:table-cell office:value-type="float" office:value="997.42" calcext:value-type="float">
            <text:p>997.42</text:p>
          </table:table-cell>
          <table:table-cell office:value-type="float" office:value="-0.8" calcext:value-type="float">
            <text:p>-0.8</text:p>
          </table:table-cell>
          <table:table-cell office:value-type="float" office:value="-3.59" calcext:value-type="float">
            <text:p>-3.59</text:p>
          </table:table-cell>
          <table:table-cell office:value-type="float" office:value="177.5" calcext:value-type="float">
            <text:p>177.5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111" calcext:value-type="float">
            <text:p>48.111</text:p>
          </table:table-cell>
          <table:table-cell/>
          <table:table-cell office:value-type="float" office:value="-58.49" calcext:value-type="float">
            <text:p>-58.49</text:p>
          </table:table-cell>
          <table:table-cell office:value-type="float" office:value="250.31" calcext:value-type="float">
            <text:p>250.31</text:p>
          </table:table-cell>
          <table:table-cell office:value-type="float" office:value="984.88" calcext:value-type="float">
            <text:p>984.88</text:p>
          </table:table-cell>
          <table:table-cell office:value-type="float" office:value="0.51" calcext:value-type="float">
            <text:p>0.51</text:p>
          </table:table-cell>
          <table:table-cell office:value-type="float" office:value="-2.74" calcext:value-type="float">
            <text:p>-2.74</text:p>
          </table:table-cell>
          <table:table-cell office:value-type="float" office:value="177.31" calcext:value-type="float">
            <text:p>177.3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161" calcext:value-type="float">
            <text:p>48.161</text:p>
          </table:table-cell>
          <table:table-cell/>
          <table:table-cell office:value-type="float" office:value="-59.6" calcext:value-type="float">
            <text:p>-59.6</text:p>
          </table:table-cell>
          <table:table-cell office:value-type="float" office:value="254.52" calcext:value-type="float">
            <text:p>254.52</text:p>
          </table:table-cell>
          <table:table-cell office:value-type="float" office:value="982.74" calcext:value-type="float">
            <text:p>982.74</text:p>
          </table:table-cell>
          <table:table-cell office:value-type="float" office:value="0.99" calcext:value-type="float">
            <text:p>0.99</text:p>
          </table:table-cell>
          <table:table-cell office:value-type="float" office:value="-6.08" calcext:value-type="float">
            <text:p>-6.08</text:p>
          </table:table-cell>
          <table:table-cell office:value-type="float" office:value="171.51" calcext:value-type="float">
            <text:p>171.5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207" calcext:value-type="float">
            <text:p>48.207</text:p>
          </table:table-cell>
          <table:table-cell/>
          <table:table-cell office:value-type="float" office:value="-60.84" calcext:value-type="float">
            <text:p>-60.84</text:p>
          </table:table-cell>
          <table:table-cell office:value-type="float" office:value="257.77" calcext:value-type="float">
            <text:p>257.77</text:p>
          </table:table-cell>
          <table:table-cell office:value-type="float" office:value="971.42" calcext:value-type="float">
            <text:p>971.42</text:p>
          </table:table-cell>
          <table:table-cell office:value-type="float" office:value="1.14" calcext:value-type="float">
            <text:p>1.14</text:p>
          </table:table-cell>
          <table:table-cell office:value-type="float" office:value="-1.33" calcext:value-type="float">
            <text:p>-1.33</text:p>
          </table:table-cell>
          <table:table-cell office:value-type="float" office:value="175.67" calcext:value-type="float">
            <text:p>175.67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255" calcext:value-type="float">
            <text:p>48.255</text:p>
          </table:table-cell>
          <table:table-cell/>
          <table:table-cell office:value-type="float" office:value="-61.18" calcext:value-type="float">
            <text:p>-61.18</text:p>
          </table:table-cell>
          <table:table-cell office:value-type="float" office:value="257.08" calcext:value-type="float">
            <text:p>257.08</text:p>
          </table:table-cell>
          <table:table-cell office:value-type="float" office:value="964.76" calcext:value-type="float">
            <text:p>964.76</text:p>
          </table:table-cell>
          <table:table-cell office:value-type="float" office:value="0.73" calcext:value-type="float">
            <text:p>0.73</text:p>
          </table:table-cell>
          <table:table-cell office:value-type="float" office:value="-0.97" calcext:value-type="float">
            <text:p>-0.97</text:p>
          </table:table-cell>
          <table:table-cell office:value-type="float" office:value="176.11" calcext:value-type="float">
            <text:p>176.1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305" calcext:value-type="float">
            <text:p>48.305</text:p>
          </table:table-cell>
          <table:table-cell/>
          <table:table-cell office:value-type="float" office:value="-61.66" calcext:value-type="float">
            <text:p>-61.66</text:p>
          </table:table-cell>
          <table:table-cell office:value-type="float" office:value="253.5" calcext:value-type="float">
            <text:p>253.5</text:p>
          </table:table-cell>
          <table:table-cell office:value-type="float" office:value="954.03" calcext:value-type="float">
            <text:p>954.03</text:p>
          </table:table-cell>
          <table:table-cell office:value-type="float" office:value="1.61" calcext:value-type="float">
            <text:p>1.61</text:p>
          </table:table-cell>
          <table:table-cell office:value-type="float" office:value="-3.19" calcext:value-type="float">
            <text:p>-3.19</text:p>
          </table:table-cell>
          <table:table-cell office:value-type="float" office:value="177.47" calcext:value-type="float">
            <text:p>177.47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366" calcext:value-type="float">
            <text:p>48.366</text:p>
          </table:table-cell>
          <table:table-cell/>
          <table:table-cell office:value-type="float" office:value="-62.01" calcext:value-type="float">
            <text:p>-62.01</text:p>
          </table:table-cell>
          <table:table-cell office:value-type="float" office:value="252.7" calcext:value-type="float">
            <text:p>252.7</text:p>
          </table:table-cell>
          <table:table-cell office:value-type="float" office:value="954.78" calcext:value-type="float">
            <text:p>954.78</text:p>
          </table:table-cell>
          <table:table-cell office:value-type="float" office:value="0.7" calcext:value-type="float">
            <text:p>0.7</text:p>
          </table:table-cell>
          <table:table-cell office:value-type="float" office:value="-1.24" calcext:value-type="float">
            <text:p>-1.24</text:p>
          </table:table-cell>
          <table:table-cell office:value-type="float" office:value="155.03" calcext:value-type="float">
            <text:p>155.0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413" calcext:value-type="float">
            <text:p>48.413</text:p>
          </table:table-cell>
          <table:table-cell/>
          <table:table-cell office:value-type="float" office:value="-63.21" calcext:value-type="float">
            <text:p>-63.21</text:p>
          </table:table-cell>
          <table:table-cell office:value-type="float" office:value="249.75" calcext:value-type="float">
            <text:p>249.75</text:p>
          </table:table-cell>
          <table:table-cell office:value-type="float" office:value="948.94" calcext:value-type="float">
            <text:p>948.94</text:p>
          </table:table-cell>
          <table:table-cell office:value-type="float" office:value="1.89" calcext:value-type="float">
            <text:p>1.89</text:p>
          </table:table-cell>
          <table:table-cell office:value-type="float" office:value="-3.94" calcext:value-type="float">
            <text:p>-3.94</text:p>
          </table:table-cell>
          <table:table-cell office:value-type="float" office:value="175.46" calcext:value-type="float">
            <text:p>175.4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462" calcext:value-type="float">
            <text:p>48.462</text:p>
          </table:table-cell>
          <table:table-cell/>
          <table:table-cell office:value-type="float" office:value="-64.47" calcext:value-type="float">
            <text:p>-64.47</text:p>
          </table:table-cell>
          <table:table-cell office:value-type="float" office:value="246.98" calcext:value-type="float">
            <text:p>246.98</text:p>
          </table:table-cell>
          <table:table-cell office:value-type="float" office:value="943.45" calcext:value-type="float">
            <text:p>943.45</text:p>
          </table:table-cell>
          <table:table-cell office:value-type="float" office:value="1.36" calcext:value-type="float">
            <text:p>1.36</text:p>
          </table:table-cell>
          <table:table-cell office:value-type="float" office:value="-0.99" calcext:value-type="float">
            <text:p>-0.99</text:p>
          </table:table-cell>
          <table:table-cell office:value-type="float" office:value="175.18" calcext:value-type="float">
            <text:p>175.18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508" calcext:value-type="float">
            <text:p>48.508</text:p>
          </table:table-cell>
          <table:table-cell/>
          <table:table-cell office:value-type="float" office:value="-74.83" calcext:value-type="float">
            <text:p>-74.83</text:p>
          </table:table-cell>
          <table:table-cell office:value-type="float" office:value="238.24" calcext:value-type="float">
            <text:p>238.24</text:p>
          </table:table-cell>
          <table:table-cell office:value-type="float" office:value="926.18" calcext:value-type="float">
            <text:p>926.18</text:p>
          </table:table-cell>
          <table:table-cell office:value-type="float" office:value="2.11" calcext:value-type="float">
            <text:p>2.11</text:p>
          </table:table-cell>
          <table:table-cell office:value-type="float" office:value="-6.95" calcext:value-type="float">
            <text:p>-6.95</text:p>
          </table:table-cell>
          <table:table-cell office:value-type="float" office:value="177.38" calcext:value-type="float">
            <text:p>177.38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557" calcext:value-type="float">
            <text:p>48.557</text:p>
          </table:table-cell>
          <table:table-cell/>
          <table:table-cell office:value-type="float" office:value="-78.62" calcext:value-type="float">
            <text:p>-78.62</text:p>
          </table:table-cell>
          <table:table-cell office:value-type="float" office:value="236.31" calcext:value-type="float">
            <text:p>236.31</text:p>
          </table:table-cell>
          <table:table-cell office:value-type="float" office:value="926.37" calcext:value-type="float">
            <text:p>926.37</text:p>
          </table:table-cell>
          <table:table-cell office:value-type="float" office:value="0.97" calcext:value-type="float">
            <text:p>0.97</text:p>
          </table:table-cell>
          <table:table-cell office:value-type="float" office:value="-2.41" calcext:value-type="float">
            <text:p>-2.41</text:p>
          </table:table-cell>
          <table:table-cell office:value-type="float" office:value="153.73" calcext:value-type="float">
            <text:p>153.7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605" calcext:value-type="float">
            <text:p>48.605</text:p>
          </table:table-cell>
          <table:table-cell/>
          <table:table-cell office:value-type="float" office:value="-85.59" calcext:value-type="float">
            <text:p>-85.59</text:p>
          </table:table-cell>
          <table:table-cell office:value-type="float" office:value="234.36" calcext:value-type="float">
            <text:p>234.36</text:p>
          </table:table-cell>
          <table:table-cell office:value-type="float" office:value="924.78" calcext:value-type="float">
            <text:p>924.78</text:p>
          </table:table-cell>
          <table:table-cell office:value-type="float" office:value="2.22" calcext:value-type="float">
            <text:p>2.22</text:p>
          </table:table-cell>
          <table:table-cell office:value-type="float" office:value="-8.75" calcext:value-type="float">
            <text:p>-8.75</text:p>
          </table:table-cell>
          <table:table-cell office:value-type="float" office:value="176.24" calcext:value-type="float">
            <text:p>176.2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656" calcext:value-type="float">
            <text:p>48.656</text:p>
          </table:table-cell>
          <table:table-cell/>
          <table:table-cell office:value-type="float" office:value="-88.43" calcext:value-type="float">
            <text:p>-88.43</text:p>
          </table:table-cell>
          <table:table-cell office:value-type="float" office:value="231.84" calcext:value-type="float">
            <text:p>231.84</text:p>
          </table:table-cell>
          <table:table-cell office:value-type="float" office:value="919.12" calcext:value-type="float">
            <text:p>919.12</text:p>
          </table:table-cell>
          <table:table-cell office:value-type="float" office:value="-0.54" calcext:value-type="float">
            <text:p>-0.54</text:p>
          </table:table-cell>
          <table:table-cell office:value-type="float" office:value="-0.65" calcext:value-type="float">
            <text:p>-0.65</text:p>
          </table:table-cell>
          <table:table-cell office:value-type="float" office:value="153.7" calcext:value-type="float">
            <text:p>153.7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702" calcext:value-type="float">
            <text:p>48.702</text:p>
          </table:table-cell>
          <table:table-cell/>
          <table:table-cell office:value-type="float" office:value="-95.93" calcext:value-type="float">
            <text:p>-95.93</text:p>
          </table:table-cell>
          <table:table-cell office:value-type="float" office:value="228.48" calcext:value-type="float">
            <text:p>228.48</text:p>
          </table:table-cell>
          <table:table-cell office:value-type="float" office:value="914.01" calcext:value-type="float">
            <text:p>914.01</text:p>
          </table:table-cell>
          <table:table-cell office:value-type="float" office:value="1.44" calcext:value-type="float">
            <text:p>1.44</text:p>
          </table:table-cell>
          <table:table-cell office:value-type="float" office:value="-9.77" calcext:value-type="float">
            <text:p>-9.77</text:p>
          </table:table-cell>
          <table:table-cell office:value-type="float" office:value="178.11" calcext:value-type="float">
            <text:p>178.1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/>
          <table:table-cell office:value-type="float" office:value="-102.84" calcext:value-type="float">
            <text:p>-102.84</text:p>
          </table:table-cell>
          <table:table-cell office:value-type="float" office:value="226.32" calcext:value-type="float">
            <text:p>226.32</text:p>
          </table:table-cell>
          <table:table-cell office:value-type="float" office:value="914.9" calcext:value-type="float">
            <text:p>914.9</text:p>
          </table:table-cell>
          <table:table-cell office:value-type="float" office:value="0.27" calcext:value-type="float">
            <text:p>0.27</text:p>
          </table:table-cell>
          <table:table-cell office:value-type="float" office:value="-9.39" calcext:value-type="float">
            <text:p>-9.39</text:p>
          </table:table-cell>
          <table:table-cell office:value-type="float" office:value="176.26" calcext:value-type="float">
            <text:p>176.2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796" calcext:value-type="float">
            <text:p>48.796</text:p>
          </table:table-cell>
          <table:table-cell/>
          <table:table-cell office:value-type="float" office:value="-110.84" calcext:value-type="float">
            <text:p>-110.84</text:p>
          </table:table-cell>
          <table:table-cell office:value-type="float" office:value="223.59" calcext:value-type="float">
            <text:p>223.59</text:p>
          </table:table-cell>
          <table:table-cell office:value-type="float" office:value="913.02" calcext:value-type="float">
            <text:p>913.02</text:p>
          </table:table-cell>
          <table:table-cell office:value-type="float" office:value="-2.01" calcext:value-type="float">
            <text:p>-2.01</text:p>
          </table:table-cell>
          <table:table-cell office:value-type="float" office:value="1" calcext:value-type="float">
            <text:p>1</text:p>
          </table:table-cell>
          <table:table-cell office:value-type="float" office:value="157.96" calcext:value-type="float">
            <text:p>157.9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846" calcext:value-type="float">
            <text:p>48.846</text:p>
          </table:table-cell>
          <table:table-cell/>
          <table:table-cell office:value-type="float" office:value="-116.93" calcext:value-type="float">
            <text:p>-116.93</text:p>
          </table:table-cell>
          <table:table-cell office:value-type="float" office:value="222.32" calcext:value-type="float">
            <text:p>222.32</text:p>
          </table:table-cell>
          <table:table-cell office:value-type="float" office:value="911.83" calcext:value-type="float">
            <text:p>911.83</text:p>
          </table:table-cell>
          <table:table-cell office:value-type="float" office:value="1.03" calcext:value-type="float">
            <text:p>1.03</text:p>
          </table:table-cell>
          <table:table-cell office:value-type="float" office:value="-12.76" calcext:value-type="float">
            <text:p>-12.76</text:p>
          </table:table-cell>
          <table:table-cell office:value-type="float" office:value="177.22" calcext:value-type="float">
            <text:p>177.2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892" calcext:value-type="float">
            <text:p>48.892</text:p>
          </table:table-cell>
          <table:table-cell/>
          <table:table-cell office:value-type="float" office:value="-122.07" calcext:value-type="float">
            <text:p>-122.07</text:p>
          </table:table-cell>
          <table:table-cell office:value-type="float" office:value="221.29" calcext:value-type="float">
            <text:p>221.29</text:p>
          </table:table-cell>
          <table:table-cell office:value-type="float" office:value="912.04" calcext:value-type="float">
            <text:p>912.04</text:p>
          </table:table-cell>
          <table:table-cell office:value-type="float" office:value="1.04" calcext:value-type="float">
            <text:p>1.04</text:p>
          </table:table-cell>
          <table:table-cell office:value-type="float" office:value="-12.95" calcext:value-type="float">
            <text:p>-12.95</text:p>
          </table:table-cell>
          <table:table-cell office:value-type="float" office:value="177.13" calcext:value-type="float">
            <text:p>177.1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941" calcext:value-type="float">
            <text:p>48.941</text:p>
          </table:table-cell>
          <table:table-cell/>
          <table:table-cell office:value-type="float" office:value="-126.52" calcext:value-type="float">
            <text:p>-126.52</text:p>
          </table:table-cell>
          <table:table-cell office:value-type="float" office:value="221.71" calcext:value-type="float">
            <text:p>221.71</text:p>
          </table:table-cell>
          <table:table-cell office:value-type="float" office:value="916.49" calcext:value-type="float">
            <text:p>916.49</text:p>
          </table:table-cell>
          <table:table-cell office:value-type="float" office:value="2.09" calcext:value-type="float">
            <text:p>2.09</text:p>
          </table:table-cell>
          <table:table-cell office:value-type="float" office:value="-13.37" calcext:value-type="float">
            <text:p>-13.37</text:p>
          </table:table-cell>
          <table:table-cell office:value-type="float" office:value="177.28" calcext:value-type="float">
            <text:p>177.28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.987" calcext:value-type="float">
            <text:p>48.987</text:p>
          </table:table-cell>
          <table:table-cell/>
          <table:table-cell office:value-type="float" office:value="-130.94" calcext:value-type="float">
            <text:p>-130.94</text:p>
          </table:table-cell>
          <table:table-cell office:value-type="float" office:value="219.5" calcext:value-type="float">
            <text:p>219.5</text:p>
          </table:table-cell>
          <table:table-cell office:value-type="float" office:value="912.43" calcext:value-type="float">
            <text:p>912.43</text:p>
          </table:table-cell>
          <table:table-cell office:value-type="float" office:value="1.73" calcext:value-type="float">
            <text:p>1.73</text:p>
          </table:table-cell>
          <table:table-cell office:value-type="float" office:value="-13.22" calcext:value-type="float">
            <text:p>-13.22</text:p>
          </table:table-cell>
          <table:table-cell office:value-type="float" office:value="176.88" calcext:value-type="float">
            <text:p>176.88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036" calcext:value-type="float">
            <text:p>49.036</text:p>
          </table:table-cell>
          <table:table-cell/>
          <table:table-cell office:value-type="float" office:value="-134.66" calcext:value-type="float">
            <text:p>-134.66</text:p>
          </table:table-cell>
          <table:table-cell office:value-type="float" office:value="218.74" calcext:value-type="float">
            <text:p>218.74</text:p>
          </table:table-cell>
          <table:table-cell office:value-type="float" office:value="912.6" calcext:value-type="float">
            <text:p>912.6</text:p>
          </table:table-cell>
          <table:table-cell office:value-type="float" office:value="1.08" calcext:value-type="float">
            <text:p>1.08</text:p>
          </table:table-cell>
          <table:table-cell office:value-type="float" office:value="-13.42" calcext:value-type="float">
            <text:p>-13.42</text:p>
          </table:table-cell>
          <table:table-cell office:value-type="float" office:value="176.9" calcext:value-type="float">
            <text:p>176.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081" calcext:value-type="float">
            <text:p>49.081</text:p>
          </table:table-cell>
          <table:table-cell/>
          <table:table-cell office:value-type="float" office:value="-138.29" calcext:value-type="float">
            <text:p>-138.29</text:p>
          </table:table-cell>
          <table:table-cell office:value-type="float" office:value="218.56" calcext:value-type="float">
            <text:p>218.56</text:p>
          </table:table-cell>
          <table:table-cell office:value-type="float" office:value="913.95" calcext:value-type="float">
            <text:p>913.95</text:p>
          </table:table-cell>
          <table:table-cell office:value-type="float" office:value="0.92" calcext:value-type="float">
            <text:p>0.92</text:p>
          </table:table-cell>
          <table:table-cell office:value-type="float" office:value="-13.14" calcext:value-type="float">
            <text:p>-13.14</text:p>
          </table:table-cell>
          <table:table-cell office:value-type="float" office:value="179.47" calcext:value-type="float">
            <text:p>179.47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131" calcext:value-type="float">
            <text:p>49.131</text:p>
          </table:table-cell>
          <table:table-cell/>
          <table:table-cell office:value-type="float" office:value="-139.2" calcext:value-type="float">
            <text:p>-139.2</text:p>
          </table:table-cell>
          <table:table-cell office:value-type="float" office:value="217.32" calcext:value-type="float">
            <text:p>217.32</text:p>
          </table:table-cell>
          <table:table-cell office:value-type="float" office:value="911.69" calcext:value-type="float">
            <text:p>911.69</text:p>
          </table:table-cell>
          <table:table-cell office:value-type="float" office:value="-1.13" calcext:value-type="float">
            <text:p>-1.13</text:p>
          </table:table-cell>
          <table:table-cell office:value-type="float" office:value="-2.92" calcext:value-type="float">
            <text:p>-2.92</text:p>
          </table:table-cell>
          <table:table-cell office:value-type="float" office:value="154.53" calcext:value-type="float">
            <text:p>154.5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177" calcext:value-type="float">
            <text:p>49.177</text:p>
          </table:table-cell>
          <table:table-cell/>
          <table:table-cell office:value-type="float" office:value="-139.71" calcext:value-type="float">
            <text:p>-139.71</text:p>
          </table:table-cell>
          <table:table-cell office:value-type="float" office:value="217.71" calcext:value-type="float">
            <text:p>217.71</text:p>
          </table:table-cell>
          <table:table-cell office:value-type="float" office:value="912.1" calcext:value-type="float">
            <text:p>912.1</text:p>
          </table:table-cell>
          <table:table-cell office:value-type="float" office:value="0.9" calcext:value-type="float">
            <text:p>0.9</text:p>
          </table:table-cell>
          <table:table-cell office:value-type="float" office:value="-14.06" calcext:value-type="float">
            <text:p>-14.06</text:p>
          </table:table-cell>
          <table:table-cell office:value-type="float" office:value="178.75" calcext:value-type="float">
            <text:p>178.75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225" calcext:value-type="float">
            <text:p>49.225</text:p>
          </table:table-cell>
          <table:table-cell/>
          <table:table-cell office:value-type="float" office:value="-140.77" calcext:value-type="float">
            <text:p>-140.77</text:p>
          </table:table-cell>
          <table:table-cell office:value-type="float" office:value="217.33" calcext:value-type="float">
            <text:p>217.33</text:p>
          </table:table-cell>
          <table:table-cell office:value-type="float" office:value="911.66" calcext:value-type="float">
            <text:p>911.66</text:p>
          </table:table-cell>
          <table:table-cell office:value-type="float" office:value="0.99" calcext:value-type="float">
            <text:p>0.99</text:p>
          </table:table-cell>
          <table:table-cell office:value-type="float" office:value="-14.7" calcext:value-type="float">
            <text:p>-14.7</text:p>
          </table:table-cell>
          <table:table-cell office:value-type="float" office:value="178.71" calcext:value-type="float">
            <text:p>178.7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272" calcext:value-type="float">
            <text:p>49.272</text:p>
          </table:table-cell>
          <table:table-cell/>
          <table:table-cell office:value-type="float" office:value="-141.06" calcext:value-type="float">
            <text:p>-141.06</text:p>
          </table:table-cell>
          <table:table-cell office:value-type="float" office:value="215.87" calcext:value-type="float">
            <text:p>215.87</text:p>
          </table:table-cell>
          <table:table-cell office:value-type="float" office:value="908.94" calcext:value-type="float">
            <text:p>908.94</text:p>
          </table:table-cell>
          <table:table-cell office:value-type="float" office:value="-1.42" calcext:value-type="float">
            <text:p>-1.42</text:p>
          </table:table-cell>
          <table:table-cell office:value-type="float" office:value="-1.71" calcext:value-type="float">
            <text:p>-1.71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321" calcext:value-type="float">
            <text:p>49.321</text:p>
          </table:table-cell>
          <table:table-cell/>
          <table:table-cell office:value-type="float" office:value="-141.22" calcext:value-type="float">
            <text:p>-141.22</text:p>
          </table:table-cell>
          <table:table-cell office:value-type="float" office:value="216.06" calcext:value-type="float">
            <text:p>216.06</text:p>
          </table:table-cell>
          <table:table-cell office:value-type="float" office:value="908.01" calcext:value-type="float">
            <text:p>908.01</text:p>
          </table:table-cell>
          <table:table-cell office:value-type="float" office:value="-2.5" calcext:value-type="float">
            <text:p>-2.5</text:p>
          </table:table-cell>
          <table:table-cell office:value-type="float" office:value="-1.43" calcext:value-type="float">
            <text:p>-1.43</text:p>
          </table:table-cell>
          <table:table-cell office:value-type="float" office:value="155.23" calcext:value-type="float">
            <text:p>155.2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368" calcext:value-type="float">
            <text:p>49.368</text:p>
          </table:table-cell>
          <table:table-cell/>
          <table:table-cell office:value-type="float" office:value="-141.47" calcext:value-type="float">
            <text:p>-141.47</text:p>
          </table:table-cell>
          <table:table-cell office:value-type="float" office:value="217.5" calcext:value-type="float">
            <text:p>217.5</text:p>
          </table:table-cell>
          <table:table-cell office:value-type="float" office:value="908.84" calcext:value-type="float">
            <text:p>908.84</text:p>
          </table:table-cell>
          <table:table-cell office:value-type="float" office:value="1.36" calcext:value-type="float">
            <text:p>1.36</text:p>
          </table:table-cell>
          <table:table-cell office:value-type="float" office:value="-16.14" calcext:value-type="float">
            <text:p>-16.14</text:p>
          </table:table-cell>
          <table:table-cell office:value-type="float" office:value="176.18" calcext:value-type="float">
            <text:p>176.18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418" calcext:value-type="float">
            <text:p>49.418</text:p>
          </table:table-cell>
          <table:table-cell/>
          <table:table-cell office:value-type="float" office:value="-141.51" calcext:value-type="float">
            <text:p>-141.51</text:p>
          </table:table-cell>
          <table:table-cell office:value-type="float" office:value="216.81" calcext:value-type="float">
            <text:p>216.81</text:p>
          </table:table-cell>
          <table:table-cell office:value-type="float" office:value="903.33" calcext:value-type="float">
            <text:p>903.33</text:p>
          </table:table-cell>
          <table:table-cell office:value-type="float" office:value="-2.22" calcext:value-type="float">
            <text:p>-2.22</text:p>
          </table:table-cell>
          <table:table-cell office:value-type="float" office:value="-1.23" calcext:value-type="float">
            <text:p>-1.23</text:p>
          </table:table-cell>
          <table:table-cell office:value-type="float" office:value="155.41" calcext:value-type="float">
            <text:p>155.4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464" calcext:value-type="float">
            <text:p>49.464</text:p>
          </table:table-cell>
          <table:table-cell/>
          <table:table-cell office:value-type="float" office:value="-141.47" calcext:value-type="float">
            <text:p>-141.47</text:p>
          </table:table-cell>
          <table:table-cell office:value-type="float" office:value="216.91" calcext:value-type="float">
            <text:p>216.91</text:p>
          </table:table-cell>
          <table:table-cell office:value-type="float" office:value="903.09" calcext:value-type="float">
            <text:p>903.09</text:p>
          </table:table-cell>
          <table:table-cell office:value-type="float" office:value="-2.41" calcext:value-type="float">
            <text:p>-2.41</text:p>
          </table:table-cell>
          <table:table-cell office:value-type="float" office:value="-1.92" calcext:value-type="float">
            <text:p>-1.92</text:p>
          </table:table-cell>
          <table:table-cell office:value-type="float" office:value="156.71" calcext:value-type="float">
            <text:p>156.7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513" calcext:value-type="float">
            <text:p>49.513</text:p>
          </table:table-cell>
          <table:table-cell/>
          <table:table-cell office:value-type="float" office:value="-140.81" calcext:value-type="float">
            <text:p>-140.81</text:p>
          </table:table-cell>
          <table:table-cell office:value-type="float" office:value="217.08" calcext:value-type="float">
            <text:p>217.08</text:p>
          </table:table-cell>
          <table:table-cell office:value-type="float" office:value="903.6" calcext:value-type="float">
            <text:p>903.6</text:p>
          </table:table-cell>
          <table:table-cell office:value-type="float" office:value="1.28" calcext:value-type="float">
            <text:p>1.28</text:p>
          </table:table-cell>
          <table:table-cell office:value-type="float" office:value="-15.88" calcext:value-type="float">
            <text:p>-15.88</text:p>
          </table:table-cell>
          <table:table-cell office:value-type="float" office:value="174.39" calcext:value-type="float">
            <text:p>174.3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56" calcext:value-type="float">
            <text:p>49.56</text:p>
          </table:table-cell>
          <table:table-cell/>
          <table:table-cell office:value-type="float" office:value="-140.23" calcext:value-type="float">
            <text:p>-140.23</text:p>
          </table:table-cell>
          <table:table-cell office:value-type="float" office:value="216.5" calcext:value-type="float">
            <text:p>216.5</text:p>
          </table:table-cell>
          <table:table-cell office:value-type="float" office:value="903.55" calcext:value-type="float">
            <text:p>903.55</text:p>
          </table:table-cell>
          <table:table-cell office:value-type="float" office:value="1.27" calcext:value-type="float">
            <text:p>1.27</text:p>
          </table:table-cell>
          <table:table-cell office:value-type="float" office:value="-15.88" calcext:value-type="float">
            <text:p>-15.88</text:p>
          </table:table-cell>
          <table:table-cell office:value-type="float" office:value="174.43" calcext:value-type="float">
            <text:p>174.4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608" calcext:value-type="float">
            <text:p>49.608</text:p>
          </table:table-cell>
          <table:table-cell/>
          <table:table-cell office:value-type="float" office:value="-140.19" calcext:value-type="float">
            <text:p>-140.19</text:p>
          </table:table-cell>
          <table:table-cell office:value-type="float" office:value="215.21" calcext:value-type="float">
            <text:p>215.21</text:p>
          </table:table-cell>
          <table:table-cell office:value-type="float" office:value="901.49" calcext:value-type="float">
            <text:p>901.49</text:p>
          </table:table-cell>
          <table:table-cell office:value-type="float" office:value="-2.27" calcext:value-type="float">
            <text:p>-2.27</text:p>
          </table:table-cell>
          <table:table-cell office:value-type="float" office:value="-3.64" calcext:value-type="float">
            <text:p>-3.64</text:p>
          </table:table-cell>
          <table:table-cell office:value-type="float" office:value="154.81" calcext:value-type="float">
            <text:p>154.8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656" calcext:value-type="float">
            <text:p>49.656</text:p>
          </table:table-cell>
          <table:table-cell/>
          <table:table-cell office:value-type="float" office:value="-138.68" calcext:value-type="float">
            <text:p>-138.68</text:p>
          </table:table-cell>
          <table:table-cell office:value-type="float" office:value="213.51" calcext:value-type="float">
            <text:p>213.51</text:p>
          </table:table-cell>
          <table:table-cell office:value-type="float" office:value="899.35" calcext:value-type="float">
            <text:p>899.35</text:p>
          </table:table-cell>
          <table:table-cell office:value-type="float" office:value="1.19" calcext:value-type="float">
            <text:p>1.19</text:p>
          </table:table-cell>
          <table:table-cell office:value-type="float" office:value="-18.08" calcext:value-type="float">
            <text:p>-18.08</text:p>
          </table:table-cell>
          <table:table-cell office:value-type="float" office:value="175.87" calcext:value-type="float">
            <text:p>175.87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706" calcext:value-type="float">
            <text:p>49.706</text:p>
          </table:table-cell>
          <table:table-cell/>
          <table:table-cell office:value-type="float" office:value="-140.11" calcext:value-type="float">
            <text:p>-140.11</text:p>
          </table:table-cell>
          <table:table-cell office:value-type="float" office:value="215.73" calcext:value-type="float">
            <text:p>215.73</text:p>
          </table:table-cell>
          <table:table-cell office:value-type="float" office:value="909.38" calcext:value-type="float">
            <text:p>909.38</text:p>
          </table:table-cell>
          <table:table-cell office:value-type="float" office:value="0.87" calcext:value-type="float">
            <text:p>0.87</text:p>
          </table:table-cell>
          <table:table-cell office:value-type="float" office:value="-15.53" calcext:value-type="float">
            <text:p>-15.53</text:p>
          </table:table-cell>
          <table:table-cell office:value-type="float" office:value="174.2" calcext:value-type="float">
            <text:p>174.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753" calcext:value-type="float">
            <text:p>49.753</text:p>
          </table:table-cell>
          <table:table-cell/>
          <table:table-cell office:value-type="float" office:value="-139.57" calcext:value-type="float">
            <text:p>-139.57</text:p>
          </table:table-cell>
          <table:table-cell office:value-type="float" office:value="213.67" calcext:value-type="float">
            <text:p>213.67</text:p>
          </table:table-cell>
          <table:table-cell office:value-type="float" office:value="903.92" calcext:value-type="float">
            <text:p>903.92</text:p>
          </table:table-cell>
          <table:table-cell office:value-type="float" office:value="-2.42" calcext:value-type="float">
            <text:p>-2.42</text:p>
          </table:table-cell>
          <table:table-cell office:value-type="float" office:value="-1.61" calcext:value-type="float">
            <text:p>-1.61</text:p>
          </table:table-cell>
          <table:table-cell office:value-type="float" office:value="157.59" calcext:value-type="float">
            <text:p>157.5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802" calcext:value-type="float">
            <text:p>49.802</text:p>
          </table:table-cell>
          <table:table-cell/>
          <table:table-cell office:value-type="float" office:value="-139.13" calcext:value-type="float">
            <text:p>-139.13</text:p>
          </table:table-cell>
          <table:table-cell office:value-type="float" office:value="212.37" calcext:value-type="float">
            <text:p>212.37</text:p>
          </table:table-cell>
          <table:table-cell office:value-type="float" office:value="907.8" calcext:value-type="float">
            <text:p>907.8</text:p>
          </table:table-cell>
          <table:table-cell office:value-type="float" office:value="0.18" calcext:value-type="float">
            <text:p>0.18</text:p>
          </table:table-cell>
          <table:table-cell office:value-type="float" office:value="-14.24" calcext:value-type="float">
            <text:p>-14.24</text:p>
          </table:table-cell>
          <table:table-cell office:value-type="float" office:value="176.61" calcext:value-type="float">
            <text:p>176.6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85" calcext:value-type="float">
            <text:p>49.85</text:p>
          </table:table-cell>
          <table:table-cell/>
          <table:table-cell office:value-type="float" office:value="-138.7" calcext:value-type="float">
            <text:p>-138.7</text:p>
          </table:table-cell>
          <table:table-cell office:value-type="float" office:value="211.79" calcext:value-type="float">
            <text:p>211.79</text:p>
          </table:table-cell>
          <table:table-cell office:value-type="float" office:value="908.03" calcext:value-type="float">
            <text:p>908.03</text:p>
          </table:table-cell>
          <table:table-cell office:value-type="float" office:value="1.33" calcext:value-type="float">
            <text:p>1.33</text:p>
          </table:table-cell>
          <table:table-cell office:value-type="float" office:value="-16.38" calcext:value-type="float">
            <text:p>-16.38</text:p>
          </table:table-cell>
          <table:table-cell office:value-type="float" office:value="171.85" calcext:value-type="float">
            <text:p>171.85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901" calcext:value-type="float">
            <text:p>49.901</text:p>
          </table:table-cell>
          <table:table-cell/>
          <table:table-cell office:value-type="float" office:value="-136.49" calcext:value-type="float">
            <text:p>-136.49</text:p>
          </table:table-cell>
          <table:table-cell office:value-type="float" office:value="208.42" calcext:value-type="float">
            <text:p>208.42</text:p>
          </table:table-cell>
          <table:table-cell office:value-type="float" office:value="901.21" calcext:value-type="float">
            <text:p>901.21</text:p>
          </table:table-cell>
          <table:table-cell office:value-type="float" office:value="-0.8" calcext:value-type="float">
            <text:p>-0.8</text:p>
          </table:table-cell>
          <table:table-cell office:value-type="float" office:value="-5.87" calcext:value-type="float">
            <text:p>-5.87</text:p>
          </table:table-cell>
          <table:table-cell office:value-type="float" office:value="153.84" calcext:value-type="float">
            <text:p>153.8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949" calcext:value-type="float">
            <text:p>49.949</text:p>
          </table:table-cell>
          <table:table-cell/>
          <table:table-cell office:value-type="float" office:value="-135.2" calcext:value-type="float">
            <text:p>-135.2</text:p>
          </table:table-cell>
          <table:table-cell office:value-type="float" office:value="208.91" calcext:value-type="float">
            <text:p>208.91</text:p>
          </table:table-cell>
          <table:table-cell office:value-type="float" office:value="905.33" calcext:value-type="float">
            <text:p>905.33</text:p>
          </table:table-cell>
          <table:table-cell office:value-type="float" office:value="1.51" calcext:value-type="float">
            <text:p>1.51</text:p>
          </table:table-cell>
          <table:table-cell office:value-type="float" office:value="-11.21" calcext:value-type="float">
            <text:p>-11.21</text:p>
          </table:table-cell>
          <table:table-cell office:value-type="float" office:value="177.82" calcext:value-type="float">
            <text:p>177.8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.999" calcext:value-type="float">
            <text:p>49.999</text:p>
          </table:table-cell>
          <table:table-cell/>
          <table:table-cell office:value-type="float" office:value="-134.87" calcext:value-type="float">
            <text:p>-134.87</text:p>
          </table:table-cell>
          <table:table-cell office:value-type="float" office:value="209.75" calcext:value-type="float">
            <text:p>209.75</text:p>
          </table:table-cell>
          <table:table-cell office:value-type="float" office:value="912.96" calcext:value-type="float">
            <text:p>912.96</text:p>
          </table:table-cell>
          <table:table-cell office:value-type="float" office:value="1.96" calcext:value-type="float">
            <text:p>1.96</text:p>
          </table:table-cell>
          <table:table-cell office:value-type="float" office:value="-13.52" calcext:value-type="float">
            <text:p>-13.52</text:p>
          </table:table-cell>
          <table:table-cell office:value-type="float" office:value="174.81" calcext:value-type="float">
            <text:p>174.8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047" calcext:value-type="float">
            <text:p>50.047</text:p>
          </table:table-cell>
          <table:table-cell/>
          <table:table-cell office:value-type="float" office:value="-133.04" calcext:value-type="float">
            <text:p>-133.04</text:p>
          </table:table-cell>
          <table:table-cell office:value-type="float" office:value="209.68" calcext:value-type="float">
            <text:p>209.68</text:p>
          </table:table-cell>
          <table:table-cell office:value-type="float" office:value="915.51" calcext:value-type="float">
            <text:p>915.51</text:p>
          </table:table-cell>
          <table:table-cell office:value-type="float" office:value="0.94" calcext:value-type="float">
            <text:p>0.94</text:p>
          </table:table-cell>
          <table:table-cell office:value-type="float" office:value="-4.89" calcext:value-type="float">
            <text:p>-4.89</text:p>
          </table:table-cell>
          <table:table-cell office:value-type="float" office:value="158.02" calcext:value-type="float">
            <text:p>158.0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098" calcext:value-type="float">
            <text:p>50.098</text:p>
          </table:table-cell>
          <table:table-cell/>
          <table:table-cell office:value-type="float" office:value="-131.46" calcext:value-type="float">
            <text:p>-131.46</text:p>
          </table:table-cell>
          <table:table-cell office:value-type="float" office:value="209.31" calcext:value-type="float">
            <text:p>209.31</text:p>
          </table:table-cell>
          <table:table-cell office:value-type="float" office:value="909.91" calcext:value-type="float">
            <text:p>909.91</text:p>
          </table:table-cell>
          <table:table-cell office:value-type="float" office:value="1.99" calcext:value-type="float">
            <text:p>1.99</text:p>
          </table:table-cell>
          <table:table-cell office:value-type="float" office:value="-10.85" calcext:value-type="float">
            <text:p>-10.85</text:p>
          </table:table-cell>
          <table:table-cell office:value-type="float" office:value="176.35" calcext:value-type="float">
            <text:p>176.35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146" calcext:value-type="float">
            <text:p>50.146</text:p>
          </table:table-cell>
          <table:table-cell/>
          <table:table-cell office:value-type="float" office:value="-130.53" calcext:value-type="float">
            <text:p>-130.53</text:p>
          </table:table-cell>
          <table:table-cell office:value-type="float" office:value="209.43" calcext:value-type="float">
            <text:p>209.43</text:p>
          </table:table-cell>
          <table:table-cell office:value-type="float" office:value="908.69" calcext:value-type="float">
            <text:p>908.69</text:p>
          </table:table-cell>
          <table:table-cell office:value-type="float" office:value="2.78" calcext:value-type="float">
            <text:p>2.78</text:p>
          </table:table-cell>
          <table:table-cell office:value-type="float" office:value="-15.21" calcext:value-type="float">
            <text:p>-15.21</text:p>
          </table:table-cell>
          <table:table-cell office:value-type="float" office:value="174.53" calcext:value-type="float">
            <text:p>174.5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194" calcext:value-type="float">
            <text:p>50.194</text:p>
          </table:table-cell>
          <table:table-cell/>
          <table:table-cell office:value-type="float" office:value="-129.54" calcext:value-type="float">
            <text:p>-129.54</text:p>
          </table:table-cell>
          <table:table-cell office:value-type="float" office:value="208.4" calcext:value-type="float">
            <text:p>208.4</text:p>
          </table:table-cell>
          <table:table-cell office:value-type="float" office:value="906.71" calcext:value-type="float">
            <text:p>906.71</text:p>
          </table:table-cell>
          <table:table-cell office:value-type="float" office:value="1.67" calcext:value-type="float">
            <text:p>1.67</text:p>
          </table:table-cell>
          <table:table-cell office:value-type="float" office:value="-13.87" calcext:value-type="float">
            <text:p>-13.87</text:p>
          </table:table-cell>
          <table:table-cell office:value-type="float" office:value="175.46" calcext:value-type="float">
            <text:p>175.4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239" calcext:value-type="float">
            <text:p>50.239</text:p>
          </table:table-cell>
          <table:table-cell/>
          <table:table-cell office:value-type="float" office:value="-129.95" calcext:value-type="float">
            <text:p>-129.95</text:p>
          </table:table-cell>
          <table:table-cell office:value-type="float" office:value="209.31" calcext:value-type="float">
            <text:p>209.31</text:p>
          </table:table-cell>
          <table:table-cell office:value-type="float" office:value="912.58" calcext:value-type="float">
            <text:p>912.58</text:p>
          </table:table-cell>
          <table:table-cell office:value-type="float" office:value="2.6" calcext:value-type="float">
            <text:p>2.6</text:p>
          </table:table-cell>
          <table:table-cell office:value-type="float" office:value="-13.31" calcext:value-type="float">
            <text:p>-13.31</text:p>
          </table:table-cell>
          <table:table-cell office:value-type="float" office:value="174.91" calcext:value-type="float">
            <text:p>174.9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29" calcext:value-type="float">
            <text:p>50.29</text:p>
          </table:table-cell>
          <table:table-cell/>
          <table:table-cell office:value-type="float" office:value="-129.36" calcext:value-type="float">
            <text:p>-129.36</text:p>
          </table:table-cell>
          <table:table-cell office:value-type="float" office:value="208.25" calcext:value-type="float">
            <text:p>208.25</text:p>
          </table:table-cell>
          <table:table-cell office:value-type="float" office:value="908.59" calcext:value-type="float">
            <text:p>908.59</text:p>
          </table:table-cell>
          <table:table-cell office:value-type="float" office:value="2.77" calcext:value-type="float">
            <text:p>2.77</text:p>
          </table:table-cell>
          <table:table-cell office:value-type="float" office:value="-15.22" calcext:value-type="float">
            <text:p>-15.22</text:p>
          </table:table-cell>
          <table:table-cell office:value-type="float" office:value="174.63" calcext:value-type="float">
            <text:p>174.6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339" calcext:value-type="float">
            <text:p>50.339</text:p>
          </table:table-cell>
          <table:table-cell/>
          <table:table-cell office:value-type="float" office:value="-129.36" calcext:value-type="float">
            <text:p>-129.36</text:p>
          </table:table-cell>
          <table:table-cell office:value-type="float" office:value="208.25" calcext:value-type="float">
            <text:p>208.25</text:p>
          </table:table-cell>
          <table:table-cell office:value-type="float" office:value="908.59" calcext:value-type="float">
            <text:p>908.59</text:p>
          </table:table-cell>
          <table:table-cell office:value-type="float" office:value="2.77" calcext:value-type="float">
            <text:p>2.77</text:p>
          </table:table-cell>
          <table:table-cell office:value-type="float" office:value="-15.22" calcext:value-type="float">
            <text:p>-15.22</text:p>
          </table:table-cell>
          <table:table-cell office:value-type="float" office:value="174.63" calcext:value-type="float">
            <text:p>174.6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392" calcext:value-type="float">
            <text:p>50.392</text:p>
          </table:table-cell>
          <table:table-cell/>
          <table:table-cell office:value-type="float" office:value="-129.58" calcext:value-type="float">
            <text:p>-129.58</text:p>
          </table:table-cell>
          <table:table-cell office:value-type="float" office:value="208.13" calcext:value-type="float">
            <text:p>208.13</text:p>
          </table:table-cell>
          <table:table-cell office:value-type="float" office:value="910.23" calcext:value-type="float">
            <text:p>910.23</text:p>
          </table:table-cell>
          <table:table-cell office:value-type="float" office:value="0.07" calcext:value-type="float">
            <text:p>0.07</text:p>
          </table:table-cell>
          <table:table-cell office:value-type="float" office:value="-3.84" calcext:value-type="float">
            <text:p>-3.84</text:p>
          </table:table-cell>
          <table:table-cell office:value-type="float" office:value="156.43" calcext:value-type="float">
            <text:p>156.4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447" calcext:value-type="float">
            <text:p>50.447</text:p>
          </table:table-cell>
          <table:table-cell/>
          <table:table-cell office:value-type="float" office:value="-130.33" calcext:value-type="float">
            <text:p>-130.33</text:p>
          </table:table-cell>
          <table:table-cell office:value-type="float" office:value="209.55" calcext:value-type="float">
            <text:p>209.55</text:p>
          </table:table-cell>
          <table:table-cell office:value-type="float" office:value="916.73" calcext:value-type="float">
            <text:p>916.73</text:p>
          </table:table-cell>
          <table:table-cell office:value-type="float" office:value="1.31" calcext:value-type="float">
            <text:p>1.31</text:p>
          </table:table-cell>
          <table:table-cell office:value-type="float" office:value="-6.27" calcext:value-type="float">
            <text:p>-6.27</text:p>
          </table:table-cell>
          <table:table-cell office:value-type="float" office:value="175.6" calcext:value-type="float">
            <text:p>175.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/>
          <table:table-cell office:value-type="float" office:value="-129.78" calcext:value-type="float">
            <text:p>-129.78</text:p>
          </table:table-cell>
          <table:table-cell office:value-type="float" office:value="210.43" calcext:value-type="float">
            <text:p>210.43</text:p>
          </table:table-cell>
          <table:table-cell office:value-type="float" office:value="917.64" calcext:value-type="float">
            <text:p>917.64</text:p>
          </table:table-cell>
          <table:table-cell office:value-type="float" office:value="3.23" calcext:value-type="float">
            <text:p>3.23</text:p>
          </table:table-cell>
          <table:table-cell office:value-type="float" office:value="-15.86" calcext:value-type="float">
            <text:p>-15.86</text:p>
          </table:table-cell>
          <table:table-cell office:value-type="float" office:value="172.24" calcext:value-type="float">
            <text:p>172.2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546" calcext:value-type="float">
            <text:p>50.546</text:p>
          </table:table-cell>
          <table:table-cell/>
          <table:table-cell office:value-type="float" office:value="-129.66" calcext:value-type="float">
            <text:p>-129.66</text:p>
          </table:table-cell>
          <table:table-cell office:value-type="float" office:value="210.85" calcext:value-type="float">
            <text:p>210.85</text:p>
          </table:table-cell>
          <table:table-cell office:value-type="float" office:value="917.45" calcext:value-type="float">
            <text:p>917.45</text:p>
          </table:table-cell>
          <table:table-cell office:value-type="float" office:value="2.82" calcext:value-type="float">
            <text:p>2.82</text:p>
          </table:table-cell>
          <table:table-cell office:value-type="float" office:value="-12.68" calcext:value-type="float">
            <text:p>-12.68</text:p>
          </table:table-cell>
          <table:table-cell office:value-type="float" office:value="175.42" calcext:value-type="float">
            <text:p>175.4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596" calcext:value-type="float">
            <text:p>50.596</text:p>
          </table:table-cell>
          <table:table-cell/>
          <table:table-cell office:value-type="float" office:value="-129.88" calcext:value-type="float">
            <text:p>-129.88</text:p>
          </table:table-cell>
          <table:table-cell office:value-type="float" office:value="210.56" calcext:value-type="float">
            <text:p>210.56</text:p>
          </table:table-cell>
          <table:table-cell office:value-type="float" office:value="918.23" calcext:value-type="float">
            <text:p>918.23</text:p>
          </table:table-cell>
          <table:table-cell office:value-type="float" office:value="-0.28" calcext:value-type="float">
            <text:p>-0.28</text:p>
          </table:table-cell>
          <table:table-cell office:value-type="float" office:value="-2.28" calcext:value-type="float">
            <text:p>-2.28</text:p>
          </table:table-cell>
          <table:table-cell office:value-type="float" office:value="159.4" calcext:value-type="float">
            <text:p>159.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644" calcext:value-type="float">
            <text:p>50.644</text:p>
          </table:table-cell>
          <table:table-cell/>
          <table:table-cell office:value-type="float" office:value="-129.96" calcext:value-type="float">
            <text:p>-129.96</text:p>
          </table:table-cell>
          <table:table-cell office:value-type="float" office:value="210.87" calcext:value-type="float">
            <text:p>210.87</text:p>
          </table:table-cell>
          <table:table-cell office:value-type="float" office:value="918.82" calcext:value-type="float">
            <text:p>918.82</text:p>
          </table:table-cell>
          <table:table-cell office:value-type="float" office:value="2.78" calcext:value-type="float">
            <text:p>2.78</text:p>
          </table:table-cell>
          <table:table-cell office:value-type="float" office:value="-15.27" calcext:value-type="float">
            <text:p>-15.27</text:p>
          </table:table-cell>
          <table:table-cell office:value-type="float" office:value="174.66" calcext:value-type="float">
            <text:p>174.6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694" calcext:value-type="float">
            <text:p>50.694</text:p>
          </table:table-cell>
          <table:table-cell/>
          <table:table-cell office:value-type="float" office:value="-129.96" calcext:value-type="float">
            <text:p>-129.96</text:p>
          </table:table-cell>
          <table:table-cell office:value-type="float" office:value="210.87" calcext:value-type="float">
            <text:p>210.87</text:p>
          </table:table-cell>
          <table:table-cell office:value-type="float" office:value="918.82" calcext:value-type="float">
            <text:p>918.82</text:p>
          </table:table-cell>
          <table:table-cell office:value-type="float" office:value="2.78" calcext:value-type="float">
            <text:p>2.78</text:p>
          </table:table-cell>
          <table:table-cell office:value-type="float" office:value="-15.27" calcext:value-type="float">
            <text:p>-15.27</text:p>
          </table:table-cell>
          <table:table-cell office:value-type="float" office:value="174.66" calcext:value-type="float">
            <text:p>174.66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74" calcext:value-type="float">
            <text:p>50.74</text:p>
          </table:table-cell>
          <table:table-cell/>
          <table:table-cell office:value-type="float" office:value="-129.97" calcext:value-type="float">
            <text:p>-129.97</text:p>
          </table:table-cell>
          <table:table-cell office:value-type="float" office:value="210.62" calcext:value-type="float">
            <text:p>210.62</text:p>
          </table:table-cell>
          <table:table-cell office:value-type="float" office:value="917.66" calcext:value-type="float">
            <text:p>917.66</text:p>
          </table:table-cell>
          <table:table-cell office:value-type="float" office:value="2.16" calcext:value-type="float">
            <text:p>2.16</text:p>
          </table:table-cell>
          <table:table-cell office:value-type="float" office:value="-12.78" calcext:value-type="float">
            <text:p>-12.78</text:p>
          </table:table-cell>
          <table:table-cell office:value-type="float" office:value="175.51" calcext:value-type="float">
            <text:p>175.5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791" calcext:value-type="float">
            <text:p>50.791</text:p>
          </table:table-cell>
          <table:table-cell/>
          <table:table-cell office:value-type="float" office:value="-130.34" calcext:value-type="float">
            <text:p>-130.34</text:p>
          </table:table-cell>
          <table:table-cell office:value-type="float" office:value="210.92" calcext:value-type="float">
            <text:p>210.92</text:p>
          </table:table-cell>
          <table:table-cell office:value-type="float" office:value="921.74" calcext:value-type="float">
            <text:p>921.74</text:p>
          </table:table-cell>
          <table:table-cell office:value-type="float" office:value="0.75" calcext:value-type="float">
            <text:p>0.75</text:p>
          </table:table-cell>
          <table:table-cell office:value-type="float" office:value="-5.2" calcext:value-type="float">
            <text:p>-5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839" calcext:value-type="float">
            <text:p>50.839</text:p>
          </table:table-cell>
          <table:table-cell/>
          <table:table-cell office:value-type="float" office:value="-129.34" calcext:value-type="float">
            <text:p>-129.34</text:p>
          </table:table-cell>
          <table:table-cell office:value-type="float" office:value="210.13" calcext:value-type="float">
            <text:p>210.13</text:p>
          </table:table-cell>
          <table:table-cell office:value-type="float" office:value="917.41" calcext:value-type="float">
            <text:p>917.41</text:p>
          </table:table-cell>
          <table:table-cell office:value-type="float" office:value="2.76" calcext:value-type="float">
            <text:p>2.76</text:p>
          </table:table-cell>
          <table:table-cell office:value-type="float" office:value="-13.85" calcext:value-type="float">
            <text:p>-13.85</text:p>
          </table:table-cell>
          <table:table-cell office:value-type="float" office:value="176.8" calcext:value-type="float">
            <text:p>176.8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887" calcext:value-type="float">
            <text:p>50.887</text:p>
          </table:table-cell>
          <table:table-cell/>
          <table:table-cell office:value-type="float" office:value="-129.61" calcext:value-type="float">
            <text:p>-129.61</text:p>
          </table:table-cell>
          <table:table-cell office:value-type="float" office:value="210.75" calcext:value-type="float">
            <text:p>210.75</text:p>
          </table:table-cell>
          <table:table-cell office:value-type="float" office:value="920.51" calcext:value-type="float">
            <text:p>920.51</text:p>
          </table:table-cell>
          <table:table-cell office:value-type="float" office:value="0.04" calcext:value-type="float">
            <text:p>0.04</text:p>
          </table:table-cell>
          <table:table-cell office:value-type="float" office:value="-3.69" calcext:value-type="float">
            <text:p>-3.69</text:p>
          </table:table-cell>
          <table:table-cell office:value-type="float" office:value="156.33" calcext:value-type="float">
            <text:p>156.3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934" calcext:value-type="float">
            <text:p>50.934</text:p>
          </table:table-cell>
          <table:table-cell/>
          <table:table-cell office:value-type="float" office:value="-129.41" calcext:value-type="float">
            <text:p>-129.41</text:p>
          </table:table-cell>
          <table:table-cell office:value-type="float" office:value="211.93" calcext:value-type="float">
            <text:p>211.93</text:p>
          </table:table-cell>
          <table:table-cell office:value-type="float" office:value="922.87" calcext:value-type="float">
            <text:p>922.87</text:p>
          </table:table-cell>
          <table:table-cell office:value-type="float" office:value="2.62" calcext:value-type="float">
            <text:p>2.62</text:p>
          </table:table-cell>
          <table:table-cell office:value-type="float" office:value="-13.31" calcext:value-type="float">
            <text:p>-13.31</text:p>
          </table:table-cell>
          <table:table-cell office:value-type="float" office:value="174.97" calcext:value-type="float">
            <text:p>174.97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.987" calcext:value-type="float">
            <text:p>50.987</text:p>
          </table:table-cell>
          <table:table-cell/>
          <table:table-cell office:value-type="float" office:value="-127.99" calcext:value-type="float">
            <text:p>-127.99</text:p>
          </table:table-cell>
          <table:table-cell office:value-type="float" office:value="210.08" calcext:value-type="float">
            <text:p>210.08</text:p>
          </table:table-cell>
          <table:table-cell office:value-type="float" office:value="914.68" calcext:value-type="float">
            <text:p>914.68</text:p>
          </table:table-cell>
          <table:table-cell office:value-type="float" office:value="2.25" calcext:value-type="float">
            <text:p>2.25</text:p>
          </table:table-cell>
          <table:table-cell office:value-type="float" office:value="-11.81" calcext:value-type="float">
            <text:p>-11.81</text:p>
          </table:table-cell>
          <table:table-cell office:value-type="float" office:value="177.99" calcext:value-type="float">
            <text:p>177.9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.034" calcext:value-type="float">
            <text:p>51.034</text:p>
          </table:table-cell>
          <table:table-cell/>
          <table:table-cell office:value-type="float" office:value="-128.48" calcext:value-type="float">
            <text:p>-128.48</text:p>
          </table:table-cell>
          <table:table-cell office:value-type="float" office:value="210.49" calcext:value-type="float">
            <text:p>210.49</text:p>
          </table:table-cell>
          <table:table-cell office:value-type="float" office:value="918.5" calcext:value-type="float">
            <text:p>918.5</text:p>
          </table:table-cell>
          <table:table-cell office:value-type="float" office:value="3.44" calcext:value-type="float">
            <text:p>3.44</text:p>
          </table:table-cell>
          <table:table-cell office:value-type="float" office:value="-15.15" calcext:value-type="float">
            <text:p>-15.15</text:p>
          </table:table-cell>
          <table:table-cell office:value-type="float" office:value="174.62" calcext:value-type="float">
            <text:p>174.6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.084" calcext:value-type="float">
            <text:p>51.084</text:p>
          </table:table-cell>
          <table:table-cell/>
          <table:table-cell office:value-type="float" office:value="-129.04" calcext:value-type="float">
            <text:p>-129.04</text:p>
          </table:table-cell>
          <table:table-cell office:value-type="float" office:value="211.02" calcext:value-type="float">
            <text:p>211.02</text:p>
          </table:table-cell>
          <table:table-cell office:value-type="float" office:value="923.5" calcext:value-type="float">
            <text:p>923.5</text:p>
          </table:table-cell>
          <table:table-cell office:value-type="float" office:value="-0.13" calcext:value-type="float">
            <text:p>-0.13</text:p>
          </table:table-cell>
          <table:table-cell office:value-type="float" office:value="-1.46" calcext:value-type="float">
            <text:p>-1.46</text:p>
          </table:table-cell>
          <table:table-cell office:value-type="float" office:value="159.94" calcext:value-type="float">
            <text:p>159.94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.132" calcext:value-type="float">
            <text:p>51.132</text:p>
          </table:table-cell>
          <table:table-cell/>
          <table:table-cell office:value-type="float" office:value="-129.03" calcext:value-type="float">
            <text:p>-129.03</text:p>
          </table:table-cell>
          <table:table-cell office:value-type="float" office:value="210.44" calcext:value-type="float">
            <text:p>210.44</text:p>
          </table:table-cell>
          <table:table-cell office:value-type="float" office:value="923.48" calcext:value-type="float">
            <text:p>923.48</text:p>
          </table:table-cell>
          <table:table-cell office:value-type="float" office:value="-0.13" calcext:value-type="float">
            <text:p>-0.13</text:p>
          </table:table-cell>
          <table:table-cell office:value-type="float" office:value="-1.43" calcext:value-type="float">
            <text:p>-1.43</text:p>
          </table:table-cell>
          <table:table-cell office:value-type="float" office:value="159.99" calcext:value-type="float">
            <text:p>159.9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.202" calcext:value-type="float">
            <text:p>51.202</text:p>
          </table:table-cell>
          <table:table-cell/>
          <table:table-cell office:value-type="float" office:value="-129.21" calcext:value-type="float">
            <text:p>-129.21</text:p>
          </table:table-cell>
          <table:table-cell office:value-type="float" office:value="210.28" calcext:value-type="float">
            <text:p>210.28</text:p>
          </table:table-cell>
          <table:table-cell office:value-type="float" office:value="925.67" calcext:value-type="float">
            <text:p>925.67</text:p>
          </table:table-cell>
          <table:table-cell office:value-type="float" office:value="2.16" calcext:value-type="float">
            <text:p>2.16</text:p>
          </table:table-cell>
          <table:table-cell office:value-type="float" office:value="-11.15" calcext:value-type="float">
            <text:p>-11.15</text:p>
          </table:table-cell>
          <table:table-cell office:value-type="float" office:value="178.09" calcext:value-type="float">
            <text:p>178.0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.252" calcext:value-type="float">
            <text:p>51.252</text:p>
          </table:table-cell>
          <table:table-cell/>
          <table:table-cell office:value-type="float" office:value="-128.35" calcext:value-type="float">
            <text:p>-128.35</text:p>
          </table:table-cell>
          <table:table-cell office:value-type="float" office:value="209.61" calcext:value-type="float">
            <text:p>209.61</text:p>
          </table:table-cell>
          <table:table-cell office:value-type="float" office:value="925.18" calcext:value-type="float">
            <text:p>925.18</text:p>
          </table:table-cell>
          <table:table-cell office:value-type="float" office:value="0.4" calcext:value-type="float">
            <text:p>0.4</text:p>
          </table:table-cell>
          <table:table-cell office:value-type="float" office:value="-3.69" calcext:value-type="float">
            <text:p>-3.69</text:p>
          </table:table-cell>
          <table:table-cell office:value-type="float" office:value="156.01" calcext:value-type="float">
            <text:p>156.01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.302" calcext:value-type="float">
            <text:p>51.302</text:p>
          </table:table-cell>
          <table:table-cell/>
          <table:table-cell office:value-type="float" office:value="-128.06" calcext:value-type="float">
            <text:p>-128.06</text:p>
          </table:table-cell>
          <table:table-cell office:value-type="float" office:value="208.85" calcext:value-type="float">
            <text:p>208.85</text:p>
          </table:table-cell>
          <table:table-cell office:value-type="float" office:value="922.96" calcext:value-type="float">
            <text:p>922.96</text:p>
          </table:table-cell>
          <table:table-cell office:value-type="float" office:value="0.09" calcext:value-type="float">
            <text:p>0.09</text:p>
          </table:table-cell>
          <table:table-cell office:value-type="float" office:value="-2.36" calcext:value-type="float">
            <text:p>-2.36</text:p>
          </table:table-cell>
          <table:table-cell office:value-type="float" office:value="158.93" calcext:value-type="float">
            <text:p>158.93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.351" calcext:value-type="float">
            <text:p>51.351</text:p>
          </table:table-cell>
          <table:table-cell/>
          <table:table-cell office:value-type="float" office:value="-127.01" calcext:value-type="float">
            <text:p>-127.01</text:p>
          </table:table-cell>
          <table:table-cell office:value-type="float" office:value="207.89" calcext:value-type="float">
            <text:p>207.89</text:p>
          </table:table-cell>
          <table:table-cell office:value-type="float" office:value="918.56" calcext:value-type="float">
            <text:p>918.56</text:p>
          </table:table-cell>
          <table:table-cell office:value-type="float" office:value="2.76" calcext:value-type="float">
            <text:p>2.76</text:p>
          </table:table-cell>
          <table:table-cell office:value-type="float" office:value="-15.3" calcext:value-type="float">
            <text:p>-15.3</text:p>
          </table:table-cell>
          <table:table-cell office:value-type="float" office:value="174.89" calcext:value-type="float">
            <text:p>174.89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.401" calcext:value-type="float">
            <text:p>51.401</text:p>
          </table:table-cell>
          <table:table-cell/>
          <table:table-cell office:value-type="float" office:value="-126.92" calcext:value-type="float">
            <text:p>-126.92</text:p>
          </table:table-cell>
          <table:table-cell office:value-type="float" office:value="207.79" calcext:value-type="float">
            <text:p>207.79</text:p>
          </table:table-cell>
          <table:table-cell office:value-type="float" office:value="922.37" calcext:value-type="float">
            <text:p>922.37</text:p>
          </table:table-cell>
          <table:table-cell office:value-type="float" office:value="0.78" calcext:value-type="float">
            <text:p>0.78</text:p>
          </table:table-cell>
          <table:table-cell office:value-type="float" office:value="-5.39" calcext:value-type="float">
            <text:p>-5.39</text:p>
          </table:table-cell>
          <table:table-cell office:value-type="float" office:value="155.42" calcext:value-type="float">
            <text:p>155.42</text:p>
          </table:table-cell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 office:value-type="float" office:value="745" calcext:value-type="float">
            <text:p>7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.432" calcext:value-type="float">
            <text:p>51.432</text:p>
          </table:table-cell>
          <table:table-cell/>
          <table:table-cell office:value-type="float" office:value="-127.78" calcext:value-type="float">
            <text:p>-127.78</text:p>
          </table:table-cell>
          <table:table-cell office:value-type="float" office:value="209.51" calcext:value-type="float">
            <text:p>209.51</text:p>
          </table:table-cell>
          <table:table-cell office:value-type="float" office:value="929.07" calcext:value-type="float">
            <text:p>929.07</text:p>
          </table:table-cell>
          <table:table-cell office:value-type="float" office:value="2.13" calcext:value-type="float">
            <text:p>2.13</text:p>
          </table:table-cell>
          <table:table-cell office:value-type="float" office:value="-11.11" calcext:value-type="float">
            <text:p>-11.11</text:p>
          </table:table-cell>
          <table:table-cell office:value-type="float" office:value="173.24" calcext:value-type="float">
            <text:p>173.24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484" calcext:value-type="float">
            <text:p>51.484</text:p>
          </table:table-cell>
          <table:table-cell/>
          <table:table-cell office:value-type="float" office:value="-126.1" calcext:value-type="float">
            <text:p>-126.1</text:p>
          </table:table-cell>
          <table:table-cell office:value-type="float" office:value="207.79" calcext:value-type="float">
            <text:p>207.79</text:p>
          </table:table-cell>
          <table:table-cell office:value-type="float" office:value="920.41" calcext:value-type="float">
            <text:p>920.41</text:p>
          </table:table-cell>
          <table:table-cell office:value-type="float" office:value="-0.04" calcext:value-type="float">
            <text:p>-0.04</text:p>
          </table:table-cell>
          <table:table-cell office:value-type="float" office:value="-3.3" calcext:value-type="float">
            <text:p>-3.3</text:p>
          </table:table-cell>
          <table:table-cell office:value-type="float" office:value="156.5" calcext:value-type="float">
            <text:p>156.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531" calcext:value-type="float">
            <text:p>51.531</text:p>
          </table:table-cell>
          <table:table-cell/>
          <table:table-cell office:value-type="float" office:value="-126.32" calcext:value-type="float">
            <text:p>-126.32</text:p>
          </table:table-cell>
          <table:table-cell office:value-type="float" office:value="208.81" calcext:value-type="float">
            <text:p>208.81</text:p>
          </table:table-cell>
          <table:table-cell office:value-type="float" office:value="922.89" calcext:value-type="float">
            <text:p>922.89</text:p>
          </table:table-cell>
          <table:table-cell office:value-type="float" office:value="0.06" calcext:value-type="float">
            <text:p>0.06</text:p>
          </table:table-cell>
          <table:table-cell office:value-type="float" office:value="-2.21" calcext:value-type="float">
            <text:p>-2.21</text:p>
          </table:table-cell>
          <table:table-cell office:value-type="float" office:value="158.88" calcext:value-type="float">
            <text:p>158.88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585" calcext:value-type="float">
            <text:p>51.585</text:p>
          </table:table-cell>
          <table:table-cell/>
          <table:table-cell office:value-type="float" office:value="-126.72" calcext:value-type="float">
            <text:p>-126.72</text:p>
          </table:table-cell>
          <table:table-cell office:value-type="float" office:value="209.95" calcext:value-type="float">
            <text:p>209.95</text:p>
          </table:table-cell>
          <table:table-cell office:value-type="float" office:value="926.43" calcext:value-type="float">
            <text:p>926.43</text:p>
          </table:table-cell>
          <table:table-cell office:value-type="float" office:value="1.6" calcext:value-type="float">
            <text:p>1.6</text:p>
          </table:table-cell>
          <table:table-cell office:value-type="float" office:value="-10.36" calcext:value-type="float">
            <text:p>-10.36</text:p>
          </table:table-cell>
          <table:table-cell office:value-type="float" office:value="176.09" calcext:value-type="float">
            <text:p>176.09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633" calcext:value-type="float">
            <text:p>51.633</text:p>
          </table:table-cell>
          <table:table-cell/>
          <table:table-cell office:value-type="float" office:value="-126.94" calcext:value-type="float">
            <text:p>-126.94</text:p>
          </table:table-cell>
          <table:table-cell office:value-type="float" office:value="210.22" calcext:value-type="float">
            <text:p>210.22</text:p>
          </table:table-cell>
          <table:table-cell office:value-type="float" office:value="928.46" calcext:value-type="float">
            <text:p>928.46</text:p>
          </table:table-cell>
          <table:table-cell office:value-type="float" office:value="-0.39" calcext:value-type="float">
            <text:p>-0.39</text:p>
          </table:table-cell>
          <table:table-cell office:value-type="float" office:value="-1.74" calcext:value-type="float">
            <text:p>-1.74</text:p>
          </table:table-cell>
          <table:table-cell office:value-type="float" office:value="159.41" calcext:value-type="float">
            <text:p>159.4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683" calcext:value-type="float">
            <text:p>51.683</text:p>
          </table:table-cell>
          <table:table-cell/>
          <table:table-cell office:value-type="float" office:value="-126.58" calcext:value-type="float">
            <text:p>-126.58</text:p>
          </table:table-cell>
          <table:table-cell office:value-type="float" office:value="210.98" calcext:value-type="float">
            <text:p>210.98</text:p>
          </table:table-cell>
          <table:table-cell office:value-type="float" office:value="927.96" calcext:value-type="float">
            <text:p>927.96</text:p>
          </table:table-cell>
          <table:table-cell office:value-type="float" office:value="2.55" calcext:value-type="float">
            <text:p>2.55</text:p>
          </table:table-cell>
          <table:table-cell office:value-type="float" office:value="-15.95" calcext:value-type="float">
            <text:p>-15.95</text:p>
          </table:table-cell>
          <table:table-cell office:value-type="float" office:value="172.61" calcext:value-type="float">
            <text:p>172.6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733" calcext:value-type="float">
            <text:p>51.733</text:p>
          </table:table-cell>
          <table:table-cell/>
          <table:table-cell office:value-type="float" office:value="-126.58" calcext:value-type="float">
            <text:p>-126.58</text:p>
          </table:table-cell>
          <table:table-cell office:value-type="float" office:value="210.98" calcext:value-type="float">
            <text:p>210.98</text:p>
          </table:table-cell>
          <table:table-cell office:value-type="float" office:value="927.96" calcext:value-type="float">
            <text:p>927.96</text:p>
          </table:table-cell>
          <table:table-cell office:value-type="float" office:value="2.55" calcext:value-type="float">
            <text:p>2.55</text:p>
          </table:table-cell>
          <table:table-cell office:value-type="float" office:value="-15.95" calcext:value-type="float">
            <text:p>-15.95</text:p>
          </table:table-cell>
          <table:table-cell office:value-type="float" office:value="172.61" calcext:value-type="float">
            <text:p>172.6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784" calcext:value-type="float">
            <text:p>51.784</text:p>
          </table:table-cell>
          <table:table-cell/>
          <table:table-cell office:value-type="float" office:value="-127.01" calcext:value-type="float">
            <text:p>-127.01</text:p>
          </table:table-cell>
          <table:table-cell office:value-type="float" office:value="211.39" calcext:value-type="float">
            <text:p>211.39</text:p>
          </table:table-cell>
          <table:table-cell office:value-type="float" office:value="931.61" calcext:value-type="float">
            <text:p>931.61</text:p>
          </table:table-cell>
          <table:table-cell office:value-type="float" office:value="0.52" calcext:value-type="float">
            <text:p>0.52</text:p>
          </table:table-cell>
          <table:table-cell office:value-type="float" office:value="-8.65" calcext:value-type="float">
            <text:p>-8.65</text:p>
          </table:table-cell>
          <table:table-cell office:value-type="float" office:value="174.49" calcext:value-type="float">
            <text:p>174.49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832" calcext:value-type="float">
            <text:p>51.832</text:p>
          </table:table-cell>
          <table:table-cell/>
          <table:table-cell office:value-type="float" office:value="-126.13" calcext:value-type="float">
            <text:p>-126.13</text:p>
          </table:table-cell>
          <table:table-cell office:value-type="float" office:value="209.94" calcext:value-type="float">
            <text:p>209.94</text:p>
          </table:table-cell>
          <table:table-cell office:value-type="float" office:value="926.41" calcext:value-type="float">
            <text:p>926.41</text:p>
          </table:table-cell>
          <table:table-cell office:value-type="float" office:value="1.6" calcext:value-type="float">
            <text:p>1.6</text:p>
          </table:table-cell>
          <table:table-cell office:value-type="float" office:value="-10.35" calcext:value-type="float">
            <text:p>-10.35</text:p>
          </table:table-cell>
          <table:table-cell office:value-type="float" office:value="176.11" calcext:value-type="float">
            <text:p>176.1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883" calcext:value-type="float">
            <text:p>51.883</text:p>
          </table:table-cell>
          <table:table-cell/>
          <table:table-cell office:value-type="float" office:value="-126.13" calcext:value-type="float">
            <text:p>-126.13</text:p>
          </table:table-cell>
          <table:table-cell office:value-type="float" office:value="209.94" calcext:value-type="float">
            <text:p>209.94</text:p>
          </table:table-cell>
          <table:table-cell office:value-type="float" office:value="926.41" calcext:value-type="float">
            <text:p>926.41</text:p>
          </table:table-cell>
          <table:table-cell office:value-type="float" office:value="1.6" calcext:value-type="float">
            <text:p>1.6</text:p>
          </table:table-cell>
          <table:table-cell office:value-type="float" office:value="-10.35" calcext:value-type="float">
            <text:p>-10.35</text:p>
          </table:table-cell>
          <table:table-cell office:value-type="float" office:value="176.11" calcext:value-type="float">
            <text:p>176.1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935" calcext:value-type="float">
            <text:p>51.935</text:p>
          </table:table-cell>
          <table:table-cell/>
          <table:table-cell office:value-type="float" office:value="-125.55" calcext:value-type="float">
            <text:p>-125.55</text:p>
          </table:table-cell>
          <table:table-cell office:value-type="float" office:value="208.86" calcext:value-type="float">
            <text:p>208.86</text:p>
          </table:table-cell>
          <table:table-cell office:value-type="float" office:value="923.66" calcext:value-type="float">
            <text:p>923.66</text:p>
          </table:table-cell>
          <table:table-cell office:value-type="float" office:value="2.52" calcext:value-type="float">
            <text:p>2.52</text:p>
          </table:table-cell>
          <table:table-cell office:value-type="float" office:value="-15.74" calcext:value-type="float">
            <text:p>-15.74</text:p>
          </table:table-cell>
          <table:table-cell office:value-type="float" office:value="174.61" calcext:value-type="float">
            <text:p>174.6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985" calcext:value-type="float">
            <text:p>51.985</text:p>
          </table:table-cell>
          <table:table-cell/>
          <table:table-cell office:value-type="float" office:value="-126.94" calcext:value-type="float">
            <text:p>-126.94</text:p>
          </table:table-cell>
          <table:table-cell office:value-type="float" office:value="210.32" calcext:value-type="float">
            <text:p>210.32</text:p>
          </table:table-cell>
          <table:table-cell office:value-type="float" office:value="931.26" calcext:value-type="float">
            <text:p>931.26</text:p>
          </table:table-cell>
          <table:table-cell office:value-type="float" office:value="1.84" calcext:value-type="float">
            <text:p>1.84</text:p>
          </table:table-cell>
          <table:table-cell office:value-type="float" office:value="-9.79" calcext:value-type="float">
            <text:p>-9.79</text:p>
          </table:table-cell>
          <table:table-cell office:value-type="float" office:value="176.62" calcext:value-type="float">
            <text:p>176.62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031" calcext:value-type="float">
            <text:p>52.031</text:p>
          </table:table-cell>
          <table:table-cell/>
          <table:table-cell office:value-type="float" office:value="-126.81" calcext:value-type="float">
            <text:p>-126.81</text:p>
          </table:table-cell>
          <table:table-cell office:value-type="float" office:value="208.89" calcext:value-type="float">
            <text:p>208.89</text:p>
          </table:table-cell>
          <table:table-cell office:value-type="float" office:value="927.7" calcext:value-type="float">
            <text:p>927.7</text:p>
          </table:table-cell>
          <table:table-cell office:value-type="float" office:value="3.21" calcext:value-type="float">
            <text:p>3.21</text:p>
          </table:table-cell>
          <table:table-cell office:value-type="float" office:value="-15.96" calcext:value-type="float">
            <text:p>-15.96</text:p>
          </table:table-cell>
          <table:table-cell office:value-type="float" office:value="172.61" calcext:value-type="float">
            <text:p>172.6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082" calcext:value-type="float">
            <text:p>52.082</text:p>
          </table:table-cell>
          <table:table-cell/>
          <table:table-cell office:value-type="float" office:value="-127.09" calcext:value-type="float">
            <text:p>-127.09</text:p>
          </table:table-cell>
          <table:table-cell office:value-type="float" office:value="208.4" calcext:value-type="float">
            <text:p>208.4</text:p>
          </table:table-cell>
          <table:table-cell office:value-type="float" office:value="930.51" calcext:value-type="float">
            <text:p>930.51</text:p>
          </table:table-cell>
          <table:table-cell office:value-type="float" office:value="2.67" calcext:value-type="float">
            <text:p>2.67</text:p>
          </table:table-cell>
          <table:table-cell office:value-type="float" office:value="-10.94" calcext:value-type="float">
            <text:p>-10.94</text:p>
          </table:table-cell>
          <table:table-cell office:value-type="float" office:value="176.58" calcext:value-type="float">
            <text:p>176.58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128" calcext:value-type="float">
            <text:p>52.128</text:p>
          </table:table-cell>
          <table:table-cell/>
          <table:table-cell office:value-type="float" office:value="-125.78" calcext:value-type="float">
            <text:p>-125.78</text:p>
          </table:table-cell>
          <table:table-cell office:value-type="float" office:value="206.13" calcext:value-type="float">
            <text:p>206.13</text:p>
          </table:table-cell>
          <table:table-cell office:value-type="float" office:value="926.3" calcext:value-type="float">
            <text:p>926.3</text:p>
          </table:table-cell>
          <table:table-cell office:value-type="float" office:value="2.26" calcext:value-type="float">
            <text:p>2.26</text:p>
          </table:table-cell>
          <table:table-cell office:value-type="float" office:value="-10.43" calcext:value-type="float">
            <text:p>-10.43</text:p>
          </table:table-cell>
          <table:table-cell office:value-type="float" office:value="176.13" calcext:value-type="float">
            <text:p>176.13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177" calcext:value-type="float">
            <text:p>52.177</text:p>
          </table:table-cell>
          <table:table-cell/>
          <table:table-cell office:value-type="float" office:value="-121.3" calcext:value-type="float">
            <text:p>-121.3</text:p>
          </table:table-cell>
          <table:table-cell office:value-type="float" office:value="202.33" calcext:value-type="float">
            <text:p>202.33</text:p>
          </table:table-cell>
          <table:table-cell office:value-type="float" office:value="927.06" calcext:value-type="float">
            <text:p>927.06</text:p>
          </table:table-cell>
          <table:table-cell office:value-type="float" office:value="3.36" calcext:value-type="float">
            <text:p>3.36</text:p>
          </table:table-cell>
          <table:table-cell office:value-type="float" office:value="-13.89" calcext:value-type="float">
            <text:p>-13.89</text:p>
          </table:table-cell>
          <table:table-cell office:value-type="float" office:value="177.37" calcext:value-type="float">
            <text:p>177.3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222" calcext:value-type="float">
            <text:p>52.222</text:p>
          </table:table-cell>
          <table:table-cell/>
          <table:table-cell office:value-type="float" office:value="-105.78" calcext:value-type="float">
            <text:p>-105.78</text:p>
          </table:table-cell>
          <table:table-cell office:value-type="float" office:value="193.34" calcext:value-type="float">
            <text:p>193.34</text:p>
          </table:table-cell>
          <table:table-cell office:value-type="float" office:value="936.54" calcext:value-type="float">
            <text:p>936.54</text:p>
          </table:table-cell>
          <table:table-cell office:value-type="float" office:value="3.79" calcext:value-type="float">
            <text:p>3.79</text:p>
          </table:table-cell>
          <table:table-cell office:value-type="float" office:value="-12.97" calcext:value-type="float">
            <text:p>-12.97</text:p>
          </table:table-cell>
          <table:table-cell office:value-type="float" office:value="178.77" calcext:value-type="float">
            <text:p>178.7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27" calcext:value-type="float">
            <text:p>52.27</text:p>
          </table:table-cell>
          <table:table-cell/>
          <table:table-cell office:value-type="float" office:value="-98.3" calcext:value-type="float">
            <text:p>-98.3</text:p>
          </table:table-cell>
          <table:table-cell office:value-type="float" office:value="191.31" calcext:value-type="float">
            <text:p>191.31</text:p>
          </table:table-cell>
          <table:table-cell office:value-type="float" office:value="947.63" calcext:value-type="float">
            <text:p>947.63</text:p>
          </table:table-cell>
          <table:table-cell office:value-type="float" office:value="0.95" calcext:value-type="float">
            <text:p>0.95</text:p>
          </table:table-cell>
          <table:table-cell office:value-type="float" office:value="2.23" calcext:value-type="float">
            <text:p>2.23</text:p>
          </table:table-cell>
          <table:table-cell office:value-type="float" office:value="160.04" calcext:value-type="float">
            <text:p>160.04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319" calcext:value-type="float">
            <text:p>52.319</text:p>
          </table:table-cell>
          <table:table-cell/>
          <table:table-cell office:value-type="float" office:value="-79.19" calcext:value-type="float">
            <text:p>-79.19</text:p>
          </table:table-cell>
          <table:table-cell office:value-type="float" office:value="178.71" calcext:value-type="float">
            <text:p>178.71</text:p>
          </table:table-cell>
          <table:table-cell office:value-type="float" office:value="941.68" calcext:value-type="float">
            <text:p>941.68</text:p>
          </table:table-cell>
          <table:table-cell office:value-type="float" office:value="0.34" calcext:value-type="float">
            <text:p>0.34</text:p>
          </table:table-cell>
          <table:table-cell office:value-type="float" office:value="5.97" calcext:value-type="float">
            <text:p>5.97</text:p>
          </table:table-cell>
          <table:table-cell office:value-type="float" office:value="158.62" calcext:value-type="float">
            <text:p>158.62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369" calcext:value-type="float">
            <text:p>52.369</text:p>
          </table:table-cell>
          <table:table-cell/>
          <table:table-cell office:value-type="float" office:value="-65.65" calcext:value-type="float">
            <text:p>-65.65</text:p>
          </table:table-cell>
          <table:table-cell office:value-type="float" office:value="173.79" calcext:value-type="float">
            <text:p>173.79</text:p>
          </table:table-cell>
          <table:table-cell office:value-type="float" office:value="960.67" calcext:value-type="float">
            <text:p>960.67</text:p>
          </table:table-cell>
          <table:table-cell office:value-type="float" office:value="1.77" calcext:value-type="float">
            <text:p>1.77</text:p>
          </table:table-cell>
          <table:table-cell office:value-type="float" office:value="2.37" calcext:value-type="float">
            <text:p>2.37</text:p>
          </table:table-cell>
          <table:table-cell office:value-type="float" office:value="158.41" calcext:value-type="float">
            <text:p>158.4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415" calcext:value-type="float">
            <text:p>52.415</text:p>
          </table:table-cell>
          <table:table-cell/>
          <table:table-cell office:value-type="float" office:value="-52.5" calcext:value-type="float">
            <text:p>-52.5</text:p>
          </table:table-cell>
          <table:table-cell office:value-type="float" office:value="166.94" calcext:value-type="float">
            <text:p>166.94</text:p>
          </table:table-cell>
          <table:table-cell office:value-type="float" office:value="957.45" calcext:value-type="float">
            <text:p>957.45</text:p>
          </table:table-cell>
          <table:table-cell office:value-type="float" office:value="5.18" calcext:value-type="float">
            <text:p>5.18</text:p>
          </table:table-cell>
          <table:table-cell office:value-type="float" office:value="-13.89" calcext:value-type="float">
            <text:p>-13.89</text:p>
          </table:table-cell>
          <table:table-cell office:value-type="float" office:value="-179.93" calcext:value-type="float">
            <text:p>-179.93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464" calcext:value-type="float">
            <text:p>52.464</text:p>
          </table:table-cell>
          <table:table-cell/>
          <table:table-cell office:value-type="float" office:value="-39.91" calcext:value-type="float">
            <text:p>-39.91</text:p>
          </table:table-cell>
          <table:table-cell office:value-type="float" office:value="159.95" calcext:value-type="float">
            <text:p>159.95</text:p>
          </table:table-cell>
          <table:table-cell office:value-type="float" office:value="956.9" calcext:value-type="float">
            <text:p>956.9</text:p>
          </table:table-cell>
          <table:table-cell office:value-type="float" office:value="4.03" calcext:value-type="float">
            <text:p>4.03</text:p>
          </table:table-cell>
          <table:table-cell office:value-type="float" office:value="-11.71" calcext:value-type="float">
            <text:p>-11.71</text:p>
          </table:table-cell>
          <table:table-cell office:value-type="float" office:value="-175.37" calcext:value-type="float">
            <text:p>-175.3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511" calcext:value-type="float">
            <text:p>52.511</text:p>
          </table:table-cell>
          <table:table-cell/>
          <table:table-cell office:value-type="float" office:value="-5.97" calcext:value-type="float">
            <text:p>-5.97</text:p>
          </table:table-cell>
          <table:table-cell office:value-type="float" office:value="140.63" calcext:value-type="float">
            <text:p>140.63</text:p>
          </table:table-cell>
          <table:table-cell office:value-type="float" office:value="958.82" calcext:value-type="float">
            <text:p>958.82</text:p>
          </table:table-cell>
          <table:table-cell office:value-type="float" office:value="1.93" calcext:value-type="float">
            <text:p>1.93</text:p>
          </table:table-cell>
          <table:table-cell office:value-type="float" office:value="13.68" calcext:value-type="float">
            <text:p>13.68</text:p>
          </table:table-cell>
          <table:table-cell office:value-type="float" office:value="159.82" calcext:value-type="float">
            <text:p>159.82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567" calcext:value-type="float">
            <text:p>52.567</text:p>
          </table:table-cell>
          <table:table-cell/>
          <table:table-cell office:value-type="float" office:value="11.07" calcext:value-type="float">
            <text:p>11.07</text:p>
          </table:table-cell>
          <table:table-cell office:value-type="float" office:value="131.29" calcext:value-type="float">
            <text:p>131.29</text:p>
          </table:table-cell>
          <table:table-cell office:value-type="float" office:value="958.97" calcext:value-type="float">
            <text:p>958.97</text:p>
          </table:table-cell>
          <table:table-cell office:value-type="float" office:value="2.3" calcext:value-type="float">
            <text:p>2.3</text:p>
          </table:table-cell>
          <table:table-cell office:value-type="float" office:value="15.07" calcext:value-type="float">
            <text:p>15.07</text:p>
          </table:table-cell>
          <table:table-cell office:value-type="float" office:value="162.21" calcext:value-type="float">
            <text:p>162.2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619" calcext:value-type="float">
            <text:p>52.619</text:p>
          </table:table-cell>
          <table:table-cell/>
          <table:table-cell office:value-type="float" office:value="40.83" calcext:value-type="float">
            <text:p>40.83</text:p>
          </table:table-cell>
          <table:table-cell office:value-type="float" office:value="119.89" calcext:value-type="float">
            <text:p>119.89</text:p>
          </table:table-cell>
          <table:table-cell office:value-type="float" office:value="983.11" calcext:value-type="float">
            <text:p>983.11</text:p>
          </table:table-cell>
          <table:table-cell office:value-type="float" office:value="4.72" calcext:value-type="float">
            <text:p>4.72</text:p>
          </table:table-cell>
          <table:table-cell office:value-type="float" office:value="13.58" calcext:value-type="float">
            <text:p>13.58</text:p>
          </table:table-cell>
          <table:table-cell office:value-type="float" office:value="166.15" calcext:value-type="float">
            <text:p>166.1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667" calcext:value-type="float">
            <text:p>52.667</text:p>
          </table:table-cell>
          <table:table-cell/>
          <table:table-cell office:value-type="float" office:value="55.54" calcext:value-type="float">
            <text:p>55.54</text:p>
          </table:table-cell>
          <table:table-cell office:value-type="float" office:value="113.37" calcext:value-type="float">
            <text:p>113.37</text:p>
          </table:table-cell>
          <table:table-cell office:value-type="float" office:value="990.66" calcext:value-type="float">
            <text:p>990.66</text:p>
          </table:table-cell>
          <table:table-cell office:value-type="float" office:value="5.62" calcext:value-type="float">
            <text:p>5.62</text:p>
          </table:table-cell>
          <table:table-cell office:value-type="float" office:value="9.89" calcext:value-type="float">
            <text:p>9.89</text:p>
          </table:table-cell>
          <table:table-cell office:value-type="float" office:value="167.66" calcext:value-type="float">
            <text:p>167.66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715" calcext:value-type="float">
            <text:p>52.715</text:p>
          </table:table-cell>
          <table:table-cell/>
          <table:table-cell office:value-type="float" office:value="73.31" calcext:value-type="float">
            <text:p>73.31</text:p>
          </table:table-cell>
          <table:table-cell office:value-type="float" office:value="104.71" calcext:value-type="float">
            <text:p>104.71</text:p>
          </table:table-cell>
          <table:table-cell office:value-type="float" office:value="996.36" calcext:value-type="float">
            <text:p>996.36</text:p>
          </table:table-cell>
          <table:table-cell office:value-type="float" office:value="6.88" calcext:value-type="float">
            <text:p>6.88</text:p>
          </table:table-cell>
          <table:table-cell office:value-type="float" office:value="10.04" calcext:value-type="float">
            <text:p>10.04</text:p>
          </table:table-cell>
          <table:table-cell office:value-type="float" office:value="168.36" calcext:value-type="float">
            <text:p>168.36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765" calcext:value-type="float">
            <text:p>52.765</text:p>
          </table:table-cell>
          <table:table-cell/>
          <table:table-cell office:value-type="float" office:value="85.46" calcext:value-type="float">
            <text:p>85.46</text:p>
          </table:table-cell>
          <table:table-cell office:value-type="float" office:value="97.21" calcext:value-type="float">
            <text:p>97.21</text:p>
          </table:table-cell>
          <table:table-cell office:value-type="float" office:value="995.59" calcext:value-type="float">
            <text:p>995.59</text:p>
          </table:table-cell>
          <table:table-cell office:value-type="float" office:value="6.24" calcext:value-type="float">
            <text:p>6.24</text:p>
          </table:table-cell>
          <table:table-cell office:value-type="float" office:value="15.01" calcext:value-type="float">
            <text:p>15.01</text:p>
          </table:table-cell>
          <table:table-cell office:value-type="float" office:value="172.26" calcext:value-type="float">
            <text:p>172.26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812" calcext:value-type="float">
            <text:p>52.812</text:p>
          </table:table-cell>
          <table:table-cell/>
          <table:table-cell office:value-type="float" office:value="92.29" calcext:value-type="float">
            <text:p>92.29</text:p>
          </table:table-cell>
          <table:table-cell office:value-type="float" office:value="94.53" calcext:value-type="float">
            <text:p>94.53</text:p>
          </table:table-cell>
          <table:table-cell office:value-type="float" office:value="995.21" calcext:value-type="float">
            <text:p>995.21</text:p>
          </table:table-cell>
          <table:table-cell office:value-type="float" office:value="7.88" calcext:value-type="float">
            <text:p>7.88</text:p>
          </table:table-cell>
          <table:table-cell office:value-type="float" office:value="-4.06" calcext:value-type="float">
            <text:p>-4.06</text:p>
          </table:table-cell>
          <table:table-cell office:value-type="float" office:value="177.99" calcext:value-type="float">
            <text:p>177.99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861" calcext:value-type="float">
            <text:p>52.861</text:p>
          </table:table-cell>
          <table:table-cell/>
          <table:table-cell office:value-type="float" office:value="96.72" calcext:value-type="float">
            <text:p>96.72</text:p>
          </table:table-cell>
          <table:table-cell office:value-type="float" office:value="92.55" calcext:value-type="float">
            <text:p>92.55</text:p>
          </table:table-cell>
          <table:table-cell office:value-type="float" office:value="997.48" calcext:value-type="float">
            <text:p>997.48</text:p>
          </table:table-cell>
          <table:table-cell office:value-type="float" office:value="6.44" calcext:value-type="float">
            <text:p>6.44</text:p>
          </table:table-cell>
          <table:table-cell office:value-type="float" office:value="12.7" calcext:value-type="float">
            <text:p>12.7</text:p>
          </table:table-cell>
          <table:table-cell office:value-type="float" office:value="173.27" calcext:value-type="float">
            <text:p>173.2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907" calcext:value-type="float">
            <text:p>52.907</text:p>
          </table:table-cell>
          <table:table-cell/>
          <table:table-cell office:value-type="float" office:value="103.78" calcext:value-type="float">
            <text:p>103.78</text:p>
          </table:table-cell>
          <table:table-cell office:value-type="float" office:value="91.37" calcext:value-type="float">
            <text:p>91.37</text:p>
          </table:table-cell>
          <table:table-cell office:value-type="float" office:value="1003.29" calcext:value-type="float">
            <text:p>1003.29</text:p>
          </table:table-cell>
          <table:table-cell office:value-type="float" office:value="7.19" calcext:value-type="float">
            <text:p>7.19</text:p>
          </table:table-cell>
          <table:table-cell office:value-type="float" office:value="3.39" calcext:value-type="float">
            <text:p>3.39</text:p>
          </table:table-cell>
          <table:table-cell office:value-type="float" office:value="-177.58" calcext:value-type="float">
            <text:p>-177.58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.958" calcext:value-type="float">
            <text:p>52.958</text:p>
          </table:table-cell>
          <table:table-cell/>
          <table:table-cell office:value-type="float" office:value="106.27" calcext:value-type="float">
            <text:p>106.27</text:p>
          </table:table-cell>
          <table:table-cell office:value-type="float" office:value="90.68" calcext:value-type="float">
            <text:p>90.68</text:p>
          </table:table-cell>
          <table:table-cell office:value-type="float" office:value="1004.74" calcext:value-type="float">
            <text:p>1004.74</text:p>
          </table:table-cell>
          <table:table-cell office:value-type="float" office:value="7.25" calcext:value-type="float">
            <text:p>7.25</text:p>
          </table:table-cell>
          <table:table-cell office:value-type="float" office:value="-0.31" calcext:value-type="float">
            <text:p>-0.31</text:p>
          </table:table-cell>
          <table:table-cell office:value-type="float" office:value="176.64" calcext:value-type="float">
            <text:p>176.64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006" calcext:value-type="float">
            <text:p>53.006</text:p>
          </table:table-cell>
          <table:table-cell/>
          <table:table-cell office:value-type="float" office:value="112.05" calcext:value-type="float">
            <text:p>112.05</text:p>
          </table:table-cell>
          <table:table-cell office:value-type="float" office:value="87.09" calcext:value-type="float">
            <text:p>87.09</text:p>
          </table:table-cell>
          <table:table-cell office:value-type="float" office:value="1001.61" calcext:value-type="float">
            <text:p>1001.61</text:p>
          </table:table-cell>
          <table:table-cell office:value-type="float" office:value="6.72" calcext:value-type="float">
            <text:p>6.72</text:p>
          </table:table-cell>
          <table:table-cell office:value-type="float" office:value="-2.17" calcext:value-type="float">
            <text:p>-2.17</text:p>
          </table:table-cell>
          <table:table-cell office:value-type="float" office:value="-179.37" calcext:value-type="float">
            <text:p>-179.3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056" calcext:value-type="float">
            <text:p>53.056</text:p>
          </table:table-cell>
          <table:table-cell/>
          <table:table-cell office:value-type="float" office:value="115.78" calcext:value-type="float">
            <text:p>115.78</text:p>
          </table:table-cell>
          <table:table-cell office:value-type="float" office:value="85.48" calcext:value-type="float">
            <text:p>85.48</text:p>
          </table:table-cell>
          <table:table-cell office:value-type="float" office:value="1010.43" calcext:value-type="float">
            <text:p>1010.43</text:p>
          </table:table-cell>
          <table:table-cell office:value-type="float" office:value="6.7" calcext:value-type="float">
            <text:p>6.7</text:p>
          </table:table-cell>
          <table:table-cell office:value-type="float" office:value="14.41" calcext:value-type="float">
            <text:p>14.41</text:p>
          </table:table-cell>
          <table:table-cell office:value-type="float" office:value="176.46" calcext:value-type="float">
            <text:p>176.46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104" calcext:value-type="float">
            <text:p>53.104</text:p>
          </table:table-cell>
          <table:table-cell/>
          <table:table-cell office:value-type="float" office:value="118.2" calcext:value-type="float">
            <text:p>118.2</text:p>
          </table:table-cell>
          <table:table-cell office:value-type="float" office:value="84.4" calcext:value-type="float">
            <text:p>84.4</text:p>
          </table:table-cell>
          <table:table-cell office:value-type="float" office:value="1013.33" calcext:value-type="float">
            <text:p>1013.33</text:p>
          </table:table-cell>
          <table:table-cell office:value-type="float" office:value="6.89" calcext:value-type="float">
            <text:p>6.89</text:p>
          </table:table-cell>
          <table:table-cell office:value-type="float" office:value="5.09" calcext:value-type="float">
            <text:p>5.09</text:p>
          </table:table-cell>
          <table:table-cell office:value-type="float" office:value="-178.95" calcext:value-type="float">
            <text:p>-178.9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153" calcext:value-type="float">
            <text:p>53.153</text:p>
          </table:table-cell>
          <table:table-cell/>
          <table:table-cell office:value-type="float" office:value="121.07" calcext:value-type="float">
            <text:p>121.07</text:p>
          </table:table-cell>
          <table:table-cell office:value-type="float" office:value="81.82" calcext:value-type="float">
            <text:p>81.82</text:p>
          </table:table-cell>
          <table:table-cell office:value-type="float" office:value="1016.23" calcext:value-type="float">
            <text:p>1016.23</text:p>
          </table:table-cell>
          <table:table-cell office:value-type="float" office:value="8.04" calcext:value-type="float">
            <text:p>8.04</text:p>
          </table:table-cell>
          <table:table-cell office:value-type="float" office:value="0.03" calcext:value-type="float">
            <text:p>0.03</text:p>
          </table:table-cell>
          <table:table-cell office:value-type="float" office:value="176.69" calcext:value-type="float">
            <text:p>176.69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/>
          <table:table-cell office:value-type="float" office:value="123.27" calcext:value-type="float">
            <text:p>123.27</text:p>
          </table:table-cell>
          <table:table-cell office:value-type="float" office:value="78.51" calcext:value-type="float">
            <text:p>78.51</text:p>
          </table:table-cell>
          <table:table-cell office:value-type="float" office:value="1020.33" calcext:value-type="float">
            <text:p>1020.33</text:p>
          </table:table-cell>
          <table:table-cell office:value-type="float" office:value="6.88" calcext:value-type="float">
            <text:p>6.88</text:p>
          </table:table-cell>
          <table:table-cell office:value-type="float" office:value="13.41" calcext:value-type="float">
            <text:p>13.41</text:p>
          </table:table-cell>
          <table:table-cell office:value-type="float" office:value="172.75" calcext:value-type="float">
            <text:p>172.7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251" calcext:value-type="float">
            <text:p>53.251</text:p>
          </table:table-cell>
          <table:table-cell/>
          <table:table-cell office:value-type="float" office:value="126.93" calcext:value-type="float">
            <text:p>126.93</text:p>
          </table:table-cell>
          <table:table-cell office:value-type="float" office:value="78.08" calcext:value-type="float">
            <text:p>78.08</text:p>
          </table:table-cell>
          <table:table-cell office:value-type="float" office:value="1033.98" calcext:value-type="float">
            <text:p>1033.98</text:p>
          </table:table-cell>
          <table:table-cell office:value-type="float" office:value="7.01" calcext:value-type="float">
            <text:p>7.01</text:p>
          </table:table-cell>
          <table:table-cell office:value-type="float" office:value="0.62" calcext:value-type="float">
            <text:p>0.62</text:p>
          </table:table-cell>
          <table:table-cell office:value-type="float" office:value="-179.55" calcext:value-type="float">
            <text:p>-179.5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298" calcext:value-type="float">
            <text:p>53.298</text:p>
          </table:table-cell>
          <table:table-cell/>
          <table:table-cell office:value-type="float" office:value="133.7" calcext:value-type="float">
            <text:p>133.7</text:p>
          </table:table-cell>
          <table:table-cell office:value-type="float" office:value="75.74" calcext:value-type="float">
            <text:p>75.74</text:p>
          </table:table-cell>
          <table:table-cell office:value-type="float" office:value="1036.71" calcext:value-type="float">
            <text:p>1036.71</text:p>
          </table:table-cell>
          <table:table-cell office:value-type="float" office:value="6.88" calcext:value-type="float">
            <text:p>6.88</text:p>
          </table:table-cell>
          <table:table-cell office:value-type="float" office:value="17.76" calcext:value-type="float">
            <text:p>17.76</text:p>
          </table:table-cell>
          <table:table-cell office:value-type="float" office:value="179.12" calcext:value-type="float">
            <text:p>179.12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346" calcext:value-type="float">
            <text:p>53.346</text:p>
          </table:table-cell>
          <table:table-cell/>
          <table:table-cell office:value-type="float" office:value="139.85" calcext:value-type="float">
            <text:p>139.85</text:p>
          </table:table-cell>
          <table:table-cell office:value-type="float" office:value="75.37" calcext:value-type="float">
            <text:p>75.37</text:p>
          </table:table-cell>
          <table:table-cell office:value-type="float" office:value="1045.4" calcext:value-type="float">
            <text:p>1045.4</text:p>
          </table:table-cell>
          <table:table-cell office:value-type="float" office:value="7.32" calcext:value-type="float">
            <text:p>7.32</text:p>
          </table:table-cell>
          <table:table-cell office:value-type="float" office:value="9.34" calcext:value-type="float">
            <text:p>9.34</text:p>
          </table:table-cell>
          <table:table-cell office:value-type="float" office:value="171.14" calcext:value-type="float">
            <text:p>171.14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393" calcext:value-type="float">
            <text:p>53.3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74.89" calcext:value-type="float">
            <text:p>74.89</text:p>
          </table:table-cell>
          <table:table-cell office:value-type="float" office:value="1044.09" calcext:value-type="float">
            <text:p>1044.09</text:p>
          </table:table-cell>
          <table:table-cell office:value-type="float" office:value="7.53" calcext:value-type="float">
            <text:p>7.53</text:p>
          </table:table-cell>
          <table:table-cell office:value-type="float" office:value="0.26" calcext:value-type="float">
            <text:p>0.26</text:p>
          </table:table-cell>
          <table:table-cell office:value-type="float" office:value="176.73" calcext:value-type="float">
            <text:p>176.73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443" calcext:value-type="float">
            <text:p>53.443</text:p>
          </table:table-cell>
          <table:table-cell/>
          <table:table-cell office:value-type="float" office:value="155.33" calcext:value-type="float">
            <text:p>155.33</text:p>
          </table:table-cell>
          <table:table-cell office:value-type="float" office:value="76.24" calcext:value-type="float">
            <text:p>76.24</text:p>
          </table:table-cell>
          <table:table-cell office:value-type="float" office:value="1052.88" calcext:value-type="float">
            <text:p>1052.88</text:p>
          </table:table-cell>
          <table:table-cell office:value-type="float" office:value="8.18" calcext:value-type="float">
            <text:p>8.18</text:p>
          </table:table-cell>
          <table:table-cell office:value-type="float" office:value="2.21" calcext:value-type="float">
            <text:p>2.21</text:p>
          </table:table-cell>
          <table:table-cell office:value-type="float" office:value="-179.19" calcext:value-type="float">
            <text:p>-179.19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49" calcext:value-type="float">
            <text:p>53.49</text:p>
          </table:table-cell>
          <table:table-cell/>
          <table:table-cell office:value-type="float" office:value="162.12" calcext:value-type="float">
            <text:p>162.12</text:p>
          </table:table-cell>
          <table:table-cell office:value-type="float" office:value="75.69" calcext:value-type="float">
            <text:p>75.69</text:p>
          </table:table-cell>
          <table:table-cell office:value-type="float" office:value="1044" calcext:value-type="float">
            <text:p>1044</text:p>
          </table:table-cell>
          <table:table-cell office:value-type="float" office:value="7.71" calcext:value-type="float">
            <text:p>7.71</text:p>
          </table:table-cell>
          <table:table-cell office:value-type="float" office:value="19.34" calcext:value-type="float">
            <text:p>19.34</text:p>
          </table:table-cell>
          <table:table-cell office:value-type="float" office:value="173.18" calcext:value-type="float">
            <text:p>173.18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54" calcext:value-type="float">
            <text:p>53.54</text:p>
          </table:table-cell>
          <table:table-cell/>
          <table:table-cell office:value-type="float" office:value="169.14" calcext:value-type="float">
            <text:p>169.14</text:p>
          </table:table-cell>
          <table:table-cell office:value-type="float" office:value="77.13" calcext:value-type="float">
            <text:p>77.13</text:p>
          </table:table-cell>
          <table:table-cell office:value-type="float" office:value="1044.92" calcext:value-type="float">
            <text:p>1044.92</text:p>
          </table:table-cell>
          <table:table-cell office:value-type="float" office:value="9.39" calcext:value-type="float">
            <text:p>9.39</text:p>
          </table:table-cell>
          <table:table-cell office:value-type="float" office:value="-0.02" calcext:value-type="float">
            <text:p>-0.02</text:p>
          </table:table-cell>
          <table:table-cell office:value-type="float" office:value="177.4" calcext:value-type="float">
            <text:p>177.4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587" calcext:value-type="float">
            <text:p>53.587</text:p>
          </table:table-cell>
          <table:table-cell/>
          <table:table-cell office:value-type="float" office:value="172.62" calcext:value-type="float">
            <text:p>172.62</text:p>
          </table:table-cell>
          <table:table-cell office:value-type="float" office:value="77.51" calcext:value-type="float">
            <text:p>77.51</text:p>
          </table:table-cell>
          <table:table-cell office:value-type="float" office:value="1045.95" calcext:value-type="float">
            <text:p>1045.95</text:p>
          </table:table-cell>
          <table:table-cell office:value-type="float" office:value="8.47" calcext:value-type="float">
            <text:p>8.47</text:p>
          </table:table-cell>
          <table:table-cell office:value-type="float" office:value="19.16" calcext:value-type="float">
            <text:p>19.16</text:p>
          </table:table-cell>
          <table:table-cell office:value-type="float" office:value="177.24" calcext:value-type="float">
            <text:p>177.24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638" calcext:value-type="float">
            <text:p>53.638</text:p>
          </table:table-cell>
          <table:table-cell/>
          <table:table-cell office:value-type="float" office:value="175.93" calcext:value-type="float">
            <text:p>175.93</text:p>
          </table:table-cell>
          <table:table-cell office:value-type="float" office:value="78.9" calcext:value-type="float">
            <text:p>78.9</text:p>
          </table:table-cell>
          <table:table-cell office:value-type="float" office:value="1049.32" calcext:value-type="float">
            <text:p>1049.32</text:p>
          </table:table-cell>
          <table:table-cell office:value-type="float" office:value="8.99" calcext:value-type="float">
            <text:p>8.99</text:p>
          </table:table-cell>
          <table:table-cell office:value-type="float" office:value="15.65" calcext:value-type="float">
            <text:p>15.65</text:p>
          </table:table-cell>
          <table:table-cell office:value-type="float" office:value="176.72" calcext:value-type="float">
            <text:p>176.72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685" calcext:value-type="float">
            <text:p>53.685</text:p>
          </table:table-cell>
          <table:table-cell/>
          <table:table-cell office:value-type="float" office:value="185.37" calcext:value-type="float">
            <text:p>185.37</text:p>
          </table:table-cell>
          <table:table-cell office:value-type="float" office:value="88.53" calcext:value-type="float">
            <text:p>88.53</text:p>
          </table:table-cell>
          <table:table-cell office:value-type="float" office:value="1043.03" calcext:value-type="float">
            <text:p>1043.03</text:p>
          </table:table-cell>
          <table:table-cell office:value-type="float" office:value="9.21" calcext:value-type="float">
            <text:p>9.21</text:p>
          </table:table-cell>
          <table:table-cell office:value-type="float" office:value="3.82" calcext:value-type="float">
            <text:p>3.82</text:p>
          </table:table-cell>
          <table:table-cell office:value-type="float" office:value="176.5" calcext:value-type="float">
            <text:p>176.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733" calcext:value-type="float">
            <text:p>53.733</text:p>
          </table:table-cell>
          <table:table-cell/>
          <table:table-cell office:value-type="float" office:value="186.78" calcext:value-type="float">
            <text:p>186.78</text:p>
          </table:table-cell>
          <table:table-cell office:value-type="float" office:value="89.34" calcext:value-type="float">
            <text:p>89.34</text:p>
          </table:table-cell>
          <table:table-cell office:value-type="float" office:value="1039.16" calcext:value-type="float">
            <text:p>1039.16</text:p>
          </table:table-cell>
          <table:table-cell office:value-type="float" office:value="9.05" calcext:value-type="float">
            <text:p>9.05</text:p>
          </table:table-cell>
          <table:table-cell office:value-type="float" office:value="0.31" calcext:value-type="float">
            <text:p>0.31</text:p>
          </table:table-cell>
          <table:table-cell office:value-type="float" office:value="176.66" calcext:value-type="float">
            <text:p>176.66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78" calcext:value-type="float">
            <text:p>53.78</text:p>
          </table:table-cell>
          <table:table-cell/>
          <table:table-cell office:value-type="float" office:value="193.59" calcext:value-type="float">
            <text:p>193.59</text:p>
          </table:table-cell>
          <table:table-cell office:value-type="float" office:value="93.98" calcext:value-type="float">
            <text:p>93.98</text:p>
          </table:table-cell>
          <table:table-cell office:value-type="float" office:value="1037.46" calcext:value-type="float">
            <text:p>1037.46</text:p>
          </table:table-cell>
          <table:table-cell office:value-type="float" office:value="9.53" calcext:value-type="float">
            <text:p>9.53</text:p>
          </table:table-cell>
          <table:table-cell office:value-type="float" office:value="2.53" calcext:value-type="float">
            <text:p>2.53</text:p>
          </table:table-cell>
          <table:table-cell office:value-type="float" office:value="175.5" calcext:value-type="float">
            <text:p>175.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828" calcext:value-type="float">
            <text:p>53.828</text:p>
          </table:table-cell>
          <table:table-cell/>
          <table:table-cell office:value-type="float" office:value="198.29" calcext:value-type="float">
            <text:p>198.29</text:p>
          </table:table-cell>
          <table:table-cell office:value-type="float" office:value="95.81" calcext:value-type="float">
            <text:p>95.81</text:p>
          </table:table-cell>
          <table:table-cell office:value-type="float" office:value="1047.44" calcext:value-type="float">
            <text:p>1047.44</text:p>
          </table:table-cell>
          <table:table-cell office:value-type="float" office:value="9.37" calcext:value-type="float">
            <text:p>9.37</text:p>
          </table:table-cell>
          <table:table-cell office:value-type="float" office:value="7.47" calcext:value-type="float">
            <text:p>7.47</text:p>
          </table:table-cell>
          <table:table-cell office:value-type="float" office:value="171.98" calcext:value-type="float">
            <text:p>171.98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873" calcext:value-type="float">
            <text:p>53.873</text:p>
          </table:table-cell>
          <table:table-cell/>
          <table:table-cell office:value-type="float" office:value="203.2" calcext:value-type="float">
            <text:p>203.2</text:p>
          </table:table-cell>
          <table:table-cell office:value-type="float" office:value="98.81" calcext:value-type="float">
            <text:p>98.81</text:p>
          </table:table-cell>
          <table:table-cell office:value-type="float" office:value="1052.62" calcext:value-type="float">
            <text:p>1052.62</text:p>
          </table:table-cell>
          <table:table-cell office:value-type="float" office:value="9.36" calcext:value-type="float">
            <text:p>9.36</text:p>
          </table:table-cell>
          <table:table-cell office:value-type="float" office:value="15.21" calcext:value-type="float">
            <text:p>15.21</text:p>
          </table:table-cell>
          <table:table-cell office:value-type="float" office:value="-177.77" calcext:value-type="float">
            <text:p>-177.7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922" calcext:value-type="float">
            <text:p>53.922</text:p>
          </table:table-cell>
          <table:table-cell/>
          <table:table-cell office:value-type="float" office:value="205.08" calcext:value-type="float">
            <text:p>205.08</text:p>
          </table:table-cell>
          <table:table-cell office:value-type="float" office:value="99.09" calcext:value-type="float">
            <text:p>99.09</text:p>
          </table:table-cell>
          <table:table-cell office:value-type="float" office:value="1052.39" calcext:value-type="float">
            <text:p>1052.39</text:p>
          </table:table-cell>
          <table:table-cell office:value-type="float" office:value="9.99" calcext:value-type="float">
            <text:p>9.99</text:p>
          </table:table-cell>
          <table:table-cell office:value-type="float" office:value="15.44" calcext:value-type="float">
            <text:p>15.44</text:p>
          </table:table-cell>
          <table:table-cell office:value-type="float" office:value="179.32" calcext:value-type="float">
            <text:p>179.32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.969" calcext:value-type="float">
            <text:p>53.969</text:p>
          </table:table-cell>
          <table:table-cell/>
          <table:table-cell office:value-type="float" office:value="208.57" calcext:value-type="float">
            <text:p>208.57</text:p>
          </table:table-cell>
          <table:table-cell office:value-type="float" office:value="99.84" calcext:value-type="float">
            <text:p>99.84</text:p>
          </table:table-cell>
          <table:table-cell office:value-type="float" office:value="1050.63" calcext:value-type="float">
            <text:p>1050.63</text:p>
          </table:table-cell>
          <table:table-cell office:value-type="float" office:value="9.08" calcext:value-type="float">
            <text:p>9.08</text:p>
          </table:table-cell>
          <table:table-cell office:value-type="float" office:value="18.39" calcext:value-type="float">
            <text:p>18.39</text:p>
          </table:table-cell>
          <table:table-cell office:value-type="float" office:value="172.01" calcext:value-type="float">
            <text:p>172.0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/>
          <table:table-cell office:value-type="float" office:value="208.67" calcext:value-type="float">
            <text:p>208.67</text:p>
          </table:table-cell>
          <table:table-cell office:value-type="float" office:value="99.16" calcext:value-type="float">
            <text:p>99.16</text:p>
          </table:table-cell>
          <table:table-cell office:value-type="float" office:value="1047.04" calcext:value-type="float">
            <text:p>1047.04</text:p>
          </table:table-cell>
          <table:table-cell office:value-type="float" office:value="10.51" calcext:value-type="float">
            <text:p>10.51</text:p>
          </table:table-cell>
          <table:table-cell office:value-type="float" office:value="13.49" calcext:value-type="float">
            <text:p>13.49</text:p>
          </table:table-cell>
          <table:table-cell office:value-type="float" office:value="-174.5" calcext:value-type="float">
            <text:p>-174.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062" calcext:value-type="float">
            <text:p>54.062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98.49" calcext:value-type="float">
            <text:p>98.49</text:p>
          </table:table-cell>
          <table:table-cell office:value-type="float" office:value="1052.7" calcext:value-type="float">
            <text:p>1052.7</text:p>
          </table:table-cell>
          <table:table-cell office:value-type="float" office:value="9.92" calcext:value-type="float">
            <text:p>9.92</text:p>
          </table:table-cell>
          <table:table-cell office:value-type="float" office:value="19.72" calcext:value-type="float">
            <text:p>19.72</text:p>
          </table:table-cell>
          <table:table-cell office:value-type="float" office:value="177.05" calcext:value-type="float">
            <text:p>177.0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111" calcext:value-type="float">
            <text:p>54.111</text:p>
          </table:table-cell>
          <table:table-cell/>
          <table:table-cell office:value-type="float" office:value="214.12" calcext:value-type="float">
            <text:p>214.12</text:p>
          </table:table-cell>
          <table:table-cell office:value-type="float" office:value="96.91" calcext:value-type="float">
            <text:p>96.91</text:p>
          </table:table-cell>
          <table:table-cell office:value-type="float" office:value="1047.27" calcext:value-type="float">
            <text:p>1047.27</text:p>
          </table:table-cell>
          <table:table-cell office:value-type="float" office:value="10.65" calcext:value-type="float">
            <text:p>10.65</text:p>
          </table:table-cell>
          <table:table-cell office:value-type="float" office:value="0.31" calcext:value-type="float">
            <text:p>0.31</text:p>
          </table:table-cell>
          <table:table-cell office:value-type="float" office:value="176.7" calcext:value-type="float">
            <text:p>176.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157" calcext:value-type="float">
            <text:p>54.157</text:p>
          </table:table-cell>
          <table:table-cell/>
          <table:table-cell office:value-type="float" office:value="216.74" calcext:value-type="float">
            <text:p>216.74</text:p>
          </table:table-cell>
          <table:table-cell office:value-type="float" office:value="96.97" calcext:value-type="float">
            <text:p>96.97</text:p>
          </table:table-cell>
          <table:table-cell office:value-type="float" office:value="1050.61" calcext:value-type="float">
            <text:p>1050.61</text:p>
          </table:table-cell>
          <table:table-cell office:value-type="float" office:value="9.77" calcext:value-type="float">
            <text:p>9.77</text:p>
          </table:table-cell>
          <table:table-cell office:value-type="float" office:value="12.63" calcext:value-type="float">
            <text:p>12.63</text:p>
          </table:table-cell>
          <table:table-cell office:value-type="float" office:value="-174.56" calcext:value-type="float">
            <text:p>-174.56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208" calcext:value-type="float">
            <text:p>54.208</text:p>
          </table:table-cell>
          <table:table-cell/>
          <table:table-cell office:value-type="float" office:value="223.42" calcext:value-type="float">
            <text:p>223.42</text:p>
          </table:table-cell>
          <table:table-cell office:value-type="float" office:value="96.92" calcext:value-type="float">
            <text:p>96.92</text:p>
          </table:table-cell>
          <table:table-cell office:value-type="float" office:value="1063.21" calcext:value-type="float">
            <text:p>1063.21</text:p>
          </table:table-cell>
          <table:table-cell office:value-type="float" office:value="10.28" calcext:value-type="float">
            <text:p>10.28</text:p>
          </table:table-cell>
          <table:table-cell office:value-type="float" office:value="11.37" calcext:value-type="float">
            <text:p>11.37</text:p>
          </table:table-cell>
          <table:table-cell office:value-type="float" office:value="174.93" calcext:value-type="float">
            <text:p>174.93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254" calcext:value-type="float">
            <text:p>54.254</text:p>
          </table:table-cell>
          <table:table-cell/>
          <table:table-cell office:value-type="float" office:value="222.16" calcext:value-type="float">
            <text:p>222.16</text:p>
          </table:table-cell>
          <table:table-cell office:value-type="float" office:value="95.56" calcext:value-type="float">
            <text:p>95.56</text:p>
          </table:table-cell>
          <table:table-cell office:value-type="float" office:value="1050.47" calcext:value-type="float">
            <text:p>1050.47</text:p>
          </table:table-cell>
          <table:table-cell office:value-type="float" office:value="10.3" calcext:value-type="float">
            <text:p>10.3</text:p>
          </table:table-cell>
          <table:table-cell office:value-type="float" office:value="11.22" calcext:value-type="float">
            <text:p>11.22</text:p>
          </table:table-cell>
          <table:table-cell office:value-type="float" office:value="-172.95" calcext:value-type="float">
            <text:p>-172.9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303" calcext:value-type="float">
            <text:p>54.303</text:p>
          </table:table-cell>
          <table:table-cell/>
          <table:table-cell office:value-type="float" office:value="224.93" calcext:value-type="float">
            <text:p>224.93</text:p>
          </table:table-cell>
          <table:table-cell office:value-type="float" office:value="95.45" calcext:value-type="float">
            <text:p>95.45</text:p>
          </table:table-cell>
          <table:table-cell office:value-type="float" office:value="1058.17" calcext:value-type="float">
            <text:p>1058.17</text:p>
          </table:table-cell>
          <table:table-cell office:value-type="float" office:value="10.29" calcext:value-type="float">
            <text:p>10.29</text:p>
          </table:table-cell>
          <table:table-cell office:value-type="float" office:value="11.99" calcext:value-type="float">
            <text:p>11.99</text:p>
          </table:table-cell>
          <table:table-cell office:value-type="float" office:value="169.77" calcext:value-type="float">
            <text:p>169.7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35" calcext:value-type="float">
            <text:p>54.35</text:p>
          </table:table-cell>
          <table:table-cell/>
          <table:table-cell office:value-type="float" office:value="228.27" calcext:value-type="float">
            <text:p>228.27</text:p>
          </table:table-cell>
          <table:table-cell office:value-type="float" office:value="95.07" calcext:value-type="float">
            <text:p>95.07</text:p>
          </table:table-cell>
          <table:table-cell office:value-type="float" office:value="1057.32" calcext:value-type="float">
            <text:p>1057.32</text:p>
          </table:table-cell>
          <table:table-cell office:value-type="float" office:value="10.73" calcext:value-type="float">
            <text:p>10.73</text:p>
          </table:table-cell>
          <table:table-cell office:value-type="float" office:value="10.93" calcext:value-type="float">
            <text:p>10.93</text:p>
          </table:table-cell>
          <table:table-cell office:value-type="float" office:value="-173.47" calcext:value-type="float">
            <text:p>-173.47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402" calcext:value-type="float">
            <text:p>54.402</text:p>
          </table:table-cell>
          <table:table-cell/>
          <table:table-cell office:value-type="float" office:value="227.89" calcext:value-type="float">
            <text:p>227.89</text:p>
          </table:table-cell>
          <table:table-cell office:value-type="float" office:value="94.6" calcext:value-type="float">
            <text:p>94.6</text:p>
          </table:table-cell>
          <table:table-cell office:value-type="float" office:value="1051.6" calcext:value-type="float">
            <text:p>1051.6</text:p>
          </table:table-cell>
          <table:table-cell office:value-type="float" office:value="9.85" calcext:value-type="float">
            <text:p>9.85</text:p>
          </table:table-cell>
          <table:table-cell office:value-type="float" office:value="24.03" calcext:value-type="float">
            <text:p>24.03</text:p>
          </table:table-cell>
          <table:table-cell office:value-type="float" office:value="175.59" calcext:value-type="float">
            <text:p>175.59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45" calcext:value-type="float">
            <text:p>54.45</text:p>
          </table:table-cell>
          <table:table-cell/>
          <table:table-cell office:value-type="float" office:value="229.3" calcext:value-type="float">
            <text:p>229.3</text:p>
          </table:table-cell>
          <table:table-cell office:value-type="float" office:value="94.82" calcext:value-type="float">
            <text:p>94.82</text:p>
          </table:table-cell>
          <table:table-cell office:value-type="float" office:value="1053.64" calcext:value-type="float">
            <text:p>1053.64</text:p>
          </table:table-cell>
          <table:table-cell office:value-type="float" office:value="9.86" calcext:value-type="float">
            <text:p>9.86</text:p>
          </table:table-cell>
          <table:table-cell office:value-type="float" office:value="23.58" calcext:value-type="float">
            <text:p>23.58</text:p>
          </table:table-cell>
          <table:table-cell office:value-type="float" office:value="179.23" calcext:value-type="float">
            <text:p>179.23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501" calcext:value-type="float">
            <text:p>54.501</text:p>
          </table:table-cell>
          <table:table-cell/>
          <table:table-cell office:value-type="float" office:value="231.04" calcext:value-type="float">
            <text:p>231.04</text:p>
          </table:table-cell>
          <table:table-cell office:value-type="float" office:value="95.94" calcext:value-type="float">
            <text:p>95.94</text:p>
          </table:table-cell>
          <table:table-cell office:value-type="float" office:value="1059.48" calcext:value-type="float">
            <text:p>1059.48</text:p>
          </table:table-cell>
          <table:table-cell office:value-type="float" office:value="10.49" calcext:value-type="float">
            <text:p>10.49</text:p>
          </table:table-cell>
          <table:table-cell office:value-type="float" office:value="10.25" calcext:value-type="float">
            <text:p>10.25</text:p>
          </table:table-cell>
          <table:table-cell office:value-type="float" office:value="171.01" calcext:value-type="float">
            <text:p>171.0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547" calcext:value-type="float">
            <text:p>54.547</text:p>
          </table:table-cell>
          <table:table-cell/>
          <table:table-cell office:value-type="float" office:value="230.72" calcext:value-type="float">
            <text:p>230.72</text:p>
          </table:table-cell>
          <table:table-cell office:value-type="float" office:value="96.09" calcext:value-type="float">
            <text:p>96.09</text:p>
          </table:table-cell>
          <table:table-cell office:value-type="float" office:value="1058.65" calcext:value-type="float">
            <text:p>1058.65</text:p>
          </table:table-cell>
          <table:table-cell office:value-type="float" office:value="10.93" calcext:value-type="float">
            <text:p>10.93</text:p>
          </table:table-cell>
          <table:table-cell office:value-type="float" office:value="6.81" calcext:value-type="float">
            <text:p>6.81</text:p>
          </table:table-cell>
          <table:table-cell office:value-type="float" office:value="176.23" calcext:value-type="float">
            <text:p>176.23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/>
          <table:table-cell office:value-type="float" office:value="230.72" calcext:value-type="float">
            <text:p>230.72</text:p>
          </table:table-cell>
          <table:table-cell office:value-type="float" office:value="96.09" calcext:value-type="float">
            <text:p>96.09</text:p>
          </table:table-cell>
          <table:table-cell office:value-type="float" office:value="1058.65" calcext:value-type="float">
            <text:p>1058.65</text:p>
          </table:table-cell>
          <table:table-cell office:value-type="float" office:value="10.93" calcext:value-type="float">
            <text:p>10.93</text:p>
          </table:table-cell>
          <table:table-cell office:value-type="float" office:value="6.81" calcext:value-type="float">
            <text:p>6.81</text:p>
          </table:table-cell>
          <table:table-cell office:value-type="float" office:value="176.23" calcext:value-type="float">
            <text:p>176.23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65" calcext:value-type="float">
            <text:p>54.65</text:p>
          </table:table-cell>
          <table:table-cell/>
          <table:table-cell office:value-type="float" office:value="229.3" calcext:value-type="float">
            <text:p>229.3</text:p>
          </table:table-cell>
          <table:table-cell office:value-type="float" office:value="95.47" calcext:value-type="float">
            <text:p>95.47</text:p>
          </table:table-cell>
          <table:table-cell office:value-type="float" office:value="1053.63" calcext:value-type="float">
            <text:p>1053.63</text:p>
          </table:table-cell>
          <table:table-cell office:value-type="float" office:value="9.85" calcext:value-type="float">
            <text:p>9.85</text:p>
          </table:table-cell>
          <table:table-cell office:value-type="float" office:value="23.59" calcext:value-type="float">
            <text:p>23.59</text:p>
          </table:table-cell>
          <table:table-cell office:value-type="float" office:value="179.16" calcext:value-type="float">
            <text:p>179.16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709" calcext:value-type="float">
            <text:p>54.709</text:p>
          </table:table-cell>
          <table:table-cell/>
          <table:table-cell office:value-type="float" office:value="230.16" calcext:value-type="float">
            <text:p>230.16</text:p>
          </table:table-cell>
          <table:table-cell office:value-type="float" office:value="95.71" calcext:value-type="float">
            <text:p>95.71</text:p>
          </table:table-cell>
          <table:table-cell office:value-type="float" office:value="1058.14" calcext:value-type="float">
            <text:p>1058.14</text:p>
          </table:table-cell>
          <table:table-cell office:value-type="float" office:value="10.29" calcext:value-type="float">
            <text:p>10.29</text:p>
          </table:table-cell>
          <table:table-cell office:value-type="float" office:value="19.63" calcext:value-type="float">
            <text:p>19.63</text:p>
          </table:table-cell>
          <table:table-cell office:value-type="float" office:value="178.21" calcext:value-type="float">
            <text:p>178.21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756" calcext:value-type="float">
            <text:p>54.756</text:p>
          </table:table-cell>
          <table:table-cell/>
          <table:table-cell office:value-type="float" office:value="229.32" calcext:value-type="float">
            <text:p>229.32</text:p>
          </table:table-cell>
          <table:table-cell office:value-type="float" office:value="95.88" calcext:value-type="float">
            <text:p>95.88</text:p>
          </table:table-cell>
          <table:table-cell office:value-type="float" office:value="1056.05" calcext:value-type="float">
            <text:p>1056.05</text:p>
          </table:table-cell>
          <table:table-cell office:value-type="float" office:value="10.81" calcext:value-type="float">
            <text:p>10.81</text:p>
          </table:table-cell>
          <table:table-cell office:value-type="float" office:value="9.09" calcext:value-type="float">
            <text:p>9.09</text:p>
          </table:table-cell>
          <table:table-cell office:value-type="float" office:value="179.95" calcext:value-type="float">
            <text:p>179.9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807" calcext:value-type="float">
            <text:p>54.807</text:p>
          </table:table-cell>
          <table:table-cell/>
          <table:table-cell office:value-type="float" office:value="229.32" calcext:value-type="float">
            <text:p>229.32</text:p>
          </table:table-cell>
          <table:table-cell office:value-type="float" office:value="95.88" calcext:value-type="float">
            <text:p>95.88</text:p>
          </table:table-cell>
          <table:table-cell office:value-type="float" office:value="1056.05" calcext:value-type="float">
            <text:p>1056.05</text:p>
          </table:table-cell>
          <table:table-cell office:value-type="float" office:value="10.81" calcext:value-type="float">
            <text:p>10.81</text:p>
          </table:table-cell>
          <table:table-cell office:value-type="float" office:value="9.09" calcext:value-type="float">
            <text:p>9.09</text:p>
          </table:table-cell>
          <table:table-cell office:value-type="float" office:value="179.95" calcext:value-type="float">
            <text:p>179.9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854" calcext:value-type="float">
            <text:p>54.854</text:p>
          </table:table-cell>
          <table:table-cell/>
          <table:table-cell office:value-type="float" office:value="229.32" calcext:value-type="float">
            <text:p>229.32</text:p>
          </table:table-cell>
          <table:table-cell office:value-type="float" office:value="95.88" calcext:value-type="float">
            <text:p>95.88</text:p>
          </table:table-cell>
          <table:table-cell office:value-type="float" office:value="1056.05" calcext:value-type="float">
            <text:p>1056.05</text:p>
          </table:table-cell>
          <table:table-cell office:value-type="float" office:value="10.81" calcext:value-type="float">
            <text:p>10.81</text:p>
          </table:table-cell>
          <table:table-cell office:value-type="float" office:value="9.09" calcext:value-type="float">
            <text:p>9.09</text:p>
          </table:table-cell>
          <table:table-cell office:value-type="float" office:value="179.95" calcext:value-type="float">
            <text:p>179.95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901" calcext:value-type="float">
            <text:p>54.901</text:p>
          </table:table-cell>
          <table:table-cell/>
          <table:table-cell office:value-type="float" office:value="228.04" calcext:value-type="float">
            <text:p>228.04</text:p>
          </table:table-cell>
          <table:table-cell office:value-type="float" office:value="95.38" calcext:value-type="float">
            <text:p>95.38</text:p>
          </table:table-cell>
          <table:table-cell office:value-type="float" office:value="1052.9" calcext:value-type="float">
            <text:p>1052.9</text:p>
          </table:table-cell>
          <table:table-cell office:value-type="float" office:value="9.94" calcext:value-type="float">
            <text:p>9.94</text:p>
          </table:table-cell>
          <table:table-cell office:value-type="float" office:value="21.62" calcext:value-type="float">
            <text:p>21.62</text:p>
          </table:table-cell>
          <table:table-cell office:value-type="float" office:value="177.6" calcext:value-type="float">
            <text:p>177.6</text:p>
          </table:table-cell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932" calcext:value-type="float">
            <text:p>54.932</text:p>
          </table:table-cell>
          <table:table-cell/>
          <table:table-cell office:value-type="float" office:value="229.51" calcext:value-type="float">
            <text:p>229.51</text:p>
          </table:table-cell>
          <table:table-cell office:value-type="float" office:value="95.77" calcext:value-type="float">
            <text:p>95.77</text:p>
          </table:table-cell>
          <table:table-cell office:value-type="float" office:value="1058.41" calcext:value-type="float">
            <text:p>1058.41</text:p>
          </table:table-cell>
          <table:table-cell office:value-type="float" office:value="10.08" calcext:value-type="float">
            <text:p>10.08</text:p>
          </table:table-cell>
          <table:table-cell office:value-type="float" office:value="9.05" calcext:value-type="float">
            <text:p>9.05</text:p>
          </table:table-cell>
          <table:table-cell office:value-type="float" office:value="-179.94" calcext:value-type="float">
            <text:p>-179.94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.981" calcext:value-type="float">
            <text:p>54.981</text:p>
          </table:table-cell>
          <table:table-cell/>
          <table:table-cell office:value-type="float" office:value="229.7" calcext:value-type="float">
            <text:p>229.7</text:p>
          </table:table-cell>
          <table:table-cell office:value-type="float" office:value="95.91" calcext:value-type="float">
            <text:p>95.91</text:p>
          </table:table-cell>
          <table:table-cell office:value-type="float" office:value="1059.25" calcext:value-type="float">
            <text:p>1059.25</text:p>
          </table:table-cell>
          <table:table-cell office:value-type="float" office:value="10.49" calcext:value-type="float">
            <text:p>10.49</text:p>
          </table:table-cell>
          <table:table-cell office:value-type="float" office:value="10.26" calcext:value-type="float">
            <text:p>10.26</text:p>
          </table:table-cell>
          <table:table-cell office:value-type="float" office:value="170.86" calcext:value-type="float">
            <text:p>170.8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029" calcext:value-type="float">
            <text:p>55.029</text:p>
          </table:table-cell>
          <table:table-cell/>
          <table:table-cell office:value-type="float" office:value="228.02" calcext:value-type="float">
            <text:p>228.02</text:p>
          </table:table-cell>
          <table:table-cell office:value-type="float" office:value="95.46" calcext:value-type="float">
            <text:p>95.46</text:p>
          </table:table-cell>
          <table:table-cell office:value-type="float" office:value="1053.63" calcext:value-type="float">
            <text:p>1053.63</text:p>
          </table:table-cell>
          <table:table-cell office:value-type="float" office:value="9.85" calcext:value-type="float">
            <text:p>9.85</text:p>
          </table:table-cell>
          <table:table-cell office:value-type="float" office:value="23.45" calcext:value-type="float">
            <text:p>23.45</text:p>
          </table:table-cell>
          <table:table-cell office:value-type="float" office:value="179.15" calcext:value-type="float">
            <text:p>179.1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077" calcext:value-type="float">
            <text:p>55.077</text:p>
          </table:table-cell>
          <table:table-cell/>
          <table:table-cell office:value-type="float" office:value="228.02" calcext:value-type="float">
            <text:p>228.02</text:p>
          </table:table-cell>
          <table:table-cell office:value-type="float" office:value="95.46" calcext:value-type="float">
            <text:p>95.46</text:p>
          </table:table-cell>
          <table:table-cell office:value-type="float" office:value="1053.63" calcext:value-type="float">
            <text:p>1053.63</text:p>
          </table:table-cell>
          <table:table-cell office:value-type="float" office:value="9.85" calcext:value-type="float">
            <text:p>9.85</text:p>
          </table:table-cell>
          <table:table-cell office:value-type="float" office:value="23.45" calcext:value-type="float">
            <text:p>23.45</text:p>
          </table:table-cell>
          <table:table-cell office:value-type="float" office:value="179.15" calcext:value-type="float">
            <text:p>179.1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122" calcext:value-type="float">
            <text:p>55.122</text:p>
          </table:table-cell>
          <table:table-cell/>
          <table:table-cell office:value-type="float" office:value="227.24" calcext:value-type="float">
            <text:p>227.24</text:p>
          </table:table-cell>
          <table:table-cell office:value-type="float" office:value="95.23" calcext:value-type="float">
            <text:p>95.23</text:p>
          </table:table-cell>
          <table:table-cell office:value-type="float" office:value="1051.55" calcext:value-type="float">
            <text:p>1051.55</text:p>
          </table:table-cell>
          <table:table-cell office:value-type="float" office:value="9.83" calcext:value-type="float">
            <text:p>9.83</text:p>
          </table:table-cell>
          <table:table-cell office:value-type="float" office:value="23.99" calcext:value-type="float">
            <text:p>23.99</text:p>
          </table:table-cell>
          <table:table-cell office:value-type="float" office:value="175.5" calcext:value-type="float">
            <text:p>175.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171" calcext:value-type="float">
            <text:p>55.171</text:p>
          </table:table-cell>
          <table:table-cell/>
          <table:table-cell office:value-type="float" office:value="227.98" calcext:value-type="float">
            <text:p>227.98</text:p>
          </table:table-cell>
          <table:table-cell office:value-type="float" office:value="95.93" calcext:value-type="float">
            <text:p>95.93</text:p>
          </table:table-cell>
          <table:table-cell office:value-type="float" office:value="1057.6" calcext:value-type="float">
            <text:p>1057.6</text:p>
          </table:table-cell>
          <table:table-cell office:value-type="float" office:value="9.61" calcext:value-type="float">
            <text:p>9.61</text:p>
          </table:table-cell>
          <table:table-cell office:value-type="float" office:value="17.29" calcext:value-type="float">
            <text:p>17.29</text:p>
          </table:table-cell>
          <table:table-cell office:value-type="float" office:value="173.6" calcext:value-type="float">
            <text:p>173.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216" calcext:value-type="float">
            <text:p>55.216</text:p>
          </table:table-cell>
          <table:table-cell/>
          <table:table-cell office:value-type="float" office:value="228.19" calcext:value-type="float">
            <text:p>228.19</text:p>
          </table:table-cell>
          <table:table-cell office:value-type="float" office:value="95.75" calcext:value-type="float">
            <text:p>95.75</text:p>
          </table:table-cell>
          <table:table-cell office:value-type="float" office:value="1058.27" calcext:value-type="float">
            <text:p>1058.27</text:p>
          </table:table-cell>
          <table:table-cell office:value-type="float" office:value="10.07" calcext:value-type="float">
            <text:p>10.07</text:p>
          </table:table-cell>
          <table:table-cell office:value-type="float" office:value="9.09" calcext:value-type="float">
            <text:p>9.09</text:p>
          </table:table-cell>
          <table:table-cell office:value-type="float" office:value="-179.8" calcext:value-type="float">
            <text:p>-179.8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265" calcext:value-type="float">
            <text:p>55.265</text:p>
          </table:table-cell>
          <table:table-cell/>
          <table:table-cell office:value-type="float" office:value="226.61" calcext:value-type="float">
            <text:p>226.61</text:p>
          </table:table-cell>
          <table:table-cell office:value-type="float" office:value="94.59" calcext:value-type="float">
            <text:p>94.59</text:p>
          </table:table-cell>
          <table:table-cell office:value-type="float" office:value="1051.6" calcext:value-type="float">
            <text:p>1051.6</text:p>
          </table:table-cell>
          <table:table-cell office:value-type="float" office:value="9.85" calcext:value-type="float">
            <text:p>9.85</text:p>
          </table:table-cell>
          <table:table-cell office:value-type="float" office:value="23.9" calcext:value-type="float">
            <text:p>23.9</text:p>
          </table:table-cell>
          <table:table-cell office:value-type="float" office:value="175.55" calcext:value-type="float">
            <text:p>175.5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313" calcext:value-type="float">
            <text:p>55.313</text:p>
          </table:table-cell>
          <table:table-cell/>
          <table:table-cell office:value-type="float" office:value="228.3" calcext:value-type="float">
            <text:p>228.3</text:p>
          </table:table-cell>
          <table:table-cell office:value-type="float" office:value="96.18" calcext:value-type="float">
            <text:p>96.18</text:p>
          </table:table-cell>
          <table:table-cell office:value-type="float" office:value="1058.84" calcext:value-type="float">
            <text:p>1058.84</text:p>
          </table:table-cell>
          <table:table-cell office:value-type="float" office:value="10.29" calcext:value-type="float">
            <text:p>10.29</text:p>
          </table:table-cell>
          <table:table-cell office:value-type="float" office:value="12.13" calcext:value-type="float">
            <text:p>12.13</text:p>
          </table:table-cell>
          <table:table-cell office:value-type="float" office:value="170.07" calcext:value-type="float">
            <text:p>170.0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362" calcext:value-type="float">
            <text:p>55.362</text:p>
          </table:table-cell>
          <table:table-cell/>
          <table:table-cell office:value-type="float" office:value="226.29" calcext:value-type="float">
            <text:p>226.29</text:p>
          </table:table-cell>
          <table:table-cell office:value-type="float" office:value="96.69" calcext:value-type="float">
            <text:p>96.69</text:p>
          </table:table-cell>
          <table:table-cell office:value-type="float" office:value="1053.04" calcext:value-type="float">
            <text:p>1053.04</text:p>
          </table:table-cell>
          <table:table-cell office:value-type="float" office:value="9.91" calcext:value-type="float">
            <text:p>9.91</text:p>
          </table:table-cell>
          <table:table-cell office:value-type="float" office:value="23.42" calcext:value-type="float">
            <text:p>23.42</text:p>
          </table:table-cell>
          <table:table-cell office:value-type="float" office:value="179.86" calcext:value-type="float">
            <text:p>179.8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407" calcext:value-type="float">
            <text:p>55.407</text:p>
          </table:table-cell>
          <table:table-cell/>
          <table:table-cell office:value-type="float" office:value="227.49" calcext:value-type="float">
            <text:p>227.49</text:p>
          </table:table-cell>
          <table:table-cell office:value-type="float" office:value="98.31" calcext:value-type="float">
            <text:p>98.31</text:p>
          </table:table-cell>
          <table:table-cell office:value-type="float" office:value="1057.94" calcext:value-type="float">
            <text:p>1057.94</text:p>
          </table:table-cell>
          <table:table-cell office:value-type="float" office:value="10.06" calcext:value-type="float">
            <text:p>10.06</text:p>
          </table:table-cell>
          <table:table-cell office:value-type="float" office:value="8.93" calcext:value-type="float">
            <text:p>8.93</text:p>
          </table:table-cell>
          <table:table-cell office:value-type="float" office:value="-179.7" calcext:value-type="float">
            <text:p>-179.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457" calcext:value-type="float">
            <text:p>55.457</text:p>
          </table:table-cell>
          <table:table-cell/>
          <table:table-cell office:value-type="float" office:value="224.22" calcext:value-type="float">
            <text:p>224.22</text:p>
          </table:table-cell>
          <table:table-cell office:value-type="float" office:value="100.54" calcext:value-type="float">
            <text:p>100.54</text:p>
          </table:table-cell>
          <table:table-cell office:value-type="float" office:value="1047.47" calcext:value-type="float">
            <text:p>1047.47</text:p>
          </table:table-cell>
          <table:table-cell office:value-type="float" office:value="9.78" calcext:value-type="float">
            <text:p>9.78</text:p>
          </table:table-cell>
          <table:table-cell office:value-type="float" office:value="1.5" calcext:value-type="float">
            <text:p>1.5</text:p>
          </table:table-cell>
          <table:table-cell office:value-type="float" office:value="179.15" calcext:value-type="float">
            <text:p>179.1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503" calcext:value-type="float">
            <text:p>55.503</text:p>
          </table:table-cell>
          <table:table-cell/>
          <table:table-cell office:value-type="float" office:value="223.64" calcext:value-type="float">
            <text:p>223.64</text:p>
          </table:table-cell>
          <table:table-cell office:value-type="float" office:value="107.57" calcext:value-type="float">
            <text:p>107.57</text:p>
          </table:table-cell>
          <table:table-cell office:value-type="float" office:value="1053.83" calcext:value-type="float">
            <text:p>1053.83</text:p>
          </table:table-cell>
          <table:table-cell office:value-type="float" office:value="7.76" calcext:value-type="float">
            <text:p>7.76</text:p>
          </table:table-cell>
          <table:table-cell office:value-type="float" office:value="7.07" calcext:value-type="float">
            <text:p>7.07</text:p>
          </table:table-cell>
          <table:table-cell office:value-type="float" office:value="177.21" calcext:value-type="float">
            <text:p>177.2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/>
          <table:table-cell office:value-type="float" office:value="219.93" calcext:value-type="float">
            <text:p>219.93</text:p>
          </table:table-cell>
          <table:table-cell office:value-type="float" office:value="111.21" calcext:value-type="float">
            <text:p>111.21</text:p>
          </table:table-cell>
          <table:table-cell office:value-type="float" office:value="1047.59" calcext:value-type="float">
            <text:p>1047.59</text:p>
          </table:table-cell>
          <table:table-cell office:value-type="float" office:value="6.14" calcext:value-type="float">
            <text:p>6.14</text:p>
          </table:table-cell>
          <table:table-cell office:value-type="float" office:value="24.82" calcext:value-type="float">
            <text:p>24.82</text:p>
          </table:table-cell>
          <table:table-cell office:value-type="float" office:value="174.71" calcext:value-type="float">
            <text:p>174.7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597" calcext:value-type="float">
            <text:p>55.597</text:p>
          </table:table-cell>
          <table:table-cell/>
          <table:table-cell office:value-type="float" office:value="211.6" calcext:value-type="float">
            <text:p>211.6</text:p>
          </table:table-cell>
          <table:table-cell office:value-type="float" office:value="118.38" calcext:value-type="float">
            <text:p>118.38</text:p>
          </table:table-cell>
          <table:table-cell office:value-type="float" office:value="1046.32" calcext:value-type="float">
            <text:p>1046.32</text:p>
          </table:table-cell>
          <table:table-cell office:value-type="float" office:value="5.24" calcext:value-type="float">
            <text:p>5.24</text:p>
          </table:table-cell>
          <table:table-cell office:value-type="float" office:value="22.94" calcext:value-type="float">
            <text:p>22.94</text:p>
          </table:table-cell>
          <table:table-cell office:value-type="float" office:value="171.09" calcext:value-type="float">
            <text:p>171.0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647" calcext:value-type="float">
            <text:p>55.647</text:p>
          </table:table-cell>
          <table:table-cell/>
          <table:table-cell office:value-type="float" office:value="206.44" calcext:value-type="float">
            <text:p>206.44</text:p>
          </table:table-cell>
          <table:table-cell office:value-type="float" office:value="122.37" calcext:value-type="float">
            <text:p>122.37</text:p>
          </table:table-cell>
          <table:table-cell office:value-type="float" office:value="1048.12" calcext:value-type="float">
            <text:p>1048.12</text:p>
          </table:table-cell>
          <table:table-cell office:value-type="float" office:value="6.82" calcext:value-type="float">
            <text:p>6.82</text:p>
          </table:table-cell>
          <table:table-cell office:value-type="float" office:value="1.41" calcext:value-type="float">
            <text:p>1.41</text:p>
          </table:table-cell>
          <table:table-cell office:value-type="float" office:value="-178.92" calcext:value-type="float">
            <text:p>-178.9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694" calcext:value-type="float">
            <text:p>55.694</text:p>
          </table:table-cell>
          <table:table-cell/>
          <table:table-cell office:value-type="float" office:value="193.98" calcext:value-type="float">
            <text:p>193.98</text:p>
          </table:table-cell>
          <table:table-cell office:value-type="float" office:value="129.32" calcext:value-type="float">
            <text:p>129.32</text:p>
          </table:table-cell>
          <table:table-cell office:value-type="float" office:value="1035.83" calcext:value-type="float">
            <text:p>1035.83</text:p>
          </table:table-cell>
          <table:table-cell office:value-type="float" office:value="8.14" calcext:value-type="float">
            <text:p>8.14</text:p>
          </table:table-cell>
          <table:table-cell office:value-type="float" office:value="-1.22" calcext:value-type="float">
            <text:p>-1.22</text:p>
          </table:table-cell>
          <table:table-cell office:value-type="float" office:value="-178.64" calcext:value-type="float">
            <text:p>-178.64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744" calcext:value-type="float">
            <text:p>55.744</text:p>
          </table:table-cell>
          <table:table-cell/>
          <table:table-cell office:value-type="float" office:value="189.7" calcext:value-type="float">
            <text:p>189.7</text:p>
          </table:table-cell>
          <table:table-cell office:value-type="float" office:value="133.01" calcext:value-type="float">
            <text:p>133.01</text:p>
          </table:table-cell>
          <table:table-cell office:value-type="float" office:value="1037.47" calcext:value-type="float">
            <text:p>1037.47</text:p>
          </table:table-cell>
          <table:table-cell office:value-type="float" office:value="7.83" calcext:value-type="float">
            <text:p>7.83</text:p>
          </table:table-cell>
          <table:table-cell office:value-type="float" office:value="1.46" calcext:value-type="float">
            <text:p>1.46</text:p>
          </table:table-cell>
          <table:table-cell office:value-type="float" office:value="-178.61" calcext:value-type="float">
            <text:p>-178.6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789" calcext:value-type="float">
            <text:p>55.789</text:p>
          </table:table-cell>
          <table:table-cell/>
          <table:table-cell office:value-type="float" office:value="169.9" calcext:value-type="float">
            <text:p>169.9</text:p>
          </table:table-cell>
          <table:table-cell office:value-type="float" office:value="145.18" calcext:value-type="float">
            <text:p>145.18</text:p>
          </table:table-cell>
          <table:table-cell office:value-type="float" office:value="1037.64" calcext:value-type="float">
            <text:p>1037.64</text:p>
          </table:table-cell>
          <table:table-cell office:value-type="float" office:value="8.03" calcext:value-type="float">
            <text:p>8.03</text:p>
          </table:table-cell>
          <table:table-cell office:value-type="float" office:value="-2.62" calcext:value-type="float">
            <text:p>-2.62</text:p>
          </table:table-cell>
          <table:table-cell office:value-type="float" office:value="176.78" calcext:value-type="float">
            <text:p>176.78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838" calcext:value-type="float">
            <text:p>55.838</text:p>
          </table:table-cell>
          <table:table-cell/>
          <table:table-cell office:value-type="float" office:value="163.96" calcext:value-type="float">
            <text:p>163.96</text:p>
          </table:table-cell>
          <table:table-cell office:value-type="float" office:value="149.71" calcext:value-type="float">
            <text:p>149.71</text:p>
          </table:table-cell>
          <table:table-cell office:value-type="float" office:value="1042.35" calcext:value-type="float">
            <text:p>1042.35</text:p>
          </table:table-cell>
          <table:table-cell office:value-type="float" office:value="4.84" calcext:value-type="float">
            <text:p>4.84</text:p>
          </table:table-cell>
          <table:table-cell office:value-type="float" office:value="19.27" calcext:value-type="float">
            <text:p>19.27</text:p>
          </table:table-cell>
          <table:table-cell office:value-type="float" office:value="167.12" calcext:value-type="float">
            <text:p>167.1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885" calcext:value-type="float">
            <text:p>55.885</text:p>
          </table:table-cell>
          <table:table-cell/>
          <table:table-cell office:value-type="float" office:value="148.42" calcext:value-type="float">
            <text:p>148.42</text:p>
          </table:table-cell>
          <table:table-cell office:value-type="float" office:value="155.86" calcext:value-type="float">
            <text:p>155.86</text:p>
          </table:table-cell>
          <table:table-cell office:value-type="float" office:value="1033.42" calcext:value-type="float">
            <text:p>1033.42</text:p>
          </table:table-cell>
          <table:table-cell office:value-type="float" office:value="7.22" calcext:value-type="float">
            <text:p>7.22</text:p>
          </table:table-cell>
          <table:table-cell office:value-type="float" office:value="-0.49" calcext:value-type="float">
            <text:p>-0.49</text:p>
          </table:table-cell>
          <table:table-cell office:value-type="float" office:value="-178.57" calcext:value-type="float">
            <text:p>-178.5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934" calcext:value-type="float">
            <text:p>55.934</text:p>
          </table:table-cell>
          <table:table-cell/>
          <table:table-cell office:value-type="float" office:value="144.56" calcext:value-type="float">
            <text:p>144.56</text:p>
          </table:table-cell>
          <table:table-cell office:value-type="float" office:value="157.17" calcext:value-type="float">
            <text:p>157.17</text:p>
          </table:table-cell>
          <table:table-cell office:value-type="float" office:value="1032.88" calcext:value-type="float">
            <text:p>1032.88</text:p>
          </table:table-cell>
          <table:table-cell office:value-type="float" office:value="7.55" calcext:value-type="float">
            <text:p>7.55</text:p>
          </table:table-cell>
          <table:table-cell office:value-type="float" office:value="-0.2" calcext:value-type="float">
            <text:p>-0.2</text:p>
          </table:table-cell>
          <table:table-cell office:value-type="float" office:value="179.08" calcext:value-type="float">
            <text:p>179.08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.98" calcext:value-type="float">
            <text:p>55.98</text:p>
          </table:table-cell>
          <table:table-cell/>
          <table:table-cell office:value-type="float" office:value="133.09" calcext:value-type="float">
            <text:p>133.09</text:p>
          </table:table-cell>
          <table:table-cell office:value-type="float" office:value="160.26" calcext:value-type="float">
            <text:p>160.26</text:p>
          </table:table-cell>
          <table:table-cell office:value-type="float" office:value="1039.03" calcext:value-type="float">
            <text:p>1039.03</text:p>
          </table:table-cell>
          <table:table-cell office:value-type="float" office:value="8.55" calcext:value-type="float">
            <text:p>8.55</text:p>
          </table:table-cell>
          <table:table-cell office:value-type="float" office:value="-1.91" calcext:value-type="float">
            <text:p>-1.91</text:p>
          </table:table-cell>
          <table:table-cell office:value-type="float" office:value="173.91" calcext:value-type="float">
            <text:p>173.9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03" calcext:value-type="float">
            <text:p>56.03</text:p>
          </table:table-cell>
          <table:table-cell/>
          <table:table-cell office:value-type="float" office:value="125.77" calcext:value-type="float">
            <text:p>125.77</text:p>
          </table:table-cell>
          <table:table-cell office:value-type="float" office:value="158.5" calcext:value-type="float">
            <text:p>158.5</text:p>
          </table:table-cell>
          <table:table-cell office:value-type="float" office:value="1035.9" calcext:value-type="float">
            <text:p>1035.9</text:p>
          </table:table-cell>
          <table:table-cell office:value-type="float" office:value="9.23" calcext:value-type="float">
            <text:p>9.23</text:p>
          </table:table-cell>
          <table:table-cell office:value-type="float" office:value="-6.13" calcext:value-type="float">
            <text:p>-6.13</text:p>
          </table:table-cell>
          <table:table-cell office:value-type="float" office:value="175.66" calcext:value-type="float">
            <text:p>175.6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075" calcext:value-type="float">
            <text:p>56.075</text:p>
          </table:table-cell>
          <table:table-cell/>
          <table:table-cell office:value-type="float" office:value="123.26" calcext:value-type="float">
            <text:p>123.26</text:p>
          </table:table-cell>
          <table:table-cell office:value-type="float" office:value="158.2" calcext:value-type="float">
            <text:p>158.2</text:p>
          </table:table-cell>
          <table:table-cell office:value-type="float" office:value="1042.13" calcext:value-type="float">
            <text:p>1042.13</text:p>
          </table:table-cell>
          <table:table-cell office:value-type="float" office:value="5.4" calcext:value-type="float">
            <text:p>5.4</text:p>
          </table:table-cell>
          <table:table-cell office:value-type="float" office:value="18.97" calcext:value-type="float">
            <text:p>18.97</text:p>
          </table:table-cell>
          <table:table-cell office:value-type="float" office:value="167.79" calcext:value-type="float">
            <text:p>167.7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126" calcext:value-type="float">
            <text:p>56.126</text:p>
          </table:table-cell>
          <table:table-cell/>
          <table:table-cell office:value-type="float" office:value="118.09" calcext:value-type="float">
            <text:p>118.09</text:p>
          </table:table-cell>
          <table:table-cell office:value-type="float" office:value="156.53" calcext:value-type="float">
            <text:p>156.53</text:p>
          </table:table-cell>
          <table:table-cell office:value-type="float" office:value="1041.7" calcext:value-type="float">
            <text:p>1041.7</text:p>
          </table:table-cell>
          <table:table-cell office:value-type="float" office:value="5.9" calcext:value-type="float">
            <text:p>5.9</text:p>
          </table:table-cell>
          <table:table-cell office:value-type="float" office:value="21.52" calcext:value-type="float">
            <text:p>21.52</text:p>
          </table:table-cell>
          <table:table-cell office:value-type="float" office:value="169.19" calcext:value-type="float">
            <text:p>169.1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174" calcext:value-type="float">
            <text:p>56.174</text:p>
          </table:table-cell>
          <table:table-cell/>
          <table:table-cell office:value-type="float" office:value="115.59" calcext:value-type="float">
            <text:p>115.59</text:p>
          </table:table-cell>
          <table:table-cell office:value-type="float" office:value="155.7" calcext:value-type="float">
            <text:p>155.7</text:p>
          </table:table-cell>
          <table:table-cell office:value-type="float" office:value="1041.13" calcext:value-type="float">
            <text:p>1041.13</text:p>
          </table:table-cell>
          <table:table-cell office:value-type="float" office:value="8.41" calcext:value-type="float">
            <text:p>8.41</text:p>
          </table:table-cell>
          <table:table-cell office:value-type="float" office:value="-5.78" calcext:value-type="float">
            <text:p>-5.78</text:p>
          </table:table-cell>
          <table:table-cell office:value-type="float" office:value="172.84" calcext:value-type="float">
            <text:p>172.84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225" calcext:value-type="float">
            <text:p>56.225</text:p>
          </table:table-cell>
          <table:table-cell/>
          <table:table-cell office:value-type="float" office:value="113.41" calcext:value-type="float">
            <text:p>113.41</text:p>
          </table:table-cell>
          <table:table-cell office:value-type="float" office:value="156.29" calcext:value-type="float">
            <text:p>156.29</text:p>
          </table:table-cell>
          <table:table-cell office:value-type="float" office:value="1052.37" calcext:value-type="float">
            <text:p>1052.37</text:p>
          </table:table-cell>
          <table:table-cell office:value-type="float" office:value="7.4" calcext:value-type="float">
            <text:p>7.4</text:p>
          </table:table-cell>
          <table:table-cell office:value-type="float" office:value="-1.3" calcext:value-type="float">
            <text:p>-1.3</text:p>
          </table:table-cell>
          <table:table-cell office:value-type="float" office:value="179.01" calcext:value-type="float">
            <text:p>179.0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272" calcext:value-type="float">
            <text:p>56.272</text:p>
          </table:table-cell>
          <table:table-cell/>
          <table:table-cell office:value-type="float" office:value="111.86" calcext:value-type="float">
            <text:p>111.86</text:p>
          </table:table-cell>
          <table:table-cell office:value-type="float" office:value="155.5" calcext:value-type="float">
            <text:p>155.5</text:p>
          </table:table-cell>
          <table:table-cell office:value-type="float" office:value="1058.88" calcext:value-type="float">
            <text:p>1058.88</text:p>
          </table:table-cell>
          <table:table-cell office:value-type="float" office:value="5.24" calcext:value-type="float">
            <text:p>5.24</text:p>
          </table:table-cell>
          <table:table-cell office:value-type="float" office:value="14.93" calcext:value-type="float">
            <text:p>14.93</text:p>
          </table:table-cell>
          <table:table-cell office:value-type="float" office:value="168.33" calcext:value-type="float">
            <text:p>168.33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321" calcext:value-type="float">
            <text:p>56.321</text:p>
          </table:table-cell>
          <table:table-cell/>
          <table:table-cell office:value-type="float" office:value="111.85" calcext:value-type="float">
            <text:p>111.85</text:p>
          </table:table-cell>
          <table:table-cell office:value-type="float" office:value="155.34" calcext:value-type="float">
            <text:p>155.34</text:p>
          </table:table-cell>
          <table:table-cell office:value-type="float" office:value="1065.05" calcext:value-type="float">
            <text:p>1065.05</text:p>
          </table:table-cell>
          <table:table-cell office:value-type="float" office:value="7.85" calcext:value-type="float">
            <text:p>7.85</text:p>
          </table:table-cell>
          <table:table-cell office:value-type="float" office:value="-1.11" calcext:value-type="float">
            <text:p>-1.11</text:p>
          </table:table-cell>
          <table:table-cell office:value-type="float" office:value="175.99" calcext:value-type="float">
            <text:p>175.9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369" calcext:value-type="float">
            <text:p>56.369</text:p>
          </table:table-cell>
          <table:table-cell/>
          <table:table-cell office:value-type="float" office:value="111.75" calcext:value-type="float">
            <text:p>111.75</text:p>
          </table:table-cell>
          <table:table-cell office:value-type="float" office:value="152.88" calcext:value-type="float">
            <text:p>152.88</text:p>
          </table:table-cell>
          <table:table-cell office:value-type="float" office:value="1074.71" calcext:value-type="float">
            <text:p>1074.71</text:p>
          </table:table-cell>
          <table:table-cell office:value-type="float" office:value="5.94" calcext:value-type="float">
            <text:p>5.94</text:p>
          </table:table-cell>
          <table:table-cell office:value-type="float" office:value="10.91" calcext:value-type="float">
            <text:p>10.91</text:p>
          </table:table-cell>
          <table:table-cell office:value-type="float" office:value="171.25" calcext:value-type="float">
            <text:p>171.2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417" calcext:value-type="float">
            <text:p>56.417</text:p>
          </table:table-cell>
          <table:table-cell/>
          <table:table-cell office:value-type="float" office:value="111.76" calcext:value-type="float">
            <text:p>111.76</text:p>
          </table:table-cell>
          <table:table-cell office:value-type="float" office:value="151.56" calcext:value-type="float">
            <text:p>151.56</text:p>
          </table:table-cell>
          <table:table-cell office:value-type="float" office:value="1074.79" calcext:value-type="float">
            <text:p>1074.79</text:p>
          </table:table-cell>
          <table:table-cell office:value-type="float" office:value="5.96" calcext:value-type="float">
            <text:p>5.96</text:p>
          </table:table-cell>
          <table:table-cell office:value-type="float" office:value="10.88" calcext:value-type="float">
            <text:p>10.88</text:p>
          </table:table-cell>
          <table:table-cell office:value-type="float" office:value="171.44" calcext:value-type="float">
            <text:p>171.44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472" calcext:value-type="float">
            <text:p>56.472</text:p>
          </table:table-cell>
          <table:table-cell/>
          <table:table-cell office:value-type="float" office:value="112.8" calcext:value-type="float">
            <text:p>112.8</text:p>
          </table:table-cell>
          <table:table-cell office:value-type="float" office:value="149.38" calcext:value-type="float">
            <text:p>149.38</text:p>
          </table:table-cell>
          <table:table-cell office:value-type="float" office:value="1074.94" calcext:value-type="float">
            <text:p>1074.94</text:p>
          </table:table-cell>
          <table:table-cell office:value-type="float" office:value="7.43" calcext:value-type="float">
            <text:p>7.43</text:p>
          </table:table-cell>
          <table:table-cell office:value-type="float" office:value="4.83" calcext:value-type="float">
            <text:p>4.83</text:p>
          </table:table-cell>
          <table:table-cell office:value-type="float" office:value="-178.23" calcext:value-type="float">
            <text:p>-178.23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537" calcext:value-type="float">
            <text:p>56.537</text:p>
          </table:table-cell>
          <table:table-cell/>
          <table:table-cell office:value-type="float" office:value="114.93" calcext:value-type="float">
            <text:p>114.93</text:p>
          </table:table-cell>
          <table:table-cell office:value-type="float" office:value="146.42" calcext:value-type="float">
            <text:p>146.42</text:p>
          </table:table-cell>
          <table:table-cell office:value-type="float" office:value="1072.57" calcext:value-type="float">
            <text:p>1072.57</text:p>
          </table:table-cell>
          <table:table-cell office:value-type="float" office:value="6.82" calcext:value-type="float">
            <text:p>6.82</text:p>
          </table:table-cell>
          <table:table-cell office:value-type="float" office:value="14.08" calcext:value-type="float">
            <text:p>14.08</text:p>
          </table:table-cell>
          <table:table-cell office:value-type="float" office:value="166.67" calcext:value-type="float">
            <text:p>166.6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588" calcext:value-type="float">
            <text:p>56.588</text:p>
          </table:table-cell>
          <table:table-cell/>
          <table:table-cell office:value-type="float" office:value="117.67" calcext:value-type="float">
            <text:p>117.67</text:p>
          </table:table-cell>
          <table:table-cell office:value-type="float" office:value="146.09" calcext:value-type="float">
            <text:p>146.09</text:p>
          </table:table-cell>
          <table:table-cell office:value-type="float" office:value="1079" calcext:value-type="float">
            <text:p>1079</text:p>
          </table:table-cell>
          <table:table-cell office:value-type="float" office:value="7.96" calcext:value-type="float">
            <text:p>7.96</text:p>
          </table:table-cell>
          <table:table-cell office:value-type="float" office:value="4.18" calcext:value-type="float">
            <text:p>4.18</text:p>
          </table:table-cell>
          <table:table-cell office:value-type="float" office:value="177.23" calcext:value-type="float">
            <text:p>177.23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641" calcext:value-type="float">
            <text:p>56.641</text:p>
          </table:table-cell>
          <table:table-cell/>
          <table:table-cell office:value-type="float" office:value="120.33" calcext:value-type="float">
            <text:p>120.33</text:p>
          </table:table-cell>
          <table:table-cell office:value-type="float" office:value="144.79" calcext:value-type="float">
            <text:p>144.79</text:p>
          </table:table-cell>
          <table:table-cell office:value-type="float" office:value="1079.24" calcext:value-type="float">
            <text:p>1079.24</text:p>
          </table:table-cell>
          <table:table-cell office:value-type="float" office:value="7.97" calcext:value-type="float">
            <text:p>7.97</text:p>
          </table:table-cell>
          <table:table-cell office:value-type="float" office:value="4.18" calcext:value-type="float">
            <text:p>4.18</text:p>
          </table:table-cell>
          <table:table-cell office:value-type="float" office:value="177.17" calcext:value-type="float">
            <text:p>177.1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684" calcext:value-type="float">
            <text:p>56.684</text:p>
          </table:table-cell>
          <table:table-cell/>
          <table:table-cell office:value-type="float" office:value="120.91" calcext:value-type="float">
            <text:p>120.91</text:p>
          </table:table-cell>
          <table:table-cell office:value-type="float" office:value="143.33" calcext:value-type="float">
            <text:p>143.33</text:p>
          </table:table-cell>
          <table:table-cell office:value-type="float" office:value="1072.36" calcext:value-type="float">
            <text:p>1072.36</text:p>
          </table:table-cell>
          <table:table-cell office:value-type="float" office:value="6.93" calcext:value-type="float">
            <text:p>6.93</text:p>
          </table:table-cell>
          <table:table-cell office:value-type="float" office:value="17.22" calcext:value-type="float">
            <text:p>17.22</text:p>
          </table:table-cell>
          <table:table-cell office:value-type="float" office:value="173.54" calcext:value-type="float">
            <text:p>173.54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752" calcext:value-type="float">
            <text:p>56.752</text:p>
          </table:table-cell>
          <table:table-cell/>
          <table:table-cell office:value-type="float" office:value="125.49" calcext:value-type="float">
            <text:p>125.49</text:p>
          </table:table-cell>
          <table:table-cell office:value-type="float" office:value="143.65" calcext:value-type="float">
            <text:p>143.65</text:p>
          </table:table-cell>
          <table:table-cell office:value-type="float" office:value="1080.66" calcext:value-type="float">
            <text:p>1080.66</text:p>
          </table:table-cell>
          <table:table-cell office:value-type="float" office:value="8.84" calcext:value-type="float">
            <text:p>8.84</text:p>
          </table:table-cell>
          <table:table-cell office:value-type="float" office:value="-2.19" calcext:value-type="float">
            <text:p>-2.19</text:p>
          </table:table-cell>
          <table:table-cell office:value-type="float" office:value="173.87" calcext:value-type="float">
            <text:p>173.8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811" calcext:value-type="float">
            <text:p>56.811</text:p>
          </table:table-cell>
          <table:table-cell/>
          <table:table-cell office:value-type="float" office:value="128.9" calcext:value-type="float">
            <text:p>128.9</text:p>
          </table:table-cell>
          <table:table-cell office:value-type="float" office:value="143.3" calcext:value-type="float">
            <text:p>143.3</text:p>
          </table:table-cell>
          <table:table-cell office:value-type="float" office:value="1080.32" calcext:value-type="float">
            <text:p>1080.32</text:p>
          </table:table-cell>
          <table:table-cell office:value-type="float" office:value="7.92" calcext:value-type="float">
            <text:p>7.92</text:p>
          </table:table-cell>
          <table:table-cell office:value-type="float" office:value="-0.72" calcext:value-type="float">
            <text:p>-0.72</text:p>
          </table:table-cell>
          <table:table-cell office:value-type="float" office:value="176.12" calcext:value-type="float">
            <text:p>176.1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859" calcext:value-type="float">
            <text:p>56.859</text:p>
          </table:table-cell>
          <table:table-cell/>
          <table:table-cell office:value-type="float" office:value="131.23" calcext:value-type="float">
            <text:p>131.23</text:p>
          </table:table-cell>
          <table:table-cell office:value-type="float" office:value="144.83" calcext:value-type="float">
            <text:p>144.83</text:p>
          </table:table-cell>
          <table:table-cell office:value-type="float" office:value="1089.1" calcext:value-type="float">
            <text:p>1089.1</text:p>
          </table:table-cell>
          <table:table-cell office:value-type="float" office:value="7.48" calcext:value-type="float">
            <text:p>7.48</text:p>
          </table:table-cell>
          <table:table-cell office:value-type="float" office:value="3.16" calcext:value-type="float">
            <text:p>3.16</text:p>
          </table:table-cell>
          <table:table-cell office:value-type="float" office:value="179.63" calcext:value-type="float">
            <text:p>179.63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912" calcext:value-type="float">
            <text:p>56.912</text:p>
          </table:table-cell>
          <table:table-cell/>
          <table:table-cell office:value-type="float" office:value="135.54" calcext:value-type="float">
            <text:p>135.54</text:p>
          </table:table-cell>
          <table:table-cell office:value-type="float" office:value="147.81" calcext:value-type="float">
            <text:p>147.81</text:p>
          </table:table-cell>
          <table:table-cell office:value-type="float" office:value="1096.76" calcext:value-type="float">
            <text:p>1096.76</text:p>
          </table:table-cell>
          <table:table-cell office:value-type="float" office:value="7.93" calcext:value-type="float">
            <text:p>7.93</text:p>
          </table:table-cell>
          <table:table-cell office:value-type="float" office:value="0.03" calcext:value-type="float">
            <text:p>0.03</text:p>
          </table:table-cell>
          <table:table-cell office:value-type="float" office:value="171.16" calcext:value-type="float">
            <text:p>171.1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.962" calcext:value-type="float">
            <text:p>56.962</text:p>
          </table:table-cell>
          <table:table-cell/>
          <table:table-cell office:value-type="float" office:value="136.98" calcext:value-type="float">
            <text:p>136.98</text:p>
          </table:table-cell>
          <table:table-cell office:value-type="float" office:value="148.44" calcext:value-type="float">
            <text:p>148.44</text:p>
          </table:table-cell>
          <table:table-cell office:value-type="float" office:value="1097.12" calcext:value-type="float">
            <text:p>1097.12</text:p>
          </table:table-cell>
          <table:table-cell office:value-type="float" office:value="7.06" calcext:value-type="float">
            <text:p>7.06</text:p>
          </table:table-cell>
          <table:table-cell office:value-type="float" office:value="10.95" calcext:value-type="float">
            <text:p>10.95</text:p>
          </table:table-cell>
          <table:table-cell office:value-type="float" office:value="179.99" calcext:value-type="float">
            <text:p>179.9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009" calcext:value-type="float">
            <text:p>57.009</text:p>
          </table:table-cell>
          <table:table-cell/>
          <table:table-cell office:value-type="float" office:value="139.74" calcext:value-type="float">
            <text:p>139.74</text:p>
          </table:table-cell>
          <table:table-cell office:value-type="float" office:value="150.39" calcext:value-type="float">
            <text:p>150.39</text:p>
          </table:table-cell>
          <table:table-cell office:value-type="float" office:value="1104.47" calcext:value-type="float">
            <text:p>1104.47</text:p>
          </table:table-cell>
          <table:table-cell office:value-type="float" office:value="6.01" calcext:value-type="float">
            <text:p>6.01</text:p>
          </table:table-cell>
          <table:table-cell office:value-type="float" office:value="13.2" calcext:value-type="float">
            <text:p>13.2</text:p>
          </table:table-cell>
          <table:table-cell office:value-type="float" office:value="172.31" calcext:value-type="float">
            <text:p>172.3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063" calcext:value-type="float">
            <text:p>57.063</text:p>
          </table:table-cell>
          <table:table-cell/>
          <table:table-cell office:value-type="float" office:value="142.22" calcext:value-type="float">
            <text:p>142.22</text:p>
          </table:table-cell>
          <table:table-cell office:value-type="float" office:value="151.76" calcext:value-type="float">
            <text:p>151.76</text:p>
          </table:table-cell>
          <table:table-cell office:value-type="float" office:value="1111.88" calcext:value-type="float">
            <text:p>1111.88</text:p>
          </table:table-cell>
          <table:table-cell office:value-type="float" office:value="6.78" calcext:value-type="float">
            <text:p>6.78</text:p>
          </table:table-cell>
          <table:table-cell office:value-type="float" office:value="12.17" calcext:value-type="float">
            <text:p>12.17</text:p>
          </table:table-cell>
          <table:table-cell office:value-type="float" office:value="173.1" calcext:value-type="float">
            <text:p>173.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111" calcext:value-type="float">
            <text:p>57.111</text:p>
          </table:table-cell>
          <table:table-cell/>
          <table:table-cell office:value-type="float" office:value="143.91" calcext:value-type="float">
            <text:p>143.91</text:p>
          </table:table-cell>
          <table:table-cell office:value-type="float" office:value="151.3" calcext:value-type="float">
            <text:p>151.3</text:p>
          </table:table-cell>
          <table:table-cell office:value-type="float" office:value="1105.41" calcext:value-type="float">
            <text:p>1105.41</text:p>
          </table:table-cell>
          <table:table-cell office:value-type="float" office:value="6.95" calcext:value-type="float">
            <text:p>6.95</text:p>
          </table:table-cell>
          <table:table-cell office:value-type="float" office:value="11.96" calcext:value-type="float">
            <text:p>11.96</text:p>
          </table:table-cell>
          <table:table-cell office:value-type="float" office:value="-177.67" calcext:value-type="float">
            <text:p>-177.6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162" calcext:value-type="float">
            <text:p>57.162</text:p>
          </table:table-cell>
          <table:table-cell/>
          <table:table-cell office:value-type="float" office:value="147.44" calcext:value-type="float">
            <text:p>147.44</text:p>
          </table:table-cell>
          <table:table-cell office:value-type="float" office:value="153.68" calcext:value-type="float">
            <text:p>153.68</text:p>
          </table:table-cell>
          <table:table-cell office:value-type="float" office:value="1111.88" calcext:value-type="float">
            <text:p>1111.88</text:p>
          </table:table-cell>
          <table:table-cell office:value-type="float" office:value="6.23" calcext:value-type="float">
            <text:p>6.23</text:p>
          </table:table-cell>
          <table:table-cell office:value-type="float" office:value="16.02" calcext:value-type="float">
            <text:p>16.02</text:p>
          </table:table-cell>
          <table:table-cell office:value-type="float" office:value="176.73" calcext:value-type="float">
            <text:p>176.73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209" calcext:value-type="float">
            <text:p>57.209</text:p>
          </table:table-cell>
          <table:table-cell/>
          <table:table-cell office:value-type="float" office:value="147.91" calcext:value-type="float">
            <text:p>147.91</text:p>
          </table:table-cell>
          <table:table-cell office:value-type="float" office:value="153.63" calcext:value-type="float">
            <text:p>153.63</text:p>
          </table:table-cell>
          <table:table-cell office:value-type="float" office:value="1111.68" calcext:value-type="float">
            <text:p>1111.68</text:p>
          </table:table-cell>
          <table:table-cell office:value-type="float" office:value="8.04" calcext:value-type="float">
            <text:p>8.04</text:p>
          </table:table-cell>
          <table:table-cell office:value-type="float" office:value="0.19" calcext:value-type="float">
            <text:p>0.19</text:p>
          </table:table-cell>
          <table:table-cell office:value-type="float" office:value="171.34" calcext:value-type="float">
            <text:p>171.34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257" calcext:value-type="float">
            <text:p>57.257</text:p>
          </table:table-cell>
          <table:table-cell/>
          <table:table-cell office:value-type="float" office:value="151.27" calcext:value-type="float">
            <text:p>151.27</text:p>
          </table:table-cell>
          <table:table-cell office:value-type="float" office:value="156.01" calcext:value-type="float">
            <text:p>156.01</text:p>
          </table:table-cell>
          <table:table-cell office:value-type="float" office:value="1117.61" calcext:value-type="float">
            <text:p>1117.61</text:p>
          </table:table-cell>
          <table:table-cell office:value-type="float" office:value="8.49" calcext:value-type="float">
            <text:p>8.49</text:p>
          </table:table-cell>
          <table:table-cell office:value-type="float" office:value="-0.26" calcext:value-type="float">
            <text:p>-0.26</text:p>
          </table:table-cell>
          <table:table-cell office:value-type="float" office:value="172.16" calcext:value-type="float">
            <text:p>172.1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307" calcext:value-type="float">
            <text:p>57.307</text:p>
          </table:table-cell>
          <table:table-cell/>
          <table:table-cell office:value-type="float" office:value="154.5" calcext:value-type="float">
            <text:p>154.5</text:p>
          </table:table-cell>
          <table:table-cell office:value-type="float" office:value="159.81" calcext:value-type="float">
            <text:p>159.81</text:p>
          </table:table-cell>
          <table:table-cell office:value-type="float" office:value="1119.97" calcext:value-type="float">
            <text:p>1119.97</text:p>
          </table:table-cell>
          <table:table-cell office:value-type="float" office:value="5.63" calcext:value-type="float">
            <text:p>5.63</text:p>
          </table:table-cell>
          <table:table-cell office:value-type="float" office:value="17.24" calcext:value-type="float">
            <text:p>17.24</text:p>
          </table:table-cell>
          <table:table-cell office:value-type="float" office:value="175.22" calcext:value-type="float">
            <text:p>175.2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/>
          <table:table-cell office:value-type="float" office:value="154.56" calcext:value-type="float">
            <text:p>154.56</text:p>
          </table:table-cell>
          <table:table-cell office:value-type="float" office:value="160.55" calcext:value-type="float">
            <text:p>160.55</text:p>
          </table:table-cell>
          <table:table-cell office:value-type="float" office:value="1117.9" calcext:value-type="float">
            <text:p>1117.9</text:p>
          </table:table-cell>
          <table:table-cell office:value-type="float" office:value="6.42" calcext:value-type="float">
            <text:p>6.42</text:p>
          </table:table-cell>
          <table:table-cell office:value-type="float" office:value="17.4" calcext:value-type="float">
            <text:p>17.4</text:p>
          </table:table-cell>
          <table:table-cell office:value-type="float" office:value="175.31" calcext:value-type="float">
            <text:p>175.3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394" calcext:value-type="float">
            <text:p>57.394</text:p>
          </table:table-cell>
          <table:table-cell/>
          <table:table-cell office:value-type="float" office:value="157.19" calcext:value-type="float">
            <text:p>157.19</text:p>
          </table:table-cell>
          <table:table-cell office:value-type="float" office:value="164.45" calcext:value-type="float">
            <text:p>164.45</text:p>
          </table:table-cell>
          <table:table-cell office:value-type="float" office:value="1126.96" calcext:value-type="float">
            <text:p>1126.96</text:p>
          </table:table-cell>
          <table:table-cell office:value-type="float" office:value="8.14" calcext:value-type="float">
            <text:p>8.14</text:p>
          </table:table-cell>
          <table:table-cell office:value-type="float" office:value="0.36" calcext:value-type="float">
            <text:p>0.36</text:p>
          </table:table-cell>
          <table:table-cell office:value-type="float" office:value="171.47" calcext:value-type="float">
            <text:p>171.4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437" calcext:value-type="float">
            <text:p>57.437</text:p>
          </table:table-cell>
          <table:table-cell/>
          <table:table-cell office:value-type="float" office:value="158.09" calcext:value-type="float">
            <text:p>158.09</text:p>
          </table:table-cell>
          <table:table-cell office:value-type="float" office:value="167.78" calcext:value-type="float">
            <text:p>167.78</text:p>
          </table:table-cell>
          <table:table-cell office:value-type="float" office:value="1134.31" calcext:value-type="float">
            <text:p>1134.31</text:p>
          </table:table-cell>
          <table:table-cell office:value-type="float" office:value="5.87" calcext:value-type="float">
            <text:p>5.87</text:p>
          </table:table-cell>
          <table:table-cell office:value-type="float" office:value="14.98" calcext:value-type="float">
            <text:p>14.98</text:p>
          </table:table-cell>
          <table:table-cell office:value-type="float" office:value="170.8" calcext:value-type="float">
            <text:p>170.8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484" calcext:value-type="float">
            <text:p>57.484</text:p>
          </table:table-cell>
          <table:table-cell/>
          <table:table-cell office:value-type="float" office:value="157.65" calcext:value-type="float">
            <text:p>157.65</text:p>
          </table:table-cell>
          <table:table-cell office:value-type="float" office:value="170.13" calcext:value-type="float">
            <text:p>170.13</text:p>
          </table:table-cell>
          <table:table-cell office:value-type="float" office:value="1131.79" calcext:value-type="float">
            <text:p>1131.79</text:p>
          </table:table-cell>
          <table:table-cell office:value-type="float" office:value="6.52" calcext:value-type="float">
            <text:p>6.52</text:p>
          </table:table-cell>
          <table:table-cell office:value-type="float" office:value="6.28" calcext:value-type="float">
            <text:p>6.28</text:p>
          </table:table-cell>
          <table:table-cell office:value-type="float" office:value="-178.88" calcext:value-type="float">
            <text:p>-178.88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531" calcext:value-type="float">
            <text:p>57.531</text:p>
          </table:table-cell>
          <table:table-cell/>
          <table:table-cell office:value-type="float" office:value="157.15" calcext:value-type="float">
            <text:p>157.15</text:p>
          </table:table-cell>
          <table:table-cell office:value-type="float" office:value="170.67" calcext:value-type="float">
            <text:p>170.67</text:p>
          </table:table-cell>
          <table:table-cell office:value-type="float" office:value="1128.99" calcext:value-type="float">
            <text:p>1128.99</text:p>
          </table:table-cell>
          <table:table-cell office:value-type="float" office:value="7.35" calcext:value-type="float">
            <text:p>7.35</text:p>
          </table:table-cell>
          <table:table-cell office:value-type="float" office:value="0.38" calcext:value-type="float">
            <text:p>0.38</text:p>
          </table:table-cell>
          <table:table-cell office:value-type="float" office:value="171.49" calcext:value-type="float">
            <text:p>171.4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58" calcext:value-type="float">
            <text:p>57.58</text:p>
          </table:table-cell>
          <table:table-cell/>
          <table:table-cell office:value-type="float" office:value="157.4" calcext:value-type="float">
            <text:p>157.4</text:p>
          </table:table-cell>
          <table:table-cell office:value-type="float" office:value="173.76" calcext:value-type="float">
            <text:p>173.76</text:p>
          </table:table-cell>
          <table:table-cell office:value-type="float" office:value="1142.23" calcext:value-type="float">
            <text:p>1142.23</text:p>
          </table:table-cell>
          <table:table-cell office:value-type="float" office:value="7.01" calcext:value-type="float">
            <text:p>7.01</text:p>
          </table:table-cell>
          <table:table-cell office:value-type="float" office:value="2.91" calcext:value-type="float">
            <text:p>2.91</text:p>
          </table:table-cell>
          <table:table-cell office:value-type="float" office:value="176.17" calcext:value-type="float">
            <text:p>176.1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632" calcext:value-type="float">
            <text:p>57.632</text:p>
          </table:table-cell>
          <table:table-cell/>
          <table:table-cell office:value-type="float" office:value="155.31" calcext:value-type="float">
            <text:p>155.31</text:p>
          </table:table-cell>
          <table:table-cell office:value-type="float" office:value="174.51" calcext:value-type="float">
            <text:p>174.51</text:p>
          </table:table-cell>
          <table:table-cell office:value-type="float" office:value="1141.2" calcext:value-type="float">
            <text:p>1141.2</text:p>
          </table:table-cell>
          <table:table-cell office:value-type="float" office:value="6.15" calcext:value-type="float">
            <text:p>6.15</text:p>
          </table:table-cell>
          <table:table-cell office:value-type="float" office:value="6.69" calcext:value-type="float">
            <text:p>6.69</text:p>
          </table:table-cell>
          <table:table-cell office:value-type="float" office:value="-179.62" calcext:value-type="float">
            <text:p>-179.6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679" calcext:value-type="float">
            <text:p>57.679</text:p>
          </table:table-cell>
          <table:table-cell/>
          <table:table-cell office:value-type="float" office:value="155.24" calcext:value-type="float">
            <text:p>155.24</text:p>
          </table:table-cell>
          <table:table-cell office:value-type="float" office:value="174.94" calcext:value-type="float">
            <text:p>174.94</text:p>
          </table:table-cell>
          <table:table-cell office:value-type="float" office:value="1140.77" calcext:value-type="float">
            <text:p>1140.77</text:p>
          </table:table-cell>
          <table:table-cell office:value-type="float" office:value="6.21" calcext:value-type="float">
            <text:p>6.21</text:p>
          </table:table-cell>
          <table:table-cell office:value-type="float" office:value="8.54" calcext:value-type="float">
            <text:p>8.54</text:p>
          </table:table-cell>
          <table:table-cell office:value-type="float" office:value="177.15" calcext:value-type="float">
            <text:p>177.1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729" calcext:value-type="float">
            <text:p>57.729</text:p>
          </table:table-cell>
          <table:table-cell/>
          <table:table-cell office:value-type="float" office:value="155.88" calcext:value-type="float">
            <text:p>155.88</text:p>
          </table:table-cell>
          <table:table-cell office:value-type="float" office:value="175.76" calcext:value-type="float">
            <text:p>175.76</text:p>
          </table:table-cell>
          <table:table-cell office:value-type="float" office:value="1143.82" calcext:value-type="float">
            <text:p>1143.82</text:p>
          </table:table-cell>
          <table:table-cell office:value-type="float" office:value="6.21" calcext:value-type="float">
            <text:p>6.21</text:p>
          </table:table-cell>
          <table:table-cell office:value-type="float" office:value="2.83" calcext:value-type="float">
            <text:p>2.83</text:p>
          </table:table-cell>
          <table:table-cell office:value-type="float" office:value="176.21" calcext:value-type="float">
            <text:p>176.2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775" calcext:value-type="float">
            <text:p>57.775</text:p>
          </table:table-cell>
          <table:table-cell/>
          <table:table-cell office:value-type="float" office:value="156.2" calcext:value-type="float">
            <text:p>156.2</text:p>
          </table:table-cell>
          <table:table-cell office:value-type="float" office:value="176.2" calcext:value-type="float">
            <text:p>176.2</text:p>
          </table:table-cell>
          <table:table-cell office:value-type="float" office:value="1144.61" calcext:value-type="float">
            <text:p>1144.61</text:p>
          </table:table-cell>
          <table:table-cell office:value-type="float" office:value="7.44" calcext:value-type="float">
            <text:p>7.44</text:p>
          </table:table-cell>
          <table:table-cell office:value-type="float" office:value="0.41" calcext:value-type="float">
            <text:p>0.41</text:p>
          </table:table-cell>
          <table:table-cell office:value-type="float" office:value="171.36" calcext:value-type="float">
            <text:p>171.3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824" calcext:value-type="float">
            <text:p>57.824</text:p>
          </table:table-cell>
          <table:table-cell/>
          <table:table-cell office:value-type="float" office:value="158.08" calcext:value-type="float">
            <text:p>158.08</text:p>
          </table:table-cell>
          <table:table-cell office:value-type="float" office:value="177.44" calcext:value-type="float">
            <text:p>177.44</text:p>
          </table:table-cell>
          <table:table-cell office:value-type="float" office:value="1146.67" calcext:value-type="float">
            <text:p>1146.67</text:p>
          </table:table-cell>
          <table:table-cell office:value-type="float" office:value="6.63" calcext:value-type="float">
            <text:p>6.63</text:p>
          </table:table-cell>
          <table:table-cell office:value-type="float" office:value="15.39" calcext:value-type="float">
            <text:p>15.39</text:p>
          </table:table-cell>
          <table:table-cell office:value-type="float" office:value="176.95" calcext:value-type="float">
            <text:p>176.9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873" calcext:value-type="float">
            <text:p>57.873</text:p>
          </table:table-cell>
          <table:table-cell/>
          <table:table-cell office:value-type="float" office:value="159.91" calcext:value-type="float">
            <text:p>159.91</text:p>
          </table:table-cell>
          <table:table-cell office:value-type="float" office:value="177.49" calcext:value-type="float">
            <text:p>177.49</text:p>
          </table:table-cell>
          <table:table-cell office:value-type="float" office:value="1149.64" calcext:value-type="float">
            <text:p>1149.64</text:p>
          </table:table-cell>
          <table:table-cell office:value-type="float" office:value="5.86" calcext:value-type="float">
            <text:p>5.86</text:p>
          </table:table-cell>
          <table:table-cell office:value-type="float" office:value="15.12" calcext:value-type="float">
            <text:p>15.12</text:p>
          </table:table-cell>
          <table:table-cell office:value-type="float" office:value="169.97" calcext:value-type="float">
            <text:p>169.9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925" calcext:value-type="float">
            <text:p>57.925</text:p>
          </table:table-cell>
          <table:table-cell/>
          <table:table-cell office:value-type="float" office:value="161.42" calcext:value-type="float">
            <text:p>161.42</text:p>
          </table:table-cell>
          <table:table-cell office:value-type="float" office:value="177.52" calcext:value-type="float">
            <text:p>177.52</text:p>
          </table:table-cell>
          <table:table-cell office:value-type="float" office:value="1152.67" calcext:value-type="float">
            <text:p>1152.67</text:p>
          </table:table-cell>
          <table:table-cell office:value-type="float" office:value="7.04" calcext:value-type="float">
            <text:p>7.04</text:p>
          </table:table-cell>
          <table:table-cell office:value-type="float" office:value="9.54" calcext:value-type="float">
            <text:p>9.54</text:p>
          </table:table-cell>
          <table:table-cell office:value-type="float" office:value="179.49" calcext:value-type="float">
            <text:p>179.4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97" calcext:value-type="float">
            <text:p>57.97</text:p>
          </table:table-cell>
          <table:table-cell/>
          <table:table-cell office:value-type="float" office:value="162.03" calcext:value-type="float">
            <text:p>162.03</text:p>
          </table:table-cell>
          <table:table-cell office:value-type="float" office:value="174.69" calcext:value-type="float">
            <text:p>174.69</text:p>
          </table:table-cell>
          <table:table-cell office:value-type="float" office:value="1149.86" calcext:value-type="float">
            <text:p>1149.86</text:p>
          </table:table-cell>
          <table:table-cell office:value-type="float" office:value="5.89" calcext:value-type="float">
            <text:p>5.89</text:p>
          </table:table-cell>
          <table:table-cell office:value-type="float" office:value="15.26" calcext:value-type="float">
            <text:p>15.26</text:p>
          </table:table-cell>
          <table:table-cell office:value-type="float" office:value="170.31" calcext:value-type="float">
            <text:p>170.3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019" calcext:value-type="float">
            <text:p>58.019</text:p>
          </table:table-cell>
          <table:table-cell/>
          <table:table-cell office:value-type="float" office:value="163.59" calcext:value-type="float">
            <text:p>163.59</text:p>
          </table:table-cell>
          <table:table-cell office:value-type="float" office:value="175.22" calcext:value-type="float">
            <text:p>175.22</text:p>
          </table:table-cell>
          <table:table-cell office:value-type="float" office:value="1156.4" calcext:value-type="float">
            <text:p>1156.4</text:p>
          </table:table-cell>
          <table:table-cell office:value-type="float" office:value="7.92" calcext:value-type="float">
            <text:p>7.92</text:p>
          </table:table-cell>
          <table:table-cell office:value-type="float" office:value="3.01" calcext:value-type="float">
            <text:p>3.01</text:p>
          </table:table-cell>
          <table:table-cell office:value-type="float" office:value="176.08" calcext:value-type="float">
            <text:p>176.08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066" calcext:value-type="float">
            <text:p>58.066</text:p>
          </table:table-cell>
          <table:table-cell/>
          <table:table-cell office:value-type="float" office:value="162.52" calcext:value-type="float">
            <text:p>162.52</text:p>
          </table:table-cell>
          <table:table-cell office:value-type="float" office:value="172.04" calcext:value-type="float">
            <text:p>172.04</text:p>
          </table:table-cell>
          <table:table-cell office:value-type="float" office:value="1148.69" calcext:value-type="float">
            <text:p>1148.69</text:p>
          </table:table-cell>
          <table:table-cell office:value-type="float" office:value="6.19" calcext:value-type="float">
            <text:p>6.19</text:p>
          </table:table-cell>
          <table:table-cell office:value-type="float" office:value="20.15" calcext:value-type="float">
            <text:p>20.15</text:p>
          </table:table-cell>
          <table:table-cell office:value-type="float" office:value="171.93" calcext:value-type="float">
            <text:p>171.93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116" calcext:value-type="float">
            <text:p>58.116</text:p>
          </table:table-cell>
          <table:table-cell/>
          <table:table-cell office:value-type="float" office:value="163.21" calcext:value-type="float">
            <text:p>163.21</text:p>
          </table:table-cell>
          <table:table-cell office:value-type="float" office:value="172.45" calcext:value-type="float">
            <text:p>172.45</text:p>
          </table:table-cell>
          <table:table-cell office:value-type="float" office:value="1153.19" calcext:value-type="float">
            <text:p>1153.19</text:p>
          </table:table-cell>
          <table:table-cell office:value-type="float" office:value="7.15" calcext:value-type="float">
            <text:p>7.15</text:p>
          </table:table-cell>
          <table:table-cell office:value-type="float" office:value="12.33" calcext:value-type="float">
            <text:p>12.33</text:p>
          </table:table-cell>
          <table:table-cell office:value-type="float" office:value="-178.62" calcext:value-type="float">
            <text:p>-178.6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162" calcext:value-type="float">
            <text:p>58.162</text:p>
          </table:table-cell>
          <table:table-cell/>
          <table:table-cell office:value-type="float" office:value="163.57" calcext:value-type="float">
            <text:p>163.57</text:p>
          </table:table-cell>
          <table:table-cell office:value-type="float" office:value="172.23" calcext:value-type="float">
            <text:p>172.23</text:p>
          </table:table-cell>
          <table:table-cell office:value-type="float" office:value="1155.51" calcext:value-type="float">
            <text:p>1155.51</text:p>
          </table:table-cell>
          <table:table-cell office:value-type="float" office:value="7.07" calcext:value-type="float">
            <text:p>7.07</text:p>
          </table:table-cell>
          <table:table-cell office:value-type="float" office:value="9.38" calcext:value-type="float">
            <text:p>9.38</text:p>
          </table:table-cell>
          <table:table-cell office:value-type="float" office:value="177.22" calcext:value-type="float">
            <text:p>177.2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21" calcext:value-type="float">
            <text:p>58.21</text:p>
          </table:table-cell>
          <table:table-cell/>
          <table:table-cell office:value-type="float" office:value="164.04" calcext:value-type="float">
            <text:p>164.04</text:p>
          </table:table-cell>
          <table:table-cell office:value-type="float" office:value="172.45" calcext:value-type="float">
            <text:p>172.45</text:p>
          </table:table-cell>
          <table:table-cell office:value-type="float" office:value="1157.1" calcext:value-type="float">
            <text:p>1157.1</text:p>
          </table:table-cell>
          <table:table-cell office:value-type="float" office:value="8.09" calcext:value-type="float">
            <text:p>8.09</text:p>
          </table:table-cell>
          <table:table-cell office:value-type="float" office:value="2.71" calcext:value-type="float">
            <text:p>2.71</text:p>
          </table:table-cell>
          <table:table-cell office:value-type="float" office:value="173.67" calcext:value-type="float">
            <text:p>173.6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257" calcext:value-type="float">
            <text:p>58.257</text:p>
          </table:table-cell>
          <table:table-cell/>
          <table:table-cell office:value-type="float" office:value="161.71" calcext:value-type="float">
            <text:p>161.71</text:p>
          </table:table-cell>
          <table:table-cell office:value-type="float" office:value="171.34" calcext:value-type="float">
            <text:p>171.34</text:p>
          </table:table-cell>
          <table:table-cell office:value-type="float" office:value="1149.39" calcext:value-type="float">
            <text:p>1149.39</text:p>
          </table:table-cell>
          <table:table-cell office:value-type="float" office:value="7.93" calcext:value-type="float">
            <text:p>7.93</text:p>
          </table:table-cell>
          <table:table-cell office:value-type="float" office:value="3.04" calcext:value-type="float">
            <text:p>3.04</text:p>
          </table:table-cell>
          <table:table-cell office:value-type="float" office:value="179.11" calcext:value-type="float">
            <text:p>179.1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305" calcext:value-type="float">
            <text:p>58.305</text:p>
          </table:table-cell>
          <table:table-cell/>
          <table:table-cell office:value-type="float" office:value="162.12" calcext:value-type="float">
            <text:p>162.12</text:p>
          </table:table-cell>
          <table:table-cell office:value-type="float" office:value="172.1" calcext:value-type="float">
            <text:p>172.1</text:p>
          </table:table-cell>
          <table:table-cell office:value-type="float" office:value="1157.06" calcext:value-type="float">
            <text:p>1157.06</text:p>
          </table:table-cell>
          <table:table-cell office:value-type="float" office:value="7.71" calcext:value-type="float">
            <text:p>7.71</text:p>
          </table:table-cell>
          <table:table-cell office:value-type="float" office:value="-0.71" calcext:value-type="float">
            <text:p>-0.71</text:p>
          </table:table-cell>
          <table:table-cell office:value-type="float" office:value="176.05" calcext:value-type="float">
            <text:p>176.0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353" calcext:value-type="float">
            <text:p>58.353</text:p>
          </table:table-cell>
          <table:table-cell/>
          <table:table-cell office:value-type="float" office:value="160.15" calcext:value-type="float">
            <text:p>160.15</text:p>
          </table:table-cell>
          <table:table-cell office:value-type="float" office:value="171.5" calcext:value-type="float">
            <text:p>171.5</text:p>
          </table:table-cell>
          <table:table-cell office:value-type="float" office:value="1155.45" calcext:value-type="float">
            <text:p>1155.45</text:p>
          </table:table-cell>
          <table:table-cell office:value-type="float" office:value="6.46" calcext:value-type="float">
            <text:p>6.46</text:p>
          </table:table-cell>
          <table:table-cell office:value-type="float" office:value="14.9" calcext:value-type="float">
            <text:p>14.9</text:p>
          </table:table-cell>
          <table:table-cell office:value-type="float" office:value="178.43" calcext:value-type="float">
            <text:p>178.43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404" calcext:value-type="float">
            <text:p>58.404</text:p>
          </table:table-cell>
          <table:table-cell/>
          <table:table-cell office:value-type="float" office:value="156.81" calcext:value-type="float">
            <text:p>156.81</text:p>
          </table:table-cell>
          <table:table-cell office:value-type="float" office:value="171.04" calcext:value-type="float">
            <text:p>171.04</text:p>
          </table:table-cell>
          <table:table-cell office:value-type="float" office:value="1149.37" calcext:value-type="float">
            <text:p>1149.37</text:p>
          </table:table-cell>
          <table:table-cell office:value-type="float" office:value="5.12" calcext:value-type="float">
            <text:p>5.12</text:p>
          </table:table-cell>
          <table:table-cell office:value-type="float" office:value="21.72" calcext:value-type="float">
            <text:p>21.72</text:p>
          </table:table-cell>
          <table:table-cell office:value-type="float" office:value="169.99" calcext:value-type="float">
            <text:p>169.9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/>
          <table:table-cell office:value-type="float" office:value="156.29" calcext:value-type="float">
            <text:p>156.29</text:p>
          </table:table-cell>
          <table:table-cell office:value-type="float" office:value="172.71" calcext:value-type="float">
            <text:p>172.71</text:p>
          </table:table-cell>
          <table:table-cell office:value-type="float" office:value="1156.46" calcext:value-type="float">
            <text:p>1156.46</text:p>
          </table:table-cell>
          <table:table-cell office:value-type="float" office:value="6.27" calcext:value-type="float">
            <text:p>6.27</text:p>
          </table:table-cell>
          <table:table-cell office:value-type="float" office:value="9.09" calcext:value-type="float">
            <text:p>9.09</text:p>
          </table:table-cell>
          <table:table-cell office:value-type="float" office:value="177.66" calcext:value-type="float">
            <text:p>177.6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501" calcext:value-type="float">
            <text:p>58.501</text:p>
          </table:table-cell>
          <table:table-cell/>
          <table:table-cell office:value-type="float" office:value="154.78" calcext:value-type="float">
            <text:p>154.78</text:p>
          </table:table-cell>
          <table:table-cell office:value-type="float" office:value="173.79" calcext:value-type="float">
            <text:p>173.79</text:p>
          </table:table-cell>
          <table:table-cell office:value-type="float" office:value="1159.17" calcext:value-type="float">
            <text:p>1159.17</text:p>
          </table:table-cell>
          <table:table-cell office:value-type="float" office:value="7.25" calcext:value-type="float">
            <text:p>7.25</text:p>
          </table:table-cell>
          <table:table-cell office:value-type="float" office:value="2.78" calcext:value-type="float">
            <text:p>2.78</text:p>
          </table:table-cell>
          <table:table-cell office:value-type="float" office:value="173.47" calcext:value-type="float">
            <text:p>173.4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547" calcext:value-type="float">
            <text:p>58.547</text:p>
          </table:table-cell>
          <table:table-cell/>
          <table:table-cell office:value-type="float" office:value="148.35" calcext:value-type="float">
            <text:p>148.35</text:p>
          </table:table-cell>
          <table:table-cell office:value-type="float" office:value="174.75" calcext:value-type="float">
            <text:p>174.75</text:p>
          </table:table-cell>
          <table:table-cell office:value-type="float" office:value="1152.85" calcext:value-type="float">
            <text:p>1152.85</text:p>
          </table:table-cell>
          <table:table-cell office:value-type="float" office:value="4.6" calcext:value-type="float">
            <text:p>4.6</text:p>
          </table:table-cell>
          <table:table-cell office:value-type="float" office:value="18.68" calcext:value-type="float">
            <text:p>18.68</text:p>
          </table:table-cell>
          <table:table-cell office:value-type="float" office:value="171.31" calcext:value-type="float">
            <text:p>171.3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597" calcext:value-type="float">
            <text:p>58.597</text:p>
          </table:table-cell>
          <table:table-cell/>
          <table:table-cell office:value-type="float" office:value="145.1" calcext:value-type="float">
            <text:p>145.1</text:p>
          </table:table-cell>
          <table:table-cell office:value-type="float" office:value="175.25" calcext:value-type="float">
            <text:p>175.25</text:p>
          </table:table-cell>
          <table:table-cell office:value-type="float" office:value="1149.41" calcext:value-type="float">
            <text:p>1149.41</text:p>
          </table:table-cell>
          <table:table-cell office:value-type="float" office:value="3.57" calcext:value-type="float">
            <text:p>3.57</text:p>
          </table:table-cell>
          <table:table-cell office:value-type="float" office:value="19.64" calcext:value-type="float">
            <text:p>19.64</text:p>
          </table:table-cell>
          <table:table-cell office:value-type="float" office:value="167.18" calcext:value-type="float">
            <text:p>167.18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644" calcext:value-type="float">
            <text:p>58.644</text:p>
          </table:table-cell>
          <table:table-cell/>
          <table:table-cell office:value-type="float" office:value="144.5" calcext:value-type="float">
            <text:p>144.5</text:p>
          </table:table-cell>
          <table:table-cell office:value-type="float" office:value="177.32" calcext:value-type="float">
            <text:p>177.32</text:p>
          </table:table-cell>
          <table:table-cell office:value-type="float" office:value="1162.33" calcext:value-type="float">
            <text:p>1162.33</text:p>
          </table:table-cell>
          <table:table-cell office:value-type="float" office:value="5.83" calcext:value-type="float">
            <text:p>5.83</text:p>
          </table:table-cell>
          <table:table-cell office:value-type="float" office:value="9.86" calcext:value-type="float">
            <text:p>9.86</text:p>
          </table:table-cell>
          <table:table-cell office:value-type="float" office:value="179.15" calcext:value-type="float">
            <text:p>179.15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694" calcext:value-type="float">
            <text:p>58.694</text:p>
          </table:table-cell>
          <table:table-cell/>
          <table:table-cell office:value-type="float" office:value="141.48" calcext:value-type="float">
            <text:p>141.4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160.32" calcext:value-type="float">
            <text:p>1160.32</text:p>
          </table:table-cell>
          <table:table-cell office:value-type="float" office:value="5.89" calcext:value-type="float">
            <text:p>5.89</text:p>
          </table:table-cell>
          <table:table-cell office:value-type="float" office:value="3.23" calcext:value-type="float">
            <text:p>3.23</text:p>
          </table:table-cell>
          <table:table-cell office:value-type="float" office:value="-179.96" calcext:value-type="float">
            <text:p>-179.9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742" calcext:value-type="float">
            <text:p>58.742</text:p>
          </table:table-cell>
          <table:table-cell/>
          <table:table-cell office:value-type="float" office:value="138.28" calcext:value-type="float">
            <text:p>138.28</text:p>
          </table:table-cell>
          <table:table-cell office:value-type="float" office:value="176.35" calcext:value-type="float">
            <text:p>176.35</text:p>
          </table:table-cell>
          <table:table-cell office:value-type="float" office:value="1155.91" calcext:value-type="float">
            <text:p>1155.91</text:p>
          </table:table-cell>
          <table:table-cell office:value-type="float" office:value="5.52" calcext:value-type="float">
            <text:p>5.52</text:p>
          </table:table-cell>
          <table:table-cell office:value-type="float" office:value="4.93" calcext:value-type="float">
            <text:p>4.93</text:p>
          </table:table-cell>
          <table:table-cell office:value-type="float" office:value="-178.83" calcext:value-type="float">
            <text:p>-178.83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791" calcext:value-type="float">
            <text:p>58.791</text:p>
          </table:table-cell>
          <table:table-cell/>
          <table:table-cell office:value-type="float" office:value="137.32" calcext:value-type="float">
            <text:p>137.32</text:p>
          </table:table-cell>
          <table:table-cell office:value-type="float" office:value="177.4" calcext:value-type="float">
            <text:p>177.4</text:p>
          </table:table-cell>
          <table:table-cell office:value-type="float" office:value="1162.26" calcext:value-type="float">
            <text:p>1162.26</text:p>
          </table:table-cell>
          <table:table-cell office:value-type="float" office:value="6.71" calcext:value-type="float">
            <text:p>6.71</text:p>
          </table:table-cell>
          <table:table-cell office:value-type="float" office:value="0.18" calcext:value-type="float">
            <text:p>0.18</text:p>
          </table:table-cell>
          <table:table-cell office:value-type="float" office:value="170.72" calcext:value-type="float">
            <text:p>170.7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839" calcext:value-type="float">
            <text:p>58.839</text:p>
          </table:table-cell>
          <table:table-cell/>
          <table:table-cell office:value-type="float" office:value="134.82" calcext:value-type="float">
            <text:p>134.82</text:p>
          </table:table-cell>
          <table:table-cell office:value-type="float" office:value="176.88" calcext:value-type="float">
            <text:p>176.88</text:p>
          </table:table-cell>
          <table:table-cell office:value-type="float" office:value="1160.89" calcext:value-type="float">
            <text:p>1160.89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176.72" calcext:value-type="float">
            <text:p>176.7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898" calcext:value-type="float">
            <text:p>58.898</text:p>
          </table:table-cell>
          <table:table-cell/>
          <table:table-cell office:value-type="float" office:value="134.73" calcext:value-type="float">
            <text:p>134.73</text:p>
          </table:table-cell>
          <table:table-cell office:value-type="float" office:value="176.52" calcext:value-type="float">
            <text:p>176.52</text:p>
          </table:table-cell>
          <table:table-cell office:value-type="float" office:value="1161.36" calcext:value-type="float">
            <text:p>1161.36</text:p>
          </table:table-cell>
          <table:table-cell office:value-type="float" office:value="6.83" calcext:value-type="float">
            <text:p>6.83</text:p>
          </table:table-cell>
          <table:table-cell office:value-type="float" office:value="0.09" calcext:value-type="float">
            <text:p>0.09</text:p>
          </table:table-cell>
          <table:table-cell office:value-type="float" office:value="168.92" calcext:value-type="float">
            <text:p>168.9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.948" calcext:value-type="float">
            <text:p>58.948</text:p>
          </table:table-cell>
          <table:table-cell/>
          <table:table-cell office:value-type="float" office:value="133.71" calcext:value-type="float">
            <text:p>133.71</text:p>
          </table:table-cell>
          <table:table-cell office:value-type="float" office:value="176.38" calcext:value-type="float">
            <text:p>176.38</text:p>
          </table:table-cell>
          <table:table-cell office:value-type="float" office:value="1161.04" calcext:value-type="float">
            <text:p>1161.04</text:p>
          </table:table-cell>
          <table:table-cell office:value-type="float" office:value="5.87" calcext:value-type="float">
            <text:p>5.87</text:p>
          </table:table-cell>
          <table:table-cell office:value-type="float" office:value="9.39" calcext:value-type="float">
            <text:p>9.39</text:p>
          </table:table-cell>
          <table:table-cell office:value-type="float" office:value="179.56" calcext:value-type="float">
            <text:p>179.56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33.76" calcext:value-type="float">
            <text:p>133.76</text:p>
          </table:table-cell>
          <table:table-cell office:value-type="float" office:value="175.94" calcext:value-type="float">
            <text:p>175.94</text:p>
          </table:table-cell>
          <table:table-cell office:value-type="float" office:value="1162.17" calcext:value-type="float">
            <text:p>1162.17</text:p>
          </table:table-cell>
          <table:table-cell office:value-type="float" office:value="6.71" calcext:value-type="float">
            <text:p>6.71</text:p>
          </table:table-cell>
          <table:table-cell office:value-type="float" office:value="0.12" calcext:value-type="float">
            <text:p>0.12</text:p>
          </table:table-cell>
          <table:table-cell office:value-type="float" office:value="170.62" calcext:value-type="float">
            <text:p>170.62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049" calcext:value-type="float">
            <text:p>59.049</text:p>
          </table:table-cell>
          <table:table-cell/>
          <table:table-cell office:value-type="float" office:value="133.04" calcext:value-type="float">
            <text:p>133.04</text:p>
          </table:table-cell>
          <table:table-cell office:value-type="float" office:value="175.22" calcext:value-type="float">
            <text:p>175.22</text:p>
          </table:table-cell>
          <table:table-cell office:value-type="float" office:value="1162.14" calcext:value-type="float">
            <text:p>1162.14</text:p>
          </table:table-cell>
          <table:table-cell office:value-type="float" office:value="6.72" calcext:value-type="float">
            <text:p>6.72</text:p>
          </table:table-cell>
          <table:table-cell office:value-type="float" office:value="0.1" calcext:value-type="float">
            <text:p>0.1</text:p>
          </table:table-cell>
          <table:table-cell office:value-type="float" office:value="170.59" calcext:value-type="float">
            <text:p>170.5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098" calcext:value-type="float">
            <text:p>59.098</text:p>
          </table:table-cell>
          <table:table-cell/>
          <table:table-cell office:value-type="float" office:value="132.27" calcext:value-type="float">
            <text:p>132.27</text:p>
          </table:table-cell>
          <table:table-cell office:value-type="float" office:value="174.92" calcext:value-type="float">
            <text:p>174.92</text:p>
          </table:table-cell>
          <table:table-cell office:value-type="float" office:value="1160.88" calcext:value-type="float">
            <text:p>1160.88</text:p>
          </table:table-cell>
          <table:table-cell office:value-type="float" office:value="5.88" calcext:value-type="float">
            <text:p>5.88</text:p>
          </table:table-cell>
          <table:table-cell office:value-type="float" office:value="9.39" calcext:value-type="float">
            <text:p>9.39</text:p>
          </table:table-cell>
          <table:table-cell office:value-type="float" office:value="179.68" calcext:value-type="float">
            <text:p>179.68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144" calcext:value-type="float">
            <text:p>59.144</text:p>
          </table:table-cell>
          <table:table-cell/>
          <table:table-cell office:value-type="float" office:value="132.33" calcext:value-type="float">
            <text:p>132.33</text:p>
          </table:table-cell>
          <table:table-cell office:value-type="float" office:value="174.49" calcext:value-type="float">
            <text:p>174.49</text:p>
          </table:table-cell>
          <table:table-cell office:value-type="float" office:value="1162.12" calcext:value-type="float">
            <text:p>1162.12</text:p>
          </table:table-cell>
          <table:table-cell office:value-type="float" office:value="6.72" calcext:value-type="float">
            <text:p>6.72</text:p>
          </table:table-cell>
          <table:table-cell office:value-type="float" office:value="0.07" calcext:value-type="float">
            <text:p>0.07</text:p>
          </table:table-cell>
          <table:table-cell office:value-type="float" office:value="170.57" calcext:value-type="float">
            <text:p>170.5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211" calcext:value-type="float">
            <text:p>59.211</text:p>
          </table:table-cell>
          <table:table-cell/>
          <table:table-cell office:value-type="float" office:value="132.33" calcext:value-type="float">
            <text:p>132.33</text:p>
          </table:table-cell>
          <table:table-cell office:value-type="float" office:value="174.49" calcext:value-type="float">
            <text:p>174.49</text:p>
          </table:table-cell>
          <table:table-cell office:value-type="float" office:value="1162.12" calcext:value-type="float">
            <text:p>1162.12</text:p>
          </table:table-cell>
          <table:table-cell office:value-type="float" office:value="6.72" calcext:value-type="float">
            <text:p>6.72</text:p>
          </table:table-cell>
          <table:table-cell office:value-type="float" office:value="0.07" calcext:value-type="float">
            <text:p>0.07</text:p>
          </table:table-cell>
          <table:table-cell office:value-type="float" office:value="170.57" calcext:value-type="float">
            <text:p>170.5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258" calcext:value-type="float">
            <text:p>59.258</text:p>
          </table:table-cell>
          <table:table-cell/>
          <table:table-cell office:value-type="float" office:value="132.71" calcext:value-type="float">
            <text:p>132.71</text:p>
          </table:table-cell>
          <table:table-cell office:value-type="float" office:value="173.64" calcext:value-type="float">
            <text:p>173.64</text:p>
          </table:table-cell>
          <table:table-cell office:value-type="float" office:value="1161.06" calcext:value-type="float">
            <text:p>1161.06</text:p>
          </table:table-cell>
          <table:table-cell office:value-type="float" office:value="6.36" calcext:value-type="float">
            <text:p>6.36</text:p>
          </table:table-cell>
          <table:table-cell office:value-type="float" office:value="3.22" calcext:value-type="float">
            <text:p>3.22</text:p>
          </table:table-cell>
          <table:table-cell office:value-type="float" office:value="172.49" calcext:value-type="float">
            <text:p>172.4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308" calcext:value-type="float">
            <text:p>59.308</text:p>
          </table:table-cell>
          <table:table-cell/>
          <table:table-cell office:value-type="float" office:value="132.71" calcext:value-type="float">
            <text:p>132.71</text:p>
          </table:table-cell>
          <table:table-cell office:value-type="float" office:value="173.64" calcext:value-type="float">
            <text:p>173.64</text:p>
          </table:table-cell>
          <table:table-cell office:value-type="float" office:value="1161.06" calcext:value-type="float">
            <text:p>1161.06</text:p>
          </table:table-cell>
          <table:table-cell office:value-type="float" office:value="6.36" calcext:value-type="float">
            <text:p>6.36</text:p>
          </table:table-cell>
          <table:table-cell office:value-type="float" office:value="3.22" calcext:value-type="float">
            <text:p>3.22</text:p>
          </table:table-cell>
          <table:table-cell office:value-type="float" office:value="172.49" calcext:value-type="float">
            <text:p>172.49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354" calcext:value-type="float">
            <text:p>59.354</text:p>
          </table:table-cell>
          <table:table-cell/>
          <table:table-cell office:value-type="float" office:value="133.46" calcext:value-type="float">
            <text:p>133.46</text:p>
          </table:table-cell>
          <table:table-cell office:value-type="float" office:value="173.48" calcext:value-type="float">
            <text:p>173.48</text:p>
          </table:table-cell>
          <table:table-cell office:value-type="float" office:value="1161.67" calcext:value-type="float">
            <text:p>1161.67</text:p>
          </table:table-cell>
          <table:table-cell office:value-type="float" office:value="6.21" calcext:value-type="float">
            <text:p>6.21</text:p>
          </table:table-cell>
          <table:table-cell office:value-type="float" office:value="6.47" calcext:value-type="float">
            <text:p>6.47</text:p>
          </table:table-cell>
          <table:table-cell office:value-type="float" office:value="165.14" calcext:value-type="float">
            <text:p>165.14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402" calcext:value-type="float">
            <text:p>59.402</text:p>
          </table:table-cell>
          <table:table-cell/>
          <table:table-cell office:value-type="float" office:value="133.7" calcext:value-type="float">
            <text:p>133.7</text:p>
          </table:table-cell>
          <table:table-cell office:value-type="float" office:value="173.52" calcext:value-type="float">
            <text:p>173.52</text:p>
          </table:table-cell>
          <table:table-cell office:value-type="float" office:value="1161.04" calcext:value-type="float">
            <text:p>1161.04</text:p>
          </table:table-cell>
          <table:table-cell office:value-type="float" office:value="5.87" calcext:value-type="float">
            <text:p>5.87</text:p>
          </table:table-cell>
          <table:table-cell office:value-type="float" office:value="9.53" calcext:value-type="float">
            <text:p>9.53</text:p>
          </table:table-cell>
          <table:table-cell office:value-type="float" office:value="179.71" calcext:value-type="float">
            <text:p>179.71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448" calcext:value-type="float">
            <text:p>59.448</text:p>
          </table:table-cell>
          <table:table-cell/>
          <table:table-cell office:value-type="float" office:value="135.14" calcext:value-type="float">
            <text:p>135.14</text:p>
          </table:table-cell>
          <table:table-cell office:value-type="float" office:value="173.54" calcext:value-type="float">
            <text:p>173.54</text:p>
          </table:table-cell>
          <table:table-cell office:value-type="float" office:value="1161.21" calcext:value-type="float">
            <text:p>1161.21</text:p>
          </table:table-cell>
          <table:table-cell office:value-type="float" office:value="5.87" calcext:value-type="float">
            <text:p>5.87</text:p>
          </table:table-cell>
          <table:table-cell office:value-type="float" office:value="9.6" calcext:value-type="float">
            <text:p>9.6</text:p>
          </table:table-cell>
          <table:table-cell office:value-type="float" office:value="179.67" calcext:value-type="float">
            <text:p>179.67</text:p>
          </table:table-cell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.48" calcext:value-type="float">
            <text:p>59.48</text:p>
          </table:table-cell>
          <table:table-cell/>
          <table:table-cell office:value-type="float" office:value="135.14" calcext:value-type="float">
            <text:p>135.14</text:p>
          </table:table-cell>
          <table:table-cell office:value-type="float" office:value="173.54" calcext:value-type="float">
            <text:p>173.54</text:p>
          </table:table-cell>
          <table:table-cell office:value-type="float" office:value="1161.21" calcext:value-type="float">
            <text:p>1161.21</text:p>
          </table:table-cell>
          <table:table-cell office:value-type="float" office:value="5.87" calcext:value-type="float">
            <text:p>5.87</text:p>
          </table:table-cell>
          <table:table-cell office:value-type="float" office:value="9.6" calcext:value-type="float">
            <text:p>9.6</text:p>
          </table:table-cell>
          <table:table-cell office:value-type="float" office:value="179.67" calcext:value-type="float">
            <text:p>179.6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524" calcext:value-type="float">
            <text:p>59.524</text:p>
          </table:table-cell>
          <table:table-cell/>
          <table:table-cell office:value-type="float" office:value="136.59" calcext:value-type="float">
            <text:p>136.59</text:p>
          </table:table-cell>
          <table:table-cell office:value-type="float" office:value="173.08" calcext:value-type="float">
            <text:p>173.08</text:p>
          </table:table-cell>
          <table:table-cell office:value-type="float" office:value="1162.2" calcext:value-type="float">
            <text:p>1162.2</text:p>
          </table:table-cell>
          <table:table-cell office:value-type="float" office:value="6.72" calcext:value-type="float">
            <text:p>6.72</text:p>
          </table:table-cell>
          <table:table-cell office:value-type="float" office:value="0.09" calcext:value-type="float">
            <text:p>0.09</text:p>
          </table:table-cell>
          <table:table-cell office:value-type="float" office:value="170.67" calcext:value-type="float">
            <text:p>170.6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573" calcext:value-type="float">
            <text:p>59.573</text:p>
          </table:table-cell>
          <table:table-cell/>
          <table:table-cell office:value-type="float" office:value="136.62" calcext:value-type="float">
            <text:p>136.62</text:p>
          </table:table-cell>
          <table:table-cell office:value-type="float" office:value="173.25" calcext:value-type="float">
            <text:p>173.25</text:p>
          </table:table-cell>
          <table:table-cell office:value-type="float" office:value="1161.61" calcext:value-type="float">
            <text:p>1161.61</text:p>
          </table:table-cell>
          <table:table-cell office:value-type="float" office:value="6.01" calcext:value-type="float">
            <text:p>6.01</text:p>
          </table:table-cell>
          <table:table-cell office:value-type="float" office:value="7.62" calcext:value-type="float">
            <text:p>7.62</text:p>
          </table:table-cell>
          <table:table-cell office:value-type="float" office:value="179.8" calcext:value-type="float">
            <text:p>179.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62" calcext:value-type="float">
            <text:p>59.62</text:p>
          </table:table-cell>
          <table:table-cell/>
          <table:table-cell office:value-type="float" office:value="136.44" calcext:value-type="float">
            <text:p>136.44</text:p>
          </table:table-cell>
          <table:table-cell office:value-type="float" office:value="172.77" calcext:value-type="float">
            <text:p>172.77</text:p>
          </table:table-cell>
          <table:table-cell office:value-type="float" office:value="1159.7" calcext:value-type="float">
            <text:p>1159.7</text:p>
          </table:table-cell>
          <table:table-cell office:value-type="float" office:value="6.18" calcext:value-type="float">
            <text:p>6.18</text:p>
          </table:table-cell>
          <table:table-cell office:value-type="float" office:value="3.45" calcext:value-type="float">
            <text:p>3.45</text:p>
          </table:table-cell>
          <table:table-cell office:value-type="float" office:value="176.71" calcext:value-type="float">
            <text:p>176.7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67" calcext:value-type="float">
            <text:p>59.67</text:p>
          </table:table-cell>
          <table:table-cell/>
          <table:table-cell office:value-type="float" office:value="136.57" calcext:value-type="float">
            <text:p>136.57</text:p>
          </table:table-cell>
          <table:table-cell office:value-type="float" office:value="172.86" calcext:value-type="float">
            <text:p>172.86</text:p>
          </table:table-cell>
          <table:table-cell office:value-type="float" office:value="1161.37" calcext:value-type="float">
            <text:p>1161.37</text:p>
          </table:table-cell>
          <table:table-cell office:value-type="float" office:value="5.86" calcext:value-type="float">
            <text:p>5.86</text:p>
          </table:table-cell>
          <table:table-cell office:value-type="float" office:value="9.71" calcext:value-type="float">
            <text:p>9.71</text:p>
          </table:table-cell>
          <table:table-cell office:value-type="float" office:value="179.66" calcext:value-type="float">
            <text:p>179.66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717" calcext:value-type="float">
            <text:p>59.717</text:p>
          </table:table-cell>
          <table:table-cell/>
          <table:table-cell office:value-type="float" office:value="136.71" calcext:value-type="float">
            <text:p>136.71</text:p>
          </table:table-cell>
          <table:table-cell office:value-type="float" office:value="172.44" calcext:value-type="float">
            <text:p>172.44</text:p>
          </table:table-cell>
          <table:table-cell office:value-type="float" office:value="1160.24" calcext:value-type="float">
            <text:p>1160.24</text:p>
          </table:table-cell>
          <table:table-cell office:value-type="float" office:value="7.53" calcext:value-type="float">
            <text:p>7.53</text:p>
          </table:table-cell>
          <table:table-cell office:value-type="float" office:value="0.15" calcext:value-type="float">
            <text:p>0.15</text:p>
          </table:table-cell>
          <table:table-cell office:value-type="float" office:value="170.7" calcext:value-type="float">
            <text:p>170.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768" calcext:value-type="float">
            <text:p>59.768</text:p>
          </table:table-cell>
          <table:table-cell/>
          <table:table-cell office:value-type="float" office:value="136.57" calcext:value-type="float">
            <text:p>136.57</text:p>
          </table:table-cell>
          <table:table-cell office:value-type="float" office:value="172.86" calcext:value-type="float">
            <text:p>172.86</text:p>
          </table:table-cell>
          <table:table-cell office:value-type="float" office:value="1161.37" calcext:value-type="float">
            <text:p>1161.37</text:p>
          </table:table-cell>
          <table:table-cell office:value-type="float" office:value="5.86" calcext:value-type="float">
            <text:p>5.86</text:p>
          </table:table-cell>
          <table:table-cell office:value-type="float" office:value="9.71" calcext:value-type="float">
            <text:p>9.71</text:p>
          </table:table-cell>
          <table:table-cell office:value-type="float" office:value="179.66" calcext:value-type="float">
            <text:p>179.66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814" calcext:value-type="float">
            <text:p>59.814</text:p>
          </table:table-cell>
          <table:table-cell/>
          <table:table-cell office:value-type="float" office:value="135.31" calcext:value-type="float">
            <text:p>135.31</text:p>
          </table:table-cell>
          <table:table-cell office:value-type="float" office:value="171.62" calcext:value-type="float">
            <text:p>171.62</text:p>
          </table:table-cell>
          <table:table-cell office:value-type="float" office:value="1151.31" calcext:value-type="float">
            <text:p>1151.31</text:p>
          </table:table-cell>
          <table:table-cell office:value-type="float" office:value="4.48" calcext:value-type="float">
            <text:p>4.48</text:p>
          </table:table-cell>
          <table:table-cell office:value-type="float" office:value="20.06" calcext:value-type="float">
            <text:p>20.06</text:p>
          </table:table-cell>
          <table:table-cell office:value-type="float" office:value="170.34" calcext:value-type="float">
            <text:p>170.34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863" calcext:value-type="float">
            <text:p>59.863</text:p>
          </table:table-cell>
          <table:table-cell/>
          <table:table-cell office:value-type="float" office:value="137.76" calcext:value-type="float">
            <text:p>137.76</text:p>
          </table:table-cell>
          <table:table-cell office:value-type="float" office:value="174.63" calcext:value-type="float">
            <text:p>174.63</text:p>
          </table:table-cell>
          <table:table-cell office:value-type="float" office:value="1168.78" calcext:value-type="float">
            <text:p>1168.78</text:p>
          </table:table-cell>
          <table:table-cell office:value-type="float" office:value="5.2" calcext:value-type="float">
            <text:p>5.2</text:p>
          </table:table-cell>
          <table:table-cell office:value-type="float" office:value="15.23" calcext:value-type="float">
            <text:p>15.23</text:p>
          </table:table-cell>
          <table:table-cell office:value-type="float" office:value="175.08" calcext:value-type="float">
            <text:p>175.0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909" calcext:value-type="float">
            <text:p>59.909</text:p>
          </table:table-cell>
          <table:table-cell/>
          <table:table-cell office:value-type="float" office:value="137.24" calcext:value-type="float">
            <text:p>137.24</text:p>
          </table:table-cell>
          <table:table-cell office:value-type="float" office:value="173.15" calcext:value-type="float">
            <text:p>173.15</text:p>
          </table:table-cell>
          <table:table-cell office:value-type="float" office:value="1160.04" calcext:value-type="float">
            <text:p>1160.04</text:p>
          </table:table-cell>
          <table:table-cell office:value-type="float" office:value="7.88" calcext:value-type="float">
            <text:p>7.88</text:p>
          </table:table-cell>
          <table:table-cell office:value-type="float" office:value="-2.33" calcext:value-type="float">
            <text:p>-2.33</text:p>
          </table:table-cell>
          <table:table-cell office:value-type="float" office:value="173.52" calcext:value-type="float">
            <text:p>173.52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959" calcext:value-type="float">
            <text:p>59.959</text:p>
          </table:table-cell>
          <table:table-cell/>
          <table:table-cell office:value-type="float" office:value="137.24" calcext:value-type="float">
            <text:p>137.24</text:p>
          </table:table-cell>
          <table:table-cell office:value-type="float" office:value="173.33" calcext:value-type="float">
            <text:p>173.33</text:p>
          </table:table-cell>
          <table:table-cell office:value-type="float" office:value="1158.68" calcext:value-type="float">
            <text:p>1158.68</text:p>
          </table:table-cell>
          <table:table-cell office:value-type="float" office:value="6.9" calcext:value-type="float">
            <text:p>6.9</text:p>
          </table:table-cell>
          <table:table-cell office:value-type="float" office:value="-1.03" calcext:value-type="float">
            <text:p>-1.03</text:p>
          </table:table-cell>
          <table:table-cell office:value-type="float" office:value="175.98" calcext:value-type="float">
            <text:p>175.9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006" calcext:value-type="float">
            <text:p>60.006</text:p>
          </table:table-cell>
          <table:table-cell/>
          <table:table-cell office:value-type="float" office:value="134.98" calcext:value-type="float">
            <text:p>134.98</text:p>
          </table:table-cell>
          <table:table-cell office:value-type="float" office:value="175.58" calcext:value-type="float">
            <text:p>175.58</text:p>
          </table:table-cell>
          <table:table-cell office:value-type="float" office:value="1162.86" calcext:value-type="float">
            <text:p>1162.86</text:p>
          </table:table-cell>
          <table:table-cell office:value-type="float" office:value="5.06" calcext:value-type="float">
            <text:p>5.06</text:p>
          </table:table-cell>
          <table:table-cell office:value-type="float" office:value="9.35" calcext:value-type="float">
            <text:p>9.35</text:p>
          </table:table-cell>
          <table:table-cell office:value-type="float" office:value="179.54" calcext:value-type="float">
            <text:p>179.54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055" calcext:value-type="float">
            <text:p>60.055</text:p>
          </table:table-cell>
          <table:table-cell/>
          <table:table-cell office:value-type="float" office:value="132.64" calcext:value-type="float">
            <text:p>132.64</text:p>
          </table:table-cell>
          <table:table-cell office:value-type="float" office:value="176.63" calcext:value-type="float">
            <text:p>176.63</text:p>
          </table:table-cell>
          <table:table-cell office:value-type="float" office:value="1161.67" calcext:value-type="float">
            <text:p>1161.67</text:p>
          </table:table-cell>
          <table:table-cell office:value-type="float" office:value="5.28" calcext:value-type="float">
            <text:p>5.28</text:p>
          </table:table-cell>
          <table:table-cell office:value-type="float" office:value="-1.23" calcext:value-type="float">
            <text:p>-1.23</text:p>
          </table:table-cell>
          <table:table-cell office:value-type="float" office:value="175.98" calcext:value-type="float">
            <text:p>175.9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/>
          <table:table-cell office:value-type="float" office:value="125.67" calcext:value-type="float">
            <text:p>125.67</text:p>
          </table:table-cell>
          <table:table-cell office:value-type="float" office:value="181.29" calcext:value-type="float">
            <text:p>181.29</text:p>
          </table:table-cell>
          <table:table-cell office:value-type="float" office:value="1170.33" calcext:value-type="float">
            <text:p>1170.33</text:p>
          </table:table-cell>
          <table:table-cell office:value-type="float" office:value="3.89" calcext:value-type="float">
            <text:p>3.89</text:p>
          </table:table-cell>
          <table:table-cell office:value-type="float" office:value="11.12" calcext:value-type="float">
            <text:p>11.12</text:p>
          </table:table-cell>
          <table:table-cell office:value-type="float" office:value="168.98" calcext:value-type="float">
            <text:p>168.9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15" calcext:value-type="float">
            <text:p>60.15</text:p>
          </table:table-cell>
          <table:table-cell/>
          <table:table-cell office:value-type="float" office:value="120.93" calcext:value-type="float">
            <text:p>120.93</text:p>
          </table:table-cell>
          <table:table-cell office:value-type="float" office:value="180.72" calcext:value-type="float">
            <text:p>180.72</text:p>
          </table:table-cell>
          <table:table-cell office:value-type="float" office:value="1155.48" calcext:value-type="float">
            <text:p>1155.48</text:p>
          </table:table-cell>
          <table:table-cell office:value-type="float" office:value="4.81" calcext:value-type="float">
            <text:p>4.81</text:p>
          </table:table-cell>
          <table:table-cell office:value-type="float" office:value="6.88" calcext:value-type="float">
            <text:p>6.88</text:p>
          </table:table-cell>
          <table:table-cell office:value-type="float" office:value="-176.45" calcext:value-type="float">
            <text:p>-176.45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198" calcext:value-type="float">
            <text:p>60.198</text:p>
          </table:table-cell>
          <table:table-cell/>
          <table:table-cell office:value-type="float" office:value="108.73" calcext:value-type="float">
            <text:p>108.73</text:p>
          </table:table-cell>
          <table:table-cell office:value-type="float" office:value="186.63" calcext:value-type="float">
            <text:p>186.63</text:p>
          </table:table-cell>
          <table:table-cell office:value-type="float" office:value="1168.29" calcext:value-type="float">
            <text:p>1168.29</text:p>
          </table:table-cell>
          <table:table-cell office:value-type="float" office:value="5.64" calcext:value-type="float">
            <text:p>5.64</text:p>
          </table:table-cell>
          <table:table-cell office:value-type="float" office:value="6.89" calcext:value-type="float">
            <text:p>6.89</text:p>
          </table:table-cell>
          <table:table-cell office:value-type="float" office:value="179.21" calcext:value-type="float">
            <text:p>179.2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245" calcext:value-type="float">
            <text:p>60.245</text:p>
          </table:table-cell>
          <table:table-cell/>
          <table:table-cell office:value-type="float" office:value="99.45" calcext:value-type="float">
            <text:p>99.45</text:p>
          </table:table-cell>
          <table:table-cell office:value-type="float" office:value="186.96" calcext:value-type="float">
            <text:p>186.96</text:p>
          </table:table-cell>
          <table:table-cell office:value-type="float" office:value="1157.82" calcext:value-type="float">
            <text:p>1157.82</text:p>
          </table:table-cell>
          <table:table-cell office:value-type="float" office:value="6.11" calcext:value-type="float">
            <text:p>6.11</text:p>
          </table:table-cell>
          <table:table-cell office:value-type="float" office:value="6.34" calcext:value-type="float">
            <text:p>6.34</text:p>
          </table:table-cell>
          <table:table-cell office:value-type="float" office:value="-175.9" calcext:value-type="float">
            <text:p>-175.9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29" calcext:value-type="float">
            <text:p>60.29</text:p>
          </table:table-cell>
          <table:table-cell/>
          <table:table-cell office:value-type="float" office:value="91.51" calcext:value-type="float">
            <text:p>91.51</text:p>
          </table:table-cell>
          <table:table-cell office:value-type="float" office:value="188.45" calcext:value-type="float">
            <text:p>188.45</text:p>
          </table:table-cell>
          <table:table-cell office:value-type="float" office:value="1162.96" calcext:value-type="float">
            <text:p>1162.96</text:p>
          </table:table-cell>
          <table:table-cell office:value-type="float" office:value="4.65" calcext:value-type="float">
            <text:p>4.65</text:p>
          </table:table-cell>
          <table:table-cell office:value-type="float" office:value="10.44" calcext:value-type="float">
            <text:p>10.44</text:p>
          </table:table-cell>
          <table:table-cell office:value-type="float" office:value="178.16" calcext:value-type="float">
            <text:p>178.16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34" calcext:value-type="float">
            <text:p>60.34</text:p>
          </table:table-cell>
          <table:table-cell/>
          <table:table-cell office:value-type="float" office:value="77.43" calcext:value-type="float">
            <text:p>77.43</text:p>
          </table:table-cell>
          <table:table-cell office:value-type="float" office:value="192.28" calcext:value-type="float">
            <text:p>192.28</text:p>
          </table:table-cell>
          <table:table-cell office:value-type="float" office:value="1156.57" calcext:value-type="float">
            <text:p>1156.57</text:p>
          </table:table-cell>
          <table:table-cell office:value-type="float" office:value="4.62" calcext:value-type="float">
            <text:p>4.62</text:p>
          </table:table-cell>
          <table:table-cell office:value-type="float" office:value="7.04" calcext:value-type="float">
            <text:p>7.04</text:p>
          </table:table-cell>
          <table:table-cell office:value-type="float" office:value="-177.26" calcext:value-type="float">
            <text:p>-177.26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386" calcext:value-type="float">
            <text:p>60.386</text:p>
          </table:table-cell>
          <table:table-cell/>
          <table:table-cell office:value-type="float" office:value="71.64" calcext:value-type="float">
            <text:p>71.64</text:p>
          </table:table-cell>
          <table:table-cell office:value-type="float" office:value="196.39" calcext:value-type="float">
            <text:p>196.39</text:p>
          </table:table-cell>
          <table:table-cell office:value-type="float" office:value="1161.71" calcext:value-type="float">
            <text:p>1161.71</text:p>
          </table:table-cell>
          <table:table-cell office:value-type="float" office:value="6.3" calcext:value-type="float">
            <text:p>6.3</text:p>
          </table:table-cell>
          <table:table-cell office:value-type="float" office:value="-0.64" calcext:value-type="float">
            <text:p>-0.64</text:p>
          </table:table-cell>
          <table:table-cell office:value-type="float" office:value="163.91" calcext:value-type="float">
            <text:p>163.9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435" calcext:value-type="float">
            <text:p>60.435</text:p>
          </table:table-cell>
          <table:table-cell/>
          <table:table-cell office:value-type="float" office:value="67.04" calcext:value-type="float">
            <text:p>67.04</text:p>
          </table:table-cell>
          <table:table-cell office:value-type="float" office:value="197.98" calcext:value-type="float">
            <text:p>197.98</text:p>
          </table:table-cell>
          <table:table-cell office:value-type="float" office:value="1157.59" calcext:value-type="float">
            <text:p>1157.59</text:p>
          </table:table-cell>
          <table:table-cell office:value-type="float" office:value="5.59" calcext:value-type="float">
            <text:p>5.59</text:p>
          </table:table-cell>
          <table:table-cell office:value-type="float" office:value="8.97" calcext:value-type="float">
            <text:p>8.97</text:p>
          </table:table-cell>
          <table:table-cell office:value-type="float" office:value="179.37" calcext:value-type="float">
            <text:p>179.3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481" calcext:value-type="float">
            <text:p>60.481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float" office:value="205.1" calcext:value-type="float">
            <text:p>205.1</text:p>
          </table:table-cell>
          <table:table-cell office:value-type="float" office:value="1141.96" calcext:value-type="float">
            <text:p>1141.96</text:p>
          </table:table-cell>
          <table:table-cell office:value-type="float" office:value="4.24" calcext:value-type="float">
            <text:p>4.24</text:p>
          </table:table-cell>
          <table:table-cell office:value-type="float" office:value="7.94" calcext:value-type="float">
            <text:p>7.94</text:p>
          </table:table-cell>
          <table:table-cell office:value-type="float" office:value="-178.33" calcext:value-type="float">
            <text:p>-178.33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528" calcext:value-type="float">
            <text:p>60.528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205.47" calcext:value-type="float">
            <text:p>205.47</text:p>
          </table:table-cell>
          <table:table-cell office:value-type="float" office:value="1140.99" calcext:value-type="float">
            <text:p>1140.99</text:p>
          </table:table-cell>
          <table:table-cell office:value-type="float" office:value="4.47" calcext:value-type="float">
            <text:p>4.47</text:p>
          </table:table-cell>
          <table:table-cell office:value-type="float" office:value="8.82" calcext:value-type="float">
            <text:p>8.82</text:p>
          </table:table-cell>
          <table:table-cell office:value-type="float" office:value="-176.71" calcext:value-type="float">
            <text:p>-176.7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574" calcext:value-type="float">
            <text:p>60.574</text:p>
          </table:table-cell>
          <table:table-cell/>
          <table:table-cell office:value-type="float" office:value="43.79" calcext:value-type="float">
            <text:p>43.79</text:p>
          </table:table-cell>
          <table:table-cell office:value-type="float" office:value="205.95" calcext:value-type="float">
            <text:p>205.95</text:p>
          </table:table-cell>
          <table:table-cell office:value-type="float" office:value="1142.73" calcext:value-type="float">
            <text:p>1142.73</text:p>
          </table:table-cell>
          <table:table-cell office:value-type="float" office:value="4.24" calcext:value-type="float">
            <text:p>4.24</text:p>
          </table:table-cell>
          <table:table-cell office:value-type="float" office:value="7.55" calcext:value-type="float">
            <text:p>7.55</text:p>
          </table:table-cell>
          <table:table-cell office:value-type="float" office:value="-178.99" calcext:value-type="float">
            <text:p>-178.99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622" calcext:value-type="float">
            <text:p>60.622</text:p>
          </table:table-cell>
          <table:table-cell/>
          <table:table-cell office:value-type="float" office:value="39.06" calcext:value-type="float">
            <text:p>39.06</text:p>
          </table:table-cell>
          <table:table-cell office:value-type="float" office:value="204.15" calcext:value-type="float">
            <text:p>204.15</text:p>
          </table:table-cell>
          <table:table-cell office:value-type="float" office:value="1132.55" calcext:value-type="float">
            <text:p>1132.55</text:p>
          </table:table-cell>
          <table:table-cell office:value-type="float" office:value="4.1" calcext:value-type="float">
            <text:p>4.1</text:p>
          </table:table-cell>
          <table:table-cell office:value-type="float" office:value="8.1" calcext:value-type="float">
            <text:p>8.1</text:p>
          </table:table-cell>
          <table:table-cell office:value-type="float" office:value="-176.4" calcext:value-type="float">
            <text:p>-176.4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669" calcext:value-type="float">
            <text:p>60.669</text:p>
          </table:table-cell>
          <table:table-cell/>
          <table:table-cell office:value-type="float" office:value="32.1" calcext:value-type="float">
            <text:p>32.1</text:p>
          </table:table-cell>
          <table:table-cell office:value-type="float" office:value="203.06" calcext:value-type="float">
            <text:p>203.06</text:p>
          </table:table-cell>
          <table:table-cell office:value-type="float" office:value="1127.3" calcext:value-type="float">
            <text:p>1127.3</text:p>
          </table:table-cell>
          <table:table-cell office:value-type="float" office:value="6.39" calcext:value-type="float">
            <text:p>6.39</text:p>
          </table:table-cell>
          <table:table-cell office:value-type="float" office:value="-4.83" calcext:value-type="float">
            <text:p>-4.83</text:p>
          </table:table-cell>
          <table:table-cell office:value-type="float" office:value="164.95" calcext:value-type="float">
            <text:p>164.95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717" calcext:value-type="float">
            <text:p>60.717</text:p>
          </table:table-cell>
          <table:table-cell/>
          <table:table-cell office:value-type="float" office:value="30.66" calcext:value-type="float">
            <text:p>30.66</text:p>
          </table:table-cell>
          <table:table-cell office:value-type="float" office:value="202.04" calcext:value-type="float">
            <text:p>202.04</text:p>
          </table:table-cell>
          <table:table-cell office:value-type="float" office:value="1118.7" calcext:value-type="float">
            <text:p>1118.7</text:p>
          </table:table-cell>
          <table:table-cell office:value-type="float" office:value="6.81" calcext:value-type="float">
            <text:p>6.81</text:p>
          </table:table-cell>
          <table:table-cell office:value-type="float" office:value="-5.36" calcext:value-type="float">
            <text:p>-5.36</text:p>
          </table:table-cell>
          <table:table-cell office:value-type="float" office:value="165.71" calcext:value-type="float">
            <text:p>165.7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763" calcext:value-type="float">
            <text:p>60.763</text:p>
          </table:table-cell>
          <table:table-cell/>
          <table:table-cell office:value-type="float" office:value="29.84" calcext:value-type="float">
            <text:p>29.84</text:p>
          </table:table-cell>
          <table:table-cell office:value-type="float" office:value="202.53" calcext:value-type="float">
            <text:p>202.53</text:p>
          </table:table-cell>
          <table:table-cell office:value-type="float" office:value="1114.37" calcext:value-type="float">
            <text:p>1114.37</text:p>
          </table:table-cell>
          <table:table-cell office:value-type="float" office:value="3.09" calcext:value-type="float">
            <text:p>3.09</text:p>
          </table:table-cell>
          <table:table-cell office:value-type="float" office:value="13.52" calcext:value-type="float">
            <text:p>13.52</text:p>
          </table:table-cell>
          <table:table-cell office:value-type="float" office:value="173.41" calcext:value-type="float">
            <text:p>173.4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812" calcext:value-type="float">
            <text:p>60.812</text:p>
          </table:table-cell>
          <table:table-cell/>
          <table:table-cell office:value-type="float" office:value="29.86" calcext:value-type="float">
            <text:p>29.86</text:p>
          </table:table-cell>
          <table:table-cell office:value-type="float" office:value="201.24" calcext:value-type="float">
            <text:p>201.24</text:p>
          </table:table-cell>
          <table:table-cell office:value-type="float" office:value="1102.45" calcext:value-type="float">
            <text:p>1102.45</text:p>
          </table:table-cell>
          <table:table-cell office:value-type="float" office:value="3.56" calcext:value-type="float">
            <text:p>3.56</text:p>
          </table:table-cell>
          <table:table-cell office:value-type="float" office:value="12.7" calcext:value-type="float">
            <text:p>12.7</text:p>
          </table:table-cell>
          <table:table-cell office:value-type="float" office:value="175.68" calcext:value-type="float">
            <text:p>175.6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859" calcext:value-type="float">
            <text:p>60.859</text:p>
          </table:table-cell>
          <table:table-cell/>
          <table:table-cell office:value-type="float" office:value="31.11" calcext:value-type="float">
            <text:p>31.11</text:p>
          </table:table-cell>
          <table:table-cell office:value-type="float" office:value="201.38" calcext:value-type="float">
            <text:p>201.38</text:p>
          </table:table-cell>
          <table:table-cell office:value-type="float" office:value="1104.08" calcext:value-type="float">
            <text:p>1104.08</text:p>
          </table:table-cell>
          <table:table-cell office:value-type="float" office:value="4.42" calcext:value-type="float">
            <text:p>4.42</text:p>
          </table:table-cell>
          <table:table-cell office:value-type="float" office:value="10.03" calcext:value-type="float">
            <text:p>10.03</text:p>
          </table:table-cell>
          <table:table-cell office:value-type="float" office:value="177.49" calcext:value-type="float">
            <text:p>177.49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908" calcext:value-type="float">
            <text:p>60.908</text:p>
          </table:table-cell>
          <table:table-cell/>
          <table:table-cell office:value-type="float" office:value="33.02" calcext:value-type="float">
            <text:p>33.02</text:p>
          </table:table-cell>
          <table:table-cell office:value-type="float" office:value="202.56" calcext:value-type="float">
            <text:p>202.56</text:p>
          </table:table-cell>
          <table:table-cell office:value-type="float" office:value="1106.16" calcext:value-type="float">
            <text:p>1106.16</text:p>
          </table:table-cell>
          <table:table-cell office:value-type="float" office:value="3.74" calcext:value-type="float">
            <text:p>3.74</text:p>
          </table:table-cell>
          <table:table-cell office:value-type="float" office:value="11.91" calcext:value-type="float">
            <text:p>11.91</text:p>
          </table:table-cell>
          <table:table-cell office:value-type="float" office:value="171.78" calcext:value-type="float">
            <text:p>171.7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.956" calcext:value-type="float">
            <text:p>60.956</text:p>
          </table:table-cell>
          <table:table-cell/>
          <table:table-cell office:value-type="float" office:value="33.87" calcext:value-type="float">
            <text:p>33.87</text:p>
          </table:table-cell>
          <table:table-cell office:value-type="float" office:value="202.64" calcext:value-type="float">
            <text:p>202.64</text:p>
          </table:table-cell>
          <table:table-cell office:value-type="float" office:value="1105.34" calcext:value-type="float">
            <text:p>1105.34</text:p>
          </table:table-cell>
          <table:table-cell office:value-type="float" office:value="4.52" calcext:value-type="float">
            <text:p>4.52</text:p>
          </table:table-cell>
          <table:table-cell office:value-type="float" office:value="9.17" calcext:value-type="float">
            <text:p>9.17</text:p>
          </table:table-cell>
          <table:table-cell office:value-type="float" office:value="177.53" calcext:value-type="float">
            <text:p>177.53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013" calcext:value-type="float">
            <text:p>61.013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202.79" calcext:value-type="float">
            <text:p>202.79</text:p>
          </table:table-cell>
          <table:table-cell office:value-type="float" office:value="1104.36" calcext:value-type="float">
            <text:p>1104.36</text:p>
          </table:table-cell>
          <table:table-cell office:value-type="float" office:value="4.39" calcext:value-type="float">
            <text:p>4.39</text:p>
          </table:table-cell>
          <table:table-cell office:value-type="float" office:value="10.18" calcext:value-type="float">
            <text:p>10.18</text:p>
          </table:table-cell>
          <table:table-cell office:value-type="float" office:value="177.36" calcext:value-type="float">
            <text:p>177.36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064" calcext:value-type="float">
            <text:p>61.064</text:p>
          </table:table-cell>
          <table:table-cell/>
          <table:table-cell office:value-type="float" office:value="35.46" calcext:value-type="float">
            <text:p>35.46</text:p>
          </table:table-cell>
          <table:table-cell office:value-type="float" office:value="202.53" calcext:value-type="float">
            <text:p>202.53</text:p>
          </table:table-cell>
          <table:table-cell office:value-type="float" office:value="1097.19" calcext:value-type="float">
            <text:p>1097.19</text:p>
          </table:table-cell>
          <table:table-cell office:value-type="float" office:value="4.44" calcext:value-type="float">
            <text:p>4.44</text:p>
          </table:table-cell>
          <table:table-cell office:value-type="float" office:value="9.44" calcext:value-type="float">
            <text:p>9.44</text:p>
          </table:table-cell>
          <table:table-cell office:value-type="float" office:value="-179.54" calcext:value-type="float">
            <text:p>-179.54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114" calcext:value-type="float">
            <text:p>61.114</text:p>
          </table:table-cell>
          <table:table-cell/>
          <table:table-cell office:value-type="float" office:value="37.55" calcext:value-type="float">
            <text:p>37.55</text:p>
          </table:table-cell>
          <table:table-cell office:value-type="float" office:value="201.24" calcext:value-type="float">
            <text:p>201.24</text:p>
          </table:table-cell>
          <table:table-cell office:value-type="float" office:value="1090.44" calcext:value-type="float">
            <text:p>1090.44</text:p>
          </table:table-cell>
          <table:table-cell office:value-type="float" office:value="3.83" calcext:value-type="float">
            <text:p>3.83</text:p>
          </table:table-cell>
          <table:table-cell office:value-type="float" office:value="12.71" calcext:value-type="float">
            <text:p>12.71</text:p>
          </table:table-cell>
          <table:table-cell office:value-type="float" office:value="177.12" calcext:value-type="float">
            <text:p>177.12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16" calcext:value-type="float">
            <text:p>61.16</text:p>
          </table:table-cell>
          <table:table-cell/>
          <table:table-cell office:value-type="float" office:value="39.81" calcext:value-type="float">
            <text:p>39.81</text:p>
          </table:table-cell>
          <table:table-cell office:value-type="float" office:value="202.4" calcext:value-type="float">
            <text:p>202.4</text:p>
          </table:table-cell>
          <table:table-cell office:value-type="float" office:value="1088.6" calcext:value-type="float">
            <text:p>1088.6</text:p>
          </table:table-cell>
          <table:table-cell office:value-type="float" office:value="3.4" calcext:value-type="float">
            <text:p>3.4</text:p>
          </table:table-cell>
          <table:table-cell office:value-type="float" office:value="13.13" calcext:value-type="float">
            <text:p>13.13</text:p>
          </table:table-cell>
          <table:table-cell office:value-type="float" office:value="175.24" calcext:value-type="float">
            <text:p>175.24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208" calcext:value-type="float">
            <text:p>61.208</text:p>
          </table:table-cell>
          <table:table-cell/>
          <table:table-cell office:value-type="float" office:value="41.31" calcext:value-type="float">
            <text:p>41.31</text:p>
          </table:table-cell>
          <table:table-cell office:value-type="float" office:value="201.64" calcext:value-type="float">
            <text:p>201.64</text:p>
          </table:table-cell>
          <table:table-cell office:value-type="float" office:value="1083.35" calcext:value-type="float">
            <text:p>1083.35</text:p>
          </table:table-cell>
          <table:table-cell office:value-type="float" office:value="4.34" calcext:value-type="float">
            <text:p>4.34</text:p>
          </table:table-cell>
          <table:table-cell office:value-type="float" office:value="9.63" calcext:value-type="float">
            <text:p>9.63</text:p>
          </table:table-cell>
          <table:table-cell office:value-type="float" office:value="-179.81" calcext:value-type="float">
            <text:p>-179.8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254" calcext:value-type="float">
            <text:p>61.254</text:p>
          </table:table-cell>
          <table:table-cell/>
          <table:table-cell office:value-type="float" office:value="43.08" calcext:value-type="float">
            <text:p>43.08</text:p>
          </table:table-cell>
          <table:table-cell office:value-type="float" office:value="200.82" calcext:value-type="float">
            <text:p>200.82</text:p>
          </table:table-cell>
          <table:table-cell office:value-type="float" office:value="1079.21" calcext:value-type="float">
            <text:p>1079.21</text:p>
          </table:table-cell>
          <table:table-cell office:value-type="float" office:value="4.16" calcext:value-type="float">
            <text:p>4.16</text:p>
          </table:table-cell>
          <table:table-cell office:value-type="float" office:value="15.33" calcext:value-type="float">
            <text:p>15.33</text:p>
          </table:table-cell>
          <table:table-cell office:value-type="float" office:value="176.1" calcext:value-type="float">
            <text:p>176.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304" calcext:value-type="float">
            <text:p>61.304</text:p>
          </table:table-cell>
          <table:table-cell/>
          <table:table-cell office:value-type="float" office:value="44.16" calcext:value-type="float">
            <text:p>44.16</text:p>
          </table:table-cell>
          <table:table-cell office:value-type="float" office:value="200.47" calcext:value-type="float">
            <text:p>200.47</text:p>
          </table:table-cell>
          <table:table-cell office:value-type="float" office:value="1076.2" calcext:value-type="float">
            <text:p>1076.2</text:p>
          </table:table-cell>
          <table:table-cell office:value-type="float" office:value="4.61" calcext:value-type="float">
            <text:p>4.61</text:p>
          </table:table-cell>
          <table:table-cell office:value-type="float" office:value="10.13" calcext:value-type="float">
            <text:p>10.13</text:p>
          </table:table-cell>
          <table:table-cell office:value-type="float" office:value="179.7" calcext:value-type="float">
            <text:p>179.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349" calcext:value-type="float">
            <text:p>61.349</text:p>
          </table:table-cell>
          <table:table-cell/>
          <table:table-cell office:value-type="float" office:value="45.28" calcext:value-type="float">
            <text:p>45.28</text:p>
          </table:table-cell>
          <table:table-cell office:value-type="float" office:value="199.73" calcext:value-type="float">
            <text:p>199.73</text:p>
          </table:table-cell>
          <table:table-cell office:value-type="float" office:value="1067.77" calcext:value-type="float">
            <text:p>1067.77</text:p>
          </table:table-cell>
          <table:table-cell office:value-type="float" office:value="4.92" calcext:value-type="float">
            <text:p>4.92</text:p>
          </table:table-cell>
          <table:table-cell office:value-type="float" office:value="10.55" calcext:value-type="float">
            <text:p>10.55</text:p>
          </table:table-cell>
          <table:table-cell office:value-type="float" office:value="179.91" calcext:value-type="float">
            <text:p>179.9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401" calcext:value-type="float">
            <text:p>61.401</text:p>
          </table:table-cell>
          <table:table-cell/>
          <table:table-cell office:value-type="float" office:value="45.71" calcext:value-type="float">
            <text:p>45.71</text:p>
          </table:table-cell>
          <table:table-cell office:value-type="float" office:value="200.64" calcext:value-type="float">
            <text:p>200.64</text:p>
          </table:table-cell>
          <table:table-cell office:value-type="float" office:value="1070.12" calcext:value-type="float">
            <text:p>1070.12</text:p>
          </table:table-cell>
          <table:table-cell office:value-type="float" office:value="3.85" calcext:value-type="float">
            <text:p>3.85</text:p>
          </table:table-cell>
          <table:table-cell office:value-type="float" office:value="9.98" calcext:value-type="float">
            <text:p>9.98</text:p>
          </table:table-cell>
          <table:table-cell office:value-type="float" office:value="177.27" calcext:value-type="float">
            <text:p>177.2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449" calcext:value-type="float">
            <text:p>61.449</text:p>
          </table:table-cell>
          <table:table-cell/>
          <table:table-cell office:value-type="float" office:value="45.72" calcext:value-type="float">
            <text:p>45.72</text:p>
          </table:table-cell>
          <table:table-cell office:value-type="float" office:value="200.78" calcext:value-type="float">
            <text:p>200.78</text:p>
          </table:table-cell>
          <table:table-cell office:value-type="float" office:value="1070.14" calcext:value-type="float">
            <text:p>1070.14</text:p>
          </table:table-cell>
          <table:table-cell office:value-type="float" office:value="3.5" calcext:value-type="float">
            <text:p>3.5</text:p>
          </table:table-cell>
          <table:table-cell office:value-type="float" office:value="9.75" calcext:value-type="float">
            <text:p>9.75</text:p>
          </table:table-cell>
          <table:table-cell office:value-type="float" office:value="174.27" calcext:value-type="float">
            <text:p>174.2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499" calcext:value-type="float">
            <text:p>61.499</text:p>
          </table:table-cell>
          <table:table-cell/>
          <table:table-cell office:value-type="float" office:value="44.15" calcext:value-type="float">
            <text:p>44.15</text:p>
          </table:table-cell>
          <table:table-cell office:value-type="float" office:value="199.05" calcext:value-type="float">
            <text:p>199.05</text:p>
          </table:table-cell>
          <table:table-cell office:value-type="float" office:value="1056.35" calcext:value-type="float">
            <text:p>1056.35</text:p>
          </table:table-cell>
          <table:table-cell office:value-type="float" office:value="3.8" calcext:value-type="float">
            <text:p>3.8</text:p>
          </table:table-cell>
          <table:table-cell office:value-type="float" office:value="9.8" calcext:value-type="float">
            <text:p>9.8</text:p>
          </table:table-cell>
          <table:table-cell office:value-type="float" office:value="177.17" calcext:value-type="float">
            <text:p>177.1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547" calcext:value-type="float">
            <text:p>61.547</text:p>
          </table:table-cell>
          <table:table-cell/>
          <table:table-cell office:value-type="float" office:value="43.26" calcext:value-type="float">
            <text:p>43.26</text:p>
          </table:table-cell>
          <table:table-cell office:value-type="float" office:value="199.49" calcext:value-type="float">
            <text:p>199.49</text:p>
          </table:table-cell>
          <table:table-cell office:value-type="float" office:value="1058.21" calcext:value-type="float">
            <text:p>1058.21</text:p>
          </table:table-cell>
          <table:table-cell office:value-type="float" office:value="6.21" calcext:value-type="float">
            <text:p>6.21</text:p>
          </table:table-cell>
          <table:table-cell office:value-type="float" office:value="-5.49" calcext:value-type="float">
            <text:p>-5.49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597" calcext:value-type="float">
            <text:p>61.597</text:p>
          </table:table-cell>
          <table:table-cell/>
          <table:table-cell office:value-type="float" office:value="41.96" calcext:value-type="float">
            <text:p>41.96</text:p>
          </table:table-cell>
          <table:table-cell office:value-type="float" office:value="199.49" calcext:value-type="float">
            <text:p>199.49</text:p>
          </table:table-cell>
          <table:table-cell office:value-type="float" office:value="1058.18" calcext:value-type="float">
            <text:p>1058.18</text:p>
          </table:table-cell>
          <table:table-cell office:value-type="float" office:value="6.22" calcext:value-type="float">
            <text:p>6.22</text:p>
          </table:table-cell>
          <table:table-cell office:value-type="float" office:value="-5.53" calcext:value-type="float">
            <text:p>-5.53</text:p>
          </table:table-cell>
          <table:table-cell office:value-type="float" office:value="168.97" calcext:value-type="float">
            <text:p>168.9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642" calcext:value-type="float">
            <text:p>61.642</text:p>
          </table:table-cell>
          <table:table-cell/>
          <table:table-cell office:value-type="float" office:value="40.91" calcext:value-type="float">
            <text:p>40.91</text:p>
          </table:table-cell>
          <table:table-cell office:value-type="float" office:value="199.16" calcext:value-type="float">
            <text:p>199.16</text:p>
          </table:table-cell>
          <table:table-cell office:value-type="float" office:value="1056.2" calcext:value-type="float">
            <text:p>1056.2</text:p>
          </table:table-cell>
          <table:table-cell office:value-type="float" office:value="3.48" calcext:value-type="float">
            <text:p>3.48</text:p>
          </table:table-cell>
          <table:table-cell office:value-type="float" office:value="9.32" calcext:value-type="float">
            <text:p>9.32</text:p>
          </table:table-cell>
          <table:table-cell office:value-type="float" office:value="174.26" calcext:value-type="float">
            <text:p>174.26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692" calcext:value-type="float">
            <text:p>61.692</text:p>
          </table:table-cell>
          <table:table-cell/>
          <table:table-cell office:value-type="float" office:value="38.14" calcext:value-type="float">
            <text:p>38.14</text:p>
          </table:table-cell>
          <table:table-cell office:value-type="float" office:value="199.24" calcext:value-type="float">
            <text:p>199.24</text:p>
          </table:table-cell>
          <table:table-cell office:value-type="float" office:value="1054.99" calcext:value-type="float">
            <text:p>1054.99</text:p>
          </table:table-cell>
          <table:table-cell office:value-type="float" office:value="3.75" calcext:value-type="float">
            <text:p>3.75</text:p>
          </table:table-cell>
          <table:table-cell office:value-type="float" office:value="7.81" calcext:value-type="float">
            <text:p>7.81</text:p>
          </table:table-cell>
          <table:table-cell office:value-type="float" office:value="171.73" calcext:value-type="float">
            <text:p>171.73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739" calcext:value-type="float">
            <text:p>61.739</text:p>
          </table:table-cell>
          <table:table-cell/>
          <table:table-cell office:value-type="float" office:value="36.19" calcext:value-type="float">
            <text:p>36.19</text:p>
          </table:table-cell>
          <table:table-cell office:value-type="float" office:value="200.48" calcext:value-type="float">
            <text:p>200.48</text:p>
          </table:table-cell>
          <table:table-cell office:value-type="float" office:value="1056.18" calcext:value-type="float">
            <text:p>1056.18</text:p>
          </table:table-cell>
          <table:table-cell office:value-type="float" office:value="5.72" calcext:value-type="float">
            <text:p>5.72</text:p>
          </table:table-cell>
          <table:table-cell office:value-type="float" office:value="-3.32" calcext:value-type="float">
            <text:p>-3.32</text:p>
          </table:table-cell>
          <table:table-cell office:value-type="float" office:value="173.03" calcext:value-type="float">
            <text:p>173.03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788" calcext:value-type="float">
            <text:p>61.788</text:p>
          </table:table-cell>
          <table:table-cell/>
          <table:table-cell office:value-type="float" office:value="34.25" calcext:value-type="float">
            <text:p>34.25</text:p>
          </table:table-cell>
          <table:table-cell office:value-type="float" office:value="199.87" calcext:value-type="float">
            <text:p>199.87</text:p>
          </table:table-cell>
          <table:table-cell office:value-type="float" office:value="1054.76" calcext:value-type="float">
            <text:p>1054.76</text:p>
          </table:table-cell>
          <table:table-cell office:value-type="float" office:value="3.79" calcext:value-type="float">
            <text:p>3.79</text:p>
          </table:table-cell>
          <table:table-cell office:value-type="float" office:value="7.5" calcext:value-type="float">
            <text:p>7.5</text:p>
          </table:table-cell>
          <table:table-cell office:value-type="float" office:value="171.93" calcext:value-type="float">
            <text:p>171.93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843" calcext:value-type="float">
            <text:p>61.843</text:p>
          </table:table-cell>
          <table:table-cell/>
          <table:table-cell office:value-type="float" office:value="29.71" calcext:value-type="float">
            <text:p>29.71</text:p>
          </table:table-cell>
          <table:table-cell office:value-type="float" office:value="198.75" calcext:value-type="float">
            <text:p>198.75</text:p>
          </table:table-cell>
          <table:table-cell office:value-type="float" office:value="1053.78" calcext:value-type="float">
            <text:p>1053.78</text:p>
          </table:table-cell>
          <table:table-cell office:value-type="float" office:value="3.36" calcext:value-type="float">
            <text:p>3.36</text:p>
          </table:table-cell>
          <table:table-cell office:value-type="float" office:value="6.26" calcext:value-type="float">
            <text:p>6.26</text:p>
          </table:table-cell>
          <table:table-cell office:value-type="float" office:value="175.51" calcext:value-type="float">
            <text:p>175.5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917" calcext:value-type="float">
            <text:p>61.917</text:p>
          </table:table-cell>
          <table:table-cell/>
          <table:table-cell office:value-type="float" office:value="24.24" calcext:value-type="float">
            <text:p>24.24</text:p>
          </table:table-cell>
          <table:table-cell office:value-type="float" office:value="197.39" calcext:value-type="float">
            <text:p>197.39</text:p>
          </table:table-cell>
          <table:table-cell office:value-type="float" office:value="1047.36" calcext:value-type="float">
            <text:p>1047.36</text:p>
          </table:table-cell>
          <table:table-cell office:value-type="float" office:value="3.86" calcext:value-type="float">
            <text:p>3.86</text:p>
          </table:table-cell>
          <table:table-cell office:value-type="float" office:value="4.87" calcext:value-type="float">
            <text:p>4.87</text:p>
          </table:table-cell>
          <table:table-cell office:value-type="float" office:value="174.99" calcext:value-type="float">
            <text:p>174.99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.966" calcext:value-type="float">
            <text:p>61.966</text:p>
          </table:table-cell>
          <table:table-cell/>
          <table:table-cell office:value-type="float" office:value="22.68" calcext:value-type="float">
            <text:p>22.68</text:p>
          </table:table-cell>
          <table:table-cell office:value-type="float" office:value="196.53" calcext:value-type="float">
            <text:p>196.53</text:p>
          </table:table-cell>
          <table:table-cell office:value-type="float" office:value="1041.65" calcext:value-type="float">
            <text:p>1041.65</text:p>
          </table:table-cell>
          <table:table-cell office:value-type="float" office:value="3.76" calcext:value-type="float">
            <text:p>3.76</text:p>
          </table:table-cell>
          <table:table-cell office:value-type="float" office:value="3.24" calcext:value-type="float">
            <text:p>3.24</text:p>
          </table:table-cell>
          <table:table-cell office:value-type="float" office:value="-179.93" calcext:value-type="float">
            <text:p>-179.93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017" calcext:value-type="float">
            <text:p>62.01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96.52" calcext:value-type="float">
            <text:p>196.52</text:p>
          </table:table-cell>
          <table:table-cell office:value-type="float" office:value="1041.54" calcext:value-type="float">
            <text:p>1041.54</text:p>
          </table:table-cell>
          <table:table-cell office:value-type="float" office:value="3.77" calcext:value-type="float">
            <text:p>3.77</text:p>
          </table:table-cell>
          <table:table-cell office:value-type="float" office:value="3.19" calcext:value-type="float">
            <text:p>3.19</text:p>
          </table:table-cell>
          <table:table-cell office:value-type="float" office:value="-179.91" calcext:value-type="float">
            <text:p>-179.9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065" calcext:value-type="float">
            <text:p>62.065</text:p>
          </table:table-cell>
          <table:table-cell/>
          <table:table-cell office:value-type="float" office:value="19.43" calcext:value-type="float">
            <text:p>19.43</text:p>
          </table:table-cell>
          <table:table-cell office:value-type="float" office:value="197.18" calcext:value-type="float">
            <text:p>197.18</text:p>
          </table:table-cell>
          <table:table-cell office:value-type="float" office:value="1047.86" calcext:value-type="float">
            <text:p>1047.86</text:p>
          </table:table-cell>
          <table:table-cell office:value-type="float" office:value="3.16" calcext:value-type="float">
            <text:p>3.16</text:p>
          </table:table-cell>
          <table:table-cell office:value-type="float" office:value="4.49" calcext:value-type="float">
            <text:p>4.49</text:p>
          </table:table-cell>
          <table:table-cell office:value-type="float" office:value="175.17" calcext:value-type="float">
            <text:p>175.1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119" calcext:value-type="float">
            <text:p>62.119</text:p>
          </table:table-cell>
          <table:table-cell/>
          <table:table-cell office:value-type="float" office:value="15.73" calcext:value-type="float">
            <text:p>15.73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35.67" calcext:value-type="float">
            <text:p>1035.67</text:p>
          </table:table-cell>
          <table:table-cell office:value-type="float" office:value="3.44" calcext:value-type="float">
            <text:p>3.44</text:p>
          </table:table-cell>
          <table:table-cell office:value-type="float" office:value="2.41" calcext:value-type="float">
            <text:p>2.41</text:p>
          </table:table-cell>
          <table:table-cell office:value-type="float" office:value="179.76" calcext:value-type="float">
            <text:p>179.76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168" calcext:value-type="float">
            <text:p>62.168</text:p>
          </table:table-cell>
          <table:table-cell/>
          <table:table-cell office:value-type="float" office:value="13.43" calcext:value-type="float">
            <text:p>13.43</text:p>
          </table:table-cell>
          <table:table-cell office:value-type="float" office:value="195.44" calcext:value-type="float">
            <text:p>195.44</text:p>
          </table:table-cell>
          <table:table-cell office:value-type="float" office:value="1042.6" calcext:value-type="float">
            <text:p>1042.6</text:p>
          </table:table-cell>
          <table:table-cell office:value-type="float" office:value="3.78" calcext:value-type="float">
            <text:p>3.78</text:p>
          </table:table-cell>
          <table:table-cell office:value-type="float" office:value="2.92" calcext:value-type="float">
            <text:p>2.92</text:p>
          </table:table-cell>
          <table:table-cell office:value-type="float" office:value="179.21" calcext:value-type="float">
            <text:p>179.2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219" calcext:value-type="float">
            <text:p>62.219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193.22" calcext:value-type="float">
            <text:p>193.22</text:p>
          </table:table-cell>
          <table:table-cell office:value-type="float" office:value="1034.25" calcext:value-type="float">
            <text:p>1034.25</text:p>
          </table:table-cell>
          <table:table-cell office:value-type="float" office:value="4.28" calcext:value-type="float">
            <text:p>4.28</text:p>
          </table:table-cell>
          <table:table-cell office:value-type="float" office:value="-0.45" calcext:value-type="float">
            <text:p>-0.45</text:p>
          </table:table-cell>
          <table:table-cell office:value-type="float" office:value="177.85" calcext:value-type="float">
            <text:p>177.85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269" calcext:value-type="float">
            <text:p>62.269</text:p>
          </table:table-cell>
          <table:table-cell/>
          <table:table-cell office:value-type="float" office:value="11.23" calcext:value-type="float">
            <text:p>11.23</text:p>
          </table:table-cell>
          <table:table-cell office:value-type="float" office:value="192.02" calcext:value-type="float">
            <text:p>192.02</text:p>
          </table:table-cell>
          <table:table-cell office:value-type="float" office:value="1032.92" calcext:value-type="float">
            <text:p>1032.92</text:p>
          </table:table-cell>
          <table:table-cell office:value-type="float" office:value="3.27" calcext:value-type="float">
            <text:p>3.27</text:p>
          </table:table-cell>
          <table:table-cell office:value-type="float" office:value="5.53" calcext:value-type="float">
            <text:p>5.53</text:p>
          </table:table-cell>
          <table:table-cell office:value-type="float" office:value="178.35" calcext:value-type="float">
            <text:p>178.35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321" calcext:value-type="float">
            <text:p>62.321</text:p>
          </table:table-cell>
          <table:table-cell/>
          <table:table-cell office:value-type="float" office:value="10.36" calcext:value-type="float">
            <text:p>10.36</text:p>
          </table:table-cell>
          <table:table-cell office:value-type="float" office:value="191.3" calcext:value-type="float">
            <text:p>191.3</text:p>
          </table:table-cell>
          <table:table-cell office:value-type="float" office:value="1031.69" calcext:value-type="float">
            <text:p>1031.69</text:p>
          </table:table-cell>
          <table:table-cell office:value-type="float" office:value="4.41" calcext:value-type="float">
            <text:p>4.41</text:p>
          </table:table-cell>
          <table:table-cell office:value-type="float" office:value="-2.95" calcext:value-type="float">
            <text:p>-2.95</text:p>
          </table:table-cell>
          <table:table-cell office:value-type="float" office:value="176.49" calcext:value-type="float">
            <text:p>176.49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37" calcext:value-type="float">
            <text:p>62.37</text:p>
          </table:table-cell>
          <table:table-cell/>
          <table:table-cell office:value-type="float" office:value="10.05" calcext:value-type="float">
            <text:p>10.05</text:p>
          </table:table-cell>
          <table:table-cell office:value-type="float" office:value="190.47" calcext:value-type="float">
            <text:p>190.47</text:p>
          </table:table-cell>
          <table:table-cell office:value-type="float" office:value="1025.41" calcext:value-type="float">
            <text:p>1025.41</text:p>
          </table:table-cell>
          <table:table-cell office:value-type="float" office:value="3.7" calcext:value-type="float">
            <text:p>3.7</text:p>
          </table:table-cell>
          <table:table-cell office:value-type="float" office:value="4.91" calcext:value-type="float">
            <text:p>4.91</text:p>
          </table:table-cell>
          <table:table-cell office:value-type="float" office:value="178.97" calcext:value-type="float">
            <text:p>178.9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421" calcext:value-type="float">
            <text:p>62.421</text:p>
          </table:table-cell>
          <table:table-cell/>
          <table:table-cell office:value-type="float" office:value="10.66" calcext:value-type="float">
            <text:p>10.66</text:p>
          </table:table-cell>
          <table:table-cell office:value-type="float" office:value="190.98" calcext:value-type="float">
            <text:p>190.98</text:p>
          </table:table-cell>
          <table:table-cell office:value-type="float" office:value="1029.29" calcext:value-type="float">
            <text:p>1029.29</text:p>
          </table:table-cell>
          <table:table-cell office:value-type="float" office:value="5.54" calcext:value-type="float">
            <text:p>5.54</text:p>
          </table:table-cell>
          <table:table-cell office:value-type="float" office:value="-3.63" calcext:value-type="float">
            <text:p>-3.63</text:p>
          </table:table-cell>
          <table:table-cell office:value-type="float" office:value="173.17" calcext:value-type="float">
            <text:p>173.1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47" calcext:value-type="float">
            <text:p>62.47</text:p>
          </table:table-cell>
          <table:table-cell/>
          <table:table-cell office:value-type="float" office:value="11.29" calcext:value-type="float">
            <text:p>11.29</text:p>
          </table:table-cell>
          <table:table-cell office:value-type="float" office:value="190.98" calcext:value-type="float">
            <text:p>190.98</text:p>
          </table:table-cell>
          <table:table-cell office:value-type="float" office:value="1029.3" calcext:value-type="float">
            <text:p>1029.3</text:p>
          </table:table-cell>
          <table:table-cell office:value-type="float" office:value="5.54" calcext:value-type="float">
            <text:p>5.54</text:p>
          </table:table-cell>
          <table:table-cell office:value-type="float" office:value="-3.63" calcext:value-type="float">
            <text:p>-3.63</text:p>
          </table:table-cell>
          <table:table-cell office:value-type="float" office:value="173.17" calcext:value-type="float">
            <text:p>173.1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522" calcext:value-type="float">
            <text:p>62.522</text:p>
          </table:table-cell>
          <table:table-cell/>
          <table:table-cell office:value-type="float" office:value="13.32" calcext:value-type="float">
            <text:p>13.32</text:p>
          </table:table-cell>
          <table:table-cell office:value-type="float" office:value="190.35" calcext:value-type="float">
            <text:p>190.35</text:p>
          </table:table-cell>
          <table:table-cell office:value-type="float" office:value="1021.17" calcext:value-type="float">
            <text:p>1021.17</text:p>
          </table:table-cell>
          <table:table-cell office:value-type="float" office:value="4.92" calcext:value-type="float">
            <text:p>4.92</text:p>
          </table:table-cell>
          <table:table-cell office:value-type="float" office:value="1.92" calcext:value-type="float">
            <text:p>1.92</text:p>
          </table:table-cell>
          <table:table-cell office:value-type="float" office:value="-176.94" calcext:value-type="float">
            <text:p>-176.94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572" calcext:value-type="float">
            <text:p>62.572</text:p>
          </table:table-cell>
          <table:table-cell/>
          <table:table-cell office:value-type="float" office:value="16.11" calcext:value-type="float">
            <text:p>16.11</text:p>
          </table:table-cell>
          <table:table-cell office:value-type="float" office:value="191.84" calcext:value-type="float">
            <text:p>191.84</text:p>
          </table:table-cell>
          <table:table-cell office:value-type="float" office:value="1027.83" calcext:value-type="float">
            <text:p>1027.83</text:p>
          </table:table-cell>
          <table:table-cell office:value-type="float" office:value="5.24" calcext:value-type="float">
            <text:p>5.24</text:p>
          </table:table-cell>
          <table:table-cell office:value-type="float" office:value="0.6" calcext:value-type="float">
            <text:p>0.6</text:p>
          </table:table-cell>
          <table:table-cell office:value-type="float" office:value="176.81" calcext:value-type="float">
            <text:p>176.8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626" calcext:value-type="float">
            <text:p>62.626</text:p>
          </table:table-cell>
          <table:table-cell/>
          <table:table-cell office:value-type="float" office:value="17.98" calcext:value-type="float">
            <text:p>17.98</text:p>
          </table:table-cell>
          <table:table-cell office:value-type="float" office:value="191.72" calcext:value-type="float">
            <text:p>191.72</text:p>
          </table:table-cell>
          <table:table-cell office:value-type="float" office:value="1028" calcext:value-type="float">
            <text:p>1028</text:p>
          </table:table-cell>
          <table:table-cell office:value-type="float" office:value="5.15" calcext:value-type="float">
            <text:p>5.15</text:p>
          </table:table-cell>
          <table:table-cell office:value-type="float" office:value="3.26" calcext:value-type="float">
            <text:p>3.26</text:p>
          </table:table-cell>
          <table:table-cell office:value-type="float" office:value="179.02" calcext:value-type="float">
            <text:p>179.02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674" calcext:value-type="float">
            <text:p>62.674</text:p>
          </table:table-cell>
          <table:table-cell/>
          <table:table-cell office:value-type="float" office:value="20.79" calcext:value-type="float">
            <text:p>20.79</text:p>
          </table:table-cell>
          <table:table-cell office:value-type="float" office:value="191.41" calcext:value-type="float">
            <text:p>191.41</text:p>
          </table:table-cell>
          <table:table-cell office:value-type="float" office:value="1026.48" calcext:value-type="float">
            <text:p>1026.48</text:p>
          </table:table-cell>
          <table:table-cell office:value-type="float" office:value="4.42" calcext:value-type="float">
            <text:p>4.42</text:p>
          </table:table-cell>
          <table:table-cell office:value-type="float" office:value="4.59" calcext:value-type="float">
            <text:p>4.59</text:p>
          </table:table-cell>
          <table:table-cell office:value-type="float" office:value="161.31" calcext:value-type="float">
            <text:p>161.31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726" calcext:value-type="float">
            <text:p>62.726</text:p>
          </table:table-cell>
          <table:table-cell/>
          <table:table-cell office:value-type="float" office:value="22.65" calcext:value-type="float">
            <text:p>22.65</text:p>
          </table:table-cell>
          <table:table-cell office:value-type="float" office:value="192.42" calcext:value-type="float">
            <text:p>192.42</text:p>
          </table:table-cell>
          <table:table-cell office:value-type="float" office:value="1028.8" calcext:value-type="float">
            <text:p>1028.8</text:p>
          </table:table-cell>
          <table:table-cell office:value-type="float" office:value="6.46" calcext:value-type="float">
            <text:p>6.46</text:p>
          </table:table-cell>
          <table:table-cell office:value-type="float" office:value="-3.72" calcext:value-type="float">
            <text:p>-3.72</text:p>
          </table:table-cell>
          <table:table-cell office:value-type="float" office:value="170.73" calcext:value-type="float">
            <text:p>170.73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772" calcext:value-type="float">
            <text:p>62.772</text:p>
          </table:table-cell>
          <table:table-cell/>
          <table:table-cell office:value-type="float" office:value="26.18" calcext:value-type="float">
            <text:p>26.18</text:p>
          </table:table-cell>
          <table:table-cell office:value-type="float" office:value="192.89" calcext:value-type="float">
            <text:p>192.89</text:p>
          </table:table-cell>
          <table:table-cell office:value-type="float" office:value="1027.84" calcext:value-type="float">
            <text:p>1027.84</text:p>
          </table:table-cell>
          <table:table-cell office:value-type="float" office:value="5.16" calcext:value-type="float">
            <text:p>5.16</text:p>
          </table:table-cell>
          <table:table-cell office:value-type="float" office:value="2.73" calcext:value-type="float">
            <text:p>2.73</text:p>
          </table:table-cell>
          <table:table-cell office:value-type="float" office:value="173.5" calcext:value-type="float">
            <text:p>173.5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819" calcext:value-type="float">
            <text:p>62.819</text:p>
          </table:table-cell>
          <table:table-cell/>
          <table:table-cell office:value-type="float" office:value="27.36" calcext:value-type="float">
            <text:p>27.36</text:p>
          </table:table-cell>
          <table:table-cell office:value-type="float" office:value="193.77" calcext:value-type="float">
            <text:p>193.77</text:p>
          </table:table-cell>
          <table:table-cell office:value-type="float" office:value="1026.43" calcext:value-type="float">
            <text:p>1026.43</text:p>
          </table:table-cell>
          <table:table-cell office:value-type="float" office:value="5.01" calcext:value-type="float">
            <text:p>5.01</text:p>
          </table:table-cell>
          <table:table-cell office:value-type="float" office:value="5.83" calcext:value-type="float">
            <text:p>5.83</text:p>
          </table:table-cell>
          <table:table-cell office:value-type="float" office:value="177.28" calcext:value-type="float">
            <text:p>177.2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866" calcext:value-type="float">
            <text:p>62.866</text:p>
          </table:table-cell>
          <table:table-cell/>
          <table:table-cell office:value-type="float" office:value="27.04" calcext:value-type="float">
            <text:p>27.04</text:p>
          </table:table-cell>
          <table:table-cell office:value-type="float" office:value="193.25" calcext:value-type="float">
            <text:p>193.25</text:p>
          </table:table-cell>
          <table:table-cell office:value-type="float" office:value="1022.35" calcext:value-type="float">
            <text:p>1022.35</text:p>
          </table:table-cell>
          <table:table-cell office:value-type="float" office:value="4.08" calcext:value-type="float">
            <text:p>4.08</text:p>
          </table:table-cell>
          <table:table-cell office:value-type="float" office:value="11.13" calcext:value-type="float">
            <text:p>11.13</text:p>
          </table:table-cell>
          <table:table-cell office:value-type="float" office:value="171.17" calcext:value-type="float">
            <text:p>171.1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913" calcext:value-type="float">
            <text:p>62.913</text:p>
          </table:table-cell>
          <table:table-cell/>
          <table:table-cell office:value-type="float" office:value="28.34" calcext:value-type="float">
            <text:p>28.34</text:p>
          </table:table-cell>
          <table:table-cell office:value-type="float" office:value="193.41" calcext:value-type="float">
            <text:p>193.41</text:p>
          </table:table-cell>
          <table:table-cell office:value-type="float" office:value="1021.16" calcext:value-type="float">
            <text:p>1021.16</text:p>
          </table:table-cell>
          <table:table-cell office:value-type="float" office:value="4.83" calcext:value-type="float">
            <text:p>4.83</text:p>
          </table:table-cell>
          <table:table-cell office:value-type="float" office:value="4.63" calcext:value-type="float">
            <text:p>4.63</text:p>
          </table:table-cell>
          <table:table-cell office:value-type="float" office:value="162.14" calcext:value-type="float">
            <text:p>162.14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.959" calcext:value-type="float">
            <text:p>62.959</text:p>
          </table:table-cell>
          <table:table-cell/>
          <table:table-cell office:value-type="float" office:value="28.7" calcext:value-type="float">
            <text:p>28.7</text:p>
          </table:table-cell>
          <table:table-cell office:value-type="float" office:value="194.82" calcext:value-type="float">
            <text:p>194.82</text:p>
          </table:table-cell>
          <table:table-cell office:value-type="float" office:value="1027.98" calcext:value-type="float">
            <text:p>1027.98</text:p>
          </table:table-cell>
          <table:table-cell office:value-type="float" office:value="5.18" calcext:value-type="float">
            <text:p>5.18</text:p>
          </table:table-cell>
          <table:table-cell office:value-type="float" office:value="2.62" calcext:value-type="float">
            <text:p>2.62</text:p>
          </table:table-cell>
          <table:table-cell office:value-type="float" office:value="173.37" calcext:value-type="float">
            <text:p>173.37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.004" calcext:value-type="float">
            <text:p>63.004</text:p>
          </table:table-cell>
          <table:table-cell/>
          <table:table-cell office:value-type="float" office:value="28.43" calcext:value-type="float">
            <text:p>28.43</text:p>
          </table:table-cell>
          <table:table-cell office:value-type="float" office:value="192.97" calcext:value-type="float">
            <text:p>192.97</text:p>
          </table:table-cell>
          <table:table-cell office:value-type="float" office:value="1020.73" calcext:value-type="float">
            <text:p>1020.73</text:p>
          </table:table-cell>
          <table:table-cell office:value-type="float" office:value="4.33" calcext:value-type="float">
            <text:p>4.33</text:p>
          </table:table-cell>
          <table:table-cell office:value-type="float" office:value="9.38" calcext:value-type="float">
            <text:p>9.38</text:p>
          </table:table-cell>
          <table:table-cell office:value-type="float" office:value="173.46" calcext:value-type="float">
            <text:p>173.46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.052" calcext:value-type="float">
            <text:p>63.052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91.55" calcext:value-type="float">
            <text:p>191.55</text:p>
          </table:table-cell>
          <table:table-cell office:value-type="float" office:value="1013.52" calcext:value-type="float">
            <text:p>1013.52</text:p>
          </table:table-cell>
          <table:table-cell office:value-type="float" office:value="5.91" calcext:value-type="float">
            <text:p>5.91</text:p>
          </table:table-cell>
          <table:table-cell office:value-type="float" office:value="2.34" calcext:value-type="float">
            <text:p>2.34</text:p>
          </table:table-cell>
          <table:table-cell office:value-type="float" office:value="-176.9" calcext:value-type="float">
            <text:p>-176.9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.107" calcext:value-type="float">
            <text:p>63.107</text:p>
          </table:table-cell>
          <table:table-cell/>
          <table:table-cell office:value-type="float" office:value="29.52" calcext:value-type="float">
            <text:p>29.52</text:p>
          </table:table-cell>
          <table:table-cell office:value-type="float" office:value="193.66" calcext:value-type="float">
            <text:p>193.66</text:p>
          </table:table-cell>
          <table:table-cell office:value-type="float" office:value="1026.89" calcext:value-type="float">
            <text:p>1026.89</text:p>
          </table:table-cell>
          <table:table-cell office:value-type="float" office:value="7.01" calcext:value-type="float">
            <text:p>7.01</text:p>
          </table:table-cell>
          <table:table-cell office:value-type="float" office:value="-3.26" calcext:value-type="float">
            <text:p>-3.26</text:p>
          </table:table-cell>
          <table:table-cell office:value-type="float" office:value="173.08" calcext:value-type="float">
            <text:p>173.0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.161" calcext:value-type="float">
            <text:p>63.161</text:p>
          </table:table-cell>
          <table:table-cell/>
          <table:table-cell office:value-type="float" office:value="29.77" calcext:value-type="float">
            <text:p>29.77</text:p>
          </table:table-cell>
          <table:table-cell office:value-type="float" office:value="192" calcext:value-type="float">
            <text:p>192</text:p>
          </table:table-cell>
          <table:table-cell office:value-type="float" office:value="1018.96" calcext:value-type="float">
            <text:p>1018.96</text:p>
          </table:table-cell>
          <table:table-cell office:value-type="float" office:value="7.57" calcext:value-type="float">
            <text:p>7.57</text:p>
          </table:table-cell>
          <table:table-cell office:value-type="float" office:value="-4.39" calcext:value-type="float">
            <text:p>-4.39</text:p>
          </table:table-cell>
          <table:table-cell office:value-type="float" office:value="172.12" calcext:value-type="float">
            <text:p>172.12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.208" calcext:value-type="float">
            <text:p>63.208</text:p>
          </table:table-cell>
          <table:table-cell/>
          <table:table-cell office:value-type="float" office:value="29.66" calcext:value-type="float">
            <text:p>29.66</text:p>
          </table:table-cell>
          <table:table-cell office:value-type="float" office:value="191.15" calcext:value-type="float">
            <text:p>191.15</text:p>
          </table:table-cell>
          <table:table-cell office:value-type="float" office:value="1019.84" calcext:value-type="float">
            <text:p>1019.84</text:p>
          </table:table-cell>
          <table:table-cell office:value-type="float" office:value="5.06" calcext:value-type="float">
            <text:p>5.06</text:p>
          </table:table-cell>
          <table:table-cell office:value-type="float" office:value="9.59" calcext:value-type="float">
            <text:p>9.59</text:p>
          </table:table-cell>
          <table:table-cell office:value-type="float" office:value="167.88" calcext:value-type="float">
            <text:p>167.88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.256" calcext:value-type="float">
            <text:p>63.256</text:p>
          </table:table-cell>
          <table:table-cell/>
          <table:table-cell office:value-type="float" office:value="30.02" calcext:value-type="float">
            <text:p>30.0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021.31" calcext:value-type="float">
            <text:p>1021.31</text:p>
          </table:table-cell>
          <table:table-cell office:value-type="float" office:value="4.36" calcext:value-type="float">
            <text:p>4.36</text:p>
          </table:table-cell>
          <table:table-cell office:value-type="float" office:value="9.43" calcext:value-type="float">
            <text:p>9.43</text:p>
          </table:table-cell>
          <table:table-cell office:value-type="float" office:value="167.85" calcext:value-type="float">
            <text:p>167.85</text:p>
          </table:table-cell>
          <table:table-cell office:value-type="float" office:value="7" calcext:value-type="float">
            <text:p>7</text:p>
          </table:table-cell>
          <table:table-cell office:value-type="float" office:value="691" calcext:value-type="float">
            <text:p>691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.285" calcext:value-type="float">
            <text:p>63.285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190.81" calcext:value-type="float">
            <text:p>190.81</text:p>
          </table:table-cell>
          <table:table-cell office:value-type="float" office:value="1020.01" calcext:value-type="float">
            <text:p>1020.01</text:p>
          </table:table-cell>
          <table:table-cell office:value-type="float" office:value="6.13" calcext:value-type="float">
            <text:p>6.13</text:p>
          </table:table-cell>
          <table:table-cell office:value-type="float" office:value="2.14" calcext:value-type="float">
            <text:p>2.14</text:p>
          </table:table-cell>
          <table:table-cell office:value-type="float" office:value="177.17" calcext:value-type="float">
            <text:p>177.1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331" calcext:value-type="float">
            <text:p>63.331</text:p>
          </table:table-cell>
          <table:table-cell/>
          <table:table-cell office:value-type="float" office:value="30.35" calcext:value-type="float">
            <text:p>30.35</text:p>
          </table:table-cell>
          <table:table-cell office:value-type="float" office:value="191.24" calcext:value-type="float">
            <text:p>191.24</text:p>
          </table:table-cell>
          <table:table-cell office:value-type="float" office:value="1021.88" calcext:value-type="float">
            <text:p>1021.88</text:p>
          </table:table-cell>
          <table:table-cell office:value-type="float" office:value="4.57" calcext:value-type="float">
            <text:p>4.57</text:p>
          </table:table-cell>
          <table:table-cell office:value-type="float" office:value="9.14" calcext:value-type="float">
            <text:p>9.14</text:p>
          </table:table-cell>
          <table:table-cell office:value-type="float" office:value="170.37" calcext:value-type="float">
            <text:p>170.3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378" calcext:value-type="float">
            <text:p>63.378</text:p>
          </table:table-cell>
          <table:table-cell/>
          <table:table-cell office:value-type="float" office:value="30.47" calcext:value-type="float">
            <text:p>30.47</text:p>
          </table:table-cell>
          <table:table-cell office:value-type="float" office:value="190.88" calcext:value-type="float">
            <text:p>190.88</text:p>
          </table:table-cell>
          <table:table-cell office:value-type="float" office:value="1019.7" calcext:value-type="float">
            <text:p>1019.7</text:p>
          </table:table-cell>
          <table:table-cell office:value-type="float" office:value="5.12" calcext:value-type="float">
            <text:p>5.12</text:p>
          </table:table-cell>
          <table:table-cell office:value-type="float" office:value="5.46" calcext:value-type="float">
            <text:p>5.46</text:p>
          </table:table-cell>
          <table:table-cell office:value-type="float" office:value="174.7" calcext:value-type="float">
            <text:p>174.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424" calcext:value-type="float">
            <text:p>63.424</text:p>
          </table:table-cell>
          <table:table-cell/>
          <table:table-cell office:value-type="float" office:value="30.47" calcext:value-type="float">
            <text:p>30.47</text:p>
          </table:table-cell>
          <table:table-cell office:value-type="float" office:value="190.88" calcext:value-type="float">
            <text:p>190.88</text:p>
          </table:table-cell>
          <table:table-cell office:value-type="float" office:value="1019.7" calcext:value-type="float">
            <text:p>1019.7</text:p>
          </table:table-cell>
          <table:table-cell office:value-type="float" office:value="5.12" calcext:value-type="float">
            <text:p>5.12</text:p>
          </table:table-cell>
          <table:table-cell office:value-type="float" office:value="5.46" calcext:value-type="float">
            <text:p>5.46</text:p>
          </table:table-cell>
          <table:table-cell office:value-type="float" office:value="174.7" calcext:value-type="float">
            <text:p>174.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471" calcext:value-type="float">
            <text:p>63.471</text:p>
          </table:table-cell>
          <table:table-cell/>
          <table:table-cell office:value-type="float" office:value="30.45" calcext:value-type="float">
            <text:p>30.45</text:p>
          </table:table-cell>
          <table:table-cell office:value-type="float" office:value="189.63" calcext:value-type="float">
            <text:p>189.63</text:p>
          </table:table-cell>
          <table:table-cell office:value-type="float" office:value="1015.58" calcext:value-type="float">
            <text:p>1015.58</text:p>
          </table:table-cell>
          <table:table-cell office:value-type="float" office:value="6.22" calcext:value-type="float">
            <text:p>6.22</text:p>
          </table:table-cell>
          <table:table-cell office:value-type="float" office:value="-3.33" calcext:value-type="float">
            <text:p>-3.33</text:p>
          </table:table-cell>
          <table:table-cell office:value-type="float" office:value="173.17" calcext:value-type="float">
            <text:p>173.1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519" calcext:value-type="float">
            <text:p>63.519</text:p>
          </table:table-cell>
          <table:table-cell/>
          <table:table-cell office:value-type="float" office:value="30.45" calcext:value-type="float">
            <text:p>30.45</text:p>
          </table:table-cell>
          <table:table-cell office:value-type="float" office:value="189.63" calcext:value-type="float">
            <text:p>189.63</text:p>
          </table:table-cell>
          <table:table-cell office:value-type="float" office:value="1015.58" calcext:value-type="float">
            <text:p>1015.58</text:p>
          </table:table-cell>
          <table:table-cell office:value-type="float" office:value="6.22" calcext:value-type="float">
            <text:p>6.22</text:p>
          </table:table-cell>
          <table:table-cell office:value-type="float" office:value="-3.33" calcext:value-type="float">
            <text:p>-3.33</text:p>
          </table:table-cell>
          <table:table-cell office:value-type="float" office:value="173.17" calcext:value-type="float">
            <text:p>173.1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567" calcext:value-type="float">
            <text:p>63.567</text:p>
          </table:table-cell>
          <table:table-cell/>
          <table:table-cell office:value-type="float" office:value="30.21" calcext:value-type="float">
            <text:p>30.21</text:p>
          </table:table-cell>
          <table:table-cell office:value-type="float" office:value="188.95" calcext:value-type="float">
            <text:p>188.95</text:p>
          </table:table-cell>
          <table:table-cell office:value-type="float" office:value="1015.02" calcext:value-type="float">
            <text:p>1015.02</text:p>
          </table:table-cell>
          <table:table-cell office:value-type="float" office:value="5.87" calcext:value-type="float">
            <text:p>5.87</text:p>
          </table:table-cell>
          <table:table-cell office:value-type="float" office:value="2.63" calcext:value-type="float">
            <text:p>2.63</text:p>
          </table:table-cell>
          <table:table-cell office:value-type="float" office:value="178.93" calcext:value-type="float">
            <text:p>178.9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613" calcext:value-type="float">
            <text:p>63.613</text:p>
          </table:table-cell>
          <table:table-cell/>
          <table:table-cell office:value-type="float" office:value="30.21" calcext:value-type="float">
            <text:p>30.21</text:p>
          </table:table-cell>
          <table:table-cell office:value-type="float" office:value="188.95" calcext:value-type="float">
            <text:p>188.95</text:p>
          </table:table-cell>
          <table:table-cell office:value-type="float" office:value="1015.02" calcext:value-type="float">
            <text:p>1015.02</text:p>
          </table:table-cell>
          <table:table-cell office:value-type="float" office:value="5.87" calcext:value-type="float">
            <text:p>5.87</text:p>
          </table:table-cell>
          <table:table-cell office:value-type="float" office:value="2.63" calcext:value-type="float">
            <text:p>2.63</text:p>
          </table:table-cell>
          <table:table-cell office:value-type="float" office:value="178.93" calcext:value-type="float">
            <text:p>178.9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659" calcext:value-type="float">
            <text:p>63.659</text:p>
          </table:table-cell>
          <table:table-cell/>
          <table:table-cell office:value-type="float" office:value="30.53" calcext:value-type="float">
            <text:p>30.53</text:p>
          </table:table-cell>
          <table:table-cell office:value-type="float" office:value="189.99" calcext:value-type="float">
            <text:p>189.99</text:p>
          </table:table-cell>
          <table:table-cell office:value-type="float" office:value="1019.97" calcext:value-type="float">
            <text:p>1019.97</text:p>
          </table:table-cell>
          <table:table-cell office:value-type="float" office:value="5.77" calcext:value-type="float">
            <text:p>5.77</text:p>
          </table:table-cell>
          <table:table-cell office:value-type="float" office:value="0.76" calcext:value-type="float">
            <text:p>0.76</text:p>
          </table:table-cell>
          <table:table-cell office:value-type="float" office:value="174.78" calcext:value-type="float">
            <text:p>174.78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704" calcext:value-type="float">
            <text:p>63.704</text:p>
          </table:table-cell>
          <table:table-cell/>
          <table:table-cell office:value-type="float" office:value="30.24" calcext:value-type="float">
            <text:p>30.24</text:p>
          </table:table-cell>
          <table:table-cell office:value-type="float" office:value="189.42" calcext:value-type="float">
            <text:p>189.42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6.07" calcext:value-type="float">
            <text:p>6.07</text:p>
          </table:table-cell>
          <table:table-cell office:value-type="float" office:value="1.3" calcext:value-type="float">
            <text:p>1.3</text:p>
          </table:table-cell>
          <table:table-cell office:value-type="float" office:value="161.87" calcext:value-type="float">
            <text:p>161.8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751" calcext:value-type="float">
            <text:p>63.751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float" office:value="189.61" calcext:value-type="float">
            <text:p>189.61</text:p>
          </table:table-cell>
          <table:table-cell office:value-type="float" office:value="1019.66" calcext:value-type="float">
            <text:p>1019.66</text:p>
          </table:table-cell>
          <table:table-cell office:value-type="float" office:value="5.12" calcext:value-type="float">
            <text:p>5.12</text:p>
          </table:table-cell>
          <table:table-cell office:value-type="float" office:value="5.51" calcext:value-type="float">
            <text:p>5.51</text:p>
          </table:table-cell>
          <table:table-cell office:value-type="float" office:value="174.75" calcext:value-type="float">
            <text:p>174.75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798" calcext:value-type="float">
            <text:p>63.798</text:p>
          </table:table-cell>
          <table:table-cell/>
          <table:table-cell office:value-type="float" office:value="28.74" calcext:value-type="float">
            <text:p>28.74</text:p>
          </table:table-cell>
          <table:table-cell office:value-type="float" office:value="188.78" calcext:value-type="float">
            <text:p>188.78</text:p>
          </table:table-cell>
          <table:table-cell office:value-type="float" office:value="1014.38" calcext:value-type="float">
            <text:p>1014.38</text:p>
          </table:table-cell>
          <table:table-cell office:value-type="float" office:value="6.93" calcext:value-type="float">
            <text:p>6.93</text:p>
          </table:table-cell>
          <table:table-cell office:value-type="float" office:value="-6.69" calcext:value-type="float">
            <text:p>-6.69</text:p>
          </table:table-cell>
          <table:table-cell office:value-type="float" office:value="173.04" calcext:value-type="float">
            <text:p>173.04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845" calcext:value-type="float">
            <text:p>63.845</text:p>
          </table:table-cell>
          <table:table-cell/>
          <table:table-cell office:value-type="float" office:value="26.26" calcext:value-type="float">
            <text:p>26.26</text:p>
          </table:table-cell>
          <table:table-cell office:value-type="float" office:value="191.1" calcext:value-type="float">
            <text:p>191.1</text:p>
          </table:table-cell>
          <table:table-cell office:value-type="float" office:value="1021.23" calcext:value-type="float">
            <text:p>1021.23</text:p>
          </table:table-cell>
          <table:table-cell office:value-type="float" office:value="4.4" calcext:value-type="float">
            <text:p>4.4</text:p>
          </table:table-cell>
          <table:table-cell office:value-type="float" office:value="9.13" calcext:value-type="float">
            <text:p>9.13</text:p>
          </table:table-cell>
          <table:table-cell office:value-type="float" office:value="167.88" calcext:value-type="float">
            <text:p>167.88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891" calcext:value-type="float">
            <text:p>63.891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190.62" calcext:value-type="float">
            <text:p>190.62</text:p>
          </table:table-cell>
          <table:table-cell office:value-type="float" office:value="1019.91" calcext:value-type="float">
            <text:p>1019.91</text:p>
          </table:table-cell>
          <table:table-cell office:value-type="float" office:value="6.67" calcext:value-type="float">
            <text:p>6.67</text:p>
          </table:table-cell>
          <table:table-cell office:value-type="float" office:value="-4.14" calcext:value-type="float">
            <text:p>-4.14</text:p>
          </table:table-cell>
          <table:table-cell office:value-type="float" office:value="173.94" calcext:value-type="float">
            <text:p>173.94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937" calcext:value-type="float">
            <text:p>63.937</text:p>
          </table:table-cell>
          <table:table-cell/>
          <table:table-cell office:value-type="float" office:value="23.35" calcext:value-type="float">
            <text:p>23.35</text:p>
          </table:table-cell>
          <table:table-cell office:value-type="float" office:value="191.37" calcext:value-type="float">
            <text:p>191.37</text:p>
          </table:table-cell>
          <table:table-cell office:value-type="float" office:value="1027.17" calcext:value-type="float">
            <text:p>1027.17</text:p>
          </table:table-cell>
          <table:table-cell office:value-type="float" office:value="5.94" calcext:value-type="float">
            <text:p>5.94</text:p>
          </table:table-cell>
          <table:table-cell office:value-type="float" office:value="0.92" calcext:value-type="float">
            <text:p>0.92</text:p>
          </table:table-cell>
          <table:table-cell office:value-type="float" office:value="176.65" calcext:value-type="float">
            <text:p>176.65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.982" calcext:value-type="float">
            <text:p>63.982</text:p>
          </table:table-cell>
          <table:table-cell/>
          <table:table-cell office:value-type="float" office:value="23.06" calcext:value-type="float">
            <text:p>23.06</text:p>
          </table:table-cell>
          <table:table-cell office:value-type="float" office:value="191.9" calcext:value-type="float">
            <text:p>191.9</text:p>
          </table:table-cell>
          <table:table-cell office:value-type="float" office:value="1028.32" calcext:value-type="float">
            <text:p>1028.32</text:p>
          </table:table-cell>
          <table:table-cell office:value-type="float" office:value="5.23" calcext:value-type="float">
            <text:p>5.23</text:p>
          </table:table-cell>
          <table:table-cell office:value-type="float" office:value="0.83" calcext:value-type="float">
            <text:p>0.83</text:p>
          </table:table-cell>
          <table:table-cell office:value-type="float" office:value="176.71" calcext:value-type="float">
            <text:p>176.7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028" calcext:value-type="float">
            <text:p>64.028</text:p>
          </table:table-cell>
          <table:table-cell/>
          <table:table-cell office:value-type="float" office:value="23.34" calcext:value-type="float">
            <text:p>23.34</text:p>
          </table:table-cell>
          <table:table-cell office:value-type="float" office:value="192.58" calcext:value-type="float">
            <text:p>192.58</text:p>
          </table:table-cell>
          <table:table-cell office:value-type="float" office:value="1021.56" calcext:value-type="float">
            <text:p>1021.56</text:p>
          </table:table-cell>
          <table:table-cell office:value-type="float" office:value="4.8" calcext:value-type="float">
            <text:p>4.8</text:p>
          </table:table-cell>
          <table:table-cell office:value-type="float" office:value="2.82" calcext:value-type="float">
            <text:p>2.82</text:p>
          </table:table-cell>
          <table:table-cell office:value-type="float" office:value="179.53" calcext:value-type="float">
            <text:p>179.5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073" calcext:value-type="float">
            <text:p>64.073</text:p>
          </table:table-cell>
          <table:table-cell/>
          <table:table-cell office:value-type="float" office:value="25.14" calcext:value-type="float">
            <text:p>25.14</text:p>
          </table:table-cell>
          <table:table-cell office:value-type="float" office:value="193.58" calcext:value-type="float">
            <text:p>193.58</text:p>
          </table:table-cell>
          <table:table-cell office:value-type="float" office:value="1026.07" calcext:value-type="float">
            <text:p>1026.07</text:p>
          </table:table-cell>
          <table:table-cell office:value-type="float" office:value="4.54" calcext:value-type="float">
            <text:p>4.54</text:p>
          </table:table-cell>
          <table:table-cell office:value-type="float" office:value="6.05" calcext:value-type="float">
            <text:p>6.05</text:p>
          </table:table-cell>
          <table:table-cell office:value-type="float" office:value="-179.86" calcext:value-type="float">
            <text:p>-179.86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12" calcext:value-type="float">
            <text:p>64.12</text:p>
          </table:table-cell>
          <table:table-cell/>
          <table:table-cell office:value-type="float" office:value="26.95" calcext:value-type="float">
            <text:p>26.95</text:p>
          </table:table-cell>
          <table:table-cell office:value-type="float" office:value="195.36" calcext:value-type="float">
            <text:p>195.36</text:p>
          </table:table-cell>
          <table:table-cell office:value-type="float" office:value="1035.69" calcext:value-type="float">
            <text:p>1035.69</text:p>
          </table:table-cell>
          <table:table-cell office:value-type="float" office:value="4.22" calcext:value-type="float">
            <text:p>4.22</text:p>
          </table:table-cell>
          <table:table-cell office:value-type="float" office:value="8.2" calcext:value-type="float">
            <text:p>8.2</text:p>
          </table:table-cell>
          <table:table-cell office:value-type="float" office:value="176.92" calcext:value-type="float">
            <text:p>176.92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164" calcext:value-type="float">
            <text:p>64.164</text:p>
          </table:table-cell>
          <table:table-cell/>
          <table:table-cell office:value-type="float" office:value="30.89" calcext:value-type="float">
            <text:p>30.89</text:p>
          </table:table-cell>
          <table:table-cell office:value-type="float" office:value="195.43" calcext:value-type="float">
            <text:p>195.43</text:p>
          </table:table-cell>
          <table:table-cell office:value-type="float" office:value="1033.68" calcext:value-type="float">
            <text:p>1033.68</text:p>
          </table:table-cell>
          <table:table-cell office:value-type="float" office:value="4.49" calcext:value-type="float">
            <text:p>4.49</text:p>
          </table:table-cell>
          <table:table-cell office:value-type="float" office:value="5.25" calcext:value-type="float">
            <text:p>5.25</text:p>
          </table:table-cell>
          <table:table-cell office:value-type="float" office:value="174.72" calcext:value-type="float">
            <text:p>174.72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209" calcext:value-type="float">
            <text:p>64.209</text:p>
          </table:table-cell>
          <table:table-cell/>
          <table:table-cell office:value-type="float" office:value="38.88" calcext:value-type="float">
            <text:p>38.88</text:p>
          </table:table-cell>
          <table:table-cell office:value-type="float" office:value="196.05" calcext:value-type="float">
            <text:p>196.05</text:p>
          </table:table-cell>
          <table:table-cell office:value-type="float" office:value="1028.53" calcext:value-type="float">
            <text:p>1028.53</text:p>
          </table:table-cell>
          <table:table-cell office:value-type="float" office:value="4.42" calcext:value-type="float">
            <text:p>4.42</text:p>
          </table:table-cell>
          <table:table-cell office:value-type="float" office:value="9.42" calcext:value-type="float">
            <text:p>9.42</text:p>
          </table:table-cell>
          <table:table-cell office:value-type="float" office:value="177.02" calcext:value-type="float">
            <text:p>177.02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/>
          <table:table-cell office:value-type="float" office:value="46.94" calcext:value-type="float">
            <text:p>46.94</text:p>
          </table:table-cell>
          <table:table-cell office:value-type="float" office:value="195.35" calcext:value-type="float">
            <text:p>195.35</text:p>
          </table:table-cell>
          <table:table-cell office:value-type="float" office:value="1028.27" calcext:value-type="float">
            <text:p>1028.27</text:p>
          </table:table-cell>
          <table:table-cell office:value-type="float" office:value="4.92" calcext:value-type="float">
            <text:p>4.92</text:p>
          </table:table-cell>
          <table:table-cell office:value-type="float" office:value="6.72" calcext:value-type="float">
            <text:p>6.72</text:p>
          </table:table-cell>
          <table:table-cell office:value-type="float" office:value="176.73" calcext:value-type="float">
            <text:p>176.7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304" calcext:value-type="float">
            <text:p>64.304</text:p>
          </table:table-cell>
          <table:table-cell/>
          <table:table-cell office:value-type="float" office:value="51.49" calcext:value-type="float">
            <text:p>51.49</text:p>
          </table:table-cell>
          <table:table-cell office:value-type="float" office:value="196.44" calcext:value-type="float">
            <text:p>196.44</text:p>
          </table:table-cell>
          <table:table-cell office:value-type="float" office:value="1034.2" calcext:value-type="float">
            <text:p>1034.2</text:p>
          </table:table-cell>
          <table:table-cell office:value-type="float" office:value="5.08" calcext:value-type="float">
            <text:p>5.08</text:p>
          </table:table-cell>
          <table:table-cell office:value-type="float" office:value="6.56" calcext:value-type="float">
            <text:p>6.56</text:p>
          </table:table-cell>
          <table:table-cell office:value-type="float" office:value="173.97" calcext:value-type="float">
            <text:p>173.9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35" calcext:value-type="float">
            <text:p>64.35</text:p>
          </table:table-cell>
          <table:table-cell/>
          <table:table-cell office:value-type="float" office:value="56.69" calcext:value-type="float">
            <text:p>56.69</text:p>
          </table:table-cell>
          <table:table-cell office:value-type="float" office:value="195.59" calcext:value-type="float">
            <text:p>195.59</text:p>
          </table:table-cell>
          <table:table-cell office:value-type="float" office:value="1027.86" calcext:value-type="float">
            <text:p>102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56" calcext:value-type="float">
            <text:p>5.56</text:p>
          </table:table-cell>
          <table:table-cell office:value-type="float" office:value="178.09" calcext:value-type="float">
            <text:p>178.09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397" calcext:value-type="float">
            <text:p>64.397</text:p>
          </table:table-cell>
          <table:table-cell/>
          <table:table-cell office:value-type="float" office:value="61.7" calcext:value-type="float">
            <text:p>61.7</text:p>
          </table:table-cell>
          <table:table-cell office:value-type="float" office:value="195.08" calcext:value-type="float">
            <text:p>195.08</text:p>
          </table:table-cell>
          <table:table-cell office:value-type="float" office:value="1028.35" calcext:value-type="float">
            <text:p>1028.35</text:p>
          </table:table-cell>
          <table:table-cell office:value-type="float" office:value="7.09" calcext:value-type="float">
            <text:p>7.09</text:p>
          </table:table-cell>
          <table:table-cell office:value-type="float" office:value="-2.64" calcext:value-type="float">
            <text:p>-2.64</text:p>
          </table:table-cell>
          <table:table-cell office:value-type="float" office:value="166.38" calcext:value-type="float">
            <text:p>166.38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443" calcext:value-type="float">
            <text:p>64.443</text:p>
          </table:table-cell>
          <table:table-cell/>
          <table:table-cell office:value-type="float" office:value="67.85" calcext:value-type="float">
            <text:p>67.85</text:p>
          </table:table-cell>
          <table:table-cell office:value-type="float" office:value="195.08" calcext:value-type="float">
            <text:p>195.08</text:p>
          </table:table-cell>
          <table:table-cell office:value-type="float" office:value="1030.4" calcext:value-type="float">
            <text:p>1030.4</text:p>
          </table:table-cell>
          <table:table-cell office:value-type="float" office:value="4.82" calcext:value-type="float">
            <text:p>4.82</text:p>
          </table:table-cell>
          <table:table-cell office:value-type="float" office:value="7.75" calcext:value-type="float">
            <text:p>7.75</text:p>
          </table:table-cell>
          <table:table-cell office:value-type="float" office:value="176.09" calcext:value-type="float">
            <text:p>176.09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491" calcext:value-type="float">
            <text:p>64.49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4.29" calcext:value-type="float">
            <text:p>194.29</text:p>
          </table:table-cell>
          <table:table-cell office:value-type="float" office:value="1028.88" calcext:value-type="float">
            <text:p>1028.88</text:p>
          </table:table-cell>
          <table:table-cell office:value-type="float" office:value="6.33" calcext:value-type="float">
            <text:p>6.33</text:p>
          </table:table-cell>
          <table:table-cell office:value-type="float" office:value="-2.72" calcext:value-type="float">
            <text:p>-2.72</text:p>
          </table:table-cell>
          <table:table-cell office:value-type="float" office:value="173.31" calcext:value-type="float">
            <text:p>173.3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538" calcext:value-type="float">
            <text:p>64.538</text:p>
          </table:table-cell>
          <table:table-cell/>
          <table:table-cell office:value-type="float" office:value="77.05" calcext:value-type="float">
            <text:p>77.05</text:p>
          </table:table-cell>
          <table:table-cell office:value-type="float" office:value="195.04" calcext:value-type="float">
            <text:p>195.04</text:p>
          </table:table-cell>
          <table:table-cell office:value-type="float" office:value="1034.77" calcext:value-type="float">
            <text:p>1034.77</text:p>
          </table:table-cell>
          <table:table-cell office:value-type="float" office:value="5.49" calcext:value-type="float">
            <text:p>5.49</text:p>
          </table:table-cell>
          <table:table-cell office:value-type="float" office:value="4.29" calcext:value-type="float">
            <text:p>4.29</text:p>
          </table:table-cell>
          <table:table-cell office:value-type="float" office:value="168.93" calcext:value-type="float">
            <text:p>168.9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585" calcext:value-type="float">
            <text:p>64.585</text:p>
          </table:table-cell>
          <table:table-cell/>
          <table:table-cell office:value-type="float" office:value="80.59" calcext:value-type="float">
            <text:p>80.59</text:p>
          </table:table-cell>
          <table:table-cell office:value-type="float" office:value="194.27" calcext:value-type="float">
            <text:p>194.27</text:p>
          </table:table-cell>
          <table:table-cell office:value-type="float" office:value="1030.87" calcext:value-type="float">
            <text:p>1030.87</text:p>
          </table:table-cell>
          <table:table-cell office:value-type="float" office:value="6.43" calcext:value-type="float">
            <text:p>6.43</text:p>
          </table:table-cell>
          <table:table-cell office:value-type="float" office:value="0.1" calcext:value-type="float">
            <text:p>0.1</text:p>
          </table:table-cell>
          <table:table-cell office:value-type="float" office:value="166.31" calcext:value-type="float">
            <text:p>166.3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631" calcext:value-type="float">
            <text:p>64.631</text:p>
          </table:table-cell>
          <table:table-cell/>
          <table:table-cell office:value-type="float" office:value="82.45" calcext:value-type="float">
            <text:p>82.45</text:p>
          </table:table-cell>
          <table:table-cell office:value-type="float" office:value="193.12" calcext:value-type="float">
            <text:p>193.12</text:p>
          </table:table-cell>
          <table:table-cell office:value-type="float" office:value="1024.9" calcext:value-type="float">
            <text:p>1024.9</text:p>
          </table:table-cell>
          <table:table-cell office:value-type="float" office:value="6.13" calcext:value-type="float">
            <text:p>6.13</text:p>
          </table:table-cell>
          <table:table-cell office:value-type="float" office:value="2.68" calcext:value-type="float">
            <text:p>2.68</text:p>
          </table:table-cell>
          <table:table-cell office:value-type="float" office:value="164.06" calcext:value-type="float">
            <text:p>164.06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68" calcext:value-type="float">
            <text:p>64.68</text:p>
          </table:table-cell>
          <table:table-cell/>
          <table:table-cell office:value-type="float" office:value="83.41" calcext:value-type="float">
            <text:p>83.41</text:p>
          </table:table-cell>
          <table:table-cell office:value-type="float" office:value="193.44" calcext:value-type="float">
            <text:p>193.44</text:p>
          </table:table-cell>
          <table:table-cell office:value-type="float" office:value="1026.56" calcext:value-type="float">
            <text:p>1026.56</text:p>
          </table:table-cell>
          <table:table-cell office:value-type="float" office:value="6.72" calcext:value-type="float">
            <text:p>6.72</text:p>
          </table:table-cell>
          <table:table-cell office:value-type="float" office:value="-0.79" calcext:value-type="float">
            <text:p>-0.79</text:p>
          </table:table-cell>
          <table:table-cell office:value-type="float" office:value="164.91" calcext:value-type="float">
            <text:p>164.9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727" calcext:value-type="float">
            <text:p>64.727</text:p>
          </table:table-cell>
          <table:table-cell/>
          <table:table-cell office:value-type="float" office:value="83.22" calcext:value-type="float">
            <text:p>83.22</text:p>
          </table:table-cell>
          <table:table-cell office:value-type="float" office:value="192.49" calcext:value-type="float">
            <text:p>192.49</text:p>
          </table:table-cell>
          <table:table-cell office:value-type="float" office:value="1022.31" calcext:value-type="float">
            <text:p>1022.31</text:p>
          </table:table-cell>
          <table:table-cell office:value-type="float" office:value="3.75" calcext:value-type="float">
            <text:p>3.75</text:p>
          </table:table-cell>
          <table:table-cell office:value-type="float" office:value="13.94" calcext:value-type="float">
            <text:p>13.94</text:p>
          </table:table-cell>
          <table:table-cell office:value-type="float" office:value="167.27" calcext:value-type="float">
            <text:p>167.2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774" calcext:value-type="float">
            <text:p>64.774</text:p>
          </table:table-cell>
          <table:table-cell/>
          <table:table-cell office:value-type="float" office:value="83.66" calcext:value-type="float">
            <text:p>83.66</text:p>
          </table:table-cell>
          <table:table-cell office:value-type="float" office:value="193.08" calcext:value-type="float">
            <text:p>193.08</text:p>
          </table:table-cell>
          <table:table-cell office:value-type="float" office:value="1024.77" calcext:value-type="float">
            <text:p>1024.77</text:p>
          </table:table-cell>
          <table:table-cell office:value-type="float" office:value="6.05" calcext:value-type="float">
            <text:p>6.05</text:p>
          </table:table-cell>
          <table:table-cell office:value-type="float" office:value="5.24" calcext:value-type="float">
            <text:p>5.24</text:p>
          </table:table-cell>
          <table:table-cell office:value-type="float" office:value="178.42" calcext:value-type="float">
            <text:p>178.42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821" calcext:value-type="float">
            <text:p>64.821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191.51" calcext:value-type="float">
            <text:p>191.51</text:p>
          </table:table-cell>
          <table:table-cell office:value-type="float" office:value="1022.4" calcext:value-type="float">
            <text:p>1022.4</text:p>
          </table:table-cell>
          <table:table-cell office:value-type="float" office:value="6.31" calcext:value-type="float">
            <text:p>6.31</text:p>
          </table:table-cell>
          <table:table-cell office:value-type="float" office:value="1.3" calcext:value-type="float">
            <text:p>1.3</text:p>
          </table:table-cell>
          <table:table-cell office:value-type="float" office:value="176.81" calcext:value-type="float">
            <text:p>176.8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868" calcext:value-type="float">
            <text:p>64.868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191.51" calcext:value-type="float">
            <text:p>191.51</text:p>
          </table:table-cell>
          <table:table-cell office:value-type="float" office:value="1022.4" calcext:value-type="float">
            <text:p>1022.4</text:p>
          </table:table-cell>
          <table:table-cell office:value-type="float" office:value="6.31" calcext:value-type="float">
            <text:p>6.31</text:p>
          </table:table-cell>
          <table:table-cell office:value-type="float" office:value="1.3" calcext:value-type="float">
            <text:p>1.3</text:p>
          </table:table-cell>
          <table:table-cell office:value-type="float" office:value="176.81" calcext:value-type="float">
            <text:p>176.8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914" calcext:value-type="float">
            <text:p>64.914</text:p>
          </table:table-cell>
          <table:table-cell/>
          <table:table-cell office:value-type="float" office:value="83.45" calcext:value-type="float">
            <text:p>83.45</text:p>
          </table:table-cell>
          <table:table-cell office:value-type="float" office:value="191.11" calcext:value-type="float">
            <text:p>191.11</text:p>
          </table:table-cell>
          <table:table-cell office:value-type="float" office:value="1026.13" calcext:value-type="float">
            <text:p>1026.13</text:p>
          </table:table-cell>
          <table:table-cell office:value-type="float" office:value="5.33" calcext:value-type="float">
            <text:p>5.33</text:p>
          </table:table-cell>
          <table:table-cell office:value-type="float" office:value="5.24" calcext:value-type="float">
            <text:p>5.24</text:p>
          </table:table-cell>
          <table:table-cell office:value-type="float" office:value="178.5" calcext:value-type="float">
            <text:p>178.5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.961" calcext:value-type="float">
            <text:p>64.961</text:p>
          </table:table-cell>
          <table:table-cell/>
          <table:table-cell office:value-type="float" office:value="83.45" calcext:value-type="float">
            <text:p>83.45</text:p>
          </table:table-cell>
          <table:table-cell office:value-type="float" office:value="191.11" calcext:value-type="float">
            <text:p>191.11</text:p>
          </table:table-cell>
          <table:table-cell office:value-type="float" office:value="1026.13" calcext:value-type="float">
            <text:p>1026.13</text:p>
          </table:table-cell>
          <table:table-cell office:value-type="float" office:value="5.33" calcext:value-type="float">
            <text:p>5.33</text:p>
          </table:table-cell>
          <table:table-cell office:value-type="float" office:value="5.24" calcext:value-type="float">
            <text:p>5.24</text:p>
          </table:table-cell>
          <table:table-cell office:value-type="float" office:value="178.5" calcext:value-type="float">
            <text:p>178.5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006" calcext:value-type="float">
            <text:p>65.006</text:p>
          </table:table-cell>
          <table:table-cell/>
          <table:table-cell office:value-type="float" office:value="83.45" calcext:value-type="float">
            <text:p>83.45</text:p>
          </table:table-cell>
          <table:table-cell office:value-type="float" office:value="191.11" calcext:value-type="float">
            <text:p>191.11</text:p>
          </table:table-cell>
          <table:table-cell office:value-type="float" office:value="1026.13" calcext:value-type="float">
            <text:p>1026.13</text:p>
          </table:table-cell>
          <table:table-cell office:value-type="float" office:value="5.33" calcext:value-type="float">
            <text:p>5.33</text:p>
          </table:table-cell>
          <table:table-cell office:value-type="float" office:value="5.24" calcext:value-type="float">
            <text:p>5.24</text:p>
          </table:table-cell>
          <table:table-cell office:value-type="float" office:value="178.5" calcext:value-type="float">
            <text:p>178.5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052" calcext:value-type="float">
            <text:p>65.05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0.23" calcext:value-type="float">
            <text:p>190.23</text:p>
          </table:table-cell>
          <table:table-cell office:value-type="float" office:value="1023.54" calcext:value-type="float">
            <text:p>1023.54</text:p>
          </table:table-cell>
          <table:table-cell office:value-type="float" office:value="3.87" calcext:value-type="float">
            <text:p>3.87</text:p>
          </table:table-cell>
          <table:table-cell office:value-type="float" office:value="13.39" calcext:value-type="float">
            <text:p>13.39</text:p>
          </table:table-cell>
          <table:table-cell office:value-type="float" office:value="172.37" calcext:value-type="float">
            <text:p>172.3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098" calcext:value-type="float">
            <text:p>65.09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0.23" calcext:value-type="float">
            <text:p>190.23</text:p>
          </table:table-cell>
          <table:table-cell office:value-type="float" office:value="1023.54" calcext:value-type="float">
            <text:p>1023.54</text:p>
          </table:table-cell>
          <table:table-cell office:value-type="float" office:value="3.87" calcext:value-type="float">
            <text:p>3.87</text:p>
          </table:table-cell>
          <table:table-cell office:value-type="float" office:value="13.39" calcext:value-type="float">
            <text:p>13.39</text:p>
          </table:table-cell>
          <table:table-cell office:value-type="float" office:value="172.37" calcext:value-type="float">
            <text:p>172.3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146" calcext:value-type="float">
            <text:p>65.146</text:p>
          </table:table-cell>
          <table:table-cell/>
          <table:table-cell office:value-type="float" office:value="83.56" calcext:value-type="float">
            <text:p>83.56</text:p>
          </table:table-cell>
          <table:table-cell office:value-type="float" office:value="190.32" calcext:value-type="float">
            <text:p>190.32</text:p>
          </table:table-cell>
          <table:table-cell office:value-type="float" office:value="1024.59" calcext:value-type="float">
            <text:p>1024.59</text:p>
          </table:table-cell>
          <table:table-cell office:value-type="float" office:value="6.26" calcext:value-type="float">
            <text:p>6.26</text:p>
          </table:table-cell>
          <table:table-cell office:value-type="float" office:value="-2.06" calcext:value-type="float">
            <text:p>-2.06</text:p>
          </table:table-cell>
          <table:table-cell office:value-type="float" office:value="175.71" calcext:value-type="float">
            <text:p>175.7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196" calcext:value-type="float">
            <text:p>65.196</text:p>
          </table:table-cell>
          <table:table-cell/>
          <table:table-cell office:value-type="float" office:value="83.93" calcext:value-type="float">
            <text:p>83.93</text:p>
          </table:table-cell>
          <table:table-cell office:value-type="float" office:value="190.19" calcext:value-type="float">
            <text:p>190.19</text:p>
          </table:table-cell>
          <table:table-cell office:value-type="float" office:value="1023.82" calcext:value-type="float">
            <text:p>1023.82</text:p>
          </table:table-cell>
          <table:table-cell office:value-type="float" office:value="5.6" calcext:value-type="float">
            <text:p>5.6</text:p>
          </table:table-cell>
          <table:table-cell office:value-type="float" office:value="1.28" calcext:value-type="float">
            <text:p>1.28</text:p>
          </table:table-cell>
          <table:table-cell office:value-type="float" office:value="176.84" calcext:value-type="float">
            <text:p>176.84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253" calcext:value-type="float">
            <text:p>65.253</text:p>
          </table:table-cell>
          <table:table-cell/>
          <table:table-cell office:value-type="float" office:value="85.19" calcext:value-type="float">
            <text:p>85.19</text:p>
          </table:table-cell>
          <table:table-cell office:value-type="float" office:value="192.3" calcext:value-type="float">
            <text:p>192.3</text:p>
          </table:table-cell>
          <table:table-cell office:value-type="float" office:value="1036.39" calcext:value-type="float">
            <text:p>1036.39</text:p>
          </table:table-cell>
          <table:table-cell office:value-type="float" office:value="4.61" calcext:value-type="float">
            <text:p>4.61</text:p>
          </table:table-cell>
          <table:table-cell office:value-type="float" office:value="10.19" calcext:value-type="float">
            <text:p>10.19</text:p>
          </table:table-cell>
          <table:table-cell office:value-type="float" office:value="172.22" calcext:value-type="float">
            <text:p>172.22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/>
          <table:table-cell office:value-type="float" office:value="83.82" calcext:value-type="float">
            <text:p>83.82</text:p>
          </table:table-cell>
          <table:table-cell office:value-type="float" office:value="189.86" calcext:value-type="float">
            <text:p>189.86</text:p>
          </table:table-cell>
          <table:table-cell office:value-type="float" office:value="1026.44" calcext:value-type="float">
            <text:p>1026.44</text:p>
          </table:table-cell>
          <table:table-cell office:value-type="float" office:value="5.84" calcext:value-type="float">
            <text:p>5.84</text:p>
          </table:table-cell>
          <table:table-cell office:value-type="float" office:value="4.35" calcext:value-type="float">
            <text:p>4.35</text:p>
          </table:table-cell>
          <table:table-cell office:value-type="float" office:value="159.8" calcext:value-type="float">
            <text:p>159.8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347" calcext:value-type="float">
            <text:p>65.347</text:p>
          </table:table-cell>
          <table:table-cell/>
          <table:table-cell office:value-type="float" office:value="82.09" calcext:value-type="float">
            <text:p>82.09</text:p>
          </table:table-cell>
          <table:table-cell office:value-type="float" office:value="190.23" calcext:value-type="float">
            <text:p>190.23</text:p>
          </table:table-cell>
          <table:table-cell office:value-type="float" office:value="1025.8" calcext:value-type="float">
            <text:p>1025.8</text:p>
          </table:table-cell>
          <table:table-cell office:value-type="float" office:value="5.54" calcext:value-type="float">
            <text:p>5.54</text:p>
          </table:table-cell>
          <table:table-cell office:value-type="float" office:value="-2.14" calcext:value-type="float">
            <text:p>-2.14</text:p>
          </table:table-cell>
          <table:table-cell office:value-type="float" office:value="175.73" calcext:value-type="float">
            <text:p>175.7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395" calcext:value-type="float">
            <text:p>65.395</text:p>
          </table:table-cell>
          <table:table-cell/>
          <table:table-cell office:value-type="float" office:value="81.18" calcext:value-type="float">
            <text:p>81.18</text:p>
          </table:table-cell>
          <table:table-cell office:value-type="float" office:value="191.37" calcext:value-type="float">
            <text:p>191.37</text:p>
          </table:table-cell>
          <table:table-cell office:value-type="float" office:value="1030.48" calcext:value-type="float">
            <text:p>1030.48</text:p>
          </table:table-cell>
          <table:table-cell office:value-type="float" office:value="5.69" calcext:value-type="float">
            <text:p>5.69</text:p>
          </table:table-cell>
          <table:table-cell office:value-type="float" office:value="0.88" calcext:value-type="float">
            <text:p>0.88</text:p>
          </table:table-cell>
          <table:table-cell office:value-type="float" office:value="171.51" calcext:value-type="float">
            <text:p>171.5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443" calcext:value-type="float">
            <text:p>65.443</text:p>
          </table:table-cell>
          <table:table-cell/>
          <table:table-cell office:value-type="float" office:value="80.47" calcext:value-type="float">
            <text:p>80.47</text:p>
          </table:table-cell>
          <table:table-cell office:value-type="float" office:value="192.1" calcext:value-type="float">
            <text:p>192.1</text:p>
          </table:table-cell>
          <table:table-cell office:value-type="float" office:value="1030.59" calcext:value-type="float">
            <text:p>1030.59</text:p>
          </table:table-cell>
          <table:table-cell office:value-type="float" office:value="5.02" calcext:value-type="float">
            <text:p>5.02</text:p>
          </table:table-cell>
          <table:table-cell office:value-type="float" office:value="8.79" calcext:value-type="float">
            <text:p>8.79</text:p>
          </table:table-cell>
          <table:table-cell office:value-type="float" office:value="179.13" calcext:value-type="float">
            <text:p>179.1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491" calcext:value-type="float">
            <text:p>65.491</text:p>
          </table:table-cell>
          <table:table-cell/>
          <table:table-cell office:value-type="float" office:value="80.33" calcext:value-type="float">
            <text:p>80.33</text:p>
          </table:table-cell>
          <table:table-cell office:value-type="float" office:value="193.68" calcext:value-type="float">
            <text:p>193.68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5.82" calcext:value-type="float">
            <text:p>5.82</text:p>
          </table:table-cell>
          <table:table-cell office:value-type="float" office:value="4.31" calcext:value-type="float">
            <text:p>4.31</text:p>
          </table:table-cell>
          <table:table-cell office:value-type="float" office:value="177.92" calcext:value-type="float">
            <text:p>177.92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539" calcext:value-type="float">
            <text:p>65.539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195.33" calcext:value-type="float">
            <text:p>195.33</text:p>
          </table:table-cell>
          <table:table-cell office:value-type="float" office:value="1035.57" calcext:value-type="float">
            <text:p>1035.57</text:p>
          </table:table-cell>
          <table:table-cell office:value-type="float" office:value="3.98" calcext:value-type="float">
            <text:p>3.98</text:p>
          </table:table-cell>
          <table:table-cell office:value-type="float" office:value="13.65" calcext:value-type="float">
            <text:p>13.65</text:p>
          </table:table-cell>
          <table:table-cell office:value-type="float" office:value="168.81" calcext:value-type="float">
            <text:p>168.8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585" calcext:value-type="float">
            <text:p>65.585</text:p>
          </table:table-cell>
          <table:table-cell/>
          <table:table-cell office:value-type="float" office:value="81.57" calcext:value-type="float">
            <text:p>81.57</text:p>
          </table:table-cell>
          <table:table-cell office:value-type="float" office:value="196.9" calcext:value-type="float">
            <text:p>196.9</text:p>
          </table:table-cell>
          <table:table-cell office:value-type="float" office:value="1033.35" calcext:value-type="float">
            <text:p>1033.35</text:p>
          </table:table-cell>
          <table:table-cell office:value-type="float" office:value="6.88" calcext:value-type="float">
            <text:p>6.88</text:p>
          </table:table-cell>
          <table:table-cell office:value-type="float" office:value="0.07" calcext:value-type="float">
            <text:p>0.07</text:p>
          </table:table-cell>
          <table:table-cell office:value-type="float" office:value="173.12" calcext:value-type="float">
            <text:p>173.12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631" calcext:value-type="float">
            <text:p>65.631</text:p>
          </table:table-cell>
          <table:table-cell/>
          <table:table-cell office:value-type="float" office:value="82.16" calcext:value-type="float">
            <text:p>82.16</text:p>
          </table:table-cell>
          <table:table-cell office:value-type="float" office:value="198.06" calcext:value-type="float">
            <text:p>198.06</text:p>
          </table:table-cell>
          <table:table-cell office:value-type="float" office:value="1034.15" calcext:value-type="float">
            <text:p>1034.15</text:p>
          </table:table-cell>
          <table:table-cell office:value-type="float" office:value="6.08" calcext:value-type="float">
            <text:p>6.08</text:p>
          </table:table-cell>
          <table:table-cell office:value-type="float" office:value="9.39" calcext:value-type="float">
            <text:p>9.39</text:p>
          </table:table-cell>
          <table:table-cell office:value-type="float" office:value="179.37" calcext:value-type="float">
            <text:p>179.3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679" calcext:value-type="float">
            <text:p>65.679</text:p>
          </table:table-cell>
          <table:table-cell/>
          <table:table-cell office:value-type="float" office:value="83.37" calcext:value-type="float">
            <text:p>83.37</text:p>
          </table:table-cell>
          <table:table-cell office:value-type="float" office:value="199.99" calcext:value-type="float">
            <text:p>199.99</text:p>
          </table:table-cell>
          <table:table-cell office:value-type="float" office:value="1042.05" calcext:value-type="float">
            <text:p>1042.05</text:p>
          </table:table-cell>
          <table:table-cell office:value-type="float" office:value="6.47" calcext:value-type="float">
            <text:p>6.47</text:p>
          </table:table-cell>
          <table:table-cell office:value-type="float" office:value="1.05" calcext:value-type="float">
            <text:p>1.05</text:p>
          </table:table-cell>
          <table:table-cell office:value-type="float" office:value="171.66" calcext:value-type="float">
            <text:p>171.66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724" calcext:value-type="float">
            <text:p>65.724</text:p>
          </table:table-cell>
          <table:table-cell/>
          <table:table-cell office:value-type="float" office:value="82.8" calcext:value-type="float">
            <text:p>82.8</text:p>
          </table:table-cell>
          <table:table-cell office:value-type="float" office:value="199.37" calcext:value-type="float">
            <text:p>199.37</text:p>
          </table:table-cell>
          <table:table-cell office:value-type="float" office:value="1034.24" calcext:value-type="float">
            <text:p>1034.24</text:p>
          </table:table-cell>
          <table:table-cell office:value-type="float" office:value="6.08" calcext:value-type="float">
            <text:p>6.08</text:p>
          </table:table-cell>
          <table:table-cell office:value-type="float" office:value="9.37" calcext:value-type="float">
            <text:p>9.37</text:p>
          </table:table-cell>
          <table:table-cell office:value-type="float" office:value="179.29" calcext:value-type="float">
            <text:p>179.29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771" calcext:value-type="float">
            <text:p>65.771</text:p>
          </table:table-cell>
          <table:table-cell/>
          <table:table-cell office:value-type="float" office:value="83.36" calcext:value-type="float">
            <text:p>83.36</text:p>
          </table:table-cell>
          <table:table-cell office:value-type="float" office:value="201.28" calcext:value-type="float">
            <text:p>201.28</text:p>
          </table:table-cell>
          <table:table-cell office:value-type="float" office:value="1042.01" calcext:value-type="float">
            <text:p>1042.01</text:p>
          </table:table-cell>
          <table:table-cell office:value-type="float" office:value="6.46" calcext:value-type="float">
            <text:p>6.46</text:p>
          </table:table-cell>
          <table:table-cell office:value-type="float" office:value="1.07" calcext:value-type="float">
            <text:p>1.07</text:p>
          </table:table-cell>
          <table:table-cell office:value-type="float" office:value="171.72" calcext:value-type="float">
            <text:p>171.72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817" calcext:value-type="float">
            <text:p>65.817</text:p>
          </table:table-cell>
          <table:table-cell/>
          <table:table-cell office:value-type="float" office:value="82.83" calcext:value-type="float">
            <text:p>82.83</text:p>
          </table:table-cell>
          <table:table-cell office:value-type="float" office:value="200.94" calcext:value-type="float">
            <text:p>200.94</text:p>
          </table:table-cell>
          <table:table-cell office:value-type="float" office:value="1038.12" calcext:value-type="float">
            <text:p>1038.12</text:p>
          </table:table-cell>
          <table:table-cell office:value-type="float" office:value="5.49" calcext:value-type="float">
            <text:p>5.49</text:p>
          </table:table-cell>
          <table:table-cell office:value-type="float" office:value="6.25" calcext:value-type="float">
            <text:p>6.25</text:p>
          </table:table-cell>
          <table:table-cell office:value-type="float" office:value="-179.44" calcext:value-type="float">
            <text:p>-179.44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865" calcext:value-type="float">
            <text:p>65.865</text:p>
          </table:table-cell>
          <table:table-cell/>
          <table:table-cell office:value-type="float" office:value="83.1" calcext:value-type="float">
            <text:p>83.1</text:p>
          </table:table-cell>
          <table:table-cell office:value-type="float" office:value="202.02" calcext:value-type="float">
            <text:p>202.02</text:p>
          </table:table-cell>
          <table:table-cell office:value-type="float" office:value="1043.81" calcext:value-type="float">
            <text:p>1043.81</text:p>
          </table:table-cell>
          <table:table-cell office:value-type="float" office:value="5.07" calcext:value-type="float">
            <text:p>5.07</text:p>
          </table:table-cell>
          <table:table-cell office:value-type="float" office:value="8.63" calcext:value-type="float">
            <text:p>8.63</text:p>
          </table:table-cell>
          <table:table-cell office:value-type="float" office:value="178.82" calcext:value-type="float">
            <text:p>178.82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912" calcext:value-type="float">
            <text:p>65.912</text:p>
          </table:table-cell>
          <table:table-cell/>
          <table:table-cell office:value-type="float" office:value="82.86" calcext:value-type="float">
            <text:p>82.86</text:p>
          </table:table-cell>
          <table:table-cell office:value-type="float" office:value="202.16" calcext:value-type="float">
            <text:p>202.16</text:p>
          </table:table-cell>
          <table:table-cell office:value-type="float" office:value="1043.21" calcext:value-type="float">
            <text:p>1043.21</text:p>
          </table:table-cell>
          <table:table-cell office:value-type="float" office:value="4.5" calcext:value-type="float">
            <text:p>4.5</text:p>
          </table:table-cell>
          <table:table-cell office:value-type="float" office:value="12.3" calcext:value-type="float">
            <text:p>12.3</text:p>
          </table:table-cell>
          <table:table-cell office:value-type="float" office:value="172.79" calcext:value-type="float">
            <text:p>172.79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.957" calcext:value-type="float">
            <text:p>65.957</text:p>
          </table:table-cell>
          <table:table-cell/>
          <table:table-cell office:value-type="float" office:value="83.42" calcext:value-type="float">
            <text:p>83.42</text:p>
          </table:table-cell>
          <table:table-cell office:value-type="float" office:value="202.13" calcext:value-type="float">
            <text:p>202.13</text:p>
          </table:table-cell>
          <table:table-cell office:value-type="float" office:value="1043.75" calcext:value-type="float">
            <text:p>1043.75</text:p>
          </table:table-cell>
          <table:table-cell office:value-type="float" office:value="5.54" calcext:value-type="float">
            <text:p>5.54</text:p>
          </table:table-cell>
          <table:table-cell office:value-type="float" office:value="8.41" calcext:value-type="float">
            <text:p>8.41</text:p>
          </table:table-cell>
          <table:table-cell office:value-type="float" office:value="175.36" calcext:value-type="float">
            <text:p>175.36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005" calcext:value-type="float">
            <text:p>66.005</text:p>
          </table:table-cell>
          <table:table-cell/>
          <table:table-cell office:value-type="float" office:value="83.24" calcext:value-type="float">
            <text:p>83.24</text:p>
          </table:table-cell>
          <table:table-cell office:value-type="float" office:value="200.78" calcext:value-type="float">
            <text:p>200.78</text:p>
          </table:table-cell>
          <table:table-cell office:value-type="float" office:value="1039.17" calcext:value-type="float">
            <text:p>1039.17</text:p>
          </table:table-cell>
          <table:table-cell office:value-type="float" office:value="4.97" calcext:value-type="float">
            <text:p>4.97</text:p>
          </table:table-cell>
          <table:table-cell office:value-type="float" office:value="7.02" calcext:value-type="float">
            <text:p>7.02</text:p>
          </table:table-cell>
          <table:table-cell office:value-type="float" office:value="161.24" calcext:value-type="float">
            <text:p>161.24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051" calcext:value-type="float">
            <text:p>66.051</text:p>
          </table:table-cell>
          <table:table-cell/>
          <table:table-cell office:value-type="float" office:value="84.14" calcext:value-type="float">
            <text:p>84.14</text:p>
          </table:table-cell>
          <table:table-cell office:value-type="float" office:value="201.52" calcext:value-type="float">
            <text:p>201.52</text:p>
          </table:table-cell>
          <table:table-cell office:value-type="float" office:value="1043.23" calcext:value-type="float">
            <text:p>1043.23</text:p>
          </table:table-cell>
          <table:table-cell office:value-type="float" office:value="4.49" calcext:value-type="float">
            <text:p>4.49</text:p>
          </table:table-cell>
          <table:table-cell office:value-type="float" office:value="12.44" calcext:value-type="float">
            <text:p>12.44</text:p>
          </table:table-cell>
          <table:table-cell office:value-type="float" office:value="172.81" calcext:value-type="float">
            <text:p>172.81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097" calcext:value-type="float">
            <text:p>66.097</text:p>
          </table:table-cell>
          <table:table-cell/>
          <table:table-cell office:value-type="float" office:value="84.71" calcext:value-type="float">
            <text:p>84.71</text:p>
          </table:table-cell>
          <table:table-cell office:value-type="float" office:value="201.51" calcext:value-type="float">
            <text:p>201.51</text:p>
          </table:table-cell>
          <table:table-cell office:value-type="float" office:value="1043.89" calcext:value-type="float">
            <text:p>1043.89</text:p>
          </table:table-cell>
          <table:table-cell office:value-type="float" office:value="5.54" calcext:value-type="float">
            <text:p>5.54</text:p>
          </table:table-cell>
          <table:table-cell office:value-type="float" office:value="8.52" calcext:value-type="float">
            <text:p>8.52</text:p>
          </table:table-cell>
          <table:table-cell office:value-type="float" office:value="175.33" calcext:value-type="float">
            <text:p>175.3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146" calcext:value-type="float">
            <text:p>66.146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200.83" calcext:value-type="float">
            <text:p>200.83</text:p>
          </table:table-cell>
          <table:table-cell office:value-type="float" office:value="1041.36" calcext:value-type="float">
            <text:p>1041.36</text:p>
          </table:table-cell>
          <table:table-cell office:value-type="float" office:value="4.2" calcext:value-type="float">
            <text:p>4.2</text:p>
          </table:table-cell>
          <table:table-cell office:value-type="float" office:value="14.1" calcext:value-type="float">
            <text:p>14.1</text:p>
          </table:table-cell>
          <table:table-cell office:value-type="float" office:value="172.43" calcext:value-type="float">
            <text:p>172.4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198" calcext:value-type="float">
            <text:p>66.198</text:p>
          </table:table-cell>
          <table:table-cell/>
          <table:table-cell office:value-type="float" office:value="85.35" calcext:value-type="float">
            <text:p>85.35</text:p>
          </table:table-cell>
          <table:table-cell office:value-type="float" office:value="200.87" calcext:value-type="float">
            <text:p>200.87</text:p>
          </table:table-cell>
          <table:table-cell office:value-type="float" office:value="1043.95" calcext:value-type="float">
            <text:p>1043.95</text:p>
          </table:table-cell>
          <table:table-cell office:value-type="float" office:value="5.53" calcext:value-type="float">
            <text:p>5.53</text:p>
          </table:table-cell>
          <table:table-cell office:value-type="float" office:value="8.59" calcext:value-type="float">
            <text:p>8.59</text:p>
          </table:table-cell>
          <table:table-cell office:value-type="float" office:value="175.33" calcext:value-type="float">
            <text:p>175.3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244" calcext:value-type="float">
            <text:p>66.244</text:p>
          </table:table-cell>
          <table:table-cell/>
          <table:table-cell office:value-type="float" office:value="84.75" calcext:value-type="float">
            <text:p>84.75</text:p>
          </table:table-cell>
          <table:table-cell office:value-type="float" office:value="199.7" calcext:value-type="float">
            <text:p>199.7</text:p>
          </table:table-cell>
          <table:table-cell office:value-type="float" office:value="1038.38" calcext:value-type="float">
            <text:p>1038.38</text:p>
          </table:table-cell>
          <table:table-cell office:value-type="float" office:value="5.48" calcext:value-type="float">
            <text:p>5.48</text:p>
          </table:table-cell>
          <table:table-cell office:value-type="float" office:value="6.37" calcext:value-type="float">
            <text:p>6.37</text:p>
          </table:table-cell>
          <table:table-cell office:value-type="float" office:value="-179.43" calcext:value-type="float">
            <text:p>-179.43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294" calcext:value-type="float">
            <text:p>66.294</text:p>
          </table:table-cell>
          <table:table-cell/>
          <table:table-cell office:value-type="float" office:value="85.06" calcext:value-type="float">
            <text:p>85.06</text:p>
          </table:table-cell>
          <table:table-cell office:value-type="float" office:value="200.32" calcext:value-type="float">
            <text:p>200.32</text:p>
          </table:table-cell>
          <table:table-cell office:value-type="float" office:value="1044.47" calcext:value-type="float">
            <text:p>1044.47</text:p>
          </table:table-cell>
          <table:table-cell office:value-type="float" office:value="4.51" calcext:value-type="float">
            <text:p>4.51</text:p>
          </table:table-cell>
          <table:table-cell office:value-type="float" office:value="10.54" calcext:value-type="float">
            <text:p>10.54</text:p>
          </table:table-cell>
          <table:table-cell office:value-type="float" office:value="174.69" calcext:value-type="float">
            <text:p>174.69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34" calcext:value-type="float">
            <text:p>66.34</text:p>
          </table:table-cell>
          <table:table-cell/>
          <table:table-cell office:value-type="float" office:value="85.63" calcext:value-type="float">
            <text:p>85.63</text:p>
          </table:table-cell>
          <table:table-cell office:value-type="float" office:value="200.87" calcext:value-type="float">
            <text:p>200.87</text:p>
          </table:table-cell>
          <table:table-cell office:value-type="float" office:value="1049.43" calcext:value-type="float">
            <text:p>1049.43</text:p>
          </table:table-cell>
          <table:table-cell office:value-type="float" office:value="4.45" calcext:value-type="float">
            <text:p>4.45</text:p>
          </table:table-cell>
          <table:table-cell office:value-type="float" office:value="10.24" calcext:value-type="float">
            <text:p>10.24</text:p>
          </table:table-cell>
          <table:table-cell office:value-type="float" office:value="167.35" calcext:value-type="float">
            <text:p>167.35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39" calcext:value-type="float">
            <text:p>66.39</text:p>
          </table:table-cell>
          <table:table-cell/>
          <table:table-cell office:value-type="float" office:value="85.94" calcext:value-type="float">
            <text:p>85.94</text:p>
          </table:table-cell>
          <table:table-cell office:value-type="float" office:value="201" calcext:value-type="float">
            <text:p>201</text:p>
          </table:table-cell>
          <table:table-cell office:value-type="float" office:value="1048.08" calcext:value-type="float">
            <text:p>1048.08</text:p>
          </table:table-cell>
          <table:table-cell office:value-type="float" office:value="6.24" calcext:value-type="float">
            <text:p>6.24</text:p>
          </table:table-cell>
          <table:table-cell office:value-type="float" office:value="0.07" calcext:value-type="float">
            <text:p>0.07</text:p>
          </table:table-cell>
          <table:table-cell office:value-type="float" office:value="173.07" calcext:value-type="float">
            <text:p>173.07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438" calcext:value-type="float">
            <text:p>66.438</text:p>
          </table:table-cell>
          <table:table-cell/>
          <table:table-cell office:value-type="float" office:value="85.46" calcext:value-type="float">
            <text:p>85.46</text:p>
          </table:table-cell>
          <table:table-cell office:value-type="float" office:value="199.53" calcext:value-type="float">
            <text:p>199.53</text:p>
          </table:table-cell>
          <table:table-cell office:value-type="float" office:value="1045.16" calcext:value-type="float">
            <text:p>1045.16</text:p>
          </table:table-cell>
          <table:table-cell office:value-type="float" office:value="5.84" calcext:value-type="float">
            <text:p>5.84</text:p>
          </table:table-cell>
          <table:table-cell office:value-type="float" office:value="6.94" calcext:value-type="float">
            <text:p>6.94</text:p>
          </table:table-cell>
          <table:table-cell office:value-type="float" office:value="-179.86" calcext:value-type="float">
            <text:p>-179.86</text:p>
          </table:table-cell>
          <table:table-cell office:value-type="float" office:value="8" calcext:value-type="float">
            <text:p>8</text:p>
          </table:table-cell>
          <table:table-cell office:value-type="float" office:value="785" calcext:value-type="float">
            <text:p>785</text:p>
          </table:table-cell>
          <table:table-cell office:value-type="float" office:value="681" calcext:value-type="float">
            <text:p>6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.47" calcext:value-type="float">
            <text:p>66.47</text:p>
          </table:table-cell>
          <table:table-cell/>
          <table:table-cell office:value-type="float" office:value="86.06" calcext:value-type="float">
            <text:p>86.06</text:p>
          </table:table-cell>
          <table:table-cell office:value-type="float" office:value="200.68" calcext:value-type="float">
            <text:p>200.68</text:p>
          </table:table-cell>
          <table:table-cell office:value-type="float" office:value="1050.51" calcext:value-type="float">
            <text:p>1050.51</text:p>
          </table:table-cell>
          <table:table-cell office:value-type="float" office:value="5.36" calcext:value-type="float">
            <text:p>5.36</text:p>
          </table:table-cell>
          <table:table-cell office:value-type="float" office:value="7.57" calcext:value-type="float">
            <text:p>7.57</text:p>
          </table:table-cell>
          <table:table-cell office:value-type="float" office:value="176.65" calcext:value-type="float">
            <text:p>176.6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517" calcext:value-type="float">
            <text:p>66.517</text:p>
          </table:table-cell>
          <table:table-cell/>
          <table:table-cell office:value-type="float" office:value="86.06" calcext:value-type="float">
            <text:p>86.06</text:p>
          </table:table-cell>
          <table:table-cell office:value-type="float" office:value="200.68" calcext:value-type="float">
            <text:p>200.68</text:p>
          </table:table-cell>
          <table:table-cell office:value-type="float" office:value="1050.51" calcext:value-type="float">
            <text:p>1050.51</text:p>
          </table:table-cell>
          <table:table-cell office:value-type="float" office:value="5.36" calcext:value-type="float">
            <text:p>5.36</text:p>
          </table:table-cell>
          <table:table-cell office:value-type="float" office:value="7.57" calcext:value-type="float">
            <text:p>7.57</text:p>
          </table:table-cell>
          <table:table-cell office:value-type="float" office:value="176.65" calcext:value-type="float">
            <text:p>176.6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567" calcext:value-type="float">
            <text:p>66.567</text:p>
          </table:table-cell>
          <table:table-cell/>
          <table:table-cell office:value-type="float" office:value="85.34" calcext:value-type="float">
            <text:p>85.34</text:p>
          </table:table-cell>
          <table:table-cell office:value-type="float" office:value="199.72" calcext:value-type="float">
            <text:p>199.72</text:p>
          </table:table-cell>
          <table:table-cell office:value-type="float" office:value="1048.29" calcext:value-type="float">
            <text:p>1048.29</text:p>
          </table:table-cell>
          <table:table-cell office:value-type="float" office:value="4.69" calcext:value-type="float">
            <text:p>4.69</text:p>
          </table:table-cell>
          <table:table-cell office:value-type="float" office:value="13.6" calcext:value-type="float">
            <text:p>13.6</text:p>
          </table:table-cell>
          <table:table-cell office:value-type="float" office:value="172.17" calcext:value-type="float">
            <text:p>172.1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614" calcext:value-type="float">
            <text:p>66.614</text:p>
          </table:table-cell>
          <table:table-cell/>
          <table:table-cell office:value-type="float" office:value="84.49" calcext:value-type="float">
            <text:p>84.49</text:p>
          </table:table-cell>
          <table:table-cell office:value-type="float" office:value="197.89" calcext:value-type="float">
            <text:p>197.89</text:p>
          </table:table-cell>
          <table:table-cell office:value-type="float" office:value="1039.83" calcext:value-type="float">
            <text:p>1039.83</text:p>
          </table:table-cell>
          <table:table-cell office:value-type="float" office:value="4.02" calcext:value-type="float">
            <text:p>4.02</text:p>
          </table:table-cell>
          <table:table-cell office:value-type="float" office:value="14.61" calcext:value-type="float">
            <text:p>14.61</text:p>
          </table:table-cell>
          <table:table-cell office:value-type="float" office:value="166.45" calcext:value-type="float">
            <text:p>166.4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664" calcext:value-type="float">
            <text:p>66.66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198.14" calcext:value-type="float">
            <text:p>198.14</text:p>
          </table:table-cell>
          <table:table-cell office:value-type="float" office:value="1040.99" calcext:value-type="float">
            <text:p>1040.99</text:p>
          </table:table-cell>
          <table:table-cell office:value-type="float" office:value="4.55" calcext:value-type="float">
            <text:p>4.55</text:p>
          </table:table-cell>
          <table:table-cell office:value-type="float" office:value="11.89" calcext:value-type="float">
            <text:p>11.89</text:p>
          </table:table-cell>
          <table:table-cell office:value-type="float" office:value="169.19" calcext:value-type="float">
            <text:p>169.1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722" calcext:value-type="float">
            <text:p>66.722</text:p>
          </table:table-cell>
          <table:table-cell/>
          <table:table-cell office:value-type="float" office:value="85.19" calcext:value-type="float">
            <text:p>85.19</text:p>
          </table:table-cell>
          <table:table-cell office:value-type="float" office:value="199.61" calcext:value-type="float">
            <text:p>199.61</text:p>
          </table:table-cell>
          <table:table-cell office:value-type="float" office:value="1047.96" calcext:value-type="float">
            <text:p>1047.96</text:p>
          </table:table-cell>
          <table:table-cell office:value-type="float" office:value="5.18" calcext:value-type="float">
            <text:p>5.18</text:p>
          </table:table-cell>
          <table:table-cell office:value-type="float" office:value="10.41" calcext:value-type="float">
            <text:p>10.41</text:p>
          </table:table-cell>
          <table:table-cell office:value-type="float" office:value="167.61" calcext:value-type="float">
            <text:p>167.6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769" calcext:value-type="float">
            <text:p>66.769</text:p>
          </table:table-cell>
          <table:table-cell/>
          <table:table-cell office:value-type="float" office:value="84.91" calcext:value-type="float">
            <text:p>84.91</text:p>
          </table:table-cell>
          <table:table-cell office:value-type="float" office:value="199.51" calcext:value-type="float">
            <text:p>199.51</text:p>
          </table:table-cell>
          <table:table-cell office:value-type="float" office:value="1046.03" calcext:value-type="float">
            <text:p>1046.03</text:p>
          </table:table-cell>
          <table:table-cell office:value-type="float" office:value="5.72" calcext:value-type="float">
            <text:p>5.72</text:p>
          </table:table-cell>
          <table:table-cell office:value-type="float" office:value="6" calcext:value-type="float">
            <text:p>6</text:p>
          </table:table-cell>
          <table:table-cell office:value-type="float" office:value="177.5" calcext:value-type="float">
            <text:p>177.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815" calcext:value-type="float">
            <text:p>66.815</text:p>
          </table:table-cell>
          <table:table-cell/>
          <table:table-cell office:value-type="float" office:value="84.11" calcext:value-type="float">
            <text:p>84.11</text:p>
          </table:table-cell>
          <table:table-cell office:value-type="float" office:value="198.08" calcext:value-type="float">
            <text:p>198.08</text:p>
          </table:table-cell>
          <table:table-cell office:value-type="float" office:value="1038.38" calcext:value-type="float">
            <text:p>1038.38</text:p>
          </table:table-cell>
          <table:table-cell office:value-type="float" office:value="5.41" calcext:value-type="float">
            <text:p>5.41</text:p>
          </table:table-cell>
          <table:table-cell office:value-type="float" office:value="7.32" calcext:value-type="float">
            <text:p>7.32</text:p>
          </table:table-cell>
          <table:table-cell office:value-type="float" office:value="-179.49" calcext:value-type="float">
            <text:p>-179.4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861" calcext:value-type="float">
            <text:p>66.861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198.66" calcext:value-type="float">
            <text:p>198.66</text:p>
          </table:table-cell>
          <table:table-cell office:value-type="float" office:value="1043.53" calcext:value-type="float">
            <text:p>1043.53</text:p>
          </table:table-cell>
          <table:table-cell office:value-type="float" office:value="5.75" calcext:value-type="float">
            <text:p>5.75</text:p>
          </table:table-cell>
          <table:table-cell office:value-type="float" office:value="0.99" calcext:value-type="float">
            <text:p>0.99</text:p>
          </table:table-cell>
          <table:table-cell office:value-type="float" office:value="171.63" calcext:value-type="float">
            <text:p>171.6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907" calcext:value-type="float">
            <text:p>66.907</text:p>
          </table:table-cell>
          <table:table-cell/>
          <table:table-cell office:value-type="float" office:value="84.22" calcext:value-type="float">
            <text:p>84.22</text:p>
          </table:table-cell>
          <table:table-cell office:value-type="float" office:value="197.92" calcext:value-type="float">
            <text:p>197.92</text:p>
          </table:table-cell>
          <table:table-cell office:value-type="float" office:value="1044.8" calcext:value-type="float">
            <text:p>1044.8</text:p>
          </table:table-cell>
          <table:table-cell office:value-type="float" office:value="5.01" calcext:value-type="float">
            <text:p>5.01</text:p>
          </table:table-cell>
          <table:table-cell office:value-type="float" office:value="0.96" calcext:value-type="float">
            <text:p>0.96</text:p>
          </table:table-cell>
          <table:table-cell office:value-type="float" office:value="171.62" calcext:value-type="float">
            <text:p>171.6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953" calcext:value-type="float">
            <text:p>66.953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194.72" calcext:value-type="float">
            <text:p>194.72</text:p>
          </table:table-cell>
          <table:table-cell office:value-type="float" office:value="1040.53" calcext:value-type="float">
            <text:p>1040.53</text:p>
          </table:table-cell>
          <table:table-cell office:value-type="float" office:value="3.82" calcext:value-type="float">
            <text:p>3.82</text:p>
          </table:table-cell>
          <table:table-cell office:value-type="float" office:value="7.76" calcext:value-type="float">
            <text:p>7.76</text:p>
          </table:table-cell>
          <table:table-cell office:value-type="float" office:value="159.25" calcext:value-type="float">
            <text:p>159.2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.999" calcext:value-type="float">
            <text:p>66.999</text:p>
          </table:table-cell>
          <table:table-cell/>
          <table:table-cell office:value-type="float" office:value="81.09" calcext:value-type="float">
            <text:p>81.09</text:p>
          </table:table-cell>
          <table:table-cell office:value-type="float" office:value="192.15" calcext:value-type="float">
            <text:p>192.15</text:p>
          </table:table-cell>
          <table:table-cell office:value-type="float" office:value="1045.13" calcext:value-type="float">
            <text:p>1045.13</text:p>
          </table:table-cell>
          <table:table-cell office:value-type="float" office:value="3.11" calcext:value-type="float">
            <text:p>3.11</text:p>
          </table:table-cell>
          <table:table-cell office:value-type="float" office:value="12.25" calcext:value-type="float">
            <text:p>12.25</text:p>
          </table:table-cell>
          <table:table-cell office:value-type="float" office:value="173.5" calcext:value-type="float">
            <text:p>173.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046" calcext:value-type="float">
            <text:p>67.046</text:p>
          </table:table-cell>
          <table:table-cell/>
          <table:table-cell office:value-type="float" office:value="78.88" calcext:value-type="float">
            <text:p>78.88</text:p>
          </table:table-cell>
          <table:table-cell office:value-type="float" office:value="189.37" calcext:value-type="float">
            <text:p>189.37</text:p>
          </table:table-cell>
          <table:table-cell office:value-type="float" office:value="1045.97" calcext:value-type="float">
            <text:p>1045.97</text:p>
          </table:table-cell>
          <table:table-cell office:value-type="float" office:value="4.3" calcext:value-type="float">
            <text:p>4.3</text:p>
          </table:table-cell>
          <table:table-cell office:value-type="float" office:value="0.76" calcext:value-type="float">
            <text:p>0.76</text:p>
          </table:table-cell>
          <table:table-cell office:value-type="float" office:value="171.2" calcext:value-type="float">
            <text:p>171.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092" calcext:value-type="float">
            <text:p>67.092</text:p>
          </table:table-cell>
          <table:table-cell/>
          <table:table-cell office:value-type="float" office:value="77.16" calcext:value-type="float">
            <text:p>77.16</text:p>
          </table:table-cell>
          <table:table-cell office:value-type="float" office:value="188.54" calcext:value-type="float">
            <text:p>188.54</text:p>
          </table:table-cell>
          <table:table-cell office:value-type="float" office:value="1051.91" calcext:value-type="float">
            <text:p>1051.91</text:p>
          </table:table-cell>
          <table:table-cell office:value-type="float" office:value="3.9" calcext:value-type="float">
            <text:p>3.9</text:p>
          </table:table-cell>
          <table:table-cell office:value-type="float" office:value="7.73" calcext:value-type="float">
            <text:p>7.73</text:p>
          </table:table-cell>
          <table:table-cell office:value-type="float" office:value="177.44" calcext:value-type="float">
            <text:p>177.4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138" calcext:value-type="float">
            <text:p>67.138</text:p>
          </table:table-cell>
          <table:table-cell/>
          <table:table-cell office:value-type="float" office:value="68.34" calcext:value-type="float">
            <text:p>68.34</text:p>
          </table:table-cell>
          <table:table-cell office:value-type="float" office:value="180.6" calcext:value-type="float">
            <text:p>180.6</text:p>
          </table:table-cell>
          <table:table-cell office:value-type="float" office:value="1052.59" calcext:value-type="float">
            <text:p>1052.59</text:p>
          </table:table-cell>
          <table:table-cell office:value-type="float" office:value="5.06" calcext:value-type="float">
            <text:p>5.06</text:p>
          </table:table-cell>
          <table:table-cell office:value-type="float" office:value="-5.83" calcext:value-type="float">
            <text:p>-5.83</text:p>
          </table:table-cell>
          <table:table-cell office:value-type="float" office:value="170.4" calcext:value-type="float">
            <text:p>170.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185" calcext:value-type="float">
            <text:p>67.185</text:p>
          </table:table-cell>
          <table:table-cell/>
          <table:table-cell office:value-type="float" office:value="64.11" calcext:value-type="float">
            <text:p>64.11</text:p>
          </table:table-cell>
          <table:table-cell office:value-type="float" office:value="175.84" calcext:value-type="float">
            <text:p>175.84</text:p>
          </table:table-cell>
          <table:table-cell office:value-type="float" office:value="1061.69" calcext:value-type="float">
            <text:p>1061.69</text:p>
          </table:table-cell>
          <table:table-cell office:value-type="float" office:value="3.75" calcext:value-type="float">
            <text:p>3.75</text:p>
          </table:table-cell>
          <table:table-cell office:value-type="float" office:value="4.54" calcext:value-type="float">
            <text:p>4.54</text:p>
          </table:table-cell>
          <table:table-cell office:value-type="float" office:value="179.23" calcext:value-type="float">
            <text:p>179.2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241" calcext:value-type="float">
            <text:p>67.241</text:p>
          </table:table-cell>
          <table:table-cell/>
          <table:table-cell office:value-type="float" office:value="59.23" calcext:value-type="float">
            <text:p>59.23</text:p>
          </table:table-cell>
          <table:table-cell office:value-type="float" office:value="168.25" calcext:value-type="float">
            <text:p>168.25</text:p>
          </table:table-cell>
          <table:table-cell office:value-type="float" office:value="1071.85" calcext:value-type="float">
            <text:p>1071.85</text:p>
          </table:table-cell>
          <table:table-cell office:value-type="float" office:value="5.14" calcext:value-type="float">
            <text:p>5.14</text:p>
          </table:table-cell>
          <table:table-cell office:value-type="float" office:value="-1.35" calcext:value-type="float">
            <text:p>-1.35</text:p>
          </table:table-cell>
          <table:table-cell office:value-type="float" office:value="164.75" calcext:value-type="float">
            <text:p>164.7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315" calcext:value-type="float">
            <text:p>67.315</text:p>
          </table:table-cell>
          <table:table-cell/>
          <table:table-cell office:value-type="float" office:value="50.13" calcext:value-type="float">
            <text:p>50.13</text:p>
          </table:table-cell>
          <table:table-cell office:value-type="float" office:value="153.61" calcext:value-type="float">
            <text:p>153.61</text:p>
          </table:table-cell>
          <table:table-cell office:value-type="float" office:value="1080.04" calcext:value-type="float">
            <text:p>1080.04</text:p>
          </table:table-cell>
          <table:table-cell office:value-type="float" office:value="2.4" calcext:value-type="float">
            <text:p>2.4</text:p>
          </table:table-cell>
          <table:table-cell office:value-type="float" office:value="13.32" calcext:value-type="float">
            <text:p>13.32</text:p>
          </table:table-cell>
          <table:table-cell office:value-type="float" office:value="174.57" calcext:value-type="float">
            <text:p>174.5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367" calcext:value-type="float">
            <text:p>67.367</text:p>
          </table:table-cell>
          <table:table-cell/>
          <table:table-cell office:value-type="float" office:value="45.01" calcext:value-type="float">
            <text:p>45.01</text:p>
          </table:table-cell>
          <table:table-cell office:value-type="float" office:value="147.26" calcext:value-type="float">
            <text:p>147.26</text:p>
          </table:table-cell>
          <table:table-cell office:value-type="float" office:value="1094.83" calcext:value-type="float">
            <text:p>1094.83</text:p>
          </table:table-cell>
          <table:table-cell office:value-type="float" office:value="2.84" calcext:value-type="float">
            <text:p>2.84</text:p>
          </table:table-cell>
          <table:table-cell office:value-type="float" office:value="10.67" calcext:value-type="float">
            <text:p>10.67</text:p>
          </table:table-cell>
          <table:table-cell office:value-type="float" office:value="172.68" calcext:value-type="float">
            <text:p>172.6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414" calcext:value-type="float">
            <text:p>67.414</text:p>
          </table:table-cell>
          <table:table-cell/>
          <table:table-cell office:value-type="float" office:value="42.82" calcext:value-type="float">
            <text:p>42.82</text:p>
          </table:table-cell>
          <table:table-cell office:value-type="float" office:value="144.58" calcext:value-type="float">
            <text:p>144.58</text:p>
          </table:table-cell>
          <table:table-cell office:value-type="float" office:value="1104.82" calcext:value-type="float">
            <text:p>1104.82</text:p>
          </table:table-cell>
          <table:table-cell office:value-type="float" office:value="4.07" calcext:value-type="float">
            <text:p>4.07</text:p>
          </table:table-cell>
          <table:table-cell office:value-type="float" office:value="0.64" calcext:value-type="float">
            <text:p>0.64</text:p>
          </table:table-cell>
          <table:table-cell office:value-type="float" office:value="177.96" calcext:value-type="float">
            <text:p>177.9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463" calcext:value-type="float">
            <text:p>67.463</text:p>
          </table:table-cell>
          <table:table-cell/>
          <table:table-cell office:value-type="float" office:value="35.33" calcext:value-type="float">
            <text:p>35.33</text:p>
          </table:table-cell>
          <table:table-cell office:value-type="float" office:value="135.43" calcext:value-type="float">
            <text:p>135.43</text:p>
          </table:table-cell>
          <table:table-cell office:value-type="float" office:value="1114.88" calcext:value-type="float">
            <text:p>1114.88</text:p>
          </table:table-cell>
          <table:table-cell office:value-type="float" office:value="3.79" calcext:value-type="float">
            <text:p>3.79</text:p>
          </table:table-cell>
          <table:table-cell office:value-type="float" office:value="7.17" calcext:value-type="float">
            <text:p>7.17</text:p>
          </table:table-cell>
          <table:table-cell office:value-type="float" office:value="177.82" calcext:value-type="float">
            <text:p>177.8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512" calcext:value-type="float">
            <text:p>67.512</text:p>
          </table:table-cell>
          <table:table-cell/>
          <table:table-cell office:value-type="float" office:value="28.95" calcext:value-type="float">
            <text:p>28.95</text:p>
          </table:table-cell>
          <table:table-cell office:value-type="float" office:value="127.86" calcext:value-type="float">
            <text:p>127.86</text:p>
          </table:table-cell>
          <table:table-cell office:value-type="float" office:value="1137.98" calcext:value-type="float">
            <text:p>1137.98</text:p>
          </table:table-cell>
          <table:table-cell office:value-type="float" office:value="4.4" calcext:value-type="float">
            <text:p>4.4</text:p>
          </table:table-cell>
          <table:table-cell office:value-type="float" office:value="7.63" calcext:value-type="float">
            <text:p>7.63</text:p>
          </table:table-cell>
          <table:table-cell office:value-type="float" office:value="172.29" calcext:value-type="float">
            <text:p>172.2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559" calcext:value-type="float">
            <text:p>67.559</text:p>
          </table:table-cell>
          <table:table-cell/>
          <table:table-cell office:value-type="float" office:value="23.87" calcext:value-type="float">
            <text:p>23.87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33.09" calcext:value-type="float">
            <text:p>1133.09</text:p>
          </table:table-cell>
          <table:table-cell office:value-type="float" office:value="5.72" calcext:value-type="float">
            <text:p>5.72</text:p>
          </table:table-cell>
          <table:table-cell office:value-type="float" office:value="1.33" calcext:value-type="float">
            <text:p>1.33</text:p>
          </table:table-cell>
          <table:table-cell office:value-type="float" office:value="-174.68" calcext:value-type="float">
            <text:p>-174.6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608" calcext:value-type="float">
            <text:p>67.608</text:p>
          </table:table-cell>
          <table:table-cell/>
          <table:table-cell office:value-type="float" office:value="22.18" calcext:value-type="float">
            <text:p>22.18</text:p>
          </table:table-cell>
          <table:table-cell office:value-type="float" office:value="117.44" calcext:value-type="float">
            <text:p>117.44</text:p>
          </table:table-cell>
          <table:table-cell office:value-type="float" office:value="1146.66" calcext:value-type="float">
            <text:p>1146.66</text:p>
          </table:table-cell>
          <table:table-cell office:value-type="float" office:value="5.63" calcext:value-type="float">
            <text:p>5.63</text:p>
          </table:table-cell>
          <table:table-cell office:value-type="float" office:value="8.52" calcext:value-type="float">
            <text:p>8.52</text:p>
          </table:table-cell>
          <table:table-cell office:value-type="float" office:value="176.68" calcext:value-type="float">
            <text:p>176.6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658" calcext:value-type="float">
            <text:p>67.658</text:p>
          </table:table-cell>
          <table:table-cell/>
          <table:table-cell office:value-type="float" office:value="15.02" calcext:value-type="float">
            <text:p>15.02</text:p>
          </table:table-cell>
          <table:table-cell office:value-type="float" office:value="99.77" calcext:value-type="float">
            <text:p>99.77</text:p>
          </table:table-cell>
          <table:table-cell office:value-type="float" office:value="1172.07" calcext:value-type="float">
            <text:p>1172.07</text:p>
          </table:table-cell>
          <table:table-cell office:value-type="float" office:value="5.4" calcext:value-type="float">
            <text:p>5.4</text:p>
          </table:table-cell>
          <table:table-cell office:value-type="float" office:value="8.86" calcext:value-type="float">
            <text:p>8.86</text:p>
          </table:table-cell>
          <table:table-cell office:value-type="float" office:value="176.92" calcext:value-type="float">
            <text:p>176.9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704" calcext:value-type="float">
            <text:p>67.704</text:p>
          </table:table-cell>
          <table:table-cell/>
          <table:table-cell office:value-type="float" office:value="12.59" calcext:value-type="float">
            <text:p>12.59</text:p>
          </table:table-cell>
          <table:table-cell office:value-type="float" office:value="93.45" calcext:value-type="float">
            <text:p>93.45</text:p>
          </table:table-cell>
          <table:table-cell office:value-type="float" office:value="1176.51" calcext:value-type="float">
            <text:p>1176.51</text:p>
          </table:table-cell>
          <table:table-cell office:value-type="float" office:value="5.94" calcext:value-type="float">
            <text:p>5.94</text:p>
          </table:table-cell>
          <table:table-cell office:value-type="float" office:value="7.22" calcext:value-type="float">
            <text:p>7.22</text:p>
          </table:table-cell>
          <table:table-cell office:value-type="float" office:value="172.62" calcext:value-type="float">
            <text:p>172.6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75" calcext:value-type="float">
            <text:p>67.75</text:p>
          </table:table-cell>
          <table:table-cell/>
          <table:table-cell office:value-type="float" office:value="11.24" calcext:value-type="float">
            <text:p>11.24</text:p>
          </table:table-cell>
          <table:table-cell office:value-type="float" office:value="89.04" calcext:value-type="float">
            <text:p>89.04</text:p>
          </table:table-cell>
          <table:table-cell office:value-type="float" office:value="1180.69" calcext:value-type="float">
            <text:p>1180.69</text:p>
          </table:table-cell>
          <table:table-cell office:value-type="float" office:value="6.2" calcext:value-type="float">
            <text:p>6.2</text:p>
          </table:table-cell>
          <table:table-cell office:value-type="float" office:value="3.77" calcext:value-type="float">
            <text:p>3.77</text:p>
          </table:table-cell>
          <table:table-cell office:value-type="float" office:value="166.36" calcext:value-type="float">
            <text:p>166.3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78.66" calcext:value-type="float">
            <text:p>78.66</text:p>
          </table:table-cell>
          <table:table-cell office:value-type="float" office:value="1179.85" calcext:value-type="float">
            <text:p>1179.85</text:p>
          </table:table-cell>
          <table:table-cell office:value-type="float" office:value="6.81" calcext:value-type="float">
            <text:p>6.81</text:p>
          </table:table-cell>
          <table:table-cell office:value-type="float" office:value="-13.54" calcext:value-type="float">
            <text:p>-13.54</text:p>
          </table:table-cell>
          <table:table-cell office:value-type="float" office:value="179.44" calcext:value-type="float">
            <text:p>179.4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851" calcext:value-type="float">
            <text:p>67.851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69.45" calcext:value-type="float">
            <text:p>69.45</text:p>
          </table:table-cell>
          <table:table-cell office:value-type="float" office:value="1201.44" calcext:value-type="float">
            <text:p>1201.44</text:p>
          </table:table-cell>
          <table:table-cell office:value-type="float" office:value="6.41" calcext:value-type="float">
            <text:p>6.41</text:p>
          </table:table-cell>
          <table:table-cell office:value-type="float" office:value="-8.89" calcext:value-type="float">
            <text:p>-8.89</text:p>
          </table:table-cell>
          <table:table-cell office:value-type="float" office:value="177.17" calcext:value-type="float">
            <text:p>177.1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899" calcext:value-type="float">
            <text:p>67.89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5.01" calcext:value-type="float">
            <text:p>65.01</text:p>
          </table:table-cell>
          <table:table-cell office:value-type="float" office:value="1214.92" calcext:value-type="float">
            <text:p>1214.92</text:p>
          </table:table-cell>
          <table:table-cell office:value-type="float" office:value="5.51" calcext:value-type="float">
            <text:p>5.51</text:p>
          </table:table-cell>
          <table:table-cell office:value-type="float" office:value="5.85" calcext:value-type="float">
            <text:p>5.85</text:p>
          </table:table-cell>
          <table:table-cell office:value-type="float" office:value="173.89" calcext:value-type="float">
            <text:p>173.8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946" calcext:value-type="float">
            <text:p>67.946</text:p>
          </table:table-cell>
          <table:table-cell/>
          <table:table-cell office:value-type="float" office:value="-2.31" calcext:value-type="float">
            <text:p>-2.31</text:p>
          </table:table-cell>
          <table:table-cell office:value-type="float" office:value="61.97" calcext:value-type="float">
            <text:p>61.97</text:p>
          </table:table-cell>
          <table:table-cell office:value-type="float" office:value="1213.59" calcext:value-type="float">
            <text:p>1213.59</text:p>
          </table:table-cell>
          <table:table-cell office:value-type="float" office:value="6.36" calcext:value-type="float">
            <text:p>6.36</text:p>
          </table:table-cell>
          <table:table-cell office:value-type="float" office:value="7.77" calcext:value-type="float">
            <text:p>7.77</text:p>
          </table:table-cell>
          <table:table-cell office:value-type="float" office:value="172.66" calcext:value-type="float">
            <text:p>172.6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.994" calcext:value-type="float">
            <text:p>67.994</text:p>
          </table:table-cell>
          <table:table-cell/>
          <table:table-cell office:value-type="float" office:value="-4.09" calcext:value-type="float">
            <text:p>-4.09</text:p>
          </table:table-cell>
          <table:table-cell office:value-type="float" office:value="60.61" calcext:value-type="float">
            <text:p>60.61</text:p>
          </table:table-cell>
          <table:table-cell office:value-type="float" office:value="1229.14" calcext:value-type="float">
            <text:p>1229.14</text:p>
          </table:table-cell>
          <table:table-cell office:value-type="float" office:value="8.09" calcext:value-type="float">
            <text:p>8.09</text:p>
          </table:table-cell>
          <table:table-cell office:value-type="float" office:value="-7.5" calcext:value-type="float">
            <text:p>-7.5</text:p>
          </table:table-cell>
          <table:table-cell office:value-type="float" office:value="-178.47" calcext:value-type="float">
            <text:p>-178.4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038" calcext:value-type="float">
            <text:p>68.038</text:p>
          </table:table-cell>
          <table:table-cell/>
          <table:table-cell office:value-type="float" office:value="-6.68" calcext:value-type="float">
            <text:p>-6.68</text:p>
          </table:table-cell>
          <table:table-cell office:value-type="float" office:value="56.55" calcext:value-type="float">
            <text:p>56.55</text:p>
          </table:table-cell>
          <table:table-cell office:value-type="float" office:value="1231.73" calcext:value-type="float">
            <text:p>1231.73</text:p>
          </table:table-cell>
          <table:table-cell office:value-type="float" office:value="7.3" calcext:value-type="float">
            <text:p>7.3</text:p>
          </table:table-cell>
          <table:table-cell office:value-type="float" office:value="10.4" calcext:value-type="float">
            <text:p>10.4</text:p>
          </table:table-cell>
          <table:table-cell office:value-type="float" office:value="176.9" calcext:value-type="float">
            <text:p>176.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084" calcext:value-type="float">
            <text:p>68.084</text:p>
          </table:table-cell>
          <table:table-cell/>
          <table:table-cell office:value-type="float" office:value="-8.45" calcext:value-type="float">
            <text:p>-8.45</text:p>
          </table:table-cell>
          <table:table-cell office:value-type="float" office:value="54.72" calcext:value-type="float">
            <text:p>54.72</text:p>
          </table:table-cell>
          <table:table-cell office:value-type="float" office:value="1248.87" calcext:value-type="float">
            <text:p>1248.87</text:p>
          </table:table-cell>
          <table:table-cell office:value-type="float" office:value="8.49" calcext:value-type="float">
            <text:p>8.49</text:p>
          </table:table-cell>
          <table:table-cell office:value-type="float" office:value="6.3" calcext:value-type="float">
            <text:p>6.3</text:p>
          </table:table-cell>
          <table:table-cell office:value-type="float" office:value="-178.77" calcext:value-type="float">
            <text:p>-178.7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129" calcext:value-type="float">
            <text:p>68.129</text:p>
          </table:table-cell>
          <table:table-cell/>
          <table:table-cell office:value-type="float" office:value="-11.12" calcext:value-type="float">
            <text:p>-11.12</text:p>
          </table:table-cell>
          <table:table-cell office:value-type="float" office:value="50.98" calcext:value-type="float">
            <text:p>50.98</text:p>
          </table:table-cell>
          <table:table-cell office:value-type="float" office:value="1254.76" calcext:value-type="float">
            <text:p>1254.76</text:p>
          </table:table-cell>
          <table:table-cell office:value-type="float" office:value="9.24" calcext:value-type="float">
            <text:p>9.24</text:p>
          </table:table-cell>
          <table:table-cell office:value-type="float" office:value="1.35" calcext:value-type="float">
            <text:p>1.35</text:p>
          </table:table-cell>
          <table:table-cell office:value-type="float" office:value="-178.26" calcext:value-type="float">
            <text:p>-178.2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174" calcext:value-type="float">
            <text:p>68.174</text:p>
          </table:table-cell>
          <table:table-cell/>
          <table:table-cell office:value-type="float" office:value="-12.84" calcext:value-type="float">
            <text:p>-12.84</text:p>
          </table:table-cell>
          <table:table-cell office:value-type="float" office:value="46.35" calcext:value-type="float">
            <text:p>46.35</text:p>
          </table:table-cell>
          <table:table-cell office:value-type="float" office:value="1248.15" calcext:value-type="float">
            <text:p>1248.15</text:p>
          </table:table-cell>
          <table:table-cell office:value-type="float" office:value="9.31" calcext:value-type="float">
            <text:p>9.31</text:p>
          </table:table-cell>
          <table:table-cell office:value-type="float" office:value="-12.22" calcext:value-type="float">
            <text:p>-12.22</text:p>
          </table:table-cell>
          <table:table-cell office:value-type="float" office:value="179.93" calcext:value-type="float">
            <text:p>179.9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221" calcext:value-type="float">
            <text:p>68.221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45.09" calcext:value-type="float">
            <text:p>45.09</text:p>
          </table:table-cell>
          <table:table-cell office:value-type="float" office:value="1266.16" calcext:value-type="float">
            <text:p>1266.16</text:p>
          </table:table-cell>
          <table:table-cell office:value-type="float" office:value="8.9" calcext:value-type="float">
            <text:p>8.9</text:p>
          </table:table-cell>
          <table:table-cell office:value-type="float" office:value="-2.56" calcext:value-type="float">
            <text:p>-2.56</text:p>
          </table:table-cell>
          <table:table-cell office:value-type="float" office:value="-178.6" calcext:value-type="float">
            <text:p>-178.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266" calcext:value-type="float">
            <text:p>68.266</text:p>
          </table:table-cell>
          <table:table-cell/>
          <table:table-cell office:value-type="float" office:value="-17.36" calcext:value-type="float">
            <text:p>-17.36</text:p>
          </table:table-cell>
          <table:table-cell office:value-type="float" office:value="44.64" calcext:value-type="float">
            <text:p>44.64</text:p>
          </table:table-cell>
          <table:table-cell office:value-type="float" office:value="1259.97" calcext:value-type="float">
            <text:p>1259.97</text:p>
          </table:table-cell>
          <table:table-cell office:value-type="float" office:value="8.11" calcext:value-type="float">
            <text:p>8.11</text:p>
          </table:table-cell>
          <table:table-cell office:value-type="float" office:value="9.31" calcext:value-type="float">
            <text:p>9.31</text:p>
          </table:table-cell>
          <table:table-cell office:value-type="float" office:value="178.13" calcext:value-type="float">
            <text:p>178.1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31" calcext:value-type="float">
            <text:p>68.31</text:p>
          </table:table-cell>
          <table:table-cell/>
          <table:table-cell office:value-type="float" office:value="-18.87" calcext:value-type="float">
            <text:p>-18.87</text:p>
          </table:table-cell>
          <table:table-cell office:value-type="float" office:value="46.3" calcext:value-type="float">
            <text:p>46.3</text:p>
          </table:table-cell>
          <table:table-cell office:value-type="float" office:value="1267.19" calcext:value-type="float">
            <text:p>1267.19</text:p>
          </table:table-cell>
          <table:table-cell office:value-type="float" office:value="8.25" calcext:value-type="float">
            <text:p>8.25</text:p>
          </table:table-cell>
          <table:table-cell office:value-type="float" office:value="-8.05" calcext:value-type="float">
            <text:p>-8.05</text:p>
          </table:table-cell>
          <table:table-cell office:value-type="float" office:value="-177.64" calcext:value-type="float">
            <text:p>-177.6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354" calcext:value-type="float">
            <text:p>68.354</text:p>
          </table:table-cell>
          <table:table-cell/>
          <table:table-cell office:value-type="float" office:value="-20.29" calcext:value-type="float">
            <text:p>-20.29</text:p>
          </table:table-cell>
          <table:table-cell office:value-type="float" office:value="47.89" calcext:value-type="float">
            <text:p>47.89</text:p>
          </table:table-cell>
          <table:table-cell office:value-type="float" office:value="1268.53" calcext:value-type="float">
            <text:p>1268.53</text:p>
          </table:table-cell>
          <table:table-cell office:value-type="float" office:value="8.03" calcext:value-type="float">
            <text:p>8.03</text:p>
          </table:table-cell>
          <table:table-cell office:value-type="float" office:value="-2.83" calcext:value-type="float">
            <text:p>-2.83</text:p>
          </table:table-cell>
          <table:table-cell office:value-type="float" office:value="-178.59" calcext:value-type="float">
            <text:p>-178.5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/>
          <table:table-cell office:value-type="float" office:value="-20.84" calcext:value-type="float">
            <text:p>-20.84</text:p>
          </table:table-cell>
          <table:table-cell office:value-type="float" office:value="48.33" calcext:value-type="float">
            <text:p>48.33</text:p>
          </table:table-cell>
          <table:table-cell office:value-type="float" office:value="1269.58" calcext:value-type="float">
            <text:p>1269.58</text:p>
          </table:table-cell>
          <table:table-cell office:value-type="float" office:value="7.38" calcext:value-type="float">
            <text:p>7.38</text:p>
          </table:table-cell>
          <table:table-cell office:value-type="float" office:value="-8.16" calcext:value-type="float">
            <text:p>-8.16</text:p>
          </table:table-cell>
          <table:table-cell office:value-type="float" office:value="-177.63" calcext:value-type="float">
            <text:p>-177.6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447" calcext:value-type="float">
            <text:p>68.447</text:p>
          </table:table-cell>
          <table:table-cell/>
          <table:table-cell office:value-type="float" office:value="-23.55" calcext:value-type="float">
            <text:p>-23.55</text:p>
          </table:table-cell>
          <table:table-cell office:value-type="float" office:value="49.53" calcext:value-type="float">
            <text:p>49.53</text:p>
          </table:table-cell>
          <table:table-cell office:value-type="float" office:value="1272.15" calcext:value-type="float">
            <text:p>1272.15</text:p>
          </table:table-cell>
          <table:table-cell office:value-type="float" office:value="6.72" calcext:value-type="float">
            <text:p>6.72</text:p>
          </table:table-cell>
          <table:table-cell office:value-type="float" office:value="9.51" calcext:value-type="float">
            <text:p>9.51</text:p>
          </table:table-cell>
          <table:table-cell office:value-type="float" office:value="177.07" calcext:value-type="float">
            <text:p>177.0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492" calcext:value-type="float">
            <text:p>68.492</text:p>
          </table:table-cell>
          <table:table-cell/>
          <table:table-cell office:value-type="float" office:value="-25.76" calcext:value-type="float">
            <text:p>-25.76</text:p>
          </table:table-cell>
          <table:table-cell office:value-type="float" office:value="52.35" calcext:value-type="float">
            <text:p>52.35</text:p>
          </table:table-cell>
          <table:table-cell office:value-type="float" office:value="1273.99" calcext:value-type="float">
            <text:p>1273.99</text:p>
          </table:table-cell>
          <table:table-cell office:value-type="float" office:value="7.56" calcext:value-type="float">
            <text:p>7.56</text:p>
          </table:table-cell>
          <table:table-cell office:value-type="float" office:value="-10.05" calcext:value-type="float">
            <text:p>-10.05</text:p>
          </table:table-cell>
          <table:table-cell office:value-type="float" office:value="177.95" calcext:value-type="float">
            <text:p>177.9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535" calcext:value-type="float">
            <text:p>68.535</text:p>
          </table:table-cell>
          <table:table-cell/>
          <table:table-cell office:value-type="float" office:value="-28.09" calcext:value-type="float">
            <text:p>-28.09</text:p>
          </table:table-cell>
          <table:table-cell office:value-type="float" office:value="54.67" calcext:value-type="float">
            <text:p>54.67</text:p>
          </table:table-cell>
          <table:table-cell office:value-type="float" office:value="1273.72" calcext:value-type="float">
            <text:p>1273.72</text:p>
          </table:table-cell>
          <table:table-cell office:value-type="float" office:value="7.58" calcext:value-type="float">
            <text:p>7.58</text:p>
          </table:table-cell>
          <table:table-cell office:value-type="float" office:value="-10.15" calcext:value-type="float">
            <text:p>-10.15</text:p>
          </table:table-cell>
          <table:table-cell office:value-type="float" office:value="177.88" calcext:value-type="float">
            <text:p>177.8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58" calcext:value-type="float">
            <text:p>68.58</text:p>
          </table:table-cell>
          <table:table-cell/>
          <table:table-cell office:value-type="float" office:value="-29.64" calcext:value-type="float">
            <text:p>-29.64</text:p>
          </table:table-cell>
          <table:table-cell office:value-type="float" office:value="57.02" calcext:value-type="float">
            <text:p>57.02</text:p>
          </table:table-cell>
          <table:table-cell office:value-type="float" office:value="1278.02" calcext:value-type="float">
            <text:p>1278.02</text:p>
          </table:table-cell>
          <table:table-cell office:value-type="float" office:value="7.65" calcext:value-type="float">
            <text:p>7.65</text:p>
          </table:table-cell>
          <table:table-cell office:value-type="float" office:value="-0.84" calcext:value-type="float">
            <text:p>-0.84</text:p>
          </table:table-cell>
          <table:table-cell office:value-type="float" office:value="-177.66" calcext:value-type="float">
            <text:p>-177.6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624" calcext:value-type="float">
            <text:p>68.624</text:p>
          </table:table-cell>
          <table:table-cell/>
          <table:table-cell office:value-type="float" office:value="-29.61" calcext:value-type="float">
            <text:p>-29.61</text:p>
          </table:table-cell>
          <table:table-cell office:value-type="float" office:value="57.5" calcext:value-type="float">
            <text:p>57.5</text:p>
          </table:table-cell>
          <table:table-cell office:value-type="float" office:value="1280.77" calcext:value-type="float">
            <text:p>1280.77</text:p>
          </table:table-cell>
          <table:table-cell office:value-type="float" office:value="8.19" calcext:value-type="float">
            <text:p>8.19</text:p>
          </table:table-cell>
          <table:table-cell office:value-type="float" office:value="-10.91" calcext:value-type="float">
            <text:p>-10.91</text:p>
          </table:table-cell>
          <table:table-cell office:value-type="float" office:value="177.24" calcext:value-type="float">
            <text:p>177.2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67" calcext:value-type="float">
            <text:p>68.67</text:p>
          </table:table-cell>
          <table:table-cell/>
          <table:table-cell office:value-type="float" office:value="-31.19" calcext:value-type="float">
            <text:p>-31.19</text:p>
          </table:table-cell>
          <table:table-cell office:value-type="float" office:value="59.94" calcext:value-type="float">
            <text:p>59.94</text:p>
          </table:table-cell>
          <table:table-cell office:value-type="float" office:value="1284.71" calcext:value-type="float">
            <text:p>1284.71</text:p>
          </table:table-cell>
          <table:table-cell office:value-type="float" office:value="7.33" calcext:value-type="float">
            <text:p>7.33</text:p>
          </table:table-cell>
          <table:table-cell office:value-type="float" office:value="4.08" calcext:value-type="float">
            <text:p>4.08</text:p>
          </table:table-cell>
          <table:table-cell office:value-type="float" office:value="168.53" calcext:value-type="float">
            <text:p>168.5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715" calcext:value-type="float">
            <text:p>68.715</text:p>
          </table:table-cell>
          <table:table-cell/>
          <table:table-cell office:value-type="float" office:value="-31.19" calcext:value-type="float">
            <text:p>-31.19</text:p>
          </table:table-cell>
          <table:table-cell office:value-type="float" office:value="61.52" calcext:value-type="float">
            <text:p>61.52</text:p>
          </table:table-cell>
          <table:table-cell office:value-type="float" office:value="1286.58" calcext:value-type="float">
            <text:p>1286.58</text:p>
          </table:table-cell>
          <table:table-cell office:value-type="float" office:value="8.2" calcext:value-type="float">
            <text:p>8.2</text:p>
          </table:table-cell>
          <table:table-cell office:value-type="float" office:value="-3.64" calcext:value-type="float">
            <text:p>-3.64</text:p>
          </table:table-cell>
          <table:table-cell office:value-type="float" office:value="-178.98" calcext:value-type="float">
            <text:p>-178.9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759" calcext:value-type="float">
            <text:p>68.759</text:p>
          </table:table-cell>
          <table:table-cell/>
          <table:table-cell office:value-type="float" office:value="-31.25" calcext:value-type="float">
            <text:p>-31.25</text:p>
          </table:table-cell>
          <table:table-cell office:value-type="float" office:value="62.55" calcext:value-type="float">
            <text:p>62.55</text:p>
          </table:table-cell>
          <table:table-cell office:value-type="float" office:value="1286.88" calcext:value-type="float">
            <text:p>1286.88</text:p>
          </table:table-cell>
          <table:table-cell office:value-type="float" office:value="7.57" calcext:value-type="float">
            <text:p>7.57</text:p>
          </table:table-cell>
          <table:table-cell office:value-type="float" office:value="0.94" calcext:value-type="float">
            <text:p>0.94</text:p>
          </table:table-cell>
          <table:table-cell office:value-type="float" office:value="-173.61" calcext:value-type="float">
            <text:p>-173.6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805" calcext:value-type="float">
            <text:p>68.805</text:p>
          </table:table-cell>
          <table:table-cell/>
          <table:table-cell office:value-type="float" office:value="-30.91" calcext:value-type="float">
            <text:p>-30.91</text:p>
          </table:table-cell>
          <table:table-cell office:value-type="float" office:value="62.65" calcext:value-type="float">
            <text:p>62.65</text:p>
          </table:table-cell>
          <table:table-cell office:value-type="float" office:value="1289.32" calcext:value-type="float">
            <text:p>1289.32</text:p>
          </table:table-cell>
          <table:table-cell office:value-type="float" office:value="7.55" calcext:value-type="float">
            <text:p>7.55</text:p>
          </table:table-cell>
          <table:table-cell office:value-type="float" office:value="0.92" calcext:value-type="float">
            <text:p>0.92</text:p>
          </table:table-cell>
          <table:table-cell office:value-type="float" office:value="-175" calcext:value-type="float">
            <text:p>-17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85" calcext:value-type="float">
            <text:p>68.85</text:p>
          </table:table-cell>
          <table:table-cell/>
          <table:table-cell office:value-type="float" office:value="-30.21" calcext:value-type="float">
            <text:p>-30.21</text:p>
          </table:table-cell>
          <table:table-cell office:value-type="float" office:value="62.81" calcext:value-type="float">
            <text:p>62.81</text:p>
          </table:table-cell>
          <table:table-cell office:value-type="float" office:value="1273.21" calcext:value-type="float">
            <text:p>1273.21</text:p>
          </table:table-cell>
          <table:table-cell office:value-type="float" office:value="6.92" calcext:value-type="float">
            <text:p>6.92</text:p>
          </table:table-cell>
          <table:table-cell office:value-type="float" office:value="-13.14" calcext:value-type="float">
            <text:p>-13.14</text:p>
          </table:table-cell>
          <table:table-cell office:value-type="float" office:value="179.66" calcext:value-type="float">
            <text:p>179.6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894" calcext:value-type="float">
            <text:p>68.894</text:p>
          </table:table-cell>
          <table:table-cell/>
          <table:table-cell office:value-type="float" office:value="-30.53" calcext:value-type="float">
            <text:p>-30.53</text:p>
          </table:table-cell>
          <table:table-cell office:value-type="float" office:value="64.11" calcext:value-type="float">
            <text:p>64.11</text:p>
          </table:table-cell>
          <table:table-cell office:value-type="float" office:value="1291.6" calcext:value-type="float">
            <text:p>1291.6</text:p>
          </table:table-cell>
          <table:table-cell office:value-type="float" office:value="6.41" calcext:value-type="float">
            <text:p>6.41</text:p>
          </table:table-cell>
          <table:table-cell office:value-type="float" office:value="-3.61" calcext:value-type="float">
            <text:p>-3.61</text:p>
          </table:table-cell>
          <table:table-cell office:value-type="float" office:value="-178.99" calcext:value-type="float">
            <text:p>-178.9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942" calcext:value-type="float">
            <text:p>68.942</text:p>
          </table:table-cell>
          <table:table-cell/>
          <table:table-cell office:value-type="float" office:value="-31.1" calcext:value-type="float">
            <text:p>-31.1</text:p>
          </table:table-cell>
          <table:table-cell office:value-type="float" office:value="64.47" calcext:value-type="float">
            <text:p>64.47</text:p>
          </table:table-cell>
          <table:table-cell office:value-type="float" office:value="1292.05" calcext:value-type="float">
            <text:p>1292.05</text:p>
          </table:table-cell>
          <table:table-cell office:value-type="float" office:value="7.59" calcext:value-type="float">
            <text:p>7.59</text:p>
          </table:table-cell>
          <table:table-cell office:value-type="float" office:value="-7.2" calcext:value-type="float">
            <text:p>-7.2</text:p>
          </table:table-cell>
          <table:table-cell office:value-type="float" office:value="173.44" calcext:value-type="float">
            <text:p>173.4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.987" calcext:value-type="float">
            <text:p>68.987</text:p>
          </table:table-cell>
          <table:table-cell/>
          <table:table-cell office:value-type="float" office:value="-31.89" calcext:value-type="float">
            <text:p>-31.89</text:p>
          </table:table-cell>
          <table:table-cell office:value-type="float" office:value="66.04" calcext:value-type="float">
            <text:p>66.04</text:p>
          </table:table-cell>
          <table:table-cell office:value-type="float" office:value="1291.94" calcext:value-type="float">
            <text:p>1291.94</text:p>
          </table:table-cell>
          <table:table-cell office:value-type="float" office:value="7.59" calcext:value-type="float">
            <text:p>7.59</text:p>
          </table:table-cell>
          <table:table-cell office:value-type="float" office:value="-7.23" calcext:value-type="float">
            <text:p>-7.23</text:p>
          </table:table-cell>
          <table:table-cell office:value-type="float" office:value="173.4" calcext:value-type="float">
            <text:p>173.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031" calcext:value-type="float">
            <text:p>69.031</text:p>
          </table:table-cell>
          <table:table-cell/>
          <table:table-cell office:value-type="float" office:value="-32.35" calcext:value-type="float">
            <text:p>-32.35</text:p>
          </table:table-cell>
          <table:table-cell office:value-type="float" office:value="66.37" calcext:value-type="float">
            <text:p>66.37</text:p>
          </table:table-cell>
          <table:table-cell office:value-type="float" office:value="1289.74" calcext:value-type="float">
            <text:p>1289.74</text:p>
          </table:table-cell>
          <table:table-cell office:value-type="float" office:value="6.85" calcext:value-type="float">
            <text:p>6.85</text:p>
          </table:table-cell>
          <table:table-cell office:value-type="float" office:value="6.87" calcext:value-type="float">
            <text:p>6.87</text:p>
          </table:table-cell>
          <table:table-cell office:value-type="float" office:value="179.95" calcext:value-type="float">
            <text:p>179.9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077" calcext:value-type="float">
            <text:p>69.077</text:p>
          </table:table-cell>
          <table:table-cell/>
          <table:table-cell office:value-type="float" office:value="-32.44" calcext:value-type="float">
            <text:p>-32.44</text:p>
          </table:table-cell>
          <table:table-cell office:value-type="float" office:value="66.15" calcext:value-type="float">
            <text:p>66.15</text:p>
          </table:table-cell>
          <table:table-cell office:value-type="float" office:value="1286.66" calcext:value-type="float">
            <text:p>1286.66</text:p>
          </table:table-cell>
          <table:table-cell office:value-type="float" office:value="6.78" calcext:value-type="float">
            <text:p>6.78</text:p>
          </table:table-cell>
          <table:table-cell office:value-type="float" office:value="4.32" calcext:value-type="float">
            <text:p>4.32</text:p>
          </table:table-cell>
          <table:table-cell office:value-type="float" office:value="172.83" calcext:value-type="float">
            <text:p>172.8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121" calcext:value-type="float">
            <text:p>69.121</text:p>
          </table:table-cell>
          <table:table-cell/>
          <table:table-cell office:value-type="float" office:value="-32.89" calcext:value-type="float">
            <text:p>-32.89</text:p>
          </table:table-cell>
          <table:table-cell office:value-type="float" office:value="67.25" calcext:value-type="float">
            <text:p>67.25</text:p>
          </table:table-cell>
          <table:table-cell office:value-type="float" office:value="1291.2" calcext:value-type="float">
            <text:p>1291.2</text:p>
          </table:table-cell>
          <table:table-cell office:value-type="float" office:value="6.42" calcext:value-type="float">
            <text:p>6.42</text:p>
          </table:table-cell>
          <table:table-cell office:value-type="float" office:value="-3.79" calcext:value-type="float">
            <text:p>-3.79</text:p>
          </table:table-cell>
          <table:table-cell office:value-type="float" office:value="-179.08" calcext:value-type="float">
            <text:p>-179.0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165" calcext:value-type="float">
            <text:p>69.165</text:p>
          </table:table-cell>
          <table:table-cell/>
          <table:table-cell office:value-type="float" office:value="-33.46" calcext:value-type="float">
            <text:p>-33.46</text:p>
          </table:table-cell>
          <table:table-cell office:value-type="float" office:value="67.62" calcext:value-type="float">
            <text:p>67.62</text:p>
          </table:table-cell>
          <table:table-cell office:value-type="float" office:value="1291.81" calcext:value-type="float">
            <text:p>1291.81</text:p>
          </table:table-cell>
          <table:table-cell office:value-type="float" office:value="7.6" calcext:value-type="float">
            <text:p>7.6</text:p>
          </table:table-cell>
          <table:table-cell office:value-type="float" office:value="-7.27" calcext:value-type="float">
            <text:p>-7.27</text:p>
          </table:table-cell>
          <table:table-cell office:value-type="float" office:value="173.36" calcext:value-type="float">
            <text:p>173.3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21" calcext:value-type="float">
            <text:p>69.21</text:p>
          </table:table-cell>
          <table:table-cell/>
          <table:table-cell office:value-type="float" office:value="-34.39" calcext:value-type="float">
            <text:p>-34.39</text:p>
          </table:table-cell>
          <table:table-cell office:value-type="float" office:value="68.03" calcext:value-type="float">
            <text:p>68.03</text:p>
          </table:table-cell>
          <table:table-cell office:value-type="float" office:value="1286.49" calcext:value-type="float">
            <text:p>1286.49</text:p>
          </table:table-cell>
          <table:table-cell office:value-type="float" office:value="7.57" calcext:value-type="float">
            <text:p>7.57</text:p>
          </table:table-cell>
          <table:table-cell office:value-type="float" office:value="0.76" calcext:value-type="float">
            <text:p>0.76</text:p>
          </table:table-cell>
          <table:table-cell office:value-type="float" office:value="-173.91" calcext:value-type="float">
            <text:p>-173.9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255" calcext:value-type="float">
            <text:p>69.255</text:p>
          </table:table-cell>
          <table:table-cell/>
          <table:table-cell office:value-type="float" office:value="-35.42" calcext:value-type="float">
            <text:p>-35.42</text:p>
          </table:table-cell>
          <table:table-cell office:value-type="float" office:value="68.13" calcext:value-type="float">
            <text:p>68.13</text:p>
          </table:table-cell>
          <table:table-cell office:value-type="float" office:value="1286.98" calcext:value-type="float">
            <text:p>1286.98</text:p>
          </table:table-cell>
          <table:table-cell office:value-type="float" office:value="6.75" calcext:value-type="float">
            <text:p>6.75</text:p>
          </table:table-cell>
          <table:table-cell office:value-type="float" office:value="6.61" calcext:value-type="float">
            <text:p>6.61</text:p>
          </table:table-cell>
          <table:table-cell office:value-type="float" office:value="171.9" calcext:value-type="float">
            <text:p>171.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/>
          <table:table-cell office:value-type="float" office:value="-36.04" calcext:value-type="float">
            <text:p>-36.04</text:p>
          </table:table-cell>
          <table:table-cell office:value-type="float" office:value="68.81" calcext:value-type="float">
            <text:p>68.81</text:p>
          </table:table-cell>
          <table:table-cell office:value-type="float" office:value="1290.84" calcext:value-type="float">
            <text:p>1290.84</text:p>
          </table:table-cell>
          <table:table-cell office:value-type="float" office:value="6.43" calcext:value-type="float">
            <text:p>6.43</text:p>
          </table:table-cell>
          <table:table-cell office:value-type="float" office:value="-3.97" calcext:value-type="float">
            <text:p>-3.97</text:p>
          </table:table-cell>
          <table:table-cell office:value-type="float" office:value="-179.09" calcext:value-type="float">
            <text:p>-179.0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345" calcext:value-type="float">
            <text:p>69.345</text:p>
          </table:table-cell>
          <table:table-cell/>
          <table:table-cell office:value-type="float" office:value="-36.92" calcext:value-type="float">
            <text:p>-36.92</text:p>
          </table:table-cell>
          <table:table-cell office:value-type="float" office:value="68.1" calcext:value-type="float">
            <text:p>68.1</text:p>
          </table:table-cell>
          <table:table-cell office:value-type="float" office:value="1270.06" calcext:value-type="float">
            <text:p>1270.06</text:p>
          </table:table-cell>
          <table:table-cell office:value-type="float" office:value="7.21" calcext:value-type="float">
            <text:p>7.21</text:p>
          </table:table-cell>
          <table:table-cell office:value-type="float" office:value="-15.85" calcext:value-type="float">
            <text:p>-15.85</text:p>
          </table:table-cell>
          <table:table-cell office:value-type="float" office:value="-179.77" calcext:value-type="float">
            <text:p>-179.7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397" calcext:value-type="float">
            <text:p>69.397</text:p>
          </table:table-cell>
          <table:table-cell/>
          <table:table-cell office:value-type="float" office:value="-38.67" calcext:value-type="float">
            <text:p>-38.67</text:p>
          </table:table-cell>
          <table:table-cell office:value-type="float" office:value="68.92" calcext:value-type="float">
            <text:p>68.92</text:p>
          </table:table-cell>
          <table:table-cell office:value-type="float" office:value="1282.11" calcext:value-type="float">
            <text:p>1282.11</text:p>
          </table:table-cell>
          <table:table-cell office:value-type="float" office:value="7.38" calcext:value-type="float">
            <text:p>7.38</text:p>
          </table:table-cell>
          <table:table-cell office:value-type="float" office:value="-11.31" calcext:value-type="float">
            <text:p>-11.31</text:p>
          </table:table-cell>
          <table:table-cell office:value-type="float" office:value="176.95" calcext:value-type="float">
            <text:p>176.9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45" calcext:value-type="float">
            <text:p>69.45</text:p>
          </table:table-cell>
          <table:table-cell/>
          <table:table-cell office:value-type="float" office:value="-40.37" calcext:value-type="float">
            <text:p>-40.37</text:p>
          </table:table-cell>
          <table:table-cell office:value-type="float" office:value="70.16" calcext:value-type="float">
            <text:p>70.16</text:p>
          </table:table-cell>
          <table:table-cell office:value-type="float" office:value="1297.16" calcext:value-type="float">
            <text:p>1297.16</text:p>
          </table:table-cell>
          <table:table-cell office:value-type="float" office:value="6.91" calcext:value-type="float">
            <text:p>6.91</text:p>
          </table:table-cell>
          <table:table-cell office:value-type="float" office:value="-5.38" calcext:value-type="float">
            <text:p>-5.38</text:p>
          </table:table-cell>
          <table:table-cell office:value-type="float" office:value="-177.59" calcext:value-type="float">
            <text:p>-177.5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496" calcext:value-type="float">
            <text:p>69.496</text:p>
          </table:table-cell>
          <table:table-cell/>
          <table:table-cell office:value-type="float" office:value="-41.08" calcext:value-type="float">
            <text:p>-41.08</text:p>
          </table:table-cell>
          <table:table-cell office:value-type="float" office:value="69.85" calcext:value-type="float">
            <text:p>69.85</text:p>
          </table:table-cell>
          <table:table-cell office:value-type="float" office:value="1287.96" calcext:value-type="float">
            <text:p>1287.96</text:p>
          </table:table-cell>
          <table:table-cell office:value-type="float" office:value="7.34" calcext:value-type="float">
            <text:p>7.34</text:p>
          </table:table-cell>
          <table:table-cell office:value-type="float" office:value="-4.26" calcext:value-type="float">
            <text:p>-4.26</text:p>
          </table:table-cell>
          <table:table-cell office:value-type="float" office:value="-179.11" calcext:value-type="float">
            <text:p>-179.1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541" calcext:value-type="float">
            <text:p>69.541</text:p>
          </table:table-cell>
          <table:table-cell/>
          <table:table-cell office:value-type="float" office:value="-42.22" calcext:value-type="float">
            <text:p>-42.22</text:p>
          </table:table-cell>
          <table:table-cell office:value-type="float" office:value="69.82" calcext:value-type="float">
            <text:p>69.82</text:p>
          </table:table-cell>
          <table:table-cell office:value-type="float" office:value="1286.39" calcext:value-type="float">
            <text:p>1286.39</text:p>
          </table:table-cell>
          <table:table-cell office:value-type="float" office:value="8.17" calcext:value-type="float">
            <text:p>8.17</text:p>
          </table:table-cell>
          <table:table-cell office:value-type="float" office:value="-3.37" calcext:value-type="float">
            <text:p>-3.37</text:p>
          </table:table-cell>
          <table:table-cell office:value-type="float" office:value="-172.75" calcext:value-type="float">
            <text:p>-172.7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588" calcext:value-type="float">
            <text:p>69.588</text:p>
          </table:table-cell>
          <table:table-cell/>
          <table:table-cell office:value-type="float" office:value="-43.27" calcext:value-type="float">
            <text:p>-43.27</text:p>
          </table:table-cell>
          <table:table-cell office:value-type="float" office:value="68.69" calcext:value-type="float">
            <text:p>68.69</text:p>
          </table:table-cell>
          <table:table-cell office:value-type="float" office:value="1276.24" calcext:value-type="float">
            <text:p>1276.24</text:p>
          </table:table-cell>
          <table:table-cell office:value-type="float" office:value="6.9" calcext:value-type="float">
            <text:p>6.9</text:p>
          </table:table-cell>
          <table:table-cell office:value-type="float" office:value="2.11" calcext:value-type="float">
            <text:p>2.11</text:p>
          </table:table-cell>
          <table:table-cell office:value-type="float" office:value="163.46" calcext:value-type="float">
            <text:p>163.4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635" calcext:value-type="float">
            <text:p>69.635</text:p>
          </table:table-cell>
          <table:table-cell/>
          <table:table-cell office:value-type="float" office:value="-43.87" calcext:value-type="float">
            <text:p>-43.87</text:p>
          </table:table-cell>
          <table:table-cell office:value-type="float" office:value="69.31" calcext:value-type="float">
            <text:p>69.31</text:p>
          </table:table-cell>
          <table:table-cell office:value-type="float" office:value="1284.94" calcext:value-type="float">
            <text:p>1284.94</text:p>
          </table:table-cell>
          <table:table-cell office:value-type="float" office:value="7.76" calcext:value-type="float">
            <text:p>7.76</text:p>
          </table:table-cell>
          <table:table-cell office:value-type="float" office:value="-10.71" calcext:value-type="float">
            <text:p>-10.71</text:p>
          </table:table-cell>
          <table:table-cell office:value-type="float" office:value="-179.44" calcext:value-type="float">
            <text:p>-179.4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68" calcext:value-type="float">
            <text:p>69.68</text:p>
          </table:table-cell>
          <table:table-cell/>
          <table:table-cell office:value-type="float" office:value="-45.22" calcext:value-type="float">
            <text:p>-45.22</text:p>
          </table:table-cell>
          <table:table-cell office:value-type="float" office:value="69.05" calcext:value-type="float">
            <text:p>69.05</text:p>
          </table:table-cell>
          <table:table-cell office:value-type="float" office:value="1282.98" calcext:value-type="float">
            <text:p>1282.98</text:p>
          </table:table-cell>
          <table:table-cell office:value-type="float" office:value="7.89" calcext:value-type="float">
            <text:p>7.89</text:p>
          </table:table-cell>
          <table:table-cell office:value-type="float" office:value="-6.87" calcext:value-type="float">
            <text:p>-6.87</text:p>
          </table:table-cell>
          <table:table-cell office:value-type="float" office:value="-174.56" calcext:value-type="float">
            <text:p>-174.5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727" calcext:value-type="float">
            <text:p>69.727</text:p>
          </table:table-cell>
          <table:table-cell/>
          <table:table-cell office:value-type="float" office:value="-45.69" calcext:value-type="float">
            <text:p>-45.69</text:p>
          </table:table-cell>
          <table:table-cell office:value-type="float" office:value="69.34" calcext:value-type="float">
            <text:p>69.34</text:p>
          </table:table-cell>
          <table:table-cell office:value-type="float" office:value="1285.42" calcext:value-type="float">
            <text:p>1285.42</text:p>
          </table:table-cell>
          <table:table-cell office:value-type="float" office:value="7.39" calcext:value-type="float">
            <text:p>7.39</text:p>
          </table:table-cell>
          <table:table-cell office:value-type="float" office:value="-7.03" calcext:value-type="float">
            <text:p>-7.03</text:p>
          </table:table-cell>
          <table:table-cell office:value-type="float" office:value="-178.9" calcext:value-type="float">
            <text:p>-178.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772" calcext:value-type="float">
            <text:p>69.772</text:p>
          </table:table-cell>
          <table:table-cell/>
          <table:table-cell office:value-type="float" office:value="-45.82" calcext:value-type="float">
            <text:p>-45.82</text:p>
          </table:table-cell>
          <table:table-cell office:value-type="float" office:value="68.84" calcext:value-type="float">
            <text:p>68.84</text:p>
          </table:table-cell>
          <table:table-cell office:value-type="float" office:value="1279.84" calcext:value-type="float">
            <text:p>1279.84</text:p>
          </table:table-cell>
          <table:table-cell office:value-type="float" office:value="7.55" calcext:value-type="float">
            <text:p>7.55</text:p>
          </table:table-cell>
          <table:table-cell office:value-type="float" office:value="-14.2" calcext:value-type="float">
            <text:p>-14.2</text:p>
          </table:table-cell>
          <table:table-cell office:value-type="float" office:value="179.1" calcext:value-type="float">
            <text:p>179.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817" calcext:value-type="float">
            <text:p>69.817</text:p>
          </table:table-cell>
          <table:table-cell/>
          <table:table-cell office:value-type="float" office:value="-46.9" calcext:value-type="float">
            <text:p>-46.9</text:p>
          </table:table-cell>
          <table:table-cell office:value-type="float" office:value="69.08" calcext:value-type="float">
            <text:p>69.08</text:p>
          </table:table-cell>
          <table:table-cell office:value-type="float" office:value="1277.1" calcext:value-type="float">
            <text:p>1277.1</text:p>
          </table:table-cell>
          <table:table-cell office:value-type="float" office:value="8.47" calcext:value-type="float">
            <text:p>8.47</text:p>
          </table:table-cell>
          <table:table-cell office:value-type="float" office:value="-14.22" calcext:value-type="float">
            <text:p>-14.22</text:p>
          </table:table-cell>
          <table:table-cell office:value-type="float" office:value="178.97" calcext:value-type="float">
            <text:p>178.9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861" calcext:value-type="float">
            <text:p>69.861</text:p>
          </table:table-cell>
          <table:table-cell/>
          <table:table-cell office:value-type="float" office:value="-46.9" calcext:value-type="float">
            <text:p>-46.9</text:p>
          </table:table-cell>
          <table:table-cell office:value-type="float" office:value="69.08" calcext:value-type="float">
            <text:p>69.08</text:p>
          </table:table-cell>
          <table:table-cell office:value-type="float" office:value="1277.1" calcext:value-type="float">
            <text:p>1277.1</text:p>
          </table:table-cell>
          <table:table-cell office:value-type="float" office:value="8.47" calcext:value-type="float">
            <text:p>8.47</text:p>
          </table:table-cell>
          <table:table-cell office:value-type="float" office:value="-14.22" calcext:value-type="float">
            <text:p>-14.22</text:p>
          </table:table-cell>
          <table:table-cell office:value-type="float" office:value="178.97" calcext:value-type="float">
            <text:p>178.9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906" calcext:value-type="float">
            <text:p>69.906</text:p>
          </table:table-cell>
          <table:table-cell/>
          <table:table-cell office:value-type="float" office:value="-47.85" calcext:value-type="float">
            <text:p>-47.85</text:p>
          </table:table-cell>
          <table:table-cell office:value-type="float" office:value="70.05" calcext:value-type="float">
            <text:p>70.05</text:p>
          </table:table-cell>
          <table:table-cell office:value-type="float" office:value="1291.64" calcext:value-type="float">
            <text:p>1291.64</text:p>
          </table:table-cell>
          <table:table-cell office:value-type="float" office:value="7.83" calcext:value-type="float">
            <text:p>7.83</text:p>
          </table:table-cell>
          <table:table-cell office:value-type="float" office:value="-11.01" calcext:value-type="float">
            <text:p>-11.01</text:p>
          </table:table-cell>
          <table:table-cell office:value-type="float" office:value="177.43" calcext:value-type="float">
            <text:p>177.4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951" calcext:value-type="float">
            <text:p>69.951</text:p>
          </table:table-cell>
          <table:table-cell/>
          <table:table-cell office:value-type="float" office:value="-47.74" calcext:value-type="float">
            <text:p>-47.74</text:p>
          </table:table-cell>
          <table:table-cell office:value-type="float" office:value="69.49" calcext:value-type="float">
            <text:p>69.49</text:p>
          </table:table-cell>
          <table:table-cell office:value-type="float" office:value="1288.74" calcext:value-type="float">
            <text:p>1288.74</text:p>
          </table:table-cell>
          <table:table-cell office:value-type="float" office:value="8.84" calcext:value-type="float">
            <text:p>8.84</text:p>
          </table:table-cell>
          <table:table-cell office:value-type="float" office:value="-11.07" calcext:value-type="float">
            <text:p>-11.07</text:p>
          </table:table-cell>
          <table:table-cell office:value-type="float" office:value="176.14" calcext:value-type="float">
            <text:p>176.1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.997" calcext:value-type="float">
            <text:p>69.997</text:p>
          </table:table-cell>
          <table:table-cell/>
          <table:table-cell office:value-type="float" office:value="-48.2" calcext:value-type="float">
            <text:p>-48.2</text:p>
          </table:table-cell>
          <table:table-cell office:value-type="float" office:value="69.7" calcext:value-type="float">
            <text:p>69.7</text:p>
          </table:table-cell>
          <table:table-cell office:value-type="float" office:value="1287.94" calcext:value-type="float">
            <text:p>1287.94</text:p>
          </table:table-cell>
          <table:table-cell office:value-type="float" office:value="7.56" calcext:value-type="float">
            <text:p>7.56</text:p>
          </table:table-cell>
          <table:table-cell office:value-type="float" office:value="-0.06" calcext:value-type="float">
            <text:p>-0.06</text:p>
          </table:table-cell>
          <table:table-cell office:value-type="float" office:value="-175.36" calcext:value-type="float">
            <text:p>-175.3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042" calcext:value-type="float">
            <text:p>70.042</text:p>
          </table:table-cell>
          <table:table-cell/>
          <table:table-cell office:value-type="float" office:value="-48.14" calcext:value-type="float">
            <text:p>-48.14</text:p>
          </table:table-cell>
          <table:table-cell office:value-type="float" office:value="69.84" calcext:value-type="float">
            <text:p>69.84</text:p>
          </table:table-cell>
          <table:table-cell office:value-type="float" office:value="1287.39" calcext:value-type="float">
            <text:p>1287.39</text:p>
          </table:table-cell>
          <table:table-cell office:value-type="float" office:value="7.35" calcext:value-type="float">
            <text:p>7.35</text:p>
          </table:table-cell>
          <table:table-cell office:value-type="float" office:value="-4.61" calcext:value-type="float">
            <text:p>-4.61</text:p>
          </table:table-cell>
          <table:table-cell office:value-type="float" office:value="-178.99" calcext:value-type="float">
            <text:p>-178.9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086" calcext:value-type="float">
            <text:p>70.086</text:p>
          </table:table-cell>
          <table:table-cell/>
          <table:table-cell office:value-type="float" office:value="-48.5" calcext:value-type="float">
            <text:p>-48.5</text:p>
          </table:table-cell>
          <table:table-cell office:value-type="float" office:value="69.95" calcext:value-type="float">
            <text:p>69.95</text:p>
          </table:table-cell>
          <table:table-cell office:value-type="float" office:value="1285.2" calcext:value-type="float">
            <text:p>1285.2</text:p>
          </table:table-cell>
          <table:table-cell office:value-type="float" office:value="8.45" calcext:value-type="float">
            <text:p>8.45</text:p>
          </table:table-cell>
          <table:table-cell office:value-type="float" office:value="-0.1" calcext:value-type="float">
            <text:p>-0.1</text:p>
          </table:table-cell>
          <table:table-cell office:value-type="float" office:value="-175.45" calcext:value-type="float">
            <text:p>-175.4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13" calcext:value-type="float">
            <text:p>70.13</text:p>
          </table:table-cell>
          <table:table-cell/>
          <table:table-cell office:value-type="float" office:value="-48.43" calcext:value-type="float">
            <text:p>-48.43</text:p>
          </table:table-cell>
          <table:table-cell office:value-type="float" office:value="70.09" calcext:value-type="float">
            <text:p>70.09</text:p>
          </table:table-cell>
          <table:table-cell office:value-type="float" office:value="1284.63" calcext:value-type="float">
            <text:p>1284.63</text:p>
          </table:table-cell>
          <table:table-cell office:value-type="float" office:value="8.24" calcext:value-type="float">
            <text:p>8.24</text:p>
          </table:table-cell>
          <table:table-cell office:value-type="float" office:value="-4.65" calcext:value-type="float">
            <text:p>-4.65</text:p>
          </table:table-cell>
          <table:table-cell office:value-type="float" office:value="-179.08" calcext:value-type="float">
            <text:p>-179.0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173" calcext:value-type="float">
            <text:p>70.173</text:p>
          </table:table-cell>
          <table:table-cell/>
          <table:table-cell office:value-type="float" office:value="-48.43" calcext:value-type="float">
            <text:p>-48.43</text:p>
          </table:table-cell>
          <table:table-cell office:value-type="float" office:value="70.09" calcext:value-type="float">
            <text:p>70.09</text:p>
          </table:table-cell>
          <table:table-cell office:value-type="float" office:value="1284.63" calcext:value-type="float">
            <text:p>1284.63</text:p>
          </table:table-cell>
          <table:table-cell office:value-type="float" office:value="8.24" calcext:value-type="float">
            <text:p>8.24</text:p>
          </table:table-cell>
          <table:table-cell office:value-type="float" office:value="-4.65" calcext:value-type="float">
            <text:p>-4.65</text:p>
          </table:table-cell>
          <table:table-cell office:value-type="float" office:value="-179.08" calcext:value-type="float">
            <text:p>-179.0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219" calcext:value-type="float">
            <text:p>70.219</text:p>
          </table:table-cell>
          <table:table-cell/>
          <table:table-cell office:value-type="float" office:value="-48.68" calcext:value-type="float">
            <text:p>-48.68</text:p>
          </table:table-cell>
          <table:table-cell office:value-type="float" office:value="71.1" calcext:value-type="float">
            <text:p>71.1</text:p>
          </table:table-cell>
          <table:table-cell office:value-type="float" office:value="1295.31" calcext:value-type="float">
            <text:p>1295.31</text:p>
          </table:table-cell>
          <table:table-cell office:value-type="float" office:value="8.07" calcext:value-type="float">
            <text:p>8.07</text:p>
          </table:table-cell>
          <table:table-cell office:value-type="float" office:value="-0.75" calcext:value-type="float">
            <text:p>-0.75</text:p>
          </table:table-cell>
          <table:table-cell office:value-type="float" office:value="-174.52" calcext:value-type="float">
            <text:p>-174.5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266" calcext:value-type="float">
            <text:p>70.266</text:p>
          </table:table-cell>
          <table:table-cell/>
          <table:table-cell office:value-type="float" office:value="-48.8" calcext:value-type="float">
            <text:p>-48.8</text:p>
          </table:table-cell>
          <table:table-cell office:value-type="float" office:value="71.59" calcext:value-type="float">
            <text:p>71.59</text:p>
          </table:table-cell>
          <table:table-cell office:value-type="float" office:value="1304.92" calcext:value-type="float">
            <text:p>1304.92</text:p>
          </table:table-cell>
          <table:table-cell office:value-type="float" office:value="8.37" calcext:value-type="float">
            <text:p>8.37</text:p>
          </table:table-cell>
          <table:table-cell office:value-type="float" office:value="-4.65" calcext:value-type="float">
            <text:p>-4.65</text:p>
          </table:table-cell>
          <table:table-cell office:value-type="float" office:value="-179.1" calcext:value-type="float">
            <text:p>-179.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311" calcext:value-type="float">
            <text:p>70.311</text:p>
          </table:table-cell>
          <table:table-cell/>
          <table:table-cell office:value-type="float" office:value="-48.26" calcext:value-type="float">
            <text:p>-48.26</text:p>
          </table:table-cell>
          <table:table-cell office:value-type="float" office:value="71.3" calcext:value-type="float">
            <text:p>71.3</text:p>
          </table:table-cell>
          <table:table-cell office:value-type="float" office:value="1296.3" calcext:value-type="float">
            <text:p>1296.3</text:p>
          </table:table-cell>
          <table:table-cell office:value-type="float" office:value="7.98" calcext:value-type="float">
            <text:p>7.98</text:p>
          </table:table-cell>
          <table:table-cell office:value-type="float" office:value="-6.27" calcext:value-type="float">
            <text:p>-6.27</text:p>
          </table:table-cell>
          <table:table-cell office:value-type="float" office:value="178.71" calcext:value-type="float">
            <text:p>178.7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355" calcext:value-type="float">
            <text:p>70.355</text:p>
          </table:table-cell>
          <table:table-cell/>
          <table:table-cell office:value-type="float" office:value="-47.63" calcext:value-type="float">
            <text:p>-47.63</text:p>
          </table:table-cell>
          <table:table-cell office:value-type="float" office:value="70.06" calcext:value-type="float">
            <text:p>70.06</text:p>
          </table:table-cell>
          <table:table-cell office:value-type="float" office:value="1282.77" calcext:value-type="float">
            <text:p>1282.77</text:p>
          </table:table-cell>
          <table:table-cell office:value-type="float" office:value="7.27" calcext:value-type="float">
            <text:p>7.27</text:p>
          </table:table-cell>
          <table:table-cell office:value-type="float" office:value="3.61" calcext:value-type="float">
            <text:p>3.61</text:p>
          </table:table-cell>
          <table:table-cell office:value-type="float" office:value="167.84" calcext:value-type="float">
            <text:p>167.8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401" calcext:value-type="float">
            <text:p>70.401</text:p>
          </table:table-cell>
          <table:table-cell/>
          <table:table-cell office:value-type="float" office:value="-47.7" calcext:value-type="float">
            <text:p>-47.7</text:p>
          </table:table-cell>
          <table:table-cell office:value-type="float" office:value="69.99" calcext:value-type="float">
            <text:p>69.99</text:p>
          </table:table-cell>
          <table:table-cell office:value-type="float" office:value="1285.34" calcext:value-type="float">
            <text:p>1285.34</text:p>
          </table:table-cell>
          <table:table-cell office:value-type="float" office:value="7.81" calcext:value-type="float">
            <text:p>7.81</text:p>
          </table:table-cell>
          <table:table-cell office:value-type="float" office:value="1.19" calcext:value-type="float">
            <text:p>1.19</text:p>
          </table:table-cell>
          <table:table-cell office:value-type="float" office:value="165.91" calcext:value-type="float">
            <text:p>165.9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446" calcext:value-type="float">
            <text:p>70.446</text:p>
          </table:table-cell>
          <table:table-cell/>
          <table:table-cell office:value-type="float" office:value="-47.46" calcext:value-type="float">
            <text:p>-47.46</text:p>
          </table:table-cell>
          <table:table-cell office:value-type="float" office:value="70.56" calcext:value-type="float">
            <text:p>70.56</text:p>
          </table:table-cell>
          <table:table-cell office:value-type="float" office:value="1285.91" calcext:value-type="float">
            <text:p>1285.91</text:p>
          </table:table-cell>
          <table:table-cell office:value-type="float" office:value="7.66" calcext:value-type="float">
            <text:p>7.66</text:p>
          </table:table-cell>
          <table:table-cell office:value-type="float" office:value="-9.52" calcext:value-type="float">
            <text:p>-9.52</text:p>
          </table:table-cell>
          <table:table-cell office:value-type="float" office:value="-178.35" calcext:value-type="float">
            <text:p>-178.3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492" calcext:value-type="float">
            <text:p>70.492</text:p>
          </table:table-cell>
          <table:table-cell/>
          <table:table-cell office:value-type="float" office:value="-46.78" calcext:value-type="float">
            <text:p>-46.78</text:p>
          </table:table-cell>
          <table:table-cell office:value-type="float" office:value="70.61" calcext:value-type="float">
            <text:p>70.61</text:p>
          </table:table-cell>
          <table:table-cell office:value-type="float" office:value="1282.76" calcext:value-type="float">
            <text:p>1282.76</text:p>
          </table:table-cell>
          <table:table-cell office:value-type="float" office:value="7.9" calcext:value-type="float">
            <text:p>7.9</text:p>
          </table:table-cell>
          <table:table-cell office:value-type="float" office:value="-6.96" calcext:value-type="float">
            <text:p>-6.96</text:p>
          </table:table-cell>
          <table:table-cell office:value-type="float" office:value="-174.63" calcext:value-type="float">
            <text:p>-174.6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537" calcext:value-type="float">
            <text:p>70.537</text:p>
          </table:table-cell>
          <table:table-cell/>
          <table:table-cell office:value-type="float" office:value="-46.33" calcext:value-type="float">
            <text:p>-46.33</text:p>
          </table:table-cell>
          <table:table-cell office:value-type="float" office:value="70.26" calcext:value-type="float">
            <text:p>70.26</text:p>
          </table:table-cell>
          <table:table-cell office:value-type="float" office:value="1266.67" calcext:value-type="float">
            <text:p>1266.67</text:p>
          </table:table-cell>
          <table:table-cell office:value-type="float" office:value="8.82" calcext:value-type="float">
            <text:p>8.82</text:p>
          </table:table-cell>
          <table:table-cell office:value-type="float" office:value="-13.73" calcext:value-type="float">
            <text:p>-13.73</text:p>
          </table:table-cell>
          <table:table-cell office:value-type="float" office:value="179.16" calcext:value-type="float">
            <text:p>179.1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582" calcext:value-type="float">
            <text:p>70.582</text:p>
          </table:table-cell>
          <table:table-cell/>
          <table:table-cell office:value-type="float" office:value="-46.02" calcext:value-type="float">
            <text:p>-46.02</text:p>
          </table:table-cell>
          <table:table-cell office:value-type="float" office:value="70.12" calcext:value-type="float">
            <text:p>70.12</text:p>
          </table:table-cell>
          <table:table-cell office:value-type="float" office:value="1264.08" calcext:value-type="float">
            <text:p>1264.08</text:p>
          </table:table-cell>
          <table:table-cell office:value-type="float" office:value="9.09" calcext:value-type="float">
            <text:p>9.09</text:p>
          </table:table-cell>
          <table:table-cell office:value-type="float" office:value="-16.17" calcext:value-type="float">
            <text:p>-16.17</text:p>
          </table:table-cell>
          <table:table-cell office:value-type="float" office:value="179.86" calcext:value-type="float">
            <text:p>179.8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625" calcext:value-type="float">
            <text:p>70.625</text:p>
          </table:table-cell>
          <table:table-cell/>
          <table:table-cell office:value-type="float" office:value="-45.94" calcext:value-type="float">
            <text:p>-45.94</text:p>
          </table:table-cell>
          <table:table-cell office:value-type="float" office:value="70.26" calcext:value-type="float">
            <text:p>70.26</text:p>
          </table:table-cell>
          <table:table-cell office:value-type="float" office:value="1266.74" calcext:value-type="float">
            <text:p>1266.74</text:p>
          </table:table-cell>
          <table:table-cell office:value-type="float" office:value="8.91" calcext:value-type="float">
            <text:p>8.91</text:p>
          </table:table-cell>
          <table:table-cell office:value-type="float" office:value="-13.83" calcext:value-type="float">
            <text:p>-13.83</text:p>
          </table:table-cell>
          <table:table-cell office:value-type="float" office:value="178.46" calcext:value-type="float">
            <text:p>178.4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669" calcext:value-type="float">
            <text:p>70.669</text:p>
          </table:table-cell>
          <table:table-cell/>
          <table:table-cell office:value-type="float" office:value="-46.08" calcext:value-type="float">
            <text:p>-46.08</text:p>
          </table:table-cell>
          <table:table-cell office:value-type="float" office:value="70.87" calcext:value-type="float">
            <text:p>70.87</text:p>
          </table:table-cell>
          <table:table-cell office:value-type="float" office:value="1284.76" calcext:value-type="float">
            <text:p>1284.76</text:p>
          </table:table-cell>
          <table:table-cell office:value-type="float" office:value="8.24" calcext:value-type="float">
            <text:p>8.24</text:p>
          </table:table-cell>
          <table:table-cell office:value-type="float" office:value="-4.54" calcext:value-type="float">
            <text:p>-4.54</text:p>
          </table:table-cell>
          <table:table-cell office:value-type="float" office:value="-179.15" calcext:value-type="float">
            <text:p>-179.1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715" calcext:value-type="float">
            <text:p>70.715</text:p>
          </table:table-cell>
          <table:table-cell/>
          <table:table-cell office:value-type="float" office:value="-46.65" calcext:value-type="float">
            <text:p>-46.65</text:p>
          </table:table-cell>
          <table:table-cell office:value-type="float" office:value="71.09" calcext:value-type="float">
            <text:p>71.09</text:p>
          </table:table-cell>
          <table:table-cell office:value-type="float" office:value="1293.51" calcext:value-type="float">
            <text:p>1293.51</text:p>
          </table:table-cell>
          <table:table-cell office:value-type="float" office:value="8.34" calcext:value-type="float">
            <text:p>8.34</text:p>
          </table:table-cell>
          <table:table-cell office:value-type="float" office:value="3.06" calcext:value-type="float">
            <text:p>3.06</text:p>
          </table:table-cell>
          <table:table-cell office:value-type="float" office:value="174.63" calcext:value-type="float">
            <text:p>174.6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761" calcext:value-type="float">
            <text:p>70.761</text:p>
          </table:table-cell>
          <table:table-cell/>
          <table:table-cell office:value-type="float" office:value="-45.4" calcext:value-type="float">
            <text:p>-45.4</text:p>
          </table:table-cell>
          <table:table-cell office:value-type="float" office:value="70.01" calcext:value-type="float">
            <text:p>70.01</text:p>
          </table:table-cell>
          <table:table-cell office:value-type="float" office:value="1283.28" calcext:value-type="float">
            <text:p>1283.28</text:p>
          </table:table-cell>
          <table:table-cell office:value-type="float" office:value="8.56" calcext:value-type="float">
            <text:p>8.56</text:p>
          </table:table-cell>
          <table:table-cell office:value-type="float" office:value="-9.42" calcext:value-type="float">
            <text:p>-9.42</text:p>
          </table:table-cell>
          <table:table-cell office:value-type="float" office:value="-178.44" calcext:value-type="float">
            <text:p>-178.4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805" calcext:value-type="float">
            <text:p>70.805</text:p>
          </table:table-cell>
          <table:table-cell/>
          <table:table-cell office:value-type="float" office:value="-45.3" calcext:value-type="float">
            <text:p>-45.3</text:p>
          </table:table-cell>
          <table:table-cell office:value-type="float" office:value="70.09" calcext:value-type="float">
            <text:p>70.09</text:p>
          </table:table-cell>
          <table:table-cell office:value-type="float" office:value="1284.88" calcext:value-type="float">
            <text:p>1284.88</text:p>
          </table:table-cell>
          <table:table-cell office:value-type="float" office:value="8.24" calcext:value-type="float">
            <text:p>8.24</text:p>
          </table:table-cell>
          <table:table-cell office:value-type="float" office:value="-4.49" calcext:value-type="float">
            <text:p>-4.49</text:p>
          </table:table-cell>
          <table:table-cell office:value-type="float" office:value="-179.13" calcext:value-type="float">
            <text:p>-179.1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849" calcext:value-type="float">
            <text:p>70.849</text:p>
          </table:table-cell>
          <table:table-cell/>
          <table:table-cell office:value-type="float" office:value="-44.39" calcext:value-type="float">
            <text:p>-44.39</text:p>
          </table:table-cell>
          <table:table-cell office:value-type="float" office:value="69.16" calcext:value-type="float">
            <text:p>69.16</text:p>
          </table:table-cell>
          <table:table-cell office:value-type="float" office:value="1271.28" calcext:value-type="float">
            <text:p>1271.28</text:p>
          </table:table-cell>
          <table:table-cell office:value-type="float" office:value="8.99" calcext:value-type="float">
            <text:p>8.99</text:p>
          </table:table-cell>
          <table:table-cell office:value-type="float" office:value="-10.09" calcext:value-type="float">
            <text:p>-10.09</text:p>
          </table:table-cell>
          <table:table-cell office:value-type="float" office:value="-179.03" calcext:value-type="float">
            <text:p>-179.03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896" calcext:value-type="float">
            <text:p>70.896</text:p>
          </table:table-cell>
          <table:table-cell/>
          <table:table-cell office:value-type="float" office:value="-44.47" calcext:value-type="float">
            <text:p>-44.47</text:p>
          </table:table-cell>
          <table:table-cell office:value-type="float" office:value="69.03" calcext:value-type="float">
            <text:p>69.03</text:p>
          </table:table-cell>
          <table:table-cell office:value-type="float" office:value="1268.68" calcext:value-type="float">
            <text:p>1268.68</text:p>
          </table:table-cell>
          <table:table-cell office:value-type="float" office:value="9.21" calcext:value-type="float">
            <text:p>9.21</text:p>
          </table:table-cell>
          <table:table-cell office:value-type="float" office:value="-13.07" calcext:value-type="float">
            <text:p>-13.07</text:p>
          </table:table-cell>
          <table:table-cell office:value-type="float" office:value="-178.09" calcext:value-type="float">
            <text:p>-178.0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94" calcext:value-type="float">
            <text:p>70.94</text:p>
          </table:table-cell>
          <table:table-cell/>
          <table:table-cell office:value-type="float" office:value="-44.8" calcext:value-type="float">
            <text:p>-44.8</text:p>
          </table:table-cell>
          <table:table-cell office:value-type="float" office:value="69.54" calcext:value-type="float">
            <text:p>69.54</text:p>
          </table:table-cell>
          <table:table-cell office:value-type="float" office:value="1281.93" calcext:value-type="float">
            <text:p>1281.93</text:p>
          </table:table-cell>
          <table:table-cell office:value-type="float" office:value="9.13" calcext:value-type="float">
            <text:p>9.13</text:p>
          </table:table-cell>
          <table:table-cell office:value-type="float" office:value="-4.48" calcext:value-type="float">
            <text:p>-4.48</text:p>
          </table:table-cell>
          <table:table-cell office:value-type="float" office:value="-179.19" calcext:value-type="float">
            <text:p>-179.1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.986" calcext:value-type="float">
            <text:p>70.986</text:p>
          </table:table-cell>
          <table:table-cell/>
          <table:table-cell office:value-type="float" office:value="-44.29" calcext:value-type="float">
            <text:p>-44.29</text:p>
          </table:table-cell>
          <table:table-cell office:value-type="float" office:value="68.47" calcext:value-type="float">
            <text:p>68.47</text:p>
          </table:table-cell>
          <table:table-cell office:value-type="float" office:value="1271.56" calcext:value-type="float">
            <text:p>1271.56</text:p>
          </table:table-cell>
          <table:table-cell office:value-type="float" office:value="7.72" calcext:value-type="float">
            <text:p>7.72</text:p>
          </table:table-cell>
          <table:table-cell office:value-type="float" office:value="3.14" calcext:value-type="float">
            <text:p>3.14</text:p>
          </table:table-cell>
          <table:table-cell office:value-type="float" office:value="167.51" calcext:value-type="float">
            <text:p>167.5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03" calcext:value-type="float">
            <text:p>71.03</text:p>
          </table:table-cell>
          <table:table-cell/>
          <table:table-cell office:value-type="float" office:value="-44.62" calcext:value-type="float">
            <text:p>-44.62</text:p>
          </table:table-cell>
          <table:table-cell office:value-type="float" office:value="69.24" calcext:value-type="float">
            <text:p>69.24</text:p>
          </table:table-cell>
          <table:table-cell office:value-type="float" office:value="1283.39" calcext:value-type="float">
            <text:p>1283.39</text:p>
          </table:table-cell>
          <table:table-cell office:value-type="float" office:value="8.55" calcext:value-type="float">
            <text:p>8.55</text:p>
          </table:table-cell>
          <table:table-cell office:value-type="float" office:value="-9.39" calcext:value-type="float">
            <text:p>-9.39</text:p>
          </table:table-cell>
          <table:table-cell office:value-type="float" office:value="-178.41" calcext:value-type="float">
            <text:p>-178.4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074" calcext:value-type="float">
            <text:p>71.074</text:p>
          </table:table-cell>
          <table:table-cell/>
          <table:table-cell office:value-type="float" office:value="-44.52" calcext:value-type="float">
            <text:p>-44.52</text:p>
          </table:table-cell>
          <table:table-cell office:value-type="float" office:value="69.31" calcext:value-type="float">
            <text:p>69.31</text:p>
          </table:table-cell>
          <table:table-cell office:value-type="float" office:value="1284.99" calcext:value-type="float">
            <text:p>1284.99</text:p>
          </table:table-cell>
          <table:table-cell office:value-type="float" office:value="8.24" calcext:value-type="float">
            <text:p>8.24</text:p>
          </table:table-cell>
          <table:table-cell office:value-type="float" office:value="-4.44" calcext:value-type="float">
            <text:p>-4.44</text:p>
          </table:table-cell>
          <table:table-cell office:value-type="float" office:value="-179.1" calcext:value-type="float">
            <text:p>-179.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/>
          <table:table-cell office:value-type="float" office:value="-44.13" calcext:value-type="float">
            <text:p>-44.13</text:p>
          </table:table-cell>
          <table:table-cell office:value-type="float" office:value="68.85" calcext:value-type="float">
            <text:p>68.85</text:p>
          </table:table-cell>
          <table:table-cell office:value-type="float" office:value="1268.49" calcext:value-type="float">
            <text:p>1268.49</text:p>
          </table:table-cell>
          <table:table-cell office:value-type="float" office:value="9.15" calcext:value-type="float">
            <text:p>9.15</text:p>
          </table:table-cell>
          <table:table-cell office:value-type="float" office:value="-6.27" calcext:value-type="float">
            <text:p>-6.27</text:p>
          </table:table-cell>
          <table:table-cell office:value-type="float" office:value="-174.27" calcext:value-type="float">
            <text:p>-174.2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165" calcext:value-type="float">
            <text:p>71.165</text:p>
          </table:table-cell>
          <table:table-cell/>
          <table:table-cell office:value-type="float" office:value="-44.8" calcext:value-type="float">
            <text:p>-44.8</text:p>
          </table:table-cell>
          <table:table-cell office:value-type="float" office:value="69.54" calcext:value-type="float">
            <text:p>69.54</text:p>
          </table:table-cell>
          <table:table-cell office:value-type="float" office:value="1281.93" calcext:value-type="float">
            <text:p>1281.93</text:p>
          </table:table-cell>
          <table:table-cell office:value-type="float" office:value="9.13" calcext:value-type="float">
            <text:p>9.13</text:p>
          </table:table-cell>
          <table:table-cell office:value-type="float" office:value="-4.48" calcext:value-type="float">
            <text:p>-4.48</text:p>
          </table:table-cell>
          <table:table-cell office:value-type="float" office:value="-179.19" calcext:value-type="float">
            <text:p>-179.1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209" calcext:value-type="float">
            <text:p>71.209</text:p>
          </table:table-cell>
          <table:table-cell/>
          <table:table-cell office:value-type="float" office:value="-44.48" calcext:value-type="float">
            <text:p>-44.48</text:p>
          </table:table-cell>
          <table:table-cell office:value-type="float" office:value="69.52" calcext:value-type="float">
            <text:p>69.52</text:p>
          </table:table-cell>
          <table:table-cell office:value-type="float" office:value="1273.75" calcext:value-type="float">
            <text:p>1273.75</text:p>
          </table:table-cell>
          <table:table-cell office:value-type="float" office:value="8.55" calcext:value-type="float">
            <text:p>8.55</text:p>
          </table:table-cell>
          <table:table-cell office:value-type="float" office:value="-9.59" calcext:value-type="float">
            <text:p>-9.59</text:p>
          </table:table-cell>
          <table:table-cell office:value-type="float" office:value="-175.58" calcext:value-type="float">
            <text:p>-175.5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255" calcext:value-type="float">
            <text:p>71.255</text:p>
          </table:table-cell>
          <table:table-cell/>
          <table:table-cell office:value-type="float" office:value="-44.8" calcext:value-type="float">
            <text:p>-44.8</text:p>
          </table:table-cell>
          <table:table-cell office:value-type="float" office:value="70.32" calcext:value-type="float">
            <text:p>70.32</text:p>
          </table:table-cell>
          <table:table-cell office:value-type="float" office:value="1281.88" calcext:value-type="float">
            <text:p>1281.88</text:p>
          </table:table-cell>
          <table:table-cell office:value-type="float" office:value="9.13" calcext:value-type="float">
            <text:p>9.13</text:p>
          </table:table-cell>
          <table:table-cell office:value-type="float" office:value="-4.49" calcext:value-type="float">
            <text:p>-4.49</text:p>
          </table:table-cell>
          <table:table-cell office:value-type="float" office:value="-179.22" calcext:value-type="float">
            <text:p>-179.2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298" calcext:value-type="float">
            <text:p>71.298</text:p>
          </table:table-cell>
          <table:table-cell/>
          <table:table-cell office:value-type="float" office:value="-44.79" calcext:value-type="float">
            <text:p>-44.79</text:p>
          </table:table-cell>
          <table:table-cell office:value-type="float" office:value="69.98" calcext:value-type="float">
            <text:p>69.98</text:p>
          </table:table-cell>
          <table:table-cell office:value-type="float" office:value="1273.11" calcext:value-type="float">
            <text:p>1273.11</text:p>
          </table:table-cell>
          <table:table-cell office:value-type="float" office:value="8.89" calcext:value-type="float">
            <text:p>8.89</text:p>
          </table:table-cell>
          <table:table-cell office:value-type="float" office:value="8.51" calcext:value-type="float">
            <text:p>8.51</text:p>
          </table:table-cell>
          <table:table-cell office:value-type="float" office:value="176.36" calcext:value-type="float">
            <text:p>176.3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343" calcext:value-type="float">
            <text:p>71.343</text:p>
          </table:table-cell>
          <table:table-cell/>
          <table:table-cell office:value-type="float" office:value="-44.93" calcext:value-type="float">
            <text:p>-44.93</text:p>
          </table:table-cell>
          <table:table-cell office:value-type="float" office:value="70.28" calcext:value-type="float">
            <text:p>70.28</text:p>
          </table:table-cell>
          <table:table-cell office:value-type="float" office:value="1271.92" calcext:value-type="float">
            <text:p>1271.92</text:p>
          </table:table-cell>
          <table:table-cell office:value-type="float" office:value="8.05" calcext:value-type="float">
            <text:p>8.05</text:p>
          </table:table-cell>
          <table:table-cell office:value-type="float" office:value="7.2" calcext:value-type="float">
            <text:p>7.2</text:p>
          </table:table-cell>
          <table:table-cell office:value-type="float" office:value="173.48" calcext:value-type="float">
            <text:p>173.4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388" calcext:value-type="float">
            <text:p>71.388</text:p>
          </table:table-cell>
          <table:table-cell/>
          <table:table-cell office:value-type="float" office:value="-44.78" calcext:value-type="float">
            <text:p>-44.78</text:p>
          </table:table-cell>
          <table:table-cell office:value-type="float" office:value="70.26" calcext:value-type="float">
            <text:p>70.26</text:p>
          </table:table-cell>
          <table:table-cell office:value-type="float" office:value="1266.74" calcext:value-type="float">
            <text:p>1266.74</text:p>
          </table:table-cell>
          <table:table-cell office:value-type="float" office:value="8.82" calcext:value-type="float">
            <text:p>8.82</text:p>
          </table:table-cell>
          <table:table-cell office:value-type="float" office:value="-13.67" calcext:value-type="float">
            <text:p>-13.67</text:p>
          </table:table-cell>
          <table:table-cell office:value-type="float" office:value="179.16" calcext:value-type="float">
            <text:p>179.16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432" calcext:value-type="float">
            <text:p>71.432</text:p>
          </table:table-cell>
          <table:table-cell/>
          <table:table-cell office:value-type="float" office:value="-46.07" calcext:value-type="float">
            <text:p>-46.07</text:p>
          </table:table-cell>
          <table:table-cell office:value-type="float" office:value="71.31" calcext:value-type="float">
            <text:p>71.31</text:p>
          </table:table-cell>
          <table:table-cell office:value-type="float" office:value="1276.14" calcext:value-type="float">
            <text:p>1276.14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176.25" calcext:value-type="float">
            <text:p>176.2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477" calcext:value-type="float">
            <text:p>71.477</text:p>
          </table:table-cell>
          <table:table-cell/>
          <table:table-cell office:value-type="float" office:value="-46.03" calcext:value-type="float">
            <text:p>-46.03</text:p>
          </table:table-cell>
          <table:table-cell office:value-type="float" office:value="71.84" calcext:value-type="float">
            <text:p>71.84</text:p>
          </table:table-cell>
          <table:table-cell office:value-type="float" office:value="1273.46" calcext:value-type="float">
            <text:p>1273.46</text:p>
          </table:table-cell>
          <table:table-cell office:value-type="float" office:value="8.56" calcext:value-type="float">
            <text:p>8.56</text:p>
          </table:table-cell>
          <table:table-cell office:value-type="float" office:value="-9.67" calcext:value-type="float">
            <text:p>-9.67</text:p>
          </table:table-cell>
          <table:table-cell office:value-type="float" office:value="-175.68" calcext:value-type="float">
            <text:p>-175.68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529" calcext:value-type="float">
            <text:p>71.529</text:p>
          </table:table-cell>
          <table:table-cell/>
          <table:table-cell office:value-type="float" office:value="-46.46" calcext:value-type="float">
            <text:p>-46.46</text:p>
          </table:table-cell>
          <table:table-cell office:value-type="float" office:value="72.57" calcext:value-type="float">
            <text:p>72.57</text:p>
          </table:table-cell>
          <table:table-cell office:value-type="float" office:value="1279.9" calcext:value-type="float">
            <text:p>1279.9</text:p>
          </table:table-cell>
          <table:table-cell office:value-type="float" office:value="9.48" calcext:value-type="float">
            <text:p>9.48</text:p>
          </table:table-cell>
          <table:table-cell office:value-type="float" office:value="-9.48" calcext:value-type="float">
            <text:p>-9.48</text:p>
          </table:table-cell>
          <table:table-cell office:value-type="float" office:value="-178.65" calcext:value-type="float">
            <text:p>-178.65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582" calcext:value-type="float">
            <text:p>71.582</text:p>
          </table:table-cell>
          <table:table-cell/>
          <table:table-cell office:value-type="float" office:value="-46.02" calcext:value-type="float">
            <text:p>-46.02</text:p>
          </table:table-cell>
          <table:table-cell office:value-type="float" office:value="71.66" calcext:value-type="float">
            <text:p>71.66</text:p>
          </table:table-cell>
          <table:table-cell office:value-type="float" office:value="1263.95" calcext:value-type="float">
            <text:p>1263.95</text:p>
          </table:table-cell>
          <table:table-cell office:value-type="float" office:value="9.1" calcext:value-type="float">
            <text:p>9.1</text:p>
          </table:table-cell>
          <table:table-cell office:value-type="float" office:value="-16.17" calcext:value-type="float">
            <text:p>-16.17</text:p>
          </table:table-cell>
          <table:table-cell office:value-type="float" office:value="179.79" calcext:value-type="float">
            <text:p>179.79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627" calcext:value-type="float">
            <text:p>71.627</text:p>
          </table:table-cell>
          <table:table-cell/>
          <table:table-cell office:value-type="float" office:value="-46.84" calcext:value-type="float">
            <text:p>-46.84</text:p>
          </table:table-cell>
          <table:table-cell office:value-type="float" office:value="71.77" calcext:value-type="float">
            <text:p>71.77</text:p>
          </table:table-cell>
          <table:table-cell office:value-type="float" office:value="1270.96" calcext:value-type="float">
            <text:p>1270.96</text:p>
          </table:table-cell>
          <table:table-cell office:value-type="float" office:value="7.95" calcext:value-type="float">
            <text:p>7.95</text:p>
          </table:table-cell>
          <table:table-cell office:value-type="float" office:value="6.98" calcext:value-type="float">
            <text:p>6.98</text:p>
          </table:table-cell>
          <table:table-cell office:value-type="float" office:value="172.07" calcext:value-type="float">
            <text:p>172.0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671" calcext:value-type="float">
            <text:p>71.671</text:p>
          </table:table-cell>
          <table:table-cell/>
          <table:table-cell office:value-type="float" office:value="-46.84" calcext:value-type="float">
            <text:p>-46.84</text:p>
          </table:table-cell>
          <table:table-cell office:value-type="float" office:value="71.77" calcext:value-type="float">
            <text:p>71.77</text:p>
          </table:table-cell>
          <table:table-cell office:value-type="float" office:value="1270.96" calcext:value-type="float">
            <text:p>1270.96</text:p>
          </table:table-cell>
          <table:table-cell office:value-type="float" office:value="7.95" calcext:value-type="float">
            <text:p>7.95</text:p>
          </table:table-cell>
          <table:table-cell office:value-type="float" office:value="6.98" calcext:value-type="float">
            <text:p>6.98</text:p>
          </table:table-cell>
          <table:table-cell office:value-type="float" office:value="172.07" calcext:value-type="float">
            <text:p>172.07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714" calcext:value-type="float">
            <text:p>71.714</text:p>
          </table:table-cell>
          <table:table-cell/>
          <table:table-cell office:value-type="float" office:value="-46.71" calcext:value-type="float">
            <text:p>-46.71</text:p>
          </table:table-cell>
          <table:table-cell office:value-type="float" office:value="71.8" calcext:value-type="float">
            <text:p>71.8</text:p>
          </table:table-cell>
          <table:table-cell office:value-type="float" office:value="1266.57" calcext:value-type="float">
            <text:p>1266.57</text:p>
          </table:table-cell>
          <table:table-cell office:value-type="float" office:value="8.92" calcext:value-type="float">
            <text:p>8.92</text:p>
          </table:table-cell>
          <table:table-cell office:value-type="float" office:value="-13.86" calcext:value-type="float">
            <text:p>-13.86</text:p>
          </table:table-cell>
          <table:table-cell office:value-type="float" office:value="178.4" calcext:value-type="float">
            <text:p>178.4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759" calcext:value-type="float">
            <text:p>71.759</text:p>
          </table:table-cell>
          <table:table-cell/>
          <table:table-cell office:value-type="float" office:value="-47.4" calcext:value-type="float">
            <text:p>-47.4</text:p>
          </table:table-cell>
          <table:table-cell office:value-type="float" office:value="72.33" calcext:value-type="float">
            <text:p>72.33</text:p>
          </table:table-cell>
          <table:table-cell office:value-type="float" office:value="1271.09" calcext:value-type="float">
            <text:p>1271.09</text:p>
          </table:table-cell>
          <table:table-cell office:value-type="float" office:value="7.7" calcext:value-type="float">
            <text:p>7.7</text:p>
          </table:table-cell>
          <table:table-cell office:value-type="float" office:value="3.09" calcext:value-type="float">
            <text:p>3.09</text:p>
          </table:table-cell>
          <table:table-cell office:value-type="float" office:value="167.31" calcext:value-type="float">
            <text:p>167.31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804" calcext:value-type="float">
            <text:p>71.804</text:p>
          </table:table-cell>
          <table:table-cell/>
          <table:table-cell office:value-type="float" office:value="-47.62" calcext:value-type="float">
            <text:p>-47.62</text:p>
          </table:table-cell>
          <table:table-cell office:value-type="float" office:value="72.54" calcext:value-type="float">
            <text:p>72.54</text:p>
          </table:table-cell>
          <table:table-cell office:value-type="float" office:value="1270.85" calcext:value-type="float">
            <text:p>1270.85</text:p>
          </table:table-cell>
          <table:table-cell office:value-type="float" office:value="7.95" calcext:value-type="float">
            <text:p>7.95</text:p>
          </table:table-cell>
          <table:table-cell office:value-type="float" office:value="6.96" calcext:value-type="float">
            <text:p>6.96</text:p>
          </table:table-cell>
          <table:table-cell office:value-type="float" office:value="172.02" calcext:value-type="float">
            <text:p>172.0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float" office:value="456" calcext:value-type="float">
            <text:p>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.833" calcext:value-type="float">
            <text:p>71.833</text:p>
          </table:table-cell>
          <table:table-cell/>
          <table:table-cell office:value-type="float" office:value="-47.62" calcext:value-type="float">
            <text:p>-47.62</text:p>
          </table:table-cell>
          <table:table-cell office:value-type="float" office:value="72.54" calcext:value-type="float">
            <text:p>72.54</text:p>
          </table:table-cell>
          <table:table-cell office:value-type="float" office:value="1270.85" calcext:value-type="float">
            <text:p>1270.85</text:p>
          </table:table-cell>
          <table:table-cell office:value-type="float" office:value="7.95" calcext:value-type="float">
            <text:p>7.95</text:p>
          </table:table-cell>
          <table:table-cell office:value-type="float" office:value="6.96" calcext:value-type="float">
            <text:p>6.96</text:p>
          </table:table-cell>
          <table:table-cell office:value-type="float" office:value="172.02" calcext:value-type="float">
            <text:p>172.0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877" calcext:value-type="float">
            <text:p>71.877</text:p>
          </table:table-cell>
          <table:table-cell/>
          <table:table-cell office:value-type="float" office:value="-47.65" calcext:value-type="float">
            <text:p>-47.65</text:p>
          </table:table-cell>
          <table:table-cell office:value-type="float" office:value="72.44" calcext:value-type="float">
            <text:p>72.44</text:p>
          </table:table-cell>
          <table:table-cell office:value-type="float" office:value="1263.16" calcext:value-type="float">
            <text:p>1263.16</text:p>
          </table:table-cell>
          <table:table-cell office:value-type="float" office:value="8.94" calcext:value-type="float">
            <text:p>8.94</text:p>
          </table:table-cell>
          <table:table-cell office:value-type="float" office:value="-3.73" calcext:value-type="float">
            <text:p>-3.73</text:p>
          </table:table-cell>
          <table:table-cell office:value-type="float" office:value="-173.08" calcext:value-type="float">
            <text:p>-173.08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922" calcext:value-type="float">
            <text:p>71.922</text:p>
          </table:table-cell>
          <table:table-cell/>
          <table:table-cell office:value-type="float" office:value="-48.48" calcext:value-type="float">
            <text:p>-48.48</text:p>
          </table:table-cell>
          <table:table-cell office:value-type="float" office:value="73.13" calcext:value-type="float">
            <text:p>73.13</text:p>
          </table:table-cell>
          <table:table-cell office:value-type="float" office:value="1273.26" calcext:value-type="float">
            <text:p>1273.26</text:p>
          </table:table-cell>
          <table:table-cell office:value-type="float" office:value="8.94" calcext:value-type="float">
            <text:p>8.94</text:p>
          </table:table-cell>
          <table:table-cell office:value-type="float" office:value="5.31" calcext:value-type="float">
            <text:p>5.31</text:p>
          </table:table-cell>
          <table:table-cell office:value-type="float" office:value="178.4" calcext:value-type="float">
            <text:p>178.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.966" calcext:value-type="float">
            <text:p>71.966</text:p>
          </table:table-cell>
          <table:table-cell/>
          <table:table-cell office:value-type="float" office:value="-48.06" calcext:value-type="float">
            <text:p>-48.06</text:p>
          </table:table-cell>
          <table:table-cell office:value-type="float" office:value="72.9" calcext:value-type="float">
            <text:p>72.9</text:p>
          </table:table-cell>
          <table:table-cell office:value-type="float" office:value="1265.8" calcext:value-type="float">
            <text:p>1265.8</text:p>
          </table:table-cell>
          <table:table-cell office:value-type="float" office:value="9.53" calcext:value-type="float">
            <text:p>9.53</text:p>
          </table:table-cell>
          <table:table-cell office:value-type="float" office:value="-10.91" calcext:value-type="float">
            <text:p>-10.91</text:p>
          </table:table-cell>
          <table:table-cell office:value-type="float" office:value="177.12" calcext:value-type="float">
            <text:p>177.1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011" calcext:value-type="float">
            <text:p>72.011</text:p>
          </table:table-cell>
          <table:table-cell/>
          <table:table-cell office:value-type="float" office:value="-48.38" calcext:value-type="float">
            <text:p>-48.38</text:p>
          </table:table-cell>
          <table:table-cell office:value-type="float" office:value="72.9" calcext:value-type="float">
            <text:p>72.9</text:p>
          </table:table-cell>
          <table:table-cell office:value-type="float" office:value="1265.66" calcext:value-type="float">
            <text:p>1265.66</text:p>
          </table:table-cell>
          <table:table-cell office:value-type="float" office:value="8.55" calcext:value-type="float">
            <text:p>8.55</text:p>
          </table:table-cell>
          <table:table-cell office:value-type="float" office:value="4.21" calcext:value-type="float">
            <text:p>4.21</text:p>
          </table:table-cell>
          <table:table-cell office:value-type="float" office:value="179.74" calcext:value-type="float">
            <text:p>179.7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055" calcext:value-type="float">
            <text:p>72.055</text:p>
          </table:table-cell>
          <table:table-cell/>
          <table:table-cell office:value-type="float" office:value="-48.6" calcext:value-type="float">
            <text:p>-48.6</text:p>
          </table:table-cell>
          <table:table-cell office:value-type="float" office:value="72.87" calcext:value-type="float">
            <text:p>72.87</text:p>
          </table:table-cell>
          <table:table-cell office:value-type="float" office:value="1265.63" calcext:value-type="float">
            <text:p>1265.63</text:p>
          </table:table-cell>
          <table:table-cell office:value-type="float" office:value="8.45" calcext:value-type="float">
            <text:p>8.45</text:p>
          </table:table-cell>
          <table:table-cell office:value-type="float" office:value="7.73" calcext:value-type="float">
            <text:p>7.73</text:p>
          </table:table-cell>
          <table:table-cell office:value-type="float" office:value="176.83" calcext:value-type="float">
            <text:p>176.83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102" calcext:value-type="float">
            <text:p>72.102</text:p>
          </table:table-cell>
          <table:table-cell/>
          <table:table-cell office:value-type="float" office:value="-48.94" calcext:value-type="float">
            <text:p>-48.94</text:p>
          </table:table-cell>
          <table:table-cell office:value-type="float" office:value="72.54" calcext:value-type="float">
            <text:p>72.54</text:p>
          </table:table-cell>
          <table:table-cell office:value-type="float" office:value="1270.86" calcext:value-type="float">
            <text:p>1270.86</text:p>
          </table:table-cell>
          <table:table-cell office:value-type="float" office:value="8.1" calcext:value-type="float">
            <text:p>8.1</text:p>
          </table:table-cell>
          <table:table-cell office:value-type="float" office:value="2.42" calcext:value-type="float">
            <text:p>2.42</text:p>
          </table:table-cell>
          <table:table-cell office:value-type="float" office:value="170.74" calcext:value-type="float">
            <text:p>170.7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147" calcext:value-type="float">
            <text:p>72.147</text:p>
          </table:table-cell>
          <table:table-cell/>
          <table:table-cell office:value-type="float" office:value="-48.64" calcext:value-type="float">
            <text:p>-48.64</text:p>
          </table:table-cell>
          <table:table-cell office:value-type="float" office:value="72.51" calcext:value-type="float">
            <text:p>72.51</text:p>
          </table:table-cell>
          <table:table-cell office:value-type="float" office:value="1275.91" calcext:value-type="float">
            <text:p>1275.91</text:p>
          </table:table-cell>
          <table:table-cell office:value-type="float" office:value="9.23" calcext:value-type="float">
            <text:p>9.23</text:p>
          </table:table-cell>
          <table:table-cell office:value-type="float" office:value="-11.64" calcext:value-type="float">
            <text:p>-11.64</text:p>
          </table:table-cell>
          <table:table-cell office:value-type="float" office:value="176.69" calcext:value-type="float">
            <text:p>176.69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/>
          <table:table-cell office:value-type="float" office:value="-48.26" calcext:value-type="float">
            <text:p>-48.26</text:p>
          </table:table-cell>
          <table:table-cell office:value-type="float" office:value="72.25" calcext:value-type="float">
            <text:p>72.25</text:p>
          </table:table-cell>
          <table:table-cell office:value-type="float" office:value="1270.79" calcext:value-type="float">
            <text:p>1270.79</text:p>
          </table:table-cell>
          <table:table-cell office:value-type="float" office:value="9.02" calcext:value-type="float">
            <text:p>9.02</text:p>
          </table:table-cell>
          <table:table-cell office:value-type="float" office:value="-10.27" calcext:value-type="float">
            <text:p>-10.27</text:p>
          </table:table-cell>
          <table:table-cell office:value-type="float" office:value="-179.14" calcext:value-type="float">
            <text:p>-179.1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238" calcext:value-type="float">
            <text:p>72.238</text:p>
          </table:table-cell>
          <table:table-cell/>
          <table:table-cell office:value-type="float" office:value="-48.5" calcext:value-type="float">
            <text:p>-48.5</text:p>
          </table:table-cell>
          <table:table-cell office:value-type="float" office:value="72.26" calcext:value-type="float">
            <text:p>72.26</text:p>
          </table:table-cell>
          <table:table-cell office:value-type="float" office:value="1270.84" calcext:value-type="float">
            <text:p>1270.84</text:p>
          </table:table-cell>
          <table:table-cell office:value-type="float" office:value="8.61" calcext:value-type="float">
            <text:p>8.61</text:p>
          </table:table-cell>
          <table:table-cell office:value-type="float" office:value="-5.8" calcext:value-type="float">
            <text:p>-5.8</text:p>
          </table:table-cell>
          <table:table-cell office:value-type="float" office:value="-177.78" calcext:value-type="float">
            <text:p>-177.78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282" calcext:value-type="float">
            <text:p>72.282</text:p>
          </table:table-cell>
          <table:table-cell/>
          <table:table-cell office:value-type="float" office:value="-48.26" calcext:value-type="float">
            <text:p>-48.26</text:p>
          </table:table-cell>
          <table:table-cell office:value-type="float" office:value="72.25" calcext:value-type="float">
            <text:p>72.25</text:p>
          </table:table-cell>
          <table:table-cell office:value-type="float" office:value="1270.79" calcext:value-type="float">
            <text:p>1270.79</text:p>
          </table:table-cell>
          <table:table-cell office:value-type="float" office:value="9.02" calcext:value-type="float">
            <text:p>9.02</text:p>
          </table:table-cell>
          <table:table-cell office:value-type="float" office:value="-10.27" calcext:value-type="float">
            <text:p>-10.27</text:p>
          </table:table-cell>
          <table:table-cell office:value-type="float" office:value="-179.14" calcext:value-type="float">
            <text:p>-179.1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326" calcext:value-type="float">
            <text:p>72.326</text:p>
          </table:table-cell>
          <table:table-cell/>
          <table:table-cell office:value-type="float" office:value="-48.5" calcext:value-type="float">
            <text:p>-48.5</text:p>
          </table:table-cell>
          <table:table-cell office:value-type="float" office:value="72.49" calcext:value-type="float">
            <text:p>72.49</text:p>
          </table:table-cell>
          <table:table-cell office:value-type="float" office:value="1270.91" calcext:value-type="float">
            <text:p>1270.91</text:p>
          </table:table-cell>
          <table:table-cell office:value-type="float" office:value="8.28" calcext:value-type="float">
            <text:p>8.28</text:p>
          </table:table-cell>
          <table:table-cell office:value-type="float" office:value="-6.47" calcext:value-type="float">
            <text:p>-6.47</text:p>
          </table:table-cell>
          <table:table-cell office:value-type="float" office:value="-174.34" calcext:value-type="float">
            <text:p>-174.3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37" calcext:value-type="float">
            <text:p>72.37</text:p>
          </table:table-cell>
          <table:table-cell/>
          <table:table-cell office:value-type="float" office:value="-48.06" calcext:value-type="float">
            <text:p>-48.06</text:p>
          </table:table-cell>
          <table:table-cell office:value-type="float" office:value="72.9" calcext:value-type="float">
            <text:p>72.9</text:p>
          </table:table-cell>
          <table:table-cell office:value-type="float" office:value="1265.8" calcext:value-type="float">
            <text:p>1265.8</text:p>
          </table:table-cell>
          <table:table-cell office:value-type="float" office:value="9.53" calcext:value-type="float">
            <text:p>9.53</text:p>
          </table:table-cell>
          <table:table-cell office:value-type="float" office:value="-10.91" calcext:value-type="float">
            <text:p>-10.91</text:p>
          </table:table-cell>
          <table:table-cell office:value-type="float" office:value="177.12" calcext:value-type="float">
            <text:p>177.1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415" calcext:value-type="float">
            <text:p>72.415</text:p>
          </table:table-cell>
          <table:table-cell/>
          <table:table-cell office:value-type="float" office:value="-47.65" calcext:value-type="float">
            <text:p>-47.65</text:p>
          </table:table-cell>
          <table:table-cell office:value-type="float" office:value="73.97" calcext:value-type="float">
            <text:p>73.97</text:p>
          </table:table-cell>
          <table:table-cell office:value-type="float" office:value="1263.09" calcext:value-type="float">
            <text:p>1263.09</text:p>
          </table:table-cell>
          <table:table-cell office:value-type="float" office:value="8.94" calcext:value-type="float">
            <text:p>8.94</text:p>
          </table:table-cell>
          <table:table-cell office:value-type="float" office:value="-3.73" calcext:value-type="float">
            <text:p>-3.73</text:p>
          </table:table-cell>
          <table:table-cell office:value-type="float" office:value="-173.16" calcext:value-type="float">
            <text:p>-173.16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459" calcext:value-type="float">
            <text:p>72.459</text:p>
          </table:table-cell>
          <table:table-cell/>
          <table:table-cell office:value-type="float" office:value="-46.95" calcext:value-type="float">
            <text:p>-46.95</text:p>
          </table:table-cell>
          <table:table-cell office:value-type="float" office:value="75.35" calcext:value-type="float">
            <text:p>75.35</text:p>
          </table:table-cell>
          <table:table-cell office:value-type="float" office:value="1270.76" calcext:value-type="float">
            <text:p>1270.76</text:p>
          </table:table-cell>
          <table:table-cell office:value-type="float" office:value="8.62" calcext:value-type="float">
            <text:p>8.62</text:p>
          </table:table-cell>
          <table:table-cell office:value-type="float" office:value="-5.77" calcext:value-type="float">
            <text:p>-5.77</text:p>
          </table:table-cell>
          <table:table-cell office:value-type="float" office:value="-177.95" calcext:value-type="float">
            <text:p>-177.95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507" calcext:value-type="float">
            <text:p>72.507</text:p>
          </table:table-cell>
          <table:table-cell/>
          <table:table-cell office:value-type="float" office:value="-45.35" calcext:value-type="float">
            <text:p>-45.35</text:p>
          </table:table-cell>
          <table:table-cell office:value-type="float" office:value="77.05" calcext:value-type="float">
            <text:p>77.05</text:p>
          </table:table-cell>
          <table:table-cell office:value-type="float" office:value="1263.13" calcext:value-type="float">
            <text:p>1263.13</text:p>
          </table:table-cell>
          <table:table-cell office:value-type="float" office:value="8.94" calcext:value-type="float">
            <text:p>8.94</text:p>
          </table:table-cell>
          <table:table-cell office:value-type="float" office:value="-3.62" calcext:value-type="float">
            <text:p>-3.62</text:p>
          </table:table-cell>
          <table:table-cell office:value-type="float" office:value="-173.33" calcext:value-type="float">
            <text:p>-173.33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559" calcext:value-type="float">
            <text:p>72.559</text:p>
          </table:table-cell>
          <table:table-cell/>
          <table:table-cell office:value-type="float" office:value="-41.01" calcext:value-type="float">
            <text:p>-41.01</text:p>
          </table:table-cell>
          <table:table-cell office:value-type="float" office:value="88.14" calcext:value-type="float">
            <text:p>88.14</text:p>
          </table:table-cell>
          <table:table-cell office:value-type="float" office:value="1266.66" calcext:value-type="float">
            <text:p>1266.66</text:p>
          </table:table-cell>
          <table:table-cell office:value-type="float" office:value="9.58" calcext:value-type="float">
            <text:p>9.58</text:p>
          </table:table-cell>
          <table:table-cell office:value-type="float" office:value="-5.4" calcext:value-type="float">
            <text:p>-5.4</text:p>
          </table:table-cell>
          <table:table-cell office:value-type="float" office:value="168.32" calcext:value-type="float">
            <text:p>168.3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605" calcext:value-type="float">
            <text:p>72.605</text:p>
          </table:table-cell>
          <table:table-cell/>
          <table:table-cell office:value-type="float" office:value="-39.84" calcext:value-type="float">
            <text:p>-39.84</text:p>
          </table:table-cell>
          <table:table-cell office:value-type="float" office:value="89.56" calcext:value-type="float">
            <text:p>89.56</text:p>
          </table:table-cell>
          <table:table-cell office:value-type="float" office:value="1255.32" calcext:value-type="float">
            <text:p>1255.32</text:p>
          </table:table-cell>
          <table:table-cell office:value-type="float" office:value="8.94" calcext:value-type="float">
            <text:p>8.94</text:p>
          </table:table-cell>
          <table:table-cell office:value-type="float" office:value="10.06" calcext:value-type="float">
            <text:p>10.06</text:p>
          </table:table-cell>
          <table:table-cell office:value-type="float" office:value="-176.25" calcext:value-type="float">
            <text:p>-176.25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651" calcext:value-type="float">
            <text:p>72.651</text:p>
          </table:table-cell>
          <table:table-cell/>
          <table:table-cell office:value-type="float" office:value="-35.27" calcext:value-type="float">
            <text:p>-35.27</text:p>
          </table:table-cell>
          <table:table-cell office:value-type="float" office:value="97.14" calcext:value-type="float">
            <text:p>97.14</text:p>
          </table:table-cell>
          <table:table-cell office:value-type="float" office:value="1234.63" calcext:value-type="float">
            <text:p>1234.63</text:p>
          </table:table-cell>
          <table:table-cell office:value-type="float" office:value="8.55" calcext:value-type="float">
            <text:p>8.55</text:p>
          </table:table-cell>
          <table:table-cell office:value-type="float" office:value="12.88" calcext:value-type="float">
            <text:p>12.88</text:p>
          </table:table-cell>
          <table:table-cell office:value-type="float" office:value="-176.26" calcext:value-type="float">
            <text:p>-176.26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696" calcext:value-type="float">
            <text:p>72.696</text:p>
          </table:table-cell>
          <table:table-cell/>
          <table:table-cell office:value-type="float" office:value="-34.19" calcext:value-type="float">
            <text:p>-34.19</text:p>
          </table:table-cell>
          <table:table-cell office:value-type="float" office:value="103.17" calcext:value-type="float">
            <text:p>103.17</text:p>
          </table:table-cell>
          <table:table-cell office:value-type="float" office:value="1270.21" calcext:value-type="float">
            <text:p>1270.21</text:p>
          </table:table-cell>
          <table:table-cell office:value-type="float" office:value="9.26" calcext:value-type="float">
            <text:p>9.26</text:p>
          </table:table-cell>
          <table:table-cell office:value-type="float" office:value="-6.32" calcext:value-type="float">
            <text:p>-6.32</text:p>
          </table:table-cell>
          <table:table-cell office:value-type="float" office:value="168.29" calcext:value-type="float">
            <text:p>168.29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742" calcext:value-type="float">
            <text:p>72.742</text:p>
          </table:table-cell>
          <table:table-cell/>
          <table:table-cell office:value-type="float" office:value="-20.13" calcext:value-type="float">
            <text:p>-20.13</text:p>
          </table:table-cell>
          <table:table-cell office:value-type="float" office:value="118.39" calcext:value-type="float">
            <text:p>118.39</text:p>
          </table:table-cell>
          <table:table-cell office:value-type="float" office:value="1231.65" calcext:value-type="float">
            <text:p>1231.65</text:p>
          </table:table-cell>
          <table:table-cell office:value-type="float" office:value="7.17" calcext:value-type="float">
            <text:p>7.17</text:p>
          </table:table-cell>
          <table:table-cell office:value-type="float" office:value="5.15" calcext:value-type="float">
            <text:p>5.15</text:p>
          </table:table-cell>
          <table:table-cell office:value-type="float" office:value="-175.43" calcext:value-type="float">
            <text:p>-175.43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787" calcext:value-type="float">
            <text:p>72.787</text:p>
          </table:table-cell>
          <table:table-cell/>
          <table:table-cell office:value-type="float" office:value="-10.08" calcext:value-type="float">
            <text:p>-10.08</text:p>
          </table:table-cell>
          <table:table-cell office:value-type="float" office:value="124.54" calcext:value-type="float">
            <text:p>124.54</text:p>
          </table:table-cell>
          <table:table-cell office:value-type="float" office:value="1221.21" calcext:value-type="float">
            <text:p>1221.21</text:p>
          </table:table-cell>
          <table:table-cell office:value-type="float" office:value="8.44" calcext:value-type="float">
            <text:p>8.44</text:p>
          </table:table-cell>
          <table:table-cell office:value-type="float" office:value="-16.92" calcext:value-type="float">
            <text:p>-16.92</text:p>
          </table:table-cell>
          <table:table-cell office:value-type="float" office:value="167.77" calcext:value-type="float">
            <text:p>167.77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834" calcext:value-type="float">
            <text:p>72.834</text:p>
          </table:table-cell>
          <table:table-cell/>
          <table:table-cell office:value-type="float" office:value="-5.42" calcext:value-type="float">
            <text:p>-5.42</text:p>
          </table:table-cell>
          <table:table-cell office:value-type="float" office:value="133.13" calcext:value-type="float">
            <text:p>133.13</text:p>
          </table:table-cell>
          <table:table-cell office:value-type="float" office:value="1255.05" calcext:value-type="float">
            <text:p>1255.05</text:p>
          </table:table-cell>
          <table:table-cell office:value-type="float" office:value="6.34" calcext:value-type="float">
            <text:p>6.34</text:p>
          </table:table-cell>
          <table:table-cell office:value-type="float" office:value="8.71" calcext:value-type="float">
            <text:p>8.71</text:p>
          </table:table-cell>
          <table:table-cell office:value-type="float" office:value="-179.48" calcext:value-type="float">
            <text:p>-179.48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882" calcext:value-type="float">
            <text:p>72.882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132.31" calcext:value-type="float">
            <text:p>132.31</text:p>
          </table:table-cell>
          <table:table-cell office:value-type="float" office:value="1203.19" calcext:value-type="float">
            <text:p>1203.19</text:p>
          </table:table-cell>
          <table:table-cell office:value-type="float" office:value="4.89" calcext:value-type="float">
            <text:p>4.89</text:p>
          </table:table-cell>
          <table:table-cell office:value-type="float" office:value="23.92" calcext:value-type="float">
            <text:p>23.92</text:p>
          </table:table-cell>
          <table:table-cell office:value-type="float" office:value="177.02" calcext:value-type="float">
            <text:p>177.0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931" calcext:value-type="float">
            <text:p>72.931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137.62" calcext:value-type="float">
            <text:p>137.62</text:p>
          </table:table-cell>
          <table:table-cell office:value-type="float" office:value="1193.35" calcext:value-type="float">
            <text:p>1193.35</text:p>
          </table:table-cell>
          <table:table-cell office:value-type="float" office:value="5.39" calcext:value-type="float">
            <text:p>5.39</text:p>
          </table:table-cell>
          <table:table-cell office:value-type="float" office:value="21.98" calcext:value-type="float">
            <text:p>21.98</text:p>
          </table:table-cell>
          <table:table-cell office:value-type="float" office:value="174.91" calcext:value-type="float">
            <text:p>174.91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.978" calcext:value-type="float">
            <text:p>72.978</text:p>
          </table:table-cell>
          <table:table-cell/>
          <table:table-cell office:value-type="float" office:value="13.59" calcext:value-type="float">
            <text:p>13.59</text:p>
          </table:table-cell>
          <table:table-cell office:value-type="float" office:value="142.23" calcext:value-type="float">
            <text:p>142.23</text:p>
          </table:table-cell>
          <table:table-cell office:value-type="float" office:value="1185.73" calcext:value-type="float">
            <text:p>1185.73</text:p>
          </table:table-cell>
          <table:table-cell office:value-type="float" office:value="7.23" calcext:value-type="float">
            <text:p>7.23</text:p>
          </table:table-cell>
          <table:table-cell office:value-type="float" office:value="19.13" calcext:value-type="float">
            <text:p>19.13</text:p>
          </table:table-cell>
          <table:table-cell office:value-type="float" office:value="178.75" calcext:value-type="float">
            <text:p>178.75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026" calcext:value-type="float">
            <text:p>73.026</text:p>
          </table:table-cell>
          <table:table-cell/>
          <table:table-cell office:value-type="float" office:value="21.45" calcext:value-type="float">
            <text:p>21.45</text:p>
          </table:table-cell>
          <table:table-cell office:value-type="float" office:value="147.23" calcext:value-type="float">
            <text:p>147.23</text:p>
          </table:table-cell>
          <table:table-cell office:value-type="float" office:value="1185.19" calcext:value-type="float">
            <text:p>1185.19</text:p>
          </table:table-cell>
          <table:table-cell office:value-type="float" office:value="11.66" calcext:value-type="float">
            <text:p>11.66</text:p>
          </table:table-cell>
          <table:table-cell office:value-type="float" office:value="-11.58" calcext:value-type="float">
            <text:p>-11.58</text:p>
          </table:table-cell>
          <table:table-cell office:value-type="float" office:value="169.91" calcext:value-type="float">
            <text:p>169.91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073" calcext:value-type="float">
            <text:p>73.073</text:p>
          </table:table-cell>
          <table:table-cell/>
          <table:table-cell office:value-type="float" office:value="31.13" calcext:value-type="float">
            <text:p>31.13</text:p>
          </table:table-cell>
          <table:table-cell office:value-type="float" office:value="155.21" calcext:value-type="float">
            <text:p>155.21</text:p>
          </table:table-cell>
          <table:table-cell office:value-type="float" office:value="1184.98" calcext:value-type="float">
            <text:p>1184.98</text:p>
          </table:table-cell>
          <table:table-cell office:value-type="float" office:value="8.07" calcext:value-type="float">
            <text:p>8.07</text:p>
          </table:table-cell>
          <table:table-cell office:value-type="float" office:value="18.27" calcext:value-type="float">
            <text:p>18.27</text:p>
          </table:table-cell>
          <table:table-cell office:value-type="float" office:value="174.39" calcext:value-type="float">
            <text:p>174.39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119" calcext:value-type="float">
            <text:p>73.119</text:p>
          </table:table-cell>
          <table:table-cell/>
          <table:table-cell office:value-type="float" office:value="38.52" calcext:value-type="float">
            <text:p>38.52</text:p>
          </table:table-cell>
          <table:table-cell office:value-type="float" office:value="159.12" calcext:value-type="float">
            <text:p>159.12</text:p>
          </table:table-cell>
          <table:table-cell office:value-type="float" office:value="1170.76" calcext:value-type="float">
            <text:p>1170.76</text:p>
          </table:table-cell>
          <table:table-cell office:value-type="float" office:value="11.06" calcext:value-type="float">
            <text:p>11.06</text:p>
          </table:table-cell>
          <table:table-cell office:value-type="float" office:value="-12.44" calcext:value-type="float">
            <text:p>-12.44</text:p>
          </table:table-cell>
          <table:table-cell office:value-type="float" office:value="170.96" calcext:value-type="float">
            <text:p>170.96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165" calcext:value-type="float">
            <text:p>73.165</text:p>
          </table:table-cell>
          <table:table-cell/>
          <table:table-cell office:value-type="float" office:value="45.48" calcext:value-type="float">
            <text:p>45.48</text:p>
          </table:table-cell>
          <table:table-cell office:value-type="float" office:value="166.22" calcext:value-type="float">
            <text:p>166.22</text:p>
          </table:table-cell>
          <table:table-cell office:value-type="float" office:value="1152.69" calcext:value-type="float">
            <text:p>1152.69</text:p>
          </table:table-cell>
          <table:table-cell office:value-type="float" office:value="10.69" calcext:value-type="float">
            <text:p>10.69</text:p>
          </table:table-cell>
          <table:table-cell office:value-type="float" office:value="-10.77" calcext:value-type="float">
            <text:p>-10.77</text:p>
          </table:table-cell>
          <table:table-cell office:value-type="float" office:value="166.45" calcext:value-type="float">
            <text:p>166.45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213" calcext:value-type="float">
            <text:p>73.213</text:p>
          </table:table-cell>
          <table:table-cell/>
          <table:table-cell office:value-type="float" office:value="53.56" calcext:value-type="float">
            <text:p>53.56</text:p>
          </table:table-cell>
          <table:table-cell office:value-type="float" office:value="174.61" calcext:value-type="float">
            <text:p>174.61</text:p>
          </table:table-cell>
          <table:table-cell office:value-type="float" office:value="1149.99" calcext:value-type="float">
            <text:p>1149.99</text:p>
          </table:table-cell>
          <table:table-cell office:value-type="float" office:value="8.23" calcext:value-type="float">
            <text:p>8.23</text:p>
          </table:table-cell>
          <table:table-cell office:value-type="float" office:value="14.58" calcext:value-type="float">
            <text:p>14.58</text:p>
          </table:table-cell>
          <table:table-cell office:value-type="float" office:value="-179.51" calcext:value-type="float">
            <text:p>-179.51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26" calcext:value-type="float">
            <text:p>73.26</text:p>
          </table:table-cell>
          <table:table-cell/>
          <table:table-cell office:value-type="float" office:value="59.76" calcext:value-type="float">
            <text:p>59.76</text:p>
          </table:table-cell>
          <table:table-cell office:value-type="float" office:value="181.37" calcext:value-type="float">
            <text:p>181.37</text:p>
          </table:table-cell>
          <table:table-cell office:value-type="float" office:value="1151.42" calcext:value-type="float">
            <text:p>1151.42</text:p>
          </table:table-cell>
          <table:table-cell office:value-type="float" office:value="7.55" calcext:value-type="float">
            <text:p>7.55</text:p>
          </table:table-cell>
          <table:table-cell office:value-type="float" office:value="16.63" calcext:value-type="float">
            <text:p>16.6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307" calcext:value-type="float">
            <text:p>73.307</text:p>
          </table:table-cell>
          <table:table-cell/>
          <table:table-cell office:value-type="float" office:value="66.08" calcext:value-type="float">
            <text:p>66.08</text:p>
          </table:table-cell>
          <table:table-cell office:value-type="float" office:value="186.49" calcext:value-type="float">
            <text:p>186.49</text:p>
          </table:table-cell>
          <table:table-cell office:value-type="float" office:value="1138.94" calcext:value-type="float">
            <text:p>1138.94</text:p>
          </table:table-cell>
          <table:table-cell office:value-type="float" office:value="9.23" calcext:value-type="float">
            <text:p>9.23</text:p>
          </table:table-cell>
          <table:table-cell office:value-type="float" office:value="15" calcext:value-type="float">
            <text:p>15</text:p>
          </table:table-cell>
          <table:table-cell office:value-type="float" office:value="-179.96" calcext:value-type="float">
            <text:p>-179.96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355" calcext:value-type="float">
            <text:p>73.355</text:p>
          </table:table-cell>
          <table:table-cell/>
          <table:table-cell office:value-type="float" office:value="71.77" calcext:value-type="float">
            <text:p>71.77</text:p>
          </table:table-cell>
          <table:table-cell office:value-type="float" office:value="192.25" calcext:value-type="float">
            <text:p>192.25</text:p>
          </table:table-cell>
          <table:table-cell office:value-type="float" office:value="1135.52" calcext:value-type="float">
            <text:p>1135.52</text:p>
          </table:table-cell>
          <table:table-cell office:value-type="float" office:value="9.88" calcext:value-type="float">
            <text:p>9.88</text:p>
          </table:table-cell>
          <table:table-cell office:value-type="float" office:value="15.97" calcext:value-type="float">
            <text:p>15.97</text:p>
          </table:table-cell>
          <table:table-cell office:value-type="float" office:value="179.56" calcext:value-type="float">
            <text:p>179.56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401" calcext:value-type="float">
            <text:p>73.401</text:p>
          </table:table-cell>
          <table:table-cell/>
          <table:table-cell office:value-type="float" office:value="77.08" calcext:value-type="float">
            <text:p>77.08</text:p>
          </table:table-cell>
          <table:table-cell office:value-type="float" office:value="200.56" calcext:value-type="float">
            <text:p>200.56</text:p>
          </table:table-cell>
          <table:table-cell office:value-type="float" office:value="1136.31" calcext:value-type="float">
            <text:p>1136.31</text:p>
          </table:table-cell>
          <table:table-cell office:value-type="float" office:value="15.05" calcext:value-type="float">
            <text:p>15.05</text:p>
          </table:table-cell>
          <table:table-cell office:value-type="float" office:value="-4.12" calcext:value-type="float">
            <text:p>-4.12</text:p>
          </table:table-cell>
          <table:table-cell office:value-type="float" office:value="163.22" calcext:value-type="float">
            <text:p>163.2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448" calcext:value-type="float">
            <text:p>73.448</text:p>
          </table:table-cell>
          <table:table-cell/>
          <table:table-cell office:value-type="float" office:value="77.66" calcext:value-type="float">
            <text:p>77.66</text:p>
          </table:table-cell>
          <table:table-cell office:value-type="float" office:value="208.01" calcext:value-type="float">
            <text:p>208.01</text:p>
          </table:table-cell>
          <table:table-cell office:value-type="float" office:value="1125.64" calcext:value-type="float">
            <text:p>1125.64</text:p>
          </table:table-cell>
          <table:table-cell office:value-type="float" office:value="12.51" calcext:value-type="float">
            <text:p>12.51</text:p>
          </table:table-cell>
          <table:table-cell office:value-type="float" office:value="19.55" calcext:value-type="float">
            <text:p>19.55</text:p>
          </table:table-cell>
          <table:table-cell office:value-type="float" office:value="177.62" calcext:value-type="float">
            <text:p>177.6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493" calcext:value-type="float">
            <text:p>73.493</text:p>
          </table:table-cell>
          <table:table-cell/>
          <table:table-cell office:value-type="float" office:value="76.51" calcext:value-type="float">
            <text:p>76.51</text:p>
          </table:table-cell>
          <table:table-cell office:value-type="float" office:value="212.39" calcext:value-type="float">
            <text:p>212.39</text:p>
          </table:table-cell>
          <table:table-cell office:value-type="float" office:value="1128.26" calcext:value-type="float">
            <text:p>1128.26</text:p>
          </table:table-cell>
          <table:table-cell office:value-type="float" office:value="14.16" calcext:value-type="float">
            <text:p>14.16</text:p>
          </table:table-cell>
          <table:table-cell office:value-type="float" office:value="12.87" calcext:value-type="float">
            <text:p>12.87</text:p>
          </table:table-cell>
          <table:table-cell office:value-type="float" office:value="-179.01" calcext:value-type="float">
            <text:p>-179.01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54" calcext:value-type="float">
            <text:p>73.54</text:p>
          </table:table-cell>
          <table:table-cell/>
          <table:table-cell office:value-type="float" office:value="74.39" calcext:value-type="float">
            <text:p>74.39</text:p>
          </table:table-cell>
          <table:table-cell office:value-type="float" office:value="214.03" calcext:value-type="float">
            <text:p>214.03</text:p>
          </table:table-cell>
          <table:table-cell office:value-type="float" office:value="1127.66" calcext:value-type="float">
            <text:p>1127.66</text:p>
          </table:table-cell>
          <table:table-cell office:value-type="float" office:value="14.08" calcext:value-type="float">
            <text:p>14.08</text:p>
          </table:table-cell>
          <table:table-cell office:value-type="float" office:value="13.43" calcext:value-type="float">
            <text:p>13.43</text:p>
          </table:table-cell>
          <table:table-cell office:value-type="float" office:value="-179.34" calcext:value-type="float">
            <text:p>-179.3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587" calcext:value-type="float">
            <text:p>73.587</text:p>
          </table:table-cell>
          <table:table-cell/>
          <table:table-cell office:value-type="float" office:value="67.69" calcext:value-type="float">
            <text:p>67.69</text:p>
          </table:table-cell>
          <table:table-cell office:value-type="float" office:value="215.71" calcext:value-type="float">
            <text:p>215.71</text:p>
          </table:table-cell>
          <table:table-cell office:value-type="float" office:value="1114.58" calcext:value-type="float">
            <text:p>1114.58</text:p>
          </table:table-cell>
          <table:table-cell office:value-type="float" office:value="13.33" calcext:value-type="float">
            <text:p>13.33</text:p>
          </table:table-cell>
          <table:table-cell office:value-type="float" office:value="16.81" calcext:value-type="float">
            <text:p>16.81</text:p>
          </table:table-cell>
          <table:table-cell office:value-type="float" office:value="-178.85" calcext:value-type="float">
            <text:p>-178.85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643" calcext:value-type="float">
            <text:p>73.643</text:p>
          </table:table-cell>
          <table:table-cell/>
          <table:table-cell office:value-type="float" office:value="49.02" calcext:value-type="float">
            <text:p>49.02</text:p>
          </table:table-cell>
          <table:table-cell office:value-type="float" office:value="225.44" calcext:value-type="float">
            <text:p>225.44</text:p>
          </table:table-cell>
          <table:table-cell office:value-type="float" office:value="1114.29" calcext:value-type="float">
            <text:p>1114.29</text:p>
          </table:table-cell>
          <table:table-cell office:value-type="float" office:value="17.1" calcext:value-type="float">
            <text:p>17.1</text:p>
          </table:table-cell>
          <table:table-cell office:value-type="float" office:value="19.67" calcext:value-type="float">
            <text:p>19.67</text:p>
          </table:table-cell>
          <table:table-cell office:value-type="float" office:value="-171.31" calcext:value-type="float">
            <text:p>-171.31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697" calcext:value-type="float">
            <text:p>73.697</text:p>
          </table:table-cell>
          <table:table-cell/>
          <table:table-cell office:value-type="float" office:value="32.24" calcext:value-type="float">
            <text:p>32.24</text:p>
          </table:table-cell>
          <table:table-cell office:value-type="float" office:value="231.58" calcext:value-type="float">
            <text:p>231.58</text:p>
          </table:table-cell>
          <table:table-cell office:value-type="float" office:value="1102.64" calcext:value-type="float">
            <text:p>1102.64</text:p>
          </table:table-cell>
          <table:table-cell office:value-type="float" office:value="19.03" calcext:value-type="float">
            <text:p>19.03</text:p>
          </table:table-cell>
          <table:table-cell office:value-type="float" office:value="18.48" calcext:value-type="float">
            <text:p>18.48</text:p>
          </table:table-cell>
          <table:table-cell office:value-type="float" office:value="-167.57" calcext:value-type="float">
            <text:p>-167.57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744" calcext:value-type="float">
            <text:p>73.744</text:p>
          </table:table-cell>
          <table:table-cell/>
          <table:table-cell office:value-type="float" office:value="22.83" calcext:value-type="float">
            <text:p>22.83</text:p>
          </table:table-cell>
          <table:table-cell office:value-type="float" office:value="231.03" calcext:value-type="float">
            <text:p>231.03</text:p>
          </table:table-cell>
          <table:table-cell office:value-type="float" office:value="1082.98" calcext:value-type="float">
            <text:p>1082.98</text:p>
          </table:table-cell>
          <table:table-cell office:value-type="float" office:value="23.96" calcext:value-type="float">
            <text:p>23.96</text:p>
          </table:table-cell>
          <table:table-cell office:value-type="float" office:value="-4.42" calcext:value-type="float">
            <text:p>-4.42</text:p>
          </table:table-cell>
          <table:table-cell office:value-type="float" office:value="139.53" calcext:value-type="float">
            <text:p>139.53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79" calcext:value-type="float">
            <text:p>73.79</text:p>
          </table:table-cell>
          <table:table-cell/>
          <table:table-cell office:value-type="float" office:value="-22.19" calcext:value-type="float">
            <text:p>-22.19</text:p>
          </table:table-cell>
          <table:table-cell office:value-type="float" office:value="241.33" calcext:value-type="float">
            <text:p>241.33</text:p>
          </table:table-cell>
          <table:table-cell office:value-type="float" office:value="1056.07" calcext:value-type="float">
            <text:p>1056.07</text:p>
          </table:table-cell>
          <table:table-cell office:value-type="float" office:value="24.09" calcext:value-type="float">
            <text:p>24.09</text:p>
          </table:table-cell>
          <table:table-cell office:value-type="float" office:value="13.56" calcext:value-type="float">
            <text:p>13.56</text:p>
          </table:table-cell>
          <table:table-cell office:value-type="float" office:value="-152.34" calcext:value-type="float">
            <text:p>-152.3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84" calcext:value-type="float">
            <text:p>73.84</text:p>
          </table:table-cell>
          <table:table-cell/>
          <table:table-cell office:value-type="float" office:value="-61.23" calcext:value-type="float">
            <text:p>-61.23</text:p>
          </table:table-cell>
          <table:table-cell office:value-type="float" office:value="244.14" calcext:value-type="float">
            <text:p>244.14</text:p>
          </table:table-cell>
          <table:table-cell office:value-type="float" office:value="1022.52" calcext:value-type="float">
            <text:p>1022.52</text:p>
          </table:table-cell>
          <table:table-cell office:value-type="float" office:value="24.34" calcext:value-type="float">
            <text:p>24.34</text:p>
          </table:table-cell>
          <table:table-cell office:value-type="float" office:value="12.51" calcext:value-type="float">
            <text:p>12.51</text:p>
          </table:table-cell>
          <table:table-cell office:value-type="float" office:value="-143.23" calcext:value-type="float">
            <text:p>-143.23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887" calcext:value-type="float">
            <text:p>73.887</text:p>
          </table:table-cell>
          <table:table-cell/>
          <table:table-cell office:value-type="float" office:value="-86.25" calcext:value-type="float">
            <text:p>-86.25</text:p>
          </table:table-cell>
          <table:table-cell office:value-type="float" office:value="240.44" calcext:value-type="float">
            <text:p>240.44</text:p>
          </table:table-cell>
          <table:table-cell office:value-type="float" office:value="985.01" calcext:value-type="float">
            <text:p>985.01</text:p>
          </table:table-cell>
          <table:table-cell office:value-type="float" office:value="25.35" calcext:value-type="float">
            <text:p>25.35</text:p>
          </table:table-cell>
          <table:table-cell office:value-type="float" office:value="13.52" calcext:value-type="float">
            <text:p>13.52</text:p>
          </table:table-cell>
          <table:table-cell office:value-type="float" office:value="-138.32" calcext:value-type="float">
            <text:p>-138.3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934" calcext:value-type="float">
            <text:p>73.934</text:p>
          </table:table-cell>
          <table:table-cell/>
          <table:table-cell office:value-type="float" office:value="-118.59" calcext:value-type="float">
            <text:p>-118.59</text:p>
          </table:table-cell>
          <table:table-cell office:value-type="float" office:value="240.23" calcext:value-type="float">
            <text:p>240.23</text:p>
          </table:table-cell>
          <table:table-cell office:value-type="float" office:value="966.83" calcext:value-type="float">
            <text:p>966.83</text:p>
          </table:table-cell>
          <table:table-cell office:value-type="float" office:value="24.06" calcext:value-type="float">
            <text:p>24.06</text:p>
          </table:table-cell>
          <table:table-cell office:value-type="float" office:value="14.78" calcext:value-type="float">
            <text:p>14.78</text:p>
          </table:table-cell>
          <table:table-cell office:value-type="float" office:value="-135.39" calcext:value-type="float">
            <text:p>-135.39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.979" calcext:value-type="float">
            <text:p>73.979</text:p>
          </table:table-cell>
          <table:table-cell/>
          <table:table-cell office:value-type="float" office:value="-137.76" calcext:value-type="float">
            <text:p>-137.76</text:p>
          </table:table-cell>
          <table:table-cell office:value-type="float" office:value="240.25" calcext:value-type="float">
            <text:p>240.25</text:p>
          </table:table-cell>
          <table:table-cell office:value-type="float" office:value="954.88" calcext:value-type="float">
            <text:p>954.88</text:p>
          </table:table-cell>
          <table:table-cell office:value-type="float" office:value="24.96" calcext:value-type="float">
            <text:p>24.96</text:p>
          </table:table-cell>
          <table:table-cell office:value-type="float" office:value="16.21" calcext:value-type="float">
            <text:p>16.21</text:p>
          </table:table-cell>
          <table:table-cell office:value-type="float" office:value="-133.62" calcext:value-type="float">
            <text:p>-133.6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.112" calcext:value-type="float">
            <text:p>74.112</text:p>
          </table:table-cell>
          <table:table-cell/>
          <table:table-cell office:value-type="float" office:value="-206.17" calcext:value-type="float">
            <text:p>-206.17</text:p>
          </table:table-cell>
          <table:table-cell office:value-type="float" office:value="238.73" calcext:value-type="float">
            <text:p>238.73</text:p>
          </table:table-cell>
          <table:table-cell office:value-type="float" office:value="895.14" calcext:value-type="float">
            <text:p>895.14</text:p>
          </table:table-cell>
          <table:table-cell office:value-type="float" office:value="35.67" calcext:value-type="float">
            <text:p>35.67</text:p>
          </table:table-cell>
          <table:table-cell office:value-type="float" office:value="21.73" calcext:value-type="float">
            <text:p>21.73</text:p>
          </table:table-cell>
          <table:table-cell office:value-type="float" office:value="-129.7" calcext:value-type="float">
            <text:p>-129.7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.201" calcext:value-type="float">
            <text:p>74.201</text:p>
          </table:table-cell>
          <table:table-cell/>
          <table:table-cell office:value-type="float" office:value="-217.77" calcext:value-type="float">
            <text:p>-217.77</text:p>
          </table:table-cell>
          <table:table-cell office:value-type="float" office:value="223.77" calcext:value-type="float">
            <text:p>223.77</text:p>
          </table:table-cell>
          <table:table-cell office:value-type="float" office:value="860.13" calcext:value-type="float">
            <text:p>860.13</text:p>
          </table:table-cell>
          <table:table-cell office:value-type="float" office:value="45.32" calcext:value-type="float">
            <text:p>45.32</text:p>
          </table:table-cell>
          <table:table-cell office:value-type="float" office:value="28.43" calcext:value-type="float">
            <text:p>28.43</text:p>
          </table:table-cell>
          <table:table-cell office:value-type="float" office:value="-132.41" calcext:value-type="float">
            <text:p>-132.41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.248" calcext:value-type="float">
            <text:p>74.248</text:p>
          </table:table-cell>
          <table:table-cell/>
          <table:table-cell office:value-type="float" office:value="-227.71" calcext:value-type="float">
            <text:p>-227.71</text:p>
          </table:table-cell>
          <table:table-cell office:value-type="float" office:value="218.32" calcext:value-type="float">
            <text:p>218.32</text:p>
          </table:table-cell>
          <table:table-cell office:value-type="float" office:value="823.52" calcext:value-type="float">
            <text:p>823.52</text:p>
          </table:table-cell>
          <table:table-cell office:value-type="float" office:value="45.84" calcext:value-type="float">
            <text:p>45.84</text:p>
          </table:table-cell>
          <table:table-cell office:value-type="float" office:value="28.88" calcext:value-type="float">
            <text:p>28.88</text:p>
          </table:table-cell>
          <table:table-cell office:value-type="float" office:value="-139.94" calcext:value-type="float">
            <text:p>-139.9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.293" calcext:value-type="float">
            <text:p>74.293</text:p>
          </table:table-cell>
          <table:table-cell/>
          <table:table-cell office:value-type="float" office:value="-232.09" calcext:value-type="float">
            <text:p>-232.09</text:p>
          </table:table-cell>
          <table:table-cell office:value-type="float" office:value="219.02" calcext:value-type="float">
            <text:p>219.02</text:p>
          </table:table-cell>
          <table:table-cell office:value-type="float" office:value="788.97" calcext:value-type="float">
            <text:p>788.97</text:p>
          </table:table-cell>
          <table:table-cell office:value-type="float" office:value="47.59" calcext:value-type="float">
            <text:p>47.59</text:p>
          </table:table-cell>
          <table:table-cell office:value-type="float" office:value="29.36" calcext:value-type="float">
            <text:p>29.36</text:p>
          </table:table-cell>
          <table:table-cell office:value-type="float" office:value="-143.13" calcext:value-type="float">
            <text:p>-143.13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.338" calcext:value-type="float">
            <text:p>74.338</text:p>
          </table:table-cell>
          <table:table-cell/>
          <table:table-cell office:value-type="float" office:value="-232.6" calcext:value-type="float">
            <text:p>-232.6</text:p>
          </table:table-cell>
          <table:table-cell office:value-type="float" office:value="219.79" calcext:value-type="float">
            <text:p>219.79</text:p>
          </table:table-cell>
          <table:table-cell office:value-type="float" office:value="768.33" calcext:value-type="float">
            <text:p>768.33</text:p>
          </table:table-cell>
          <table:table-cell office:value-type="float" office:value="49.88" calcext:value-type="float">
            <text:p>49.88</text:p>
          </table:table-cell>
          <table:table-cell office:value-type="float" office:value="30.78" calcext:value-type="float">
            <text:p>30.78</text:p>
          </table:table-cell>
          <table:table-cell office:value-type="float" office:value="-143.14" calcext:value-type="float">
            <text:p>-143.14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.383" calcext:value-type="float">
            <text:p>74.383</text:p>
          </table:table-cell>
          <table:table-cell/>
          <table:table-cell office:value-type="float" office:value="-232.72" calcext:value-type="float">
            <text:p>-232.72</text:p>
          </table:table-cell>
          <table:table-cell office:value-type="float" office:value="221.77" calcext:value-type="float">
            <text:p>221.77</text:p>
          </table:table-cell>
          <table:table-cell office:value-type="float" office:value="752.03" calcext:value-type="float">
            <text:p>752.03</text:p>
          </table:table-cell>
          <table:table-cell office:value-type="float" office:value="51.84" calcext:value-type="float">
            <text:p>51.84</text:p>
          </table:table-cell>
          <table:table-cell office:value-type="float" office:value="32.3" calcext:value-type="float">
            <text:p>32.3</text:p>
          </table:table-cell>
          <table:table-cell office:value-type="float" office:value="-143.41" calcext:value-type="float">
            <text:p>-143.41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.427" calcext:value-type="float">
            <text:p>74.427</text:p>
          </table:table-cell>
          <table:table-cell/>
          <table:table-cell office:value-type="float" office:value="-228.49" calcext:value-type="float">
            <text:p>-228.49</text:p>
          </table:table-cell>
          <table:table-cell office:value-type="float" office:value="223.46" calcext:value-type="float">
            <text:p>223.46</text:p>
          </table:table-cell>
          <table:table-cell office:value-type="float" office:value="715.99" calcext:value-type="float">
            <text:p>715.99</text:p>
          </table:table-cell>
          <table:table-cell office:value-type="float" office:value="52.73" calcext:value-type="float">
            <text:p>52.73</text:p>
          </table:table-cell>
          <table:table-cell office:value-type="float" office:value="36.43" calcext:value-type="float">
            <text:p>36.43</text:p>
          </table:table-cell>
          <table:table-cell office:value-type="float" office:value="-146.02" calcext:value-type="float">
            <text:p>-146.0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.471" calcext:value-type="float">
            <text:p>74.471</text:p>
          </table:table-cell>
          <table:table-cell/>
          <table:table-cell office:value-type="float" office:value="-222.3" calcext:value-type="float">
            <text:p>-222.3</text:p>
          </table:table-cell>
          <table:table-cell office:value-type="float" office:value="223.69" calcext:value-type="float">
            <text:p>223.69</text:p>
          </table:table-cell>
          <table:table-cell office:value-type="float" office:value="686.74" calcext:value-type="float">
            <text:p>686.74</text:p>
          </table:table-cell>
          <table:table-cell office:value-type="float" office:value="51.55" calcext:value-type="float">
            <text:p>51.55</text:p>
          </table:table-cell>
          <table:table-cell office:value-type="float" office:value="37.51" calcext:value-type="float">
            <text:p>37.51</text:p>
          </table:table-cell>
          <table:table-cell office:value-type="float" office:value="-150.85" calcext:value-type="float">
            <text:p>-150.85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.516" calcext:value-type="float">
            <text:p>77.516</text:p>
          </table:table-cell>
          <table:table-cell/>
          <table:table-cell office:value-type="float" office:value="396.94" calcext:value-type="float">
            <text:p>396.94</text:p>
          </table:table-cell>
          <table:table-cell office:value-type="float" office:value="624.71" calcext:value-type="float">
            <text:p>624.71</text:p>
          </table:table-cell>
          <table:table-cell office:value-type="float" office:value="2416.03" calcext:value-type="float">
            <text:p>2416.03</text:p>
          </table:table-cell>
          <table:table-cell office:value-type="float" office:value="4.92" calcext:value-type="float">
            <text:p>4.92</text:p>
          </table:table-cell>
          <table:table-cell office:value-type="float" office:value="8.81" calcext:value-type="float">
            <text:p>8.81</text:p>
          </table:table-cell>
          <table:table-cell office:value-type="float" office:value="-126.17" calcext:value-type="float">
            <text:p>-126.17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.702" calcext:value-type="float">
            <text:p>77.702</text:p>
          </table:table-cell>
          <table:table-cell/>
          <table:table-cell office:value-type="float" office:value="430.42" calcext:value-type="float">
            <text:p>430.42</text:p>
          </table:table-cell>
          <table:table-cell office:value-type="float" office:value="682.47" calcext:value-type="float">
            <text:p>682.47</text:p>
          </table:table-cell>
          <table:table-cell office:value-type="float" office:value="2639.46" calcext:value-type="float">
            <text:p>2639.46</text:p>
          </table:table-cell>
          <table:table-cell office:value-type="float" office:value="6" calcext:value-type="float">
            <text:p>6</text:p>
          </table:table-cell>
          <table:table-cell office:value-type="float" office:value="7.05" calcext:value-type="float">
            <text:p>7.05</text:p>
          </table:table-cell>
          <table:table-cell office:value-type="float" office:value="-128.5" calcext:value-type="float">
            <text:p>-128.5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.845" calcext:value-type="float">
            <text:p>77.845</text:p>
          </table:table-cell>
          <table:table-cell/>
          <table:table-cell office:value-type="float" office:value="412.83" calcext:value-type="float">
            <text:p>412.83</text:p>
          </table:table-cell>
          <table:table-cell office:value-type="float" office:value="652.36" calcext:value-type="float">
            <text:p>652.36</text:p>
          </table:table-cell>
          <table:table-cell office:value-type="float" office:value="2524.51" calcext:value-type="float">
            <text:p>2524.51</text:p>
          </table:table-cell>
          <table:table-cell office:value-type="float" office:value="4.69" calcext:value-type="float">
            <text:p>4.69</text:p>
          </table:table-cell>
          <table:table-cell office:value-type="float" office:value="7.33" calcext:value-type="float">
            <text:p>7.33</text:p>
          </table:table-cell>
          <table:table-cell office:value-type="float" office:value="-126.42" calcext:value-type="float">
            <text:p>-126.42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.958" calcext:value-type="float">
            <text:p>77.958</text:p>
          </table:table-cell>
          <table:table-cell/>
          <table:table-cell office:value-type="float" office:value="438.78" calcext:value-type="float">
            <text:p>438.78</text:p>
          </table:table-cell>
          <table:table-cell office:value-type="float" office:value="694.18" calcext:value-type="float">
            <text:p>694.18</text:p>
          </table:table-cell>
          <table:table-cell office:value-type="float" office:value="2683.15" calcext:value-type="float">
            <text:p>2683.15</text:p>
          </table:table-cell>
          <table:table-cell office:value-type="float" office:value="5.56" calcext:value-type="float">
            <text:p>5.56</text:p>
          </table:table-cell>
          <table:table-cell office:value-type="float" office:value="5.4" calcext:value-type="float">
            <text:p>5.4</text:p>
          </table:table-cell>
          <table:table-cell office:value-type="float" office:value="-128.11" calcext:value-type="float">
            <text:p>-128.11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float" office:value="555" calcext:value-type="float">
            <text:p>555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7095" meta:object-count="0"/>
    <meta:generator>LibreOffice/7.4.7.2$Linux_AARCH64 LibreOffice_project/40$Build-2</meta:generator>
  </office:meta>
</office:document-meta>
</file>